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639.6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ata_5f_entrenad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00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00ff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_entrenada"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table-cell table:style-name="ce1" office:value-type="string" calcext:value-type="string">
            <text:p>feedback</text:p>
          </table:table-cell>
          <table:table-cell table:style-name="ce1" office:value-type="string" calcext:value-type="string">
            <text:p>codigo</text:p>
          </table:table-cell>
          <table:table-cell table:style-name="ce1" office:value-type="string" calcext:value-type="string">
            <text:p>polaridad</text:p>
          </table:table-cell>
          <table:table-cell table:number-columns-repeated="1020"/>
        </table:table-row>
        <table:table-row table:style-name="ro1">
          <table:table-cell table:style-name="ce1" office:value-type="float" office:value="624927" calcext:value-type="float">
            <text:p>624927</text:p>
          </table:table-cell>
          <table:table-cell table:style-name="ce1" office:value-type="string" calcext:value-type="string">
            <text:p>muy bien elaborada, se podría incluir ciertos detalles previos a embotellar el vino para obtener un vino mas limpio</text:p>
          </table:table-cell>
          <table:table-cell table:style-name="ce1" office:value-type="float" office:value="624927" calcext:value-type="float">
            <text:p>6249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3337" calcext:value-type="float">
            <text:p>543337</text:p>
          </table:table-cell>
          <table:table-cell table:style-name="ce1" office:value-type="string" calcext:value-type="string">
            <text:p>La información es ordenada y precisa pero recomendaría resumirla buscando contenido mas preciso</text:p>
          </table:table-cell>
          <table:table-cell table:style-name="ce1" office:value-type="float" office:value="543337" calcext:value-type="float">
            <text:p>5433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4284" calcext:value-type="float">
            <text:p>614284</text:p>
          </table:table-cell>
          <table:table-cell table:style-name="ce1" office:value-type="string" calcext:value-type="string">
            <text:p>Excelente aporte</text:p>
          </table:table-cell>
          <table:table-cell table:style-name="ce1" office:value-type="float" office:value="614284" calcext:value-type="float">
            <text:p>6142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6130" calcext:value-type="float">
            <text:p>296130</text:p>
          </table:table-cell>
          <table:table-cell table:style-name="ce1" office:value-type="string" calcext:value-type="string">
            <text:p>En la respuesta que le he puesto 3, ha sido porque el significado de su oración no es la correcta, por lo tanto da ha entender algo erróneo. </text:p>
          </table:table-cell>
          <table:table-cell table:style-name="ce1" office:value-type="float" office:value="296130" calcext:value-type="float">
            <text:p>29613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55037" calcext:value-type="float">
            <text:p>555037</text:p>
          </table:table-cell>
          <table:table-cell table:style-name="ce1" office:value-type="string" calcext:value-type="string">
            <text:p>Conciso, excelente</text:p>
          </table:table-cell>
          <table:table-cell table:style-name="ce1" office:value-type="float" office:value="555037" calcext:value-type="float">
            <text:p>5550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0957" calcext:value-type="float">
            <text:p>520957</text:p>
          </table:table-cell>
          <table:table-cell table:style-name="ce1" office:value-type="string" calcext:value-type="string">
            <text:p>Excelente</text:p>
          </table:table-cell>
          <table:table-cell table:style-name="ce1" office:value-type="float" office:value="520957" calcext:value-type="float">
            <text:p>5209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9002" calcext:value-type="float">
            <text:p>99002</text:p>
          </table:table-cell>
          <table:table-cell table:style-name="ce1" office:value-type="string" calcext:value-type="string">
            <text:p>Buen trabajo</text:p>
          </table:table-cell>
          <table:table-cell table:style-name="ce1" office:value-type="float" office:value="99002" calcext:value-type="float">
            <text:p>990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5238" calcext:value-type="float">
            <text:p>105238</text:p>
          </table:table-cell>
          <table:table-cell table:style-name="ce1" office:value-type="string" calcext:value-type="string">
            <text:p>No esta completa la actividad no hay la imagen de la sopa de letras</text:p>
          </table:table-cell>
          <table:table-cell table:style-name="ce1" office:value-type="float" office:value="105238" calcext:value-type="float">
            <text:p>10523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17241" calcext:value-type="float">
            <text:p>417241</text:p>
          </table:table-cell>
          <table:table-cell table:style-name="ce1" office:value-type="string" calcext:value-type="string">
            <text:p>Cumple con lo requerido</text:p>
          </table:table-cell>
          <table:table-cell table:style-name="ce1" office:value-type="float" office:value="417241" calcext:value-type="float">
            <text:p>4172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7289" calcext:value-type="float">
            <text:p>327289</text:p>
          </table:table-cell>
          <table:table-cell table:style-name="ce1" office:value-type="string" calcext:value-type="string">
            <text:p>Good</text:p>
          </table:table-cell>
          <table:table-cell table:style-name="ce1" office:value-type="float" office:value="327289" calcext:value-type="float">
            <text:p>32728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5376" calcext:value-type="float">
            <text:p>225376</text:p>
          </table:table-cell>
          <table:table-cell table:style-name="ce1" office:value-type="string" calcext:value-type="string">
            <text:p>Debió seguir las instrucciones del docente y subir el ensayo <text:s/>en formato jpg y en la sección de respuesta solo debía ir el titulo del ensayo no todo el texto en si. Además sobrepasa el limite de palabras estipuladas ya que consta con 236. La imagen no refleja la relación entre el recurso del suelo y la carrera de ingeniería ambiental. Por ultimo las dos referencias utilizadas solo hablan de las ventajas de estudiar Ingeniería ambiental mas no la relación entre el suelo y dicha carrera.</text:p>
          </table:table-cell>
          <table:table-cell table:style-name="ce1" office:value-type="float" office:value="225376" calcext:value-type="float">
            <text:p>22537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43955" calcext:value-type="float">
            <text:p>643955</text:p>
          </table:table-cell>
          <table:table-cell table:style-name="ce1" office:value-type="string" calcext:value-type="string">
            <text:p>Podria mejor graficamente y ser mas facil de leer para un futuro</text:p>
          </table:table-cell>
          <table:table-cell table:style-name="ce1" office:value-type="float" office:value="643955" calcext:value-type="float">
            <text:p>64395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86989" calcext:value-type="float">
            <text:p>186989</text:p>
          </table:table-cell>
          <table:table-cell table:style-name="ce1" office:value-type="string" calcext:value-type="string">
            <text:p>No puedo calificar porque la imagen no corresponde, la persona se equivocó al subir. </text:p>
          </table:table-cell>
          <table:table-cell table:style-name="ce1" office:value-type="float" office:value="186989" calcext:value-type="float">
            <text:p>18698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88267" calcext:value-type="float">
            <text:p>488267</text:p>
          </table:table-cell>
          <table:table-cell table:style-name="ce1" office:value-type="string" calcext:value-type="string">
            <text:p>me gustó el video, solo un consejo las escenas del inicio hubiese sido mejor con una velocidad de 110 % para que se vea mejor</text:p>
          </table:table-cell>
          <table:table-cell table:style-name="ce1" office:value-type="float" office:value="488267" calcext:value-type="float">
            <text:p>4882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7590" calcext:value-type="float">
            <text:p>457590</text:p>
          </table:table-cell>
          <table:table-cell table:style-name="ce1" office:value-type="string" calcext:value-type="string">
            <text:p>MUY BIEN.</text:p>
          </table:table-cell>
          <table:table-cell table:style-name="ce1" office:value-type="float" office:value="457590" calcext:value-type="float">
            <text:p>4575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9643" calcext:value-type="float">
            <text:p>289643</text:p>
          </table:table-cell>
          <table:table-cell table:style-name="ce1" office:value-type="string" calcext:value-type="string">
            <text:p>Feliclitaciones el oregano es muy bueno.</text:p>
          </table:table-cell>
          <table:table-cell table:style-name="ce1" office:value-type="float" office:value="289643" calcext:value-type="float">
            <text:p>2896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9966" calcext:value-type="float">
            <text:p>529966</text:p>
          </table:table-cell>
          <table:table-cell table:style-name="ce1" office:value-type="string" calcext:value-type="string">
            <text:p>Excelente!</text:p>
          </table:table-cell>
          <table:table-cell table:style-name="ce1" office:value-type="float" office:value="529966" calcext:value-type="float">
            <text:p>5299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0888" calcext:value-type="float">
            <text:p>620888</text:p>
          </table:table-cell>
          <table:table-cell table:style-name="ce1" office:value-type="string" calcext:value-type="string">
            <text:p>Buen trabajo!</text:p>
          </table:table-cell>
          <table:table-cell table:style-name="ce1" office:value-type="float" office:value="620888" calcext:value-type="float">
            <text:p>62088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901" calcext:value-type="float">
            <text:p>60901</text:p>
          </table:table-cell>
          <table:table-cell table:style-name="ce1" office:value-type="string" calcext:value-type="string">
            <text:p>no hay archivo o no se abre</text:p>
          </table:table-cell>
          <table:table-cell table:style-name="ce1" office:value-type="float" office:value="60901" calcext:value-type="float">
            <text:p>6090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70250" calcext:value-type="float">
            <text:p>470250</text:p>
          </table:table-cell>
          <table:table-cell table:style-name="ce1" office:value-type="string" calcext:value-type="string">
            <text:p>Super tu filmación, solo le faltó incluirle texto... Felicitaciones</text:p>
          </table:table-cell>
          <table:table-cell table:style-name="ce1" office:value-type="float" office:value="470250" calcext:value-type="float">
            <text:p>4702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0078" calcext:value-type="float">
            <text:p>410078</text:p>
          </table:table-cell>
          <table:table-cell table:style-name="ce1" office:value-type="string" calcext:value-type="string">
            <text:p>El video es del año 2014 y no corresponde a la tarea solicitada</text:p>
          </table:table-cell>
          <table:table-cell table:style-name="ce1" office:value-type="float" office:value="410078" calcext:value-type="float">
            <text:p>41007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80385" calcext:value-type="float">
            <text:p>680385</text:p>
          </table:table-cell>
          <table:table-cell table:style-name="ce1" office:value-type="string" calcext:value-type="string">
            <text:p>bien hechop</text:p>
          </table:table-cell>
          <table:table-cell table:style-name="ce1" office:value-type="float" office:value="680385" calcext:value-type="float">
            <text:p>6803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9167" calcext:value-type="float">
            <text:p>439167</text:p>
          </table:table-cell>
          <table:table-cell table:style-name="ce1" office:value-type="string" calcext:value-type="string">
            <text:p>Excelent</text:p>
          </table:table-cell>
          <table:table-cell table:style-name="ce1" office:value-type="float" office:value="439167" calcext:value-type="float">
            <text:p>43916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22490" calcext:value-type="float">
            <text:p>322490</text:p>
          </table:table-cell>
          <table:table-cell table:style-name="ce1" office:value-type="string" calcext:value-type="string">
            <text:p>No utiliza referencias bibliográficas, pero para mi estan bien sus puntos de vista, claros y precisos </text:p>
          </table:table-cell>
          <table:table-cell table:style-name="ce1" office:value-type="float" office:value="322490" calcext:value-type="float">
            <text:p>3224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563" calcext:value-type="float">
            <text:p>24563</text:p>
          </table:table-cell>
          <table:table-cell table:style-name="ce1" office:value-type="string" calcext:value-type="string">
            <text:p>muy buena la respuesta</text:p>
          </table:table-cell>
          <table:table-cell table:style-name="ce1" office:value-type="float" office:value="24563" calcext:value-type="float">
            <text:p>245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5485" calcext:value-type="float">
            <text:p>125485</text:p>
          </table:table-cell>
          <table:table-cell table:style-name="ce1" office:value-type="string" calcext:value-type="string">
            <text:p>SIN COMENTARIOS</text:p>
          </table:table-cell>
          <table:table-cell table:style-name="ce1" office:value-type="float" office:value="125485" calcext:value-type="float">
            <text:p>12548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49286" calcext:value-type="float">
            <text:p>249286</text:p>
          </table:table-cell>
          <table:table-cell table:style-name="ce1" office:value-type="string" calcext:value-type="string">
            <text:p>El orden de cada proceso esta bien estructurado.</text:p>
            <text:p>Pero deberia tener al menos un grafico o un párrafo explicativo.</text:p>
          </table:table-cell>
          <table:table-cell table:style-name="ce1" office:value-type="float" office:value="249286" calcext:value-type="float">
            <text:p>24928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0123" calcext:value-type="float">
            <text:p>30123</text:p>
          </table:table-cell>
          <table:table-cell table:style-name="ce1" office:value-type="string" calcext:value-type="string">
            <text:p>No se cargó la infografía.</text:p>
          </table:table-cell>
          <table:table-cell table:style-name="ce1" office:value-type="float" office:value="30123" calcext:value-type="float">
            <text:p>3012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4017" calcext:value-type="float">
            <text:p>24017</text:p>
          </table:table-cell>
          <table:table-cell table:style-name="ce1" office:value-type="string" calcext:value-type="string">
            <text:p>Buen enfoque.</text:p>
          </table:table-cell>
          <table:table-cell table:style-name="ce1" office:value-type="float" office:value="24017" calcext:value-type="float">
            <text:p>2401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13" calcext:value-type="float">
            <text:p>2613</text:p>
          </table:table-cell>
          <table:table-cell table:style-name="ce1" office:value-type="string" calcext:value-type="string">
            <text:p>Por pensar que se cerraba el enlace de entrega, lo envié y no avance a explicar la gráfica. </text:p>
          </table:table-cell>
          <table:table-cell table:style-name="ce1" office:value-type="float" office:value="2613" calcext:value-type="float">
            <text:p>261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92834" calcext:value-type="float">
            <text:p>492834</text:p>
          </table:table-cell>
          <table:table-cell table:style-name="ce1" office:value-type="string" calcext:value-type="string">
            <text:p>El cuento sobresale, pero no hay níngun otro aspecto para poder evaluar por ahora</text:p>
          </table:table-cell>
          <table:table-cell table:style-name="ce1" office:value-type="float" office:value="492834" calcext:value-type="float">
            <text:p>49283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82560" calcext:value-type="float">
            <text:p>182560</text:p>
          </table:table-cell>
          <table:table-cell table:style-name="ce1" office:value-type="string" calcext:value-type="string">
            <text:p>profundizando la tematica en relacion al proyecto de desarrollo comunitario</text:p>
          </table:table-cell>
          <table:table-cell table:style-name="ce1" office:value-type="float" office:value="182560" calcext:value-type="float">
            <text:p>18256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78544" calcext:value-type="float">
            <text:p>478544</text:p>
          </table:table-cell>
          <table:table-cell table:style-name="ce1" office:value-type="string" calcext:value-type="string">
            <text:p>El cultivo de aji una opcion muy buena, ya que poestrior a ello y cuando ya obtenga frutos puede elaborar insecticidas y aplicas en su huerto.</text:p>
          </table:table-cell>
          <table:table-cell table:style-name="ce1" office:value-type="float" office:value="478544" calcext:value-type="float">
            <text:p>47854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1744" calcext:value-type="float">
            <text:p>21744</text:p>
          </table:table-cell>
          <table:table-cell table:style-name="ce1" office:value-type="string" calcext:value-type="string">
            <text:p>VIENDO LAS IMAGENES ME APETECIÓ UN MOROCHO, ME GUSTA LA FORMA DE OFERTAR EL PRODUCTO Y BUENA INFORMACIÓN OTORGADA, FELICIDADES.</text:p>
          </table:table-cell>
          <table:table-cell table:style-name="ce1" office:value-type="float" office:value="21744" calcext:value-type="float">
            <text:p>2174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84536" calcext:value-type="float">
            <text:p>84536</text:p>
          </table:table-cell>
          <table:table-cell table:style-name="ce1" office:value-type="string" calcext:value-type="string">
            <text:p>Las respuestas son correctas y concisas a lo solicitado al inicio del reto de manera pertinente</text:p>
          </table:table-cell>
          <table:table-cell table:style-name="ce1" office:value-type="float" office:value="84536" calcext:value-type="float">
            <text:p>845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3858" calcext:value-type="float">
            <text:p>133858</text:p>
          </table:table-cell>
          <table:table-cell table:style-name="ce1" office:value-type="string" calcext:value-type="string">
            <text:p>Muy bien.</text:p>
          </table:table-cell>
          <table:table-cell table:style-name="ce1" office:value-type="float" office:value="133858" calcext:value-type="float">
            <text:p>13385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7826" calcext:value-type="float">
            <text:p>247826</text:p>
          </table:table-cell>
          <table:table-cell table:style-name="ce1" office:value-type="string" calcext:value-type="string">
            <text:p>Excelente buen trabajo</text:p>
          </table:table-cell>
          <table:table-cell table:style-name="ce1" office:value-type="float" office:value="247826" calcext:value-type="float">
            <text:p>2478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19843" calcext:value-type="float">
            <text:p>219843</text:p>
          </table:table-cell>
          <table:table-cell table:style-name="ce1" office:value-type="string" calcext:value-type="string">
            <text:p>Mi respuesta esta basada en las diferentes experiencias que un usuario puede obtener desde la mencionada empresa. Enfaticé mucho en la ejemplificación dado que como arquitecta el diseño de cualquier elemento es sumamente importante en un producto.</text:p>
          </table:table-cell>
          <table:table-cell table:style-name="ce1" office:value-type="float" office:value="219843" calcext:value-type="float">
            <text:p>21984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45557" calcext:value-type="float">
            <text:p>145557</text:p>
          </table:table-cell>
          <table:table-cell table:style-name="ce1" office:value-type="string" calcext:value-type="string">
            <text:p>Le falta mejorar con su lectura y análisis de los dos casos.</text:p>
          </table:table-cell>
          <table:table-cell table:style-name="ce1" office:value-type="float" office:value="145557" calcext:value-type="float">
            <text:p>14555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446" calcext:value-type="float">
            <text:p>3446</text:p>
          </table:table-cell>
          <table:table-cell table:style-name="ce3" office:value-type="string" calcext:value-type="string">
            <text:p>Hace falta el titulo de la gráfica</text:p>
          </table:table-cell>
          <table:table-cell table:style-name="ce1" office:value-type="float" office:value="3446" calcext:value-type="float">
            <text:p>344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86065" calcext:value-type="float">
            <text:p>86065</text:p>
          </table:table-cell>
          <table:table-cell table:style-name="ce1" office:value-type="string" calcext:value-type="string">
            <text:p>Las respuestas fueron concretas y rápidas.</text:p>
          </table:table-cell>
          <table:table-cell table:style-name="ce1" office:value-type="float" office:value="86065" calcext:value-type="float">
            <text:p>8606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8775" calcext:value-type="float">
            <text:p>578775</text:p>
          </table:table-cell>
          <table:table-cell table:style-name="ce1" office:value-type="string" calcext:value-type="string">
            <text:p>Texto e imágenes precisas</text:p>
          </table:table-cell>
          <table:table-cell table:style-name="ce1" office:value-type="float" office:value="578775" calcext:value-type="float">
            <text:p>5787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0274" calcext:value-type="float">
            <text:p>290274</text:p>
          </table:table-cell>
          <table:table-cell table:style-name="ce3" office:value-type="string" calcext:value-type="string">
            <text:p>Falto justificar sus respuestas</text:p>
          </table:table-cell>
          <table:table-cell table:style-name="ce1" office:value-type="float" office:value="290274" calcext:value-type="float">
            <text:p>29027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86230" calcext:value-type="float">
            <text:p>386230</text:p>
          </table:table-cell>
          <table:table-cell table:style-name="ce3" office:value-type="string" calcext:value-type="string">
            <text:p>Falto mas</text:p>
          </table:table-cell>
          <table:table-cell table:style-name="ce1" office:value-type="float" office:value="386230" calcext:value-type="float">
            <text:p>38623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78397" calcext:value-type="float">
            <text:p>378397</text:p>
          </table:table-cell>
          <table:table-cell table:style-name="ce1" office:value-type="string" calcext:value-type="string">
            <text:p>Muy bien!</text:p>
          </table:table-cell>
          <table:table-cell table:style-name="ce1" office:value-type="float" office:value="378397" calcext:value-type="float">
            <text:p>3783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7050" calcext:value-type="float">
            <text:p>237050</text:p>
          </table:table-cell>
          <table:table-cell table:style-name="ce3" office:value-type="string" calcext:value-type="string">
            <text:p>Colocar el nombre del participante (su nombre) en todos los trabajos del curso que se sigan. Recuerde las debilidades y fortalezas son dentro de la empresa y las amenazas y oportunidades fuera de la empresa. Se debe separar cada una de ellas para tener un mejor entendimiento del DAFO, se lo sabe representar en una matriz para establecer las estrategias.</text:p>
          </table:table-cell>
          <table:table-cell table:style-name="ce1" office:value-type="float" office:value="237050" calcext:value-type="float">
            <text:p>23705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31458" calcext:value-type="float">
            <text:p>531458</text:p>
          </table:table-cell>
          <table:table-cell table:style-name="ce1" office:value-type="string" calcext:value-type="string">
            <text:p>todo bien</text:p>
          </table:table-cell>
          <table:table-cell table:style-name="ce1" office:value-type="float" office:value="531458" calcext:value-type="float">
            <text:p>53145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1838" calcext:value-type="float">
            <text:p>491838</text:p>
          </table:table-cell>
          <table:table-cell table:style-name="ce1" office:value-type="string" calcext:value-type="string">
            <text:p>Excelente trabajo compañero</text:p>
            <text:p/>
          </table:table-cell>
          <table:table-cell table:style-name="ce1" office:value-type="float" office:value="491838" calcext:value-type="float">
            <text:p>4918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8933" calcext:value-type="float">
            <text:p>248933</text:p>
          </table:table-cell>
          <table:table-cell table:style-name="ce1" office:value-type="string" calcext:value-type="string">
            <text:p>Felicitaciones buen trabajo</text:p>
          </table:table-cell>
          <table:table-cell table:style-name="ce1" office:value-type="float" office:value="248933" calcext:value-type="float">
            <text:p>2489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2617" calcext:value-type="float">
            <text:p>672617</text:p>
          </table:table-cell>
          <table:table-cell table:style-name="ce1" office:value-type="string" calcext:value-type="string">
            <text:p>Buen aporte.</text:p>
          </table:table-cell>
          <table:table-cell table:style-name="ce1" office:value-type="float" office:value="672617" calcext:value-type="float">
            <text:p>67261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1917" calcext:value-type="float">
            <text:p>291917</text:p>
          </table:table-cell>
          <table:table-cell table:style-name="ce1" office:value-type="string" calcext:value-type="string">
            <text:p>El mejor acuerdo sería el dialogo a través de un mediador para que les ayude a buscar soluciones que no afecten a las partes.</text:p>
          </table:table-cell>
          <table:table-cell table:style-name="ce1" office:value-type="float" office:value="291917" calcext:value-type="float">
            <text:p>29191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58741" calcext:value-type="float">
            <text:p>358741</text:p>
          </table:table-cell>
          <table:table-cell table:style-name="ce1" office:value-type="string" calcext:value-type="string">
            <text:p>Número de imágenes incompletas</text:p>
          </table:table-cell>
          <table:table-cell table:style-name="ce1" office:value-type="float" office:value="358741" calcext:value-type="float">
            <text:p>35874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37044" calcext:value-type="float">
            <text:p>137044</text:p>
          </table:table-cell>
          <table:table-cell table:style-name="ce1" office:value-type="string" calcext:value-type="string">
            <text:p>gran análisis del problema</text:p>
          </table:table-cell>
          <table:table-cell table:style-name="ce1" office:value-type="float" office:value="137044" calcext:value-type="float">
            <text:p>1370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0006" calcext:value-type="float">
            <text:p>560006</text:p>
          </table:table-cell>
          <table:table-cell table:style-name="ce1" office:value-type="string" calcext:value-type="string">
            <text:p>Good job</text:p>
          </table:table-cell>
          <table:table-cell table:style-name="ce1" office:value-type="float" office:value="560006" calcext:value-type="float">
            <text:p>5600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1884" calcext:value-type="float">
            <text:p>151884</text:p>
          </table:table-cell>
          <table:table-cell table:style-name="ce1" office:value-type="string" calcext:value-type="string">
            <text:p>Good Job!</text:p>
          </table:table-cell>
          <table:table-cell table:style-name="ce1" office:value-type="float" office:value="151884" calcext:value-type="float">
            <text:p>1518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1536" calcext:value-type="float">
            <text:p>451536</text:p>
          </table:table-cell>
          <table:table-cell table:style-name="ce1" office:value-type="string" calcext:value-type="string">
            <text:p>Excelente</text:p>
          </table:table-cell>
          <table:table-cell table:style-name="ce1" office:value-type="float" office:value="451536" calcext:value-type="float">
            <text:p>4515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1988" calcext:value-type="float">
            <text:p>611988</text:p>
          </table:table-cell>
          <table:table-cell table:style-name="ce1" office:value-type="float" office:value="15" calcext:value-type="float">
            <text:p>15</text:p>
          </table:table-cell>
          <table:table-cell table:style-name="ce1" office:value-type="float" office:value="611988" calcext:value-type="float">
            <text:p>61198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16768" calcext:value-type="float">
            <text:p>516768</text:p>
          </table:table-cell>
          <table:table-cell table:style-name="ce1" office:value-type="string" calcext:value-type="string">
            <text:p>felicidades muy bien</text:p>
          </table:table-cell>
          <table:table-cell table:style-name="ce1" office:value-type="float" office:value="516768" calcext:value-type="float">
            <text:p>5167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1643" calcext:value-type="float">
            <text:p>521643</text:p>
          </table:table-cell>
          <table:table-cell table:style-name="ce1" office:value-type="string" calcext:value-type="string">
            <text:p>Puedo ver que el tema es de gran interés para la compañera</text:p>
          </table:table-cell>
          <table:table-cell table:style-name="ce1" office:value-type="float" office:value="521643" calcext:value-type="float">
            <text:p>52164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28025" calcext:value-type="float">
            <text:p>628025</text:p>
          </table:table-cell>
          <table:table-cell table:style-name="ce1" office:value-type="string" calcext:value-type="string">
            <text:p>muy buen trabajo</text:p>
          </table:table-cell>
          <table:table-cell table:style-name="ce1" office:value-type="float" office:value="628025" calcext:value-type="float">
            <text:p>6280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1735" calcext:value-type="float">
            <text:p>21735</text:p>
          </table:table-cell>
          <table:table-cell table:style-name="ce1" office:value-type="string" calcext:value-type="string">
            <text:p>La imagen asociada no se puede visualizar</text:p>
          </table:table-cell>
          <table:table-cell table:style-name="ce1" office:value-type="float" office:value="21735" calcext:value-type="float">
            <text:p>2173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8857" calcext:value-type="float">
            <text:p>678857</text:p>
          </table:table-cell>
          <table:table-cell table:style-name="ce1" office:value-type="string" calcext:value-type="string">
            <text:p>Buen trabajo</text:p>
          </table:table-cell>
          <table:table-cell table:style-name="ce1" office:value-type="float" office:value="678857" calcext:value-type="float">
            <text:p>6788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7506" calcext:value-type="float">
            <text:p>487506</text:p>
          </table:table-cell>
          <table:table-cell table:style-name="ce1" office:value-type="string" calcext:value-type="string">
            <text:p>muy bien</text:p>
          </table:table-cell>
          <table:table-cell table:style-name="ce1" office:value-type="float" office:value="487506" calcext:value-type="float">
            <text:p>4875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1835" calcext:value-type="float">
            <text:p>581835</text:p>
          </table:table-cell>
          <table:table-cell table:style-name="ce1" office:value-type="string" calcext:value-type="string">
            <text:p>NO HAY BIBLIOGRAFÍAS</text:p>
          </table:table-cell>
          <table:table-cell table:style-name="ce1" office:value-type="float" office:value="581835" calcext:value-type="float">
            <text:p>58183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51031" calcext:value-type="float">
            <text:p>451031</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1031" calcext:value-type="float">
            <text:p>4510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9456" calcext:value-type="float">
            <text:p>109456</text:p>
          </table:table-cell>
          <table:table-cell table:style-name="ce1" office:value-type="string" calcext:value-type="string">
            <text:p>Podría mejorar e investigar sobre los cursos que se ofertan a los emprendedores y emprendedoras, podría indagar sobre las inversiones que está haciendo CRISFE, FUDELA, CODEIS, PNUD, entre otras.</text:p>
            <text:p/>
            <text:p>Señala que el sector privado no ofrece cursos, sin embargo, el equipo 2x2 MKT , Mercatitlan, y otros si lo ofrecen. Son cursos digitales, y por ende tienen ese alcance nacional </text:p>
            <text:p/>
            <text:p>Saludos</text:p>
          </table:table-cell>
          <table:table-cell table:style-name="ce1" office:value-type="float" office:value="109456" calcext:value-type="float">
            <text:p>10945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90609" calcext:value-type="float">
            <text:p>690609</text:p>
          </table:table-cell>
          <table:table-cell table:style-name="ce1" office:value-type="string" calcext:value-type="string">
            <text:p>Logrado</text:p>
          </table:table-cell>
          <table:table-cell table:style-name="ce1" office:value-type="float" office:value="690609" calcext:value-type="float">
            <text:p>69060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35955" calcext:value-type="float">
            <text:p>435955</text:p>
          </table:table-cell>
          <table:table-cell table:style-name="ce1" office:value-type="string" calcext:value-type="string">
            <text:p>ES MUY BUENO EL LLANTES PARA CURRAR INFLAMACIONES</text:p>
          </table:table-cell>
          <table:table-cell table:style-name="ce1" office:value-type="float" office:value="435955" calcext:value-type="float">
            <text:p>4359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8689" calcext:value-type="float">
            <text:p>578689</text:p>
          </table:table-cell>
          <table:table-cell table:style-name="ce1" office:value-type="string" calcext:value-type="string">
            <text:p>Muy Bien</text:p>
          </table:table-cell>
          <table:table-cell table:style-name="ce1" office:value-type="float" office:value="578689" calcext:value-type="float">
            <text:p>578689</text:p>
          </table:table-cell>
          <table:table-cell table:style-name="ce1" office:value-type="string" calcext:value-type="string">
            <text:p>NEUTRO</text:p>
          </table:table-cell>
          <table:table-cell table:number-columns-repeated="1020"/>
        </table:table-row>
        <table:table-row table:style-name="ro1">
          <table:table-cell table:style-name="ce1" office:value-type="float" office:value="591967" calcext:value-type="float">
            <text:p>591967</text:p>
          </table:table-cell>
          <table:table-cell table:style-name="ce1" office:value-type="string" calcext:value-type="string">
            <text:p>Muy especificado y cumpliendo todo lo parámetros dados</text:p>
          </table:table-cell>
          <table:table-cell table:style-name="ce1" office:value-type="float" office:value="591967" calcext:value-type="float">
            <text:p>5919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68" calcext:value-type="float">
            <text:p>3168</text:p>
          </table:table-cell>
          <table:table-cell table:style-name="ce1" office:value-type="string" calcext:value-type="string">
            <text:p>Un titulo mas descriptivo, que llame la atención como un intro diciendo de esto queremos representar aquí,  por que autos es muy simple.</text:p>
            <text:p/>
          </table:table-cell>
          <table:table-cell table:style-name="ce1" office:value-type="float" office:value="3168" calcext:value-type="float">
            <text:p>316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13169" calcext:value-type="float">
            <text:p>113169</text:p>
          </table:table-cell>
          <table:table-cell table:style-name="ce1" office:value-type="string" calcext:value-type="string">
            <text:p>Considero que pudo haber contestado más preguntas</text:p>
          </table:table-cell>
          <table:table-cell table:style-name="ce1" office:value-type="float" office:value="113169" calcext:value-type="float">
            <text:p>11316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72148" calcext:value-type="float">
            <text:p>472148</text:p>
          </table:table-cell>
          <table:table-cell table:style-name="ce1" office:value-type="string" calcext:value-type="string">
            <text:p>Si tilda las palabras mayúsculas, a las que corresponde, debe tener el mismo criterio con todas, no unas sí y otras no, de las que son tildadas, me refiero.</text:p>
          </table:table-cell>
          <table:table-cell table:style-name="ce1" office:value-type="float" office:value="472148" calcext:value-type="float">
            <text:p>47214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99624" calcext:value-type="float">
            <text:p>399624</text:p>
          </table:table-cell>
          <table:table-cell table:style-name="ce1" office:value-type="string" calcext:value-type="string">
            <text:p>incompleto</text:p>
          </table:table-cell>
          <table:table-cell table:style-name="ce1" office:value-type="float" office:value="399624" calcext:value-type="float">
            <text:p>39962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13945" calcext:value-type="float">
            <text:p>513945</text:p>
          </table:table-cell>
          <table:table-cell table:style-name="ce1" office:value-type="string" calcext:value-type="string">
            <text:p>EXCELENTE</text:p>
          </table:table-cell>
          <table:table-cell table:style-name="ce1" office:value-type="float" office:value="513945" calcext:value-type="float">
            <text:p>5139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5683" calcext:value-type="float">
            <text:p>495683</text:p>
          </table:table-cell>
          <table:table-cell table:style-name="ce1" office:value-type="string" calcext:value-type="string">
            <text:p><text:s/>Saludos Cordiales, a luchar contra los prejuicios y muchos ánimos para vencerlos...</text:p>
          </table:table-cell>
          <table:table-cell table:style-name="ce1" office:value-type="float" office:value="495683" calcext:value-type="float">
            <text:p>49568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60068" calcext:value-type="float">
            <text:p>460068</text:p>
          </table:table-cell>
          <table:table-cell table:style-name="ce1" office:value-type="string" calcext:value-type="string">
            <text:p>SE A COMPLETADO EL PRESENTE CRUCIGRAMA SI DIFICULTAD.</text:p>
          </table:table-cell>
          <table:table-cell table:style-name="ce1" office:value-type="float" office:value="460068" calcext:value-type="float">
            <text:p>46006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46322" calcext:value-type="float">
            <text:p>146322</text:p>
          </table:table-cell>
          <table:table-cell table:style-name="ce1" office:value-type="string" calcext:value-type="string">
            <text:p>prestar atencion</text:p>
          </table:table-cell>
          <table:table-cell table:style-name="ce1" office:value-type="float" office:value="146322" calcext:value-type="float">
            <text:p>14632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04796" calcext:value-type="float">
            <text:p>204796</text:p>
          </table:table-cell>
          <table:table-cell table:style-name="ce1" office:value-type="string" calcext:value-type="string">
            <text:p>Un trabajo en su totalidad de diferentes criterios, creo que se puede mejorar un poco en los trabajos futuros, de tal manera considero que se debe resumir un poco de sus contenido y aumentar el tamaño de la letra</text:p>
          </table:table-cell>
          <table:table-cell table:style-name="ce1" office:value-type="float" office:value="204796" calcext:value-type="float">
            <text:p>20479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78290" calcext:value-type="float">
            <text:p>278290</text:p>
          </table:table-cell>
          <table:table-cell table:style-name="ce1" office:value-type="string" calcext:value-type="string">
            <text:p>Falta visión y misión</text:p>
          </table:table-cell>
          <table:table-cell table:style-name="ce1" office:value-type="float" office:value="278290" calcext:value-type="float">
            <text:p>27829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56142" calcext:value-type="float">
            <text:p>356142</text:p>
          </table:table-cell>
          <table:table-cell table:style-name="ce1" office:value-type="string" calcext:value-type="string">
            <text:p>NO PRESENTA ARCHIVO CON ACTIVIDAD RESUELTA</text:p>
          </table:table-cell>
          <table:table-cell table:style-name="ce1" office:value-type="float" office:value="356142" calcext:value-type="float">
            <text:p>35614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00923" calcext:value-type="float">
            <text:p>600923</text:p>
          </table:table-cell>
          <table:table-cell table:style-name="ce1" office:value-type="string" calcext:value-type="string">
            <text:p>Muy bonita</text:p>
          </table:table-cell>
          <table:table-cell table:style-name="ce1" office:value-type="float" office:value="600923" calcext:value-type="float">
            <text:p>6009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2300" calcext:value-type="float">
            <text:p>422300</text:p>
          </table:table-cell>
          <table:table-cell table:style-name="ce1" office:value-type="string" calcext:value-type="string">
            <text:p>Faltan tu nombre y la dirección de la empresa</text:p>
          </table:table-cell>
          <table:table-cell table:style-name="ce1" office:value-type="float" office:value="422300" calcext:value-type="float">
            <text:p>42230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98550" calcext:value-type="float">
            <text:p>498550</text:p>
          </table:table-cell>
          <table:table-cell table:style-name="ce1" office:value-type="string" calcext:value-type="string">
            <text:p>Los problemas añadidos descritos son difusos.</text:p>
          </table:table-cell>
          <table:table-cell table:style-name="ce1" office:value-type="float" office:value="498550" calcext:value-type="float">
            <text:p>49855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13611" calcext:value-type="float">
            <text:p>313611</text:p>
          </table:table-cell>
          <table:table-cell table:style-name="ce1" office:value-type="string" calcext:value-type="string">
            <text:p>Faltó explicar cada característica del contaminante. Sin embargo, se valora el esfuerzo. Buen trabajo!</text:p>
          </table:table-cell>
          <table:table-cell table:style-name="ce1" office:value-type="float" office:value="313611" calcext:value-type="float">
            <text:p>31361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58936" calcext:value-type="float">
            <text:p>258936</text:p>
          </table:table-cell>
          <table:table-cell table:style-name="ce1" office:value-type="string" calcext:value-type="string">
            <text:p>Buen trabajo</text:p>
          </table:table-cell>
          <table:table-cell table:style-name="ce1" office:value-type="float" office:value="258936" calcext:value-type="float">
            <text:p>2589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9683" calcext:value-type="float">
            <text:p>609683</text:p>
          </table:table-cell>
          <table:table-cell table:style-name="ce1" office:value-type="string" calcext:value-type="string">
            <text:p>Aunque te faltó contenido ,le coloqué buena nota.</text:p>
          </table:table-cell>
          <table:table-cell table:style-name="ce1" office:value-type="float" office:value="609683" calcext:value-type="float">
            <text:p>60968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6346" calcext:value-type="float">
            <text:p>26346</text:p>
          </table:table-cell>
          <table:table-cell table:style-name="ce1" office:value-type="string" calcext:value-type="string">
            <text:p>No se realizó el trabajo asignado. No se presenta las fuentes bibliográficas de consulta.</text:p>
          </table:table-cell>
          <table:table-cell table:style-name="ce1" office:value-type="float" office:value="26346" calcext:value-type="float">
            <text:p>2634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61773" calcext:value-type="float">
            <text:p>661773</text:p>
          </table:table-cell>
          <table:table-cell table:style-name="ce1" office:value-type="string" calcext:value-type="string">
            <text:p>NO EXISTE LA IMAGEN DEL CRUCIGRAMA, QUE LE PODRÍA CALIFICAR?</text:p>
          </table:table-cell>
          <table:table-cell table:style-name="ce1" office:value-type="float" office:value="661773" calcext:value-type="float">
            <text:p>66177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08553" calcext:value-type="float">
            <text:p>308553</text:p>
          </table:table-cell>
          <table:table-cell table:style-name="ce1" office:value-type="string" calcext:value-type="string">
            <text:p>buen trabajo</text:p>
          </table:table-cell>
          <table:table-cell table:style-name="ce1" office:value-type="float" office:value="308553" calcext:value-type="float">
            <text:p>3085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1768" calcext:value-type="float">
            <text:p>541768</text:p>
          </table:table-cell>
          <table:table-cell table:style-name="ce1" office:value-type="string" calcext:value-type="string">
            <text:p>ok</text:p>
          </table:table-cell>
          <table:table-cell table:style-name="ce1" office:value-type="float" office:value="541768" calcext:value-type="float">
            <text:p>54176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87589" calcext:value-type="float">
            <text:p>187589</text:p>
          </table:table-cell>
          <table:table-cell table:style-name="ce1" office:value-type="string" calcext:value-type="string">
            <text:p>Considero que las partes afectadas deber realizar una negociacion colaborativa, basada en posiciones e intereses para poder llegar a unasolucion beneficiosa para las dos partes. </text:p>
          </table:table-cell>
          <table:table-cell table:style-name="ce1" office:value-type="float" office:value="187589" calcext:value-type="float">
            <text:p>18758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15322" calcext:value-type="float">
            <text:p>115322</text:p>
          </table:table-cell>
          <table:table-cell table:style-name="ce1" office:value-type="string" calcext:value-type="string">
            <text:p>Tengo entendido qe en las grandes ciudades la empresa privada apoya a las emprendedores pero por la informacion del compañero no.</text:p>
          </table:table-cell>
          <table:table-cell table:style-name="ce1" office:value-type="float" office:value="115322" calcext:value-type="float">
            <text:p>11532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39467" calcext:value-type="float">
            <text:p>539467</text:p>
          </table:table-cell>
          <table:table-cell table:style-name="ce1" office:value-type="string" calcext:value-type="string">
            <text:p>Buen trabajo.</text:p>
          </table:table-cell>
          <table:table-cell table:style-name="ce1" office:value-type="float" office:value="539467" calcext:value-type="float">
            <text:p>5394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8334" calcext:value-type="float">
            <text:p>298334</text:p>
          </table:table-cell>
          <table:table-cell table:style-name="ce1" office:value-type="string" calcext:value-type="string">
            <text:p>PERFECTO</text:p>
          </table:table-cell>
          <table:table-cell table:style-name="ce1" office:value-type="float" office:value="298334" calcext:value-type="float">
            <text:p>2983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2948" calcext:value-type="float">
            <text:p>72948</text:p>
          </table:table-cell>
          <table:table-cell table:style-name="ce1" office:value-type="string" calcext:value-type="string">
            <text:p>Presentación y detalles.</text:p>
          </table:table-cell>
          <table:table-cell table:style-name="ce1" office:value-type="float" office:value="72948" calcext:value-type="float">
            <text:p>7294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45703" calcext:value-type="float">
            <text:p>545703</text:p>
          </table:table-cell>
          <table:table-cell table:style-name="ce1" office:value-type="string" calcext:value-type="string">
            <text:p>Responder en base a las preguntas, de forma más puntual y en base a la asignatura en estudio.</text:p>
          </table:table-cell>
          <table:table-cell table:style-name="ce1" office:value-type="float" office:value="545703" calcext:value-type="float">
            <text:p>54570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91912" calcext:value-type="float">
            <text:p>591912</text:p>
          </table:table-cell>
          <table:table-cell table:style-name="ce1" office:value-type="string" calcext:value-type="string">
            <text:p>Muy bien</text:p>
          </table:table-cell>
          <table:table-cell table:style-name="ce1" office:value-type="float" office:value="591912" calcext:value-type="float">
            <text:p>5919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5151" calcext:value-type="float">
            <text:p>565151</text:p>
          </table:table-cell>
          <table:table-cell table:style-name="ce1" office:value-type="string" calcext:value-type="string">
            <text:p>Buen trabajo</text:p>
          </table:table-cell>
          <table:table-cell table:style-name="ce1" office:value-type="float" office:value="565151" calcext:value-type="float">
            <text:p>5651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8272" calcext:value-type="float">
            <text:p>168272</text:p>
          </table:table-cell>
          <table:table-cell table:style-name="ce1" office:value-type="string" calcext:value-type="string">
            <text:p>.</text:p>
          </table:table-cell>
          <table:table-cell table:style-name="ce1" office:value-type="float" office:value="168272" calcext:value-type="float">
            <text:p>16827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58366" calcext:value-type="float">
            <text:p>158366</text:p>
          </table:table-cell>
          <table:table-cell table:style-name="ce1" office:value-type="string" calcext:value-type="string">
            <text:p>El cuestionario tiene las 8 preguntas solicitadas entre abiertas y cerradas, mi observación es en la pregunta 1 y está relacionada con la #2 <text:s/>porque en la #1 me dan a escoger entre una marca de carro habiendo muchas más creo que está pregunta debió ser abierta para que el entrevistado de su opinión <text:s/>y en la pregunta #2 <text:s/>se diría el por qué <text:s/>de su preferencia; y hay preguntas abiertas que piden una descripción debería decir máximo 3 respuestas <text:s/>ya que la <text:s/>tabulación sería un poco complicada,.</text:p>
          </table:table-cell>
          <table:table-cell table:style-name="ce1" office:value-type="float" office:value="158366" calcext:value-type="float">
            <text:p>15836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08030" calcext:value-type="float">
            <text:p>308030</text:p>
          </table:table-cell>
          <table:table-cell table:style-name="ce1" office:value-type="string" calcext:value-type="string">
            <text:p>debe emprender todos esos productos ya estan explotados</text:p>
          </table:table-cell>
          <table:table-cell table:style-name="ce1" office:value-type="float" office:value="308030" calcext:value-type="float">
            <text:p>30803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90507" calcext:value-type="float">
            <text:p>290507</text:p>
          </table:table-cell>
          <table:table-cell table:style-name="ce1" office:value-type="string" calcext:value-type="string">
            <text:p>Muy bien</text:p>
          </table:table-cell>
          <table:table-cell table:style-name="ce1" office:value-type="float" office:value="290507" calcext:value-type="float">
            <text:p>2905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1991" calcext:value-type="float">
            <text:p>581991</text:p>
          </table:table-cell>
          <table:table-cell table:style-name="ce1" office:value-type="string" calcext:value-type="string">
            <text:p>PLAGIO, https://tutoriavirtual1.webcindario.com/modelo-gilly-salmon2.png</text:p>
          </table:table-cell>
          <table:table-cell table:style-name="ce1" office:value-type="float" office:value="581991" calcext:value-type="float">
            <text:p>58199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61681" calcext:value-type="float">
            <text:p>661681</text:p>
          </table:table-cell>
          <table:table-cell table:style-name="ce1" office:value-type="string" calcext:value-type="string">
            <text:p>no hay el crucigrama!! por lo tanto no tengo nada que calificar!</text:p>
          </table:table-cell>
          <table:table-cell table:style-name="ce1" office:value-type="float" office:value="661681" calcext:value-type="float">
            <text:p>66168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1022" calcext:value-type="float">
            <text:p>21022</text:p>
          </table:table-cell>
          <table:table-cell table:style-name="ce1" office:value-type="string" calcext:value-type="string">
            <text:p>Excelente trabajo</text:p>
          </table:table-cell>
          <table:table-cell table:style-name="ce1" office:value-type="float" office:value="21022" calcext:value-type="float">
            <text:p>210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5342" calcext:value-type="float">
            <text:p>185342</text:p>
          </table:table-cell>
          <table:table-cell table:style-name="ce1" office:value-type="string" calcext:value-type="string">
            <text:p>Felicitaciones buen trabajo</text:p>
          </table:table-cell>
          <table:table-cell table:style-name="ce1" office:value-type="float" office:value="185342" calcext:value-type="float">
            <text:p>1853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0617" calcext:value-type="float">
            <text:p>530617</text:p>
          </table:table-cell>
          <table:table-cell table:style-name="ce1" office:value-type="string" calcext:value-type="string">
            <text:p>NO PRESENTA PRODUCTO - SERVICIO TECNOLOGICO</text:p>
          </table:table-cell>
          <table:table-cell table:style-name="ce1" office:value-type="float" office:value="530617" calcext:value-type="float">
            <text:p>53061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4778" calcext:value-type="float">
            <text:p>254778</text:p>
          </table:table-cell>
          <table:table-cell table:style-name="ce1" office:value-type="string" calcext:value-type="string">
            <text:p>Elogio el diseño de la infografia. Es llamativa y bien ordenada, que motiva a leer su contenido </text:p>
          </table:table-cell>
          <table:table-cell table:style-name="ce1" office:value-type="float" office:value="254778" calcext:value-type="float">
            <text:p>2547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5618" calcext:value-type="float">
            <text:p>495618</text:p>
          </table:table-cell>
          <table:table-cell table:style-name="ce1" office:value-type="string" calcext:value-type="string">
            <text:p>Divertido reto...</text:p>
            <text:p/>
            <text:p>Excelente semana....</text:p>
            <text:p/>
            <text:p>Bonanza y Bendiciones...</text:p>
          </table:table-cell>
          <table:table-cell table:style-name="ce1" office:value-type="float" office:value="495618" calcext:value-type="float">
            <text:p>49561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02271" calcext:value-type="float">
            <text:p>502271</text:p>
          </table:table-cell>
          <table:table-cell table:style-name="ce1" office:value-type="string" calcext:value-type="string">
            <text:p>Excelente infografia</text:p>
          </table:table-cell>
          <table:table-cell table:style-name="ce1" office:value-type="float" office:value="502271" calcext:value-type="float">
            <text:p>50227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3385" calcext:value-type="float">
            <text:p>413385</text:p>
          </table:table-cell>
          <table:table-cell table:style-name="ce1" office:value-type="string" calcext:value-type="string">
            <text:p>Buen trabajo. Continue preparándose. Saludos Cordiales</text:p>
          </table:table-cell>
          <table:table-cell table:style-name="ce1" office:value-type="float" office:value="413385" calcext:value-type="float">
            <text:p>4133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9167" calcext:value-type="float">
            <text:p>589167</text:p>
          </table:table-cell>
          <table:table-cell table:style-name="ce1" office:value-type="string" calcext:value-type="string">
            <text:p>BUENOS DÍAS, EN BASE DE UNA INVESTIGACIÓN DEBE TENER UNA FUENTE PARA TENER UNA INFORMACIÓN REAL. </text:p>
          </table:table-cell>
          <table:table-cell table:style-name="ce1" office:value-type="float" office:value="589167" calcext:value-type="float">
            <text:p>58916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63237" calcext:value-type="float">
            <text:p>363237</text:p>
          </table:table-cell>
          <table:table-cell table:style-name="ce1" office:value-type="string" calcext:value-type="string">
            <text:p>Excelente trabajo compañero</text:p>
          </table:table-cell>
          <table:table-cell table:style-name="ce1" office:value-type="float" office:value="363237" calcext:value-type="float">
            <text:p>3632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4204" calcext:value-type="float">
            <text:p>604204</text:p>
          </table:table-cell>
          <table:table-cell table:style-name="ce1" office:value-type="string" calcext:value-type="string">
            <text:p>Felicitaciones</text:p>
            <text:p/>
          </table:table-cell>
          <table:table-cell table:style-name="ce1" office:value-type="float" office:value="604204" calcext:value-type="float">
            <text:p>6042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1394" calcext:value-type="float">
            <text:p>551394</text:p>
          </table:table-cell>
          <table:table-cell table:style-name="ce1" office:value-type="string" calcext:value-type="string">
            <text:p>felicidades.</text:p>
          </table:table-cell>
          <table:table-cell table:style-name="ce1" office:value-type="float" office:value="551394" calcext:value-type="float">
            <text:p>5513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1242" calcext:value-type="float">
            <text:p>341242</text:p>
          </table:table-cell>
          <table:table-cell table:style-name="ce1" office:value-type="string" calcext:value-type="string">
            <text:p>Excelente trabajo,</text:p>
            <text:p/>
            <text:p>Éxitos en el curso....</text:p>
          </table:table-cell>
          <table:table-cell table:style-name="ce1" office:value-type="float" office:value="341242" calcext:value-type="float">
            <text:p>3412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2775" calcext:value-type="float">
            <text:p>122775</text:p>
          </table:table-cell>
          <table:table-cell table:style-name="ce1" office:value-type="string" calcext:value-type="string">
            <text:p>En la pregunta 3 te falta especificar cuales son los intereses de dichos actores como en las demás preguntas.</text:p>
          </table:table-cell>
          <table:table-cell table:style-name="ce1" office:value-type="float" office:value="122775" calcext:value-type="float">
            <text:p>12277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95756" calcext:value-type="float">
            <text:p>495756</text:p>
          </table:table-cell>
          <table:table-cell table:style-name="ce1" office:value-type="string" calcext:value-type="string">
            <text:p><text:s/>Saludos Cordiales, a luchar contra los prejuicios y muchos ánimos para vencerlos...</text:p>
          </table:table-cell>
          <table:table-cell table:style-name="ce1" office:value-type="float" office:value="495756" calcext:value-type="float">
            <text:p>4957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4164" calcext:value-type="float">
            <text:p>364164</text:p>
          </table:table-cell>
          <table:table-cell table:style-name="ce1" office:value-type="string" calcext:value-type="string">
            <text:p>Resalta orden</text:p>
          </table:table-cell>
          <table:table-cell table:style-name="ce1" office:value-type="float" office:value="364164" calcext:value-type="float">
            <text:p>3641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66" calcext:value-type="float">
            <text:p>3066</text:p>
          </table:table-cell>
          <table:table-cell table:style-name="ce1" office:value-type="string" calcext:value-type="string">
            <text:p>Creo que los colores estan mal por que en la derecha se ve que 1 es rojo y 0 es naranja y en la gráfica no coinciden los mismos colores.</text:p>
          </table:table-cell>
          <table:table-cell table:style-name="ce1" office:value-type="float" office:value="3066" calcext:value-type="float">
            <text:p>306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71500" calcext:value-type="float">
            <text:p>571500</text:p>
          </table:table-cell>
          <table:table-cell table:style-name="ce1" office:value-type="string" calcext:value-type="string">
            <text:p>Muy bien</text:p>
          </table:table-cell>
          <table:table-cell table:style-name="ce1" office:value-type="float" office:value="571500" calcext:value-type="float">
            <text:p>5715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9184" calcext:value-type="float">
            <text:p>689184</text:p>
          </table:table-cell>
          <table:table-cell table:style-name="ce1" office:value-type="string" calcext:value-type="string">
            <text:p>describe el objeto de estudio, tipo de departamentos funciones, el flujo de comunicacion es descendente pero en ciertas ocasiones tambien es ascendente y los tipos de controles son anticipado, concurrente y retroalimenacion , es decir se aplican los 3</text:p>
          </table:table-cell>
          <table:table-cell table:style-name="ce1" office:value-type="float" office:value="689184" calcext:value-type="float">
            <text:p>68918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23240" calcext:value-type="float">
            <text:p>323240</text:p>
          </table:table-cell>
          <table:table-cell table:style-name="ce1" office:value-type="string" calcext:value-type="string">
            <text:p>Muy bien la presentación pero otro dia use mas imagenes y poco teoria.</text:p>
          </table:table-cell>
          <table:table-cell table:style-name="ce1" office:value-type="float" office:value="323240" calcext:value-type="float">
            <text:p>3232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9995" calcext:value-type="float">
            <text:p>589995</text:p>
          </table:table-cell>
          <table:table-cell table:style-name="ce1" office:value-type="string" calcext:value-type="string">
            <text:p>excelente trabajo.</text:p>
          </table:table-cell>
          <table:table-cell table:style-name="ce1" office:value-type="float" office:value="589995" calcext:value-type="float">
            <text:p>5899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4473" calcext:value-type="float">
            <text:p>334473</text:p>
          </table:table-cell>
          <table:table-cell table:style-name="ce1" office:value-type="string" calcext:value-type="string">
            <text:p>Muy bien</text:p>
          </table:table-cell>
          <table:table-cell table:style-name="ce1" office:value-type="float" office:value="334473" calcext:value-type="float">
            <text:p>3344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7869" calcext:value-type="float">
            <text:p>247869</text:p>
          </table:table-cell>
          <table:table-cell table:style-name="ce1" office:value-type="string" calcext:value-type="string">
            <text:p>Excelente trabajo.</text:p>
          </table:table-cell>
          <table:table-cell table:style-name="ce1" office:value-type="float" office:value="247869" calcext:value-type="float">
            <text:p>2478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9541" calcext:value-type="float">
            <text:p>479541</text:p>
          </table:table-cell>
          <table:table-cell table:style-name="ce1" office:value-type="string" calcext:value-type="string">
            <text:p>Excelente trabajo!</text:p>
          </table:table-cell>
          <table:table-cell table:style-name="ce1" office:value-type="float" office:value="479541" calcext:value-type="float">
            <text:p>4795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310" calcext:value-type="float">
            <text:p>22310</text:p>
          </table:table-cell>
          <table:table-cell table:style-name="ce1" office:value-type="string" calcext:value-type="string">
            <text:p>Una aplicacion de los contenidos en exelearning, muy adecuada, y de apoyo en la vida estudiantil, profesional y empresarial, hoy en dia muy necesarias.</text:p>
          </table:table-cell>
          <table:table-cell table:style-name="ce1" office:value-type="float" office:value="22310" calcext:value-type="float">
            <text:p>2231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52757" calcext:value-type="float">
            <text:p>352757</text:p>
          </table:table-cell>
          <table:table-cell table:style-name="ce1" office:value-type="string" calcext:value-type="string">
            <text:p>Excelente</text:p>
          </table:table-cell>
          <table:table-cell table:style-name="ce1" office:value-type="float" office:value="352757" calcext:value-type="float">
            <text:p>3527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3241" calcext:value-type="float">
            <text:p>663241</text:p>
          </table:table-cell>
          <table:table-cell table:style-name="ce1" office:value-type="string" calcext:value-type="string">
            <text:p>siga adelante...</text:p>
          </table:table-cell>
          <table:table-cell table:style-name="ce1" office:value-type="float" office:value="663241" calcext:value-type="float">
            <text:p>6632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2089" calcext:value-type="float">
            <text:p>172089</text:p>
          </table:table-cell>
          <table:table-cell table:style-name="ce1" office:value-type="string" calcext:value-type="string">
            <text:p>esta muy bien el analisis</text:p>
          </table:table-cell>
          <table:table-cell table:style-name="ce1" office:value-type="float" office:value="172089" calcext:value-type="float">
            <text:p>17208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7947" calcext:value-type="float">
            <text:p>287947</text:p>
          </table:table-cell>
          <table:table-cell table:style-name="ce1" office:value-type="string" calcext:value-type="string">
            <text:p>COntesta toda la información solicitada en el formulario</text:p>
            <text:p>Da consejos de que no hacer cuándo se esta tomando el medicamento para que no afecte en el tratamiento</text:p>
            <text:p/>
          </table:table-cell>
          <table:table-cell table:style-name="ce1" office:value-type="float" office:value="287947" calcext:value-type="float">
            <text:p>2879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6743" calcext:value-type="float">
            <text:p>266743</text:p>
          </table:table-cell>
          <table:table-cell table:style-name="ce1" office:value-type="string" calcext:value-type="string">
            <text:p>Falta la Misión y Visión de la empresa</text:p>
          </table:table-cell>
          <table:table-cell table:style-name="ce1" office:value-type="float" office:value="266743" calcext:value-type="float">
            <text:p>26674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3723" calcext:value-type="float">
            <text:p>533723</text:p>
          </table:table-cell>
          <table:table-cell table:style-name="ce1" office:value-type="string" calcext:value-type="string">
            <text:p>falta detallar los planos, imágenes y audio</text:p>
          </table:table-cell>
          <table:table-cell table:style-name="ce1" office:value-type="float" office:value="533723" calcext:value-type="float">
            <text:p>53372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23911" calcext:value-type="float">
            <text:p>423911</text:p>
          </table:table-cell>
          <table:table-cell table:style-name="ce1" office:value-type="string" calcext:value-type="string">
            <text:p>BIEN EL VIDEO PARA HABERSE HECHO EN PANDEMIA. Falto aspectos técnicos.</text:p>
          </table:table-cell>
          <table:table-cell table:style-name="ce1" office:value-type="float" office:value="423911" calcext:value-type="float">
            <text:p>42391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77723" calcext:value-type="float">
            <text:p>477723</text:p>
          </table:table-cell>
          <table:table-cell table:style-name="ce1" office:value-type="string" calcext:value-type="string">
            <text:p>Excelente trabajo.</text:p>
          </table:table-cell>
          <table:table-cell table:style-name="ce1" office:value-type="float" office:value="477723" calcext:value-type="float">
            <text:p>4777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6810" calcext:value-type="float">
            <text:p>316810</text:p>
          </table:table-cell>
          <table:table-cell table:style-name="ce1" office:value-type="string" calcext:value-type="string">
            <text:p>una actividad bien realizada</text:p>
          </table:table-cell>
          <table:table-cell table:style-name="ce1" office:value-type="float" office:value="316810" calcext:value-type="float">
            <text:p>31681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4475" calcext:value-type="float">
            <text:p>684475</text:p>
          </table:table-cell>
          <table:table-cell table:style-name="ce1" office:value-type="string" calcext:value-type="string">
            <text:p>EXCELENTE TRABAJO</text:p>
          </table:table-cell>
          <table:table-cell table:style-name="ce1" office:value-type="float" office:value="684475" calcext:value-type="float">
            <text:p>6844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5083" calcext:value-type="float">
            <text:p>535083</text:p>
          </table:table-cell>
          <table:table-cell table:style-name="ce1" office:value-type="string" calcext:value-type="string">
            <text:p>Sugiero poner mas atención a las indicaciones dadas para realizar la tarea. Investigar un poquito mas.</text:p>
          </table:table-cell>
          <table:table-cell table:style-name="ce1" office:value-type="float" office:value="535083" calcext:value-type="float">
            <text:p>53508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7756" calcext:value-type="float">
            <text:p>67756</text:p>
          </table:table-cell>
          <table:table-cell table:style-name="ce1" office:value-type="string" calcext:value-type="string">
            <text:p>El trabajo contiene toda la información requerida y está presentada de manera ordenada y clara.</text:p>
          </table:table-cell>
          <table:table-cell table:style-name="ce1" office:value-type="float" office:value="67756" calcext:value-type="float">
            <text:p>677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4630" calcext:value-type="float">
            <text:p>534630</text:p>
          </table:table-cell>
          <table:table-cell table:style-name="ce1" office:value-type="string" calcext:value-type="string">
            <text:p>CLARA Y CONCISO . BUEN TRABAJO.</text:p>
          </table:table-cell>
          <table:table-cell table:style-name="ce1" office:value-type="float" office:value="534630" calcext:value-type="float">
            <text:p>5346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8566" calcext:value-type="float">
            <text:p>578566</text:p>
          </table:table-cell>
          <table:table-cell table:style-name="ce1" office:value-type="string" calcext:value-type="string">
            <text:p>Muy Bien</text:p>
          </table:table-cell>
          <table:table-cell table:style-name="ce1" office:value-type="float" office:value="578566" calcext:value-type="float">
            <text:p>5785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347" calcext:value-type="float">
            <text:p>50347</text:p>
          </table:table-cell>
          <table:table-cell table:style-name="ce1" office:value-type="string" calcext:value-type="string">
            <text:p>Se denota el esfuerzo al buscar la información correspondiente, también en cuanto al diseño, me gusta que use opacidad en sus imágenes del fondo, y haga uso de fotos en formato png, se ve que no es un trabajo hecho a la ligera. Felicitaciones</text:p>
            <text:p>Gracias</text:p>
          </table:table-cell>
          <table:table-cell table:style-name="ce1" office:value-type="float" office:value="50347" calcext:value-type="float">
            <text:p>503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1032" calcext:value-type="float">
            <text:p>311032</text:p>
          </table:table-cell>
          <table:table-cell table:style-name="ce1" office:value-type="string" calcext:value-type="string">
            <text:p>MUY BUEN TRABAJO</text:p>
          </table:table-cell>
          <table:table-cell table:style-name="ce1" office:value-type="float" office:value="311032" calcext:value-type="float">
            <text:p>3110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0373" calcext:value-type="float">
            <text:p>440373</text:p>
          </table:table-cell>
          <table:table-cell table:style-name="ce1" office:value-type="string" calcext:value-type="string">
            <text:p>Excelente trabajo...</text:p>
            <text:p/>
            <text:p>Éxitos en el curso...</text:p>
          </table:table-cell>
          <table:table-cell table:style-name="ce1" office:value-type="float" office:value="440373" calcext:value-type="float">
            <text:p>4403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0868" calcext:value-type="float">
            <text:p>250868</text:p>
          </table:table-cell>
          <table:table-cell table:style-name="ce1" office:value-type="string" calcext:value-type="string">
            <text:p>Todo bien</text:p>
          </table:table-cell>
          <table:table-cell table:style-name="ce1" office:value-type="float" office:value="250868" calcext:value-type="float">
            <text:p>2508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9811" calcext:value-type="float">
            <text:p>179811</text:p>
          </table:table-cell>
          <table:table-cell table:style-name="ce1" office:value-type="string" calcext:value-type="string">
            <text:p>Me parece un trabajo bien realizado que cumple con las especificaciones, explica de manera clara como su profesión se relacionaría con el desarrollo comunitario.</text:p>
          </table:table-cell>
          <table:table-cell table:style-name="ce1" office:value-type="float" office:value="179811" calcext:value-type="float">
            <text:p>1798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8246" calcext:value-type="float">
            <text:p>388246</text:p>
          </table:table-cell>
          <table:table-cell table:style-name="ce1" office:value-type="string" calcext:value-type="string">
            <text:p>Solo se equivoco en la palabra biorremediación</text:p>
          </table:table-cell>
          <table:table-cell table:style-name="ce1" office:value-type="float" office:value="388246" calcext:value-type="float">
            <text:p>38824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91270" calcext:value-type="float">
            <text:p>291270</text:p>
          </table:table-cell>
          <table:table-cell table:style-name="ce1" office:value-type="string" calcext:value-type="string">
            <text:p>Le falta exponer otra planta medicinal ya que eran dos.</text:p>
          </table:table-cell>
          <table:table-cell table:style-name="ce1" office:value-type="float" office:value="291270" calcext:value-type="float">
            <text:p>29127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0244" calcext:value-type="float">
            <text:p>580244</text:p>
          </table:table-cell>
          <table:table-cell table:style-name="ce1" office:value-type="string" calcext:value-type="string">
            <text:p>El archivo solo contiene nombre, No hay información de ningun tipo: Sin tema, no hay imagenes, no hay texto. </text:p>
          </table:table-cell>
          <table:table-cell table:style-name="ce1" office:value-type="float" office:value="580244" calcext:value-type="float">
            <text:p>58024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22391" calcext:value-type="float">
            <text:p>122391</text:p>
          </table:table-cell>
          <table:table-cell table:style-name="ce1" office:value-type="string" calcext:value-type="string">
            <text:p>Compañer@, en la tercera pregunta se olvidó escribir la otra posición. Sólo escribió la de los vecinos. Por lo demás, ¡muy bien hecho!</text:p>
          </table:table-cell>
          <table:table-cell table:style-name="ce1" office:value-type="float" office:value="122391" calcext:value-type="float">
            <text:p>12239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26429" calcext:value-type="float">
            <text:p>226429</text:p>
          </table:table-cell>
          <table:table-cell table:style-name="ce1" office:value-type="string" calcext:value-type="string">
            <text:p>Dejas un poco de espacio en el plano medio de hay el resto está bien</text:p>
          </table:table-cell>
          <table:table-cell table:style-name="ce1" office:value-type="float" office:value="226429" calcext:value-type="float">
            <text:p>22642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33696" calcext:value-type="float">
            <text:p>633696</text:p>
          </table:table-cell>
          <table:table-cell table:style-name="ce1" office:value-type="string" calcext:value-type="string">
            <text:p>Ya quiero probar un jabón!</text:p>
          </table:table-cell>
          <table:table-cell table:style-name="ce1" office:value-type="float" office:value="633696" calcext:value-type="float">
            <text:p>63369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13086" calcext:value-type="float">
            <text:p>113086</text:p>
          </table:table-cell>
          <table:table-cell table:style-name="ce1" office:value-type="string" calcext:value-type="string">
            <text:p>Considero que las preguntas no se enfocan totalmente con el objetivo del mini reto</text:p>
          </table:table-cell>
          <table:table-cell table:style-name="ce1" office:value-type="float" office:value="113086" calcext:value-type="float">
            <text:p>11308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19076" calcext:value-type="float">
            <text:p>119076</text:p>
          </table:table-cell>
          <table:table-cell table:style-name="ce1" office:value-type="string" calcext:value-type="string">
            <text:p>Felicitaciones por su trabajo</text:p>
          </table:table-cell>
          <table:table-cell table:style-name="ce1" office:value-type="float" office:value="119076" calcext:value-type="float">
            <text:p>1190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1675" calcext:value-type="float">
            <text:p>321675</text:p>
          </table:table-cell>
          <table:table-cell table:style-name="ce1" office:value-type="string" calcext:value-type="string">
            <text:p>La calidad del trabajo es buena pero puede mejorar investigando mas</text:p>
          </table:table-cell>
          <table:table-cell table:style-name="ce1" office:value-type="float" office:value="321675" calcext:value-type="float">
            <text:p>32167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10880" calcext:value-type="float">
            <text:p>110880</text:p>
          </table:table-cell>
          <table:table-cell table:style-name="ce1" office:value-type="string" calcext:value-type="string">
            <text:p>Me parece un buen trabajo se que por la situación que estamos pasando no podemos dialogar mas a fondo con los emprendedores pero excelente exitos.</text:p>
          </table:table-cell>
          <table:table-cell table:style-name="ce1" office:value-type="float" office:value="110880" calcext:value-type="float">
            <text:p>1108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2869" calcext:value-type="float">
            <text:p>372869</text:p>
          </table:table-cell>
          <table:table-cell table:style-name="ce1" office:value-type="string" calcext:value-type="string">
            <text:p>Excelente</text:p>
          </table:table-cell>
          <table:table-cell table:style-name="ce1" office:value-type="float" office:value="372869" calcext:value-type="float">
            <text:p>3728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8097" calcext:value-type="float">
            <text:p>108097</text:p>
          </table:table-cell>
          <table:table-cell table:style-name="ce1" office:value-type="string" calcext:value-type="string">
            <text:p>me parece un buen trabajo, la investigación ha logrado solventar las dudas planteadas por el docente</text:p>
          </table:table-cell>
          <table:table-cell table:style-name="ce1" office:value-type="float" office:value="108097" calcext:value-type="float">
            <text:p>1080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9664" calcext:value-type="float">
            <text:p>589664</text:p>
          </table:table-cell>
          <table:table-cell table:style-name="ce1" office:value-type="string" calcext:value-type="string">
            <text:p>ENTREGADO</text:p>
          </table:table-cell>
          <table:table-cell table:style-name="ce1" office:value-type="float" office:value="589664" calcext:value-type="float">
            <text:p>58966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6057" calcext:value-type="float">
            <text:p>46057</text:p>
          </table:table-cell>
          <table:table-cell table:style-name="ce1" office:value-type="string" calcext:value-type="string">
            <text:p>Felicitaciones, el análisis es muy prolijo en todos los detalles y completamente de acuerdo con las medidas de solución de este conflicto.</text:p>
          </table:table-cell>
          <table:table-cell table:style-name="ce1" office:value-type="float" office:value="46057" calcext:value-type="float">
            <text:p>4605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89307" calcext:value-type="float">
            <text:p>689307</text:p>
          </table:table-cell>
          <table:table-cell table:style-name="ce1" office:value-type="string" calcext:value-type="string">
            <text:p>Reto cumplido</text:p>
          </table:table-cell>
          <table:table-cell table:style-name="ce1" office:value-type="float" office:value="689307" calcext:value-type="float">
            <text:p>6893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3749" calcext:value-type="float">
            <text:p>523749</text:p>
          </table:table-cell>
          <table:table-cell table:style-name="ce1" office:value-type="string" calcext:value-type="string">
            <text:p>excelente</text:p>
          </table:table-cell>
          <table:table-cell table:style-name="ce1" office:value-type="float" office:value="523749" calcext:value-type="float">
            <text:p>5237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885" calcext:value-type="float">
            <text:p>35885</text:p>
          </table:table-cell>
          <table:table-cell table:style-name="ce1" office:value-type="string" calcext:value-type="string">
            <text:p>NO SE PUEDE VER LA INFORMACIÓN</text:p>
            <text:p>NA No aplica por no poder verse la información presentada.</text:p>
          </table:table-cell>
          <table:table-cell table:style-name="ce1" office:value-type="float" office:value="35885" calcext:value-type="float">
            <text:p>3588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94828" calcext:value-type="float">
            <text:p>494828</text:p>
          </table:table-cell>
          <table:table-cell table:style-name="ce1" office:value-type="string" calcext:value-type="string">
            <text:p>Excelente compañero/a</text:p>
          </table:table-cell>
          <table:table-cell table:style-name="ce1" office:value-type="float" office:value="494828" calcext:value-type="float">
            <text:p>4948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0004" calcext:value-type="float">
            <text:p>650004</text:p>
          </table:table-cell>
          <table:table-cell table:style-name="ce1" office:value-type="string" calcext:value-type="string">
            <text:p>- La información está demasiado extensa para ser una infografía. Sin embargo, es notoria la investigación realizada.</text:p>
            <text:p>Buen trabajo!</text:p>
            <text:p/>
          </table:table-cell>
          <table:table-cell table:style-name="ce1" office:value-type="float" office:value="650004" calcext:value-type="float">
            <text:p>6500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9978" calcext:value-type="float">
            <text:p>179978</text:p>
          </table:table-cell>
          <table:table-cell table:style-name="ce1" office:value-type="string" calcext:value-type="string">
            <text:p>cumple con la información requerida, pero excede en el numero de palabras establecidas.</text:p>
          </table:table-cell>
          <table:table-cell table:style-name="ce1" office:value-type="float" office:value="179978" calcext:value-type="float">
            <text:p>1799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751" calcext:value-type="float">
            <text:p>47751</text:p>
          </table:table-cell>
          <table:table-cell table:style-name="ce1" office:value-type="string" calcext:value-type="string">
            <text:p>Las respuestas se relacionan con las consignas establecidas.</text:p>
          </table:table-cell>
          <table:table-cell table:style-name="ce1" office:value-type="float" office:value="47751" calcext:value-type="float">
            <text:p>477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6580" calcext:value-type="float">
            <text:p>486580</text:p>
          </table:table-cell>
          <table:table-cell table:style-name="ce1" office:value-type="string" calcext:value-type="string">
            <text:p>TODO ESTABA VBIEN UNA SUGERENCIA <text:s/>MUCHO TEXTO , MEJOR HUBIERA SIDO UTLIZAR PALABRAS CLAVES</text:p>
          </table:table-cell>
          <table:table-cell table:style-name="ce1" office:value-type="float" office:value="486580" calcext:value-type="float">
            <text:p>4865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1297" calcext:value-type="float">
            <text:p>311297</text:p>
          </table:table-cell>
          <table:table-cell table:style-name="ce1" office:value-type="string" calcext:value-type="string">
            <text:p>En la resolución del problema en la actividad existe una parte que está inconclusa (y pedir que cada grupo con una...? ¿Qué?), sin embargo con el ejemplo se entiende la solución del problema, que es la colaboración entre los animales.</text:p>
          </table:table-cell>
          <table:table-cell table:style-name="ce1" office:value-type="float" office:value="311297" calcext:value-type="float">
            <text:p>31129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58082" calcext:value-type="float">
            <text:p>258082</text:p>
          </table:table-cell>
          <table:table-cell table:style-name="ce1" office:value-type="string" calcext:value-type="string">
            <text:p>Buen trabajo felicitaciones saludos desde el NAPO - TENA</text:p>
          </table:table-cell>
          <table:table-cell table:style-name="ce1" office:value-type="float" office:value="258082" calcext:value-type="float">
            <text:p>2580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9948" calcext:value-type="float">
            <text:p>559948</text:p>
          </table:table-cell>
          <table:table-cell table:style-name="ce1" office:value-type="string" calcext:value-type="string">
            <text:p>Refleja el conocimiento del tema.</text:p>
            <text:p>Domina las tecnologías.</text:p>
          </table:table-cell>
          <table:table-cell table:style-name="ce1" office:value-type="float" office:value="559948" calcext:value-type="float">
            <text:p>5599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2594" calcext:value-type="float">
            <text:p>532594</text:p>
          </table:table-cell>
          <table:table-cell table:style-name="ce1" office:value-type="string" calcext:value-type="string">
            <text:p>Bien!</text:p>
          </table:table-cell>
          <table:table-cell table:style-name="ce1" office:value-type="float" office:value="532594" calcext:value-type="float">
            <text:p>5325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0470" calcext:value-type="float">
            <text:p>400470</text:p>
          </table:table-cell>
          <table:table-cell table:style-name="ce1" office:value-type="string" calcext:value-type="string">
            <text:p>bonito trabajo felicidades</text:p>
          </table:table-cell>
          <table:table-cell table:style-name="ce1" office:value-type="float" office:value="400470" calcext:value-type="float">
            <text:p>40047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6315" calcext:value-type="float">
            <text:p>326315</text:p>
          </table:table-cell>
          <table:table-cell table:style-name="ce1" office:value-type="string" calcext:value-type="string">
            <text:p>Muy bien realizado</text:p>
          </table:table-cell>
          <table:table-cell table:style-name="ce1" office:value-type="float" office:value="326315" calcext:value-type="float">
            <text:p>3263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6869" calcext:value-type="float">
            <text:p>566869</text:p>
          </table:table-cell>
          <table:table-cell table:style-name="ce1" office:value-type="string" calcext:value-type="string">
            <text:p>buen trabajo</text:p>
          </table:table-cell>
          <table:table-cell table:style-name="ce1" office:value-type="float" office:value="566869" calcext:value-type="float">
            <text:p>5668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9272" calcext:value-type="float">
            <text:p>99272</text:p>
          </table:table-cell>
          <table:table-cell table:style-name="ce1" office:value-type="string" calcext:value-type="string">
            <text:p>Las preguntas 3 y 4 no tienen respuesta, recomendaría realizar lectura comprensiva.</text:p>
          </table:table-cell>
          <table:table-cell table:style-name="ce1" office:value-type="float" office:value="99272" calcext:value-type="float">
            <text:p>9927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76864" calcext:value-type="float">
            <text:p>176864</text:p>
          </table:table-cell>
          <table:table-cell table:style-name="ce1" office:value-type="string" calcext:value-type="string">
            <text:p>En la segunda pregunta no intervenía el esposos de Ana.</text:p>
          </table:table-cell>
          <table:table-cell table:style-name="ce1" office:value-type="float" office:value="176864" calcext:value-type="float">
            <text:p>17686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40793" calcext:value-type="float">
            <text:p>640793</text:p>
          </table:table-cell>
          <table:table-cell table:style-name="ce1" office:value-type="string" calcext:value-type="string">
            <text:p>Me gusto mucho como ha resumido los aspectos mas básicos de microorganismos</text:p>
          </table:table-cell>
          <table:table-cell table:style-name="ce1" office:value-type="float" office:value="640793" calcext:value-type="float">
            <text:p>6407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5248" calcext:value-type="float">
            <text:p>115248</text:p>
          </table:table-cell>
          <table:table-cell table:style-name="ce1" office:value-type="string" calcext:value-type="string">
            <text:p>No ha comprendido completamente el conflicto.</text:p>
          </table:table-cell>
          <table:table-cell table:style-name="ce1" office:value-type="float" office:value="115248" calcext:value-type="float">
            <text:p>11524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7613" calcext:value-type="float">
            <text:p>47613</text:p>
          </table:table-cell>
          <table:table-cell table:style-name="ce1" office:value-type="string" calcext:value-type="string">
            <text:p>El video no me muestra el producto</text:p>
          </table:table-cell>
          <table:table-cell table:style-name="ce1" office:value-type="float" office:value="47613" calcext:value-type="float">
            <text:p>4761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07884" calcext:value-type="float">
            <text:p>507884</text:p>
          </table:table-cell>
          <table:table-cell table:style-name="ce1" office:value-type="string" calcext:value-type="string">
            <text:p>EXCELENTES FOTOGRAFIAS</text:p>
          </table:table-cell>
          <table:table-cell table:style-name="ce1" office:value-type="float" office:value="507884" calcext:value-type="float">
            <text:p>5078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2220" calcext:value-type="float">
            <text:p>482220</text:p>
          </table:table-cell>
          <table:table-cell table:style-name="ce1" office:value-type="string" calcext:value-type="string">
            <text:p>Falta contenido!! Trate de no perjudicarlo</text:p>
          </table:table-cell>
          <table:table-cell table:style-name="ce1" office:value-type="float" office:value="482220" calcext:value-type="float">
            <text:p>48222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65480" calcext:value-type="float">
            <text:p>265480</text:p>
          </table:table-cell>
          <table:table-cell table:style-name="ce1" office:value-type="string" calcext:value-type="string">
            <text:p>Se encuentra bien elaborado.</text:p>
          </table:table-cell>
          <table:table-cell table:style-name="ce1" office:value-type="float" office:value="265480" calcext:value-type="float">
            <text:p>2654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2147" calcext:value-type="float">
            <text:p>652147</text:p>
          </table:table-cell>
          <table:table-cell table:style-name="ce1" office:value-type="string" calcext:value-type="string">
            <text:p>Ok</text:p>
          </table:table-cell>
          <table:table-cell table:style-name="ce1" office:value-type="float" office:value="652147" calcext:value-type="float">
            <text:p>65214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27178" calcext:value-type="float">
            <text:p>227178</text:p>
          </table:table-cell>
          <table:table-cell table:style-name="ce1" office:value-type="string" calcext:value-type="string">
            <text:p>Muy buena presentación, da a conocer muy bien el emprendimiento. Responde todas las preguntas generadas.</text:p>
          </table:table-cell>
          <table:table-cell table:style-name="ce1" office:value-type="float" office:value="227178" calcext:value-type="float">
            <text:p>2271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5393" calcext:value-type="float">
            <text:p>375393</text:p>
          </table:table-cell>
          <table:table-cell table:style-name="ce1" office:value-type="string" calcext:value-type="string">
            <text:p>Exelente</text:p>
          </table:table-cell>
          <table:table-cell table:style-name="ce1" office:value-type="float" office:value="375393" calcext:value-type="float">
            <text:p>3753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460" calcext:value-type="float">
            <text:p>22460</text:p>
          </table:table-cell>
          <table:table-cell table:style-name="ce1" office:value-type="string" calcext:value-type="string">
            <text:p>Muchas gracias por sus comentarios.</text:p>
          </table:table-cell>
          <table:table-cell table:style-name="ce1" office:value-type="float" office:value="22460" calcext:value-type="float">
            <text:p>2246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70926" calcext:value-type="float">
            <text:p>170926</text:p>
          </table:table-cell>
          <table:table-cell table:style-name="ce1" office:value-type="string" calcext:value-type="string">
            <text:p>Detallar más la solución del <text:s/>el caso</text:p>
          </table:table-cell>
          <table:table-cell table:style-name="ce1" office:value-type="float" office:value="170926" calcext:value-type="float">
            <text:p>17092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78453" calcext:value-type="float">
            <text:p>378453</text:p>
          </table:table-cell>
          <table:table-cell table:style-name="ce1" office:value-type="string" calcext:value-type="string">
            <text:p>Bien hecho</text:p>
          </table:table-cell>
          <table:table-cell table:style-name="ce1" office:value-type="float" office:value="378453" calcext:value-type="float">
            <text:p>3784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902" calcext:value-type="float">
            <text:p>41902</text:p>
          </table:table-cell>
          <table:table-cell table:style-name="ce1" office:value-type="string" calcext:value-type="string">
            <text:p>EL problema del desperdicio de la comida se ha vuelto tanto económico como social ya que los hogares y los restaurantes son donde mas se desperdicia la comida ya que los hogares no comprar lo justo y los restaurants al ofrecen comida buffet se desperdicia de manera que influencia a nivel mundial</text:p>
          </table:table-cell>
          <table:table-cell table:style-name="ce1" office:value-type="float" office:value="41902" calcext:value-type="float">
            <text:p>4190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66687" calcext:value-type="float">
            <text:p>666687</text:p>
          </table:table-cell>
          <table:table-cell table:style-name="ce1" office:value-type="string" calcext:value-type="string">
            <text:p>no se visualiza la imagen de la infografía realizada</text:p>
          </table:table-cell>
          <table:table-cell table:style-name="ce1" office:value-type="float" office:value="666687" calcext:value-type="float">
            <text:p>66668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12136" calcext:value-type="float">
            <text:p>312136</text:p>
          </table:table-cell>
          <table:table-cell table:style-name="ce1" office:value-type="string" calcext:value-type="string">
            <text:p>Falta la habilidad social de COOPERACIÓN en el cuadro</text:p>
          </table:table-cell>
          <table:table-cell table:style-name="ce1" office:value-type="float" office:value="312136" calcext:value-type="float">
            <text:p>3121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5737" calcext:value-type="float">
            <text:p>515737</text:p>
          </table:table-cell>
          <table:table-cell table:style-name="ce1" office:value-type="string" calcext:value-type="string">
            <text:p>Tener cuidado con la redacción y puntuación</text:p>
          </table:table-cell>
          <table:table-cell table:style-name="ce1" office:value-type="float" office:value="515737" calcext:value-type="float">
            <text:p>51573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36718" calcext:value-type="float">
            <text:p>236718</text:p>
          </table:table-cell>
          <table:table-cell table:style-name="ce1" office:value-type="string" calcext:value-type="string">
            <text:p>Contiene los elementos de la planeación</text:p>
          </table:table-cell>
          <table:table-cell table:style-name="ce1" office:value-type="float" office:value="236718" calcext:value-type="float">
            <text:p>2367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1700" calcext:value-type="float">
            <text:p>551700</text:p>
          </table:table-cell>
          <table:table-cell table:style-name="ce1" office:value-type="string" calcext:value-type="string">
            <text:p>Muy bien desarrollado</text:p>
          </table:table-cell>
          <table:table-cell table:style-name="ce1" office:value-type="float" office:value="551700" calcext:value-type="float">
            <text:p>5517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6312" calcext:value-type="float">
            <text:p>506312</text:p>
          </table:table-cell>
          <table:table-cell table:style-name="ce1" office:value-type="string" calcext:value-type="string">
            <text:p>Lo bueno es que hizo la tarea</text:p>
          </table:table-cell>
          <table:table-cell table:style-name="ce1" office:value-type="float" office:value="506312" calcext:value-type="float">
            <text:p>5063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1239" calcext:value-type="float">
            <text:p>391239</text:p>
          </table:table-cell>
          <table:table-cell table:style-name="ce1" office:value-type="string" calcext:value-type="string">
            <text:p>bien</text:p>
          </table:table-cell>
          <table:table-cell table:style-name="ce1" office:value-type="float" office:value="391239" calcext:value-type="float">
            <text:p>3912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2913" calcext:value-type="float">
            <text:p>522913</text:p>
          </table:table-cell>
          <table:table-cell table:style-name="ce1" office:value-type="string" calcext:value-type="string">
            <text:p>bien</text:p>
          </table:table-cell>
          <table:table-cell table:style-name="ce1" office:value-type="float" office:value="522913" calcext:value-type="float">
            <text:p>5229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4960" calcext:value-type="float">
            <text:p>224960</text:p>
          </table:table-cell>
          <table:table-cell table:style-name="ce1" office:value-type="string" calcext:value-type="string">
            <text:p>Buen trabajo</text:p>
          </table:table-cell>
          <table:table-cell table:style-name="ce1" office:value-type="float" office:value="224960" calcext:value-type="float">
            <text:p>22496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8920" calcext:value-type="float">
            <text:p>528920</text:p>
          </table:table-cell>
          <table:table-cell table:style-name="ce1" office:value-type="string" calcext:value-type="string">
            <text:p>Rellenar los cuadros vacíos </text:p>
            <text:p/>
          </table:table-cell>
          <table:table-cell table:style-name="ce1" office:value-type="float" office:value="528920" calcext:value-type="float">
            <text:p>52892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08584" calcext:value-type="float">
            <text:p>508584</text:p>
          </table:table-cell>
          <table:table-cell table:style-name="ce1" office:value-type="string" calcext:value-type="string">
            <text:p>falta en enlace de la entrevista</text:p>
          </table:table-cell>
          <table:table-cell table:style-name="ce1" office:value-type="float" office:value="508584" calcext:value-type="float">
            <text:p>50858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53754" calcext:value-type="float">
            <text:p>253754</text:p>
          </table:table-cell>
          <table:table-cell table:style-name="ce1" office:value-type="string" calcext:value-type="string">
            <text:p>Especificar mejor el giro de negocios de la empresa, pues en la presentación de la misma, redunda.</text:p>
          </table:table-cell>
          <table:table-cell table:style-name="ce1" office:value-type="float" office:value="253754" calcext:value-type="float">
            <text:p>25375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54044" calcext:value-type="float">
            <text:p>154044</text:p>
          </table:table-cell>
          <table:table-cell table:style-name="ce1" office:value-type="string" calcext:value-type="string">
            <text:p>Muy bonito sigue así!</text:p>
          </table:table-cell>
          <table:table-cell table:style-name="ce1" office:value-type="float" office:value="154044" calcext:value-type="float">
            <text:p>1540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0716" calcext:value-type="float">
            <text:p>380716</text:p>
          </table:table-cell>
          <table:table-cell table:style-name="ce1" office:value-type="string" calcext:value-type="string">
            <text:p>Falta de utilización de recursos. Errores ortógraficos.</text:p>
          </table:table-cell>
          <table:table-cell table:style-name="ce1" office:value-type="float" office:value="380716" calcext:value-type="float">
            <text:p>38071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85503" calcext:value-type="float">
            <text:p>685503</text:p>
          </table:table-cell>
          <table:table-cell table:style-name="ce1" office:value-type="string" calcext:value-type="string">
            <text:p>Excelente</text:p>
          </table:table-cell>
          <table:table-cell table:style-name="ce1" office:value-type="float" office:value="685503" calcext:value-type="float">
            <text:p>6855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7506" calcext:value-type="float">
            <text:p>267506</text:p>
          </table:table-cell>
          <table:table-cell table:style-name="ce1" office:value-type="string" calcext:value-type="string">
            <text:p>No presenta el análisis FODA</text:p>
          </table:table-cell>
          <table:table-cell table:style-name="ce1" office:value-type="float" office:value="267506" calcext:value-type="float">
            <text:p>26750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58293" calcext:value-type="float">
            <text:p>458293</text:p>
          </table:table-cell>
          <table:table-cell table:style-name="ce1" office:value-type="string" calcext:value-type="string">
            <text:p>Felicitaciones pasate todo saludos desde el Tena</text:p>
          </table:table-cell>
          <table:table-cell table:style-name="ce1" office:value-type="float" office:value="458293" calcext:value-type="float">
            <text:p>4582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93" calcext:value-type="float">
            <text:p>2993</text:p>
          </table:table-cell>
          <table:table-cell table:style-name="ce1" office:value-type="string" calcext:value-type="string">
            <text:p>Los elementos para mi son los adecuados, no necesitaría más.</text:p>
          </table:table-cell>
          <table:table-cell table:style-name="ce1" office:value-type="float" office:value="2993" calcext:value-type="float">
            <text:p>29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2819" calcext:value-type="float">
            <text:p>252819</text:p>
          </table:table-cell>
          <table:table-cell table:style-name="ce1" office:value-type="string" calcext:value-type="string">
            <text:p>Buen trabajo:)</text:p>
          </table:table-cell>
          <table:table-cell table:style-name="ce1" office:value-type="float" office:value="252819" calcext:value-type="float">
            <text:p>2528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9752" calcext:value-type="float">
            <text:p>169752</text:p>
          </table:table-cell>
          <table:table-cell table:style-name="ce1" office:value-type="string" calcext:value-type="string">
            <text:p>Felicidades, usted también califique bien.</text:p>
          </table:table-cell>
          <table:table-cell table:style-name="ce1" office:value-type="float" office:value="169752" calcext:value-type="float">
            <text:p>16975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941" calcext:value-type="float">
            <text:p>16941</text:p>
          </table:table-cell>
          <table:table-cell table:style-name="ce1" office:value-type="string" calcext:value-type="string">
            <text:p>MUY BIEN</text:p>
          </table:table-cell>
          <table:table-cell table:style-name="ce1" office:value-type="float" office:value="16941" calcext:value-type="float">
            <text:p>169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072" calcext:value-type="float">
            <text:p>22072</text:p>
          </table:table-cell>
          <table:table-cell table:style-name="ce1" office:value-type="string" calcext:value-type="string">
            <text:p>No puedo evaluar porque no adjuntado respuesta. <text:s/>Creo que para poder <text:s/>evaluarlos debería la compañera subir el link de su respuesta.</text:p>
          </table:table-cell>
          <table:table-cell table:style-name="ce1" office:value-type="float" office:value="22072" calcext:value-type="float">
            <text:p>2207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6560" calcext:value-type="float">
            <text:p>26560</text:p>
          </table:table-cell>
          <table:table-cell table:style-name="ce1" office:value-type="string" calcext:value-type="string">
            <text:p>Usa diferentes convenciones a las especificadas en el modulo</text:p>
          </table:table-cell>
          <table:table-cell table:style-name="ce1" office:value-type="float" office:value="26560" calcext:value-type="float">
            <text:p>2656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58658" calcext:value-type="float">
            <text:p>258658</text:p>
          </table:table-cell>
          <table:table-cell table:style-name="ce1" office:value-type="string" calcext:value-type="string">
            <text:p>La referencias bibliográficas no cumplen con las normas.</text:p>
          </table:table-cell>
          <table:table-cell table:style-name="ce1" office:value-type="float" office:value="258658" calcext:value-type="float">
            <text:p>25865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68382" calcext:value-type="float">
            <text:p>168382</text:p>
          </table:table-cell>
          <table:table-cell table:style-name="ce1" office:value-type="string" calcext:value-type="string">
            <text:p>cumple los requisitos.</text:p>
          </table:table-cell>
          <table:table-cell table:style-name="ce1" office:value-type="float" office:value="168382" calcext:value-type="float">
            <text:p>1683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4545" calcext:value-type="float">
            <text:p>604545</text:p>
          </table:table-cell>
          <table:table-cell table:style-name="ce1" office:value-type="string" calcext:value-type="string">
            <text:p>Excelente trabajo.</text:p>
          </table:table-cell>
          <table:table-cell table:style-name="ce1" office:value-type="float" office:value="604545" calcext:value-type="float">
            <text:p>6045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9564" calcext:value-type="float">
            <text:p>659564</text:p>
          </table:table-cell>
          <table:table-cell table:style-name="ce1" office:value-type="string" calcext:value-type="string">
            <text:p>Excellent the word</text:p>
          </table:table-cell>
          <table:table-cell table:style-name="ce1" office:value-type="float" office:value="659564" calcext:value-type="float">
            <text:p>6595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2025" calcext:value-type="float">
            <text:p>572025</text:p>
          </table:table-cell>
          <table:table-cell table:style-name="ce1" office:value-type="string" calcext:value-type="string">
            <text:p>Exelente trabajo</text:p>
          </table:table-cell>
          <table:table-cell table:style-name="ce1" office:value-type="float" office:value="572025" calcext:value-type="float">
            <text:p>5720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5017" calcext:value-type="float">
            <text:p>495017</text:p>
          </table:table-cell>
          <table:table-cell table:style-name="ce1" office:value-type="string" calcext:value-type="string">
            <text:p>Tiene un lindo cuento que aportará <text:s/>en el aprendizaje del niño.</text:p>
          </table:table-cell>
          <table:table-cell table:style-name="ce1" office:value-type="float" office:value="495017" calcext:value-type="float">
            <text:p>49501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419" calcext:value-type="float">
            <text:p>47419</text:p>
          </table:table-cell>
          <table:table-cell table:style-name="ce1" office:value-type="string" calcext:value-type="string">
            <text:p>Sería muy útil que la innovación se centre en la inmediatez del proceso del mensaje del emisor, para efectos que el oyente (Sordo) lo entienda rápidamente y a su vez genere una conversación normal. Sin embargo, me gusta. </text:p>
            <text:p/>
            <text:p>Exitos!</text:p>
          </table:table-cell>
          <table:table-cell table:style-name="ce1" office:value-type="float" office:value="47419" calcext:value-type="float">
            <text:p>4741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14619" calcext:value-type="float">
            <text:p>214619</text:p>
          </table:table-cell>
          <table:table-cell table:style-name="ce1" office:value-type="string" calcext:value-type="string">
            <text:p>Puede mejorar significativamente, si bien definie el metodo de muestreo, en cuanto a la poblacion seleccionada solo tiene claro que el muestreo estratificado permmite dividir en subgrupos la poblacion muestral mas no define bien su poblacion muestral</text:p>
          </table:table-cell>
          <table:table-cell table:style-name="ce1" office:value-type="float" office:value="214619" calcext:value-type="float">
            <text:p>21461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5093" calcext:value-type="float">
            <text:p>25093</text:p>
          </table:table-cell>
          <table:table-cell table:style-name="ce1" office:value-type="string" calcext:value-type="string">
            <text:p>Me parece bien que haya tomado en cuenta el involucrar a la familia en el proceso al cual quiere hacer un cambio, ya que familia y educación van a la par somos una Comunidad y de esta depende su positivo desarrllo y mejora.</text:p>
          </table:table-cell>
          <table:table-cell table:style-name="ce1" office:value-type="float" office:value="25093" calcext:value-type="float">
            <text:p>2509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25295" calcext:value-type="float">
            <text:p>325295</text:p>
          </table:table-cell>
          <table:table-cell table:style-name="ce1" office:value-type="string" calcext:value-type="string">
            <text:p>EXCELENTE TRABAJO</text:p>
          </table:table-cell>
          <table:table-cell table:style-name="ce1" office:value-type="float" office:value="325295" calcext:value-type="float">
            <text:p>3252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1303" calcext:value-type="float">
            <text:p>461303</text:p>
          </table:table-cell>
          <table:table-cell table:style-name="ce1" office:value-type="string" calcext:value-type="string">
            <text:p>Excelente trabajo</text:p>
          </table:table-cell>
          <table:table-cell table:style-name="ce1" office:value-type="float" office:value="461303" calcext:value-type="float">
            <text:p>4613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3942" calcext:value-type="float">
            <text:p>683942</text:p>
          </table:table-cell>
          <table:table-cell table:style-name="ce1" office:value-type="string" calcext:value-type="string">
            <text:p>muy bien</text:p>
          </table:table-cell>
          <table:table-cell table:style-name="ce1" office:value-type="float" office:value="683942" calcext:value-type="float">
            <text:p>6839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8722" calcext:value-type="float">
            <text:p>408722</text:p>
          </table:table-cell>
          <table:table-cell table:style-name="ce1" office:value-type="string" calcext:value-type="string">
            <text:p>Indicar algún fármaco de apoyo.</text:p>
          </table:table-cell>
          <table:table-cell table:style-name="ce1" office:value-type="float" office:value="408722" calcext:value-type="float">
            <text:p>40872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22474" calcext:value-type="float">
            <text:p>322474</text:p>
          </table:table-cell>
          <table:table-cell table:style-name="ce4" office:value-type="string" calcext:value-type="string">
            <text:p><text:a xlink:href="http://dataviz.utpl.edu.ec/opencampus/revisar.htm?hash=daf8a577b8f95a4340b0428ac86eea81" xlink:type="simple">http://dataviz.utpl.edu.ec/opencampus/revisar.htm?hash=daf8a577b8f95a4340b0428ac86eea81</text:a></text:p>
          </table:table-cell>
          <table:table-cell table:style-name="ce1" office:value-type="float" office:value="322474" calcext:value-type="float">
            <text:p>32247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82783" calcext:value-type="float">
            <text:p>282783</text:p>
          </table:table-cell>
          <table:table-cell table:style-name="ce1" office:value-type="string" calcext:value-type="string">
            <text:p>Felicidades!!!</text:p>
          </table:table-cell>
          <table:table-cell table:style-name="ce1" office:value-type="float" office:value="282783" calcext:value-type="float">
            <text:p>2827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3642" calcext:value-type="float">
            <text:p>73642</text:p>
          </table:table-cell>
          <table:table-cell table:style-name="ce1" office:value-type="string" calcext:value-type="string">
            <text:p>El reto consistía en realizar una infografía de un tema de su interes, aplicando la combinación los textos que se pidio.</text:p>
          </table:table-cell>
          <table:table-cell table:style-name="ce1" office:value-type="float" office:value="73642" calcext:value-type="float">
            <text:p>7364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90639" calcext:value-type="float">
            <text:p>490639</text:p>
          </table:table-cell>
          <table:table-cell table:style-name="ce1" office:value-type="string" calcext:value-type="string">
            <text:p>Buen aporte</text:p>
          </table:table-cell>
          <table:table-cell table:style-name="ce1" office:value-type="float" office:value="490639" calcext:value-type="float">
            <text:p>4906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4929" calcext:value-type="float">
            <text:p>324929</text:p>
          </table:table-cell>
          <table:table-cell table:style-name="ce1" office:value-type="string" calcext:value-type="string">
            <text:p>ok</text:p>
            <text:p/>
            <text:p/>
          </table:table-cell>
          <table:table-cell table:style-name="ce1" office:value-type="float" office:value="324929" calcext:value-type="float">
            <text:p>32492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78899" calcext:value-type="float">
            <text:p>278899</text:p>
          </table:table-cell>
          <table:table-cell table:style-name="ce1" office:value-type="string" calcext:value-type="string">
            <text:p>excelente trabajo</text:p>
          </table:table-cell>
          <table:table-cell table:style-name="ce1" office:value-type="float" office:value="278899" calcext:value-type="float">
            <text:p>27889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29964" calcext:value-type="float">
            <text:p>129964</text:p>
          </table:table-cell>
          <table:table-cell table:style-name="ce1" office:value-type="string" calcext:value-type="string">
            <text:p>la pregunta 2, 3 y 5, en mi opinión parecen tener el mismo objetivo...es preferible especificar mejor esas preguntas.</text:p>
          </table:table-cell>
          <table:table-cell table:style-name="ce1" office:value-type="float" office:value="129964" calcext:value-type="float">
            <text:p>12996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72324" calcext:value-type="float">
            <text:p>272324</text:p>
          </table:table-cell>
          <table:table-cell table:style-name="ce1" office:value-type="string" calcext:value-type="string">
            <text:p>El trabajo no cuenta con lo requerido</text:p>
          </table:table-cell>
          <table:table-cell table:style-name="ce1" office:value-type="float" office:value="272324" calcext:value-type="float">
            <text:p>27232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87265" calcext:value-type="float">
            <text:p>287265</text:p>
          </table:table-cell>
          <table:table-cell table:style-name="ce1" office:value-type="string" calcext:value-type="string">
            <text:p>esta medio hecho</text:p>
          </table:table-cell>
          <table:table-cell table:style-name="ce1" office:value-type="float" office:value="287265" calcext:value-type="float">
            <text:p>28726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89247" calcext:value-type="float">
            <text:p>89247</text:p>
          </table:table-cell>
          <table:table-cell table:style-name="ce1" office:value-type="string" calcext:value-type="string">
            <text:p>Sugiero que debe especificar un poco más las respuestas considerando el contenido que se abarcó en la primera semana. Las respuestas de la primera y segunda pregunta son iguales, es decir, no hay diferencia entre los actores directos e indirectos.</text:p>
            <text:p/>
          </table:table-cell>
          <table:table-cell table:style-name="ce1" office:value-type="float" office:value="89247" calcext:value-type="float">
            <text:p>8924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6526" calcext:value-type="float">
            <text:p>66526</text:p>
          </table:table-cell>
          <table:table-cell table:style-name="ce1" office:value-type="string" calcext:value-type="string">
            <text:p>el trabajo esta completo y esta bien.</text:p>
          </table:table-cell>
          <table:table-cell table:style-name="ce1" office:value-type="float" office:value="66526" calcext:value-type="float">
            <text:p>665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7253" calcext:value-type="float">
            <text:p>617253</text:p>
          </table:table-cell>
          <table:table-cell table:style-name="ce1" office:value-type="string" calcext:value-type="string">
            <text:p>Muy bien el trabajo</text:p>
          </table:table-cell>
          <table:table-cell table:style-name="ce1" office:value-type="float" office:value="617253" calcext:value-type="float">
            <text:p>6172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2147" calcext:value-type="float">
            <text:p>582147</text:p>
          </table:table-cell>
          <table:table-cell table:style-name="ce1" office:value-type="string" calcext:value-type="string">
            <text:p>Si en realidad se merece el 100*100</text:p>
          </table:table-cell>
          <table:table-cell table:style-name="ce1" office:value-type="float" office:value="582147" calcext:value-type="float">
            <text:p>5821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5005" calcext:value-type="float">
            <text:p>445005</text:p>
          </table:table-cell>
          <table:table-cell table:style-name="ce1" office:value-type="string" calcext:value-type="string">
            <text:p>No presenta discusión bibliográfica del experimento.</text:p>
            <text:p>No posee citas bibliográficas.</text:p>
          </table:table-cell>
          <table:table-cell table:style-name="ce1" office:value-type="float" office:value="445005" calcext:value-type="float">
            <text:p>44500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9130" calcext:value-type="float">
            <text:p>59130</text:p>
          </table:table-cell>
          <table:table-cell table:style-name="ce1" office:value-type="string" calcext:value-type="string">
            <text:p>Felicitaciones</text:p>
          </table:table-cell>
          <table:table-cell table:style-name="ce1" office:value-type="float" office:value="59130" calcext:value-type="float">
            <text:p>591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7885" calcext:value-type="float">
            <text:p>507885</text:p>
          </table:table-cell>
          <table:table-cell table:style-name="ce1" office:value-type="string" calcext:value-type="string">
            <text:p>EXCELENTES FOTOGRAFIAS</text:p>
          </table:table-cell>
          <table:table-cell table:style-name="ce1" office:value-type="float" office:value="507885" calcext:value-type="float">
            <text:p>5078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2680" calcext:value-type="float">
            <text:p>322680</text:p>
          </table:table-cell>
          <table:table-cell table:style-name="ce1" office:value-type="string" calcext:value-type="string">
            <text:p>No se visualiza la respuesta a la pregunta 2</text:p>
          </table:table-cell>
          <table:table-cell table:style-name="ce1" office:value-type="float" office:value="322680" calcext:value-type="float">
            <text:p>32268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54446" calcext:value-type="float">
            <text:p>554446</text:p>
          </table:table-cell>
          <table:table-cell table:style-name="ce1" office:value-type="string" calcext:value-type="string">
            <text:p>Excelente trabajo.</text:p>
          </table:table-cell>
          <table:table-cell table:style-name="ce1" office:value-type="float" office:value="554446" calcext:value-type="float">
            <text:p>5544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5345" calcext:value-type="float">
            <text:p>325345</text:p>
          </table:table-cell>
          <table:table-cell table:style-name="ce1" office:value-type="string" calcext:value-type="string">
            <text:p>Buen trabajo!</text:p>
          </table:table-cell>
          <table:table-cell table:style-name="ce1" office:value-type="float" office:value="325345" calcext:value-type="float">
            <text:p>3253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889" calcext:value-type="float">
            <text:p>44889</text:p>
          </table:table-cell>
          <table:table-cell table:style-name="ce1" office:value-type="string" calcext:value-type="string">
            <text:p>es un collage de fotos y documentos, no se ve reflejado la infografía. </text:p>
          </table:table-cell>
          <table:table-cell table:style-name="ce1" office:value-type="float" office:value="44889" calcext:value-type="float">
            <text:p>4488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4937" calcext:value-type="float">
            <text:p>614937</text:p>
          </table:table-cell>
          <table:table-cell table:style-name="ce1" office:value-type="string" calcext:value-type="string">
            <text:p>Es muy importante tomas en cuenta los sentimientos de los niños, ellos son los más afectados ante cualquier discusión. Nunca hay que dejar una mínima duda del amor hacia a ellos.</text:p>
          </table:table-cell>
          <table:table-cell table:style-name="ce1" office:value-type="float" office:value="614937" calcext:value-type="float">
            <text:p>61493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91595" calcext:value-type="float">
            <text:p>491595</text:p>
          </table:table-cell>
          <table:table-cell table:style-name="ce1" office:value-type="string" calcext:value-type="string">
            <text:p>Excelente calificado por: <text:s/>Lehisy Valarezo</text:p>
          </table:table-cell>
          <table:table-cell table:style-name="ce1" office:value-type="float" office:value="491595" calcext:value-type="float">
            <text:p>4915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302" calcext:value-type="float">
            <text:p>30302</text:p>
          </table:table-cell>
          <table:table-cell table:style-name="ce1" office:value-type="string" calcext:value-type="string">
            <text:p>Excelente trabajo</text:p>
          </table:table-cell>
          <table:table-cell table:style-name="ce1" office:value-type="float" office:value="30302" calcext:value-type="float">
            <text:p>303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1692" calcext:value-type="float">
            <text:p>331692</text:p>
          </table:table-cell>
          <table:table-cell table:style-name="ce1" office:value-type="string" calcext:value-type="string">
            <text:p>Excelente trabajo,</text:p>
            <text:p/>
            <text:p>Éxitos en este curso...</text:p>
          </table:table-cell>
          <table:table-cell table:style-name="ce1" office:value-type="float" office:value="331692" calcext:value-type="float">
            <text:p>3316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216" calcext:value-type="float">
            <text:p>51216</text:p>
          </table:table-cell>
          <table:table-cell table:style-name="ce1" office:value-type="string" calcext:value-type="string">
            <text:p>Debía calificar los trabajos de otros compañeros (twitter, facebook, etc) y sugerir algún comentario , pero el contenido es bastante interesante </text:p>
            <text:p>Siga adelante </text:p>
          </table:table-cell>
          <table:table-cell table:style-name="ce1" office:value-type="float" office:value="51216" calcext:value-type="float">
            <text:p>5121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92746" calcext:value-type="float">
            <text:p>292746</text:p>
          </table:table-cell>
          <table:table-cell table:style-name="ce1" office:value-type="string" calcext:value-type="string">
            <text:p>Hay variedad de plantas que son medicinales de las cuales muchos desconocemos sus beneficios, a través de estos cursos podemos adquirir conocimientos sobre plantas medicinales que curan diferentes tipos de dolencias.</text:p>
          </table:table-cell>
          <table:table-cell table:style-name="ce1" office:value-type="float" office:value="292746" calcext:value-type="float">
            <text:p>292746</text:p>
          </table:table-cell>
          <table:table-cell table:style-name="ce1" office:value-type="string" calcext:value-type="string">
            <text:p>NUE</text:p>
          </table:table-cell>
          <table:table-cell table:number-columns-repeated="1020"/>
        </table:table-row>
        <table:table-row table:style-name="ro1">
          <table:table-cell table:style-name="ce1" office:value-type="float" office:value="266993" calcext:value-type="float">
            <text:p>266993</text:p>
          </table:table-cell>
          <table:table-cell table:style-name="ce1" office:value-type="string" calcext:value-type="string">
            <text:p>llegar a un acuerdo donde Juana de manera educada le diga lo que le molesta de rosa y rosa hacerse cargo de los daños que produjo su fuga de agua también evitar hacer mucho ruido que pueda ocasionar problema con los vecinos</text:p>
          </table:table-cell>
          <table:table-cell table:style-name="ce1" office:value-type="float" office:value="266993" calcext:value-type="float">
            <text:p>26699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20188" calcext:value-type="float">
            <text:p>620188</text:p>
          </table:table-cell>
          <table:table-cell table:style-name="ce1" office:value-type="string" calcext:value-type="string">
            <text:p>me parece bueno</text:p>
          </table:table-cell>
          <table:table-cell table:style-name="ce1" office:value-type="float" office:value="620188" calcext:value-type="float">
            <text:p>62018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8666" calcext:value-type="float">
            <text:p>518666</text:p>
          </table:table-cell>
          <table:table-cell table:style-name="ce1" office:value-type="string" calcext:value-type="string">
            <text:p>Bueno</text:p>
          </table:table-cell>
          <table:table-cell table:style-name="ce1" office:value-type="float" office:value="518666" calcext:value-type="float">
            <text:p>5186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4751" calcext:value-type="float">
            <text:p>554751</text:p>
          </table:table-cell>
          <table:table-cell table:style-name="ce1" office:value-type="string" calcext:value-type="string">
            <text:p>EXCELENTE</text:p>
          </table:table-cell>
          <table:table-cell table:style-name="ce1" office:value-type="float" office:value="554751" calcext:value-type="float">
            <text:p>5547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8104" calcext:value-type="float">
            <text:p>238104</text:p>
          </table:table-cell>
          <table:table-cell table:style-name="ce1" office:value-type="string" calcext:value-type="string">
            <text:p>Excelente trabajo</text:p>
          </table:table-cell>
          <table:table-cell table:style-name="ce1" office:value-type="float" office:value="238104" calcext:value-type="float">
            <text:p>2381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6087" calcext:value-type="float">
            <text:p>496087</text:p>
          </table:table-cell>
          <table:table-cell table:style-name="ce1" office:value-type="string" calcext:value-type="string">
            <text:p>no tengo mucho que decir, mas que felicitaciones un buen trabajo me gusto la historia y hacer en STOP MOTION es una idea muy creativa. Congratulations </text:p>
          </table:table-cell>
          <table:table-cell table:style-name="ce1" office:value-type="float" office:value="496087" calcext:value-type="float">
            <text:p>4960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8342" calcext:value-type="float">
            <text:p>578342</text:p>
          </table:table-cell>
          <table:table-cell table:style-name="ce1" office:value-type="string" calcext:value-type="string">
            <text:p>Buen trabajo</text:p>
          </table:table-cell>
          <table:table-cell table:style-name="ce1" office:value-type="float" office:value="578342" calcext:value-type="float">
            <text:p>5783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1191" calcext:value-type="float">
            <text:p>291191</text:p>
          </table:table-cell>
          <table:table-cell table:style-name="ce1" office:value-type="string" calcext:value-type="string">
            <text:p>Excelente Trabajo.</text:p>
          </table:table-cell>
          <table:table-cell table:style-name="ce1" office:value-type="float" office:value="291191" calcext:value-type="float">
            <text:p>2911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8798" calcext:value-type="float">
            <text:p>338798</text:p>
          </table:table-cell>
          <table:table-cell table:style-name="ce1" office:value-type="string" calcext:value-type="string">
            <text:p>Buen trabajo!</text:p>
          </table:table-cell>
          <table:table-cell table:style-name="ce1" office:value-type="float" office:value="338798" calcext:value-type="float">
            <text:p>3387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085" calcext:value-type="float">
            <text:p>7085</text:p>
          </table:table-cell>
          <table:table-cell table:style-name="ce1" office:value-type="string" calcext:value-type="string">
            <text:p>jcev</text:p>
          </table:table-cell>
          <table:table-cell table:style-name="ce1" office:value-type="float" office:value="7085" calcext:value-type="float">
            <text:p>708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25159" calcext:value-type="float">
            <text:p>225159</text:p>
          </table:table-cell>
          <table:table-cell table:style-name="ce1" office:value-type="string" calcext:value-type="string">
            <text:p>Creo que se confundió</text:p>
          </table:table-cell>
          <table:table-cell table:style-name="ce1" office:value-type="float" office:value="225159" calcext:value-type="float">
            <text:p>22515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83122" calcext:value-type="float">
            <text:p>383122</text:p>
          </table:table-cell>
          <table:table-cell table:style-name="ce1" office:value-type="string" calcext:value-type="string">
            <text:p>la ultima respuesta satisface tan solo a una parte y no a ambas</text:p>
          </table:table-cell>
          <table:table-cell table:style-name="ce1" office:value-type="float" office:value="383122" calcext:value-type="float">
            <text:p>38312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32263" calcext:value-type="float">
            <text:p>132263</text:p>
          </table:table-cell>
          <table:table-cell table:style-name="ce1" office:value-type="string" calcext:value-type="string">
            <text:p>Cumple con lo establecido</text:p>
          </table:table-cell>
          <table:table-cell table:style-name="ce1" office:value-type="float" office:value="132263" calcext:value-type="float">
            <text:p>1322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1202" calcext:value-type="float">
            <text:p>511202</text:p>
          </table:table-cell>
          <table:table-cell table:style-name="ce1" office:value-type="string" calcext:value-type="string">
            <text:p>muy bien:)</text:p>
            <text:p/>
          </table:table-cell>
          <table:table-cell table:style-name="ce1" office:value-type="float" office:value="511202" calcext:value-type="float">
            <text:p>5112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4364" calcext:value-type="float">
            <text:p>164364</text:p>
          </table:table-cell>
          <table:table-cell table:style-name="ce1" office:value-type="string" calcext:value-type="string">
            <text:p>PREGUNTAS CONCRETAS</text:p>
          </table:table-cell>
          <table:table-cell table:style-name="ce1" office:value-type="float" office:value="164364" calcext:value-type="float">
            <text:p>1643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7983" calcext:value-type="float">
            <text:p>387983</text:p>
          </table:table-cell>
          <table:table-cell table:style-name="ce1" office:value-type="string" calcext:value-type="string">
            <text:p>falta imagenes y un poco mas de contenido, falta investigación, fondo y forma</text:p>
          </table:table-cell>
          <table:table-cell table:style-name="ce1" office:value-type="float" office:value="387983" calcext:value-type="float">
            <text:p>38798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7336" calcext:value-type="float">
            <text:p>37336</text:p>
          </table:table-cell>
          <table:table-cell table:style-name="ce1" office:value-type="string" calcext:value-type="string">
            <text:p>exlente todo</text:p>
          </table:table-cell>
          <table:table-cell table:style-name="ce1" office:value-type="float" office:value="37336" calcext:value-type="float">
            <text:p>373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1588" calcext:value-type="float">
            <text:p>421588</text:p>
          </table:table-cell>
          <table:table-cell table:style-name="ce1" office:value-type="string" calcext:value-type="string">
            <text:p>muy buen trabajo</text:p>
          </table:table-cell>
          <table:table-cell table:style-name="ce1" office:value-type="float" office:value="421588" calcext:value-type="float">
            <text:p>42158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1939" calcext:value-type="float">
            <text:p>341939</text:p>
          </table:table-cell>
          <table:table-cell table:style-name="ce1" office:value-type="string" calcext:value-type="string">
            <text:p>I like! Very good</text:p>
          </table:table-cell>
          <table:table-cell table:style-name="ce1" office:value-type="float" office:value="341939" calcext:value-type="float">
            <text:p>3419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7342" calcext:value-type="float">
            <text:p>297342</text:p>
          </table:table-cell>
          <table:table-cell table:style-name="ce1" office:value-type="string" calcext:value-type="string">
            <text:p>El link colocado genera un error al intentar ingresar, sin embargo he colocado la nota completa. </text:p>
          </table:table-cell>
          <table:table-cell table:style-name="ce1" office:value-type="float" office:value="297342" calcext:value-type="float">
            <text:p>29734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37227" calcext:value-type="float">
            <text:p>237227</text:p>
          </table:table-cell>
          <table:table-cell table:style-name="ce1" office:value-type="string" calcext:value-type="string">
            <text:p>El trabajo tiene 1objetivo, 1 estrategia, hace el analisis FODA, pero no obtiene las estrategias FO, DO, FA, DA.</text:p>
          </table:table-cell>
          <table:table-cell table:style-name="ce1" office:value-type="float" office:value="237227" calcext:value-type="float">
            <text:p>23722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24131" calcext:value-type="float">
            <text:p>624131</text:p>
          </table:table-cell>
          <table:table-cell table:style-name="ce1" office:value-type="float" office:value="15" calcext:value-type="float">
            <text:p>15</text:p>
          </table:table-cell>
          <table:table-cell table:style-name="ce1" office:value-type="float" office:value="624131" calcext:value-type="float">
            <text:p>62413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46382" calcext:value-type="float">
            <text:p>546382</text:p>
          </table:table-cell>
          <table:table-cell table:style-name="ce1" office:value-type="string" calcext:value-type="string">
            <text:p>Muy bien redactado y especificado</text:p>
          </table:table-cell>
          <table:table-cell table:style-name="ce1" office:value-type="float" office:value="546382" calcext:value-type="float">
            <text:p>5463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945" calcext:value-type="float">
            <text:p>19945</text:p>
          </table:table-cell>
          <table:table-cell table:style-name="ce1" office:value-type="string" calcext:value-type="string">
            <text:p>Felicitaciones</text:p>
          </table:table-cell>
          <table:table-cell table:style-name="ce1" office:value-type="float" office:value="19945" calcext:value-type="float">
            <text:p>199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4439" calcext:value-type="float">
            <text:p>134439</text:p>
          </table:table-cell>
          <table:table-cell table:style-name="ce1" office:value-type="string" calcext:value-type="string">
            <text:p>la posición es la negación de ambas partes (lo confundes con el interés)</text:p>
          </table:table-cell>
          <table:table-cell table:style-name="ce1" office:value-type="float" office:value="134439" calcext:value-type="float">
            <text:p>13443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56421" calcext:value-type="float">
            <text:p>256421</text:p>
          </table:table-cell>
          <table:table-cell table:style-name="ce1" office:value-type="string" calcext:value-type="string">
            <text:p>La Información recopilada y descrita por el compañero, guarda relación con productos naturales e industriales de la zona.</text:p>
          </table:table-cell>
          <table:table-cell table:style-name="ce1" office:value-type="float" office:value="256421" calcext:value-type="float">
            <text:p>25642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15927" calcext:value-type="float">
            <text:p>615927</text:p>
          </table:table-cell>
          <table:table-cell table:style-name="ce1" office:value-type="string" calcext:value-type="string">
            <text:p>Excelente analisis.</text:p>
          </table:table-cell>
          <table:table-cell table:style-name="ce1" office:value-type="float" office:value="615927" calcext:value-type="float">
            <text:p>6159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8463" calcext:value-type="float">
            <text:p>618463</text:p>
          </table:table-cell>
          <table:table-cell table:style-name="ce1" office:value-type="string" calcext:value-type="string">
            <text:p>Excelente trabajo</text:p>
          </table:table-cell>
          <table:table-cell table:style-name="ce1" office:value-type="float" office:value="618463" calcext:value-type="float">
            <text:p>6184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9887" calcext:value-type="float">
            <text:p>289887</text:p>
          </table:table-cell>
          <table:table-cell table:style-name="ce1" office:value-type="string" calcext:value-type="string">
            <text:p>Le falta ampliar un poco mas la información</text:p>
          </table:table-cell>
          <table:table-cell table:style-name="ce1" office:value-type="float" office:value="289887" calcext:value-type="float">
            <text:p>28988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50996" calcext:value-type="float">
            <text:p>650996</text:p>
          </table:table-cell>
          <table:table-cell table:style-name="ce1" office:value-type="string" calcext:value-type="string">
            <text:p>Mejorar los contenidos nutricionales</text:p>
          </table:table-cell>
          <table:table-cell table:style-name="ce1" office:value-type="float" office:value="650996" calcext:value-type="float">
            <text:p>65099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95801" calcext:value-type="float">
            <text:p>495801</text:p>
          </table:table-cell>
          <table:table-cell table:style-name="ce1" office:value-type="string" calcext:value-type="string">
            <text:p><text:s/>Saludos Cordiales, a luchar contra los prejuicios y muchos ánimos para vencerlos...</text:p>
          </table:table-cell>
          <table:table-cell table:style-name="ce1" office:value-type="float" office:value="495801" calcext:value-type="float">
            <text:p>4958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9337" calcext:value-type="float">
            <text:p>259337</text:p>
          </table:table-cell>
          <table:table-cell table:style-name="ce1" office:value-type="string" calcext:value-type="string">
            <text:p>primer plano no corta cabeza</text:p>
          </table:table-cell>
          <table:table-cell table:style-name="ce1" office:value-type="float" office:value="259337" calcext:value-type="float">
            <text:p>25933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20766" calcext:value-type="float">
            <text:p>120766</text:p>
          </table:table-cell>
          <table:table-cell table:style-name="ce1" office:value-type="string" calcext:value-type="string">
            <text:p>Las respuestas son cortas y muy simples, casi obvias.</text:p>
          </table:table-cell>
          <table:table-cell table:style-name="ce1" office:value-type="float" office:value="120766" calcext:value-type="float">
            <text:p>12076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92305" calcext:value-type="float">
            <text:p>492305</text:p>
          </table:table-cell>
          <table:table-cell table:style-name="ce1" office:value-type="string" calcext:value-type="string">
            <text:p>Debe regirse a lo que se pide</text:p>
          </table:table-cell>
          <table:table-cell table:style-name="ce1" office:value-type="float" office:value="492305" calcext:value-type="float">
            <text:p>49230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35521" calcext:value-type="float">
            <text:p>135521</text:p>
          </table:table-cell>
          <table:table-cell table:style-name="ce1" office:value-type="string" calcext:value-type="string">
            <text:p>Debe leer bien las instrucciones para no tener inconvenientes</text:p>
          </table:table-cell>
          <table:table-cell table:style-name="ce1" office:value-type="float" office:value="135521" calcext:value-type="float">
            <text:p>13552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24417" calcext:value-type="float">
            <text:p>424417</text:p>
          </table:table-cell>
          <table:table-cell table:style-name="ce1" office:value-type="string" calcext:value-type="string">
            <text:p>El trabajo cuenta únicamente con una referencia bibliográfica. Se podría citar la Ley, sin embargo, es un buen trabajo ya que demuestra dedicación.</text:p>
          </table:table-cell>
          <table:table-cell table:style-name="ce1" office:value-type="float" office:value="424417" calcext:value-type="float">
            <text:p>42441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2089" calcext:value-type="float">
            <text:p>572089</text:p>
          </table:table-cell>
          <table:table-cell table:style-name="ce1" office:value-type="string" calcext:value-type="string">
            <text:p>buena presentacion compañero (a)</text:p>
          </table:table-cell>
          <table:table-cell table:style-name="ce1" office:value-type="float" office:value="572089" calcext:value-type="float">
            <text:p>57208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239" calcext:value-type="float">
            <text:p>25239</text:p>
          </table:table-cell>
          <table:table-cell table:style-name="ce1" office:value-type="string" calcext:value-type="string">
            <text:p>pienso que todo trabajo se merece una buena calificación por la investigación y el tiempo dedicado siempre hay que seguir adelante</text:p>
          </table:table-cell>
          <table:table-cell table:style-name="ce1" office:value-type="float" office:value="25239" calcext:value-type="float">
            <text:p>252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1958" calcext:value-type="float">
            <text:p>481958</text:p>
          </table:table-cell>
          <table:table-cell table:style-name="ce1" office:value-type="string" calcext:value-type="string">
            <text:p>Ok</text:p>
          </table:table-cell>
          <table:table-cell table:style-name="ce1" office:value-type="float" office:value="481958" calcext:value-type="float">
            <text:p>48195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15687" calcext:value-type="float">
            <text:p>515687</text:p>
          </table:table-cell>
          <table:table-cell table:style-name="ce1" office:value-type="string" calcext:value-type="string">
            <text:p>Excelente trabajo</text:p>
          </table:table-cell>
          <table:table-cell table:style-name="ce1" office:value-type="float" office:value="515687" calcext:value-type="float">
            <text:p>5156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8096" calcext:value-type="float">
            <text:p>338096</text:p>
          </table:table-cell>
          <table:table-cell table:style-name="ce1" office:value-type="string" calcext:value-type="string">
            <text:p>No hay IMAGEN</text:p>
          </table:table-cell>
          <table:table-cell table:style-name="ce1" office:value-type="float" office:value="338096" calcext:value-type="float">
            <text:p>33809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20142" calcext:value-type="float">
            <text:p>520142</text:p>
          </table:table-cell>
          <table:table-cell table:style-name="ce1" office:value-type="string" calcext:value-type="string">
            <text:p>Excede con el cumplimiento de los requisitos del reto.</text:p>
          </table:table-cell>
          <table:table-cell table:style-name="ce1" office:value-type="float" office:value="520142" calcext:value-type="float">
            <text:p>5201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4372" calcext:value-type="float">
            <text:p>464372</text:p>
          </table:table-cell>
          <table:table-cell table:style-name="ce1" office:value-type="string" calcext:value-type="string">
            <text:p>BUEN TRABAJO</text:p>
          </table:table-cell>
          <table:table-cell table:style-name="ce1" office:value-type="float" office:value="464372" calcext:value-type="float">
            <text:p>4643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3875" calcext:value-type="float">
            <text:p>373875</text:p>
          </table:table-cell>
          <table:table-cell table:style-name="ce1" office:value-type="string" calcext:value-type="string">
            <text:p>BUEN TRABAJO</text:p>
          </table:table-cell>
          <table:table-cell table:style-name="ce1" office:value-type="float" office:value="373875" calcext:value-type="float">
            <text:p>3738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2286" calcext:value-type="float">
            <text:p>162286</text:p>
          </table:table-cell>
          <table:table-cell table:style-name="ce1" office:value-type="string" calcext:value-type="string">
            <text:p>No veo la respuesta del trabajo no sale la imagen ni nada</text:p>
          </table:table-cell>
          <table:table-cell table:style-name="ce1" office:value-type="float" office:value="162286" calcext:value-type="float">
            <text:p>16228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24371" calcext:value-type="float">
            <text:p>324371</text:p>
          </table:table-cell>
          <table:table-cell table:style-name="ce1" office:value-type="string" calcext:value-type="string">
            <text:p>El esfuerzo es importante al desarrollo de actividades</text:p>
          </table:table-cell>
          <table:table-cell table:style-name="ce1" office:value-type="float" office:value="324371" calcext:value-type="float">
            <text:p>32437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26257" calcext:value-type="float">
            <text:p>526257</text:p>
          </table:table-cell>
          <table:table-cell table:style-name="ce1" office:value-type="string" calcext:value-type="string">
            <text:p>Excelente trabajo</text:p>
          </table:table-cell>
          <table:table-cell table:style-name="ce1" office:value-type="float" office:value="526257" calcext:value-type="float">
            <text:p>5262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9535" calcext:value-type="float">
            <text:p>119535</text:p>
          </table:table-cell>
          <table:table-cell table:style-name="ce1" office:value-type="string" calcext:value-type="string">
            <text:p>Preguntas dispersas, no conducen a la intención de compra</text:p>
          </table:table-cell>
          <table:table-cell table:style-name="ce1" office:value-type="float" office:value="119535" calcext:value-type="float">
            <text:p>1195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4704" calcext:value-type="float">
            <text:p>104704</text:p>
          </table:table-cell>
          <table:table-cell table:style-name="ce1" office:value-type="string" calcext:value-type="string">
            <text:p>Hiciste un buen trabajo, las universidades ahora en su malla han incluido ciertas materias que refuerzan el tema de emprendimiento. <text:s/>La información que encontraste es verificable y de mucha utilidad para nuestro curso, estamos aprendiendo u organizando nuestras ideas. <text:s/>Mucha suerte.</text:p>
          </table:table-cell>
          <table:table-cell table:style-name="ce1" office:value-type="float" office:value="104704" calcext:value-type="float">
            <text:p>1047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6240" calcext:value-type="float">
            <text:p>226240</text:p>
          </table:table-cell>
          <table:table-cell table:style-name="ce1" office:value-type="string" calcext:value-type="string">
            <text:p>Bien</text:p>
          </table:table-cell>
          <table:table-cell table:style-name="ce1" office:value-type="float" office:value="226240" calcext:value-type="float">
            <text:p>2262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8079" calcext:value-type="float">
            <text:p>358079</text:p>
          </table:table-cell>
          <table:table-cell table:style-name="ce1" office:value-type="string" calcext:value-type="string">
            <text:p>El trabajo es bueno pero en mi humilde opinión la información es escasa y solo hablas del petroleo <text:s/>dejando de lado los demás temas del capitulo 4 del Texto Básico.</text:p>
          </table:table-cell>
          <table:table-cell table:style-name="ce1" office:value-type="float" office:value="358079" calcext:value-type="float">
            <text:p>3580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2097" calcext:value-type="float">
            <text:p>352097</text:p>
          </table:table-cell>
          <table:table-cell table:style-name="ce1" office:value-type="string" calcext:value-type="string">
            <text:p>Explica de manera sencilla</text:p>
          </table:table-cell>
          <table:table-cell table:style-name="ce1" office:value-type="float" office:value="352097" calcext:value-type="float">
            <text:p>3520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8026" calcext:value-type="float">
            <text:p>278026</text:p>
          </table:table-cell>
          <table:table-cell table:style-name="ce1" office:value-type="string" calcext:value-type="string">
            <text:p>Buen punto de vista y abordaje del tema</text:p>
          </table:table-cell>
          <table:table-cell table:style-name="ce1" office:value-type="float" office:value="278026" calcext:value-type="float">
            <text:p>2780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5891" calcext:value-type="float">
            <text:p>385891</text:p>
          </table:table-cell>
          <table:table-cell table:style-name="ce1" office:value-type="string" calcext:value-type="string">
            <text:p>no se visualiza ningun reto</text:p>
          </table:table-cell>
          <table:table-cell table:style-name="ce1" office:value-type="float" office:value="385891" calcext:value-type="float">
            <text:p>38589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25985" calcext:value-type="float">
            <text:p>525985</text:p>
          </table:table-cell>
          <table:table-cell table:style-name="ce1" office:value-type="string" calcext:value-type="string">
            <text:p>Debería mejorar la presentación ya que se pidió que la información sea enviada en infografía.</text:p>
          </table:table-cell>
          <table:table-cell table:style-name="ce1" office:value-type="float" office:value="525985" calcext:value-type="float">
            <text:p>52598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65987" calcext:value-type="float">
            <text:p>265987</text:p>
          </table:table-cell>
          <table:table-cell table:style-name="ce1" office:value-type="string" calcext:value-type="string">
            <text:p>muy bien</text:p>
          </table:table-cell>
          <table:table-cell table:style-name="ce1" office:value-type="float" office:value="265987" calcext:value-type="float">
            <text:p>2659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9016" calcext:value-type="float">
            <text:p>189016</text:p>
          </table:table-cell>
          <table:table-cell table:style-name="ce1" office:value-type="string" calcext:value-type="string">
            <text:p>Faltaron las Fechas de la Línea de tiempo</text:p>
          </table:table-cell>
          <table:table-cell table:style-name="ce1" office:value-type="float" office:value="189016" calcext:value-type="float">
            <text:p>18901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68282" calcext:value-type="float">
            <text:p>668282</text:p>
          </table:table-cell>
          <table:table-cell table:style-name="ce1" office:value-type="string" calcext:value-type="string">
            <text:p>EL VIDEO ES BAJADO DE YOUTUBE</text:p>
          </table:table-cell>
          <table:table-cell table:style-name="ce1" office:value-type="float" office:value="668282" calcext:value-type="float">
            <text:p>66828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78599" calcext:value-type="float">
            <text:p>178599</text:p>
          </table:table-cell>
          <table:table-cell table:style-name="ce1" office:value-type="string" calcext:value-type="string">
            <text:p>cumple con lo solicitado.</text:p>
          </table:table-cell>
          <table:table-cell table:style-name="ce1" office:value-type="float" office:value="178599" calcext:value-type="float">
            <text:p>1785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11658" calcext:value-type="float">
            <text:p>211658</text:p>
          </table:table-cell>
          <table:table-cell table:style-name="ce1" office:value-type="string" calcext:value-type="string">
            <text:p>Se podría mejorar la escritura de las respuestas.</text:p>
          </table:table-cell>
          <table:table-cell table:style-name="ce1" office:value-type="float" office:value="211658" calcext:value-type="float">
            <text:p>21165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87398" calcext:value-type="float">
            <text:p>487398</text:p>
          </table:table-cell>
          <table:table-cell table:style-name="ce1" office:value-type="string" calcext:value-type="string">
            <text:p>muy bien</text:p>
          </table:table-cell>
          <table:table-cell table:style-name="ce1" office:value-type="float" office:value="487398" calcext:value-type="float">
            <text:p>4873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7895" calcext:value-type="float">
            <text:p>197895</text:p>
          </table:table-cell>
          <table:table-cell table:style-name="ce1" office:value-type="string" calcext:value-type="string">
            <text:p>Es un trabajo que esta completo <text:s/>se evidencia en el vídeo</text:p>
          </table:table-cell>
          <table:table-cell table:style-name="ce1" office:value-type="float" office:value="197895" calcext:value-type="float">
            <text:p>1978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2875" calcext:value-type="float">
            <text:p>552875</text:p>
          </table:table-cell>
          <table:table-cell table:style-name="ce1" office:value-type="string" calcext:value-type="string">
            <text:p>muy bien</text:p>
          </table:table-cell>
          <table:table-cell table:style-name="ce1" office:value-type="float" office:value="552875" calcext:value-type="float">
            <text:p>5528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361" calcext:value-type="float">
            <text:p>51361</text:p>
          </table:table-cell>
          <table:table-cell table:style-name="ce1" office:value-type="string" calcext:value-type="string">
            <text:p>Ideas muy claras ....Excelente</text:p>
          </table:table-cell>
          <table:table-cell table:style-name="ce1" office:value-type="float" office:value="51361" calcext:value-type="float">
            <text:p>513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6701" calcext:value-type="float">
            <text:p>646701</text:p>
          </table:table-cell>
          <table:table-cell table:style-name="ce1" office:value-type="string" calcext:value-type="string">
            <text:p>buen trabajo</text:p>
            <text:p/>
          </table:table-cell>
          <table:table-cell table:style-name="ce1" office:value-type="float" office:value="646701" calcext:value-type="float">
            <text:p>6467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252" calcext:value-type="float">
            <text:p>29252</text:p>
          </table:table-cell>
          <table:table-cell table:style-name="ce1" office:value-type="string" calcext:value-type="string">
            <text:p>EXCELENTE</text:p>
          </table:table-cell>
          <table:table-cell table:style-name="ce1" office:value-type="float" office:value="29252" calcext:value-type="float">
            <text:p>2925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5140" calcext:value-type="float">
            <text:p>305140</text:p>
          </table:table-cell>
          <table:table-cell table:style-name="ce1" office:value-type="string" calcext:value-type="string">
            <text:p>Bien</text:p>
          </table:table-cell>
          <table:table-cell table:style-name="ce1" office:value-type="float" office:value="305140" calcext:value-type="float">
            <text:p>3051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3899" calcext:value-type="float">
            <text:p>573899</text:p>
          </table:table-cell>
          <table:table-cell table:style-name="ce1" office:value-type="string" calcext:value-type="string">
            <text:p>Muy bien!</text:p>
          </table:table-cell>
          <table:table-cell table:style-name="ce1" office:value-type="float" office:value="573899" calcext:value-type="float">
            <text:p>5738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2303" calcext:value-type="float">
            <text:p>582303</text:p>
          </table:table-cell>
          <table:table-cell table:style-name="ce1" office:value-type="string" calcext:value-type="string">
            <text:p>Felicitaciones por su excelente laborioso trabajo.</text:p>
          </table:table-cell>
          <table:table-cell table:style-name="ce1" office:value-type="float" office:value="582303" calcext:value-type="float">
            <text:p>5823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8187" calcext:value-type="float">
            <text:p>638187</text:p>
          </table:table-cell>
          <table:table-cell table:style-name="ce1" office:value-type="string" calcext:value-type="string">
            <text:p>Buen trabajo</text:p>
          </table:table-cell>
          <table:table-cell table:style-name="ce1" office:value-type="float" office:value="638187" calcext:value-type="float">
            <text:p>6381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689" calcext:value-type="float">
            <text:p>45689</text:p>
          </table:table-cell>
          <table:table-cell table:style-name="ce1" office:value-type="string" calcext:value-type="string">
            <text:p>Las respuestas no son precisas en cuanto a la consigna del reto. Desde mi punto de vista debe considerar mayor amplitud de las mismas.</text:p>
          </table:table-cell>
          <table:table-cell table:style-name="ce1" office:value-type="float" office:value="45689" calcext:value-type="float">
            <text:p>4568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93543" calcext:value-type="float">
            <text:p>93543</text:p>
          </table:table-cell>
          <table:table-cell table:style-name="ce1" office:value-type="string" calcext:value-type="string">
            <text:p>LA MANERA DE MEJORAR LA COMUNICACIÓN SE DEBERÍA SER MAS DESCRIPTIVO PARA LLEGAR A SER PRAGMÁTIC*</text:p>
          </table:table-cell>
          <table:table-cell table:style-name="ce1" office:value-type="float" office:value="93543" calcext:value-type="float">
            <text:p>9354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19805" calcext:value-type="float">
            <text:p>219805</text:p>
          </table:table-cell>
          <table:table-cell table:style-name="ce1" office:value-type="string" calcext:value-type="string">
            <text:p>¿Quién es? *</text:p>
            <text:p>La emprendedora es muy talentosa, ya logro emprender en dos aéreas que podría dar más el empuje que necesita para poder ganar en el mercado. </text:p>
          </table:table-cell>
          <table:table-cell table:style-name="ce1" office:value-type="float" office:value="219805" calcext:value-type="float">
            <text:p>21980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5222" calcext:value-type="float">
            <text:p>325222</text:p>
          </table:table-cell>
          <table:table-cell table:style-name="ce1" office:value-type="string" calcext:value-type="string">
            <text:p>correcto</text:p>
          </table:table-cell>
          <table:table-cell table:style-name="ce1" office:value-type="float" office:value="325222" calcext:value-type="float">
            <text:p>3252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4115" calcext:value-type="float">
            <text:p>264115</text:p>
          </table:table-cell>
          <table:table-cell table:style-name="ce1" office:value-type="string" calcext:value-type="string">
            <text:p>Felicitaciones muy buen trabajo, siga con el mismo interés. Saludos</text:p>
          </table:table-cell>
          <table:table-cell table:style-name="ce1" office:value-type="float" office:value="264115" calcext:value-type="float">
            <text:p>2641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3313" calcext:value-type="float">
            <text:p>103313</text:p>
          </table:table-cell>
          <table:table-cell table:style-name="ce1" office:value-type="string" calcext:value-type="string">
            <text:p>Mejorar la descripcion de la respuesta 3, se pide explicacion de como perciben el conflicto, mas no una deficion de un concepto.</text:p>
          </table:table-cell>
          <table:table-cell table:style-name="ce1" office:value-type="float" office:value="103313" calcext:value-type="float">
            <text:p>10331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25955" calcext:value-type="float">
            <text:p>225955</text:p>
          </table:table-cell>
          <table:table-cell table:style-name="ce1" office:value-type="string" calcext:value-type="string">
            <text:p>Buen trabajo</text:p>
          </table:table-cell>
          <table:table-cell table:style-name="ce1" office:value-type="float" office:value="225955" calcext:value-type="float">
            <text:p>2259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9244" calcext:value-type="float">
            <text:p>539244</text:p>
          </table:table-cell>
          <table:table-cell table:style-name="ce1" office:value-type="string" calcext:value-type="string">
            <text:p>Sigue adelante no importa cuándos no te ayuden</text:p>
            <text:p/>
          </table:table-cell>
          <table:table-cell table:style-name="ce1" office:value-type="float" office:value="539244" calcext:value-type="float">
            <text:p>53924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04034" calcext:value-type="float">
            <text:p>304034</text:p>
          </table:table-cell>
          <table:table-cell table:style-name="ce1" office:value-type="string" calcext:value-type="string">
            <text:p>tomar en cuenta los planos y el aire</text:p>
          </table:table-cell>
          <table:table-cell table:style-name="ce1" office:value-type="float" office:value="304034" calcext:value-type="float">
            <text:p>30403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86534" calcext:value-type="float">
            <text:p>686534</text:p>
          </table:table-cell>
          <table:table-cell table:style-name="ce1" office:value-type="string" calcext:value-type="string">
            <text:p>Cumple con todos los parámetros</text:p>
          </table:table-cell>
          <table:table-cell table:style-name="ce1" office:value-type="float" office:value="686534" calcext:value-type="float">
            <text:p>6865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847" calcext:value-type="float">
            <text:p>41847</text:p>
          </table:table-cell>
          <table:table-cell table:style-name="ce1" office:value-type="string" calcext:value-type="string">
            <text:p>Buen trabajo compañera</text:p>
          </table:table-cell>
          <table:table-cell table:style-name="ce1" office:value-type="float" office:value="41847" calcext:value-type="float">
            <text:p>418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3033" calcext:value-type="float">
            <text:p>143033</text:p>
          </table:table-cell>
          <table:table-cell table:style-name="ce1" office:value-type="string" calcext:value-type="string">
            <text:p>EXCELENTE</text:p>
          </table:table-cell>
          <table:table-cell table:style-name="ce1" office:value-type="float" office:value="143033" calcext:value-type="float">
            <text:p>1430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1209" calcext:value-type="float">
            <text:p>141209</text:p>
          </table:table-cell>
          <table:table-cell table:style-name="ce1" office:value-type="string" calcext:value-type="string">
            <text:p>Buena</text:p>
          </table:table-cell>
          <table:table-cell table:style-name="ce1" office:value-type="float" office:value="141209" calcext:value-type="float">
            <text:p>1412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8167" calcext:value-type="float">
            <text:p>568167</text:p>
          </table:table-cell>
          <table:table-cell table:style-name="ce1" office:value-type="string" calcext:value-type="string">
            <text:p>Buen trabajo</text:p>
          </table:table-cell>
          <table:table-cell table:style-name="ce1" office:value-type="float" office:value="568167" calcext:value-type="float">
            <text:p>5681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0363" calcext:value-type="float">
            <text:p>680363</text:p>
          </table:table-cell>
          <table:table-cell table:style-name="ce1" office:value-type="string" calcext:value-type="string">
            <text:p>buen trabajo</text:p>
          </table:table-cell>
          <table:table-cell table:style-name="ce1" office:value-type="float" office:value="680363" calcext:value-type="float">
            <text:p>6803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7451" calcext:value-type="float">
            <text:p>397451</text:p>
          </table:table-cell>
          <table:table-cell table:style-name="ce1" office:value-type="string" calcext:value-type="string">
            <text:p>EXCELENTE</text:p>
          </table:table-cell>
          <table:table-cell table:style-name="ce1" office:value-type="float" office:value="397451" calcext:value-type="float">
            <text:p>3974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15612" calcext:value-type="float">
            <text:p>215612</text:p>
          </table:table-cell>
          <table:table-cell table:style-name="ce1" office:value-type="string" calcext:value-type="string">
            <text:p>El reto no recomendó extender la respuesta, mas de la que nos daba el crucigrama para identificar los conceptos y completarlos en el mismo.</text:p>
          </table:table-cell>
          <table:table-cell table:style-name="ce1" office:value-type="float" office:value="215612" calcext:value-type="float">
            <text:p>21561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36625" calcext:value-type="float">
            <text:p>636625</text:p>
          </table:table-cell>
          <table:table-cell table:style-name="ce1" office:value-type="string" calcext:value-type="string">
            <text:p>la presentación es buena, pero las palabras no se encuentran correctamente escritas (el efecto de contraste y aulas jigsaw; lo cual denota que se ha eliminado los cuadros correspondientes a la plantilla de trabajo presentada <text:s text:c="2"/></text:p>
          </table:table-cell>
          <table:table-cell table:style-name="ce1" office:value-type="float" office:value="636625" calcext:value-type="float">
            <text:p>63662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87844" calcext:value-type="float">
            <text:p>187844</text:p>
          </table:table-cell>
          <table:table-cell table:style-name="ce1" office:value-type="string" calcext:value-type="string">
            <text:p>BUEN TRABAJO!</text:p>
          </table:table-cell>
          <table:table-cell table:style-name="ce1" office:value-type="float" office:value="187844" calcext:value-type="float">
            <text:p>1878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532" calcext:value-type="float">
            <text:p>30532</text:p>
          </table:table-cell>
          <table:table-cell table:style-name="ce1" office:value-type="string" calcext:value-type="string">
            <text:p>Es satisfactorio</text:p>
          </table:table-cell>
          <table:table-cell table:style-name="ce1" office:value-type="float" office:value="30532" calcext:value-type="float">
            <text:p>305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5130" calcext:value-type="float">
            <text:p>575130</text:p>
          </table:table-cell>
          <table:table-cell table:style-name="ce1" office:value-type="string" calcext:value-type="string">
            <text:p>ok</text:p>
          </table:table-cell>
          <table:table-cell table:style-name="ce1" office:value-type="float" office:value="575130" calcext:value-type="float">
            <text:p>57513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20351" calcext:value-type="float">
            <text:p>120351</text:p>
          </table:table-cell>
          <table:table-cell table:style-name="ce1" office:value-type="string" calcext:value-type="string">
            <text:p>Me parece un cuestionario adecuado y completo para encontrar las características que buscan los clientes</text:p>
          </table:table-cell>
          <table:table-cell table:style-name="ce1" office:value-type="float" office:value="120351" calcext:value-type="float">
            <text:p>1203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7727" calcext:value-type="float">
            <text:p>387727</text:p>
          </table:table-cell>
          <table:table-cell table:style-name="ce1" office:value-type="string" calcext:value-type="string">
            <text:p>EXCELENTE TRABAJO</text:p>
          </table:table-cell>
          <table:table-cell table:style-name="ce1" office:value-type="float" office:value="387727" calcext:value-type="float">
            <text:p>3877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532" calcext:value-type="float">
            <text:p>65532</text:p>
          </table:table-cell>
          <table:table-cell table:style-name="ce1" office:value-type="string" calcext:value-type="string">
            <text:p>EXCELENTE</text:p>
          </table:table-cell>
          <table:table-cell table:style-name="ce1" office:value-type="float" office:value="65532" calcext:value-type="float">
            <text:p>655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0099" calcext:value-type="float">
            <text:p>600099</text:p>
          </table:table-cell>
          <table:table-cell table:style-name="ce1" office:value-type="string" calcext:value-type="string">
            <text:p>Estimada buen día me disculpo por la calificación, lo que pasa es que no se me carga ningún archivo jpg por lo que se me imposibilita calificar. Espero que sea un error y se pueda volver a calificar. Saludos cordiales. </text:p>
          </table:table-cell>
          <table:table-cell table:style-name="ce1" office:value-type="float" office:value="600099" calcext:value-type="float">
            <text:p>60009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26884" calcext:value-type="float">
            <text:p>626884</text:p>
          </table:table-cell>
          <table:table-cell table:style-name="ce1" office:value-type="string" calcext:value-type="string">
            <text:p>No hay link del formulario, no pude revisar el trabajo.</text:p>
            <text:p>Para poder avanzar y calificar el siguiente trabajo, seleccioné las respuestas de menor puntuación. </text:p>
          </table:table-cell>
          <table:table-cell table:style-name="ce1" office:value-type="float" office:value="626884" calcext:value-type="float">
            <text:p>62688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78440" calcext:value-type="float">
            <text:p>578440</text:p>
          </table:table-cell>
          <table:table-cell table:style-name="ce1" office:value-type="string" calcext:value-type="string">
            <text:p>Muy Bien</text:p>
          </table:table-cell>
          <table:table-cell table:style-name="ce1" office:value-type="float" office:value="578440" calcext:value-type="float">
            <text:p>5784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3297" calcext:value-type="float">
            <text:p>623297</text:p>
          </table:table-cell>
          <table:table-cell table:style-name="ce1" office:value-type="string" calcext:value-type="string">
            <text:p>Buen trabajo</text:p>
          </table:table-cell>
          <table:table-cell table:style-name="ce1" office:value-type="float" office:value="623297" calcext:value-type="float">
            <text:p>6232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6199" calcext:value-type="float">
            <text:p>306199</text:p>
          </table:table-cell>
          <table:table-cell table:style-name="ce1" office:value-type="string" calcext:value-type="string">
            <text:p>Felicitaciones.</text:p>
          </table:table-cell>
          <table:table-cell table:style-name="ce1" office:value-type="float" office:value="306199" calcext:value-type="float">
            <text:p>3061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4470" calcext:value-type="float">
            <text:p>544470</text:p>
          </table:table-cell>
          <table:table-cell table:style-name="ce1" office:value-type="string" calcext:value-type="string">
            <text:p>No se adjunta la infografía. No hay tarea presentada.</text:p>
          </table:table-cell>
          <table:table-cell table:style-name="ce1" office:value-type="float" office:value="544470" calcext:value-type="float">
            <text:p>54447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12078" calcext:value-type="float">
            <text:p>312078</text:p>
          </table:table-cell>
          <table:table-cell table:style-name="ce1" office:value-type="string" calcext:value-type="string">
            <text:p>preguntas incompletas algunas debe mejorar</text:p>
          </table:table-cell>
          <table:table-cell table:style-name="ce1" office:value-type="float" office:value="312078" calcext:value-type="float">
            <text:p>31207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01018" calcext:value-type="float">
            <text:p>301018</text:p>
          </table:table-cell>
          <table:table-cell table:style-name="ce1" office:value-type="string" calcext:value-type="string">
            <text:p>A seguir adelante, éxitos en sus prácticas docentes.</text:p>
          </table:table-cell>
          <table:table-cell table:style-name="ce1" office:value-type="float" office:value="301018" calcext:value-type="float">
            <text:p>3010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4612" calcext:value-type="float">
            <text:p>194612</text:p>
          </table:table-cell>
          <table:table-cell table:style-name="ce1" office:value-type="string" calcext:value-type="string">
            <text:p>buen trabajo</text:p>
          </table:table-cell>
          <table:table-cell table:style-name="ce1" office:value-type="float" office:value="194612" calcext:value-type="float">
            <text:p>1946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3060" calcext:value-type="float">
            <text:p>293060</text:p>
          </table:table-cell>
          <table:table-cell table:style-name="ce1" office:value-type="string" calcext:value-type="string">
            <text:p>Buenos días, está bien presentado, pero solo se centró en un grupo y colocó 6 imágenes, le faltó el otro grupo y sus respectivas imágenes.</text:p>
          </table:table-cell>
          <table:table-cell table:style-name="ce1" office:value-type="float" office:value="293060" calcext:value-type="float">
            <text:p>29306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8774" calcext:value-type="float">
            <text:p>108774</text:p>
          </table:table-cell>
          <table:table-cell table:style-name="ce1" office:value-type="string" calcext:value-type="string">
            <text:p>PROBLEMAS AL ABRIR EL LINK, NO PUEDO VER LA INFORMACION. </text:p>
          </table:table-cell>
          <table:table-cell table:style-name="ce1" office:value-type="float" office:value="108774" calcext:value-type="float">
            <text:p>10877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22120" calcext:value-type="float">
            <text:p>422120</text:p>
          </table:table-cell>
          <table:table-cell table:style-name="ce1" office:value-type="string" calcext:value-type="string">
            <text:p>Muy buen trabajo</text:p>
          </table:table-cell>
          <table:table-cell table:style-name="ce1" office:value-type="float" office:value="422120" calcext:value-type="float">
            <text:p>4221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1219" calcext:value-type="float">
            <text:p>341219</text:p>
          </table:table-cell>
          <table:table-cell table:style-name="ce1" office:value-type="string" calcext:value-type="string">
            <text:p>Excelente trabajo,</text:p>
            <text:p/>
            <text:p>Éxitos en el curso....</text:p>
          </table:table-cell>
          <table:table-cell table:style-name="ce1" office:value-type="float" office:value="341219" calcext:value-type="float">
            <text:p>3412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7393" calcext:value-type="float">
            <text:p>267393</text:p>
          </table:table-cell>
          <table:table-cell table:style-name="ce1" office:value-type="string" calcext:value-type="string">
            <text:p>No expone la misión y visión de la empresa, muy buena la presentación </text:p>
          </table:table-cell>
          <table:table-cell table:style-name="ce1" office:value-type="float" office:value="267393" calcext:value-type="float">
            <text:p>26739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90115" calcext:value-type="float">
            <text:p>290115</text:p>
          </table:table-cell>
          <table:table-cell table:style-name="ce1" office:value-type="string" calcext:value-type="string">
            <text:p>No ha subido su <text:s/>infografía.</text:p>
          </table:table-cell>
          <table:table-cell table:style-name="ce1" office:value-type="float" office:value="290115" calcext:value-type="float">
            <text:p>29011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88300" calcext:value-type="float">
            <text:p>488300</text:p>
          </table:table-cell>
          <table:table-cell table:style-name="ce1" office:value-type="string" calcext:value-type="string">
            <text:p>Una excelente respuesta.</text:p>
          </table:table-cell>
          <table:table-cell table:style-name="ce1" office:value-type="float" office:value="488300" calcext:value-type="float">
            <text:p>4883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3977" calcext:value-type="float">
            <text:p>203977</text:p>
          </table:table-cell>
          <table:table-cell table:style-name="ce1" office:value-type="string" calcext:value-type="string">
            <text:p>La funcion y comparacion es de todas las organelas de la celula. Saludos</text:p>
          </table:table-cell>
          <table:table-cell table:style-name="ce1" office:value-type="float" office:value="203977" calcext:value-type="float">
            <text:p>20397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65152" calcext:value-type="float">
            <text:p>565152</text:p>
          </table:table-cell>
          <table:table-cell table:style-name="ce1" office:value-type="string" calcext:value-type="string">
            <text:p>A mí <text:s/>parecer contiene mucho texto</text:p>
          </table:table-cell>
          <table:table-cell table:style-name="ce1" office:value-type="float" office:value="565152" calcext:value-type="float">
            <text:p>56515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33125" calcext:value-type="float">
            <text:p>333125</text:p>
          </table:table-cell>
          <table:table-cell table:style-name="ce1" office:value-type="string" calcext:value-type="string">
            <text:p>Buen trabajo</text:p>
          </table:table-cell>
          <table:table-cell table:style-name="ce1" office:value-type="float" office:value="333125" calcext:value-type="float">
            <text:p>3331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1608" calcext:value-type="float">
            <text:p>531608</text:p>
          </table:table-cell>
          <table:table-cell table:style-name="ce1" office:value-type="string" calcext:value-type="string">
            <text:p>excelente</text:p>
          </table:table-cell>
          <table:table-cell table:style-name="ce1" office:value-type="float" office:value="531608" calcext:value-type="float">
            <text:p>5316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1712" calcext:value-type="float">
            <text:p>591712</text:p>
          </table:table-cell>
          <table:table-cell table:style-name="ce1" office:value-type="string" calcext:value-type="string">
            <text:p>Buen trabajo</text:p>
          </table:table-cell>
          <table:table-cell table:style-name="ce1" office:value-type="float" office:value="591712" calcext:value-type="float">
            <text:p>5917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1197" calcext:value-type="float">
            <text:p>191197</text:p>
          </table:table-cell>
          <table:table-cell table:style-name="ce1" office:value-type="string" calcext:value-type="string">
            <text:p>Sigue adelante y si le puedes ayudar en la generación de redes aportaría a su valor. Ánimo</text:p>
          </table:table-cell>
          <table:table-cell table:style-name="ce1" office:value-type="float" office:value="191197" calcext:value-type="float">
            <text:p>1911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7683" calcext:value-type="float">
            <text:p>657683</text:p>
          </table:table-cell>
          <table:table-cell table:style-name="ce1" office:value-type="string" calcext:value-type="string">
            <text:p>Considero que falta fundamentar la pregunta 3, que es el resumen de la lectura enviada como reto</text:p>
          </table:table-cell>
          <table:table-cell table:style-name="ce1" office:value-type="float" office:value="657683" calcext:value-type="float">
            <text:p>65768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86964" calcext:value-type="float">
            <text:p>386964</text:p>
          </table:table-cell>
          <table:table-cell table:style-name="ce1" office:value-type="string" calcext:value-type="string">
            <text:p>Es más bien una carta</text:p>
          </table:table-cell>
          <table:table-cell table:style-name="ce1" office:value-type="float" office:value="386964" calcext:value-type="float">
            <text:p>38696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42004" calcext:value-type="float">
            <text:p>442004</text:p>
          </table:table-cell>
          <table:table-cell table:style-name="ce1" office:value-type="string" calcext:value-type="string">
            <text:p>no muestra los calculos realizados</text:p>
          </table:table-cell>
          <table:table-cell table:style-name="ce1" office:value-type="float" office:value="442004" calcext:value-type="float">
            <text:p>44200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24279" calcext:value-type="float">
            <text:p>224279</text:p>
          </table:table-cell>
          <table:table-cell table:style-name="ce1" office:value-type="string" calcext:value-type="string">
            <text:p>Es importante la base que expone del tema, felicidades</text:p>
          </table:table-cell>
          <table:table-cell table:style-name="ce1" office:value-type="float" office:value="224279" calcext:value-type="float">
            <text:p>2242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881" calcext:value-type="float">
            <text:p>49881</text:p>
          </table:table-cell>
          <table:table-cell table:style-name="ce1" office:value-type="string" calcext:value-type="string">
            <text:p>Felicitaciones ha cumplido con lo encomendado de forma satisfactoria</text:p>
          </table:table-cell>
          <table:table-cell table:style-name="ce1" office:value-type="float" office:value="49881" calcext:value-type="float">
            <text:p>4988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6892" calcext:value-type="float">
            <text:p>106892</text:p>
          </table:table-cell>
          <table:table-cell table:style-name="ce1" office:value-type="string" calcext:value-type="string">
            <text:p>Algunas preguntas tienen como respuesta NO talvez se refiera a la realidad del canton</text:p>
          </table:table-cell>
          <table:table-cell table:style-name="ce1" office:value-type="float" office:value="106892" calcext:value-type="float">
            <text:p>10689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79989" calcext:value-type="float">
            <text:p>179989</text:p>
          </table:table-cell>
          <table:table-cell table:style-name="ce1" office:value-type="string" calcext:value-type="string">
            <text:p>el archivo debia tener una imagen y ser subido en jpn</text:p>
            <text:p/>
          </table:table-cell>
          <table:table-cell table:style-name="ce1" office:value-type="float" office:value="179989" calcext:value-type="float">
            <text:p>17998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1376" calcext:value-type="float">
            <text:p>31376</text:p>
          </table:table-cell>
          <table:table-cell table:style-name="ce1" office:value-type="string" calcext:value-type="string">
            <text:p>EXCELENTE TRABAJO</text:p>
          </table:table-cell>
          <table:table-cell table:style-name="ce1" office:value-type="float" office:value="31376" calcext:value-type="float">
            <text:p>313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9433" calcext:value-type="float">
            <text:p>129433</text:p>
          </table:table-cell>
          <table:table-cell table:style-name="ce1" office:value-type="string" calcext:value-type="string">
            <text:p>LE FALTO UN CUADRO EL RESTO BIEN</text:p>
          </table:table-cell>
          <table:table-cell table:style-name="ce1" office:value-type="float" office:value="129433" calcext:value-type="float">
            <text:p>12943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89184" calcext:value-type="float">
            <text:p>589184</text:p>
          </table:table-cell>
          <table:table-cell table:style-name="ce1" office:value-type="string" calcext:value-type="string">
            <text:p>Buen trabajo.</text:p>
          </table:table-cell>
          <table:table-cell table:style-name="ce1" office:value-type="float" office:value="589184" calcext:value-type="float">
            <text:p>5891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2906" calcext:value-type="float">
            <text:p>112906</text:p>
          </table:table-cell>
          <table:table-cell table:style-name="ce1" office:value-type="string" calcext:value-type="string">
            <text:p>Es bueno pero concidero que falta colocar el objetivo el alcance, y dentro de una encuesta lleva el segmento a dónde va dirigido</text:p>
          </table:table-cell>
          <table:table-cell table:style-name="ce1" office:value-type="float" office:value="112906" calcext:value-type="float">
            <text:p>11290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33951" calcext:value-type="float">
            <text:p>233951</text:p>
          </table:table-cell>
          <table:table-cell table:style-name="ce1" office:value-type="string" calcext:value-type="string">
            <text:p>Muy buen trabajo... Tan solo en el plano picado debería ser un poco más inclinada y más cerca del sujeto de ahí muy bien...</text:p>
          </table:table-cell>
          <table:table-cell table:style-name="ce1" office:value-type="float" office:value="233951" calcext:value-type="float">
            <text:p>2339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8449" calcext:value-type="float">
            <text:p>298449</text:p>
          </table:table-cell>
          <table:table-cell table:style-name="ce1" office:value-type="string" calcext:value-type="string">
            <text:p>No se visualiza muy bien esta un poco borroso</text:p>
          </table:table-cell>
          <table:table-cell table:style-name="ce1" office:value-type="float" office:value="298449" calcext:value-type="float">
            <text:p>29844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4934" calcext:value-type="float">
            <text:p>204934</text:p>
          </table:table-cell>
          <table:table-cell table:style-name="ce1" office:value-type="string" calcext:value-type="string">
            <text:p>tenia que realizar una celula vegetal o animal</text:p>
          </table:table-cell>
          <table:table-cell table:style-name="ce1" office:value-type="float" office:value="204934" calcext:value-type="float">
            <text:p>20493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26253" calcext:value-type="float">
            <text:p>126253</text:p>
          </table:table-cell>
          <table:table-cell table:style-name="ce1" office:value-type="string" calcext:value-type="string">
            <text:p>las contestaciones fueron precisas mejorar para mi en nada estubo bien</text:p>
          </table:table-cell>
          <table:table-cell table:style-name="ce1" office:value-type="float" office:value="126253" calcext:value-type="float">
            <text:p>1262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4773" calcext:value-type="float">
            <text:p>434773</text:p>
          </table:table-cell>
          <table:table-cell table:style-name="ce1" office:value-type="string" calcext:value-type="string">
            <text:p>No hay infografía adjunta!</text:p>
          </table:table-cell>
          <table:table-cell table:style-name="ce1" office:value-type="float" office:value="434773" calcext:value-type="float">
            <text:p>43477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97364" calcext:value-type="float">
            <text:p>97364</text:p>
          </table:table-cell>
          <table:table-cell table:style-name="ce1" office:value-type="string" calcext:value-type="string">
            <text:p>Su trabajo fue calificado</text:p>
          </table:table-cell>
          <table:table-cell table:style-name="ce1" office:value-type="float" office:value="97364" calcext:value-type="float">
            <text:p>9736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34647" calcext:value-type="float">
            <text:p>434647</text:p>
          </table:table-cell>
          <table:table-cell table:style-name="ce1" office:value-type="string" calcext:value-type="string">
            <text:p>ok</text:p>
          </table:table-cell>
          <table:table-cell table:style-name="ce1" office:value-type="float" office:value="434647" calcext:value-type="float">
            <text:p>43464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60365" calcext:value-type="float">
            <text:p>260365</text:p>
          </table:table-cell>
          <table:table-cell table:style-name="ce1" office:value-type="string" calcext:value-type="string">
            <text:p>De igual <text:s/>manera Presenta lo solicitado</text:p>
          </table:table-cell>
          <table:table-cell table:style-name="ce1" office:value-type="float" office:value="260365" calcext:value-type="float">
            <text:p>26036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61772" calcext:value-type="float">
            <text:p>261772</text:p>
          </table:table-cell>
          <table:table-cell table:style-name="ce1" office:value-type="string" calcext:value-type="string">
            <text:p>Al ángulo contra picado le falta mas intension</text:p>
          </table:table-cell>
          <table:table-cell table:style-name="ce1" office:value-type="float" office:value="261772" calcext:value-type="float">
            <text:p>26177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94035" calcext:value-type="float">
            <text:p>194035</text:p>
          </table:table-cell>
          <table:table-cell table:style-name="ce1" office:value-type="string" calcext:value-type="string">
            <text:p>Buen trabajo. Sugerencia: en el video se debía dar respuestas a varias preguntas sobre el emprendimiento y el emprendedor. Siga adelante</text:p>
          </table:table-cell>
          <table:table-cell table:style-name="ce1" office:value-type="float" office:value="194035" calcext:value-type="float">
            <text:p>1940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2318" calcext:value-type="float">
            <text:p>612318</text:p>
          </table:table-cell>
          <table:table-cell table:style-name="ce1" office:value-type="string" calcext:value-type="string">
            <text:p>En el contenido, esta hecho de forma concisa lo que es de agrado, y en imagen y conceptualización esta colocado de forma agradable, aún así, no cuadran bien algunos elementos entre si.</text:p>
          </table:table-cell>
          <table:table-cell table:style-name="ce1" office:value-type="float" office:value="612318" calcext:value-type="float">
            <text:p>6123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8202" calcext:value-type="float">
            <text:p>508202</text:p>
          </table:table-cell>
          <table:table-cell table:style-name="ce1" office:value-type="string" calcext:value-type="string">
            <text:p>Más seriedad en el trabajo por favor</text:p>
          </table:table-cell>
          <table:table-cell table:style-name="ce1" office:value-type="float" office:value="508202" calcext:value-type="float">
            <text:p>50820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97884" calcext:value-type="float">
            <text:p>197884</text:p>
          </table:table-cell>
          <table:table-cell table:style-name="ce1" office:value-type="string" calcext:value-type="string">
            <text:p>Me parce un producto bueno y que cumple con las espectativas actuales</text:p>
          </table:table-cell>
          <table:table-cell table:style-name="ce1" office:value-type="float" office:value="197884" calcext:value-type="float">
            <text:p>1978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8522" calcext:value-type="float">
            <text:p>158522</text:p>
          </table:table-cell>
          <table:table-cell table:style-name="ce1" office:value-type="string" calcext:value-type="string">
            <text:p>Muy bien. Parece que ha captado bien el tema tres relacionados a los estereotipos, prejuicios y discriminación. felicitaciones</text:p>
          </table:table-cell>
          <table:table-cell table:style-name="ce1" office:value-type="float" office:value="158522" calcext:value-type="float">
            <text:p>1585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0830" calcext:value-type="float">
            <text:p>550830</text:p>
          </table:table-cell>
          <table:table-cell table:style-name="ce1" office:value-type="string" calcext:value-type="string">
            <text:p>todo bien</text:p>
          </table:table-cell>
          <table:table-cell table:style-name="ce1" office:value-type="float" office:value="550830" calcext:value-type="float">
            <text:p>5508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422" calcext:value-type="float">
            <text:p>65422</text:p>
          </table:table-cell>
          <table:table-cell table:style-name="ce1" office:value-type="string" calcext:value-type="string">
            <text:p>Nice</text:p>
          </table:table-cell>
          <table:table-cell table:style-name="ce1" office:value-type="float" office:value="65422" calcext:value-type="float">
            <text:p>654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8210" calcext:value-type="float">
            <text:p>508210</text:p>
          </table:table-cell>
          <table:table-cell table:style-name="ce1" office:value-type="string" calcext:value-type="string">
            <text:p>Buen trabajo. Muy guapa la modelo.!</text:p>
          </table:table-cell>
          <table:table-cell table:style-name="ce1" office:value-type="float" office:value="508210" calcext:value-type="float">
            <text:p>50821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0260" calcext:value-type="float">
            <text:p>480260</text:p>
          </table:table-cell>
          <table:table-cell table:style-name="ce1" office:value-type="string" calcext:value-type="string">
            <text:p>Muy buenos registro del proceso, excelente trabajo.</text:p>
          </table:table-cell>
          <table:table-cell table:style-name="ce1" office:value-type="float" office:value="480260" calcext:value-type="float">
            <text:p>48026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6813" calcext:value-type="float">
            <text:p>506813</text:p>
          </table:table-cell>
          <table:table-cell table:style-name="ce1" office:value-type="string" calcext:value-type="string">
            <text:p>Buen trabajo-&gt;sigue adelante</text:p>
          </table:table-cell>
          <table:table-cell table:style-name="ce1" office:value-type="float" office:value="506813" calcext:value-type="float">
            <text:p>5068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0361" calcext:value-type="float">
            <text:p>430361</text:p>
          </table:table-cell>
          <table:table-cell table:style-name="ce1" office:value-type="string" calcext:value-type="string">
            <text:p>Pongo esa nota debido a que se solicito se realice un infograma, y aquí únicamente esta un texto, lo siento.</text:p>
          </table:table-cell>
          <table:table-cell table:style-name="ce1" office:value-type="float" office:value="430361" calcext:value-type="float">
            <text:p>43036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48591" calcext:value-type="float">
            <text:p>548591</text:p>
          </table:table-cell>
          <table:table-cell table:style-name="ce1" office:value-type="string" calcext:value-type="string">
            <text:p>CONGRATULATIONS COMPANION FOLLOW IT</text:p>
          </table:table-cell>
          <table:table-cell table:style-name="ce1" office:value-type="float" office:value="548591" calcext:value-type="float">
            <text:p>5485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015" calcext:value-type="float">
            <text:p>13015</text:p>
          </table:table-cell>
          <table:table-cell table:style-name="ce1" office:value-type="string" calcext:value-type="string">
            <text:p>Avanzado</text:p>
          </table:table-cell>
          <table:table-cell table:style-name="ce1" office:value-type="float" office:value="13015" calcext:value-type="float">
            <text:p>130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9055" calcext:value-type="float">
            <text:p>549055</text:p>
          </table:table-cell>
          <table:table-cell table:style-name="ce1" office:value-type="string" calcext:value-type="string">
            <text:p>Good work</text:p>
          </table:table-cell>
          <table:table-cell table:style-name="ce1" office:value-type="float" office:value="549055" calcext:value-type="float">
            <text:p>5490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9655" calcext:value-type="float">
            <text:p>119655</text:p>
          </table:table-cell>
          <table:table-cell table:style-name="ce1" office:value-type="string" calcext:value-type="string">
            <text:p>Se manifiestan claramente las prácticas de emprendimiento que son llevadas a cabo por distintos esquemas reflejando los beneficios que estos nos otorgarian.</text:p>
            <text:p>Se debe balancear la investigación con los link plasmados y con la informacion detallada en el mismo documento.</text:p>
          </table:table-cell>
          <table:table-cell table:style-name="ce1" office:value-type="float" office:value="119655" calcext:value-type="float">
            <text:p>11965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84518" calcext:value-type="float">
            <text:p>484518</text:p>
          </table:table-cell>
          <table:table-cell table:style-name="ce1" office:value-type="string" calcext:value-type="string">
            <text:p>FELICIDADES!!</text:p>
          </table:table-cell>
          <table:table-cell table:style-name="ce1" office:value-type="float" office:value="484518" calcext:value-type="float">
            <text:p>4845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7539" calcext:value-type="float">
            <text:p>427539</text:p>
          </table:table-cell>
          <table:table-cell table:style-name="ce1" office:value-type="string" calcext:value-type="string">
            <text:p>Muy detallada, y buena información.</text:p>
          </table:table-cell>
          <table:table-cell table:style-name="ce1" office:value-type="float" office:value="427539" calcext:value-type="float">
            <text:p>4275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0949" calcext:value-type="float">
            <text:p>90949</text:p>
          </table:table-cell>
          <table:table-cell table:style-name="ce1" office:value-type="string" calcext:value-type="string">
            <text:p>Excelente ejercicio,se conceden los 10 puntos</text:p>
          </table:table-cell>
          <table:table-cell table:style-name="ce1" office:value-type="float" office:value="90949" calcext:value-type="float">
            <text:p>909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8825" calcext:value-type="float">
            <text:p>78825</text:p>
          </table:table-cell>
          <table:table-cell table:style-name="ce1" office:value-type="string" calcext:value-type="string">
            <text:p>Excelente trabajo compañero, pienso que podría mejorar su aporte colocando videos con códigos embebidos y enlaces que permitan profundizar en los temas, esto de acuerdo al segundo item de la rúbrica de evaluación; así, se incrementarían las opciones de obtener información para el usuario final.</text:p>
          </table:table-cell>
          <table:table-cell table:style-name="ce1" office:value-type="float" office:value="78825" calcext:value-type="float">
            <text:p>788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7995" calcext:value-type="float">
            <text:p>287995</text:p>
          </table:table-cell>
          <table:table-cell table:style-name="ce1" office:value-type="string" calcext:value-type="string">
            <text:p>EXCELENTE</text:p>
          </table:table-cell>
          <table:table-cell table:style-name="ce1" office:value-type="float" office:value="287995" calcext:value-type="float">
            <text:p>2879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1223" calcext:value-type="float">
            <text:p>551223</text:p>
          </table:table-cell>
          <table:table-cell table:style-name="ce1" office:value-type="string" calcext:value-type="string">
            <text:p>Ok</text:p>
          </table:table-cell>
          <table:table-cell table:style-name="ce1" office:value-type="float" office:value="551223" calcext:value-type="float">
            <text:p>55122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9423" calcext:value-type="float">
            <text:p>29423</text:p>
          </table:table-cell>
          <table:table-cell table:style-name="ce1" office:value-type="string" calcext:value-type="string">
            <text:p>Muy buen trabajo, se nota que invirtió mucho tiempo en investigar y hacerlo!1</text:p>
          </table:table-cell>
          <table:table-cell table:style-name="ce1" office:value-type="float" office:value="29423" calcext:value-type="float">
            <text:p>294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6750" calcext:value-type="float">
            <text:p>686750</text:p>
          </table:table-cell>
          <table:table-cell table:style-name="ce1" office:value-type="string" calcext:value-type="string">
            <text:p>Excelente</text:p>
          </table:table-cell>
          <table:table-cell table:style-name="ce1" office:value-type="float" office:value="686750" calcext:value-type="float">
            <text:p>6867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1378" calcext:value-type="float">
            <text:p>321378</text:p>
          </table:table-cell>
          <table:table-cell table:style-name="ce1" office:value-type="string" calcext:value-type="string">
            <text:p>para mi parecer : Debio comprender mejor el ejemplo del formulario al llenar los items. Debemos de entender que toda planta medicinal tiene sus beneficios y sus contra indicaciones.</text:p>
          </table:table-cell>
          <table:table-cell table:style-name="ce1" office:value-type="float" office:value="321378" calcext:value-type="float">
            <text:p>32137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39714" calcext:value-type="float">
            <text:p>339714</text:p>
          </table:table-cell>
          <table:table-cell table:style-name="ce1" office:value-type="string" calcext:value-type="string">
            <text:p>13 puntos</text:p>
          </table:table-cell>
          <table:table-cell table:style-name="ce1" office:value-type="float" office:value="339714" calcext:value-type="float">
            <text:p>33971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96135" calcext:value-type="float">
            <text:p>196135</text:p>
          </table:table-cell>
          <table:table-cell table:style-name="ce1" office:value-type="string" calcext:value-type="string">
            <text:p>Satisfactorio</text:p>
          </table:table-cell>
          <table:table-cell table:style-name="ce1" office:value-type="float" office:value="196135" calcext:value-type="float">
            <text:p>1961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9163" calcext:value-type="float">
            <text:p>569163</text:p>
          </table:table-cell>
          <table:table-cell table:style-name="ce1" office:value-type="string" calcext:value-type="string">
            <text:p>Buen trabajo</text:p>
          </table:table-cell>
          <table:table-cell table:style-name="ce1" office:value-type="float" office:value="569163" calcext:value-type="float">
            <text:p>5691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6299" calcext:value-type="float">
            <text:p>646299</text:p>
          </table:table-cell>
          <table:table-cell table:style-name="ce1" office:value-type="string" calcext:value-type="string">
            <text:p>Excelente presentación</text:p>
          </table:table-cell>
          <table:table-cell table:style-name="ce1" office:value-type="float" office:value="646299" calcext:value-type="float">
            <text:p>6462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7805" calcext:value-type="float">
            <text:p>387805</text:p>
          </table:table-cell>
          <table:table-cell table:style-name="ce1" office:value-type="string" calcext:value-type="string">
            <text:p>Siento mucho esta situacion, no se ha subido ningún archivo por lo tanto no he podido analizar ningún contenido.</text:p>
            <text:p>Solo se visualiza un saludo nada más</text:p>
          </table:table-cell>
          <table:table-cell table:style-name="ce1" office:value-type="float" office:value="387805" calcext:value-type="float">
            <text:p>38780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33696" calcext:value-type="float">
            <text:p>233696</text:p>
          </table:table-cell>
          <table:table-cell table:style-name="ce1" office:value-type="string" calcext:value-type="string">
            <text:p>Vamos casi a la mitad del curso, creo que si podía esmerarse un poco mas en su respuesta, poniendo en practica los temas ya analizados hasta ahora.</text:p>
          </table:table-cell>
          <table:table-cell table:style-name="ce1" office:value-type="float" office:value="233696" calcext:value-type="float">
            <text:p>23369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9776" calcext:value-type="float">
            <text:p>89776</text:p>
          </table:table-cell>
          <table:table-cell table:style-name="ce1" office:value-type="string" calcext:value-type="string">
            <text:p>El compañero/a no ha realizado ninguna busqueda en la sopa de letras</text:p>
          </table:table-cell>
          <table:table-cell table:style-name="ce1" office:value-type="float" office:value="89776" calcext:value-type="float">
            <text:p>8977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77104" calcext:value-type="float">
            <text:p>177104</text:p>
          </table:table-cell>
          <table:table-cell table:style-name="ce1" office:value-type="string" calcext:value-type="string">
            <text:p>buen trabajo</text:p>
          </table:table-cell>
          <table:table-cell table:style-name="ce1" office:value-type="float" office:value="177104" calcext:value-type="float">
            <text:p>1771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8222" calcext:value-type="float">
            <text:p>78222</text:p>
          </table:table-cell>
          <table:table-cell table:style-name="ce1" office:value-type="string" calcext:value-type="string">
            <text:p>La infografía carece de información del participante.</text:p>
          </table:table-cell>
          <table:table-cell table:style-name="ce1" office:value-type="float" office:value="78222" calcext:value-type="float">
            <text:p>7822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73746" calcext:value-type="float">
            <text:p>73746</text:p>
          </table:table-cell>
          <table:table-cell table:style-name="ce1" office:value-type="string" calcext:value-type="string">
            <text:p>No hay referencias bibliográficas.</text:p>
          </table:table-cell>
          <table:table-cell table:style-name="ce1" office:value-type="float" office:value="73746" calcext:value-type="float">
            <text:p>7374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61483" calcext:value-type="float">
            <text:p>561483</text:p>
          </table:table-cell>
          <table:table-cell table:style-name="ce1" office:value-type="string" calcext:value-type="string">
            <text:p>Excelente trabajo</text:p>
          </table:table-cell>
          <table:table-cell table:style-name="ce1" office:value-type="float" office:value="561483" calcext:value-type="float">
            <text:p>5614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5599" calcext:value-type="float">
            <text:p>495599</text:p>
          </table:table-cell>
          <table:table-cell table:style-name="ce1" office:value-type="string" calcext:value-type="string">
            <text:p>Divertido reto...</text:p>
            <text:p/>
            <text:p>Excelente semana....</text:p>
            <text:p/>
            <text:p>Bonanza y Bendiciones...</text:p>
          </table:table-cell>
          <table:table-cell table:style-name="ce1" office:value-type="float" office:value="495599" calcext:value-type="float">
            <text:p>4955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8114" calcext:value-type="float">
            <text:p>328114</text:p>
          </table:table-cell>
          <table:table-cell table:style-name="ce1" office:value-type="string" calcext:value-type="string">
            <text:p>Que debemos respetar las normas de cada edificio y al igual respetar a los vecinos que viven en el mismo</text:p>
          </table:table-cell>
          <table:table-cell table:style-name="ce1" office:value-type="float" office:value="328114" calcext:value-type="float">
            <text:p>32811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44786" calcext:value-type="float">
            <text:p>544786</text:p>
          </table:table-cell>
          <table:table-cell table:style-name="ce1" office:value-type="string" calcext:value-type="string">
            <text:p>Muy bien</text:p>
          </table:table-cell>
          <table:table-cell table:style-name="ce1" office:value-type="float" office:value="544786" calcext:value-type="float">
            <text:p>5447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5400" calcext:value-type="float">
            <text:p>115400</text:p>
          </table:table-cell>
          <table:table-cell table:style-name="ce1" office:value-type="string" calcext:value-type="string">
            <text:p>Debe mejorar la presentación de acorde al formato que existe para una encuesta, las preguntas son entendinbles, pero pueden ser mejor</text:p>
          </table:table-cell>
          <table:table-cell table:style-name="ce1" office:value-type="float" office:value="115400" calcext:value-type="float">
            <text:p>11540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708" calcext:value-type="float">
            <text:p>61708</text:p>
          </table:table-cell>
          <table:table-cell table:style-name="ce1" office:value-type="string" calcext:value-type="string">
            <text:p>No debería usar muchos colores, esto distrae al cliente y cae en no fijarse en lo realmente importante.</text:p>
          </table:table-cell>
          <table:table-cell table:style-name="ce1" office:value-type="float" office:value="61708" calcext:value-type="float">
            <text:p>6170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02606" calcext:value-type="float">
            <text:p>202606</text:p>
          </table:table-cell>
          <table:table-cell table:style-name="ce1" office:value-type="string" calcext:value-type="string">
            <text:p>....</text:p>
          </table:table-cell>
          <table:table-cell table:style-name="ce1" office:value-type="float" office:value="202606" calcext:value-type="float">
            <text:p>20260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75581" calcext:value-type="float">
            <text:p>75581</text:p>
          </table:table-cell>
          <table:table-cell table:style-name="ce1" office:value-type="string" calcext:value-type="string">
            <text:p>SI DETERMINA LOS INTERESES DE LOS ACTORES DEL CASO FABRICA EL HUMITO</text:p>
          </table:table-cell>
          <table:table-cell table:style-name="ce1" office:value-type="float" office:value="75581" calcext:value-type="float">
            <text:p>7558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26453" calcext:value-type="float">
            <text:p>126453</text:p>
          </table:table-cell>
          <table:table-cell table:style-name="ce1" office:value-type="string" calcext:value-type="string">
            <text:p>Argumentos muy bien descritos</text:p>
          </table:table-cell>
          <table:table-cell table:style-name="ce1" office:value-type="float" office:value="126453" calcext:value-type="float">
            <text:p>1264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2866" calcext:value-type="float">
            <text:p>192866</text:p>
          </table:table-cell>
          <table:table-cell table:style-name="ce1" office:value-type="string" calcext:value-type="string">
            <text:p>Estimado compañero no logro visualizar su trabajo, al parecer no cargo la imagen ni tampoco ningún link <text:s/>que me pueda dirigir a su respectivo trabajo.</text:p>
          </table:table-cell>
          <table:table-cell table:style-name="ce1" office:value-type="float" office:value="192866" calcext:value-type="float">
            <text:p>19286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45610" calcext:value-type="float">
            <text:p>545610</text:p>
          </table:table-cell>
          <table:table-cell table:style-name="ce1" office:value-type="string" calcext:value-type="string">
            <text:p>exelente aporte</text:p>
          </table:table-cell>
          <table:table-cell table:style-name="ce1" office:value-type="float" office:value="545610" calcext:value-type="float">
            <text:p>54561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7888" calcext:value-type="float">
            <text:p>137888</text:p>
          </table:table-cell>
          <table:table-cell table:style-name="ce1" office:value-type="string" calcext:value-type="string">
            <text:p>no presenta juicio crítico</text:p>
          </table:table-cell>
          <table:table-cell table:style-name="ce1" office:value-type="float" office:value="137888" calcext:value-type="float">
            <text:p>13788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74940" calcext:value-type="float">
            <text:p>574940</text:p>
          </table:table-cell>
          <table:table-cell table:style-name="ce1" office:value-type="string" calcext:value-type="string">
            <text:p>Buen trabajo</text:p>
          </table:table-cell>
          <table:table-cell table:style-name="ce1" office:value-type="float" office:value="574940" calcext:value-type="float">
            <text:p>5749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9723" calcext:value-type="float">
            <text:p>209723</text:p>
          </table:table-cell>
          <table:table-cell table:style-name="ce1" office:value-type="string" calcext:value-type="string">
            <text:p>muy bien excelente tema</text:p>
          </table:table-cell>
          <table:table-cell table:style-name="ce1" office:value-type="float" office:value="209723" calcext:value-type="float">
            <text:p>2097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6153" calcext:value-type="float">
            <text:p>616153</text:p>
          </table:table-cell>
          <table:table-cell table:style-name="ce1" office:value-type="string" calcext:value-type="string">
            <text:p>Facilidad de palabras</text:p>
          </table:table-cell>
          <table:table-cell table:style-name="ce1" office:value-type="float" office:value="616153" calcext:value-type="float">
            <text:p>61615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63051" calcext:value-type="float">
            <text:p>263051</text:p>
          </table:table-cell>
          <table:table-cell table:style-name="ce1" office:value-type="string" calcext:value-type="string">
            <text:p>goood</text:p>
            <text:p/>
          </table:table-cell>
          <table:table-cell table:style-name="ce1" office:value-type="float" office:value="263051" calcext:value-type="float">
            <text:p>2630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9793" calcext:value-type="float">
            <text:p>569793</text:p>
          </table:table-cell>
          <table:table-cell table:style-name="ce1" office:value-type="string" calcext:value-type="string">
            <text:p>bien</text:p>
          </table:table-cell>
          <table:table-cell table:style-name="ce1" office:value-type="float" office:value="569793" calcext:value-type="float">
            <text:p>5697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9275" calcext:value-type="float">
            <text:p>139275</text:p>
          </table:table-cell>
          <table:table-cell table:style-name="ce1" office:value-type="string" calcext:value-type="string">
            <text:p>hay que mejorar la redacción, utilizando pausas con puntuación. Un poco de control de calidad</text:p>
          </table:table-cell>
          <table:table-cell table:style-name="ce1" office:value-type="float" office:value="139275" calcext:value-type="float">
            <text:p>13927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62627" calcext:value-type="float">
            <text:p>362627</text:p>
          </table:table-cell>
          <table:table-cell table:style-name="ce1" office:value-type="string" calcext:value-type="string">
            <text:p>Muy bien compañero. Quisiera sugerir que los trabajos de contenidos, para que haya mayor comprensión, debe demostrarse a más de los cuadros sinópticos <text:s/>con imágenes.</text:p>
          </table:table-cell>
          <table:table-cell table:style-name="ce1" office:value-type="float" office:value="362627" calcext:value-type="float">
            <text:p>3626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4812" calcext:value-type="float">
            <text:p>524812</text:p>
          </table:table-cell>
          <table:table-cell table:style-name="ce1" office:value-type="string" calcext:value-type="string">
            <text:p>Trabajo presenta eficiencia, coherencia y veracidad <text:s/>en el tema.</text:p>
          </table:table-cell>
          <table:table-cell table:style-name="ce1" office:value-type="float" office:value="524812" calcext:value-type="float">
            <text:p>5248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8416" calcext:value-type="float">
            <text:p>128416</text:p>
          </table:table-cell>
          <table:table-cell table:style-name="ce1" office:value-type="string" calcext:value-type="string">
            <text:p>A mi parecer la persona respondió las preguntas de forma concisa, ademas de haber contestado todas las interrogantes presentadas en el mismo.</text:p>
            <text:p/>
          </table:table-cell>
          <table:table-cell table:style-name="ce1" office:value-type="float" office:value="128416" calcext:value-type="float">
            <text:p>1284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8810" calcext:value-type="float">
            <text:p>478810</text:p>
          </table:table-cell>
          <table:table-cell table:style-name="ce1" office:value-type="string" calcext:value-type="string">
            <text:p>No consta la bibliografìa.</text:p>
          </table:table-cell>
          <table:table-cell table:style-name="ce1" office:value-type="float" office:value="478810" calcext:value-type="float">
            <text:p>47881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41509" calcext:value-type="float">
            <text:p>341509</text:p>
          </table:table-cell>
          <table:table-cell table:style-name="ce1" office:value-type="string" calcext:value-type="string">
            <text:p>Excelente trabajo,</text:p>
            <text:p/>
            <text:p>Éxitos en el curso....</text:p>
          </table:table-cell>
          <table:table-cell table:style-name="ce1" office:value-type="float" office:value="341509" calcext:value-type="float">
            <text:p>3415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0787" calcext:value-type="float">
            <text:p>290787</text:p>
          </table:table-cell>
          <table:table-cell table:style-name="ce1" office:value-type="string" calcext:value-type="string">
            <text:p>Sería interesante recomendarle al paciente que consuma esta infusión con los medicamentos que recomiende el médico, adicional, agrego que nunca había escuchado sobre las Hojas del aire y me pareció muy bueno este preparado. </text:p>
          </table:table-cell>
          <table:table-cell table:style-name="ce1" office:value-type="float" office:value="290787" calcext:value-type="float">
            <text:p>29078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77087" calcext:value-type="float">
            <text:p>177087</text:p>
          </table:table-cell>
          <table:table-cell table:style-name="ce1" office:value-type="string" calcext:value-type="string">
            <text:p>Buena resolución</text:p>
          </table:table-cell>
          <table:table-cell table:style-name="ce1" office:value-type="float" office:value="177087" calcext:value-type="float">
            <text:p>1770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6224" calcext:value-type="float">
            <text:p>246224</text:p>
          </table:table-cell>
          <table:table-cell table:style-name="ce1" office:value-type="string" calcext:value-type="string">
            <text:p>Debe revisar los tiempos de cada etapa y el orden en que ocurre n algunas de ellas</text:p>
          </table:table-cell>
          <table:table-cell table:style-name="ce1" office:value-type="float" office:value="246224" calcext:value-type="float">
            <text:p>24622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8548" calcext:value-type="float">
            <text:p>8548</text:p>
          </table:table-cell>
          <table:table-cell table:style-name="ce1" office:value-type="string" calcext:value-type="string">
            <text:p>buen trabajo compa</text:p>
          </table:table-cell>
          <table:table-cell table:style-name="ce1" office:value-type="float" office:value="8548" calcext:value-type="float">
            <text:p>85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0408" calcext:value-type="float">
            <text:p>570408</text:p>
          </table:table-cell>
          <table:table-cell table:style-name="ce1" office:value-type="string" calcext:value-type="string">
            <text:p>Super Chevere tu trabajo bro, felicidades.</text:p>
          </table:table-cell>
          <table:table-cell table:style-name="ce1" office:value-type="float" office:value="570408" calcext:value-type="float">
            <text:p>5704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0667" calcext:value-type="float">
            <text:p>670667</text:p>
          </table:table-cell>
          <table:table-cell table:style-name="ce1" office:value-type="string" calcext:value-type="string">
            <text:p>Muy bonito</text:p>
          </table:table-cell>
          <table:table-cell table:style-name="ce1" office:value-type="float" office:value="670667" calcext:value-type="float">
            <text:p>6706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8745" calcext:value-type="float">
            <text:p>578745</text:p>
          </table:table-cell>
          <table:table-cell table:style-name="ce1" office:value-type="string" calcext:value-type="string">
            <text:p>Muy Bien</text:p>
          </table:table-cell>
          <table:table-cell table:style-name="ce1" office:value-type="float" office:value="578745" calcext:value-type="float">
            <text:p>5787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4956" calcext:value-type="float">
            <text:p>334956</text:p>
          </table:table-cell>
          <table:table-cell table:style-name="ce1" office:value-type="string" calcext:value-type="string">
            <text:p>Excelente trabajo!</text:p>
          </table:table-cell>
          <table:table-cell table:style-name="ce1" office:value-type="float" office:value="334956" calcext:value-type="float">
            <text:p>3349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4380" calcext:value-type="float">
            <text:p>344380</text:p>
          </table:table-cell>
          <table:table-cell table:style-name="ce1" office:value-type="string" calcext:value-type="string">
            <text:p>Información completa.</text:p>
          </table:table-cell>
          <table:table-cell table:style-name="ce1" office:value-type="float" office:value="344380" calcext:value-type="float">
            <text:p>3443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5514" calcext:value-type="float">
            <text:p>265514</text:p>
          </table:table-cell>
          <table:table-cell table:style-name="ce1" office:value-type="string" calcext:value-type="string">
            <text:p>muy bien realizado</text:p>
          </table:table-cell>
          <table:table-cell table:style-name="ce1" office:value-type="float" office:value="265514" calcext:value-type="float">
            <text:p>26551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7007" calcext:value-type="float">
            <text:p>247007</text:p>
          </table:table-cell>
          <table:table-cell table:style-name="ce1" office:value-type="string" calcext:value-type="string">
            <text:p>excelente trabajo</text:p>
          </table:table-cell>
          <table:table-cell table:style-name="ce1" office:value-type="float" office:value="247007" calcext:value-type="float">
            <text:p>2470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7616" calcext:value-type="float">
            <text:p>377616</text:p>
          </table:table-cell>
          <table:table-cell table:style-name="ce1" office:value-type="string" calcext:value-type="string">
            <text:p>no se si el argumento esta completo o es el problema de la plataforma que no permite visualizar, confio que si y te puse completo</text:p>
          </table:table-cell>
          <table:table-cell table:style-name="ce1" office:value-type="float" office:value="377616" calcext:value-type="float">
            <text:p>37761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46796" calcext:value-type="float">
            <text:p>246796</text:p>
          </table:table-cell>
          <table:table-cell table:style-name="ce1" office:value-type="string" calcext:value-type="string">
            <text:p>No pude ver la infografía, quizás el compañero(a) tuvo problemas al subir la información</text:p>
          </table:table-cell>
          <table:table-cell table:style-name="ce1" office:value-type="float" office:value="246796" calcext:value-type="float">
            <text:p>24679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28862" calcext:value-type="float">
            <text:p>428862</text:p>
          </table:table-cell>
          <table:table-cell table:style-name="ce1" office:value-type="string" calcext:value-type="string">
            <text:p>Hubieras buscado al menos en internet, déjate ayudar también o al menos gánate la voluntad </text:p>
          </table:table-cell>
          <table:table-cell table:style-name="ce1" office:value-type="float" office:value="428862" calcext:value-type="float">
            <text:p>42886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73354" calcext:value-type="float">
            <text:p>173354</text:p>
          </table:table-cell>
          <table:table-cell table:style-name="ce1" office:value-type="string" calcext:value-type="string">
            <text:p>Concuerdo con las respuestas de mi compañero/a.</text:p>
          </table:table-cell>
          <table:table-cell table:style-name="ce1" office:value-type="float" office:value="173354" calcext:value-type="float">
            <text:p>17335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4882" calcext:value-type="float">
            <text:p>674882</text:p>
          </table:table-cell>
          <table:table-cell table:style-name="ce1" office:value-type="string" calcext:value-type="string">
            <text:p>El aporte <text:s/>tiene relación con el tema propuesto.</text:p>
          </table:table-cell>
          <table:table-cell table:style-name="ce1" office:value-type="float" office:value="674882" calcext:value-type="float">
            <text:p>6748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9898" calcext:value-type="float">
            <text:p>669898</text:p>
          </table:table-cell>
          <table:table-cell table:style-name="ce1" office:value-type="string" calcext:value-type="string">
            <text:p>Nice</text:p>
          </table:table-cell>
          <table:table-cell table:style-name="ce1" office:value-type="float" office:value="669898" calcext:value-type="float">
            <text:p>6698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1877" calcext:value-type="float">
            <text:p>241877</text:p>
          </table:table-cell>
          <table:table-cell table:style-name="ce1" office:value-type="string" calcext:value-type="string">
            <text:p>OK</text:p>
          </table:table-cell>
          <table:table-cell table:style-name="ce1" office:value-type="float" office:value="241877" calcext:value-type="float">
            <text:p>24187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83138" calcext:value-type="float">
            <text:p>283138</text:p>
          </table:table-cell>
          <table:table-cell table:style-name="ce1" office:value-type="string" calcext:value-type="string">
            <text:p>Excelente trabajo</text:p>
          </table:table-cell>
          <table:table-cell table:style-name="ce1" office:value-type="float" office:value="283138" calcext:value-type="float">
            <text:p>2831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9551" calcext:value-type="float">
            <text:p>529551</text:p>
          </table:table-cell>
          <table:table-cell table:style-name="ce1" office:value-type="string" calcext:value-type="string">
            <text:p>excelente</text:p>
          </table:table-cell>
          <table:table-cell table:style-name="ce1" office:value-type="float" office:value="529551" calcext:value-type="float">
            <text:p>5295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2051" calcext:value-type="float">
            <text:p>102051</text:p>
          </table:table-cell>
          <table:table-cell table:style-name="ce1" office:value-type="string" calcext:value-type="string">
            <text:p>No se visualiza la imagen</text:p>
          </table:table-cell>
          <table:table-cell table:style-name="ce1" office:value-type="float" office:value="102051" calcext:value-type="float">
            <text:p>10205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43183" calcext:value-type="float">
            <text:p>243183</text:p>
          </table:table-cell>
          <table:table-cell table:style-name="ce1" office:value-type="string" calcext:value-type="string">
            <text:p>La correspondiente auto-evaluación se realizó conforme a los parámetros establecidos en la tarea publicada, cabe recalcar, que ciertos aspectos que se han tomado en cuenta para el proceso de calificación no se encuentran descritos en la publicación de la misma, por lo que pongo a consideración dicha discrepancia. </text:p>
          </table:table-cell>
          <table:table-cell table:style-name="ce1" office:value-type="float" office:value="243183" calcext:value-type="float">
            <text:p>24318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65494" calcext:value-type="float">
            <text:p>465494</text:p>
          </table:table-cell>
          <table:table-cell table:style-name="ce1" office:value-type="string" calcext:value-type="string">
            <text:p>Buen trabajo..</text:p>
          </table:table-cell>
          <table:table-cell table:style-name="ce1" office:value-type="float" office:value="465494" calcext:value-type="float">
            <text:p>4654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3304" calcext:value-type="float">
            <text:p>633304</text:p>
          </table:table-cell>
          <table:table-cell table:style-name="ce1" office:value-type="string" calcext:value-type="string">
            <text:p>Existen muchas ideas similares en internet</text:p>
            <text:p/>
          </table:table-cell>
          <table:table-cell table:style-name="ce1" office:value-type="float" office:value="633304" calcext:value-type="float">
            <text:p>6333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0412" calcext:value-type="float">
            <text:p>590412</text:p>
          </table:table-cell>
          <table:table-cell table:style-name="ce1" office:value-type="string" calcext:value-type="string">
            <text:p>NO HA MENCIONADO LOS LINKS DE LAS INSTITUCIONES, POSIBLEMENTE DESCONOCE EL USO DE LAS HERRAMIENTAS INFORMÁTICAS Y BUSCADORES</text:p>
          </table:table-cell>
          <table:table-cell table:style-name="ce1" office:value-type="float" office:value="590412" calcext:value-type="float">
            <text:p>59041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67923" calcext:value-type="float">
            <text:p>567923</text:p>
          </table:table-cell>
          <table:table-cell table:style-name="ce1" office:value-type="string" calcext:value-type="string">
            <text:p>Muy buen trabajo aunque falto mas imagenes en representacion</text:p>
          </table:table-cell>
          <table:table-cell table:style-name="ce1" office:value-type="float" office:value="567923" calcext:value-type="float">
            <text:p>56792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65756" calcext:value-type="float">
            <text:p>565756</text:p>
          </table:table-cell>
          <table:table-cell table:style-name="ce1" office:value-type="string" calcext:value-type="string">
            <text:p>Falta mas contenido</text:p>
          </table:table-cell>
          <table:table-cell table:style-name="ce1" office:value-type="float" office:value="565756" calcext:value-type="float">
            <text:p>56575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05804" calcext:value-type="float">
            <text:p>305804</text:p>
          </table:table-cell>
          <table:table-cell table:style-name="ce1" office:value-type="string" calcext:value-type="string">
            <text:p>muy bonito</text:p>
          </table:table-cell>
          <table:table-cell table:style-name="ce1" office:value-type="float" office:value="305804" calcext:value-type="float">
            <text:p>3058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2515" calcext:value-type="float">
            <text:p>262515</text:p>
          </table:table-cell>
          <table:table-cell table:style-name="ce1" office:value-type="string" calcext:value-type="string">
            <text:p>No identifica las posiciones de los actores del caso \"CLÍNICA LA SALUDABLE\</text:p>
          </table:table-cell>
          <table:table-cell table:style-name="ce1" office:value-type="float" office:value="262515" calcext:value-type="float">
            <text:p>26251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0840" calcext:value-type="float">
            <text:p>200840</text:p>
          </table:table-cell>
          <table:table-cell table:style-name="ce1" office:value-type="string" calcext:value-type="string">
            <text:p>ESTIMAD@ COMPAÑER@ CONSIDERO QUE NO SE DA UNA SOLUCIÓN PRECISA AL CONFLICTO.</text:p>
          </table:table-cell>
          <table:table-cell table:style-name="ce1" office:value-type="float" office:value="200840" calcext:value-type="float">
            <text:p>20084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35439" calcext:value-type="float">
            <text:p>435439</text:p>
          </table:table-cell>
          <table:table-cell table:style-name="ce1" office:value-type="string" calcext:value-type="string">
            <text:p>Exitos en sus actividades</text:p>
          </table:table-cell>
          <table:table-cell table:style-name="ce1" office:value-type="float" office:value="435439" calcext:value-type="float">
            <text:p>4354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5845" calcext:value-type="float">
            <text:p>375845</text:p>
          </table:table-cell>
          <table:table-cell table:style-name="ce1" office:value-type="string" calcext:value-type="string">
            <text:p>Trabajo elaborado satisfactoriamente felicitaciones</text:p>
          </table:table-cell>
          <table:table-cell table:style-name="ce1" office:value-type="float" office:value="375845" calcext:value-type="float">
            <text:p>3758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5332" calcext:value-type="float">
            <text:p>245332</text:p>
          </table:table-cell>
          <table:table-cell table:style-name="ce1" office:value-type="string" calcext:value-type="string">
            <text:p>Talvez desarrollar un poco más</text:p>
          </table:table-cell>
          <table:table-cell table:style-name="ce1" office:value-type="float" office:value="245332" calcext:value-type="float">
            <text:p>24533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85050" calcext:value-type="float">
            <text:p>285050</text:p>
          </table:table-cell>
          <table:table-cell table:style-name="ce1" office:value-type="string" calcext:value-type="string">
            <text:p>Muy buen trabajo.</text:p>
          </table:table-cell>
          <table:table-cell table:style-name="ce1" office:value-type="float" office:value="285050" calcext:value-type="float">
            <text:p>2850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8782" calcext:value-type="float">
            <text:p>128782</text:p>
          </table:table-cell>
          <table:table-cell table:style-name="ce1" office:value-type="string" calcext:value-type="string">
            <text:p>BUEN TRABAJO</text:p>
          </table:table-cell>
          <table:table-cell table:style-name="ce1" office:value-type="float" office:value="128782" calcext:value-type="float">
            <text:p>1287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4952" calcext:value-type="float">
            <text:p>144952</text:p>
          </table:table-cell>
          <table:table-cell table:style-name="ce1" office:value-type="string" calcext:value-type="string">
            <text:p>DEBEN SER LIBROS DE AYUDA</text:p>
          </table:table-cell>
          <table:table-cell table:style-name="ce1" office:value-type="float" office:value="144952" calcext:value-type="float">
            <text:p>14495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06108" calcext:value-type="float">
            <text:p>206108</text:p>
          </table:table-cell>
          <table:table-cell table:style-name="ce1" office:value-type="string" calcext:value-type="string">
            <text:p>correcto</text:p>
          </table:table-cell>
          <table:table-cell table:style-name="ce1" office:value-type="float" office:value="206108" calcext:value-type="float">
            <text:p>2061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1276" calcext:value-type="float">
            <text:p>321276</text:p>
          </table:table-cell>
          <table:table-cell table:style-name="ce1" office:value-type="string" calcext:value-type="string">
            <text:p>bien argumentado</text:p>
          </table:table-cell>
          <table:table-cell table:style-name="ce1" office:value-type="float" office:value="321276" calcext:value-type="float">
            <text:p>3212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0864" calcext:value-type="float">
            <text:p>230864</text:p>
          </table:table-cell>
          <table:table-cell table:style-name="ce1" office:value-type="string" calcext:value-type="string">
            <text:p>Felicitaciones</text:p>
          </table:table-cell>
          <table:table-cell table:style-name="ce1" office:value-type="float" office:value="230864" calcext:value-type="float">
            <text:p>2308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8928" calcext:value-type="float">
            <text:p>688928</text:p>
          </table:table-cell>
          <table:table-cell table:style-name="ce1" office:value-type="string" calcext:value-type="string">
            <text:p>Completo y practico</text:p>
          </table:table-cell>
          <table:table-cell table:style-name="ce1" office:value-type="float" office:value="688928" calcext:value-type="float">
            <text:p>6889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2896" calcext:value-type="float">
            <text:p>302896</text:p>
          </table:table-cell>
          <table:table-cell table:style-name="ce1" office:value-type="string" calcext:value-type="string">
            <text:p>jajaja buen toque con la mascarilla, que creativo y sigue así</text:p>
          </table:table-cell>
          <table:table-cell table:style-name="ce1" office:value-type="float" office:value="302896" calcext:value-type="float">
            <text:p>30289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06460" calcext:value-type="float">
            <text:p>306460</text:p>
          </table:table-cell>
          <table:table-cell table:style-name="ce1" office:value-type="string" calcext:value-type="string">
            <text:p>Excellent!</text:p>
          </table:table-cell>
          <table:table-cell table:style-name="ce1" office:value-type="float" office:value="306460" calcext:value-type="float">
            <text:p>30646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0660" calcext:value-type="float">
            <text:p>200660</text:p>
          </table:table-cell>
          <table:table-cell table:style-name="ce1" office:value-type="string" calcext:value-type="string">
            <text:p>Se puede tratar de minimizar la información o ser un poco más concreto.</text:p>
          </table:table-cell>
          <table:table-cell table:style-name="ce1" office:value-type="float" office:value="200660" calcext:value-type="float">
            <text:p>20066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18925" calcext:value-type="float">
            <text:p>118925</text:p>
          </table:table-cell>
          <table:table-cell table:style-name="ce1" office:value-type="string" calcext:value-type="string">
            <text:p>EL CUESTIONARIO ES CLARO Y LAS OPCIONES DE RESPUESTA TAMBIEN, PERMITE OBTENER LA INFORMACION QUE NECESITAMOS</text:p>
          </table:table-cell>
          <table:table-cell table:style-name="ce1" office:value-type="float" office:value="118925" calcext:value-type="float">
            <text:p>11892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0025" calcext:value-type="float">
            <text:p>50025</text:p>
          </table:table-cell>
          <table:table-cell table:style-name="ce1" office:value-type="string" calcext:value-type="string">
            <text:p>estan otras cosas</text:p>
          </table:table-cell>
          <table:table-cell table:style-name="ce1" office:value-type="float" office:value="50025" calcext:value-type="float">
            <text:p>5002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20679" calcext:value-type="float">
            <text:p>120679</text:p>
          </table:table-cell>
          <table:table-cell table:style-name="ce1" office:value-type="string" calcext:value-type="string">
            <text:p>precisar mejor el problema de fondo</text:p>
          </table:table-cell>
          <table:table-cell table:style-name="ce1" office:value-type="float" office:value="120679" calcext:value-type="float">
            <text:p>12067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36574" calcext:value-type="float">
            <text:p>636574</text:p>
          </table:table-cell>
          <table:table-cell table:style-name="ce1" office:value-type="string" calcext:value-type="string">
            <text:p>Falto la imagen</text:p>
          </table:table-cell>
          <table:table-cell table:style-name="ce1" office:value-type="float" office:value="636574" calcext:value-type="float">
            <text:p>63657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87682" calcext:value-type="float">
            <text:p>287682</text:p>
          </table:table-cell>
          <table:table-cell table:style-name="ce1" office:value-type="string" calcext:value-type="string">
            <text:p>Más específico en la respuesta</text:p>
            <text:p/>
          </table:table-cell>
          <table:table-cell table:style-name="ce1" office:value-type="float" office:value="287682" calcext:value-type="float">
            <text:p>28768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70620" calcext:value-type="float">
            <text:p>170620</text:p>
          </table:table-cell>
          <table:table-cell table:style-name="ce1" office:value-type="string" calcext:value-type="string">
            <text:p>Pienso que explica desde el punto de vista de él consumidor, y no objetivamente con relacion a la lectura, y a los aspectos de marketing que alli ofrecen.</text:p>
          </table:table-cell>
          <table:table-cell table:style-name="ce1" office:value-type="float" office:value="170620" calcext:value-type="float">
            <text:p>17062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86940" calcext:value-type="float">
            <text:p>386940</text:p>
          </table:table-cell>
          <table:table-cell table:style-name="ce1" office:value-type="string" calcext:value-type="string">
            <text:p>excelente trabajo.</text:p>
          </table:table-cell>
          <table:table-cell table:style-name="ce1" office:value-type="float" office:value="386940" calcext:value-type="float">
            <text:p>3869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4487" calcext:value-type="float">
            <text:p>644487</text:p>
          </table:table-cell>
          <table:table-cell table:style-name="ce1" office:value-type="string" calcext:value-type="string">
            <text:p>Muy bien</text:p>
          </table:table-cell>
          <table:table-cell table:style-name="ce1" office:value-type="float" office:value="644487" calcext:value-type="float">
            <text:p>6444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3934" calcext:value-type="float">
            <text:p>113934</text:p>
          </table:table-cell>
          <table:table-cell table:style-name="ce1" office:value-type="string" calcext:value-type="string">
            <text:p>La psicología social es una rama de la psicología que estudia la conducta y el funcionamiento mental de un individuo como consecuencia de su entorno social. La psicología social estudia la manera en cómo piensa, siente y actúa el ser humano influido por la presencia o ausencia de otras personas en su medio ambiente.</text:p>
          </table:table-cell>
          <table:table-cell table:style-name="ce1" office:value-type="float" office:value="113934" calcext:value-type="float">
            <text:p>11393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16133" calcext:value-type="float">
            <text:p>416133</text:p>
          </table:table-cell>
          <table:table-cell table:style-name="ce1" office:value-type="string" calcext:value-type="string">
            <text:p>favor leer nuevamente el reto y diferencia los actores directos (empresa AZTRA Y pobladores de la troncal ) e indirectos (la empresa ecologica de la ESPOL y el cuerpo medico que hace los estudios)</text:p>
            <text:p/>
            <text:p>tribunal arbitral revisar bien ya que se referia al arbitraje de equidad u el arbitraje de derecho (tipos fundamentales del arbitraje)</text:p>
          </table:table-cell>
          <table:table-cell table:style-name="ce1" office:value-type="float" office:value="416133" calcext:value-type="float">
            <text:p>41613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92790" calcext:value-type="float">
            <text:p>292790</text:p>
          </table:table-cell>
          <table:table-cell table:style-name="ce1" office:value-type="string" calcext:value-type="string">
            <text:p>Ciertas imágenes no tienen la claridad necesaria para poder leerlas y comprender la idea que se esperar proyectar.</text:p>
          </table:table-cell>
          <table:table-cell table:style-name="ce1" office:value-type="float" office:value="292790" calcext:value-type="float">
            <text:p>29279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99189" calcext:value-type="float">
            <text:p>399189</text:p>
          </table:table-cell>
          <table:table-cell table:style-name="ce1" office:value-type="string" calcext:value-type="string">
            <text:p>PUDO SER MEJOR</text:p>
          </table:table-cell>
          <table:table-cell table:style-name="ce1" office:value-type="float" office:value="399189" calcext:value-type="float">
            <text:p>39918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37422" calcext:value-type="float">
            <text:p>437422</text:p>
          </table:table-cell>
          <table:table-cell table:style-name="ce1" office:value-type="string" calcext:value-type="string">
            <text:p>Imagen de resultados copiada</text:p>
          </table:table-cell>
          <table:table-cell table:style-name="ce1" office:value-type="float" office:value="437422" calcext:value-type="float">
            <text:p>4374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8216" calcext:value-type="float">
            <text:p>318216</text:p>
          </table:table-cell>
          <table:table-cell table:style-name="ce1" office:value-type="string" calcext:value-type="string">
            <text:p>No responde la pregunta final</text:p>
          </table:table-cell>
          <table:table-cell table:style-name="ce1" office:value-type="float" office:value="318216" calcext:value-type="float">
            <text:p>31821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24081" calcext:value-type="float">
            <text:p>624081</text:p>
          </table:table-cell>
          <table:table-cell table:style-name="ce1" office:value-type="string" calcext:value-type="string">
            <text:p>Identifica claramente el nombre del participante, nombre de la empresa y el nombre de la localidad en la cual se sitúa la empresa, así como el uso correcto de ortografía</text:p>
          </table:table-cell>
          <table:table-cell table:style-name="ce1" office:value-type="float" office:value="624081" calcext:value-type="float">
            <text:p>62408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54842" calcext:value-type="float">
            <text:p>554842</text:p>
          </table:table-cell>
          <table:table-cell table:style-name="ce1" office:value-type="string" calcext:value-type="string">
            <text:p>Excelente comprensión de la lectura</text:p>
          </table:table-cell>
          <table:table-cell table:style-name="ce1" office:value-type="float" office:value="554842" calcext:value-type="float">
            <text:p>5548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8448" calcext:value-type="float">
            <text:p>348448</text:p>
          </table:table-cell>
          <table:table-cell table:style-name="ce1" office:value-type="string" calcext:value-type="string">
            <text:p>Hay que mejorar con claridad en cuanto al tipo y forma de comunicación del caso.</text:p>
          </table:table-cell>
          <table:table-cell table:style-name="ce1" office:value-type="float" office:value="348448" calcext:value-type="float">
            <text:p>34844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27056" calcext:value-type="float">
            <text:p>427056</text:p>
          </table:table-cell>
          <table:table-cell table:style-name="ce1" office:value-type="string" calcext:value-type="string">
            <text:p>Muy bonito trabajo. Mucho éxito.</text:p>
          </table:table-cell>
          <table:table-cell table:style-name="ce1" office:value-type="float" office:value="427056" calcext:value-type="float">
            <text:p>4270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6127" calcext:value-type="float">
            <text:p>266127</text:p>
          </table:table-cell>
          <table:table-cell table:style-name="ce1" office:value-type="string" calcext:value-type="string">
            <text:p>muy bien</text:p>
          </table:table-cell>
          <table:table-cell table:style-name="ce1" office:value-type="float" office:value="266127" calcext:value-type="float">
            <text:p>2661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1902" calcext:value-type="float">
            <text:p>481902</text:p>
          </table:table-cell>
          <table:table-cell table:style-name="ce1" office:value-type="string" calcext:value-type="string">
            <text:p>Muy bien explicado</text:p>
          </table:table-cell>
          <table:table-cell table:style-name="ce1" office:value-type="float" office:value="481902" calcext:value-type="float">
            <text:p>4819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1657" calcext:value-type="float">
            <text:p>601657</text:p>
          </table:table-cell>
          <table:table-cell table:style-name="ce1" office:value-type="string" calcext:value-type="string">
            <text:p>Se esforzó por realizar su tarea y lo hizo bien.</text:p>
          </table:table-cell>
          <table:table-cell table:style-name="ce1" office:value-type="float" office:value="601657" calcext:value-type="float">
            <text:p>6016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768" calcext:value-type="float">
            <text:p>16768</text:p>
          </table:table-cell>
          <table:table-cell table:style-name="ce1" office:value-type="string" calcext:value-type="string">
            <text:p>Excelente Infografía se explica mas en gráficos que en palabras y se entiende perfectamente.</text:p>
          </table:table-cell>
          <table:table-cell table:style-name="ce1" office:value-type="float" office:value="16768" calcext:value-type="float">
            <text:p>167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7438" calcext:value-type="float">
            <text:p>157438</text:p>
          </table:table-cell>
          <table:table-cell table:style-name="ce1" office:value-type="string" calcext:value-type="string">
            <text:p>Buen trabajo.</text:p>
          </table:table-cell>
          <table:table-cell table:style-name="ce1" office:value-type="float" office:value="157438" calcext:value-type="float">
            <text:p>1574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3124" calcext:value-type="float">
            <text:p>193124</text:p>
          </table:table-cell>
          <table:table-cell table:style-name="ce1" office:value-type="string" calcext:value-type="string">
            <text:p>Excelente trabajo!</text:p>
          </table:table-cell>
          <table:table-cell table:style-name="ce1" office:value-type="float" office:value="193124" calcext:value-type="float">
            <text:p>19312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0371" calcext:value-type="float">
            <text:p>230371</text:p>
          </table:table-cell>
          <table:table-cell table:style-name="ce1" office:value-type="string" calcext:value-type="string">
            <text:p>Excelente, las imágenes están bien detalladas</text:p>
          </table:table-cell>
          <table:table-cell table:style-name="ce1" office:value-type="float" office:value="230371" calcext:value-type="float">
            <text:p>23037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8950" calcext:value-type="float">
            <text:p>478950</text:p>
          </table:table-cell>
          <table:table-cell table:style-name="ce1" office:value-type="string" calcext:value-type="string">
            <text:p>Bien, pero te falta si hay dosis para niños. y cantidad de gengibre... ejemplo: pude ser 1cm. x cada vaso...</text:p>
          </table:table-cell>
          <table:table-cell table:style-name="ce1" office:value-type="float" office:value="478950" calcext:value-type="float">
            <text:p>47895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6957" calcext:value-type="float">
            <text:p>36957</text:p>
          </table:table-cell>
          <table:table-cell table:style-name="ce1" office:value-type="string" calcext:value-type="string">
            <text:p>Felicitaciones!</text:p>
          </table:table-cell>
          <table:table-cell table:style-name="ce1" office:value-type="float" office:value="36957" calcext:value-type="float">
            <text:p>369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2355" calcext:value-type="float">
            <text:p>542355</text:p>
          </table:table-cell>
          <table:table-cell table:style-name="ce1" office:value-type="string" calcext:value-type="string">
            <text:p>Muy buen aporte</text:p>
          </table:table-cell>
          <table:table-cell table:style-name="ce1" office:value-type="float" office:value="542355" calcext:value-type="float">
            <text:p>5423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0304" calcext:value-type="float">
            <text:p>170304</text:p>
          </table:table-cell>
          <table:table-cell table:style-name="ce1" office:value-type="string" calcext:value-type="string">
            <text:p>ESTA BIEN LAS CONTESTACIONES PORQUE TOMA EN CUENTA A LOS PRIMOS DE ANA Y CARLOS.</text:p>
          </table:table-cell>
          <table:table-cell table:style-name="ce1" office:value-type="float" office:value="170304" calcext:value-type="float">
            <text:p>1703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4654" calcext:value-type="float">
            <text:p>464654</text:p>
          </table:table-cell>
          <table:table-cell table:style-name="ce1" office:value-type="string" calcext:value-type="string">
            <text:p>Excelente</text:p>
          </table:table-cell>
          <table:table-cell table:style-name="ce1" office:value-type="float" office:value="464654" calcext:value-type="float">
            <text:p>46465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2835" calcext:value-type="float">
            <text:p>482835</text:p>
          </table:table-cell>
          <table:table-cell table:style-name="ce1" office:value-type="string" calcext:value-type="string">
            <text:p>Fine</text:p>
          </table:table-cell>
          <table:table-cell table:style-name="ce1" office:value-type="float" office:value="482835" calcext:value-type="float">
            <text:p>4828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0919" calcext:value-type="float">
            <text:p>270919</text:p>
          </table:table-cell>
          <table:table-cell table:style-name="ce1" office:value-type="string" calcext:value-type="string">
            <text:p>Debe ser más claro al redactar. Hay muchas ideas que generan cierta confusión.</text:p>
          </table:table-cell>
          <table:table-cell table:style-name="ce1" office:value-type="float" office:value="270919" calcext:value-type="float">
            <text:p>27091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15822" calcext:value-type="float">
            <text:p>415822</text:p>
          </table:table-cell>
          <table:table-cell table:style-name="ce1" office:value-type="string" calcext:value-type="string">
            <text:p>La narración es muy buena y mantiene la atención junto a la información que da.</text:p>
            <text:p>Observaciones.</text:p>
            <text:p>Hay una variación notable en el volumen de la música unas muy alta otras muy bajas e incluso en tu voz en cierta sección.</text:p>
          </table:table-cell>
          <table:table-cell table:style-name="ce1" office:value-type="float" office:value="415822" calcext:value-type="float">
            <text:p>4158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4994" calcext:value-type="float">
            <text:p>684994</text:p>
          </table:table-cell>
          <table:table-cell table:style-name="ce1" office:value-type="string" calcext:value-type="string">
            <text:p>Excelente trabajo</text:p>
          </table:table-cell>
          <table:table-cell table:style-name="ce1" office:value-type="float" office:value="684994" calcext:value-type="float">
            <text:p>68499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37304" calcext:value-type="float">
            <text:p>437304</text:p>
          </table:table-cell>
          <table:table-cell table:style-name="ce1" office:value-type="string" calcext:value-type="string">
            <text:p>Un gran trabajo !</text:p>
          </table:table-cell>
          <table:table-cell table:style-name="ce1" office:value-type="float" office:value="437304" calcext:value-type="float">
            <text:p>4373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3529" calcext:value-type="float">
            <text:p>283529</text:p>
          </table:table-cell>
          <table:table-cell table:style-name="ce1" office:value-type="string" calcext:value-type="string">
            <text:p>Las respuestas son concisas y claras, pero al momento de determinar una solución es ahí donde debe usted colocar que haría o que podría proponer.(La idea es imaginar que usted es el mediador). <text:s/>La comunicación entra de cajón, pero la idea es que ambas partes ganen 50/50</text:p>
          </table:table-cell>
          <table:table-cell table:style-name="ce1" office:value-type="float" office:value="283529" calcext:value-type="float">
            <text:p>2835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1237" calcext:value-type="float">
            <text:p>151237</text:p>
          </table:table-cell>
          <table:table-cell table:style-name="ce1" office:value-type="string" calcext:value-type="string">
            <text:p>I congratulate you, you have solved the crossword puzzle very well ... maybe for the next time you can do it in excel, which is a simpler recommendation.</text:p>
          </table:table-cell>
          <table:table-cell table:style-name="ce1" office:value-type="float" office:value="151237" calcext:value-type="float">
            <text:p>1512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1519" calcext:value-type="float">
            <text:p>71519</text:p>
          </table:table-cell>
          <table:table-cell table:style-name="ce1" office:value-type="string" calcext:value-type="string">
            <text:p>Cumple <text:s/>con todos los requisitos y procesos.</text:p>
          </table:table-cell>
          <table:table-cell table:style-name="ce1" office:value-type="float" office:value="71519" calcext:value-type="float">
            <text:p>715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5843" calcext:value-type="float">
            <text:p>295843</text:p>
          </table:table-cell>
          <table:table-cell table:style-name="ce1" office:value-type="string" calcext:value-type="string">
            <text:p>Muy bien</text:p>
          </table:table-cell>
          <table:table-cell table:style-name="ce1" office:value-type="float" office:value="295843" calcext:value-type="float">
            <text:p>2958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4053" calcext:value-type="float">
            <text:p>84053</text:p>
          </table:table-cell>
          <table:table-cell table:style-name="ce1" office:value-type="string" calcext:value-type="string">
            <text:p>Considero que ambas familias son implicadas indirectamente. Sin embargo la respuesta aquí expuesta puede ser válida tanbien.</text:p>
          </table:table-cell>
          <table:table-cell table:style-name="ce1" office:value-type="float" office:value="84053" calcext:value-type="float">
            <text:p>840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5483" calcext:value-type="float">
            <text:p>665483</text:p>
          </table:table-cell>
          <table:table-cell table:style-name="ce1" office:value-type="string" calcext:value-type="string">
            <text:p>SIGUE ASI..</text:p>
          </table:table-cell>
          <table:table-cell table:style-name="ce1" office:value-type="float" office:value="665483" calcext:value-type="float">
            <text:p>66548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88331" calcext:value-type="float">
            <text:p>588331</text:p>
          </table:table-cell>
          <table:table-cell table:style-name="ce4" office:value-type="string" calcext:value-type="string">
            <text:p><text:a xlink:href="http://dataviz.utpl.edu.ec/opencampus/revisar.htm?hash=6afdd21ec53c22d0bea42ae8a8815f1" xlink:type="simple">http://dataviz.utpl.edu.ec/opencampus/revisar.htm?hash=6afdd21ec53c22d0bea42ae8a8815f1</text:a></text:p>
          </table:table-cell>
          <table:table-cell table:style-name="ce1" office:value-type="float" office:value="588331" calcext:value-type="float">
            <text:p>58833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93568" calcext:value-type="float">
            <text:p>393568</text:p>
          </table:table-cell>
          <table:table-cell table:style-name="ce1" office:value-type="string" calcext:value-type="string">
            <text:p>Excelente</text:p>
          </table:table-cell>
          <table:table-cell table:style-name="ce1" office:value-type="float" office:value="393568" calcext:value-type="float">
            <text:p>3935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0177" calcext:value-type="float">
            <text:p>610177</text:p>
          </table:table-cell>
          <table:table-cell table:style-name="ce1" office:value-type="string" calcext:value-type="string">
            <text:p>Muy buen trabajo.</text:p>
            <text:p>Calificación.</text:p>
            <text:p>5/5</text:p>
          </table:table-cell>
          <table:table-cell table:style-name="ce1" office:value-type="float" office:value="610177" calcext:value-type="float">
            <text:p>6101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5560" calcext:value-type="float">
            <text:p>145560</text:p>
          </table:table-cell>
          <table:table-cell table:style-name="ce1" office:value-type="string" calcext:value-type="string">
            <text:p>Considero dar opción al encuestado a tener opción múltiple ya que se vuelve amigable con el usuario. La mayoría de preguntas son abiertas por lo que va a ser más tedioso tabular. Hay dos preguntas repetidas: 2 y 5.</text:p>
          </table:table-cell>
          <table:table-cell table:style-name="ce1" office:value-type="float" office:value="145560" calcext:value-type="float">
            <text:p>14556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18144" calcext:value-type="float">
            <text:p>218144</text:p>
          </table:table-cell>
          <table:table-cell table:style-name="ce1" office:value-type="string" calcext:value-type="string">
            <text:p>algunas respuestas <text:s/>no son claras y confunde la discusión</text:p>
          </table:table-cell>
          <table:table-cell table:style-name="ce1" office:value-type="float" office:value="218144" calcext:value-type="float">
            <text:p>21814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23922" calcext:value-type="float">
            <text:p>323922</text:p>
          </table:table-cell>
          <table:table-cell table:style-name="ce1" office:value-type="string" calcext:value-type="string">
            <text:p>El trabajo consiste en realizar una infografía de *UN* CONTAMINANTE SUSCEPTIBLE A LA BIORREMEDIACIÓN osea emplear sus respectivas características de dicho contaminante (x), con imágenes acorde a las características, y bibliografía.</text:p>
            <text:p>GRACIAS ...    </text:p>
          </table:table-cell>
          <table:table-cell table:style-name="ce1" office:value-type="float" office:value="323922" calcext:value-type="float">
            <text:p>32392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9121" calcext:value-type="float">
            <text:p>49121</text:p>
          </table:table-cell>
          <table:table-cell table:style-name="ce1" office:value-type="string" calcext:value-type="string">
            <text:p>falta mayor claridad en las posibles soluciones</text:p>
          </table:table-cell>
          <table:table-cell table:style-name="ce1" office:value-type="float" office:value="49121" calcext:value-type="float">
            <text:p>4912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31772" calcext:value-type="float">
            <text:p>131772</text:p>
          </table:table-cell>
          <table:table-cell table:style-name="ce1" office:value-type="string" calcext:value-type="string">
            <text:p>El juicio crítico no esta presente en la tarea. Verificar que la tarea este completa antes de enviarla.</text:p>
          </table:table-cell>
          <table:table-cell table:style-name="ce1" office:value-type="float" office:value="131772" calcext:value-type="float">
            <text:p>13177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38699" calcext:value-type="float">
            <text:p>338699</text:p>
          </table:table-cell>
          <table:table-cell table:style-name="ce1" office:value-type="string" calcext:value-type="string">
            <text:p>Excelente trabajo</text:p>
          </table:table-cell>
          <table:table-cell table:style-name="ce1" office:value-type="float" office:value="338699" calcext:value-type="float">
            <text:p>3386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2082" calcext:value-type="float">
            <text:p>112082</text:p>
          </table:table-cell>
          <table:table-cell table:style-name="ce1" office:value-type="string" calcext:value-type="string">
            <text:p>Buen trabajo,,, solo una observación, en una pregunta pone que Banecuador es una institución privada <text:s/></text:p>
          </table:table-cell>
          <table:table-cell table:style-name="ce1" office:value-type="float" office:value="112082" calcext:value-type="float">
            <text:p>1120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90219" calcext:value-type="float">
            <text:p>690219</text:p>
          </table:table-cell>
          <table:table-cell table:style-name="ce1" office:value-type="string" calcext:value-type="string">
            <text:p>buen trabajo</text:p>
          </table:table-cell>
          <table:table-cell table:style-name="ce1" office:value-type="float" office:value="690219" calcext:value-type="float">
            <text:p>6902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2248" calcext:value-type="float">
            <text:p>562248</text:p>
          </table:table-cell>
          <table:table-cell table:style-name="ce1" office:value-type="string" calcext:value-type="string">
            <text:p>Muy buen trabajo, solo un comentario, el trabajo incluía lo revisado en el reto 1 mas lo indicado en el reto 2, por el resto buen trabajo.</text:p>
          </table:table-cell>
          <table:table-cell table:style-name="ce1" office:value-type="float" office:value="562248" calcext:value-type="float">
            <text:p>5622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5069" calcext:value-type="float">
            <text:p>505069</text:p>
          </table:table-cell>
          <table:table-cell table:style-name="ce1" office:value-type="string" calcext:value-type="string">
            <text:p>Saludos cordiales,</text:p>
            <text:p>Estimado compañer@ le felicito por su actividad, a la vez desearle éxitos.</text:p>
          </table:table-cell>
          <table:table-cell table:style-name="ce1" office:value-type="float" office:value="505069" calcext:value-type="float">
            <text:p>5050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7883" calcext:value-type="float">
            <text:p>357883</text:p>
          </table:table-cell>
          <table:table-cell table:style-name="ce1" office:value-type="string" calcext:value-type="string">
            <text:p>interesante, felicitaciones.</text:p>
          </table:table-cell>
          <table:table-cell table:style-name="ce1" office:value-type="float" office:value="357883" calcext:value-type="float">
            <text:p>3578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4921" calcext:value-type="float">
            <text:p>424921</text:p>
          </table:table-cell>
          <table:table-cell table:style-name="ce1" office:value-type="string" calcext:value-type="string">
            <text:p>ninguna</text:p>
          </table:table-cell>
          <table:table-cell table:style-name="ce1" office:value-type="float" office:value="424921" calcext:value-type="float">
            <text:p>42492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59959" calcext:value-type="float">
            <text:p>559959</text:p>
          </table:table-cell>
          <table:table-cell table:style-name="ce1" office:value-type="string" calcext:value-type="string">
            <text:p>Refleja el conocimiento necesario del tema.</text:p>
            <text:p>Domina las tecnologías.</text:p>
          </table:table-cell>
          <table:table-cell table:style-name="ce1" office:value-type="float" office:value="559959" calcext:value-type="float">
            <text:p>5599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032" calcext:value-type="float">
            <text:p>39032</text:p>
          </table:table-cell>
          <table:table-cell table:style-name="ce1" office:value-type="string" calcext:value-type="string">
            <text:p>La información es clara y precisa, utilizó conceptos, ejemplos reales y adecuados para el caso. Se sugiere que utilice más elementos gráficos para mejorar la comprensión.</text:p>
          </table:table-cell>
          <table:table-cell table:style-name="ce1" office:value-type="float" office:value="39032" calcext:value-type="float">
            <text:p>390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1931" calcext:value-type="float">
            <text:p>581931</text:p>
          </table:table-cell>
          <table:table-cell table:style-name="ce1" office:value-type="string" calcext:value-type="string">
            <text:p>FELICITACIONES</text:p>
          </table:table-cell>
          <table:table-cell table:style-name="ce1" office:value-type="float" office:value="581931" calcext:value-type="float">
            <text:p>5819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1958" calcext:value-type="float">
            <text:p>331958</text:p>
          </table:table-cell>
          <table:table-cell table:style-name="ce1" office:value-type="string" calcext:value-type="string">
            <text:p>Excelente trabajo,</text:p>
            <text:p/>
            <text:p>Éxitos en este curso...</text:p>
          </table:table-cell>
          <table:table-cell table:style-name="ce1" office:value-type="float" office:value="331958" calcext:value-type="float">
            <text:p>33195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3500" calcext:value-type="float">
            <text:p>613500</text:p>
          </table:table-cell>
          <table:table-cell table:style-name="ce1" office:value-type="string" calcext:value-type="string">
            <text:p>buen trabajo</text:p>
          </table:table-cell>
          <table:table-cell table:style-name="ce1" office:value-type="float" office:value="613500" calcext:value-type="float">
            <text:p>6135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450" calcext:value-type="float">
            <text:p>54450</text:p>
          </table:table-cell>
          <table:table-cell table:style-name="ce1" office:value-type="string" calcext:value-type="string">
            <text:p>Mencionar algunos aspectos positivos que nos puede dar el tener una buena comunicación dentro del desarrollo de una comunidad con sus miembros.</text:p>
          </table:table-cell>
          <table:table-cell table:style-name="ce1" office:value-type="float" office:value="54450" calcext:value-type="float">
            <text:p>5445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03230" calcext:value-type="float">
            <text:p>203230</text:p>
          </table:table-cell>
          <table:table-cell table:style-name="ce1" office:value-type="string" calcext:value-type="string">
            <text:p>Ser concreto en las posibles soluciones</text:p>
          </table:table-cell>
          <table:table-cell table:style-name="ce1" office:value-type="float" office:value="203230" calcext:value-type="float">
            <text:p>20323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50857" calcext:value-type="float">
            <text:p>450857</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0857" calcext:value-type="float">
            <text:p>4508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6618" calcext:value-type="float">
            <text:p>266618</text:p>
          </table:table-cell>
          <table:table-cell table:style-name="ce1" office:value-type="string" calcext:value-type="string">
            <text:p>TIENE 4 ELEMENTOS, falto misión, visión, FODA falta uno en elemento oportunidad (son dos de cada elemento)</text:p>
          </table:table-cell>
          <table:table-cell table:style-name="ce1" office:value-type="float" office:value="266618" calcext:value-type="float">
            <text:p>26661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81753" calcext:value-type="float">
            <text:p>681753</text:p>
          </table:table-cell>
          <table:table-cell table:style-name="ce1" office:value-type="string" calcext:value-type="string">
            <text:p>FELICITACIONES BUEN TRABAJO</text:p>
          </table:table-cell>
          <table:table-cell table:style-name="ce1" office:value-type="float" office:value="681753" calcext:value-type="float">
            <text:p>6817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1157" calcext:value-type="float">
            <text:p>641157</text:p>
          </table:table-cell>
          <table:table-cell table:style-name="ce1" office:value-type="string" calcext:value-type="string">
            <text:p>No se pudo visualizar el video del trabajo, pues estaba privado.</text:p>
          </table:table-cell>
          <table:table-cell table:style-name="ce1" office:value-type="float" office:value="641157" calcext:value-type="float">
            <text:p>64115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29433" calcext:value-type="float">
            <text:p>529433</text:p>
          </table:table-cell>
          <table:table-cell table:style-name="ce1" office:value-type="string" calcext:value-type="string">
            <text:p>Excelente trabajo, mis mayores existos y deseos para ti.</text:p>
          </table:table-cell>
          <table:table-cell table:style-name="ce1" office:value-type="float" office:value="529433" calcext:value-type="float">
            <text:p>5294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6" calcext:value-type="float">
            <text:p>546</text:p>
          </table:table-cell>
          <table:table-cell table:style-name="ce1" office:value-type="string" calcext:value-type="string">
            <text:p>Me pareció muy bien la forma en la que mi compañero/a dio a conocer su punto de vista sobre esta obra.</text:p>
          </table:table-cell>
          <table:table-cell table:style-name="ce1" office:value-type="float" office:value="546" calcext:value-type="float">
            <text:p>5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291" calcext:value-type="float">
            <text:p>58291</text:p>
          </table:table-cell>
          <table:table-cell table:style-name="ce1" office:value-type="string" calcext:value-type="string">
            <text:p>Falto desarrollar de mejor manera las respuestas</text:p>
          </table:table-cell>
          <table:table-cell table:style-name="ce1" office:value-type="float" office:value="58291" calcext:value-type="float">
            <text:p>5829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67913" calcext:value-type="float">
            <text:p>567913</text:p>
          </table:table-cell>
          <table:table-cell table:style-name="ce1" office:value-type="string" calcext:value-type="string">
            <text:p>Creo que te falto guardar la imagen, por ello la nota</text:p>
          </table:table-cell>
          <table:table-cell table:style-name="ce1" office:value-type="float" office:value="567913" calcext:value-type="float">
            <text:p>56791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22446" calcext:value-type="float">
            <text:p>522446</text:p>
          </table:table-cell>
          <table:table-cell table:style-name="ce1" office:value-type="string" calcext:value-type="string">
            <text:p>Buen trabajo</text:p>
          </table:table-cell>
          <table:table-cell table:style-name="ce1" office:value-type="float" office:value="522446" calcext:value-type="float">
            <text:p>5224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9920" calcext:value-type="float">
            <text:p>309920</text:p>
          </table:table-cell>
          <table:table-cell table:style-name="ce1" office:value-type="string" calcext:value-type="string">
            <text:p>GESTIÓN AMBIENTAL Y RECURSO SUELO</text:p>
          </table:table-cell>
          <table:table-cell table:style-name="ce1" office:value-type="float" office:value="309920" calcext:value-type="float">
            <text:p>30992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609" calcext:value-type="float">
            <text:p>2609</text:p>
          </table:table-cell>
          <table:table-cell table:style-name="ce1" office:value-type="string" calcext:value-type="string">
            <text:p>A mi modesto criterio se le debe dar otra oportunidad para que suba la gráfica puesto existe el texto de la crítica que la debe haber realizado basado en una gr{afica.</text:p>
          </table:table-cell>
          <table:table-cell table:style-name="ce1" office:value-type="float" office:value="2609" calcext:value-type="float">
            <text:p>260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6839" calcext:value-type="float">
            <text:p>46839</text:p>
          </table:table-cell>
          <table:table-cell table:style-name="ce1" office:value-type="string" calcext:value-type="string">
            <text:p>Se le felicita siga adelante.</text:p>
          </table:table-cell>
          <table:table-cell table:style-name="ce1" office:value-type="float" office:value="46839" calcext:value-type="float">
            <text:p>468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9237" calcext:value-type="float">
            <text:p>369237</text:p>
          </table:table-cell>
          <table:table-cell table:style-name="ce1" office:value-type="string" calcext:value-type="string">
            <text:p>Muy correcto.</text:p>
          </table:table-cell>
          <table:table-cell table:style-name="ce1" office:value-type="float" office:value="369237" calcext:value-type="float">
            <text:p>3692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1139" calcext:value-type="float">
            <text:p>181139</text:p>
          </table:table-cell>
          <table:table-cell table:style-name="ce1" office:value-type="string" calcext:value-type="string">
            <text:p>Muy buen trabajo compañero.</text:p>
          </table:table-cell>
          <table:table-cell table:style-name="ce1" office:value-type="float" office:value="181139" calcext:value-type="float">
            <text:p>1811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6618" calcext:value-type="float">
            <text:p>656618</text:p>
          </table:table-cell>
          <table:table-cell table:style-name="ce1" office:value-type="string" calcext:value-type="string">
            <text:p>CONGRATULATIONS.</text:p>
          </table:table-cell>
          <table:table-cell table:style-name="ce1" office:value-type="float" office:value="656618" calcext:value-type="float">
            <text:p>6566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655" calcext:value-type="float">
            <text:p>55655</text:p>
          </table:table-cell>
          <table:table-cell table:style-name="ce1" office:value-type="string" calcext:value-type="string">
            <text:p>Lo hizo excelente <text:s text:c="2"/>buena redacción</text:p>
          </table:table-cell>
          <table:table-cell table:style-name="ce1" office:value-type="float" office:value="55655" calcext:value-type="float">
            <text:p>556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1178" calcext:value-type="float">
            <text:p>501178</text:p>
          </table:table-cell>
          <table:table-cell table:style-name="ce1" office:value-type="string" calcext:value-type="string">
            <text:p>excelente trabajo</text:p>
          </table:table-cell>
          <table:table-cell table:style-name="ce1" office:value-type="float" office:value="501178" calcext:value-type="float">
            <text:p>5011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3731" calcext:value-type="float">
            <text:p>483731</text:p>
          </table:table-cell>
          <table:table-cell table:style-name="ce1" office:value-type="string" calcext:value-type="string">
            <text:p>Genial, muy interesante </text:p>
          </table:table-cell>
          <table:table-cell table:style-name="ce1" office:value-type="float" office:value="483731" calcext:value-type="float">
            <text:p>4837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1582" calcext:value-type="float">
            <text:p>561582</text:p>
          </table:table-cell>
          <table:table-cell table:style-name="ce1" office:value-type="string" calcext:value-type="string">
            <text:p>Felicidades por tu trabajo</text:p>
          </table:table-cell>
          <table:table-cell table:style-name="ce1" office:value-type="float" office:value="561582" calcext:value-type="float">
            <text:p>5615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6197" calcext:value-type="float">
            <text:p>596197</text:p>
          </table:table-cell>
          <table:table-cell table:style-name="ce1" office:value-type="string" calcext:value-type="string">
            <text:p>Muy bien elaborada la infografía, excelente trabajo</text:p>
          </table:table-cell>
          <table:table-cell table:style-name="ce1" office:value-type="float" office:value="596197" calcext:value-type="float">
            <text:p>5961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2227" calcext:value-type="float">
            <text:p>662227</text:p>
          </table:table-cell>
          <table:table-cell table:style-name="ce1" office:value-type="string" calcext:value-type="string">
            <text:p>El enfoque <text:s/>del tema esta muy bien desarrollado <text:s/>muy buen trabajo <text:s/>trate de mejorar <text:s/>un poco mas los temas sobre el desarrollo comunitario.</text:p>
          </table:table-cell>
          <table:table-cell table:style-name="ce1" office:value-type="float" office:value="662227" calcext:value-type="float">
            <text:p>66222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5346" calcext:value-type="float">
            <text:p>25346</text:p>
          </table:table-cell>
          <table:table-cell table:style-name="ce1" office:value-type="string" calcext:value-type="string">
            <text:p>En mi opinión, creo que los gráficos e información presentada son un pequeño resumen de lo estudiado, sin que exista claridad en el tema a que corresponde cada texto (concepto, historia, objetivos, etc.). <text:s/>Adicionalmente, no se incluya información sobre las empresas (caso práctico) que haya utilizado la metodología JIT y los resultados.</text:p>
          </table:table-cell>
          <table:table-cell table:style-name="ce1" office:value-type="float" office:value="25346" calcext:value-type="float">
            <text:p>2534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80618" calcext:value-type="float">
            <text:p>480618</text:p>
          </table:table-cell>
          <table:table-cell table:style-name="ce1" office:value-type="string" calcext:value-type="string">
            <text:p>Bien</text:p>
          </table:table-cell>
          <table:table-cell table:style-name="ce1" office:value-type="float" office:value="480618" calcext:value-type="float">
            <text:p>4806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4899" calcext:value-type="float">
            <text:p>424899</text:p>
          </table:table-cell>
          <table:table-cell table:style-name="ce1" office:value-type="string" calcext:value-type="string">
            <text:p>muy buena infografia</text:p>
          </table:table-cell>
          <table:table-cell table:style-name="ce1" office:value-type="float" office:value="424899" calcext:value-type="float">
            <text:p>4248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0938" calcext:value-type="float">
            <text:p>610938</text:p>
          </table:table-cell>
          <table:table-cell table:style-name="ce1" office:value-type="string" calcext:value-type="string">
            <text:p>MUY BIEN FELICIDADES</text:p>
          </table:table-cell>
          <table:table-cell table:style-name="ce1" office:value-type="float" office:value="610938" calcext:value-type="float">
            <text:p>6109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9541" calcext:value-type="float">
            <text:p>329541</text:p>
          </table:table-cell>
          <table:table-cell table:style-name="ce1" office:value-type="string" calcext:value-type="string">
            <text:p>No subió la tarea</text:p>
          </table:table-cell>
          <table:table-cell table:style-name="ce1" office:value-type="float" office:value="329541" calcext:value-type="float">
            <text:p>32954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55755" calcext:value-type="float">
            <text:p>455755</text:p>
          </table:table-cell>
          <table:table-cell table:style-name="ce1" office:value-type="string" calcext:value-type="string">
            <text:p>Carece de numeración, que es la que orienta preguntas con respuestas.</text:p>
          </table:table-cell>
          <table:table-cell table:style-name="ce1" office:value-type="float" office:value="455755" calcext:value-type="float">
            <text:p>45575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08244" calcext:value-type="float">
            <text:p>108244</text:p>
          </table:table-cell>
          <table:table-cell table:style-name="ce1" office:value-type="string" calcext:value-type="string">
            <text:p>Muy Buen Trabajo</text:p>
          </table:table-cell>
          <table:table-cell table:style-name="ce1" office:value-type="float" office:value="108244" calcext:value-type="float">
            <text:p>1082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786" calcext:value-type="float">
            <text:p>26786</text:p>
          </table:table-cell>
          <table:table-cell table:style-name="ce1" office:value-type="string" calcext:value-type="string">
            <text:p>En los casos de infección, no se realizó tabla dinámica para la evaluación.</text:p>
          </table:table-cell>
          <table:table-cell table:style-name="ce1" office:value-type="float" office:value="26786" calcext:value-type="float">
            <text:p>2678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33143" calcext:value-type="float">
            <text:p>333143</text:p>
          </table:table-cell>
          <table:table-cell table:style-name="ce1" office:value-type="string" calcext:value-type="string">
            <text:p>buen trabajo</text:p>
          </table:table-cell>
          <table:table-cell table:style-name="ce1" office:value-type="float" office:value="333143" calcext:value-type="float">
            <text:p>3331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7760" calcext:value-type="float">
            <text:p>187760</text:p>
          </table:table-cell>
          <table:table-cell table:style-name="ce1" office:value-type="string" calcext:value-type="string">
            <text:p>No hay video de la entrevista.</text:p>
          </table:table-cell>
          <table:table-cell table:style-name="ce1" office:value-type="float" office:value="187760" calcext:value-type="float">
            <text:p>18776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49884" calcext:value-type="float">
            <text:p>149884</text:p>
          </table:table-cell>
          <table:table-cell table:style-name="ce1" office:value-type="string" calcext:value-type="string">
            <text:p>Excelente</text:p>
          </table:table-cell>
          <table:table-cell table:style-name="ce1" office:value-type="float" office:value="149884" calcext:value-type="float">
            <text:p>1498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1613" calcext:value-type="float">
            <text:p>151613</text:p>
          </table:table-cell>
          <table:table-cell table:style-name="ce1" office:value-type="string" calcext:value-type="string">
            <text:p>EXCELENTE COMPAÑER@, sigue adelante !!</text:p>
          </table:table-cell>
          <table:table-cell table:style-name="ce1" office:value-type="float" office:value="151613" calcext:value-type="float">
            <text:p>1516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3411" calcext:value-type="float">
            <text:p>543411</text:p>
          </table:table-cell>
          <table:table-cell table:style-name="ce1" office:value-type="string" calcext:value-type="string">
            <text:p>Felicitaciones excelente trabajo</text:p>
          </table:table-cell>
          <table:table-cell table:style-name="ce1" office:value-type="float" office:value="543411" calcext:value-type="float">
            <text:p>5434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9572" calcext:value-type="float">
            <text:p>539572</text:p>
          </table:table-cell>
          <table:table-cell table:style-name="ce1" office:value-type="string" calcext:value-type="string">
            <text:p>Compañero, su trabajo esta muy bien realizado, felicidades :)</text:p>
          </table:table-cell>
          <table:table-cell table:style-name="ce1" office:value-type="float" office:value="539572" calcext:value-type="float">
            <text:p>5395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5916" calcext:value-type="float">
            <text:p>145916</text:p>
          </table:table-cell>
          <table:table-cell table:style-name="ce1" office:value-type="string" calcext:value-type="string">
            <text:p>Buen trabajo</text:p>
          </table:table-cell>
          <table:table-cell table:style-name="ce1" office:value-type="float" office:value="145916" calcext:value-type="float">
            <text:p>1459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6543" calcext:value-type="float">
            <text:p>156543</text:p>
          </table:table-cell>
          <table:table-cell table:style-name="ce1" office:value-type="string" calcext:value-type="string">
            <text:p>El juicio crítico era de hacer con el material que nos facilitaron del curso aparte de lo que usted a investigado.</text:p>
          </table:table-cell>
          <table:table-cell table:style-name="ce1" office:value-type="float" office:value="156543" calcext:value-type="float">
            <text:p>15654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01879" calcext:value-type="float">
            <text:p>501879</text:p>
          </table:table-cell>
          <table:table-cell table:style-name="ce1" office:value-type="string" calcext:value-type="string">
            <text:p>Muy buen trabajo</text:p>
          </table:table-cell>
          <table:table-cell table:style-name="ce1" office:value-type="float" office:value="501879" calcext:value-type="float">
            <text:p>5018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1009" calcext:value-type="float">
            <text:p>451009</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1009" calcext:value-type="float">
            <text:p>4510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13113" calcext:value-type="float">
            <text:p>213113</text:p>
          </table:table-cell>
          <table:table-cell table:style-name="ce1" office:value-type="string" calcext:value-type="string">
            <text:p>muy buen trabajo</text:p>
          </table:table-cell>
          <table:table-cell table:style-name="ce1" office:value-type="float" office:value="213113" calcext:value-type="float">
            <text:p>2131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451" calcext:value-type="float">
            <text:p>42451</text:p>
          </table:table-cell>
          <table:table-cell table:style-name="ce1" office:value-type="string" calcext:value-type="string">
            <text:p>FELICIDADES................</text:p>
          </table:table-cell>
          <table:table-cell table:style-name="ce1" office:value-type="float" office:value="42451" calcext:value-type="float">
            <text:p>424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0586" calcext:value-type="float">
            <text:p>150586</text:p>
          </table:table-cell>
          <table:table-cell table:style-name="ce1" office:value-type="string" calcext:value-type="string">
            <text:p>Desde mi punto de vista no importa los recursos que utilicemos para cumplir con la tarea, eso demuestra una persona responsable, como sugerencia y para facilitar un poco el trabajo podría utilizar recursos tecnológico.</text:p>
            <text:p>Buen trabajo </text:p>
          </table:table-cell>
          <table:table-cell table:style-name="ce1" office:value-type="float" office:value="150586" calcext:value-type="float">
            <text:p>15058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99476" calcext:value-type="float">
            <text:p>299476</text:p>
          </table:table-cell>
          <table:table-cell table:style-name="ce1" office:value-type="string" calcext:value-type="string">
            <text:p>Estimado compañero, no se adjunto su infografía, verificar la siguiente oportunidad</text:p>
          </table:table-cell>
          <table:table-cell table:style-name="ce1" office:value-type="float" office:value="299476" calcext:value-type="float">
            <text:p>29947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24990" calcext:value-type="float">
            <text:p>124990</text:p>
          </table:table-cell>
          <table:table-cell table:style-name="ce1" office:value-type="string" calcext:value-type="string">
            <text:p>La información descrita por el emprendedor, mantiene un grado de confiabilidad aceptado, ya que actualmente los medios dependen de varios sistemas Internauta para dar conocer términos de su interés, entre otros. Se considera una mejora en las respuestas de investigación.</text:p>
          </table:table-cell>
          <table:table-cell table:style-name="ce1" office:value-type="float" office:value="124990" calcext:value-type="float">
            <text:p>12499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19594" calcext:value-type="float">
            <text:p>319594</text:p>
          </table:table-cell>
          <table:table-cell table:style-name="ce1" office:value-type="string" calcext:value-type="string">
            <text:p>Aunque nos hace una diferencia clara entre los dos visiones filosóficas, se podría haber enfocado con más argumentos la tratado de Aristóteles y su función naturalista, mientras que Aquino preserva una visión un tanto espiritual y que se sustenta en el alma.</text:p>
            <text:p/>
          </table:table-cell>
          <table:table-cell table:style-name="ce1" office:value-type="float" office:value="319594" calcext:value-type="float">
            <text:p>31959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88677" calcext:value-type="float">
            <text:p>688677</text:p>
          </table:table-cell>
          <table:table-cell table:style-name="ce1" office:value-type="string" calcext:value-type="string">
            <text:p>TRABAJO COMPLETO</text:p>
          </table:table-cell>
          <table:table-cell table:style-name="ce1" office:value-type="float" office:value="688677" calcext:value-type="float">
            <text:p>6886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469" calcext:value-type="float">
            <text:p>46469</text:p>
          </table:table-cell>
          <table:table-cell table:style-name="ce1" office:value-type="string" calcext:value-type="string">
            <text:p>La inflacionario esta correcta, pero las imágenes no son de mucha relación al texto </text:p>
          </table:table-cell>
          <table:table-cell table:style-name="ce1" office:value-type="float" office:value="46469" calcext:value-type="float">
            <text:p>4646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30373" calcext:value-type="float">
            <text:p>130373</text:p>
          </table:table-cell>
          <table:table-cell table:style-name="ce1" office:value-type="string" calcext:value-type="string">
            <text:p>Buen trabajo</text:p>
          </table:table-cell>
          <table:table-cell table:style-name="ce1" office:value-type="float" office:value="130373" calcext:value-type="float">
            <text:p>1303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6317" calcext:value-type="float">
            <text:p>236317</text:p>
          </table:table-cell>
          <table:table-cell table:style-name="ce1" office:value-type="string" calcext:value-type="string">
            <text:p>El trabajo puede mejorar haciendo referencia cuáles de los tipos de bases de datos aparecieron primero y su historia resumida esquemáticamente</text:p>
          </table:table-cell>
          <table:table-cell table:style-name="ce1" office:value-type="float" office:value="236317" calcext:value-type="float">
            <text:p>23631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3071" calcext:value-type="float">
            <text:p>43071</text:p>
          </table:table-cell>
          <table:table-cell table:style-name="ce1" office:value-type="string" calcext:value-type="string">
            <text:p>Muy buen trabajo.</text:p>
          </table:table-cell>
          <table:table-cell table:style-name="ce1" office:value-type="float" office:value="43071" calcext:value-type="float">
            <text:p>4307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1655" calcext:value-type="float">
            <text:p>661655</text:p>
          </table:table-cell>
          <table:table-cell table:style-name="ce1" office:value-type="string" calcext:value-type="string">
            <text:p>no hay ningún crucigrama</text:p>
          </table:table-cell>
          <table:table-cell table:style-name="ce1" office:value-type="float" office:value="661655" calcext:value-type="float">
            <text:p>66165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La gráfica hubiera resultado mejor sí se establecia una relación de puntos vs presupuestos. Incluir título, nota al pie y etiquetas en los ejes.</text:p>
          </table:table-cell>
          <table:table-cell table:style-name="ce1" office:value-type="float" office:value="1947" calcext:value-type="float">
            <text:p>194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85498" calcext:value-type="float">
            <text:p>485498</text:p>
          </table:table-cell>
          <table:table-cell table:style-name="ce1" office:value-type="string" calcext:value-type="string">
            <text:p>excelente trabajo</text:p>
          </table:table-cell>
          <table:table-cell table:style-name="ce1" office:value-type="float" office:value="485498" calcext:value-type="float">
            <text:p>4854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907" calcext:value-type="float">
            <text:p>25907</text:p>
          </table:table-cell>
          <table:table-cell table:style-name="ce1" office:value-type="string" calcext:value-type="string">
            <text:p>cumplo lo esencial</text:p>
          </table:table-cell>
          <table:table-cell table:style-name="ce1" office:value-type="float" office:value="25907" calcext:value-type="float">
            <text:p>2590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79395" calcext:value-type="float">
            <text:p>179395</text:p>
          </table:table-cell>
          <table:table-cell table:style-name="ce1" office:value-type="string" calcext:value-type="string">
            <text:p>El ensayo explica con claridad el rol del docente en la comunidad, por otro lado se desataca el interés por formarse continuamente como profesional, logrando generar mayor impacto en la comunidad. </text:p>
          </table:table-cell>
          <table:table-cell table:style-name="ce1" office:value-type="float" office:value="179395" calcext:value-type="float">
            <text:p>1793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423" calcext:value-type="float">
            <text:p>35423</text:p>
          </table:table-cell>
          <table:table-cell table:style-name="ce1" office:value-type="string" calcext:value-type="string">
            <text:p>Se debe considerar la consigna para que las respuestas sean precisas.</text:p>
          </table:table-cell>
          <table:table-cell table:style-name="ce1" office:value-type="float" office:value="35423" calcext:value-type="float">
            <text:p>3542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13950" calcext:value-type="float">
            <text:p>513950</text:p>
          </table:table-cell>
          <table:table-cell table:style-name="ce1" office:value-type="string" calcext:value-type="string">
            <text:p>ELLA SE SE SEPARA DE LA VIOLENCIA Y EL MALTRATO LO CUAL AYUDA A <text:s/>MEJORAR LA CALIDAD DE VIDA DE SU HIJA Y DE LA FAMILIA.</text:p>
          </table:table-cell>
          <table:table-cell table:style-name="ce1" office:value-type="float" office:value="513950" calcext:value-type="float">
            <text:p>51395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3236" calcext:value-type="float">
            <text:p>63236</text:p>
          </table:table-cell>
          <table:table-cell table:style-name="ce1" office:value-type="string" calcext:value-type="string">
            <text:p>Buen trabajo</text:p>
          </table:table-cell>
          <table:table-cell table:style-name="ce1" office:value-type="float" office:value="63236" calcext:value-type="float">
            <text:p>632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58" calcext:value-type="float">
            <text:p>3358</text:p>
          </table:table-cell>
          <table:table-cell table:style-name="ce1" office:value-type="string" calcext:value-type="string">
            <text:p>La explicación y el gráfico en sí no tienen una buena explicación y causan confusión. No existe etiquetas en los ejes, ni hay un título. Además no se entiende el propósito <text:s/>o la idea que quiere dar a entender el autor con este gráfico</text:p>
          </table:table-cell>
          <table:table-cell table:style-name="ce1" office:value-type="float" office:value="3358" calcext:value-type="float">
            <text:p>335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4771" calcext:value-type="float">
            <text:p>14771</text:p>
          </table:table-cell>
          <table:table-cell table:style-name="ce1" office:value-type="string" calcext:value-type="string">
            <text:p>BUEN TRABAJO COMPAÑERO</text:p>
          </table:table-cell>
          <table:table-cell table:style-name="ce1" office:value-type="float" office:value="14771" calcext:value-type="float">
            <text:p>1477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1759" calcext:value-type="float">
            <text:p>341759</text:p>
          </table:table-cell>
          <table:table-cell table:style-name="ce1" office:value-type="string" calcext:value-type="string">
            <text:p>Excelente trabajo,</text:p>
            <text:p/>
            <text:p>Éxitos en el curso....</text:p>
          </table:table-cell>
          <table:table-cell table:style-name="ce1" office:value-type="float" office:value="341759" calcext:value-type="float">
            <text:p>3417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2853" calcext:value-type="float">
            <text:p>542853</text:p>
          </table:table-cell>
          <table:table-cell table:style-name="ce1" office:value-type="string" calcext:value-type="string">
            <text:p>Muy bien siga adelante</text:p>
          </table:table-cell>
          <table:table-cell table:style-name="ce1" office:value-type="float" office:value="542853" calcext:value-type="float">
            <text:p>5428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7172" calcext:value-type="float">
            <text:p>427172</text:p>
          </table:table-cell>
          <table:table-cell table:style-name="ce1" office:value-type="string" calcext:value-type="string">
            <text:p>Falta agregar referencias bibliográficas.</text:p>
          </table:table-cell>
          <table:table-cell table:style-name="ce1" office:value-type="float" office:value="427172" calcext:value-type="float">
            <text:p>42717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60177" calcext:value-type="float">
            <text:p>560177</text:p>
          </table:table-cell>
          <table:table-cell table:style-name="ce1" office:value-type="string" calcext:value-type="string">
            <text:p>Felicidades por tu trabajo</text:p>
          </table:table-cell>
          <table:table-cell table:style-name="ce1" office:value-type="float" office:value="560177" calcext:value-type="float">
            <text:p>5601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8048" calcext:value-type="float">
            <text:p>428048</text:p>
          </table:table-cell>
          <table:table-cell table:style-name="ce1" office:value-type="string" calcext:value-type="string">
            <text:p>Es un buen trabajo, tiene una buena redacción y cumple con todos los puntos requeridos, el diseño es original y muy llamativo. Felicitaciones </text:p>
          </table:table-cell>
          <table:table-cell table:style-name="ce1" office:value-type="float" office:value="428048" calcext:value-type="float">
            <text:p>4280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5942" calcext:value-type="float">
            <text:p>335942</text:p>
          </table:table-cell>
          <table:table-cell table:style-name="ce1" office:value-type="string" calcext:value-type="string">
            <text:p>Buen trabajo</text:p>
          </table:table-cell>
          <table:table-cell table:style-name="ce1" office:value-type="float" office:value="335942" calcext:value-type="float">
            <text:p>3359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6364" calcext:value-type="float">
            <text:p>176364</text:p>
          </table:table-cell>
          <table:table-cell table:style-name="ce1" office:value-type="string" calcext:value-type="string">
            <text:p>Un tema muy claro y entendible, tiene un buen enfoque y una idea clara entre la relacion de la carrera y el desarrollo comunitario.</text:p>
          </table:table-cell>
          <table:table-cell table:style-name="ce1" office:value-type="float" office:value="176364" calcext:value-type="float">
            <text:p>1763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3043" calcext:value-type="float">
            <text:p>563043</text:p>
          </table:table-cell>
          <table:table-cell table:style-name="ce1" office:value-type="string" calcext:value-type="string">
            <text:p>en mi opinión personal el trabajo en demuestra la evolución y la importancia de la informática y sus tecnologías con la inteligencia artificial</text:p>
          </table:table-cell>
          <table:table-cell table:style-name="ce1" office:value-type="float" office:value="563043" calcext:value-type="float">
            <text:p>5630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4112" calcext:value-type="float">
            <text:p>684112</text:p>
          </table:table-cell>
          <table:table-cell table:style-name="ce1" office:value-type="string" calcext:value-type="string">
            <text:p>Ha completado lo requerido</text:p>
          </table:table-cell>
          <table:table-cell table:style-name="ce1" office:value-type="float" office:value="684112" calcext:value-type="float">
            <text:p>6841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9844" calcext:value-type="float">
            <text:p>569844</text:p>
          </table:table-cell>
          <table:table-cell table:style-name="ce1" office:value-type="string" calcext:value-type="string">
            <text:p>Excelente trabajo</text:p>
          </table:table-cell>
          <table:table-cell table:style-name="ce1" office:value-type="float" office:value="569844" calcext:value-type="float">
            <text:p>5698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3093" calcext:value-type="float">
            <text:p>583093</text:p>
          </table:table-cell>
          <table:table-cell table:style-name="ce1" office:value-type="string" calcext:value-type="string">
            <text:p>Buen trabajo Felicitaciones</text:p>
          </table:table-cell>
          <table:table-cell table:style-name="ce1" office:value-type="float" office:value="583093" calcext:value-type="float">
            <text:p>5830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4939" calcext:value-type="float">
            <text:p>184939</text:p>
          </table:table-cell>
          <table:table-cell table:style-name="ce1" office:value-type="string" calcext:value-type="string">
            <text:p>buen trabajo!!!</text:p>
          </table:table-cell>
          <table:table-cell table:style-name="ce1" office:value-type="float" office:value="184939" calcext:value-type="float">
            <text:p>1849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0528" calcext:value-type="float">
            <text:p>420528</text:p>
          </table:table-cell>
          <table:table-cell table:style-name="ce1" office:value-type="string" calcext:value-type="string">
            <text:p>Muy <text:s/>bien Realizado</text:p>
          </table:table-cell>
          <table:table-cell table:style-name="ce1" office:value-type="float" office:value="420528" calcext:value-type="float">
            <text:p>4205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6514" calcext:value-type="float">
            <text:p>496514</text:p>
          </table:table-cell>
          <table:table-cell table:style-name="ce1" office:value-type="string" calcext:value-type="string">
            <text:p>No ha presentado el trabajo según el formato requerido por la plataforma, falta lo positivo, lo negativo <text:s/>y lo interesante .</text:p>
          </table:table-cell>
          <table:table-cell table:style-name="ce1" office:value-type="float" office:value="496514" calcext:value-type="float">
            <text:p>49651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15080" calcext:value-type="float">
            <text:p>215080</text:p>
          </table:table-cell>
          <table:table-cell table:style-name="ce1" office:value-type="string" calcext:value-type="string">
            <text:p>CONTINUE EL CURSO, CON ENTUSIASMO</text:p>
          </table:table-cell>
          <table:table-cell table:style-name="ce1" office:value-type="float" office:value="215080" calcext:value-type="float">
            <text:p>2150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6685" calcext:value-type="float">
            <text:p>626685</text:p>
          </table:table-cell>
          <table:table-cell table:style-name="ce1" office:value-type="string" calcext:value-type="string">
            <text:p>Buen trabajo</text:p>
          </table:table-cell>
          <table:table-cell table:style-name="ce1" office:value-type="float" office:value="626685" calcext:value-type="float">
            <text:p>6266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4966" calcext:value-type="float">
            <text:p>544966</text:p>
          </table:table-cell>
          <table:table-cell table:style-name="ce1" office:value-type="string" calcext:value-type="string">
            <text:p>Es una infografía interesante, creo que es un buen trabajo.</text:p>
          </table:table-cell>
          <table:table-cell table:style-name="ce1" office:value-type="float" office:value="544966" calcext:value-type="float">
            <text:p>5449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268" calcext:value-type="float">
            <text:p>24268</text:p>
          </table:table-cell>
          <table:table-cell table:style-name="ce1" office:value-type="string" calcext:value-type="string">
            <text:p>AL TRATAR DE EL DESARROLLO COMUNITARIO EN EL TEMA EDUCACIONAL ES IMPORTANTE CONSIDERAR EL ALCANCE PRIMORDIAL A NIVELES CULTURALES.</text:p>
          </table:table-cell>
          <table:table-cell table:style-name="ce1" office:value-type="float" office:value="24268" calcext:value-type="float">
            <text:p>2426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64476" calcext:value-type="float">
            <text:p>664476</text:p>
          </table:table-cell>
          <table:table-cell table:style-name="ce1" office:value-type="string" calcext:value-type="string">
            <text:p>Las palabras van en él crucigrama</text:p>
          </table:table-cell>
          <table:table-cell table:style-name="ce1" office:value-type="float" office:value="664476" calcext:value-type="float">
            <text:p>66447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00082" calcext:value-type="float">
            <text:p>200082</text:p>
          </table:table-cell>
          <table:table-cell table:style-name="ce1" office:value-type="string" calcext:value-type="string">
            <text:p>Coloque regular en el ultimo punto porque el poster esta bonito y comprensible, pero la informacion mostrada no es nada mas que una síntesis muy corta de lo explicado en clases, ósea no agrega nada nuevo. </text:p>
          </table:table-cell>
          <table:table-cell table:style-name="ce1" office:value-type="float" office:value="200082" calcext:value-type="float">
            <text:p>20008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618" calcext:value-type="float">
            <text:p>4618</text:p>
          </table:table-cell>
          <table:table-cell table:style-name="ce1" office:value-type="string" calcext:value-type="string">
            <text:p>EVJC</text:p>
          </table:table-cell>
          <table:table-cell table:style-name="ce1" office:value-type="float" office:value="4618" calcext:value-type="float">
            <text:p>461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12415" calcext:value-type="float">
            <text:p>612415</text:p>
          </table:table-cell>
          <table:table-cell table:style-name="ce1" office:value-type="string" calcext:value-type="string">
            <text:p>muy bueno</text:p>
          </table:table-cell>
          <table:table-cell table:style-name="ce1" office:value-type="float" office:value="612415" calcext:value-type="float">
            <text:p>6124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2063" calcext:value-type="float">
            <text:p>582063</text:p>
          </table:table-cell>
          <table:table-cell table:style-name="ce1" office:value-type="string" calcext:value-type="string">
            <text:p>MUY BIEN</text:p>
          </table:table-cell>
          <table:table-cell table:style-name="ce1" office:value-type="float" office:value="582063" calcext:value-type="float">
            <text:p>5820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3789" calcext:value-type="float">
            <text:p>123789</text:p>
          </table:table-cell>
          <table:table-cell table:style-name="ce1" office:value-type="string" calcext:value-type="string">
            <text:p>Falta el comentario crítico o no lo encontre</text:p>
          </table:table-cell>
          <table:table-cell table:style-name="ce1" office:value-type="float" office:value="123789" calcext:value-type="float">
            <text:p>12378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06689" calcext:value-type="float">
            <text:p>506689</text:p>
          </table:table-cell>
          <table:table-cell table:style-name="ce1" office:value-type="string" calcext:value-type="string">
            <text:p>Felicidades</text:p>
          </table:table-cell>
          <table:table-cell table:style-name="ce1" office:value-type="float" office:value="506689" calcext:value-type="float">
            <text:p>50668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1024" calcext:value-type="float">
            <text:p>171024</text:p>
          </table:table-cell>
          <table:table-cell table:style-name="ce1" office:value-type="string" calcext:value-type="string">
            <text:p>Tiene un buen Argumento con respecto a la calidad y servicio que presenta Apple.</text:p>
          </table:table-cell>
          <table:table-cell table:style-name="ce1" office:value-type="float" office:value="171024" calcext:value-type="float">
            <text:p>17102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7097" calcext:value-type="float">
            <text:p>417097</text:p>
          </table:table-cell>
          <table:table-cell table:style-name="ce1" office:value-type="string" calcext:value-type="string">
            <text:p>Describe todo lo solicitado con claridad</text:p>
          </table:table-cell>
          <table:table-cell table:style-name="ce1" office:value-type="float" office:value="417097" calcext:value-type="float">
            <text:p>4170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3598" calcext:value-type="float">
            <text:p>413598</text:p>
          </table:table-cell>
          <table:table-cell table:style-name="ce1" office:value-type="string" calcext:value-type="string">
            <text:p>Falta organizar un poco el contenido, falto la investigación de 2 temas, mucha letra en la infografía, organizar contenido con gráficos</text:p>
          </table:table-cell>
          <table:table-cell table:style-name="ce1" office:value-type="float" office:value="413598" calcext:value-type="float">
            <text:p>41359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05582" calcext:value-type="float">
            <text:p>505582</text:p>
          </table:table-cell>
          <table:table-cell table:style-name="ce1" office:value-type="string" calcext:value-type="string">
            <text:p>Felicitaciones</text:p>
          </table:table-cell>
          <table:table-cell table:style-name="ce1" office:value-type="float" office:value="505582" calcext:value-type="float">
            <text:p>5055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0798" calcext:value-type="float">
            <text:p>680798</text:p>
          </table:table-cell>
          <table:table-cell table:style-name="ce1" office:value-type="string" calcext:value-type="string">
            <text:p>FELICIDADES</text:p>
          </table:table-cell>
          <table:table-cell table:style-name="ce1" office:value-type="float" office:value="680798" calcext:value-type="float">
            <text:p>6807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8067" calcext:value-type="float">
            <text:p>108067</text:p>
          </table:table-cell>
          <table:table-cell table:style-name="ce1" office:value-type="string" calcext:value-type="string">
            <text:p>Esta actividad tiene información adecuada considero que debería haber más investigación a nivel de país, es decir a más del local para conocer que existen más opciones y en alguna ocasión posterior se pueda el compañero o compañera beneficiar.</text:p>
          </table:table-cell>
          <table:table-cell table:style-name="ce1" office:value-type="float" office:value="108067" calcext:value-type="float">
            <text:p>10806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67259" calcext:value-type="float">
            <text:p>167259</text:p>
          </table:table-cell>
          <table:table-cell table:style-name="ce1" office:value-type="string" calcext:value-type="string">
            <text:p>Es una presentación bien lograda con claridad y comprensión. Únicamente recomendarle que debe en un crucigrama ir la numeración y la escritura correcta es contigüidad.</text:p>
          </table:table-cell>
          <table:table-cell table:style-name="ce1" office:value-type="float" office:value="167259" calcext:value-type="float">
            <text:p>16725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61495" calcext:value-type="float">
            <text:p>261495</text:p>
          </table:table-cell>
          <table:table-cell table:style-name="ce1" office:value-type="string" calcext:value-type="string">
            <text:p>felicidades</text:p>
          </table:table-cell>
          <table:table-cell table:style-name="ce1" office:value-type="float" office:value="261495" calcext:value-type="float">
            <text:p>2614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586" calcext:value-type="float">
            <text:p>22586</text:p>
          </table:table-cell>
          <table:table-cell table:style-name="ce1" office:value-type="string" calcext:value-type="string">
            <text:p>Están claras las respuestas.</text:p>
          </table:table-cell>
          <table:table-cell table:style-name="ce1" office:value-type="float" office:value="22586" calcext:value-type="float">
            <text:p>225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1185" calcext:value-type="float">
            <text:p>101185</text:p>
          </table:table-cell>
          <table:table-cell table:style-name="ce1" office:value-type="string" calcext:value-type="string">
            <text:p>Excelente desempeño</text:p>
          </table:table-cell>
          <table:table-cell table:style-name="ce1" office:value-type="float" office:value="101185" calcext:value-type="float">
            <text:p>1011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286" calcext:value-type="float">
            <text:p>49286</text:p>
          </table:table-cell>
          <table:table-cell table:style-name="ce1" office:value-type="string" calcext:value-type="string">
            <text:p>Reto cumplido satisfactoriamente</text:p>
          </table:table-cell>
          <table:table-cell table:style-name="ce1" office:value-type="float" office:value="49286" calcext:value-type="float">
            <text:p>492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1936" calcext:value-type="float">
            <text:p>681936</text:p>
          </table:table-cell>
          <table:table-cell table:style-name="ce1" office:value-type="string" calcext:value-type="string">
            <text:p>Muy buen trabajo</text:p>
          </table:table-cell>
          <table:table-cell table:style-name="ce1" office:value-type="float" office:value="681936" calcext:value-type="float">
            <text:p>6819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8326" calcext:value-type="float">
            <text:p>448326</text:p>
          </table:table-cell>
          <table:table-cell table:style-name="ce1" office:value-type="string" calcext:value-type="string">
            <text:p>Muy buen guión</text:p>
          </table:table-cell>
          <table:table-cell table:style-name="ce1" office:value-type="float" office:value="448326" calcext:value-type="float">
            <text:p>4483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3434" calcext:value-type="float">
            <text:p>363434</text:p>
          </table:table-cell>
          <table:table-cell table:style-name="ce1" office:value-type="string" calcext:value-type="string">
            <text:p>La historia hace hincapié a las vivencias de una niña en la que recuerda sus viajes más importantes en su vida, aunque se puede mejorar estuvieron increíbles las locaciones del vídeo. Muchos éxitos y adelante</text:p>
          </table:table-cell>
          <table:table-cell table:style-name="ce1" office:value-type="float" office:value="363434" calcext:value-type="float">
            <text:p>36343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86692" calcext:value-type="float">
            <text:p>286692</text:p>
          </table:table-cell>
          <table:table-cell table:style-name="ce1" office:value-type="string" calcext:value-type="string">
            <text:p>Excelente trabajo</text:p>
          </table:table-cell>
          <table:table-cell table:style-name="ce1" office:value-type="float" office:value="286692" calcext:value-type="float">
            <text:p>2866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5831" calcext:value-type="float">
            <text:p>225831</text:p>
          </table:table-cell>
          <table:table-cell table:style-name="ce1" office:value-type="string" calcext:value-type="string">
            <text:p>Excelente trabajo</text:p>
          </table:table-cell>
          <table:table-cell table:style-name="ce1" office:value-type="float" office:value="225831" calcext:value-type="float">
            <text:p>2258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9909" calcext:value-type="float">
            <text:p>579909</text:p>
          </table:table-cell>
          <table:table-cell table:style-name="ce1" office:value-type="string" calcext:value-type="string">
            <text:p>No hay conceptos, ni tips o lo que se debe hacer por ejemplo para mantener los alimentos en buen estado </text:p>
          </table:table-cell>
          <table:table-cell table:style-name="ce1" office:value-type="float" office:value="579909" calcext:value-type="float">
            <text:p>57990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3263" calcext:value-type="float">
            <text:p>23263</text:p>
          </table:table-cell>
          <table:table-cell table:style-name="ce1" office:value-type="string" calcext:value-type="string">
            <text:p>Es sucinto. Podría explicarse mejor</text:p>
          </table:table-cell>
          <table:table-cell table:style-name="ce1" office:value-type="float" office:value="23263" calcext:value-type="float">
            <text:p>2326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89662" calcext:value-type="float">
            <text:p>489662</text:p>
          </table:table-cell>
          <table:table-cell table:style-name="ce1" office:value-type="string" calcext:value-type="string">
            <text:p>Son de 5 literales <text:s/>cada uno está incompleto</text:p>
          </table:table-cell>
          <table:table-cell table:style-name="ce1" office:value-type="float" office:value="489662" calcext:value-type="float">
            <text:p>48966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81000" calcext:value-type="float">
            <text:p>681000</text:p>
          </table:table-cell>
          <table:table-cell table:style-name="ce1" office:value-type="string" calcext:value-type="string">
            <text:p>Está muy bien hecho</text:p>
          </table:table-cell>
          <table:table-cell table:style-name="ce1" office:value-type="float" office:value="681000" calcext:value-type="float">
            <text:p>6810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7827" calcext:value-type="float">
            <text:p>617827</text:p>
          </table:table-cell>
          <table:table-cell table:style-name="ce1" office:value-type="string" calcext:value-type="string">
            <text:p>Excelente</text:p>
          </table:table-cell>
          <table:table-cell table:style-name="ce1" office:value-type="float" office:value="617827" calcext:value-type="float">
            <text:p>6178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5478" calcext:value-type="float">
            <text:p>395478</text:p>
          </table:table-cell>
          <table:table-cell table:style-name="ce1" office:value-type="string" calcext:value-type="string">
            <text:p>Verdaderamente falta mucho por aportar, el trabajo cuenta con apenas dos párrafos de información, no provee nada interesante. </text:p>
          </table:table-cell>
          <table:table-cell table:style-name="ce1" office:value-type="float" office:value="395478" calcext:value-type="float">
            <text:p>39547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2166" calcext:value-type="float">
            <text:p>202166</text:p>
          </table:table-cell>
          <table:table-cell table:style-name="ce1" office:value-type="string" calcext:value-type="string">
            <text:p>Excelente trabajo....</text:p>
            <text:p/>
            <text:p>Linda semana...</text:p>
          </table:table-cell>
          <table:table-cell table:style-name="ce1" office:value-type="float" office:value="202166" calcext:value-type="float">
            <text:p>2021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5437" calcext:value-type="float">
            <text:p>85437</text:p>
          </table:table-cell>
          <table:table-cell table:style-name="ce1" office:value-type="string" calcext:value-type="string">
            <text:p>En la pregunta 7, a mi punto de vista se debería topar el tema visto en <text:s/>clase sobre la escucha activa, saludos.</text:p>
          </table:table-cell>
          <table:table-cell table:style-name="ce1" office:value-type="float" office:value="85437" calcext:value-type="float">
            <text:p>8543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72765" calcext:value-type="float">
            <text:p>672765</text:p>
          </table:table-cell>
          <table:table-cell table:style-name="ce1" office:value-type="string" calcext:value-type="string">
            <text:p>excelente</text:p>
          </table:table-cell>
          <table:table-cell table:style-name="ce1" office:value-type="float" office:value="672765" calcext:value-type="float">
            <text:p>67276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2750" calcext:value-type="float">
            <text:p>352750</text:p>
          </table:table-cell>
          <table:table-cell table:style-name="ce1" office:value-type="string" calcext:value-type="string">
            <text:p>Excelente</text:p>
          </table:table-cell>
          <table:table-cell table:style-name="ce1" office:value-type="float" office:value="352750" calcext:value-type="float">
            <text:p>3527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9250" calcext:value-type="float">
            <text:p>389250</text:p>
          </table:table-cell>
          <table:table-cell table:style-name="ce1" office:value-type="string" calcext:value-type="string">
            <text:p>Es un buen trabajo aunque en partes los textos son ilegibles, por lo que la información no se recibe de forma completa.</text:p>
          </table:table-cell>
          <table:table-cell table:style-name="ce1" office:value-type="float" office:value="389250" calcext:value-type="float">
            <text:p>38925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9604" calcext:value-type="float">
            <text:p>19604</text:p>
          </table:table-cell>
          <table:table-cell table:style-name="ce1" office:value-type="string" calcext:value-type="string">
            <text:p>Me parece un trabajo muy bueno, aunque con respecto al contenido en la infografía hace falta un espacio donde indica alguna receta que se pueda preparar con los productos selecionados.</text:p>
          </table:table-cell>
          <table:table-cell table:style-name="ce1" office:value-type="float" office:value="19604" calcext:value-type="float">
            <text:p>1960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97078" calcext:value-type="float">
            <text:p>197078</text:p>
          </table:table-cell>
          <table:table-cell table:style-name="ce1" office:value-type="string" calcext:value-type="string">
            <text:p>Perfecto un emprendimiento de libros</text:p>
          </table:table-cell>
          <table:table-cell table:style-name="ce1" office:value-type="float" office:value="197078" calcext:value-type="float">
            <text:p>1970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373" calcext:value-type="float">
            <text:p>8373</text:p>
          </table:table-cell>
          <table:table-cell table:style-name="ce1" office:value-type="string" calcext:value-type="string">
            <text:p>Excelente trabajo.</text:p>
            <text:p/>
          </table:table-cell>
          <table:table-cell table:style-name="ce1" office:value-type="float" office:value="8373" calcext:value-type="float">
            <text:p>83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2995" calcext:value-type="float">
            <text:p>332995</text:p>
          </table:table-cell>
          <table:table-cell table:style-name="ce1" office:value-type="string" calcext:value-type="string">
            <text:p>Podría mejorar la redacción y completar los items según lo que se esta pidiendo en la pregunta.</text:p>
          </table:table-cell>
          <table:table-cell table:style-name="ce1" office:value-type="float" office:value="332995" calcext:value-type="float">
            <text:p>33299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42948" calcext:value-type="float">
            <text:p>542948</text:p>
          </table:table-cell>
          <table:table-cell table:style-name="ce1" office:value-type="string" calcext:value-type="string">
            <text:p>Es una buena presentación respecto a la biorremediación, sin embargo, de acuerdo a lo que comprendí del planteamiento de la tarea, se requería describir el proceso para obtener microorganismos para biorremediación, razón por la que he considerado que faltó enfocar bien el tema. Se verificó que todas las imágenes fueron obtenidas de la misma fuente: https://prezi.com/t-jk35t8s1jl/biorremediacion-de-suelos-contaminados/</text:p>
          </table:table-cell>
          <table:table-cell table:style-name="ce1" office:value-type="float" office:value="542948" calcext:value-type="float">
            <text:p>5429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4165" calcext:value-type="float">
            <text:p>314165</text:p>
          </table:table-cell>
          <table:table-cell table:style-name="ce1" office:value-type="string" calcext:value-type="string">
            <text:p>Indaga más del tema.</text:p>
            <text:p>Mejora la presentación con respecto a la ortografía.</text:p>
          </table:table-cell>
          <table:table-cell table:style-name="ce1" office:value-type="float" office:value="314165" calcext:value-type="float">
            <text:p>31416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78088" calcext:value-type="float">
            <text:p>378088</text:p>
          </table:table-cell>
          <table:table-cell table:style-name="ce1" office:value-type="string" calcext:value-type="string">
            <text:p>Las respuestas osn muy razonables y domina el conflicto</text:p>
          </table:table-cell>
          <table:table-cell table:style-name="ce1" office:value-type="float" office:value="378088" calcext:value-type="float">
            <text:p>37808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6206" calcext:value-type="float">
            <text:p>186206</text:p>
          </table:table-cell>
          <table:table-cell table:style-name="ce1" office:value-type="string" calcext:value-type="string">
            <text:p>Podría expandir en los otros temas como operaciones con bases de datos, Anatomía de una base de datos, Beneficios y ventajas y Lenguaje de Consulta de Base de datos</text:p>
          </table:table-cell>
          <table:table-cell table:style-name="ce1" office:value-type="float" office:value="186206" calcext:value-type="float">
            <text:p>18620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13963" calcext:value-type="float">
            <text:p>413963</text:p>
          </table:table-cell>
          <table:table-cell table:style-name="ce1" office:value-type="string" calcext:value-type="string">
            <text:p>falta mayor análisis en la lectura e interpretar mejor el problema, sus respuestas son muy simples y con poco o nada de fundamentos</text:p>
          </table:table-cell>
          <table:table-cell table:style-name="ce1" office:value-type="float" office:value="413963" calcext:value-type="float">
            <text:p>41396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66564" calcext:value-type="float">
            <text:p>366564</text:p>
          </table:table-cell>
          <table:table-cell table:style-name="ce1" office:value-type="string" calcext:value-type="string">
            <text:p>Siempre se puede mejorar la forma en que se solucionan los conflictos. Exitos! aprende mucho más!</text:p>
          </table:table-cell>
          <table:table-cell table:style-name="ce1" office:value-type="float" office:value="366564" calcext:value-type="float">
            <text:p>36656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85845" calcext:value-type="float">
            <text:p>485845</text:p>
          </table:table-cell>
          <table:table-cell table:style-name="ce1" office:value-type="string" calcext:value-type="string">
            <text:p>Muy bonitos colores</text:p>
          </table:table-cell>
          <table:table-cell table:style-name="ce1" office:value-type="float" office:value="485845" calcext:value-type="float">
            <text:p>4858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4628" calcext:value-type="float">
            <text:p>604628</text:p>
          </table:table-cell>
          <table:table-cell table:style-name="ce1" office:value-type="string" calcext:value-type="string">
            <text:p>BIEN EXPLICADO</text:p>
          </table:table-cell>
          <table:table-cell table:style-name="ce1" office:value-type="float" office:value="604628" calcext:value-type="float">
            <text:p>6046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8351" calcext:value-type="float">
            <text:p>338351</text:p>
          </table:table-cell>
          <table:table-cell table:style-name="ce1" office:value-type="string" calcext:value-type="string">
            <text:p>Muy buen trabajo</text:p>
          </table:table-cell>
          <table:table-cell table:style-name="ce1" office:value-type="float" office:value="338351" calcext:value-type="float">
            <text:p>3383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9901" calcext:value-type="float">
            <text:p>379901</text:p>
          </table:table-cell>
          <table:table-cell table:style-name="ce1" office:value-type="string" calcext:value-type="string">
            <text:p>SI TE TOCA EL MIO ME PONES TODO BIEN PORQUE YO TE PUSE EXCELENTE TODO</text:p>
          </table:table-cell>
          <table:table-cell table:style-name="ce1" office:value-type="float" office:value="379901" calcext:value-type="float">
            <text:p>37990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16972" calcext:value-type="float">
            <text:p>616972</text:p>
          </table:table-cell>
          <table:table-cell table:style-name="ce1" office:value-type="string" calcext:value-type="string">
            <text:p>Parece que domina el tema excelente argumentación</text:p>
          </table:table-cell>
          <table:table-cell table:style-name="ce1" office:value-type="float" office:value="616972" calcext:value-type="float">
            <text:p>6169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8183" calcext:value-type="float">
            <text:p>238183</text:p>
          </table:table-cell>
          <table:table-cell table:style-name="ce1" office:value-type="string" calcext:value-type="string">
            <text:p>Excelentes fotos, si me permites darte un consejo es tener cuidado al tomar fotos en contra luz. Pero aun así son muy buenas fotos</text:p>
          </table:table-cell>
          <table:table-cell table:style-name="ce1" office:value-type="float" office:value="238183" calcext:value-type="float">
            <text:p>2381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1381" calcext:value-type="float">
            <text:p>591381</text:p>
          </table:table-cell>
          <table:table-cell table:style-name="ce1" office:value-type="string" calcext:value-type="string">
            <text:p>no aparece ningún trabajo</text:p>
          </table:table-cell>
          <table:table-cell table:style-name="ce1" office:value-type="float" office:value="591381" calcext:value-type="float">
            <text:p>59138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52584" calcext:value-type="float">
            <text:p>152584</text:p>
          </table:table-cell>
          <table:table-cell table:style-name="ce1" office:value-type="string" calcext:value-type="string">
            <text:p>Muy bien</text:p>
          </table:table-cell>
          <table:table-cell table:style-name="ce1" office:value-type="float" office:value="152584" calcext:value-type="float">
            <text:p>1525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0959" calcext:value-type="float">
            <text:p>80959</text:p>
          </table:table-cell>
          <table:table-cell table:style-name="ce1" office:value-type="string" calcext:value-type="string">
            <text:p>No tiene bibliografía.</text:p>
          </table:table-cell>
          <table:table-cell table:style-name="ce1" office:value-type="float" office:value="80959" calcext:value-type="float">
            <text:p>8095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5248" calcext:value-type="float">
            <text:p>615248</text:p>
          </table:table-cell>
          <table:table-cell table:style-name="ce1" office:value-type="string" calcext:value-type="string">
            <text:p>La ideas son organizadas de forma coherente, usa conectores y un vocabulario amplio</text:p>
          </table:table-cell>
          <table:table-cell table:style-name="ce1" office:value-type="float" office:value="615248" calcext:value-type="float">
            <text:p>6152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5577" calcext:value-type="float">
            <text:p>495577</text:p>
          </table:table-cell>
          <table:table-cell table:style-name="ce1" office:value-type="string" calcext:value-type="string">
            <text:p>Divertido reto...</text:p>
            <text:p/>
            <text:p>Excelente semana....</text:p>
            <text:p/>
            <text:p>Bonanza y Bendiciones...</text:p>
          </table:table-cell>
          <table:table-cell table:style-name="ce1" office:value-type="float" office:value="495577" calcext:value-type="float">
            <text:p>4955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8231" calcext:value-type="float">
            <text:p>548231</text:p>
          </table:table-cell>
          <table:table-cell table:style-name="ce1" office:value-type="string" calcext:value-type="string">
            <text:p>Buen aporte .</text:p>
          </table:table-cell>
          <table:table-cell table:style-name="ce1" office:value-type="float" office:value="548231" calcext:value-type="float">
            <text:p>5482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4770" calcext:value-type="float">
            <text:p>264770</text:p>
          </table:table-cell>
          <table:table-cell table:style-name="ce1" office:value-type="string" calcext:value-type="string">
            <text:p>Felicidades</text:p>
          </table:table-cell>
          <table:table-cell table:style-name="ce1" office:value-type="float" office:value="264770" calcext:value-type="float">
            <text:p>26477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2589" calcext:value-type="float">
            <text:p>602589</text:p>
          </table:table-cell>
          <table:table-cell table:style-name="ce1" office:value-type="string" calcext:value-type="string">
            <text:p>Bonito pero creo que le falta más contexto al material</text:p>
          </table:table-cell>
          <table:table-cell table:style-name="ce1" office:value-type="float" office:value="602589" calcext:value-type="float">
            <text:p>60258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17245" calcext:value-type="float">
            <text:p>417245</text:p>
          </table:table-cell>
          <table:table-cell table:style-name="ce1" office:value-type="string" calcext:value-type="string">
            <text:p>Tratar de hacer una historia con el tema a tratar que no sea monótomo</text:p>
          </table:table-cell>
          <table:table-cell table:style-name="ce1" office:value-type="float" office:value="417245" calcext:value-type="float">
            <text:p>41724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75363" calcext:value-type="float">
            <text:p>675363</text:p>
          </table:table-cell>
          <table:table-cell table:style-name="ce1" office:value-type="string" calcext:value-type="string">
            <text:p>Hola, no hay ninguna imagen. </text:p>
          </table:table-cell>
          <table:table-cell table:style-name="ce1" office:value-type="float" office:value="675363" calcext:value-type="float">
            <text:p>67536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04938" calcext:value-type="float">
            <text:p>304938</text:p>
          </table:table-cell>
          <table:table-cell table:style-name="ce1" office:value-type="string" calcext:value-type="string">
            <text:p>Buen trabajo</text:p>
          </table:table-cell>
          <table:table-cell table:style-name="ce1" office:value-type="float" office:value="304938" calcext:value-type="float">
            <text:p>3049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1115" calcext:value-type="float">
            <text:p>261115</text:p>
          </table:table-cell>
          <table:table-cell table:style-name="ce1" office:value-type="string" calcext:value-type="string">
            <text:p>Las ideas que ha puesto no son nada innovadoras o creativas a partir de lo que usted se podría inventar o una nueva idea que pudiera implementar ya que las necesidad y oportunidades que detalló son muy ambiguas y ya existen dentro del mercado. Puedes mejorar con la creatividad y la innovación en una próxima oportunidad!</text:p>
          </table:table-cell>
          <table:table-cell table:style-name="ce1" office:value-type="float" office:value="261115" calcext:value-type="float">
            <text:p>26111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53499" calcext:value-type="float">
            <text:p>353499</text:p>
          </table:table-cell>
          <table:table-cell table:style-name="ce1" office:value-type="string" calcext:value-type="string">
            <text:p>Felicitaciones. Un buen trabajo.</text:p>
            <text:p>Saludo,</text:p>
            <text:p>Silvia</text:p>
          </table:table-cell>
          <table:table-cell table:style-name="ce1" office:value-type="float" office:value="353499" calcext:value-type="float">
            <text:p>3534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7350" calcext:value-type="float">
            <text:p>107350</text:p>
          </table:table-cell>
          <table:table-cell table:style-name="ce1" office:value-type="string" calcext:value-type="string">
            <text:p>Es un buen trabajo.</text:p>
          </table:table-cell>
          <table:table-cell table:style-name="ce1" office:value-type="float" office:value="107350" calcext:value-type="float">
            <text:p>1073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3107" calcext:value-type="float">
            <text:p>163107</text:p>
          </table:table-cell>
          <table:table-cell table:style-name="ce1" office:value-type="string" calcext:value-type="string">
            <text:p>EXELENTE</text:p>
          </table:table-cell>
          <table:table-cell table:style-name="ce1" office:value-type="float" office:value="163107" calcext:value-type="float">
            <text:p>1631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901" calcext:value-type="float">
            <text:p>20901</text:p>
          </table:table-cell>
          <table:table-cell table:style-name="ce1" office:value-type="string" calcext:value-type="string">
            <text:p>Me encanto</text:p>
          </table:table-cell>
          <table:table-cell table:style-name="ce1" office:value-type="float" office:value="20901" calcext:value-type="float">
            <text:p>209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4896" calcext:value-type="float">
            <text:p>424896</text:p>
          </table:table-cell>
          <table:table-cell table:style-name="ce1" office:value-type="string" calcext:value-type="string">
            <text:p>Excelente trabajo...</text:p>
          </table:table-cell>
          <table:table-cell table:style-name="ce1" office:value-type="float" office:value="424896" calcext:value-type="float">
            <text:p>4248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1679" calcext:value-type="float">
            <text:p>191679</text:p>
          </table:table-cell>
          <table:table-cell table:style-name="ce1" office:value-type="string" calcext:value-type="string">
            <text:p>Buen trabajo</text:p>
          </table:table-cell>
          <table:table-cell table:style-name="ce1" office:value-type="float" office:value="191679" calcext:value-type="float">
            <text:p>1916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5595" calcext:value-type="float">
            <text:p>485595</text:p>
          </table:table-cell>
          <table:table-cell table:style-name="ce1" office:value-type="string" calcext:value-type="string">
            <text:p>Buen trabajo, incluye todo lo requerido</text:p>
          </table:table-cell>
          <table:table-cell table:style-name="ce1" office:value-type="float" office:value="485595" calcext:value-type="float">
            <text:p>4855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5205" calcext:value-type="float">
            <text:p>645205</text:p>
          </table:table-cell>
          <table:table-cell table:style-name="ce1" office:value-type="string" calcext:value-type="string">
            <text:p>Buen <text:s/>Trabajo!</text:p>
          </table:table-cell>
          <table:table-cell table:style-name="ce1" office:value-type="float" office:value="645205" calcext:value-type="float">
            <text:p>64520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4090" calcext:value-type="float">
            <text:p>294090</text:p>
          </table:table-cell>
          <table:table-cell table:style-name="ce1" office:value-type="string" calcext:value-type="string">
            <text:p>Siga adelante</text:p>
          </table:table-cell>
          <table:table-cell table:style-name="ce1" office:value-type="float" office:value="294090" calcext:value-type="float">
            <text:p>2940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9010" calcext:value-type="float">
            <text:p>459010</text:p>
          </table:table-cell>
          <table:table-cell table:style-name="ce1" office:value-type="string" calcext:value-type="string">
            <text:p>Excelente</text:p>
          </table:table-cell>
          <table:table-cell table:style-name="ce1" office:value-type="float" office:value="459010" calcext:value-type="float">
            <text:p>45901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5722" calcext:value-type="float">
            <text:p>565722</text:p>
          </table:table-cell>
          <table:table-cell table:style-name="ce1" office:value-type="string" calcext:value-type="string">
            <text:p>buen trabajo</text:p>
          </table:table-cell>
          <table:table-cell table:style-name="ce1" office:value-type="float" office:value="565722" calcext:value-type="float">
            <text:p>5657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5620" calcext:value-type="float">
            <text:p>405620</text:p>
          </table:table-cell>
          <table:table-cell table:style-name="ce1" office:value-type="string" calcext:value-type="string">
            <text:p>Creo que debería mejorar la presentación de los proyectos futuros, ya que no se especifica(si vende agua en botella o purifica agua potable)</text:p>
          </table:table-cell>
          <table:table-cell table:style-name="ce1" office:value-type="float" office:value="405620" calcext:value-type="float">
            <text:p>40562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51772" calcext:value-type="float">
            <text:p>251772</text:p>
          </table:table-cell>
          <table:table-cell table:style-name="ce1" office:value-type="string" calcext:value-type="string">
            <text:p>Muchos elemento en la fotografía.</text:p>
          </table:table-cell>
          <table:table-cell table:style-name="ce1" office:value-type="float" office:value="251772" calcext:value-type="float">
            <text:p>25177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78635" calcext:value-type="float">
            <text:p>378635</text:p>
          </table:table-cell>
          <table:table-cell table:style-name="ce1" office:value-type="string" calcext:value-type="string">
            <text:p>Excelente</text:p>
          </table:table-cell>
          <table:table-cell table:style-name="ce1" office:value-type="float" office:value="378635" calcext:value-type="float">
            <text:p>3786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610" calcext:value-type="float">
            <text:p>49610</text:p>
          </table:table-cell>
          <table:table-cell table:style-name="ce1" office:value-type="string" calcext:value-type="string">
            <text:p>El alumno no realizo el video. Al inicio hay un texto sobre el tema, pero el video no es de su autoría. </text:p>
          </table:table-cell>
          <table:table-cell table:style-name="ce1" office:value-type="float" office:value="49610" calcext:value-type="float">
            <text:p>4961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29617" calcext:value-type="float">
            <text:p>629617</text:p>
          </table:table-cell>
          <table:table-cell table:style-name="ce1" office:value-type="string" calcext:value-type="string">
            <text:p>No hay comentarios, todo perfecto.</text:p>
          </table:table-cell>
          <table:table-cell table:style-name="ce1" office:value-type="float" office:value="629617" calcext:value-type="float">
            <text:p>62961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4187" calcext:value-type="float">
            <text:p>204187</text:p>
          </table:table-cell>
          <table:table-cell table:style-name="ce1" office:value-type="string" calcext:value-type="string">
            <text:p>Muy buen trabajo, tu ingenio es ilimitado, sigue adelante en este curso y nunca te rindas, felicidades</text:p>
          </table:table-cell>
          <table:table-cell table:style-name="ce1" office:value-type="float" office:value="204187" calcext:value-type="float">
            <text:p>2041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7403" calcext:value-type="float">
            <text:p>637403</text:p>
          </table:table-cell>
          <table:table-cell table:style-name="ce1" office:value-type="string" calcext:value-type="string">
            <text:p>no tiene imagen</text:p>
          </table:table-cell>
          <table:table-cell table:style-name="ce1" office:value-type="float" office:value="637403" calcext:value-type="float">
            <text:p>63740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5172" calcext:value-type="float">
            <text:p>15172</text:p>
          </table:table-cell>
          <table:table-cell table:style-name="ce1" office:value-type="string" calcext:value-type="string">
            <text:p>Los productos lacteos no son aptos para todas las personas,ya que existen personas que sufren de alergias a sus contenidos, por ejemplo a la lactosa.</text:p>
            <text:p>Pueden ser considerados como una golosina.</text:p>
          </table:table-cell>
          <table:table-cell table:style-name="ce1" office:value-type="float" office:value="15172" calcext:value-type="float">
            <text:p>1517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73062" calcext:value-type="float">
            <text:p>73062</text:p>
          </table:table-cell>
          <table:table-cell table:style-name="ce1" office:value-type="string" calcext:value-type="string">
            <text:p>Muy Bien Trabajado</text:p>
          </table:table-cell>
          <table:table-cell table:style-name="ce1" office:value-type="float" office:value="73062" calcext:value-type="float">
            <text:p>7306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7607" calcext:value-type="float">
            <text:p>597607</text:p>
          </table:table-cell>
          <table:table-cell table:style-name="ce1" office:value-type="string" calcext:value-type="string">
            <text:p>Compañer@ el trabajo consistía en realizar una infografía. Pero únicamente esta colgada la bibliografía del doc.</text:p>
          </table:table-cell>
          <table:table-cell table:style-name="ce1" office:value-type="float" office:value="597607" calcext:value-type="float">
            <text:p>59760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86470" calcext:value-type="float">
            <text:p>486470</text:p>
          </table:table-cell>
          <table:table-cell table:style-name="ce1" office:value-type="string" calcext:value-type="string">
            <text:p>felicidades, buen trabajo</text:p>
          </table:table-cell>
          <table:table-cell table:style-name="ce1" office:value-type="float" office:value="486470" calcext:value-type="float">
            <text:p>48647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880" calcext:value-type="float">
            <text:p>8880</text:p>
          </table:table-cell>
          <table:table-cell table:style-name="ce1" office:value-type="string" calcext:value-type="string">
            <text:p>un poco mas de bibliografía....exelente.</text:p>
          </table:table-cell>
          <table:table-cell table:style-name="ce1" office:value-type="float" office:value="8880" calcext:value-type="float">
            <text:p>88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3460" calcext:value-type="float">
            <text:p>93460</text:p>
          </table:table-cell>
          <table:table-cell table:style-name="ce1" office:value-type="string" calcext:value-type="string">
            <text:p>En la pregunta 6, considerar que la comunicación a la que se hace referencia es a la adoptada a raíz del conflicto.</text:p>
          </table:table-cell>
          <table:table-cell table:style-name="ce1" office:value-type="float" office:value="93460" calcext:value-type="float">
            <text:p>9346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37859" calcext:value-type="float">
            <text:p>337859</text:p>
          </table:table-cell>
          <table:table-cell table:style-name="ce1" office:value-type="float" office:value="2" calcext:value-type="float">
            <text:p>2</text:p>
          </table:table-cell>
          <table:table-cell table:style-name="ce1" office:value-type="float" office:value="337859" calcext:value-type="float">
            <text:p>33785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17997" calcext:value-type="float">
            <text:p>617997</text:p>
          </table:table-cell>
          <table:table-cell table:style-name="ce1" office:value-type="string" calcext:value-type="string">
            <text:p>Buena información.</text:p>
          </table:table-cell>
          <table:table-cell table:style-name="ce1" office:value-type="float" office:value="617997" calcext:value-type="float">
            <text:p>6179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677" calcext:value-type="float">
            <text:p>66677</text:p>
          </table:table-cell>
          <table:table-cell table:style-name="ce1" office:value-type="string" calcext:value-type="string">
            <text:p>ACUERDOS CON LA COMUNIDAD.</text:p>
          </table:table-cell>
          <table:table-cell table:style-name="ce1" office:value-type="float" office:value="66677" calcext:value-type="float">
            <text:p>6667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10457" calcext:value-type="float">
            <text:p>410457</text:p>
          </table:table-cell>
          <table:table-cell table:style-name="ce1" office:value-type="string" calcext:value-type="string">
            <text:p>Bien</text:p>
          </table:table-cell>
          <table:table-cell table:style-name="ce1" office:value-type="float" office:value="410457" calcext:value-type="float">
            <text:p>4104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7706" calcext:value-type="float">
            <text:p>197706</text:p>
          </table:table-cell>
          <table:table-cell table:style-name="ce1" office:value-type="string" calcext:value-type="string">
            <text:p>Bien</text:p>
          </table:table-cell>
          <table:table-cell table:style-name="ce1" office:value-type="float" office:value="197706" calcext:value-type="float">
            <text:p>1977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0879" calcext:value-type="float">
            <text:p>100879</text:p>
          </table:table-cell>
          <table:table-cell table:style-name="ce5" office:value-type="date" office:date-value="2021-10-10" calcext:value-type="date">
            <text:p>10/10</text:p>
          </table:table-cell>
          <table:table-cell table:style-name="ce1" office:value-type="float" office:value="100879" calcext:value-type="float">
            <text:p>10087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38856" calcext:value-type="float">
            <text:p>638856</text:p>
          </table:table-cell>
          <table:table-cell table:style-name="ce1" office:value-type="string" calcext:value-type="string">
            <text:p>BUEN TRABAJO</text:p>
          </table:table-cell>
          <table:table-cell table:style-name="ce1" office:value-type="float" office:value="638856" calcext:value-type="float">
            <text:p>6388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3368" calcext:value-type="float">
            <text:p>533368</text:p>
          </table:table-cell>
          <table:table-cell table:style-name="ce1" office:value-type="string" calcext:value-type="string">
            <text:p>Excelente respuesta</text:p>
          </table:table-cell>
          <table:table-cell table:style-name="ce1" office:value-type="float" office:value="533368" calcext:value-type="float">
            <text:p>5333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5846" calcext:value-type="float">
            <text:p>495846</text:p>
          </table:table-cell>
          <table:table-cell table:style-name="ce1" office:value-type="string" calcext:value-type="string">
            <text:p><text:s/>Saludos Cordiales, a luchar contra los prejuicios y muchos ánimos para vencerlos...</text:p>
          </table:table-cell>
          <table:table-cell table:style-name="ce1" office:value-type="float" office:value="495846" calcext:value-type="float">
            <text:p>49584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50446" calcext:value-type="float">
            <text:p>250446</text:p>
          </table:table-cell>
          <table:table-cell table:style-name="ce1" office:value-type="string" calcext:value-type="string">
            <text:p>Primerísimo primer plano creo que debería cortar parte del pelo, para q quede el marco sobre la frente de la persona y no quede aire. De todos modos muy buenas fotografías.</text:p>
          </table:table-cell>
          <table:table-cell table:style-name="ce1" office:value-type="float" office:value="250446" calcext:value-type="float">
            <text:p>25044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51477" calcext:value-type="float">
            <text:p>451477</text:p>
          </table:table-cell>
          <table:table-cell table:style-name="ce1" office:value-type="string" calcext:value-type="string">
            <text:p>Ninguna</text:p>
          </table:table-cell>
          <table:table-cell table:style-name="ce1" office:value-type="float" office:value="451477" calcext:value-type="float">
            <text:p>45147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38047" calcext:value-type="float">
            <text:p>438047</text:p>
          </table:table-cell>
          <table:table-cell table:style-name="ce1" office:value-type="string" calcext:value-type="string">
            <text:p>No hay documento</text:p>
          </table:table-cell>
          <table:table-cell table:style-name="ce1" office:value-type="float" office:value="438047" calcext:value-type="float">
            <text:p>43804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8021" calcext:value-type="float">
            <text:p>618021</text:p>
          </table:table-cell>
          <table:table-cell table:style-name="ce1" office:value-type="string" calcext:value-type="string">
            <text:p>muy buen trabajo</text:p>
          </table:table-cell>
          <table:table-cell table:style-name="ce1" office:value-type="float" office:value="618021" calcext:value-type="float">
            <text:p>6180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2705" calcext:value-type="float">
            <text:p>312705</text:p>
          </table:table-cell>
          <table:table-cell table:style-name="ce1" office:value-type="string" calcext:value-type="string">
            <text:p>Es un taller, las actividades deben ir dirigida a los padres</text:p>
          </table:table-cell>
          <table:table-cell table:style-name="ce1" office:value-type="float" office:value="312705" calcext:value-type="float">
            <text:p>31270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15110" calcext:value-type="float">
            <text:p>315110</text:p>
          </table:table-cell>
          <table:table-cell table:style-name="ce1" office:value-type="string" calcext:value-type="string">
            <text:p>El problema económico del señor Bermudez no fue otro problema, fue inicial, antes del conflicto.</text:p>
          </table:table-cell>
          <table:table-cell table:style-name="ce1" office:value-type="float" office:value="315110" calcext:value-type="float">
            <text:p>31511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8752" calcext:value-type="float">
            <text:p>18752</text:p>
          </table:table-cell>
          <table:table-cell table:style-name="ce1" office:value-type="string" calcext:value-type="string">
            <text:p>si se puede ser mas y aprender al mas importante <text:s/>para nuestras carreras.</text:p>
          </table:table-cell>
          <table:table-cell table:style-name="ce1" office:value-type="float" office:value="18752" calcext:value-type="float">
            <text:p>1875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65777" calcext:value-type="float">
            <text:p>365777</text:p>
          </table:table-cell>
          <table:table-cell table:style-name="ce1" office:value-type="string" calcext:value-type="string">
            <text:p>Buen trabajó</text:p>
          </table:table-cell>
          <table:table-cell table:style-name="ce1" office:value-type="float" office:value="365777" calcext:value-type="float">
            <text:p>3657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8619" calcext:value-type="float">
            <text:p>638619</text:p>
          </table:table-cell>
          <table:table-cell table:style-name="ce1" office:value-type="string" calcext:value-type="string">
            <text:p>Excelente trabajo. Felicitaciones.</text:p>
          </table:table-cell>
          <table:table-cell table:style-name="ce1" office:value-type="float" office:value="638619" calcext:value-type="float">
            <text:p>6386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9879" calcext:value-type="float">
            <text:p>609879</text:p>
          </table:table-cell>
          <table:table-cell table:style-name="ce1" office:value-type="string" calcext:value-type="string">
            <text:p>Excelente trabajo</text:p>
          </table:table-cell>
          <table:table-cell table:style-name="ce1" office:value-type="float" office:value="609879" calcext:value-type="float">
            <text:p>6098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4174" calcext:value-type="float">
            <text:p>474174</text:p>
          </table:table-cell>
          <table:table-cell table:style-name="ce1" office:value-type="string" calcext:value-type="string">
            <text:p>Muy bien,pudo haber una mejor organización pero todo está correcto.</text:p>
          </table:table-cell>
          <table:table-cell table:style-name="ce1" office:value-type="float" office:value="474174" calcext:value-type="float">
            <text:p>47417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19992" calcext:value-type="float">
            <text:p>219992</text:p>
          </table:table-cell>
          <table:table-cell table:style-name="ce1" office:value-type="string" calcext:value-type="string">
            <text:p>El método de satisfacción al cliente a través de la atención y la experiencia con los productos y el local, generan atracción al consumidor, sin embargo no se debe olvidar que aquí se ha trabajado en la investigación y segmentación de mercado, además del valor único de la marca que la hace ser diferente a otras, puesto que trabajan con una necesidad para convertirla en deseo; <text:s/>además los clientes tienen la posibilidad de evaluar el producto antes de comprarlo, lo que genera confianza.</text:p>
          </table:table-cell>
          <table:table-cell table:style-name="ce1" office:value-type="float" office:value="219992" calcext:value-type="float">
            <text:p>21999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88798" calcext:value-type="float">
            <text:p>588798</text:p>
          </table:table-cell>
          <table:table-cell table:style-name="ce1" office:value-type="string" calcext:value-type="string">
            <text:p>Buen Trabajo</text:p>
          </table:table-cell>
          <table:table-cell table:style-name="ce1" office:value-type="float" office:value="588798" calcext:value-type="float">
            <text:p>5887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6763" calcext:value-type="float">
            <text:p>556763</text:p>
          </table:table-cell>
          <table:table-cell table:style-name="ce1" office:value-type="string" calcext:value-type="string">
            <text:p>revisado</text:p>
          </table:table-cell>
          <table:table-cell table:style-name="ce1" office:value-type="float" office:value="556763" calcext:value-type="float">
            <text:p>55676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06443" calcext:value-type="float">
            <text:p>306443</text:p>
          </table:table-cell>
          <table:table-cell table:style-name="ce1" office:value-type="string" calcext:value-type="string">
            <text:p>Es muy buena reseta podría mejorar diciendo porque usa cada ingrediente.</text:p>
          </table:table-cell>
          <table:table-cell table:style-name="ce1" office:value-type="float" office:value="306443" calcext:value-type="float">
            <text:p>30644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53926" calcext:value-type="float">
            <text:p>653926</text:p>
          </table:table-cell>
          <table:table-cell table:style-name="ce1" office:value-type="string" calcext:value-type="string">
            <text:p>Buena presentación, excelente información </text:p>
          </table:table-cell>
          <table:table-cell table:style-name="ce1" office:value-type="float" office:value="653926" calcext:value-type="float">
            <text:p>6539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9344" calcext:value-type="float">
            <text:p>279344</text:p>
          </table:table-cell>
          <table:table-cell table:style-name="ce1" office:value-type="string" calcext:value-type="string">
            <text:p>Están intercambiados los conceptos de <text:s/>misión y visión, ya que <text:s/>Misión es lo que hace para alcanzar el propósito en un periodo de tiempo y Visión es la realidad que le gustaría ver a la empresa entorno al mundo, sus clientes y ella misma.</text:p>
          </table:table-cell>
          <table:table-cell table:style-name="ce1" office:value-type="float" office:value="279344" calcext:value-type="float">
            <text:p>27934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82500" calcext:value-type="float">
            <text:p>182500</text:p>
          </table:table-cell>
          <table:table-cell table:style-name="ce1" office:value-type="string" calcext:value-type="string">
            <text:p>Lamentablemente puedo darme cuenta que el compañero no toma el curso de una manera seria.El curso <text:s/>si bien es cierto es gratuito, también debemos considerar que es dictado por una universidad de alto nivel UTPL; e parece que ha leído muy superficialmente y que viene haciéndolo desde el inicio ya que el problema está planteado con características de los 2 módulos anteriores, Le exhorto a que se involucre mejor en el cuso y sus conceptos.</text:p>
          </table:table-cell>
          <table:table-cell table:style-name="ce1" office:value-type="float" office:value="182500" calcext:value-type="float">
            <text:p>18250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52942" calcext:value-type="float">
            <text:p>452942</text:p>
          </table:table-cell>
          <table:table-cell table:style-name="ce1" office:value-type="string" calcext:value-type="string">
            <text:p>Excelente reportaje, felicidades</text:p>
          </table:table-cell>
          <table:table-cell table:style-name="ce1" office:value-type="float" office:value="452942" calcext:value-type="float">
            <text:p>4529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4021" calcext:value-type="float">
            <text:p>84021</text:p>
          </table:table-cell>
          <table:table-cell table:style-name="ce1" office:value-type="string" calcext:value-type="string">
            <text:p>Tenemos diferentes puntos de vista en algunos puntos pero son las diferentes perspectivas con las que analizamos el caso. <text:s/>Me parece correcto su aporte que al final llegamos a la misma conclusión el problema es la falta de comunicación.</text:p>
          </table:table-cell>
          <table:table-cell table:style-name="ce1" office:value-type="float" office:value="84021" calcext:value-type="float">
            <text:p>8402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35495" calcext:value-type="float">
            <text:p>535495</text:p>
          </table:table-cell>
          <table:table-cell table:style-name="ce1" office:value-type="string" calcext:value-type="string">
            <text:p>Buen trabajo.</text:p>
          </table:table-cell>
          <table:table-cell table:style-name="ce1" office:value-type="float" office:value="535495" calcext:value-type="float">
            <text:p>5354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9315" calcext:value-type="float">
            <text:p>239315</text:p>
          </table:table-cell>
          <table:table-cell table:style-name="ce1" office:value-type="string" calcext:value-type="string">
            <text:p>Esta todo lo solicitado.</text:p>
          </table:table-cell>
          <table:table-cell table:style-name="ce1" office:value-type="float" office:value="239315" calcext:value-type="float">
            <text:p>2393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637" calcext:value-type="float">
            <text:p>43637</text:p>
          </table:table-cell>
          <table:table-cell table:style-name="ce1" office:value-type="string" calcext:value-type="string">
            <text:p>muy bien!</text:p>
          </table:table-cell>
          <table:table-cell table:style-name="ce1" office:value-type="float" office:value="43637" calcext:value-type="float">
            <text:p>436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707" calcext:value-type="float">
            <text:p>29707</text:p>
          </table:table-cell>
          <table:table-cell table:style-name="ce1" office:value-type="string" calcext:value-type="string">
            <text:p>A mi criterio la compañera realizo un buen trabajo, dentro de los aspecto que se refiere a la infografía cumplió los parámetros para desarrollar <text:s/>el trabajo. En cuanto a la creatividad de las imágenes debe mejorar</text:p>
          </table:table-cell>
          <table:table-cell table:style-name="ce1" office:value-type="float" office:value="29707" calcext:value-type="float">
            <text:p>297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4651" calcext:value-type="float">
            <text:p>274651</text:p>
          </table:table-cell>
          <table:table-cell table:style-name="ce1" office:value-type="string" calcext:value-type="string">
            <text:p>Falta aire superior, tengo la impresión de que las imágenes son descargadas de internet. En la imagen del plano americano el sujeto mira hacia un lado, por lo que debería cambiarse la composición de la imagen.</text:p>
          </table:table-cell>
          <table:table-cell table:style-name="ce1" office:value-type="float" office:value="274651" calcext:value-type="float">
            <text:p>27465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10466" calcext:value-type="float">
            <text:p>410466</text:p>
          </table:table-cell>
          <table:table-cell table:style-name="ce1" office:value-type="string" calcext:value-type="string">
            <text:p>Tengo mucha intriga por ver tu trabajo realizado. Tienes un guión muy interesante.</text:p>
          </table:table-cell>
          <table:table-cell table:style-name="ce1" office:value-type="float" office:value="410466" calcext:value-type="float">
            <text:p>4104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8532" calcext:value-type="float">
            <text:p>538532</text:p>
          </table:table-cell>
          <table:table-cell table:style-name="ce1" office:value-type="string" calcext:value-type="string">
            <text:p>Las ideas son claras, ya que consideras los distintos aspectos que se deben tener en cuenta para intervenir en el desarrollo del niño. Sin embargo, lo que entendí es colocar diversas actividades que el niño pueda ejecutar de acuerdo a los aspectos que mencionaste. </text:p>
          </table:table-cell>
          <table:table-cell table:style-name="ce1" office:value-type="float" office:value="538532" calcext:value-type="float">
            <text:p>5385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886" calcext:value-type="float">
            <text:p>35886</text:p>
          </table:table-cell>
          <table:table-cell table:style-name="ce1" office:value-type="string" calcext:value-type="string">
            <text:p>Excelente: Encuentra los errores en la base de datos y propone una buena estructura sin doble encabezado, con la que se puede procesar los datos.</text:p>
          </table:table-cell>
          <table:table-cell table:style-name="ce1" office:value-type="float" office:value="35886" calcext:value-type="float">
            <text:p>358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1293" calcext:value-type="float">
            <text:p>501293</text:p>
          </table:table-cell>
          <table:table-cell table:style-name="ce1" office:value-type="string" calcext:value-type="string">
            <text:p>Excelente</text:p>
          </table:table-cell>
          <table:table-cell table:style-name="ce1" office:value-type="float" office:value="501293" calcext:value-type="float">
            <text:p>5012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8712" calcext:value-type="float">
            <text:p>148712</text:p>
          </table:table-cell>
          <table:table-cell table:style-name="ce1" office:value-type="string" calcext:value-type="string">
            <text:p>Puedes mejorar tu presentación compañero al momento de realizar el crucigrama.</text:p>
          </table:table-cell>
          <table:table-cell table:style-name="ce1" office:value-type="float" office:value="148712" calcext:value-type="float">
            <text:p>14871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41806" calcext:value-type="float">
            <text:p>241806</text:p>
          </table:table-cell>
          <table:table-cell table:style-name="ce1" office:value-type="string" calcext:value-type="string">
            <text:p>Desgraciadamente faltaron las referencias bibliográficas, el tema está bien expuesto </text:p>
          </table:table-cell>
          <table:table-cell table:style-name="ce1" office:value-type="float" office:value="241806" calcext:value-type="float">
            <text:p>24180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75448" calcext:value-type="float">
            <text:p>475448</text:p>
          </table:table-cell>
          <table:table-cell table:style-name="ce1" office:value-type="string" calcext:value-type="string">
            <text:p>Buen trabajo felicitaciones</text:p>
          </table:table-cell>
          <table:table-cell table:style-name="ce1" office:value-type="float" office:value="475448" calcext:value-type="float">
            <text:p>4754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1738" calcext:value-type="float">
            <text:p>341738</text:p>
          </table:table-cell>
          <table:table-cell table:style-name="ce1" office:value-type="string" calcext:value-type="string">
            <text:p>Excelente trabajo,</text:p>
            <text:p/>
            <text:p>Éxitos en el curso....</text:p>
          </table:table-cell>
          <table:table-cell table:style-name="ce1" office:value-type="float" office:value="341738" calcext:value-type="float">
            <text:p>3417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6395" calcext:value-type="float">
            <text:p>306395</text:p>
          </table:table-cell>
          <table:table-cell table:style-name="ce1" office:value-type="string" calcext:value-type="string">
            <text:p>Buen trabajo</text:p>
          </table:table-cell>
          <table:table-cell table:style-name="ce1" office:value-type="float" office:value="306395" calcext:value-type="float">
            <text:p>3063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1806" calcext:value-type="float">
            <text:p>401806</text:p>
          </table:table-cell>
          <table:table-cell table:style-name="ce1" office:value-type="string" calcext:value-type="string">
            <text:p>Gran combinación de plantas y vegetales</text:p>
          </table:table-cell>
          <table:table-cell table:style-name="ce1" office:value-type="float" office:value="401806" calcext:value-type="float">
            <text:p>4018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7147" calcext:value-type="float">
            <text:p>287147</text:p>
          </table:table-cell>
          <table:table-cell table:style-name="ce1" office:value-type="string" calcext:value-type="string">
            <text:p>En general es buena la presentación, aunque hubieras podido concretar mas detalle nutricional de los alimentos. </text:p>
          </table:table-cell>
          <table:table-cell table:style-name="ce1" office:value-type="float" office:value="287147" calcext:value-type="float">
            <text:p>2871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0411" calcext:value-type="float">
            <text:p>450411</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0411" calcext:value-type="float">
            <text:p>4504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5878" calcext:value-type="float">
            <text:p>455878</text:p>
          </table:table-cell>
          <table:table-cell table:style-name="ce1" office:value-type="string" calcext:value-type="string">
            <text:p>muy bien</text:p>
          </table:table-cell>
          <table:table-cell table:style-name="ce1" office:value-type="float" office:value="455878" calcext:value-type="float">
            <text:p>4558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4239" calcext:value-type="float">
            <text:p>304239</text:p>
          </table:table-cell>
          <table:table-cell table:style-name="ce1" office:value-type="string" calcext:value-type="string">
            <text:p>Información adecuada y puntual.</text:p>
          </table:table-cell>
          <table:table-cell table:style-name="ce1" office:value-type="float" office:value="304239" calcext:value-type="float">
            <text:p>3042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3496" calcext:value-type="float">
            <text:p>513496</text:p>
          </table:table-cell>
          <table:table-cell table:style-name="ce1" office:value-type="string" calcext:value-type="string">
            <text:p>BIEN</text:p>
          </table:table-cell>
          <table:table-cell table:style-name="ce1" office:value-type="float" office:value="513496" calcext:value-type="float">
            <text:p>5134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3692" calcext:value-type="float">
            <text:p>73692</text:p>
          </table:table-cell>
          <table:table-cell table:style-name="ce1" office:value-type="string" calcext:value-type="string">
            <text:p>muy bien</text:p>
          </table:table-cell>
          <table:table-cell table:style-name="ce1" office:value-type="float" office:value="73692" calcext:value-type="float">
            <text:p>736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9137" calcext:value-type="float">
            <text:p>319137</text:p>
          </table:table-cell>
          <table:table-cell table:style-name="ce1" office:value-type="string" calcext:value-type="string">
            <text:p>Felicitaciones las actividades tiene relacion con el objetivo y las ideas son claras y precisas.</text:p>
          </table:table-cell>
          <table:table-cell table:style-name="ce1" office:value-type="float" office:value="319137" calcext:value-type="float">
            <text:p>3191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2534" calcext:value-type="float">
            <text:p>262534</text:p>
          </table:table-cell>
          <table:table-cell table:style-name="ce1" office:value-type="string" calcext:value-type="string">
            <text:p>Bien</text:p>
          </table:table-cell>
          <table:table-cell table:style-name="ce1" office:value-type="float" office:value="262534" calcext:value-type="float">
            <text:p>2625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1666" calcext:value-type="float">
            <text:p>391666</text:p>
          </table:table-cell>
          <table:table-cell table:style-name="ce1" office:value-type="string" calcext:value-type="string">
            <text:p>MUY BIEN</text:p>
          </table:table-cell>
          <table:table-cell table:style-name="ce1" office:value-type="float" office:value="391666" calcext:value-type="float">
            <text:p>3916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7392" calcext:value-type="float">
            <text:p>537392</text:p>
          </table:table-cell>
          <table:table-cell table:style-name="ce1" office:value-type="string" calcext:value-type="string">
            <text:p>Excelente</text:p>
          </table:table-cell>
          <table:table-cell table:style-name="ce1" office:value-type="float" office:value="537392" calcext:value-type="float">
            <text:p>5373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9852" calcext:value-type="float">
            <text:p>299852</text:p>
          </table:table-cell>
          <table:table-cell table:style-name="ce1" office:value-type="string" calcext:value-type="string">
            <text:p>Cárdenas esta en su derecho a descansar y Bermudez esta en su derecho de arrendar por lo tanto debe haber un acuerdo que satisfaga esas dos necesidades: se puede solicitar a la clase de teatro cambiar de horario o métodos que no hagan ruido o buscar otra persona que rente ese salón.</text:p>
          </table:table-cell>
          <table:table-cell table:style-name="ce1" office:value-type="float" office:value="299852" calcext:value-type="float">
            <text:p>29985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75360" calcext:value-type="float">
            <text:p>675360</text:p>
          </table:table-cell>
          <table:table-cell table:style-name="ce1" office:value-type="string" calcext:value-type="string">
            <text:p>Felicitaciones por su excelente trabajo .</text:p>
          </table:table-cell>
          <table:table-cell table:style-name="ce1" office:value-type="float" office:value="675360" calcext:value-type="float">
            <text:p>67536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0211" calcext:value-type="float">
            <text:p>560211</text:p>
          </table:table-cell>
          <table:table-cell table:style-name="ce1" office:value-type="string" calcext:value-type="string">
            <text:p>Felicidades por tu trabajo</text:p>
          </table:table-cell>
          <table:table-cell table:style-name="ce1" office:value-type="float" office:value="560211" calcext:value-type="float">
            <text:p>5602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50" calcext:value-type="float">
            <text:p>4450</text:p>
          </table:table-cell>
          <table:table-cell table:style-name="ce1" office:value-type="string" calcext:value-type="string">
            <text:p>me parece que dentro de las fases del suelo la parte solida, expondría la estructura del suelo, desde la materia orgánica hasta la roca madre, así identificar con imágenes un suelo fértil y un suelo desgastado</text:p>
          </table:table-cell>
          <table:table-cell table:style-name="ce1" office:value-type="float" office:value="4450" calcext:value-type="float">
            <text:p>445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28975" calcext:value-type="float">
            <text:p>228975</text:p>
          </table:table-cell>
          <table:table-cell table:style-name="ce1" office:value-type="string" calcext:value-type="string">
            <text:p>excelente</text:p>
          </table:table-cell>
          <table:table-cell table:style-name="ce1" office:value-type="float" office:value="228975" calcext:value-type="float">
            <text:p>2289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4416" calcext:value-type="float">
            <text:p>464416</text:p>
          </table:table-cell>
          <table:table-cell table:style-name="ce1" office:value-type="string" calcext:value-type="string">
            <text:p>No me quieras hacer pendejo, eso es del video que nos mandaron a ver. </text:p>
          </table:table-cell>
          <table:table-cell table:style-name="ce1" office:value-type="float" office:value="464416" calcext:value-type="float">
            <text:p>46441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77435" calcext:value-type="float">
            <text:p>577435</text:p>
          </table:table-cell>
          <table:table-cell table:style-name="ce1" office:value-type="string" calcext:value-type="string">
            <text:p>felicitaciones excelente trabajo</text:p>
          </table:table-cell>
          <table:table-cell table:style-name="ce1" office:value-type="float" office:value="577435" calcext:value-type="float">
            <text:p>5774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2213" calcext:value-type="float">
            <text:p>602213</text:p>
          </table:table-cell>
          <table:table-cell table:style-name="ce1" office:value-type="string" calcext:value-type="string">
            <text:p>Buen trabajo, explica claramente el contenido que se a abordado</text:p>
          </table:table-cell>
          <table:table-cell table:style-name="ce1" office:value-type="float" office:value="602213" calcext:value-type="float">
            <text:p>6022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1795" calcext:value-type="float">
            <text:p>521795</text:p>
          </table:table-cell>
          <table:table-cell table:style-name="ce1" office:value-type="string" calcext:value-type="string">
            <text:p>detallas muy bien (en palabras) la relación, pero a la hora de los signos de puntuación deberias usar coma y no punto en algunas oraciones </text:p>
          </table:table-cell>
          <table:table-cell table:style-name="ce1" office:value-type="float" office:value="521795" calcext:value-type="float">
            <text:p>5217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888" calcext:value-type="float">
            <text:p>16888</text:p>
          </table:table-cell>
          <table:table-cell table:style-name="ce1" office:value-type="string" calcext:value-type="string">
            <text:p>MUY BIEN</text:p>
          </table:table-cell>
          <table:table-cell table:style-name="ce1" office:value-type="float" office:value="16888" calcext:value-type="float">
            <text:p>1688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8097" calcext:value-type="float">
            <text:p>148097</text:p>
          </table:table-cell>
          <table:table-cell table:style-name="ce1" office:value-type="string" calcext:value-type="string">
            <text:p>Muy bien, sigue asi valorado por Johnny León</text:p>
          </table:table-cell>
          <table:table-cell table:style-name="ce1" office:value-type="float" office:value="148097" calcext:value-type="float">
            <text:p>1480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419" calcext:value-type="float">
            <text:p>22419</text:p>
          </table:table-cell>
          <table:table-cell table:style-name="ce1" office:value-type="string" calcext:value-type="string">
            <text:p>Me parece interesante la respuesta sobre cómo disfrutar de la sexualidad</text:p>
          </table:table-cell>
          <table:table-cell table:style-name="ce1" office:value-type="float" office:value="22419" calcext:value-type="float">
            <text:p>224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6989" calcext:value-type="float">
            <text:p>206989</text:p>
          </table:table-cell>
          <table:table-cell table:style-name="ce1" office:value-type="string" calcext:value-type="string">
            <text:p>.</text:p>
          </table:table-cell>
          <table:table-cell table:style-name="ce1" office:value-type="float" office:value="206989" calcext:value-type="float">
            <text:p>20698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721" calcext:value-type="float">
            <text:p>2721</text:p>
          </table:table-cell>
          <table:table-cell table:style-name="ce1" office:value-type="string" calcext:value-type="string">
            <text:p>Se refiero al comportamiento de la gráfico mas no <text:s/>a los elmentos</text:p>
          </table:table-cell>
          <table:table-cell table:style-name="ce1" office:value-type="float" office:value="2721" calcext:value-type="float">
            <text:p>272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12233" calcext:value-type="float">
            <text:p>612233</text:p>
          </table:table-cell>
          <table:table-cell table:style-name="ce1" office:value-type="string" calcext:value-type="string">
            <text:p>El amor es una de las herramientas fundamentales en la formación del niño, pero a su vez existen principios y valores que se pueden confundir con el amor. </text:p>
          </table:table-cell>
          <table:table-cell table:style-name="ce1" office:value-type="float" office:value="612233" calcext:value-type="float">
            <text:p>61223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83072" calcext:value-type="float">
            <text:p>183072</text:p>
          </table:table-cell>
          <table:table-cell table:style-name="ce1" office:value-type="string" calcext:value-type="string">
            <text:p>Se buscó en la bibliografía aspectos importantes para relacionar la administración con el desarrollo</text:p>
          </table:table-cell>
          <table:table-cell table:style-name="ce1" office:value-type="float" office:value="183072" calcext:value-type="float">
            <text:p>1830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3025" calcext:value-type="float">
            <text:p>403025</text:p>
          </table:table-cell>
          <table:table-cell table:style-name="ce1" office:value-type="string" calcext:value-type="string">
            <text:p>muy buena infografia</text:p>
          </table:table-cell>
          <table:table-cell table:style-name="ce1" office:value-type="float" office:value="403025" calcext:value-type="float">
            <text:p>4030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1827" calcext:value-type="float">
            <text:p>131827</text:p>
          </table:table-cell>
          <table:table-cell table:style-name="ce1" office:value-type="string" calcext:value-type="string">
            <text:p>mejorar con respecto al ámbito de comparación del tema</text:p>
          </table:table-cell>
          <table:table-cell table:style-name="ce1" office:value-type="float" office:value="131827" calcext:value-type="float">
            <text:p>1318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1584" calcext:value-type="float">
            <text:p>521584</text:p>
          </table:table-cell>
          <table:table-cell table:style-name="ce1" office:value-type="string" calcext:value-type="string">
            <text:p>excelente trabajo</text:p>
          </table:table-cell>
          <table:table-cell table:style-name="ce1" office:value-type="float" office:value="521584" calcext:value-type="float">
            <text:p>5215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0551" calcext:value-type="float">
            <text:p>160551</text:p>
          </table:table-cell>
          <table:table-cell table:style-name="ce1" office:value-type="string" calcext:value-type="string">
            <text:p>la <text:s/>valoración que se esta realizando es de la actividad del crucigrama , que a la vez esta relacionado con la respuesta a la pregunta , y lo que a mi parecer tenía una respuesta mal es la 1 horizontal, porque la respuesta del proceso sería sensación y no captación, pero esta cumpliendo dentro del rango de 8 a 10 que es excelente.</text:p>
          </table:table-cell>
          <table:table-cell table:style-name="ce1" office:value-type="float" office:value="160551" calcext:value-type="float">
            <text:p>16055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11595" calcext:value-type="float">
            <text:p>611595</text:p>
          </table:table-cell>
          <table:table-cell table:style-name="ce1" office:value-type="string" calcext:value-type="string">
            <text:p>Muy bien explicado y fácil de explicar o entender</text:p>
          </table:table-cell>
          <table:table-cell table:style-name="ce1" office:value-type="float" office:value="611595" calcext:value-type="float">
            <text:p>6115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6943" calcext:value-type="float">
            <text:p>416943</text:p>
          </table:table-cell>
          <table:table-cell table:style-name="ce1" office:value-type="string" calcext:value-type="string">
            <text:p>Muestreo elegido correctamente</text:p>
          </table:table-cell>
          <table:table-cell table:style-name="ce1" office:value-type="float" office:value="416943" calcext:value-type="float">
            <text:p>4169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0713" calcext:value-type="float">
            <text:p>300713</text:p>
          </table:table-cell>
          <table:table-cell table:style-name="ce1" office:value-type="string" calcext:value-type="string">
            <text:p>Hoy amanecí de buen humor</text:p>
            <text:p>Sé que hiciste copia y pega y el trabajo no esta bien hecho pero aún así evaluare tu esfuerzo</text:p>
            <text:p>GRACIAS</text:p>
            <text:p>PD: SOY CRUEL PERO JUSTO</text:p>
          </table:table-cell>
          <table:table-cell table:style-name="ce1" office:value-type="float" office:value="300713" calcext:value-type="float">
            <text:p>30071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17330" calcext:value-type="float">
            <text:p>217330</text:p>
          </table:table-cell>
          <table:table-cell table:style-name="ce1" office:value-type="string" calcext:value-type="string">
            <text:p>NINGUNO</text:p>
          </table:table-cell>
          <table:table-cell table:style-name="ce1" office:value-type="float" office:value="217330" calcext:value-type="float">
            <text:p>21733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56267" calcext:value-type="float">
            <text:p>356267</text:p>
          </table:table-cell>
          <table:table-cell table:style-name="ce1" office:value-type="string" calcext:value-type="string">
            <text:p>muy bien la tarea, me parece que esta muy facil de entender.</text:p>
          </table:table-cell>
          <table:table-cell table:style-name="ce1" office:value-type="float" office:value="356267" calcext:value-type="float">
            <text:p>3562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5799" calcext:value-type="float">
            <text:p>295799</text:p>
          </table:table-cell>
          <table:table-cell table:style-name="ce1" office:value-type="string" calcext:value-type="string">
            <text:p>Excelente, conciso y directo al grano</text:p>
          </table:table-cell>
          <table:table-cell table:style-name="ce1" office:value-type="float" office:value="295799" calcext:value-type="float">
            <text:p>2957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9896" calcext:value-type="float">
            <text:p>409896</text:p>
          </table:table-cell>
          <table:table-cell table:style-name="ce1" office:value-type="string" calcext:value-type="string">
            <text:p>Buen trabajo</text:p>
          </table:table-cell>
          <table:table-cell table:style-name="ce1" office:value-type="float" office:value="409896" calcext:value-type="float">
            <text:p>4098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5987" calcext:value-type="float">
            <text:p>405987</text:p>
          </table:table-cell>
          <table:table-cell table:style-name="ce1" office:value-type="string" calcext:value-type="string">
            <text:p>La respuesta no muestra los cálculos realizados en base a la fórmula seleccionada.</text:p>
          </table:table-cell>
          <table:table-cell table:style-name="ce1" office:value-type="float" office:value="405987" calcext:value-type="float">
            <text:p>40598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16295" calcext:value-type="float">
            <text:p>316295</text:p>
          </table:table-cell>
          <table:table-cell table:style-name="ce1" office:value-type="string" calcext:value-type="string">
            <text:p>no se puede ver el contenido debido a la calidad de la imagen, revisar por favor </text:p>
          </table:table-cell>
          <table:table-cell table:style-name="ce1" office:value-type="float" office:value="316295" calcext:value-type="float">
            <text:p>31629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362" calcext:value-type="float">
            <text:p>25362</text:p>
          </table:table-cell>
          <table:table-cell table:style-name="ce1" office:value-type="string" calcext:value-type="string">
            <text:p>Buen trabajo.</text:p>
          </table:table-cell>
          <table:table-cell table:style-name="ce1" office:value-type="float" office:value="25362" calcext:value-type="float">
            <text:p>2536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4732" calcext:value-type="float">
            <text:p>544732</text:p>
          </table:table-cell>
          <table:table-cell table:style-name="ce1" office:value-type="string" calcext:value-type="string">
            <text:p>Perfect!</text:p>
          </table:table-cell>
          <table:table-cell table:style-name="ce1" office:value-type="float" office:value="544732" calcext:value-type="float">
            <text:p>5447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3095" calcext:value-type="float">
            <text:p>383095</text:p>
          </table:table-cell>
          <table:table-cell table:style-name="ce1" office:value-type="string" calcext:value-type="string">
            <text:p>Buen trabajo el de meiosis</text:p>
            <text:p>Falta la segunda parte de la tarea acerca de genética mendeliana</text:p>
          </table:table-cell>
          <table:table-cell table:style-name="ce1" office:value-type="float" office:value="383095" calcext:value-type="float">
            <text:p>38309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51873" calcext:value-type="float">
            <text:p>151873</text:p>
          </table:table-cell>
          <table:table-cell table:style-name="ce1" office:value-type="string" calcext:value-type="string">
            <text:p>Good job ,I think you study for this quiz.</text:p>
          </table:table-cell>
          <table:table-cell table:style-name="ce1" office:value-type="float" office:value="151873" calcext:value-type="float">
            <text:p>1518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1494" calcext:value-type="float">
            <text:p>601494</text:p>
          </table:table-cell>
          <table:table-cell table:style-name="ce1" office:value-type="string" calcext:value-type="string">
            <text:p>Habla de forma general de cada grupo de alimentos. Mejoraría como pedía en el reto hablar de un solo grupo de alimentos y de ahí escoger 4 de ellos.</text:p>
          </table:table-cell>
          <table:table-cell table:style-name="ce1" office:value-type="float" office:value="601494" calcext:value-type="float">
            <text:p>60149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15446" calcext:value-type="float">
            <text:p>615446</text:p>
          </table:table-cell>
          <table:table-cell table:style-name="ce1" office:value-type="string" calcext:value-type="string">
            <text:p>Tiene coherencia y las funciones son muy significativas para ser narrada a grupos de niños</text:p>
          </table:table-cell>
          <table:table-cell table:style-name="ce1" office:value-type="float" office:value="615446" calcext:value-type="float">
            <text:p>61544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66516" calcext:value-type="float">
            <text:p>466516</text:p>
          </table:table-cell>
          <table:table-cell table:style-name="ce1" office:value-type="string" calcext:value-type="string">
            <text:p>BUEN TRABAJO</text:p>
          </table:table-cell>
          <table:table-cell table:style-name="ce1" office:value-type="float" office:value="466516" calcext:value-type="float">
            <text:p>4665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3443" calcext:value-type="float">
            <text:p>593443</text:p>
          </table:table-cell>
          <table:table-cell table:style-name="ce1" office:value-type="string" calcext:value-type="string">
            <text:p>Puede mejorar</text:p>
          </table:table-cell>
          <table:table-cell table:style-name="ce1" office:value-type="float" office:value="593443" calcext:value-type="float">
            <text:p>5934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0676" calcext:value-type="float">
            <text:p>100676</text:p>
          </table:table-cell>
          <table:table-cell table:style-name="ce1" office:value-type="string" calcext:value-type="string">
            <text:p>más lectura</text:p>
          </table:table-cell>
          <table:table-cell table:style-name="ce1" office:value-type="float" office:value="100676" calcext:value-type="float">
            <text:p>1006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3932" calcext:value-type="float">
            <text:p>303932</text:p>
          </table:table-cell>
          <table:table-cell table:style-name="ce1" office:value-type="string" calcext:value-type="string">
            <text:p>Compañero debido a que no hubo contenido por calificar por inconvenientes en la carga del infograma va su calificación</text:p>
          </table:table-cell>
          <table:table-cell table:style-name="ce1" office:value-type="float" office:value="303932" calcext:value-type="float">
            <text:p>3039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5588" calcext:value-type="float">
            <text:p>495588</text:p>
          </table:table-cell>
          <table:table-cell table:style-name="ce1" office:value-type="string" calcext:value-type="string">
            <text:p>Divertido reto...</text:p>
            <text:p/>
            <text:p>Excelente semana....</text:p>
            <text:p/>
            <text:p>Bonanza y Bendiciones...</text:p>
          </table:table-cell>
          <table:table-cell table:style-name="ce1" office:value-type="float" office:value="495588" calcext:value-type="float">
            <text:p>49558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2720" calcext:value-type="float">
            <text:p>232720</text:p>
          </table:table-cell>
          <table:table-cell table:style-name="ce1" office:value-type="string" calcext:value-type="string">
            <text:p>Muy bien</text:p>
          </table:table-cell>
          <table:table-cell table:style-name="ce1" office:value-type="float" office:value="232720" calcext:value-type="float">
            <text:p>2327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5744" calcext:value-type="float">
            <text:p>135744</text:p>
          </table:table-cell>
          <table:table-cell table:style-name="ce1" office:value-type="string" calcext:value-type="string">
            <text:p>Las respuestas emitidas se encuentran en conformidad del caso expuesto.</text:p>
          </table:table-cell>
          <table:table-cell table:style-name="ce1" office:value-type="float" office:value="135744" calcext:value-type="float">
            <text:p>1357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5379" calcext:value-type="float">
            <text:p>105379</text:p>
          </table:table-cell>
          <table:table-cell table:style-name="ce1" office:value-type="string" calcext:value-type="string">
            <text:p>In General The participant research about it</text:p>
          </table:table-cell>
          <table:table-cell table:style-name="ce1" office:value-type="float" office:value="105379" calcext:value-type="float">
            <text:p>10537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73272" calcext:value-type="float">
            <text:p>573272</text:p>
          </table:table-cell>
          <table:table-cell table:style-name="ce1" office:value-type="string" calcext:value-type="string">
            <text:p>Muy bien</text:p>
          </table:table-cell>
          <table:table-cell table:style-name="ce1" office:value-type="float" office:value="573272" calcext:value-type="float">
            <text:p>5732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8829" calcext:value-type="float">
            <text:p>248829</text:p>
          </table:table-cell>
          <table:table-cell table:style-name="ce1" office:value-type="string" calcext:value-type="string">
            <text:p>UN Estupendo Trabajo</text:p>
          </table:table-cell>
          <table:table-cell table:style-name="ce1" office:value-type="float" office:value="248829" calcext:value-type="float">
            <text:p>2488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2713" calcext:value-type="float">
            <text:p>232713</text:p>
          </table:table-cell>
          <table:table-cell table:style-name="ce1" office:value-type="string" calcext:value-type="string">
            <text:p>Está bien..</text:p>
          </table:table-cell>
          <table:table-cell table:style-name="ce1" office:value-type="float" office:value="232713" calcext:value-type="float">
            <text:p>2327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9637" calcext:value-type="float">
            <text:p>609637</text:p>
          </table:table-cell>
          <table:table-cell table:style-name="ce1" office:value-type="string" calcext:value-type="string">
            <text:p>La familia está fortalecida en valores. El relato hace referencia de una familia unida.</text:p>
          </table:table-cell>
          <table:table-cell table:style-name="ce1" office:value-type="float" office:value="609637" calcext:value-type="float">
            <text:p>60963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43691" calcext:value-type="float">
            <text:p>243691</text:p>
          </table:table-cell>
          <table:table-cell table:style-name="ce1" office:value-type="string" calcext:value-type="string">
            <text:p>Perfecto buen trabajo</text:p>
          </table:table-cell>
          <table:table-cell table:style-name="ce1" office:value-type="float" office:value="243691" calcext:value-type="float">
            <text:p>2436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7224" calcext:value-type="float">
            <text:p>677224</text:p>
          </table:table-cell>
          <table:table-cell table:style-name="ce1" office:value-type="string" calcext:value-type="string">
            <text:p>excelente</text:p>
          </table:table-cell>
          <table:table-cell table:style-name="ce1" office:value-type="float" office:value="677224" calcext:value-type="float">
            <text:p>67722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3502" calcext:value-type="float">
            <text:p>233502</text:p>
          </table:table-cell>
          <table:table-cell table:style-name="ce1" office:value-type="string" calcext:value-type="string">
            <text:p>La presentación de la información de la pregunta 8 debe ser más clara</text:p>
          </table:table-cell>
          <table:table-cell table:style-name="ce1" office:value-type="float" office:value="233502" calcext:value-type="float">
            <text:p>23350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80738" calcext:value-type="float">
            <text:p>680738</text:p>
          </table:table-cell>
          <table:table-cell table:style-name="ce1" office:value-type="string" calcext:value-type="string">
            <text:p>Por favor mantener honestidad en los trabajos ya que no es justo que alguien se esfuerce haciendo su investigación y otra persona solo robe una infografía. (El trabajo enviado es una infografía robada de otra pagina web).</text:p>
          </table:table-cell>
          <table:table-cell table:style-name="ce1" office:value-type="float" office:value="680738" calcext:value-type="float">
            <text:p>68073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43308" calcext:value-type="float">
            <text:p>643308</text:p>
          </table:table-cell>
          <table:table-cell table:style-name="ce1" office:value-type="string" calcext:value-type="string">
            <text:p>Excelente trabajo. Felicitaciones.</text:p>
          </table:table-cell>
          <table:table-cell table:style-name="ce1" office:value-type="float" office:value="643308" calcext:value-type="float">
            <text:p>6433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0045" calcext:value-type="float">
            <text:p>560045</text:p>
          </table:table-cell>
          <table:table-cell table:style-name="ce1" office:value-type="string" calcext:value-type="string">
            <text:p>La estructura gramatical y redacciòn no estan completamente claro.</text:p>
          </table:table-cell>
          <table:table-cell table:style-name="ce1" office:value-type="float" office:value="560045" calcext:value-type="float">
            <text:p>56004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64948" calcext:value-type="float">
            <text:p>264948</text:p>
          </table:table-cell>
          <table:table-cell table:style-name="ce1" office:value-type="string" calcext:value-type="string">
            <text:p>Buena consulta</text:p>
          </table:table-cell>
          <table:table-cell table:style-name="ce1" office:value-type="float" office:value="264948" calcext:value-type="float">
            <text:p>2649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8593" calcext:value-type="float">
            <text:p>568593</text:p>
          </table:table-cell>
          <table:table-cell table:style-name="ce1" office:value-type="string" calcext:value-type="string">
            <text:p>Excelente trabajo siga así.</text:p>
          </table:table-cell>
          <table:table-cell table:style-name="ce1" office:value-type="float" office:value="568593" calcext:value-type="float">
            <text:p>5685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6447" calcext:value-type="float">
            <text:p>596447</text:p>
          </table:table-cell>
          <table:table-cell table:style-name="ce1" office:value-type="string" calcext:value-type="string">
            <text:p>Faltó contenido nutricional de cada alimento. Saludos.</text:p>
          </table:table-cell>
          <table:table-cell table:style-name="ce1" office:value-type="float" office:value="596447" calcext:value-type="float">
            <text:p>59644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48795" calcext:value-type="float">
            <text:p>148795</text:p>
          </table:table-cell>
          <table:table-cell table:style-name="ce1" office:value-type="string" calcext:value-type="string">
            <text:p>Excelente Trabajo</text:p>
          </table:table-cell>
          <table:table-cell table:style-name="ce1" office:value-type="float" office:value="148795" calcext:value-type="float">
            <text:p>1487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0651" calcext:value-type="float">
            <text:p>120651</text:p>
          </table:table-cell>
          <table:table-cell table:style-name="ce1" office:value-type="string" calcext:value-type="string">
            <text:p>SE RECOMIENDA, REALIZAR NUEVAMENTE EL EJERCICIO PARA QUE PUEDA OBTENER LA INFORMACIÓN REQUERIDA</text:p>
          </table:table-cell>
          <table:table-cell table:style-name="ce1" office:value-type="float" office:value="120651" calcext:value-type="float">
            <text:p>12065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3404" calcext:value-type="float">
            <text:p>673404</text:p>
          </table:table-cell>
          <table:table-cell table:style-name="ce1" office:value-type="string" calcext:value-type="string">
            <text:p>Asegúrese de subir el archivo</text:p>
          </table:table-cell>
          <table:table-cell table:style-name="ce1" office:value-type="float" office:value="673404" calcext:value-type="float">
            <text:p>67340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502" calcext:value-type="float">
            <text:p>4502</text:p>
          </table:table-cell>
          <table:table-cell table:style-name="ce1" office:value-type="string" calcext:value-type="string">
            <text:p>Buen trabajo felicitaciones</text:p>
          </table:table-cell>
          <table:table-cell table:style-name="ce1" office:value-type="float" office:value="4502" calcext:value-type="float">
            <text:p>45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7649" calcext:value-type="float">
            <text:p>137649</text:p>
          </table:table-cell>
          <table:table-cell table:style-name="ce1" office:value-type="string" calcext:value-type="string">
            <text:p>El dialogo cordial entre las partes involucradas, es muy importante para dar solución al conflicto </text:p>
          </table:table-cell>
          <table:table-cell table:style-name="ce1" office:value-type="float" office:value="137649" calcext:value-type="float">
            <text:p>13764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11286" calcext:value-type="float">
            <text:p>311286</text:p>
          </table:table-cell>
          <table:table-cell table:style-name="ce1" office:value-type="string" calcext:value-type="string">
            <text:p>desde mi punto de vista destaca el detalle para preparar, si el espacio nos dieran seria fundamental preparar una ficha técnica.</text:p>
          </table:table-cell>
          <table:table-cell table:style-name="ce1" office:value-type="float" office:value="311286" calcext:value-type="float">
            <text:p>3112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4082" calcext:value-type="float">
            <text:p>234082</text:p>
          </table:table-cell>
          <table:table-cell table:style-name="ce1" office:value-type="string" calcext:value-type="string">
            <text:p>FELICIDADES, LO HICISTE EXCELENTE !!!</text:p>
          </table:table-cell>
          <table:table-cell table:style-name="ce1" office:value-type="float" office:value="234082" calcext:value-type="float">
            <text:p>2340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9738" calcext:value-type="float">
            <text:p>269738</text:p>
          </table:table-cell>
          <table:table-cell table:style-name="ce1" office:value-type="string" calcext:value-type="string">
            <text:p>es entendible pero de preferencia debía de acotar estadísticas y tiempos</text:p>
          </table:table-cell>
          <table:table-cell table:style-name="ce1" office:value-type="float" office:value="269738" calcext:value-type="float">
            <text:p>26973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66935" calcext:value-type="float">
            <text:p>566935</text:p>
          </table:table-cell>
          <table:table-cell table:style-name="ce1" office:value-type="string" calcext:value-type="string">
            <text:p>MUY BIEN</text:p>
          </table:table-cell>
          <table:table-cell table:style-name="ce1" office:value-type="float" office:value="566935" calcext:value-type="float">
            <text:p>5669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0131" calcext:value-type="float">
            <text:p>620131</text:p>
          </table:table-cell>
          <table:table-cell table:style-name="ce1" office:value-type="string" calcext:value-type="string">
            <text:p>EN EL ANALISIS FODA HACE FALTA COLOCAR LAS ESTRATEGIAS</text:p>
          </table:table-cell>
          <table:table-cell table:style-name="ce1" office:value-type="float" office:value="620131" calcext:value-type="float">
            <text:p>62013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07678" calcext:value-type="float">
            <text:p>307678</text:p>
          </table:table-cell>
          <table:table-cell table:style-name="ce1" office:value-type="string" calcext:value-type="string">
            <text:p>Que buen estudiante es usted, felicitaciones muy buen trabajo, siga así y triunfará en la vida</text:p>
          </table:table-cell>
          <table:table-cell table:style-name="ce1" office:value-type="float" office:value="307678" calcext:value-type="float">
            <text:p>3076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0102" calcext:value-type="float">
            <text:p>430102</text:p>
          </table:table-cell>
          <table:table-cell table:style-name="ce1" office:value-type="string" calcext:value-type="string">
            <text:p>Mucha información para un INFOGRAFÍA</text:p>
          </table:table-cell>
          <table:table-cell table:style-name="ce1" office:value-type="float" office:value="430102" calcext:value-type="float">
            <text:p>43010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73211" calcext:value-type="float">
            <text:p>573211</text:p>
          </table:table-cell>
          <table:table-cell table:style-name="ce1" office:value-type="string" calcext:value-type="string">
            <text:p>Muy bien</text:p>
          </table:table-cell>
          <table:table-cell table:style-name="ce1" office:value-type="float" office:value="573211" calcext:value-type="float">
            <text:p>5732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5468" calcext:value-type="float">
            <text:p>415468</text:p>
          </table:table-cell>
          <table:table-cell table:style-name="ce1" office:value-type="string" calcext:value-type="string">
            <text:p>La población es infinita</text:p>
            <text:p>Esta mal calculado el numero de encuestas</text:p>
          </table:table-cell>
          <table:table-cell table:style-name="ce1" office:value-type="float" office:value="415468" calcext:value-type="float">
            <text:p>41546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50579" calcext:value-type="float">
            <text:p>350579</text:p>
          </table:table-cell>
          <table:table-cell table:style-name="ce1" office:value-type="string" calcext:value-type="string">
            <text:p>Muy bien</text:p>
          </table:table-cell>
          <table:table-cell table:style-name="ce1" office:value-type="float" office:value="350579" calcext:value-type="float">
            <text:p>3505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2100" calcext:value-type="float">
            <text:p>122100</text:p>
          </table:table-cell>
          <table:table-cell table:style-name="ce1" office:value-type="string" calcext:value-type="string">
            <text:p>Compañer@, en la pregunta de los intereses de los actores está INCOMPLETO. Debió poner los intereses de las dos partes. En los dos casos , hay siempre dos actores, por lo tanto, DOS DIFERENTES INTERESES, por ello el conflicto.</text:p>
            <text:p/>
            <text:p>Espero reciba mi crítica constructiva de una buena manera, le deseo el mejor de los éxitos!</text:p>
          </table:table-cell>
          <table:table-cell table:style-name="ce1" office:value-type="float" office:value="122100" calcext:value-type="float">
            <text:p>12210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44021" calcext:value-type="float">
            <text:p>344021</text:p>
          </table:table-cell>
          <table:table-cell table:style-name="ce1" office:value-type="string" calcext:value-type="string">
            <text:p>NO ESTA NINGUNA IMAGEN</text:p>
          </table:table-cell>
          <table:table-cell table:style-name="ce1" office:value-type="float" office:value="344021" calcext:value-type="float">
            <text:p>34402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5738" calcext:value-type="float">
            <text:p>85738</text:p>
          </table:table-cell>
          <table:table-cell table:style-name="ce1" office:value-type="string" calcext:value-type="string">
            <text:p>Saludos</text:p>
            <text:p>Falta de claridad en cuanto a los nombres de los actores. En la pregunta 4, menciona a José ¿?. </text:p>
          </table:table-cell>
          <table:table-cell table:style-name="ce1" office:value-type="float" office:value="85738" calcext:value-type="float">
            <text:p>8573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3646" calcext:value-type="float">
            <text:p>613646</text:p>
          </table:table-cell>
          <table:table-cell table:style-name="ce1" office:value-type="string" calcext:value-type="string">
            <text:p>Muy buena información.</text:p>
          </table:table-cell>
          <table:table-cell table:style-name="ce1" office:value-type="float" office:value="613646" calcext:value-type="float">
            <text:p>6136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1289" calcext:value-type="float">
            <text:p>281289</text:p>
          </table:table-cell>
          <table:table-cell table:style-name="ce1" office:value-type="string" calcext:value-type="string">
            <text:p>Compañer@ esta no es tarea de este curso</text:p>
          </table:table-cell>
          <table:table-cell table:style-name="ce1" office:value-type="float" office:value="281289" calcext:value-type="float">
            <text:p>28128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9148" calcext:value-type="float">
            <text:p>9148</text:p>
          </table:table-cell>
          <table:table-cell table:style-name="ce1" office:value-type="string" calcext:value-type="string">
            <text:p>It ok</text:p>
          </table:table-cell>
          <table:table-cell table:style-name="ce1" office:value-type="float" office:value="9148" calcext:value-type="float">
            <text:p>914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77885" calcext:value-type="float">
            <text:p>277885</text:p>
          </table:table-cell>
          <table:table-cell table:style-name="ce1" office:value-type="string" calcext:value-type="string">
            <text:p>No tiene nada que ver con el trabajo que debía realizarse.</text:p>
          </table:table-cell>
          <table:table-cell table:style-name="ce1" office:value-type="float" office:value="277885" calcext:value-type="float">
            <text:p>27788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89415" calcext:value-type="float">
            <text:p>489415</text:p>
          </table:table-cell>
          <table:table-cell table:style-name="ce1" office:value-type="string" calcext:value-type="string">
            <text:p>Buen trabajo</text:p>
          </table:table-cell>
          <table:table-cell table:style-name="ce1" office:value-type="float" office:value="489415" calcext:value-type="float">
            <text:p>4894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2778" calcext:value-type="float">
            <text:p>152778</text:p>
          </table:table-cell>
          <table:table-cell table:style-name="ce1" office:value-type="string" calcext:value-type="string">
            <text:p>Excelente compañer@</text:p>
          </table:table-cell>
          <table:table-cell table:style-name="ce1" office:value-type="float" office:value="152778" calcext:value-type="float">
            <text:p>1527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4213" calcext:value-type="float">
            <text:p>404213</text:p>
          </table:table-cell>
          <table:table-cell table:style-name="ce1" office:value-type="string" calcext:value-type="string">
            <text:p>le falta un poco mas del desarrollo del contenido.</text:p>
          </table:table-cell>
          <table:table-cell table:style-name="ce1" office:value-type="float" office:value="404213" calcext:value-type="float">
            <text:p>40421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8752" calcext:value-type="float">
            <text:p>38752</text:p>
          </table:table-cell>
          <table:table-cell table:style-name="ce1" office:value-type="string" calcext:value-type="string">
            <text:p>CREO QUE FALTO UN POCO DE APORTE O CREATIVIDAD PROPIA A LA INFOGRAFIA.</text:p>
          </table:table-cell>
          <table:table-cell table:style-name="ce1" office:value-type="float" office:value="38752" calcext:value-type="float">
            <text:p>3875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64759" calcext:value-type="float">
            <text:p>564759</text:p>
          </table:table-cell>
          <table:table-cell table:style-name="ce1" office:value-type="string" calcext:value-type="string">
            <text:p>EXCELENTE TRABAJO.</text:p>
          </table:table-cell>
          <table:table-cell table:style-name="ce1" office:value-type="float" office:value="564759" calcext:value-type="float">
            <text:p>5647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4534" calcext:value-type="float">
            <text:p>604534</text:p>
          </table:table-cell>
          <table:table-cell table:style-name="ce1" office:value-type="string" calcext:value-type="string">
            <text:p>Excelente trabajo.</text:p>
          </table:table-cell>
          <table:table-cell table:style-name="ce1" office:value-type="float" office:value="604534" calcext:value-type="float">
            <text:p>6045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3521" calcext:value-type="float">
            <text:p>463521</text:p>
          </table:table-cell>
          <table:table-cell table:style-name="ce1" office:value-type="string" calcext:value-type="string">
            <text:p>Very Good</text:p>
          </table:table-cell>
          <table:table-cell table:style-name="ce1" office:value-type="float" office:value="463521" calcext:value-type="float">
            <text:p>4635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2004" calcext:value-type="float">
            <text:p>652004</text:p>
          </table:table-cell>
          <table:table-cell table:style-name="ce1" office:value-type="string" calcext:value-type="string">
            <text:p>muy bien</text:p>
          </table:table-cell>
          <table:table-cell table:style-name="ce1" office:value-type="float" office:value="652004" calcext:value-type="float">
            <text:p>6520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7789" calcext:value-type="float">
            <text:p>607789</text:p>
          </table:table-cell>
          <table:table-cell table:style-name="ce1" office:value-type="string" calcext:value-type="string">
            <text:p>Excelente</text:p>
          </table:table-cell>
          <table:table-cell table:style-name="ce1" office:value-type="float" office:value="607789" calcext:value-type="float">
            <text:p>60778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5721" calcext:value-type="float">
            <text:p>225721</text:p>
          </table:table-cell>
          <table:table-cell table:style-name="ce1" office:value-type="string" calcext:value-type="string">
            <text:p>Buen manejo de angulos y planos.</text:p>
          </table:table-cell>
          <table:table-cell table:style-name="ce1" office:value-type="float" office:value="225721" calcext:value-type="float">
            <text:p>2257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6644" calcext:value-type="float">
            <text:p>356644</text:p>
          </table:table-cell>
          <table:table-cell table:style-name="ce1" office:value-type="string" calcext:value-type="string">
            <text:p>its not necessary</text:p>
          </table:table-cell>
          <table:table-cell table:style-name="ce1" office:value-type="float" office:value="356644" calcext:value-type="float">
            <text:p>35664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94330" calcext:value-type="float">
            <text:p>294330</text:p>
          </table:table-cell>
          <table:table-cell table:style-name="ce1" office:value-type="string" calcext:value-type="string">
            <text:p>Felicitaciones muy buen trabajo</text:p>
          </table:table-cell>
          <table:table-cell table:style-name="ce1" office:value-type="float" office:value="294330" calcext:value-type="float">
            <text:p>2943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2254" calcext:value-type="float">
            <text:p>472254</text:p>
          </table:table-cell>
          <table:table-cell table:style-name="ce1" office:value-type="string" calcext:value-type="string">
            <text:p>No existe una IMAGEN para verificar.</text:p>
          </table:table-cell>
          <table:table-cell table:style-name="ce1" office:value-type="float" office:value="472254" calcext:value-type="float">
            <text:p>47225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62133" calcext:value-type="float">
            <text:p>662133</text:p>
          </table:table-cell>
          <table:table-cell table:style-name="ce1" office:value-type="string" calcext:value-type="string">
            <text:p>no subió la tarea</text:p>
          </table:table-cell>
          <table:table-cell table:style-name="ce1" office:value-type="float" office:value="662133" calcext:value-type="float">
            <text:p>66213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73739" calcext:value-type="float">
            <text:p>73739</text:p>
          </table:table-cell>
          <table:table-cell table:style-name="ce1" office:value-type="string" calcext:value-type="string">
            <text:p>Lamento tener que decirlo pero muy pobre la Infografía.</text:p>
          </table:table-cell>
          <table:table-cell table:style-name="ce1" office:value-type="float" office:value="73739" calcext:value-type="float">
            <text:p>7373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2717" calcext:value-type="float">
            <text:p>52717</text:p>
          </table:table-cell>
          <table:table-cell table:style-name="ce1" office:value-type="string" calcext:value-type="string">
            <text:p>Creo que hay un pequeño error en el cuadro con los caracteres, porque la especie C carece de bulbos en las patas.</text:p>
          </table:table-cell>
          <table:table-cell table:style-name="ce1" office:value-type="float" office:value="52717" calcext:value-type="float">
            <text:p>5271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37554" calcext:value-type="float">
            <text:p>337554</text:p>
          </table:table-cell>
          <table:table-cell table:style-name="ce1" office:value-type="string" calcext:value-type="string">
            <text:p>Esta receta es interesante pero creo que le falta un poco mas de información , <text:s/>resalto la parte en la que menciona los efectos adversos del tratamiento , puesto que el autor menciona que este tratamiento de ortiga antihemorragico <text:s/>puede causar sobrepeso , desearía investigar un poco mas sobre los efectos que tiene la ortiga sobre el organismo humano. </text:p>
          </table:table-cell>
          <table:table-cell table:style-name="ce1" office:value-type="float" office:value="337554" calcext:value-type="float">
            <text:p>33755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08840" calcext:value-type="float">
            <text:p>308840</text:p>
          </table:table-cell>
          <table:table-cell table:style-name="ce1" office:value-type="string" calcext:value-type="string">
            <text:p>MUY BUEN TRABAJO</text:p>
          </table:table-cell>
          <table:table-cell table:style-name="ce1" office:value-type="float" office:value="308840" calcext:value-type="float">
            <text:p>3088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0473" calcext:value-type="float">
            <text:p>640473</text:p>
          </table:table-cell>
          <table:table-cell table:style-name="ce1" office:value-type="string" calcext:value-type="string">
            <text:p>Su calificación  es de:</text:p>
            <text:p>15/15</text:p>
          </table:table-cell>
          <table:table-cell table:style-name="ce1" office:value-type="float" office:value="640473" calcext:value-type="float">
            <text:p>6404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202" calcext:value-type="float">
            <text:p>37202</text:p>
          </table:table-cell>
          <table:table-cell table:style-name="ce1" office:value-type="string" calcext:value-type="string">
            <text:p>MUY BIEN COMPAÑEROS.</text:p>
          </table:table-cell>
          <table:table-cell table:style-name="ce1" office:value-type="float" office:value="37202" calcext:value-type="float">
            <text:p>372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1070" calcext:value-type="float">
            <text:p>241070</text:p>
          </table:table-cell>
          <table:table-cell table:style-name="ce1" office:value-type="string" calcext:value-type="string">
            <text:p>Excelente trabajo.</text:p>
          </table:table-cell>
          <table:table-cell table:style-name="ce1" office:value-type="float" office:value="241070" calcext:value-type="float">
            <text:p>24107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9731" calcext:value-type="float">
            <text:p>669731</text:p>
          </table:table-cell>
          <table:table-cell table:style-name="ce1" office:value-type="string" calcext:value-type="string">
            <text:p>Mas o menos el trabajo.</text:p>
          </table:table-cell>
          <table:table-cell table:style-name="ce1" office:value-type="float" office:value="669731" calcext:value-type="float">
            <text:p>66973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85207" calcext:value-type="float">
            <text:p>285207</text:p>
          </table:table-cell>
          <table:table-cell table:style-name="ce1" office:value-type="string" calcext:value-type="string">
            <text:p>ta chato</text:p>
          </table:table-cell>
          <table:table-cell table:style-name="ce1" office:value-type="float" office:value="285207" calcext:value-type="float">
            <text:p>28520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33825" calcext:value-type="float">
            <text:p>233825</text:p>
          </table:table-cell>
          <table:table-cell table:style-name="ce1" office:value-type="string" calcext:value-type="string">
            <text:p>saludos compañero, solo el plano americano tiene mucho aire </text:p>
          </table:table-cell>
          <table:table-cell table:style-name="ce1" office:value-type="float" office:value="233825" calcext:value-type="float">
            <text:p>23382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55344" calcext:value-type="float">
            <text:p>355344</text:p>
          </table:table-cell>
          <table:table-cell table:style-name="ce1" office:value-type="string" calcext:value-type="string">
            <text:p>Lo hizo muy bien!</text:p>
          </table:table-cell>
          <table:table-cell table:style-name="ce1" office:value-type="float" office:value="355344" calcext:value-type="float">
            <text:p>3553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2848" calcext:value-type="float">
            <text:p>282848</text:p>
          </table:table-cell>
          <table:table-cell table:style-name="ce1" office:value-type="string" calcext:value-type="string">
            <text:p>En la última respuesta, punto 2, aislamiento acústico, suena mejor. Saludos.</text:p>
          </table:table-cell>
          <table:table-cell table:style-name="ce1" office:value-type="float" office:value="282848" calcext:value-type="float">
            <text:p>28284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15868" calcext:value-type="float">
            <text:p>515868</text:p>
          </table:table-cell>
          <table:table-cell table:style-name="ce1" office:value-type="string" calcext:value-type="string">
            <text:p>2. ¿Por qué es importante la marca Porsche para los compradores?</text:p>
            <text:p>La gente adquiere estos vehículos por que les gusta conducir, mostrar lo que tienen a la sociedad y que se enamoren del mismo. No lo hacen por el simple hecho de transportarse de un lugar a otro. Es un carro súper caro pero quien lo adquiere lo hace por placer de tenerlo y es que lo hacen ya que sienten que teniendo este automóvil es reflejada su imagen con él. </text:p>
            <text:p/>
          </table:table-cell>
          <table:table-cell table:style-name="ce1" office:value-type="float" office:value="515868" calcext:value-type="float">
            <text:p>51586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23516" calcext:value-type="float">
            <text:p>223516</text:p>
          </table:table-cell>
          <table:table-cell table:style-name="ce1" office:value-type="string" calcext:value-type="string">
            <text:p>Por su esfuerzo 12</text:p>
          </table:table-cell>
          <table:table-cell table:style-name="ce1" office:value-type="float" office:value="223516" calcext:value-type="float">
            <text:p>2235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8357" calcext:value-type="float">
            <text:p>388357</text:p>
          </table:table-cell>
          <table:table-cell table:style-name="ce1" office:value-type="string" calcext:value-type="string">
            <text:p>Buen trabajo</text:p>
          </table:table-cell>
          <table:table-cell table:style-name="ce1" office:value-type="float" office:value="388357" calcext:value-type="float">
            <text:p>3883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3667" calcext:value-type="float">
            <text:p>233667</text:p>
          </table:table-cell>
          <table:table-cell table:style-name="ce1" office:value-type="string" calcext:value-type="string">
            <text:p>no pude acceder al link del trabajo</text:p>
          </table:table-cell>
          <table:table-cell table:style-name="ce1" office:value-type="float" office:value="233667" calcext:value-type="float">
            <text:p>23366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65031" calcext:value-type="float">
            <text:p>565031</text:p>
          </table:table-cell>
          <table:table-cell table:style-name="ce1" office:value-type="string" calcext:value-type="string">
            <text:p>Felicitaciones excelente trabajo</text:p>
          </table:table-cell>
          <table:table-cell table:style-name="ce1" office:value-type="float" office:value="565031" calcext:value-type="float">
            <text:p>5650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3759" calcext:value-type="float">
            <text:p>323759</text:p>
          </table:table-cell>
          <table:table-cell table:style-name="ce1" office:value-type="string" calcext:value-type="string">
            <text:p>Que debería de expresarse mas si bien piden claridad en el proceso de tarea pero no se debe dejar atras conceptos mas reales y utiles</text:p>
          </table:table-cell>
          <table:table-cell table:style-name="ce1" office:value-type="float" office:value="323759" calcext:value-type="float">
            <text:p>32375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37074" calcext:value-type="float">
            <text:p>237074</text:p>
          </table:table-cell>
          <table:table-cell table:style-name="ce1" office:value-type="string" calcext:value-type="string">
            <text:p>En las respuestas debe ser más específico y se debe responder lo que se pregunta, por ejemplo cuando pide detallar el tipo de estrategia y plan. </text:p>
            <text:p>Por otra parte el foda está bien enfocado y bien estructurado. </text:p>
          </table:table-cell>
          <table:table-cell table:style-name="ce1" office:value-type="float" office:value="237074" calcext:value-type="float">
            <text:p>23707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82459" calcext:value-type="float">
            <text:p>582459</text:p>
          </table:table-cell>
          <table:table-cell table:style-name="ce1" office:value-type="string" calcext:value-type="string">
            <text:p>Felicitaciones buen trabajo del docente</text:p>
          </table:table-cell>
          <table:table-cell table:style-name="ce1" office:value-type="float" office:value="582459" calcext:value-type="float">
            <text:p>5824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3913" calcext:value-type="float">
            <text:p>113913</text:p>
          </table:table-cell>
          <table:table-cell table:style-name="ce1" office:value-type="string" calcext:value-type="string">
            <text:p>Se evidencia que el cuestionario que ha realizado sí que tiene relación, lo faltante son las preguntas abiertas, que son aquellas que le permiten al interpelado responder aquello que desee, ya que no se le imponen opciones entre las que debe elegir su respuesta.</text:p>
          </table:table-cell>
          <table:table-cell table:style-name="ce1" office:value-type="float" office:value="113913" calcext:value-type="float">
            <text:p>11391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66151" calcext:value-type="float">
            <text:p>166151</text:p>
          </table:table-cell>
          <table:table-cell table:style-name="ce1" office:value-type="string" calcext:value-type="string">
            <text:p>Se debería dar un mayor enfoque al respeto y a la diversidad en cuanto a gustos y preferencias. También la importancia del filtro que debe existir para que un texto este expuesto en la biblioteca.</text:p>
          </table:table-cell>
          <table:table-cell table:style-name="ce1" office:value-type="float" office:value="166151" calcext:value-type="float">
            <text:p>16615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60321" calcext:value-type="float">
            <text:p>560321</text:p>
          </table:table-cell>
          <table:table-cell table:style-name="ce1" office:value-type="string" calcext:value-type="string">
            <text:p>Gracias por su trabajo.</text:p>
          </table:table-cell>
          <table:table-cell table:style-name="ce1" office:value-type="float" office:value="560321" calcext:value-type="float">
            <text:p>5603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8850" calcext:value-type="float">
            <text:p>258850</text:p>
          </table:table-cell>
          <table:table-cell table:style-name="ce1" office:value-type="string" calcext:value-type="string">
            <text:p>No se pudo visualizar el collage.</text:p>
          </table:table-cell>
          <table:table-cell table:style-name="ce1" office:value-type="float" office:value="258850" calcext:value-type="float">
            <text:p>25885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12601" calcext:value-type="float">
            <text:p>312601</text:p>
          </table:table-cell>
          <table:table-cell table:style-name="ce1" office:value-type="string" calcext:value-type="string">
            <text:p>No representa los lineamientos</text:p>
          </table:table-cell>
          <table:table-cell table:style-name="ce1" office:value-type="float" office:value="312601" calcext:value-type="float">
            <text:p>31260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71825" calcext:value-type="float">
            <text:p>271825</text:p>
          </table:table-cell>
          <table:table-cell table:style-name="ce1" office:value-type="string" calcext:value-type="string">
            <text:p>Fuera interesante conocer el tamaño de población.</text:p>
          </table:table-cell>
          <table:table-cell table:style-name="ce1" office:value-type="float" office:value="271825" calcext:value-type="float">
            <text:p>2718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1201" calcext:value-type="float">
            <text:p>241201</text:p>
          </table:table-cell>
          <table:table-cell table:style-name="ce1" office:value-type="string" calcext:value-type="string">
            <text:p>no ha anexado el crucigrama. no sé como evaluarle</text:p>
          </table:table-cell>
          <table:table-cell table:style-name="ce1" office:value-type="float" office:value="241201" calcext:value-type="float">
            <text:p>24120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5343" calcext:value-type="float">
            <text:p>675343</text:p>
          </table:table-cell>
          <table:table-cell table:style-name="ce1" office:value-type="string" calcext:value-type="string">
            <text:p>muy bien</text:p>
          </table:table-cell>
          <table:table-cell table:style-name="ce1" office:value-type="float" office:value="675343" calcext:value-type="float">
            <text:p>6753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5228" calcext:value-type="float">
            <text:p>455228</text:p>
          </table:table-cell>
          <table:table-cell table:style-name="ce1" office:value-type="string" calcext:value-type="string">
            <text:p>EXCELENTE</text:p>
          </table:table-cell>
          <table:table-cell table:style-name="ce1" office:value-type="float" office:value="455228" calcext:value-type="float">
            <text:p>4552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8647" calcext:value-type="float">
            <text:p>338647</text:p>
          </table:table-cell>
          <table:table-cell table:style-name="ce1" office:value-type="string" calcext:value-type="string">
            <text:p>Buen trabajo, felicidades :) </text:p>
          </table:table-cell>
          <table:table-cell table:style-name="ce1" office:value-type="float" office:value="338647" calcext:value-type="float">
            <text:p>3386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7668" calcext:value-type="float">
            <text:p>387668</text:p>
          </table:table-cell>
          <table:table-cell table:style-name="ce1" office:value-type="string" calcext:value-type="string">
            <text:p>excelente</text:p>
          </table:table-cell>
          <table:table-cell table:style-name="ce1" office:value-type="float" office:value="387668" calcext:value-type="float">
            <text:p>3876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3915" calcext:value-type="float">
            <text:p>513915</text:p>
          </table:table-cell>
          <table:table-cell table:style-name="ce1" office:value-type="string" calcext:value-type="string">
            <text:p>FALTAN FOTOS</text:p>
          </table:table-cell>
          <table:table-cell table:style-name="ce1" office:value-type="float" office:value="513915" calcext:value-type="float">
            <text:p>51391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1117" calcext:value-type="float">
            <text:p>201117</text:p>
          </table:table-cell>
          <table:table-cell table:style-name="ce1" office:value-type="string" calcext:value-type="string">
            <text:p>ok</text:p>
          </table:table-cell>
          <table:table-cell table:style-name="ce1" office:value-type="float" office:value="201117" calcext:value-type="float">
            <text:p>20111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13430" calcext:value-type="float">
            <text:p>313430</text:p>
          </table:table-cell>
          <table:table-cell table:style-name="ce1" office:value-type="string" calcext:value-type="string">
            <text:p>TODO LO MENCIONADO TIENE COHERENCIA CON LO SOLICITADO, BENDICIONES</text:p>
          </table:table-cell>
          <table:table-cell table:style-name="ce1" office:value-type="float" office:value="313430" calcext:value-type="float">
            <text:p>3134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4508" calcext:value-type="float">
            <text:p>624508</text:p>
          </table:table-cell>
          <table:table-cell table:style-name="ce1" office:value-type="string" calcext:value-type="string">
            <text:p>Muy de acuerdo</text:p>
          </table:table-cell>
          <table:table-cell table:style-name="ce1" office:value-type="float" office:value="624508" calcext:value-type="float">
            <text:p>6245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4482" calcext:value-type="float">
            <text:p>384482</text:p>
          </table:table-cell>
          <table:table-cell table:style-name="ce1" office:value-type="string" calcext:value-type="string">
            <text:p>No identifica los intereses de la empresa AZTRA solo la posición</text:p>
            <text:p>No determina la posición de la población, solo los intereses</text:p>
          </table:table-cell>
          <table:table-cell table:style-name="ce1" office:value-type="float" office:value="384482" calcext:value-type="float">
            <text:p>38448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84787" calcext:value-type="float">
            <text:p>384787</text:p>
          </table:table-cell>
          <table:table-cell table:style-name="ce1" office:value-type="string" calcext:value-type="string">
            <text:p>Están DIRECTAMENTE IMPLICADOS el ingenio AZTRA y los pobladores de la Troncal, se necesitan dos partes siempre, los agresores y los agredidos, las víctimas y los victimarios, los que dan y los que reciben, etc. Están INDIRECTAMENTE IMPLICADOS el Comité Ecológico de la ESPOL, la Asociación de Médicos y Afines del Cantón la Troncal, el Tribunal de Garantías Constitucionales, ONGs, porque de una u otra forma dan opiniones, resoluciones o decisiones técnicas o legales</text:p>
          </table:table-cell>
          <table:table-cell table:style-name="ce1" office:value-type="float" office:value="384787" calcext:value-type="float">
            <text:p>38478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93872" calcext:value-type="float">
            <text:p>493872</text:p>
          </table:table-cell>
          <table:table-cell table:style-name="ce1" office:value-type="string" calcext:value-type="string">
            <text:p>escritura es correcta, <text:s/>no existe errores ortográficos.</text:p>
          </table:table-cell>
          <table:table-cell table:style-name="ce1" office:value-type="float" office:value="493872" calcext:value-type="float">
            <text:p>4938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9259" calcext:value-type="float">
            <text:p>589259</text:p>
          </table:table-cell>
          <table:table-cell table:style-name="ce1" office:value-type="string" calcext:value-type="string">
            <text:p>muy bien hecho el trabajo</text:p>
          </table:table-cell>
          <table:table-cell table:style-name="ce1" office:value-type="float" office:value="589259" calcext:value-type="float">
            <text:p>5892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4396" calcext:value-type="float">
            <text:p>134396</text:p>
          </table:table-cell>
          <table:table-cell table:style-name="ce1" office:value-type="string" calcext:value-type="string">
            <text:p>No emites la reflexión critica</text:p>
          </table:table-cell>
          <table:table-cell table:style-name="ce1" office:value-type="float" office:value="134396" calcext:value-type="float">
            <text:p>13439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69855" calcext:value-type="float">
            <text:p>169855</text:p>
          </table:table-cell>
          <table:table-cell table:style-name="ce1" office:value-type="string" calcext:value-type="string">
            <text:p>Creo que podrías ser más reflexivo, tal vez te faltó tiempo para analizarlo. Mejor suerte la próxima vez</text:p>
          </table:table-cell>
          <table:table-cell table:style-name="ce1" office:value-type="float" office:value="169855" calcext:value-type="float">
            <text:p>16985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07357" calcext:value-type="float">
            <text:p>107357</text:p>
          </table:table-cell>
          <table:table-cell table:style-name="ce1" office:value-type="string" calcext:value-type="string">
            <text:p>BIEN</text:p>
          </table:table-cell>
          <table:table-cell table:style-name="ce1" office:value-type="float" office:value="107357" calcext:value-type="float">
            <text:p>1073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8776" calcext:value-type="float">
            <text:p>78776</text:p>
          </table:table-cell>
          <table:table-cell table:style-name="ce1" office:value-type="string" calcext:value-type="string">
            <text:p>Muy buen trabajo</text:p>
          </table:table-cell>
          <table:table-cell table:style-name="ce1" office:value-type="float" office:value="78776" calcext:value-type="float">
            <text:p>787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4384" calcext:value-type="float">
            <text:p>434384</text:p>
          </table:table-cell>
          <table:table-cell table:style-name="ce1" office:value-type="string" calcext:value-type="string">
            <text:p>Excelente vídeo espero que también veas el mio se llama.</text:p>
            <text:p>“Te amaré por siempre!”</text:p>
          </table:table-cell>
          <table:table-cell table:style-name="ce1" office:value-type="float" office:value="434384" calcext:value-type="float">
            <text:p>4343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0805" calcext:value-type="float">
            <text:p>610805</text:p>
          </table:table-cell>
          <table:table-cell table:style-name="ce1" office:value-type="string" calcext:value-type="string">
            <text:p>Se habla de un tema en especifico claro y coherente.</text:p>
          </table:table-cell>
          <table:table-cell table:style-name="ce1" office:value-type="float" office:value="610805" calcext:value-type="float">
            <text:p>61080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4931" calcext:value-type="float">
            <text:p>454931</text:p>
          </table:table-cell>
          <table:table-cell table:style-name="ce1" office:value-type="string" calcext:value-type="string">
            <text:p>excelente</text:p>
          </table:table-cell>
          <table:table-cell table:style-name="ce1" office:value-type="float" office:value="454931" calcext:value-type="float">
            <text:p>4549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9405" calcext:value-type="float">
            <text:p>349405</text:p>
          </table:table-cell>
          <table:table-cell table:style-name="ce1" office:value-type="string" calcext:value-type="string">
            <text:p>Al no existir un universo N, no tiene objeto el cálculo realizado por el estudiante. </text:p>
            <text:p>En definitiva, se sugiere revisar información secundaria, revisar la literatura y herramientas que provee el curso para su comprensión. </text:p>
          </table:table-cell>
          <table:table-cell table:style-name="ce1" office:value-type="float" office:value="349405" calcext:value-type="float">
            <text:p>34940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81769" calcext:value-type="float">
            <text:p>481769</text:p>
          </table:table-cell>
          <table:table-cell table:style-name="ce1" office:value-type="string" calcext:value-type="string">
            <text:p>Muy bien explicado y detallado.</text:p>
          </table:table-cell>
          <table:table-cell table:style-name="ce1" office:value-type="float" office:value="481769" calcext:value-type="float">
            <text:p>4817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7495" calcext:value-type="float">
            <text:p>177495</text:p>
          </table:table-cell>
          <table:table-cell table:style-name="ce1" office:value-type="string" calcext:value-type="string">
            <text:p>Excelente me gusto las respuestas</text:p>
          </table:table-cell>
          <table:table-cell table:style-name="ce1" office:value-type="float" office:value="177495" calcext:value-type="float">
            <text:p>1774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9679" calcext:value-type="float">
            <text:p>369679</text:p>
          </table:table-cell>
          <table:table-cell table:style-name="ce1" office:value-type="string" calcext:value-type="string">
            <text:p>BUEN TRABAJO</text:p>
          </table:table-cell>
          <table:table-cell table:style-name="ce1" office:value-type="float" office:value="369679" calcext:value-type="float">
            <text:p>3696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3047" calcext:value-type="float">
            <text:p>533047</text:p>
          </table:table-cell>
          <table:table-cell table:style-name="ce1" office:value-type="string" calcext:value-type="string">
            <text:p>SI ESTA BIEN HECHO EL TRABAJO </text:p>
            <text:p>ME LLAMA LA ATENCIÓN EL AREA PUBLICA</text:p>
            <text:p>PUEDE MEJORAR EL ANALISIS FODA</text:p>
          </table:table-cell>
          <table:table-cell table:style-name="ce1" office:value-type="float" office:value="533047" calcext:value-type="float">
            <text:p>53304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95195" calcext:value-type="float">
            <text:p>195195</text:p>
          </table:table-cell>
          <table:table-cell table:style-name="ce1" office:value-type="string" calcext:value-type="string">
            <text:p>Se recomienda añadir imágenes en referencia al tema, para un aprendizaje mas práctico y sencillo.</text:p>
          </table:table-cell>
          <table:table-cell table:style-name="ce1" office:value-type="float" office:value="195195" calcext:value-type="float">
            <text:p>19519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90029" calcext:value-type="float">
            <text:p>590029</text:p>
          </table:table-cell>
          <table:table-cell table:style-name="ce1" office:value-type="string" calcext:value-type="string">
            <text:p>Esta normal!</text:p>
          </table:table-cell>
          <table:table-cell table:style-name="ce1" office:value-type="float" office:value="590029" calcext:value-type="float">
            <text:p>59002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16565" calcext:value-type="float">
            <text:p>416565</text:p>
          </table:table-cell>
          <table:table-cell table:style-name="ce1" office:value-type="string" calcext:value-type="string">
            <text:p>cálculos en base a su análisis correcto</text:p>
          </table:table-cell>
          <table:table-cell table:style-name="ce1" office:value-type="float" office:value="416565" calcext:value-type="float">
            <text:p>41656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3629" calcext:value-type="float">
            <text:p>133629</text:p>
          </table:table-cell>
          <table:table-cell table:style-name="ce1" office:value-type="string" calcext:value-type="string">
            <text:p>Los vecinos no quieren cerrar la fábrica puesto que se perdería su fuente de trabajo</text:p>
          </table:table-cell>
          <table:table-cell table:style-name="ce1" office:value-type="float" office:value="133629" calcext:value-type="float">
            <text:p>13362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45935" calcext:value-type="float">
            <text:p>445935</text:p>
          </table:table-cell>
          <table:table-cell table:style-name="ce1" office:value-type="string" calcext:value-type="string">
            <text:p>I think that <text:s/>example is pretty so its acceptable</text:p>
          </table:table-cell>
          <table:table-cell table:style-name="ce1" office:value-type="float" office:value="445935" calcext:value-type="float">
            <text:p>44593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03572" calcext:value-type="float">
            <text:p>603572</text:p>
          </table:table-cell>
          <table:table-cell table:style-name="ce1" office:value-type="string" calcext:value-type="string">
            <text:p>Excelente trabajo</text:p>
          </table:table-cell>
          <table:table-cell table:style-name="ce1" office:value-type="float" office:value="603572" calcext:value-type="float">
            <text:p>6035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8784" calcext:value-type="float">
            <text:p>208784</text:p>
          </table:table-cell>
          <table:table-cell table:style-name="ce1" office:value-type="string" calcext:value-type="string">
            <text:p>Los aspectos que se destacan incluyen las cualidades de Apple que lo hacen ser superior a otras marcas y la gran atracción que tiene para sus fieles clientes. Lo que hizo bien fue indicar de manera clara y objetiva lo solicitado, de manera que se entendió su criterio. Podría mejorar incluyendo términos relacionados al tema de marketing.</text:p>
          </table:table-cell>
          <table:table-cell table:style-name="ce1" office:value-type="float" office:value="208784" calcext:value-type="float">
            <text:p>20878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69433" calcext:value-type="float">
            <text:p>169433</text:p>
          </table:table-cell>
          <table:table-cell table:style-name="ce1" office:value-type="string" calcext:value-type="string">
            <text:p>Excelente!!</text:p>
          </table:table-cell>
          <table:table-cell table:style-name="ce1" office:value-type="float" office:value="169433" calcext:value-type="float">
            <text:p>1694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0199" calcext:value-type="float">
            <text:p>620199</text:p>
          </table:table-cell>
          <table:table-cell table:style-name="ce1" office:value-type="string" calcext:value-type="string">
            <text:p>muy bien</text:p>
          </table:table-cell>
          <table:table-cell table:style-name="ce1" office:value-type="float" office:value="620199" calcext:value-type="float">
            <text:p>6201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5089" calcext:value-type="float">
            <text:p>325089</text:p>
          </table:table-cell>
          <table:table-cell table:style-name="ce1" office:value-type="string" calcext:value-type="string">
            <text:p>Se observa que tiene las actividades para desarrollar las competencias</text:p>
          </table:table-cell>
          <table:table-cell table:style-name="ce1" office:value-type="float" office:value="325089" calcext:value-type="float">
            <text:p>32508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406" calcext:value-type="float">
            <text:p>56406</text:p>
          </table:table-cell>
          <table:table-cell table:style-name="ce1" office:value-type="string" calcext:value-type="string">
            <text:p>Disculpe compañer@ pero no se encontró ninguna imagen para calificar</text:p>
          </table:table-cell>
          <table:table-cell table:style-name="ce1" office:value-type="float" office:value="56406" calcext:value-type="float">
            <text:p>5640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3032" calcext:value-type="float">
            <text:p>63032</text:p>
          </table:table-cell>
          <table:table-cell table:style-name="ce1" office:value-type="string" calcext:value-type="string">
            <text:p>Buen trabajo.</text:p>
          </table:table-cell>
          <table:table-cell table:style-name="ce1" office:value-type="float" office:value="63032" calcext:value-type="float">
            <text:p>630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5395" calcext:value-type="float">
            <text:p>95395</text:p>
          </table:table-cell>
          <table:table-cell table:style-name="ce1" office:value-type="string" calcext:value-type="string">
            <text:p>El trabajo está completo y por esta razón se acredita la máxima calificación.</text:p>
          </table:table-cell>
          <table:table-cell table:style-name="ce1" office:value-type="float" office:value="95395" calcext:value-type="float">
            <text:p>953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5697" calcext:value-type="float">
            <text:p>255697</text:p>
          </table:table-cell>
          <table:table-cell table:style-name="ce1" office:value-type="string" calcext:value-type="string">
            <text:p>NICE WORK</text:p>
          </table:table-cell>
          <table:table-cell table:style-name="ce1" office:value-type="float" office:value="255697" calcext:value-type="float">
            <text:p>2556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7690" calcext:value-type="float">
            <text:p>347690</text:p>
          </table:table-cell>
          <table:table-cell table:style-name="ce1" office:value-type="string" calcext:value-type="string">
            <text:p>El conflicto se prodría solucionar mediante la comunicación entre vecinos donde cada una de las partes exprese sus posiciones e intereses proponiendo alternativas que beneficien a ambas partes.</text:p>
            <text:p/>
          </table:table-cell>
          <table:table-cell table:style-name="ce1" office:value-type="float" office:value="347690" calcext:value-type="float">
            <text:p>34769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95805" calcext:value-type="float">
            <text:p>495805</text:p>
          </table:table-cell>
          <table:table-cell table:style-name="ce1" office:value-type="string" calcext:value-type="string">
            <text:p><text:s/>Saludos Cordiales, a luchar contra los prejuicios y muchos ánimos para vencerlos...</text:p>
          </table:table-cell>
          <table:table-cell table:style-name="ce1" office:value-type="float" office:value="495805" calcext:value-type="float">
            <text:p>49580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20206" calcext:value-type="float">
            <text:p>520206</text:p>
          </table:table-cell>
          <table:table-cell table:style-name="ce1" office:value-type="string" calcext:value-type="string">
            <text:p>muy bueno</text:p>
          </table:table-cell>
          <table:table-cell table:style-name="ce1" office:value-type="float" office:value="520206" calcext:value-type="float">
            <text:p>5202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0026" calcext:value-type="float">
            <text:p>470026</text:p>
          </table:table-cell>
          <table:table-cell table:style-name="ce1" office:value-type="string" calcext:value-type="string">
            <text:p>Excelente trabajo</text:p>
          </table:table-cell>
          <table:table-cell table:style-name="ce1" office:value-type="float" office:value="470026" calcext:value-type="float">
            <text:p>4700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1561" calcext:value-type="float">
            <text:p>271561</text:p>
          </table:table-cell>
          <table:table-cell table:style-name="ce1" office:value-type="string" calcext:value-type="string">
            <text:p>https://www.igepn.edu.ec/interactuamos-con-usted/1774-muestreo-en-las-fuentes-termales-del-volcan-cayambe</text:p>
            <text:p>No es correcto extraer el resultado de un muestro realizado con anterioridad, no contesta a los objetivos de este curso.</text:p>
          </table:table-cell>
          <table:table-cell table:style-name="ce1" office:value-type="float" office:value="271561" calcext:value-type="float">
            <text:p>27156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11621" calcext:value-type="float">
            <text:p>311621</text:p>
          </table:table-cell>
          <table:table-cell table:style-name="ce1" office:value-type="string" calcext:value-type="string">
            <text:p>FODA</text:p>
          </table:table-cell>
          <table:table-cell table:style-name="ce1" office:value-type="float" office:value="311621" calcext:value-type="float">
            <text:p>31162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1845" calcext:value-type="float">
            <text:p>21845</text:p>
          </table:table-cell>
          <table:table-cell table:style-name="ce1" office:value-type="string" calcext:value-type="string">
            <text:p>En el orden esta muy bien igual a respetado las indicaciones de la tutora, pero falto indagar mas acerca de la relacion de la carrera que se estudia con el recurso suelo.</text:p>
          </table:table-cell>
          <table:table-cell table:style-name="ce1" office:value-type="float" office:value="21845" calcext:value-type="float">
            <text:p>2184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82022" calcext:value-type="float">
            <text:p>582022</text:p>
          </table:table-cell>
          <table:table-cell table:style-name="ce1" office:value-type="string" calcext:value-type="string">
            <text:p>EXCELENTE TRABAJO</text:p>
          </table:table-cell>
          <table:table-cell table:style-name="ce1" office:value-type="float" office:value="582022" calcext:value-type="float">
            <text:p>5820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6866" calcext:value-type="float">
            <text:p>666866</text:p>
          </table:table-cell>
          <table:table-cell table:style-name="ce1" office:value-type="string" calcext:value-type="string">
            <text:p>No hay referencia bibliografica</text:p>
          </table:table-cell>
          <table:table-cell table:style-name="ce1" office:value-type="float" office:value="666866" calcext:value-type="float">
            <text:p>66686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38300" calcext:value-type="float">
            <text:p>338300</text:p>
          </table:table-cell>
          <table:table-cell table:style-name="ce1" office:value-type="string" calcext:value-type="string">
            <text:p>OJO a la compañera le he evaluado en base a supuestos porque no puedo ponerle mal si creo según su introducción que debió presentar todo su trabajo completo solo que no se le ha cargado, a mi me paso algo parecido no se me lograba cargar y tuve que reducir el contenido de mi tarea y enviar de nuevo!!! si</text:p>
          </table:table-cell>
          <table:table-cell table:style-name="ce1" office:value-type="float" office:value="338300" calcext:value-type="float">
            <text:p>33830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88242" calcext:value-type="float">
            <text:p>588242</text:p>
          </table:table-cell>
          <table:table-cell table:style-name="ce1" office:value-type="string" calcext:value-type="string">
            <text:p>EXCELENTE</text:p>
          </table:table-cell>
          <table:table-cell table:style-name="ce1" office:value-type="float" office:value="588242" calcext:value-type="float">
            <text:p>5882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2801" calcext:value-type="float">
            <text:p>682801</text:p>
          </table:table-cell>
          <table:table-cell table:style-name="ce1" office:value-type="string" calcext:value-type="string">
            <text:p>Buen trabajo</text:p>
          </table:table-cell>
          <table:table-cell table:style-name="ce1" office:value-type="float" office:value="682801" calcext:value-type="float">
            <text:p>6828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1732" calcext:value-type="float">
            <text:p>621732</text:p>
          </table:table-cell>
          <table:table-cell table:style-name="ce1" office:value-type="string" calcext:value-type="string">
            <text:p>Muy bien</text:p>
          </table:table-cell>
          <table:table-cell table:style-name="ce1" office:value-type="float" office:value="621732" calcext:value-type="float">
            <text:p>6217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6093" calcext:value-type="float">
            <text:p>206093</text:p>
          </table:table-cell>
          <table:table-cell table:style-name="ce1" office:value-type="string" calcext:value-type="string">
            <text:p>correcto</text:p>
          </table:table-cell>
          <table:table-cell table:style-name="ce1" office:value-type="float" office:value="206093" calcext:value-type="float">
            <text:p>2060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9757" calcext:value-type="float">
            <text:p>589757</text:p>
          </table:table-cell>
          <table:table-cell table:style-name="ce1" office:value-type="string" calcext:value-type="string">
            <text:p>Buen trabajo vamos por mas</text:p>
          </table:table-cell>
          <table:table-cell table:style-name="ce1" office:value-type="float" office:value="589757" calcext:value-type="float">
            <text:p>5897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454" calcext:value-type="float">
            <text:p>22454</text:p>
          </table:table-cell>
          <table:table-cell table:style-name="ce1" office:value-type="string" calcext:value-type="string">
            <text:p>Muchas gracias por sus comentarios.</text:p>
          </table:table-cell>
          <table:table-cell table:style-name="ce1" office:value-type="float" office:value="22454" calcext:value-type="float">
            <text:p>2245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19912" calcext:value-type="float">
            <text:p>119912</text:p>
          </table:table-cell>
          <table:table-cell table:style-name="ce1" office:value-type="string" calcext:value-type="string">
            <text:p>Tiene información relevante de emprendimiento en la provincia</text:p>
          </table:table-cell>
          <table:table-cell table:style-name="ce1" office:value-type="float" office:value="119912" calcext:value-type="float">
            <text:p>1199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2226" calcext:value-type="float">
            <text:p>372226</text:p>
          </table:table-cell>
          <table:table-cell table:style-name="ce1" office:value-type="string" calcext:value-type="string">
            <text:p>Revisar como es el desarrollo de un corto,principalmente en la narración de la historia </text:p>
          </table:table-cell>
          <table:table-cell table:style-name="ce1" office:value-type="float" office:value="372226" calcext:value-type="float">
            <text:p>37222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0572" calcext:value-type="float">
            <text:p>20572</text:p>
          </table:table-cell>
          <table:table-cell table:style-name="ce1" office:value-type="string" calcext:value-type="string">
            <text:p>Se destaca la ortografía y la organización, sin embargo el tema no se correlaciona en su totalidad con lo pedido. Aquí se hace referencia a las características de un potencial contaminante sin tratar el tema de una manera general para todos los contaminantes. También hace falta la bibliografía para corroborar la información. </text:p>
            <text:p/>
          </table:table-cell>
          <table:table-cell table:style-name="ce1" office:value-type="float" office:value="20572" calcext:value-type="float">
            <text:p>2057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049" calcext:value-type="float">
            <text:p>1049</text:p>
          </table:table-cell>
          <table:table-cell table:style-name="ce1" office:value-type="string" calcext:value-type="string">
            <text:p>No faltan elementos sin embargo la gráfica, pudo haber sido mejor representada.</text:p>
          </table:table-cell>
          <table:table-cell table:style-name="ce1" office:value-type="float" office:value="1049" calcext:value-type="float">
            <text:p>104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63195" calcext:value-type="float">
            <text:p>463195</text:p>
          </table:table-cell>
          <table:table-cell table:style-name="ce1" office:value-type="string" calcext:value-type="string">
            <text:p>BUEN TRABAJO</text:p>
          </table:table-cell>
          <table:table-cell table:style-name="ce1" office:value-type="float" office:value="463195" calcext:value-type="float">
            <text:p>4631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3204" calcext:value-type="float">
            <text:p>493204</text:p>
          </table:table-cell>
          <table:table-cell table:style-name="ce1" office:value-type="string" calcext:value-type="string">
            <text:p>previo a la clarificación falta el trasiego</text:p>
          </table:table-cell>
          <table:table-cell table:style-name="ce1" office:value-type="float" office:value="493204" calcext:value-type="float">
            <text:p>49320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38772" calcext:value-type="float">
            <text:p>138772</text:p>
          </table:table-cell>
          <table:table-cell table:style-name="ce1" office:value-type="string" calcext:value-type="string">
            <text:p>El juicio crítico es poco entendible y presenta faltas ortográficas</text:p>
          </table:table-cell>
          <table:table-cell table:style-name="ce1" office:value-type="float" office:value="138772" calcext:value-type="float">
            <text:p>13877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51160" calcext:value-type="float">
            <text:p>151160</text:p>
          </table:table-cell>
          <table:table-cell table:style-name="ce1" office:value-type="string" calcext:value-type="string">
            <text:p>no publicaste el reto , solo diste una declaración personal</text:p>
          </table:table-cell>
          <table:table-cell table:style-name="ce1" office:value-type="float" office:value="151160" calcext:value-type="float">
            <text:p>15116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56635" calcext:value-type="float">
            <text:p>656635</text:p>
          </table:table-cell>
          <table:table-cell table:style-name="ce1" office:value-type="string" calcext:value-type="string">
            <text:p>Muy buena infografía.</text:p>
          </table:table-cell>
          <table:table-cell table:style-name="ce1" office:value-type="float" office:value="656635" calcext:value-type="float">
            <text:p>6566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8592" calcext:value-type="float">
            <text:p>228592</text:p>
          </table:table-cell>
          <table:table-cell table:style-name="ce1" office:value-type="string" calcext:value-type="string">
            <text:p>Se nota que has entendido a la perfección que son los planos y como aplicarlos en las fotografías</text:p>
          </table:table-cell>
          <table:table-cell table:style-name="ce1" office:value-type="float" office:value="228592" calcext:value-type="float">
            <text:p>2285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2842" calcext:value-type="float">
            <text:p>492842</text:p>
          </table:table-cell>
          <table:table-cell table:style-name="ce1" office:value-type="string" calcext:value-type="string">
            <text:p>FELICIDADES POR SU TRABAJO.</text:p>
          </table:table-cell>
          <table:table-cell table:style-name="ce1" office:value-type="float" office:value="492842" calcext:value-type="float">
            <text:p>4928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6691" calcext:value-type="float">
            <text:p>336691</text:p>
          </table:table-cell>
          <table:table-cell table:style-name="ce1" office:value-type="string" calcext:value-type="string">
            <text:p>Sigue asi!</text:p>
          </table:table-cell>
          <table:table-cell table:style-name="ce1" office:value-type="float" office:value="336691" calcext:value-type="float">
            <text:p>3366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5833" calcext:value-type="float">
            <text:p>225833</text:p>
          </table:table-cell>
          <table:table-cell table:style-name="ce1" office:value-type="string" calcext:value-type="string">
            <text:p>Excelente trabajo</text:p>
          </table:table-cell>
          <table:table-cell table:style-name="ce1" office:value-type="float" office:value="225833" calcext:value-type="float">
            <text:p>2258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9562" calcext:value-type="float">
            <text:p>399562</text:p>
          </table:table-cell>
          <table:table-cell table:style-name="ce1" office:value-type="string" calcext:value-type="string">
            <text:p>No describe nada de lo que se le pide. Solo habla de objetivos y metas de la empresa.</text:p>
          </table:table-cell>
          <table:table-cell table:style-name="ce1" office:value-type="float" office:value="399562" calcext:value-type="float">
            <text:p>39956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3678" calcext:value-type="float">
            <text:p>33678</text:p>
          </table:table-cell>
          <table:table-cell table:style-name="ce1" office:value-type="string" calcext:value-type="string">
            <text:p>la información que presenta es completa y de facil comprención para el lector.</text:p>
          </table:table-cell>
          <table:table-cell table:style-name="ce1" office:value-type="float" office:value="33678" calcext:value-type="float">
            <text:p>336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0049" calcext:value-type="float">
            <text:p>650049</text:p>
          </table:table-cell>
          <table:table-cell table:style-name="ce1" office:value-type="string" calcext:value-type="string">
            <text:p>excelente</text:p>
          </table:table-cell>
          <table:table-cell table:style-name="ce1" office:value-type="float" office:value="650049" calcext:value-type="float">
            <text:p>6500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3595" calcext:value-type="float">
            <text:p>333595</text:p>
          </table:table-cell>
          <table:table-cell table:style-name="ce1" office:value-type="string" calcext:value-type="string">
            <text:p>GOOD JOB *:)</text:p>
          </table:table-cell>
          <table:table-cell table:style-name="ce1" office:value-type="float" office:value="333595" calcext:value-type="float">
            <text:p>3335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1921" calcext:value-type="float">
            <text:p>331921</text:p>
          </table:table-cell>
          <table:table-cell table:style-name="ce1" office:value-type="string" calcext:value-type="string">
            <text:p>Excelente trabajo,</text:p>
            <text:p/>
            <text:p>Éxitos en este curso...</text:p>
          </table:table-cell>
          <table:table-cell table:style-name="ce1" office:value-type="float" office:value="331921" calcext:value-type="float">
            <text:p>3319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0722" calcext:value-type="float">
            <text:p>500722</text:p>
          </table:table-cell>
          <table:table-cell table:style-name="ce1" office:value-type="string" calcext:value-type="string">
            <text:p>El RETO es resolver un crucigrama, dentro de una cuadrícula o plantilla propuesta, que consta de un número de celdas establecido y una numeración que debe observarse, para orientar preguntas con respuestas, siendo esa precisamente la clave.</text:p>
          </table:table-cell>
          <table:table-cell table:style-name="ce1" office:value-type="float" office:value="500722" calcext:value-type="float">
            <text:p>50072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82024" calcext:value-type="float">
            <text:p>582024</text:p>
          </table:table-cell>
          <table:table-cell table:style-name="ce1" office:value-type="string" calcext:value-type="string">
            <text:p>AL PARECER NO CARGÓ LA IMAGEN</text:p>
          </table:table-cell>
          <table:table-cell table:style-name="ce1" office:value-type="float" office:value="582024" calcext:value-type="float">
            <text:p>58202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52761" calcext:value-type="float">
            <text:p>552761</text:p>
          </table:table-cell>
          <table:table-cell table:style-name="ce1" office:value-type="string" calcext:value-type="string">
            <text:p>OK</text:p>
          </table:table-cell>
          <table:table-cell table:style-name="ce1" office:value-type="float" office:value="552761" calcext:value-type="float">
            <text:p>55276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62386" calcext:value-type="float">
            <text:p>462386</text:p>
          </table:table-cell>
          <table:table-cell table:style-name="ce1" office:value-type="string" calcext:value-type="string">
            <text:p>Excelente trabajo...</text:p>
            <text:p/>
            <text:p>Éxitos en el curso...</text:p>
          </table:table-cell>
          <table:table-cell table:style-name="ce1" office:value-type="float" office:value="462386" calcext:value-type="float">
            <text:p>4623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3675" calcext:value-type="float">
            <text:p>153675</text:p>
          </table:table-cell>
          <table:table-cell table:style-name="ce1" office:value-type="string" calcext:value-type="string">
            <text:p>MUY BIEN</text:p>
          </table:table-cell>
          <table:table-cell table:style-name="ce1" office:value-type="float" office:value="153675" calcext:value-type="float">
            <text:p>1536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4069" calcext:value-type="float">
            <text:p>604069</text:p>
          </table:table-cell>
          <table:table-cell table:style-name="ce1" office:value-type="string" calcext:value-type="string">
            <text:p>Felicidades</text:p>
          </table:table-cell>
          <table:table-cell table:style-name="ce1" office:value-type="float" office:value="604069" calcext:value-type="float">
            <text:p>6040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0791" calcext:value-type="float">
            <text:p>190791</text:p>
          </table:table-cell>
          <table:table-cell table:style-name="ce1" office:value-type="string" calcext:value-type="string">
            <text:p>Le falto que el salga en el video el emprendedor.. Espero pueda entregar lo que se pide.</text:p>
          </table:table-cell>
          <table:table-cell table:style-name="ce1" office:value-type="float" office:value="190791" calcext:value-type="float">
            <text:p>19079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5318" calcext:value-type="float">
            <text:p>65318</text:p>
          </table:table-cell>
          <table:table-cell table:style-name="ce1" office:value-type="string" calcext:value-type="string">
            <text:p>NO HAY ANALISIS</text:p>
          </table:table-cell>
          <table:table-cell table:style-name="ce1" office:value-type="float" office:value="65318" calcext:value-type="float">
            <text:p>6531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3329" calcext:value-type="float">
            <text:p>63329</text:p>
          </table:table-cell>
          <table:table-cell table:style-name="ce1" office:value-type="string" calcext:value-type="string">
            <text:p>Muy buen tray</text:p>
          </table:table-cell>
          <table:table-cell table:style-name="ce1" office:value-type="float" office:value="63329" calcext:value-type="float">
            <text:p>633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9022" calcext:value-type="float">
            <text:p>659022</text:p>
          </table:table-cell>
          <table:table-cell table:style-name="ce1" office:value-type="string" calcext:value-type="string">
            <text:p>1. ¿Qué significa Egoencia y vanidad? Fernando González: Egoencia y Vanidad</text:p>
            <text:p/>
            <text:p>Para él la vanidad es un rasgo de sociedad latinoamericana, el cual critica. La define como la ausencia de motivos para realizar una acción con la cual solo se aspira recibir un reconocimiento público, interfiriendo con la expresión individual de las personas y ocasionando que el vanidoso viva su vida según los demás y no como él lo desea.</text:p>
            <text:p/>
            <text:p>Por otro lado, el egoente es el opuesto al vanidoso. Este es el hombre a seguir,</text:p>
          </table:table-cell>
          <table:table-cell table:style-name="ce1" office:value-type="float" office:value="659022" calcext:value-type="float">
            <text:p>65902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41637" calcext:value-type="float">
            <text:p>341637</text:p>
          </table:table-cell>
          <table:table-cell table:style-name="ce1" office:value-type="string" calcext:value-type="string">
            <text:p>Excelente trabajo,</text:p>
            <text:p/>
            <text:p>Éxitos en el curso....</text:p>
          </table:table-cell>
          <table:table-cell table:style-name="ce1" office:value-type="float" office:value="341637" calcext:value-type="float">
            <text:p>3416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386" calcext:value-type="float">
            <text:p>63386</text:p>
          </table:table-cell>
          <table:table-cell table:style-name="ce1" office:value-type="string" calcext:value-type="string">
            <text:p>Respuestas precisas</text:p>
          </table:table-cell>
          <table:table-cell table:style-name="ce1" office:value-type="float" office:value="63386" calcext:value-type="float">
            <text:p>633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2215" calcext:value-type="float">
            <text:p>182215</text:p>
          </table:table-cell>
          <table:table-cell table:style-name="ce1" office:value-type="string" calcext:value-type="string">
            <text:p>estamos hablando ya de una negociación pero a esta negociación que tipo de solución ud. les daría?</text:p>
          </table:table-cell>
          <table:table-cell table:style-name="ce1" office:value-type="float" office:value="182215" calcext:value-type="float">
            <text:p>18221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96973" calcext:value-type="float">
            <text:p>196973</text:p>
          </table:table-cell>
          <table:table-cell table:style-name="ce1" office:value-type="string" calcext:value-type="string">
            <text:p>No menciona los actores indirectos, no tiene claro que es afectación y que es interés, no especifica bien la causa del conflicto, ni la afectación. <text:s/></text:p>
          </table:table-cell>
          <table:table-cell table:style-name="ce1" office:value-type="float" office:value="196973" calcext:value-type="float">
            <text:p>19697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5091" calcext:value-type="float">
            <text:p>205091</text:p>
          </table:table-cell>
          <table:table-cell table:style-name="ce1" office:value-type="float" office:value="11" calcext:value-type="float">
            <text:p>11</text:p>
          </table:table-cell>
          <table:table-cell table:style-name="ce1" office:value-type="float" office:value="205091" calcext:value-type="float">
            <text:p>20509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26185" calcext:value-type="float">
            <text:p>326185</text:p>
          </table:table-cell>
          <table:table-cell table:style-name="ce1" office:value-type="string" calcext:value-type="string">
            <text:p>No es el crucigrama propuesto.</text:p>
          </table:table-cell>
          <table:table-cell table:style-name="ce1" office:value-type="float" office:value="326185" calcext:value-type="float">
            <text:p>32618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07619" calcext:value-type="float">
            <text:p>507619</text:p>
          </table:table-cell>
          <table:table-cell table:style-name="ce1" office:value-type="string" calcext:value-type="string">
            <text:p>buen trabajo</text:p>
          </table:table-cell>
          <table:table-cell table:style-name="ce1" office:value-type="float" office:value="507619" calcext:value-type="float">
            <text:p>5076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4530" calcext:value-type="float">
            <text:p>144530</text:p>
          </table:table-cell>
          <table:table-cell table:style-name="ce1" office:value-type="string" calcext:value-type="string">
            <text:p>FALTA  LA OPINIÓN CRÍTICA PARA CALIFICAR LO PROPUESTO EN LA RÚBRICA</text:p>
            <text:p/>
          </table:table-cell>
          <table:table-cell table:style-name="ce1" office:value-type="float" office:value="144530" calcext:value-type="float">
            <text:p>14453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96206" calcext:value-type="float">
            <text:p>596206</text:p>
          </table:table-cell>
          <table:table-cell table:style-name="ce1" office:value-type="string" calcext:value-type="string">
            <text:p>Excelente</text:p>
          </table:table-cell>
          <table:table-cell table:style-name="ce1" office:value-type="float" office:value="596206" calcext:value-type="float">
            <text:p>5962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4474" calcext:value-type="float">
            <text:p>254474</text:p>
          </table:table-cell>
          <table:table-cell table:style-name="ce1" office:value-type="string" calcext:value-type="string">
            <text:p>Se destaca las temperaturas y tiempos que son importantes en un proceso. Sé debería mejorar o revisar la redación, tanto en el ambito de expresión de palabras técnicas y faltas ortograficas.</text:p>
          </table:table-cell>
          <table:table-cell table:style-name="ce1" office:value-type="float" office:value="254474" calcext:value-type="float">
            <text:p>25447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80559" calcext:value-type="float">
            <text:p>480559</text:p>
          </table:table-cell>
          <table:table-cell table:style-name="ce1" office:value-type="string" calcext:value-type="string">
            <text:p>Mejorar la organización del ensayo.</text:p>
          </table:table-cell>
          <table:table-cell table:style-name="ce1" office:value-type="float" office:value="480559" calcext:value-type="float">
            <text:p>48055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3367" calcext:value-type="float">
            <text:p>13367</text:p>
          </table:table-cell>
          <table:table-cell table:style-name="ce1" office:value-type="string" calcext:value-type="string">
            <text:p>Buen trabajo...gran esfuerzo</text:p>
          </table:table-cell>
          <table:table-cell table:style-name="ce1" office:value-type="float" office:value="13367" calcext:value-type="float">
            <text:p>133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2801" calcext:value-type="float">
            <text:p>382801</text:p>
          </table:table-cell>
          <table:table-cell table:style-name="ce1" office:value-type="string" calcext:value-type="string">
            <text:p>Olvido colocar el porque esta aplicación utiliza inteligencia artificial.</text:p>
          </table:table-cell>
          <table:table-cell table:style-name="ce1" office:value-type="float" office:value="382801" calcext:value-type="float">
            <text:p>38280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6068" calcext:value-type="float">
            <text:p>46068</text:p>
          </table:table-cell>
          <table:table-cell table:style-name="ce1" office:value-type="string" calcext:value-type="string">
            <text:p>Falta contenido</text:p>
          </table:table-cell>
          <table:table-cell table:style-name="ce1" office:value-type="float" office:value="46068" calcext:value-type="float">
            <text:p>4606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24295" calcext:value-type="float">
            <text:p>424295</text:p>
          </table:table-cell>
          <table:table-cell table:style-name="ce1" office:value-type="string" calcext:value-type="string">
            <text:p>Éxitos, exelente trabajo.</text:p>
          </table:table-cell>
          <table:table-cell table:style-name="ce1" office:value-type="float" office:value="424295" calcext:value-type="float">
            <text:p>4242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31" calcext:value-type="float">
            <text:p>3131</text:p>
          </table:table-cell>
          <table:table-cell table:style-name="ce1" office:value-type="string" calcext:value-type="string">
            <text:p>Falta el título en la gráfica.</text:p>
          </table:table-cell>
          <table:table-cell table:style-name="ce1" office:value-type="float" office:value="3131" calcext:value-type="float">
            <text:p>313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34544" calcext:value-type="float">
            <text:p>334544</text:p>
          </table:table-cell>
          <table:table-cell table:style-name="ce1" office:value-type="string" calcext:value-type="string">
            <text:p>mejorar mas las definiciones</text:p>
          </table:table-cell>
          <table:table-cell table:style-name="ce1" office:value-type="float" office:value="334544" calcext:value-type="float">
            <text:p>33454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1514" calcext:value-type="float">
            <text:p>61514</text:p>
          </table:table-cell>
          <table:table-cell table:style-name="ce1" office:value-type="string" calcext:value-type="string">
            <text:p>MUY INTERESANTE LA PRESENTACIÓN</text:p>
          </table:table-cell>
          <table:table-cell table:style-name="ce1" office:value-type="float" office:value="61514" calcext:value-type="float">
            <text:p>6151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7143" calcext:value-type="float">
            <text:p>87143</text:p>
          </table:table-cell>
          <table:table-cell table:style-name="ce1" office:value-type="string" calcext:value-type="string">
            <text:p>MUY BUEN TRABAJO</text:p>
          </table:table-cell>
          <table:table-cell table:style-name="ce1" office:value-type="float" office:value="87143" calcext:value-type="float">
            <text:p>871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7808" calcext:value-type="float">
            <text:p>257808</text:p>
          </table:table-cell>
          <table:table-cell table:style-name="ce1" office:value-type="string" calcext:value-type="string">
            <text:p>Mejorar investigación</text:p>
          </table:table-cell>
          <table:table-cell table:style-name="ce1" office:value-type="float" office:value="257808" calcext:value-type="float">
            <text:p>2578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3712" calcext:value-type="float">
            <text:p>633712</text:p>
          </table:table-cell>
          <table:table-cell table:style-name="ce1" office:value-type="float" office:value="10" calcext:value-type="float">
            <text:p>10</text:p>
          </table:table-cell>
          <table:table-cell table:style-name="ce1" office:value-type="float" office:value="633712" calcext:value-type="float">
            <text:p>63371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12614" calcext:value-type="float">
            <text:p>412614</text:p>
          </table:table-cell>
          <table:table-cell table:style-name="ce1" office:value-type="string" calcext:value-type="string">
            <text:p>Por medio de estos detalles mejoraremos el ambiente del trabajo para poder sobre avanzar en la administración de la empresa.</text:p>
          </table:table-cell>
          <table:table-cell table:style-name="ce1" office:value-type="float" office:value="412614" calcext:value-type="float">
            <text:p>41261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85893" calcext:value-type="float">
            <text:p>685893</text:p>
          </table:table-cell>
          <table:table-cell table:style-name="ce1" office:value-type="string" calcext:value-type="string">
            <text:p>EXCELENTE</text:p>
          </table:table-cell>
          <table:table-cell table:style-name="ce1" office:value-type="float" office:value="685893" calcext:value-type="float">
            <text:p>6858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2559" calcext:value-type="float">
            <text:p>112559</text:p>
          </table:table-cell>
          <table:table-cell table:style-name="ce1" office:value-type="string" calcext:value-type="string">
            <text:p>Identifica claramente todos los autores</text:p>
          </table:table-cell>
          <table:table-cell table:style-name="ce1" office:value-type="float" office:value="112559" calcext:value-type="float">
            <text:p>1125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0844" calcext:value-type="float">
            <text:p>620844</text:p>
          </table:table-cell>
          <table:table-cell table:style-name="ce1" office:value-type="string" calcext:value-type="string">
            <text:p>El mismo hecho de resolver el crucigrama ya es un buen resultado, imprimir la actividad resolverlo y escanearlo para cumplir con la asignación que se pidio, sin embargo; siempre se puede mejorar. Intentar hacerlo en digital requiere buscar alternativas para hacerlo. Dar mas de lo que se pide.</text:p>
          </table:table-cell>
          <table:table-cell table:style-name="ce1" office:value-type="float" office:value="620844" calcext:value-type="float">
            <text:p>62084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69324" calcext:value-type="float">
            <text:p>569324</text:p>
          </table:table-cell>
          <table:table-cell table:style-name="ce1" office:value-type="string" calcext:value-type="string">
            <text:p>me llamo la atención un poco el titulo </text:p>
            <text:p>lo que hizo bien fueron los gráficos</text:p>
            <text:p>tratando de hacer mejor la infografía  </text:p>
          </table:table-cell>
          <table:table-cell table:style-name="ce1" office:value-type="float" office:value="569324" calcext:value-type="float">
            <text:p>569324</text:p>
          </table:table-cell>
          <table:table-cell table:style-name="ce1" office:value-type="string" calcext:value-type="string">
            <text:p>NEU</text:p>
          </table:table-cell>
          <table:table-cell table:number-columns-repeated="1020"/>
        </table:table-row>
        <table:table-row table:style-name="ro1">
          <table:table-cell table:style-name="ce2" office:value-type="float" office:value="206111" calcext:value-type="float">
            <text:p>206111</text:p>
          </table:table-cell>
          <table:table-cell table:style-name="ce6" office:value-type="string" calcext:value-type="string">
            <text:p>La infografia es clara y se comprende todos sus <text:s/>organelos, para la próxima siempre tienes que regirte por el formato solicitado, puesto que es un indicador de evaluación, leer bien las instrucciones del docente, donde <text:s/>el solicita la comparación de la célula,,,,esta parte no esta clara si es 1 organelo o todos, sin embargo te puse la nota superior,,,porque hiciste una buena comparación.</text:p>
          </table:table-cell>
          <table:table-cell table:style-name="ce2" office:value-type="float" office:value="206111" calcext:value-type="float">
            <text:p>206111</text:p>
          </table:table-cell>
          <table:table-cell table:number-columns-repeated="2" table:style-name="ce2" office:value-type="string" calcext:value-type="string">
            <text:p>P</text:p>
          </table:table-cell>
          <table:table-cell table:number-columns-repeated="1019"/>
        </table:table-row>
        <table:table-row table:style-name="ro1">
          <table:table-cell table:style-name="ce1" office:value-type="float" office:value="210609" calcext:value-type="float">
            <text:p>210609</text:p>
          </table:table-cell>
          <table:table-cell table:style-name="ce1" office:value-type="string" calcext:value-type="string">
            <text:p>muy bien del compañero</text:p>
          </table:table-cell>
          <table:table-cell table:style-name="ce1" office:value-type="float" office:value="210609" calcext:value-type="float">
            <text:p>210609</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83323" calcext:value-type="float">
            <text:p>383323</text:p>
          </table:table-cell>
          <table:table-cell table:style-name="ce1" office:value-type="string" calcext:value-type="string">
            <text:p>considero que Analiza muy bien, éxitos. </text:p>
          </table:table-cell>
          <table:table-cell table:style-name="ce1" office:value-type="float" office:value="383323" calcext:value-type="float">
            <text:p>383323</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86302" calcext:value-type="float">
            <text:p>386302</text:p>
          </table:table-cell>
          <table:table-cell table:style-name="ce1" office:value-type="string" calcext:value-type="string">
            <text:p>Muy bien</text:p>
          </table:table-cell>
          <table:table-cell table:style-name="ce1" office:value-type="float" office:value="386302" calcext:value-type="float">
            <text:p>386302</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51447" calcext:value-type="float">
            <text:p>151447</text:p>
          </table:table-cell>
          <table:table-cell table:style-name="ce1" office:value-type="string" calcext:value-type="string">
            <text:p>La información sea clara y precisa para poder entender y llegar a la actividad requerida</text:p>
          </table:table-cell>
          <table:table-cell table:style-name="ce1" office:value-type="float" office:value="151447" calcext:value-type="float">
            <text:p>151447</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368500" calcext:value-type="float">
            <text:p>368500</text:p>
          </table:table-cell>
          <table:table-cell table:style-name="ce1" office:value-type="string" calcext:value-type="string">
            <text:p>EXCELENTE TRABAJO</text:p>
          </table:table-cell>
          <table:table-cell table:style-name="ce1" office:value-type="float" office:value="368500" calcext:value-type="float">
            <text:p>36850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23487" calcext:value-type="float">
            <text:p>623487</text:p>
          </table:table-cell>
          <table:table-cell table:style-name="ce1" office:value-type="string" calcext:value-type="string">
            <text:p>En mi opinion le falto imagenes que refleje acerca su aporte, espero y pueda mejorar </text:p>
          </table:table-cell>
          <table:table-cell table:style-name="ce1" office:value-type="float" office:value="623487" calcext:value-type="float">
            <text:p>623487</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450231" calcext:value-type="float">
            <text:p>450231</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0231" calcext:value-type="float">
            <text:p>45023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59908" calcext:value-type="float">
            <text:p>659908</text:p>
          </table:table-cell>
          <table:table-cell table:style-name="ce1" office:value-type="string" calcext:value-type="string">
            <text:p>te falto poner las respuestas <text:s text:c="2"/>para la proxima lo haras mejor</text:p>
          </table:table-cell>
          <table:table-cell table:style-name="ce1" office:value-type="float" office:value="659908" calcext:value-type="float">
            <text:p>65990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1703" calcext:value-type="float">
            <text:p>41703</text:p>
          </table:table-cell>
          <table:table-cell table:style-name="ce1" office:value-type="string" calcext:value-type="string">
            <text:p>Excelente trabajo. ¡Felicidades!</text:p>
          </table:table-cell>
          <table:table-cell table:style-name="ce1" office:value-type="float" office:value="41703" calcext:value-type="float">
            <text:p>41703</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86828" calcext:value-type="float">
            <text:p>686828</text:p>
          </table:table-cell>
          <table:table-cell table:style-name="ce1" office:value-type="string" calcext:value-type="string">
            <text:p>Buen trabajo</text:p>
          </table:table-cell>
          <table:table-cell table:style-name="ce1" office:value-type="float" office:value="686828" calcext:value-type="float">
            <text:p>68682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91027" calcext:value-type="float">
            <text:p>291027</text:p>
          </table:table-cell>
          <table:table-cell table:style-name="ce1" office:value-type="string" calcext:value-type="string">
            <text:p>Debes mejorar la redacción siendo sincero diste vueltas y al final no dices nada (buen abogado o político, pero pésimo redactor).</text:p>
          </table:table-cell>
          <table:table-cell table:style-name="ce1" office:value-type="float" office:value="291027" calcext:value-type="float">
            <text:p>291027</text:p>
          </table:table-cell>
          <table:table-cell table:number-columns-repeated="2" table:style-name="ce1" office:value-type="string" calcext:value-type="string">
            <text:p>N</text:p>
          </table:table-cell>
          <table:table-cell table:number-columns-repeated="1019"/>
        </table:table-row>
        <table:table-row table:style-name="ro1">
          <table:table-cell table:style-name="ce1" office:value-type="float" office:value="553401" calcext:value-type="float">
            <text:p>553401</text:p>
          </table:table-cell>
          <table:table-cell table:style-name="ce1" office:value-type="string" calcext:value-type="string">
            <text:p>Excelente</text:p>
          </table:table-cell>
          <table:table-cell table:style-name="ce1" office:value-type="float" office:value="553401" calcext:value-type="float">
            <text:p>55340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60590" calcext:value-type="float">
            <text:p>560590</text:p>
          </table:table-cell>
          <table:table-cell table:style-name="ce1" office:value-type="string" calcext:value-type="string">
            <text:p>El compañero resolvió de manera correcta los problemas.</text:p>
          </table:table-cell>
          <table:table-cell table:style-name="ce1" office:value-type="float" office:value="560590" calcext:value-type="float">
            <text:p>56059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68240" calcext:value-type="float">
            <text:p>268240</text:p>
          </table:table-cell>
          <table:table-cell table:style-name="ce1" office:value-type="string" calcext:value-type="string">
            <text:p>Para sintetizar un poco más el texto podría haber omitido la parte del geotecnista, de esta manera se habría mantenido en el rango de 120-160 palabras.</text:p>
          </table:table-cell>
          <table:table-cell table:style-name="ce1" office:value-type="float" office:value="268240" calcext:value-type="float">
            <text:p>268240</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582229" calcext:value-type="float">
            <text:p>582229</text:p>
          </table:table-cell>
          <table:table-cell table:style-name="ce1" office:value-type="string" calcext:value-type="string">
            <text:p>Felicitaciones por su excelente trabajo.</text:p>
          </table:table-cell>
          <table:table-cell table:style-name="ce1" office:value-type="float" office:value="582229" calcext:value-type="float">
            <text:p>582229</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15280" calcext:value-type="float">
            <text:p>515280</text:p>
          </table:table-cell>
          <table:table-cell table:style-name="ce1" office:value-type="string" calcext:value-type="string">
            <text:p>Note que esta respuesta también le falta aire al fente donde dirije la mirada el sujeto en la imagen del primer plano y la imagen del ángulo contrapicado.</text:p>
          </table:table-cell>
          <table:table-cell table:style-name="ce1" office:value-type="float" office:value="515280" calcext:value-type="float">
            <text:p>515280</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126547" calcext:value-type="float">
            <text:p>126547</text:p>
          </table:table-cell>
          <table:table-cell table:style-name="ce1" office:value-type="string" calcext:value-type="string">
            <text:p>Las ultimas respuestas estuvieron concisas.</text:p>
          </table:table-cell>
          <table:table-cell table:style-name="ce1" office:value-type="float" office:value="126547" calcext:value-type="float">
            <text:p>126547</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143858" calcext:value-type="float">
            <text:p>143858</text:p>
          </table:table-cell>
          <table:table-cell table:style-name="ce1" office:value-type="string" calcext:value-type="string">
            <text:p>Sus respuestas concuerdan a la pregunta, solo debe verificar su redacción antes de guardar el reto</text:p>
          </table:table-cell>
          <table:table-cell table:style-name="ce1" office:value-type="float" office:value="143858" calcext:value-type="float">
            <text:p>143858</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184992" calcext:value-type="float">
            <text:p>184992</text:p>
          </table:table-cell>
          <table:table-cell table:style-name="ce1" office:value-type="string" calcext:value-type="string">
            <text:p>Compañero/a debe mejorar y ilustrar lo que el docente indica(falta la linea de tiempo)</text:p>
          </table:table-cell>
          <table:table-cell table:style-name="ce1" office:value-type="float" office:value="184992" calcext:value-type="float">
            <text:p>184992</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53611" calcext:value-type="float">
            <text:p>53611</text:p>
          </table:table-cell>
          <table:table-cell table:style-name="ce1" office:value-type="string" calcext:value-type="string">
            <text:p>Identifica muy bien a los actores principales. Puede mejorar la forma en que lo percibe ya que en el caso planteado no parece haber comunicación <text:s/>desde que se inicio la situación incomoda.</text:p>
          </table:table-cell>
          <table:table-cell table:style-name="ce1" office:value-type="float" office:value="53611" calcext:value-type="float">
            <text:p>5361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74855" calcext:value-type="float">
            <text:p>174855</text:p>
          </table:table-cell>
          <table:table-cell table:style-name="ce1" office:value-type="string" calcext:value-type="string">
            <text:p>Puede mejorse la manera mas equitativa de repartir los bienes</text:p>
          </table:table-cell>
          <table:table-cell table:style-name="ce1" office:value-type="float" office:value="174855" calcext:value-type="float">
            <text:p>174855</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267001" calcext:value-type="float">
            <text:p>267001</text:p>
          </table:table-cell>
          <table:table-cell table:style-name="ce1" office:value-type="string" calcext:value-type="string">
            <text:p>Good working</text:p>
          </table:table-cell>
          <table:table-cell table:style-name="ce1" office:value-type="float" office:value="267001" calcext:value-type="float">
            <text:p>26700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44161" calcext:value-type="float">
            <text:p>644161</text:p>
          </table:table-cell>
          <table:table-cell table:style-name="ce1" office:value-type="string" calcext:value-type="string">
            <text:p>bien</text:p>
          </table:table-cell>
          <table:table-cell table:style-name="ce1" office:value-type="float" office:value="644161" calcext:value-type="float">
            <text:p>64416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52236" calcext:value-type="float">
            <text:p>252236</text:p>
          </table:table-cell>
          <table:table-cell table:style-name="ce1" office:value-type="string" calcext:value-type="string">
            <text:p>No se puede visualizar la infografia, no esta el linck de direccionamiento...</text:p>
          </table:table-cell>
          <table:table-cell table:style-name="ce1" office:value-type="float" office:value="252236" calcext:value-type="float">
            <text:p>252236</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599866" calcext:value-type="float">
            <text:p>599866</text:p>
          </table:table-cell>
          <table:table-cell table:style-name="ce1" office:value-type="string" calcext:value-type="string">
            <text:p>Se pude mejorar el contenido en base a las ETAS, verificar la ortografía y mejorar la presentación de la infografía y agregar nombres y apellidos completos además de la ciudad a la que pertenece. </text:p>
          </table:table-cell>
          <table:table-cell table:style-name="ce1" office:value-type="float" office:value="599866" calcext:value-type="float">
            <text:p>599866</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191528" calcext:value-type="float">
            <text:p>191528</text:p>
          </table:table-cell>
          <table:table-cell table:style-name="ce1" office:value-type="string" calcext:value-type="string">
            <text:p>Es un muy buen trabajo</text:p>
          </table:table-cell>
          <table:table-cell table:style-name="ce1" office:value-type="float" office:value="191528" calcext:value-type="float">
            <text:p>19152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63435" calcext:value-type="float">
            <text:p>363435</text:p>
          </table:table-cell>
          <table:table-cell table:style-name="ce1" office:value-type="string" calcext:value-type="string">
            <text:p>Excelente trabajo.</text:p>
            <text:p>Un consejo, trata de mejorar los movimientos de cámara que sean sutiles </text:p>
          </table:table-cell>
          <table:table-cell table:style-name="ce1" office:value-type="float" office:value="363435" calcext:value-type="float">
            <text:p>363435</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118" calcext:value-type="float">
            <text:p>2118</text:p>
          </table:table-cell>
          <table:table-cell table:style-name="ce1" office:value-type="string" calcext:value-type="string">
            <text:p>Mi comentario sería poner más tamaño de letra de las etiquetas al igual que los numeros expuestos en los ejes XY para obtener más simetría en el gráfico</text:p>
          </table:table-cell>
          <table:table-cell table:style-name="ce1" office:value-type="float" office:value="2118" calcext:value-type="float">
            <text:p>211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59783" calcext:value-type="float">
            <text:p>559783</text:p>
          </table:table-cell>
          <table:table-cell table:style-name="ce1" office:value-type="string" calcext:value-type="string">
            <text:p>Cumple facetas exigidas.</text:p>
          </table:table-cell>
          <table:table-cell table:style-name="ce1" office:value-type="float" office:value="559783" calcext:value-type="float">
            <text:p>559783</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382923" calcext:value-type="float">
            <text:p>382923</text:p>
          </table:table-cell>
          <table:table-cell table:style-name="ce1" office:value-type="string" calcext:value-type="string">
            <text:p>MUY BIEN</text:p>
          </table:table-cell>
          <table:table-cell table:style-name="ce1" office:value-type="float" office:value="382923" calcext:value-type="float">
            <text:p>382923</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08704" calcext:value-type="float">
            <text:p>108704</text:p>
          </table:table-cell>
          <table:table-cell table:style-name="ce1" office:value-type="string" calcext:value-type="string">
            <text:p>muy bien siga adelante.</text:p>
          </table:table-cell>
          <table:table-cell table:style-name="ce1" office:value-type="float" office:value="108704" calcext:value-type="float">
            <text:p>108704</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97711" calcext:value-type="float">
            <text:p>197711</text:p>
          </table:table-cell>
          <table:table-cell table:style-name="ce1" office:value-type="string" calcext:value-type="string">
            <text:p>buen trabajao, mejorar pregunta 7</text:p>
          </table:table-cell>
          <table:table-cell table:style-name="ce1" office:value-type="float" office:value="197711" calcext:value-type="float">
            <text:p>19771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53209" calcext:value-type="float">
            <text:p>153209</text:p>
          </table:table-cell>
          <table:table-cell table:style-name="ce1" office:value-type="string" calcext:value-type="string">
            <text:p>Te faltó implementar el artículo en El Efecto Contraste y una s en Aulas Jigsaw</text:p>
          </table:table-cell>
          <table:table-cell table:style-name="ce1" office:value-type="float" office:value="153209" calcext:value-type="float">
            <text:p>153209</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559734" calcext:value-type="float">
            <text:p>559734</text:p>
          </table:table-cell>
          <table:table-cell table:style-name="ce1" office:value-type="string" calcext:value-type="string">
            <text:p>Estimado compañero lamentablemente no ha subido ni cargado si imagen :(</text:p>
          </table:table-cell>
          <table:table-cell table:style-name="ce1" office:value-type="float" office:value="559734" calcext:value-type="float">
            <text:p>559734</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345639" calcext:value-type="float">
            <text:p>345639</text:p>
          </table:table-cell>
          <table:table-cell table:style-name="ce1" office:value-type="string" calcext:value-type="string">
            <text:p>El reto está completo, con todas las definiciones correctas</text:p>
          </table:table-cell>
          <table:table-cell table:style-name="ce1" office:value-type="float" office:value="345639" calcext:value-type="float">
            <text:p>345639</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57900" calcext:value-type="float">
            <text:p>57900</text:p>
          </table:table-cell>
          <table:table-cell table:style-name="ce1" office:value-type="string" calcext:value-type="string">
            <text:p>La investigación fue acorde a lo que se pidió, pero puede mejorar su trabajo mucho más.</text:p>
          </table:table-cell>
          <table:table-cell table:style-name="ce1" office:value-type="float" office:value="57900" calcext:value-type="float">
            <text:p>57900</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580080" calcext:value-type="float">
            <text:p>580080</text:p>
          </table:table-cell>
          <table:table-cell table:style-name="ce1" office:value-type="string" calcext:value-type="string">
            <text:p>Felicitaciones por su trabajo!!</text:p>
          </table:table-cell>
          <table:table-cell table:style-name="ce1" office:value-type="float" office:value="580080" calcext:value-type="float">
            <text:p>58008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49362" calcext:value-type="float">
            <text:p>249362</text:p>
          </table:table-cell>
          <table:table-cell table:style-name="ce1" office:value-type="string" calcext:value-type="string">
            <text:p>excelente</text:p>
          </table:table-cell>
          <table:table-cell table:style-name="ce1" office:value-type="float" office:value="249362" calcext:value-type="float">
            <text:p>249362</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1802" calcext:value-type="float">
            <text:p>41802</text:p>
          </table:table-cell>
          <table:table-cell table:style-name="ce1" office:value-type="string" calcext:value-type="string">
            <text:p>Podría mejorar para que sea mas eficiente en la creación de las variables</text:p>
          </table:table-cell>
          <table:table-cell table:style-name="ce1" office:value-type="float" office:value="41802" calcext:value-type="float">
            <text:p>41802</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451834" calcext:value-type="float">
            <text:p>451834</text:p>
          </table:table-cell>
          <table:table-cell table:style-name="ce1" office:value-type="string" calcext:value-type="string">
            <text:p>muy bien su idea</text:p>
          </table:table-cell>
          <table:table-cell table:style-name="ce1" office:value-type="float" office:value="451834" calcext:value-type="float">
            <text:p>451834</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99666" calcext:value-type="float">
            <text:p>199666</text:p>
          </table:table-cell>
          <table:table-cell table:style-name="ce1" office:value-type="string" calcext:value-type="string">
            <text:p>excelente</text:p>
          </table:table-cell>
          <table:table-cell table:style-name="ce1" office:value-type="float" office:value="199666" calcext:value-type="float">
            <text:p>19966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67258" calcext:value-type="float">
            <text:p>167258</text:p>
          </table:table-cell>
          <table:table-cell table:style-name="ce1" office:value-type="string" calcext:value-type="string">
            <text:p>Buen trabajo, realizado con esmero, preocupación, buena letra y ortografía.</text:p>
          </table:table-cell>
          <table:table-cell table:style-name="ce1" office:value-type="float" office:value="167258" calcext:value-type="float">
            <text:p>16725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84521" calcext:value-type="float">
            <text:p>84521</text:p>
          </table:table-cell>
          <table:table-cell table:style-name="ce1" office:value-type="string" calcext:value-type="string">
            <text:p>Las respuestas son lógicas y correctas correspondientes a las preguntas realizadas con pertinencia y objetividad.</text:p>
          </table:table-cell>
          <table:table-cell table:style-name="ce1" office:value-type="float" office:value="84521" calcext:value-type="float">
            <text:p>8452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12026" calcext:value-type="float">
            <text:p>612026</text:p>
          </table:table-cell>
          <table:table-cell table:style-name="ce1" office:value-type="string" calcext:value-type="string">
            <text:p>Es preciso y un gran trabajo :)</text:p>
          </table:table-cell>
          <table:table-cell table:style-name="ce1" office:value-type="float" office:value="612026" calcext:value-type="float">
            <text:p>61202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24777" calcext:value-type="float">
            <text:p>124777</text:p>
          </table:table-cell>
          <table:table-cell table:style-name="ce1" office:value-type="string" calcext:value-type="string">
            <text:p>criterio correspondiente a lo que se le pide.</text:p>
          </table:table-cell>
          <table:table-cell table:style-name="ce1" office:value-type="float" office:value="124777" calcext:value-type="float">
            <text:p>124777</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283251" calcext:value-type="float">
            <text:p>283251</text:p>
          </table:table-cell>
          <table:table-cell table:style-name="ce1" office:value-type="string" calcext:value-type="string">
            <text:p>No se visualiza la actividad requerida.</text:p>
          </table:table-cell>
          <table:table-cell table:style-name="ce1" office:value-type="float" office:value="283251" calcext:value-type="float">
            <text:p>283251</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362798" calcext:value-type="float">
            <text:p>362798</text:p>
          </table:table-cell>
          <table:table-cell table:style-name="ce1" office:value-type="string" calcext:value-type="string">
            <text:p>Todo bien</text:p>
          </table:table-cell>
          <table:table-cell table:style-name="ce1" office:value-type="float" office:value="362798" calcext:value-type="float">
            <text:p>36279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19776" calcext:value-type="float">
            <text:p>119776</text:p>
          </table:table-cell>
          <table:table-cell table:style-name="ce1" office:value-type="string" calcext:value-type="string">
            <text:p>Pienso que mejoraría el cuestionario conociendo el tipo de motor que desea (gasolina o diésel), si se desea un automóvil, una camioneta cabina simple o doble o un suv</text:p>
            <text:p>Debería también ser más explícito en la parte del equipamiento como por ejemplo: el tipo de caja que se desea tener (manual o automática), tracción a las 2 o 4 ruedas, número de airbags</text:p>
            <text:p>El color es muy importante conocer, especialmente para las damas, así por ejemplo mi esposa dejo varios concesionarios debido a que no hallaba el c</text:p>
          </table:table-cell>
          <table:table-cell table:style-name="ce1" office:value-type="float" office:value="119776" calcext:value-type="float">
            <text:p>11977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47671" calcext:value-type="float">
            <text:p>547671</text:p>
          </table:table-cell>
          <table:table-cell table:style-name="ce1" office:value-type="string" calcext:value-type="string">
            <text:p>Muy bien</text:p>
          </table:table-cell>
          <table:table-cell table:style-name="ce1" office:value-type="float" office:value="547671" calcext:value-type="float">
            <text:p>54767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44124" calcext:value-type="float">
            <text:p>444124</text:p>
          </table:table-cell>
          <table:table-cell table:style-name="ce1" office:value-type="string" calcext:value-type="string">
            <text:p>No contiene discusión y referencias bibliográficas</text:p>
          </table:table-cell>
          <table:table-cell table:style-name="ce1" office:value-type="float" office:value="444124" calcext:value-type="float">
            <text:p>444124</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241884" calcext:value-type="float">
            <text:p>241884</text:p>
          </table:table-cell>
          <table:table-cell table:style-name="ce1" office:value-type="string" calcext:value-type="string">
            <text:p>.</text:p>
          </table:table-cell>
          <table:table-cell table:style-name="ce1" office:value-type="float" office:value="241884" calcext:value-type="float">
            <text:p>241884</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403958" calcext:value-type="float">
            <text:p>403958</text:p>
          </table:table-cell>
          <table:table-cell table:style-name="ce1" office:value-type="string" calcext:value-type="string">
            <text:p>Nos enseña mucho aprendiendo interactivamente.</text:p>
          </table:table-cell>
          <table:table-cell table:style-name="ce1" office:value-type="float" office:value="403958" calcext:value-type="float">
            <text:p>40395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67372" calcext:value-type="float">
            <text:p>667372</text:p>
          </table:table-cell>
          <table:table-cell table:style-name="ce1" office:value-type="string" calcext:value-type="string">
            <text:p>Buen trabajo el huerto casero nos permite la participación en diferentes actividades productivas y asegura la alimentación y protección de todos.</text:p>
          </table:table-cell>
          <table:table-cell table:style-name="ce1" office:value-type="float" office:value="667372" calcext:value-type="float">
            <text:p>667372</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23826" calcext:value-type="float">
            <text:p>323826</text:p>
          </table:table-cell>
          <table:table-cell table:style-name="ce1" office:value-type="string" calcext:value-type="string">
            <text:p>mezcla los otros retos y confunde las situaciones. Se recomienda tener claridad y trabajar de forma individual cada reto.</text:p>
          </table:table-cell>
          <table:table-cell table:style-name="ce1" office:value-type="float" office:value="323826" calcext:value-type="float">
            <text:p>323826</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495840" calcext:value-type="float">
            <text:p>495840</text:p>
          </table:table-cell>
          <table:table-cell table:style-name="ce1" office:value-type="string" calcext:value-type="string">
            <text:p><text:s/>Saludos Cordiales, a luchar contra los prejuicios y muchos ánimos para vencerlos...</text:p>
          </table:table-cell>
          <table:table-cell table:style-name="ce1" office:value-type="float" office:value="495840" calcext:value-type="float">
            <text:p>495840</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21817" calcext:value-type="float">
            <text:p>21817</text:p>
          </table:table-cell>
          <table:table-cell table:style-name="ce1" office:value-type="string" calcext:value-type="string">
            <text:p>rEVISANDO EL TRABAJO DEBO MANIFESTAR QUE SE ENCUENTRA BIEN SUSTENTADO Y MERECE BUENA CALIFICACION.</text:p>
          </table:table-cell>
          <table:table-cell table:style-name="ce1" office:value-type="float" office:value="21817" calcext:value-type="float">
            <text:p>21817</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45764" calcext:value-type="float">
            <text:p>345764</text:p>
          </table:table-cell>
          <table:table-cell table:style-name="ce1" office:value-type="string" calcext:value-type="string">
            <text:p>El nombre no esta detallado de la persona</text:p>
          </table:table-cell>
          <table:table-cell table:style-name="ce1" office:value-type="float" office:value="345764" calcext:value-type="float">
            <text:p>345764</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491646" calcext:value-type="float">
            <text:p>491646</text:p>
          </table:table-cell>
          <table:table-cell table:style-name="ce1" office:value-type="string" calcext:value-type="string">
            <text:p>NO PRESENTO EL POEMA</text:p>
          </table:table-cell>
          <table:table-cell table:style-name="ce1" office:value-type="float" office:value="491646" calcext:value-type="float">
            <text:p>491646</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58596" calcext:value-type="float">
            <text:p>58596</text:p>
          </table:table-cell>
          <table:table-cell table:style-name="ce1" office:value-type="string" calcext:value-type="string">
            <text:p>NINGUNO</text:p>
          </table:table-cell>
          <table:table-cell table:style-name="ce1" office:value-type="float" office:value="58596" calcext:value-type="float">
            <text:p>58596</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238026" calcext:value-type="float">
            <text:p>238026</text:p>
          </table:table-cell>
          <table:table-cell table:style-name="ce1" office:value-type="string" calcext:value-type="string">
            <text:p>El reto no pedìa incluir un soporte de informaciòn</text:p>
          </table:table-cell>
          <table:table-cell table:style-name="ce1" office:value-type="float" office:value="238026" calcext:value-type="float">
            <text:p>238026</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102934" calcext:value-type="float">
            <text:p>102934</text:p>
          </table:table-cell>
          <table:table-cell table:style-name="ce4" office:value-type="string" calcext:value-type="string">
            <text:p><text:a xlink:href="http://dataviz.utpl.edu.ec/opencampus/revisar.htm?hash=33663cd72e39488c3371ef03c58fbd7" xlink:type="simple">http://dataviz.utpl.edu.ec/opencampus/revisar.htm?hash=33663cd72e39488c3371ef03c58fbd7</text:a></text:p>
          </table:table-cell>
          <table:table-cell table:style-name="ce1" office:value-type="float" office:value="102934" calcext:value-type="float">
            <text:p>102934</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105082" calcext:value-type="float">
            <text:p>105082</text:p>
          </table:table-cell>
          <table:table-cell table:style-name="ce1" office:value-type="string" calcext:value-type="string">
            <text:p>LAS PRIMERAS PREGUNTAS SE NOTA UNA DEDICACIÓN POR INVESTIGAR EL TEMA PROPUESTO, MAS EN LAS ÚLTIMAS NO EXISTEN DATOS A LOS TEMAS PLANTEADOS</text:p>
          </table:table-cell>
          <table:table-cell table:style-name="ce1" office:value-type="float" office:value="105082" calcext:value-type="float">
            <text:p>105082</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558340" calcext:value-type="float">
            <text:p>558340</text:p>
          </table:table-cell>
          <table:table-cell table:style-name="ce1" office:value-type="string" calcext:value-type="string">
            <text:p>EXCELLENT</text:p>
          </table:table-cell>
          <table:table-cell table:style-name="ce1" office:value-type="float" office:value="558340" calcext:value-type="float">
            <text:p>55834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85934" calcext:value-type="float">
            <text:p>485934</text:p>
          </table:table-cell>
          <table:table-cell table:style-name="ce1" office:value-type="string" calcext:value-type="string">
            <text:p>No posee bibliografia</text:p>
          </table:table-cell>
          <table:table-cell table:style-name="ce1" office:value-type="float" office:value="485934" calcext:value-type="float">
            <text:p>485934</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71811" calcext:value-type="float">
            <text:p>71811</text:p>
          </table:table-cell>
          <table:table-cell table:style-name="ce1" office:value-type="string" calcext:value-type="string">
            <text:p>BUEN DESARROLLO</text:p>
          </table:table-cell>
          <table:table-cell table:style-name="ce1" office:value-type="float" office:value="71811" calcext:value-type="float">
            <text:p>7181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63004" calcext:value-type="float">
            <text:p>263004</text:p>
          </table:table-cell>
          <table:table-cell table:style-name="ce1" office:value-type="string" calcext:value-type="string">
            <text:p>falta por completar </text:p>
            <text:p>ud. no ha completado todo los pasos de este problema </text:p>
          </table:table-cell>
          <table:table-cell table:style-name="ce1" office:value-type="float" office:value="263004" calcext:value-type="float">
            <text:p>263004</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530210" calcext:value-type="float">
            <text:p>530210</text:p>
          </table:table-cell>
          <table:table-cell table:style-name="ce1" office:value-type="string" calcext:value-type="string">
            <text:p>NO SE SUBIÓ TU IMAGEN PERO CONFÍO EN QUE SI HICISTE :)</text:p>
          </table:table-cell>
          <table:table-cell table:style-name="ce1" office:value-type="float" office:value="530210" calcext:value-type="float">
            <text:p>53021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6570" calcext:value-type="float">
            <text:p>16570</text:p>
          </table:table-cell>
          <table:table-cell table:style-name="ce1" office:value-type="string" calcext:value-type="string">
            <text:p>BIEN</text:p>
          </table:table-cell>
          <table:table-cell table:style-name="ce1" office:value-type="float" office:value="16570" calcext:value-type="float">
            <text:p>1657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49270" calcext:value-type="float">
            <text:p>249270</text:p>
          </table:table-cell>
          <table:table-cell table:style-name="ce1" office:value-type="string" calcext:value-type="string">
            <text:p>Muy bien</text:p>
          </table:table-cell>
          <table:table-cell table:style-name="ce1" office:value-type="float" office:value="249270" calcext:value-type="float">
            <text:p>24927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94940" calcext:value-type="float">
            <text:p>394940</text:p>
          </table:table-cell>
          <table:table-cell table:style-name="ce1" office:value-type="string" calcext:value-type="string">
            <text:p>Detalla un link de una receta casera en youtube, la imagen del emprendimiento en la de una brocheta común.</text:p>
          </table:table-cell>
          <table:table-cell table:style-name="ce1" office:value-type="float" office:value="394940" calcext:value-type="float">
            <text:p>394940</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332036" calcext:value-type="float">
            <text:p>332036</text:p>
          </table:table-cell>
          <table:table-cell table:style-name="ce1" office:value-type="string" calcext:value-type="string">
            <text:p>Excelente trabajo,</text:p>
            <text:p/>
            <text:p>Éxitos en este curso...</text:p>
          </table:table-cell>
          <table:table-cell table:style-name="ce1" office:value-type="float" office:value="332036" calcext:value-type="float">
            <text:p>33203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69486" calcext:value-type="float">
            <text:p>469486</text:p>
          </table:table-cell>
          <table:table-cell table:style-name="ce1" office:value-type="string" calcext:value-type="string">
            <text:p>excelente trabajo</text:p>
          </table:table-cell>
          <table:table-cell table:style-name="ce1" office:value-type="float" office:value="469486" calcext:value-type="float">
            <text:p>46948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48093" calcext:value-type="float">
            <text:p>648093</text:p>
          </table:table-cell>
          <table:table-cell table:style-name="ce1" office:value-type="string" calcext:value-type="string">
            <text:p>Es una imagen descargada de internet.</text:p>
          </table:table-cell>
          <table:table-cell table:style-name="ce1" office:value-type="float" office:value="648093" calcext:value-type="float">
            <text:p>648093</text:p>
          </table:table-cell>
          <table:table-cell table:number-columns-repeated="2" table:style-name="ce1" office:value-type="string" calcext:value-type="string">
            <text:p>N</text:p>
          </table:table-cell>
          <table:table-cell table:number-columns-repeated="1019"/>
        </table:table-row>
        <table:table-row table:style-name="ro1">
          <table:table-cell table:style-name="ce1" office:value-type="float" office:value="472698" calcext:value-type="float">
            <text:p>472698</text:p>
          </table:table-cell>
          <table:table-cell table:style-name="ce1" office:value-type="string" calcext:value-type="string">
            <text:p>Buen trabajo</text:p>
          </table:table-cell>
          <table:table-cell table:style-name="ce1" office:value-type="float" office:value="472698" calcext:value-type="float">
            <text:p>47269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51976" calcext:value-type="float">
            <text:p>551976</text:p>
          </table:table-cell>
          <table:table-cell table:style-name="ce1" office:value-type="string" calcext:value-type="string">
            <text:p>OK</text:p>
          </table:table-cell>
          <table:table-cell table:style-name="ce1" office:value-type="float" office:value="551976" calcext:value-type="float">
            <text:p>551976</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339032" calcext:value-type="float">
            <text:p>339032</text:p>
          </table:table-cell>
          <table:table-cell table:style-name="ce1" office:value-type="string" calcext:value-type="string">
            <text:p>Sin comentarios</text:p>
          </table:table-cell>
          <table:table-cell table:style-name="ce1" office:value-type="float" office:value="339032" calcext:value-type="float">
            <text:p>339032</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226001" calcext:value-type="float">
            <text:p>226001</text:p>
          </table:table-cell>
          <table:table-cell table:style-name="ce1" office:value-type="string" calcext:value-type="string">
            <text:p>El ángulo picado es con vista hacia abajo y el contra picado, es con visión arriba. Gran falla, pero buen trabajo.</text:p>
          </table:table-cell>
          <table:table-cell table:style-name="ce1" office:value-type="float" office:value="226001" calcext:value-type="float">
            <text:p>22600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67500" calcext:value-type="float">
            <text:p>267500</text:p>
          </table:table-cell>
          <table:table-cell table:style-name="ce1" office:value-type="string" calcext:value-type="string">
            <text:p>Buen trabajo</text:p>
          </table:table-cell>
          <table:table-cell table:style-name="ce1" office:value-type="float" office:value="267500" calcext:value-type="float">
            <text:p>26750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69100" calcext:value-type="float">
            <text:p>669100</text:p>
          </table:table-cell>
          <table:table-cell table:style-name="ce1" office:value-type="string" calcext:value-type="string">
            <text:p>Con respecto al flujo de comunicación debía explicar si se daba de manera ascendente, descendente, lateral o diagonal. Pero ahí hizo un muy buen trabajo!!</text:p>
          </table:table-cell>
          <table:table-cell table:style-name="ce1" office:value-type="float" office:value="669100" calcext:value-type="float">
            <text:p>66910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12505" calcext:value-type="float">
            <text:p>412505</text:p>
          </table:table-cell>
          <table:table-cell table:style-name="ce1" office:value-type="string" calcext:value-type="string">
            <text:p>Las imágenes que usa como referencia no se pueden visualizar adecuadamente, hay información que no se responde, las preguntas que están como contenido no se concatenan con la información presentada. </text:p>
          </table:table-cell>
          <table:table-cell table:style-name="ce1" office:value-type="float" office:value="412505" calcext:value-type="float">
            <text:p>412505</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612902" calcext:value-type="float">
            <text:p>612902</text:p>
          </table:table-cell>
          <table:table-cell table:style-name="ce1" office:value-type="string" calcext:value-type="string">
            <text:p>10 puntos</text:p>
          </table:table-cell>
          <table:table-cell table:style-name="ce1" office:value-type="float" office:value="612902" calcext:value-type="float">
            <text:p>612902</text:p>
          </table:table-cell>
          <table:table-cell table:number-columns-repeated="2" table:style-name="ce1" office:value-type="string" calcext:value-type="string">
            <text:p>N</text:p>
          </table:table-cell>
          <table:table-cell table:number-columns-repeated="1019"/>
        </table:table-row>
        <table:table-row table:style-name="ro1">
          <table:table-cell table:style-name="ce1" office:value-type="float" office:value="169576" calcext:value-type="float">
            <text:p>169576</text:p>
          </table:table-cell>
          <table:table-cell table:style-name="ce1" office:value-type="string" calcext:value-type="string">
            <text:p>MUY BIEN</text:p>
          </table:table-cell>
          <table:table-cell table:style-name="ce1" office:value-type="float" office:value="169576" calcext:value-type="float">
            <text:p>16957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85134" calcext:value-type="float">
            <text:p>685134</text:p>
          </table:table-cell>
          <table:table-cell table:style-name="ce1" office:value-type="string" calcext:value-type="string">
            <text:p>Bien</text:p>
          </table:table-cell>
          <table:table-cell table:style-name="ce1" office:value-type="float" office:value="685134" calcext:value-type="float">
            <text:p>685134</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139" calcext:value-type="float">
            <text:p>2139</text:p>
          </table:table-cell>
          <table:table-cell table:style-name="ce1" office:value-type="string" calcext:value-type="string">
            <text:p>Yo hubira puesto tambien un cuadro de informacion que ayude a la interpretacion de la grafica, cuando un tema no se lo conoce bien es necesario tener un cuadro resumen que proporcione informacion clara. y hag</text:p>
          </table:table-cell>
          <table:table-cell table:style-name="ce1" office:value-type="float" office:value="2139" calcext:value-type="float">
            <text:p>2139</text:p>
          </table:table-cell>
          <table:table-cell table:number-columns-repeated="2" table:style-name="ce1" office:value-type="string" calcext:value-type="string">
            <text:p>N</text:p>
          </table:table-cell>
          <table:table-cell table:number-columns-repeated="1019"/>
        </table:table-row>
        <table:table-row table:style-name="ro1">
          <table:table-cell table:style-name="ce1" office:value-type="float" office:value="194734" calcext:value-type="float">
            <text:p>194734</text:p>
          </table:table-cell>
          <table:table-cell table:style-name="ce1" office:value-type="string" calcext:value-type="string">
            <text:p>Los aspectos que me dejó la respuesta del compañero es que Apple es una marca mundialmente reconocida gracias al esfuerzo que han realizado desde la fabricación de sus equipos informáticos hasta la postventa. Además, que siempre están innovando en tecnología para mejorar el servicio y mantenerse a la vanguardia.</text:p>
          </table:table-cell>
          <table:table-cell table:style-name="ce1" office:value-type="float" office:value="194734" calcext:value-type="float">
            <text:p>194734</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659141" calcext:value-type="float">
            <text:p>659141</text:p>
          </table:table-cell>
          <table:table-cell table:style-name="ce1" office:value-type="string" calcext:value-type="string">
            <text:p>1. ¿Qué significa Egoencia y vanidad?</text:p>
            <text:p>Fernando González: Egoencia y Vanidad</text:p>
            <text:p/>
            <text:p>Para él la vanidad es un rasgo de sociedad latinoamericana, el cual critica. La define como la ausencia de motivos para realizar una acción con la cual solo se aspira recibir un reconocimiento público, interfiriendo con la expresión individual de las personas y ocasionando que el vanidoso viva su vida según los demás y no como él lo desea.</text:p>
            <text:p/>
            <text:p>Por otro lado, el egoente es el opuesto al vanidoso. Este es el hombre a seguir,</text:p>
          </table:table-cell>
          <table:table-cell table:style-name="ce1" office:value-type="float" office:value="659141" calcext:value-type="float">
            <text:p>659141</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326126" calcext:value-type="float">
            <text:p>326126</text:p>
          </table:table-cell>
          <table:table-cell table:style-name="ce1" office:value-type="string" calcext:value-type="string">
            <text:p>Podría mejorar su investigación no aporta nada novedoso</text:p>
          </table:table-cell>
          <table:table-cell table:style-name="ce1" office:value-type="float" office:value="326126" calcext:value-type="float">
            <text:p>326126</text:p>
          </table:table-cell>
          <table:table-cell table:number-columns-repeated="2" table:style-name="ce1" office:value-type="string" calcext:value-type="string">
            <text:p>N</text:p>
          </table:table-cell>
          <table:table-cell table:number-columns-repeated="1019"/>
        </table:table-row>
        <table:table-row table:style-name="ro1">
          <table:table-cell table:style-name="ce1" office:value-type="float" office:value="394284" calcext:value-type="float">
            <text:p>394284</text:p>
          </table:table-cell>
          <table:table-cell table:style-name="ce1" office:value-type="string" calcext:value-type="string">
            <text:p>este trabajo es copiado de otro mismo formato con diferente color</text:p>
          </table:table-cell>
          <table:table-cell table:style-name="ce1" office:value-type="float" office:value="394284" calcext:value-type="float">
            <text:p>394284</text:p>
          </table:table-cell>
          <table:table-cell table:number-columns-repeated="2" table:style-name="ce1" office:value-type="string" calcext:value-type="string">
            <text:p>N</text:p>
          </table:table-cell>
          <table:table-cell table:number-columns-repeated="1019"/>
        </table:table-row>
        <table:table-row table:style-name="ro1">
          <table:table-cell table:style-name="ce1" office:value-type="float" office:value="6694" calcext:value-type="float">
            <text:p>6694</text:p>
          </table:table-cell>
          <table:table-cell table:style-name="ce1" office:value-type="string" calcext:value-type="string">
            <text:p>apjl</text:p>
          </table:table-cell>
          <table:table-cell table:style-name="ce1" office:value-type="float" office:value="6694" calcext:value-type="float">
            <text:p>6694</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200402" calcext:value-type="float">
            <text:p>200402</text:p>
          </table:table-cell>
          <table:table-cell table:style-name="ce1" office:value-type="string" calcext:value-type="string">
            <text:p>exelente</text:p>
            <text:p/>
          </table:table-cell>
          <table:table-cell table:style-name="ce1" office:value-type="float" office:value="200402" calcext:value-type="float">
            <text:p>200402</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94961" calcext:value-type="float">
            <text:p>194961</text:p>
          </table:table-cell>
          <table:table-cell table:style-name="ce1" office:value-type="string" calcext:value-type="string">
            <text:p>Gran Trabajo, saludos </text:p>
          </table:table-cell>
          <table:table-cell table:style-name="ce1" office:value-type="float" office:value="194961" calcext:value-type="float">
            <text:p>19496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97798" calcext:value-type="float">
            <text:p>97798</text:p>
          </table:table-cell>
          <table:table-cell table:style-name="ce1" office:value-type="string" calcext:value-type="string">
            <text:p>Esta bien</text:p>
          </table:table-cell>
          <table:table-cell table:style-name="ce1" office:value-type="float" office:value="97798" calcext:value-type="float">
            <text:p>9779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62521" calcext:value-type="float">
            <text:p>362521</text:p>
          </table:table-cell>
          <table:table-cell table:style-name="ce1" office:value-type="string" calcext:value-type="string">
            <text:p>Falta de conocimientos para emplear el tema</text:p>
          </table:table-cell>
          <table:table-cell table:style-name="ce1" office:value-type="float" office:value="362521" calcext:value-type="float">
            <text:p>362521</text:p>
          </table:table-cell>
          <table:table-cell table:number-columns-repeated="2" table:style-name="ce1" office:value-type="string" calcext:value-type="string">
            <text:p>N</text:p>
          </table:table-cell>
          <table:table-cell table:number-columns-repeated="1019"/>
        </table:table-row>
        <table:table-row table:style-name="ro1">
          <table:table-cell table:style-name="ce1" office:value-type="float" office:value="334626" calcext:value-type="float">
            <text:p>334626</text:p>
          </table:table-cell>
          <table:table-cell table:style-name="ce1" office:value-type="string" calcext:value-type="string">
            <text:p>todo claro</text:p>
          </table:table-cell>
          <table:table-cell table:style-name="ce1" office:value-type="float" office:value="334626" calcext:value-type="float">
            <text:p>33462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11217" calcext:value-type="float">
            <text:p>411217</text:p>
          </table:table-cell>
          <table:table-cell table:style-name="ce1" office:value-type="string" calcext:value-type="string">
            <text:p>No realiza lo dispuesto por el Facilitador.</text:p>
          </table:table-cell>
          <table:table-cell table:style-name="ce1" office:value-type="float" office:value="411217" calcext:value-type="float">
            <text:p>411217</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327916" calcext:value-type="float">
            <text:p>327916</text:p>
          </table:table-cell>
          <table:table-cell table:style-name="ce1" office:value-type="string" calcext:value-type="string">
            <text:p>Excelente!</text:p>
          </table:table-cell>
          <table:table-cell table:style-name="ce1" office:value-type="float" office:value="327916" calcext:value-type="float">
            <text:p>32791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23410" calcext:value-type="float">
            <text:p>223410</text:p>
          </table:table-cell>
          <table:table-cell table:style-name="ce1" office:value-type="string" calcext:value-type="string">
            <text:p>Muy buen trabajo</text:p>
          </table:table-cell>
          <table:table-cell table:style-name="ce1" office:value-type="float" office:value="223410" calcext:value-type="float">
            <text:p>22341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98398" calcext:value-type="float">
            <text:p>198398</text:p>
          </table:table-cell>
          <table:table-cell table:style-name="ce1" office:value-type="string" calcext:value-type="string">
            <text:p>Expone muy claramente su punto que es el derecho a que no usen los datos de una forma estilo espia.</text:p>
          </table:table-cell>
          <table:table-cell table:style-name="ce1" office:value-type="float" office:value="198398" calcext:value-type="float">
            <text:p>19839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02333" calcext:value-type="float">
            <text:p>602333</text:p>
          </table:table-cell>
          <table:table-cell table:style-name="ce1" office:value-type="string" calcext:value-type="string">
            <text:p>Buen Trabajo!</text:p>
          </table:table-cell>
          <table:table-cell table:style-name="ce1" office:value-type="float" office:value="602333" calcext:value-type="float">
            <text:p>602333</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30507" calcext:value-type="float">
            <text:p>230507</text:p>
          </table:table-cell>
          <table:table-cell table:style-name="ce1" office:value-type="string" calcext:value-type="string">
            <text:p>Personalmente, mejoraría en los espacios laterales, con recorte rectangular, pero en general, excelente.</text:p>
          </table:table-cell>
          <table:table-cell table:style-name="ce1" office:value-type="float" office:value="230507" calcext:value-type="float">
            <text:p>230507</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23431" calcext:value-type="float">
            <text:p>623431</text:p>
          </table:table-cell>
          <table:table-cell table:style-name="ce1" office:value-type="string" calcext:value-type="string">
            <text:p>corrección ortográfica : contigüidad</text:p>
            <text:p>Buen trabajo.</text:p>
            <text:p/>
            <text:p/>
          </table:table-cell>
          <table:table-cell table:style-name="ce1" office:value-type="float" office:value="623431" calcext:value-type="float">
            <text:p>62343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42250" calcext:value-type="float">
            <text:p>642250</text:p>
          </table:table-cell>
          <table:table-cell table:style-name="ce1" office:value-type="string" calcext:value-type="string">
            <text:p>Excelente trabajo, mucha creatividad por parte del estudiante. </text:p>
          </table:table-cell>
          <table:table-cell table:style-name="ce1" office:value-type="float" office:value="642250" calcext:value-type="float">
            <text:p>64225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69117" calcext:value-type="float">
            <text:p>369117</text:p>
          </table:table-cell>
          <table:table-cell table:style-name="ce1" office:value-type="string" calcext:value-type="string">
            <text:p>buen trabajo</text:p>
          </table:table-cell>
          <table:table-cell table:style-name="ce1" office:value-type="float" office:value="369117" calcext:value-type="float">
            <text:p>369117</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15152" calcext:value-type="float">
            <text:p>615152</text:p>
          </table:table-cell>
          <table:table-cell table:style-name="ce1" office:value-type="string" calcext:value-type="string">
            <text:p>EFICIENTE</text:p>
          </table:table-cell>
          <table:table-cell table:style-name="ce1" office:value-type="float" office:value="615152" calcext:value-type="float">
            <text:p>615152</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54862" calcext:value-type="float">
            <text:p>554862</text:p>
          </table:table-cell>
          <table:table-cell table:style-name="ce1" office:value-type="string" calcext:value-type="string">
            <text:p>Muy bien</text:p>
          </table:table-cell>
          <table:table-cell table:style-name="ce1" office:value-type="float" office:value="554862" calcext:value-type="float">
            <text:p>554862</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11498" calcext:value-type="float">
            <text:p>611498</text:p>
          </table:table-cell>
          <table:table-cell table:style-name="ce1" office:value-type="string" calcext:value-type="string">
            <text:p>Buen trabajo</text:p>
          </table:table-cell>
          <table:table-cell table:style-name="ce1" office:value-type="float" office:value="611498" calcext:value-type="float">
            <text:p>61149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30212" calcext:value-type="float">
            <text:p>630212</text:p>
          </table:table-cell>
          <table:table-cell table:style-name="ce1" office:value-type="string" calcext:value-type="string">
            <text:p>Considero que la respuesta de mi compañera es adecuada por cuanto se basa en parámetros filosóficos que conllevan a reflexionar, por lo tanto respeto mucho su criterio.</text:p>
          </table:table-cell>
          <table:table-cell table:style-name="ce1" office:value-type="float" office:value="630212" calcext:value-type="float">
            <text:p>630212</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5824" calcext:value-type="float">
            <text:p>25824</text:p>
          </table:table-cell>
          <table:table-cell table:style-name="ce1" office:value-type="string" calcext:value-type="string">
            <text:p>esta realizado de forma critica con las consideraciones necesarias para el caso</text:p>
          </table:table-cell>
          <table:table-cell table:style-name="ce1" office:value-type="float" office:value="25824" calcext:value-type="float">
            <text:p>25824</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46367" calcext:value-type="float">
            <text:p>446367</text:p>
          </table:table-cell>
          <table:table-cell table:style-name="ce1" office:value-type="string" calcext:value-type="string">
            <text:p>Buen trabajo</text:p>
          </table:table-cell>
          <table:table-cell table:style-name="ce1" office:value-type="float" office:value="446367" calcext:value-type="float">
            <text:p>446367</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3837" calcext:value-type="float">
            <text:p>23837</text:p>
          </table:table-cell>
          <table:table-cell table:style-name="ce1" office:value-type="string" calcext:value-type="string">
            <text:p>Excelente</text:p>
            <text:p/>
            <text:p>Felicitaciones</text:p>
            <text:p/>
            <text:p>Saludos</text:p>
          </table:table-cell>
          <table:table-cell table:style-name="ce1" office:value-type="float" office:value="23837" calcext:value-type="float">
            <text:p>23837</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59873" calcext:value-type="float">
            <text:p>659873</text:p>
          </table:table-cell>
          <table:table-cell table:style-name="ce1" office:value-type="string" calcext:value-type="string">
            <text:p>no pertenece al reto solicitado</text:p>
          </table:table-cell>
          <table:table-cell table:style-name="ce1" office:value-type="float" office:value="659873" calcext:value-type="float">
            <text:p>659873</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246727" calcext:value-type="float">
            <text:p>246727</text:p>
          </table:table-cell>
          <table:table-cell table:style-name="ce1" office:value-type="string" calcext:value-type="string">
            <text:p>Debería colocar una secuencia ordenada de los pasos a seguir para obtener el vino, ya que puede ser confuso y falta agregar más información.</text:p>
          </table:table-cell>
          <table:table-cell table:style-name="ce1" office:value-type="float" office:value="246727" calcext:value-type="float">
            <text:p>246727</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441275" calcext:value-type="float">
            <text:p>441275</text:p>
          </table:table-cell>
          <table:table-cell table:style-name="ce1" office:value-type="string" calcext:value-type="string">
            <text:p>No presenta referencias bibliográficas</text:p>
          </table:table-cell>
          <table:table-cell table:style-name="ce1" office:value-type="float" office:value="441275" calcext:value-type="float">
            <text:p>441275</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375542" calcext:value-type="float">
            <text:p>375542</text:p>
          </table:table-cell>
          <table:table-cell table:style-name="ce1" office:value-type="string" calcext:value-type="string">
            <text:p>Felicitaciones y éxitos!</text:p>
          </table:table-cell>
          <table:table-cell table:style-name="ce1" office:value-type="float" office:value="375542" calcext:value-type="float">
            <text:p>375542</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74390" calcext:value-type="float">
            <text:p>574390</text:p>
          </table:table-cell>
          <table:table-cell table:style-name="ce1" office:value-type="string" calcext:value-type="string">
            <text:p>Adjunto link:</text:p>
            <text:p>https://infograph.venngage.com/view/6fe94279-41a8-4be9-adcf-904ab4e5c760</text:p>
          </table:table-cell>
          <table:table-cell table:style-name="ce1" office:value-type="float" office:value="574390" calcext:value-type="float">
            <text:p>574390</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620154" calcext:value-type="float">
            <text:p>620154</text:p>
          </table:table-cell>
          <table:table-cell table:style-name="ce1" office:value-type="string" calcext:value-type="string">
            <text:p>las respuestas son correctas</text:p>
          </table:table-cell>
          <table:table-cell table:style-name="ce1" office:value-type="float" office:value="620154" calcext:value-type="float">
            <text:p>620154</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61380" calcext:value-type="float">
            <text:p>61380</text:p>
          </table:table-cell>
          <table:table-cell table:style-name="ce1" office:value-type="string" calcext:value-type="string">
            <text:p>Buen trabajo</text:p>
          </table:table-cell>
          <table:table-cell table:style-name="ce1" office:value-type="float" office:value="61380" calcext:value-type="float">
            <text:p>6138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19163" calcext:value-type="float">
            <text:p>419163</text:p>
          </table:table-cell>
          <table:table-cell table:style-name="ce1" office:value-type="string" calcext:value-type="string">
            <text:p>Excelente saludos desde el Tena.</text:p>
          </table:table-cell>
          <table:table-cell table:style-name="ce1" office:value-type="float" office:value="419163" calcext:value-type="float">
            <text:p>419163</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69249" calcext:value-type="float">
            <text:p>469249</text:p>
          </table:table-cell>
          <table:table-cell table:style-name="ce1" office:value-type="string" calcext:value-type="string">
            <text:p>Clara, precisa y concisa con la información.</text:p>
          </table:table-cell>
          <table:table-cell table:style-name="ce1" office:value-type="float" office:value="469249" calcext:value-type="float">
            <text:p>469249</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95862" calcext:value-type="float">
            <text:p>95862</text:p>
          </table:table-cell>
          <table:table-cell table:style-name="ce1" office:value-type="string" calcext:value-type="string">
            <text:p>Excelente trabajo.</text:p>
          </table:table-cell>
          <table:table-cell table:style-name="ce1" office:value-type="float" office:value="95862" calcext:value-type="float">
            <text:p>95862</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60851" calcext:value-type="float">
            <text:p>260851</text:p>
          </table:table-cell>
          <table:table-cell table:style-name="ce1" office:value-type="string" calcext:value-type="string">
            <text:p>ok</text:p>
          </table:table-cell>
          <table:table-cell table:style-name="ce1" office:value-type="float" office:value="260851" calcext:value-type="float">
            <text:p>260851</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75640" calcext:value-type="float">
            <text:p>75640</text:p>
          </table:table-cell>
          <table:table-cell table:style-name="ce1" office:value-type="string" calcext:value-type="string">
            <text:p>Es importante buscar más fuentes de información y colocar los enlaces web.</text:p>
          </table:table-cell>
          <table:table-cell table:style-name="ce1" office:value-type="float" office:value="75640" calcext:value-type="float">
            <text:p>75640</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560210" calcext:value-type="float">
            <text:p>560210</text:p>
          </table:table-cell>
          <table:table-cell table:style-name="ce1" office:value-type="string" calcext:value-type="string">
            <text:p>todo bien</text:p>
          </table:table-cell>
          <table:table-cell table:style-name="ce1" office:value-type="float" office:value="560210" calcext:value-type="float">
            <text:p>56021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923" calcext:value-type="float">
            <text:p>6923</text:p>
          </table:table-cell>
          <table:table-cell table:style-name="ce1" office:value-type="string" calcext:value-type="string">
            <text:p>Adjunta Link de otras páginas</text:p>
          </table:table-cell>
          <table:table-cell table:style-name="ce1" office:value-type="float" office:value="6923" calcext:value-type="float">
            <text:p>6923</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521943" calcext:value-type="float">
            <text:p>521943</text:p>
          </table:table-cell>
          <table:table-cell table:style-name="ce1" office:value-type="string" calcext:value-type="string">
            <text:p>GOOD</text:p>
          </table:table-cell>
          <table:table-cell table:style-name="ce1" office:value-type="float" office:value="521943" calcext:value-type="float">
            <text:p>521943</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10978" calcext:value-type="float">
            <text:p>610978</text:p>
          </table:table-cell>
          <table:table-cell table:style-name="ce1" office:value-type="string" calcext:value-type="string">
            <text:p>Sintetizas en una imagen todo el tema, lo cual me parece exelente, pero puedes mejorar un poco en presentación, pero eso no tiene mucha relevancia al gran trabajo que realizaste.</text:p>
          </table:table-cell>
          <table:table-cell table:style-name="ce1" office:value-type="float" office:value="610978" calcext:value-type="float">
            <text:p>61097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84282" calcext:value-type="float">
            <text:p>284282</text:p>
          </table:table-cell>
          <table:table-cell table:style-name="ce1" office:value-type="string" calcext:value-type="string">
            <text:p>No se visualiza la actividad con claridad.</text:p>
          </table:table-cell>
          <table:table-cell table:style-name="ce1" office:value-type="float" office:value="284282" calcext:value-type="float">
            <text:p>284282</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460219" calcext:value-type="float">
            <text:p>460219</text:p>
          </table:table-cell>
          <table:table-cell table:style-name="ce1" office:value-type="string" calcext:value-type="string">
            <text:p>no hay link del video para revisar</text:p>
          </table:table-cell>
          <table:table-cell table:style-name="ce1" office:value-type="float" office:value="460219" calcext:value-type="float">
            <text:p>460219</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156571" calcext:value-type="float">
            <text:p>156571</text:p>
          </table:table-cell>
          <table:table-cell table:style-name="ce1" office:value-type="string" calcext:value-type="string">
            <text:p>TIENE LAS RESPUESTAS</text:p>
          </table:table-cell>
          <table:table-cell table:style-name="ce1" office:value-type="float" office:value="156571" calcext:value-type="float">
            <text:p>156571</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73688" calcext:value-type="float">
            <text:p>73688</text:p>
          </table:table-cell>
          <table:table-cell table:style-name="ce1" office:value-type="string" calcext:value-type="string">
            <text:p>Buena receta</text:p>
          </table:table-cell>
          <table:table-cell table:style-name="ce1" office:value-type="float" office:value="73688" calcext:value-type="float">
            <text:p>7368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641" calcext:value-type="float">
            <text:p>1641</text:p>
          </table:table-cell>
          <table:table-cell table:style-name="ce1" office:value-type="string" calcext:value-type="string">
            <text:p>La gráfica representa la precipitación en 100 minutos, sin embargo en la explicación indica que es en un día. </text:p>
          </table:table-cell>
          <table:table-cell table:style-name="ce1" office:value-type="float" office:value="1641" calcext:value-type="float">
            <text:p>1641</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147026" calcext:value-type="float">
            <text:p>147026</text:p>
          </table:table-cell>
          <table:table-cell table:style-name="ce1" office:value-type="string" calcext:value-type="string">
            <text:p>Muy buen trabajo, felicidades!</text:p>
          </table:table-cell>
          <table:table-cell table:style-name="ce1" office:value-type="float" office:value="147026" calcext:value-type="float">
            <text:p>14702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86116" calcext:value-type="float">
            <text:p>386116</text:p>
          </table:table-cell>
          <table:table-cell table:style-name="ce1" office:value-type="string" calcext:value-type="string">
            <text:p>Esta muy sencillo, poco amigable con el tema.</text:p>
          </table:table-cell>
          <table:table-cell table:style-name="ce1" office:value-type="float" office:value="386116" calcext:value-type="float">
            <text:p>386116</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520134" calcext:value-type="float">
            <text:p>520134</text:p>
          </table:table-cell>
          <table:table-cell table:style-name="ce1" office:value-type="string" calcext:value-type="string">
            <text:p>excelente</text:p>
          </table:table-cell>
          <table:table-cell table:style-name="ce1" office:value-type="float" office:value="520134" calcext:value-type="float">
            <text:p>520134</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24386" calcext:value-type="float">
            <text:p>424386</text:p>
          </table:table-cell>
          <table:table-cell table:style-name="ce1" office:value-type="string" calcext:value-type="string">
            <text:p>Está muy bien</text:p>
          </table:table-cell>
          <table:table-cell table:style-name="ce1" office:value-type="float" office:value="424386" calcext:value-type="float">
            <text:p>42438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68978" calcext:value-type="float">
            <text:p>568978</text:p>
          </table:table-cell>
          <table:table-cell table:style-name="ce1" office:value-type="string" calcext:value-type="string">
            <text:p>BUENA PRESENTACION, COMPAÑERO (A). EN SU TRABAJO Y FECILITACIONES.</text:p>
          </table:table-cell>
          <table:table-cell table:style-name="ce1" office:value-type="float" office:value="568978" calcext:value-type="float">
            <text:p>56897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04963" calcext:value-type="float">
            <text:p>504963</text:p>
          </table:table-cell>
          <table:table-cell table:style-name="ce1" office:value-type="string" calcext:value-type="string">
            <text:p>EXCELENTE</text:p>
          </table:table-cell>
          <table:table-cell table:style-name="ce1" office:value-type="float" office:value="504963" calcext:value-type="float">
            <text:p>504963</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11132" calcext:value-type="float">
            <text:p>211132</text:p>
          </table:table-cell>
          <table:table-cell table:style-name="ce1" office:value-type="string" calcext:value-type="string">
            <text:p>Solo tiene una comparación.</text:p>
          </table:table-cell>
          <table:table-cell table:style-name="ce1" office:value-type="float" office:value="211132" calcext:value-type="float">
            <text:p>211132</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482569" calcext:value-type="float">
            <text:p>482569</text:p>
          </table:table-cell>
          <table:table-cell table:style-name="ce1" office:value-type="string" calcext:value-type="string">
            <text:p>la numero 1 es conductual</text:p>
          </table:table-cell>
          <table:table-cell table:style-name="ce1" office:value-type="float" office:value="482569" calcext:value-type="float">
            <text:p>482569</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562254" calcext:value-type="float">
            <text:p>562254</text:p>
          </table:table-cell>
          <table:table-cell table:style-name="ce1" office:value-type="string" calcext:value-type="string">
            <text:p>Bien Hecho</text:p>
          </table:table-cell>
          <table:table-cell table:style-name="ce1" office:value-type="float" office:value="562254" calcext:value-type="float">
            <text:p>562254</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09086" calcext:value-type="float">
            <text:p>609086</text:p>
          </table:table-cell>
          <table:table-cell table:style-name="ce1" office:value-type="string" calcext:value-type="string">
            <text:p>buen trabajo</text:p>
            <text:p/>
          </table:table-cell>
          <table:table-cell table:style-name="ce1" office:value-type="float" office:value="609086" calcext:value-type="float">
            <text:p>60908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81820" calcext:value-type="float">
            <text:p>681820</text:p>
          </table:table-cell>
          <table:table-cell table:style-name="ce1" office:value-type="string" calcext:value-type="string">
            <text:p>Su calificación es de </text:p>
            <text:p>5/5</text:p>
            <text:p/>
          </table:table-cell>
          <table:table-cell table:style-name="ce1" office:value-type="float" office:value="681820" calcext:value-type="float">
            <text:p>681820</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578507" calcext:value-type="float">
            <text:p>578507</text:p>
          </table:table-cell>
          <table:table-cell table:style-name="ce1" office:value-type="string" calcext:value-type="string">
            <text:p>Muy Bien</text:p>
          </table:table-cell>
          <table:table-cell table:style-name="ce1" office:value-type="float" office:value="578507" calcext:value-type="float">
            <text:p>578507</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63850" calcext:value-type="float">
            <text:p>163850</text:p>
          </table:table-cell>
          <table:table-cell table:style-name="ce1" office:value-type="string" calcext:value-type="string">
            <text:p>me di cuenta de que en esta respuesta destaca la buena presentación que le dió</text:p>
          </table:table-cell>
          <table:table-cell table:style-name="ce1" office:value-type="float" office:value="163850" calcext:value-type="float">
            <text:p>16385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94892" calcext:value-type="float">
            <text:p>494892</text:p>
          </table:table-cell>
          <table:table-cell table:style-name="ce1" office:value-type="string" calcext:value-type="string">
            <text:p>Para este compañero , croe que la infografia esta incompleta puesto qyue falta algunas actividades , y una principal es la siembra, porque en el grafico aunque lo mencionana no se ve la siembra o la semilla.</text:p>
          </table:table-cell>
          <table:table-cell table:style-name="ce1" office:value-type="float" office:value="494892" calcext:value-type="float">
            <text:p>494892</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624986" calcext:value-type="float">
            <text:p>624986</text:p>
          </table:table-cell>
          <table:table-cell table:style-name="ce1" office:value-type="string" calcext:value-type="string">
            <text:p>Describir el análisis estratégico y darnos a conocer su visión, misión, objetivos</text:p>
          </table:table-cell>
          <table:table-cell table:style-name="ce1" office:value-type="float" office:value="624986" calcext:value-type="float">
            <text:p>624986</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166976" calcext:value-type="float">
            <text:p>166976</text:p>
          </table:table-cell>
          <table:table-cell table:style-name="ce1" office:value-type="string" calcext:value-type="string">
            <text:p>Muy Bien</text:p>
          </table:table-cell>
          <table:table-cell table:style-name="ce1" office:value-type="float" office:value="166976" calcext:value-type="float">
            <text:p>16697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89545" calcext:value-type="float">
            <text:p>389545</text:p>
          </table:table-cell>
          <table:table-cell table:style-name="ce1" office:value-type="string" calcext:value-type="string">
            <text:p>Lo hizo bien</text:p>
          </table:table-cell>
          <table:table-cell table:style-name="ce1" office:value-type="float" office:value="389545" calcext:value-type="float">
            <text:p>389545</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08881" calcext:value-type="float">
            <text:p>108881</text:p>
          </table:table-cell>
          <table:table-cell table:style-name="ce1" office:value-type="string" calcext:value-type="string">
            <text:p>a really good and completed job!</text:p>
          </table:table-cell>
          <table:table-cell table:style-name="ce1" office:value-type="float" office:value="108881" calcext:value-type="float">
            <text:p>10888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69781" calcext:value-type="float">
            <text:p>569781</text:p>
          </table:table-cell>
          <table:table-cell table:style-name="ce1" office:value-type="string" calcext:value-type="string">
            <text:p>excelente</text:p>
            <text:p/>
          </table:table-cell>
          <table:table-cell table:style-name="ce1" office:value-type="float" office:value="569781" calcext:value-type="float">
            <text:p>56978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44391" calcext:value-type="float">
            <text:p>544391</text:p>
          </table:table-cell>
          <table:table-cell table:style-name="ce1" office:value-type="string" calcext:value-type="string">
            <text:p>Me pareció interesante el remedio casero, es muy común en Ecuador esta receta y destacó el uso de las partes usadas en ¨seco¨.</text:p>
            <text:p/>
            <text:p>La respuesta del literal ¨A¨ era el nombre de la planta común no la del remedio casero.  Entonces le faltó agregar más casillas para clasificar a las plantas o frutos usados en el remedio casero, así como su origen y no el país.q</text:p>
          </table:table-cell>
          <table:table-cell table:style-name="ce1" office:value-type="float" office:value="544391" calcext:value-type="float">
            <text:p>544391</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643520" calcext:value-type="float">
            <text:p>643520</text:p>
          </table:table-cell>
          <table:table-cell table:style-name="ce1" office:value-type="string" calcext:value-type="string">
            <text:p>FELICITACIONES</text:p>
          </table:table-cell>
          <table:table-cell table:style-name="ce1" office:value-type="float" office:value="643520" calcext:value-type="float">
            <text:p>64352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17920" calcext:value-type="float">
            <text:p>617920</text:p>
          </table:table-cell>
          <table:table-cell table:style-name="ce1" office:value-type="string" calcext:value-type="string">
            <text:p>Siga Así</text:p>
          </table:table-cell>
          <table:table-cell table:style-name="ce1" office:value-type="float" office:value="617920" calcext:value-type="float">
            <text:p>61792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00539" calcext:value-type="float">
            <text:p>600539</text:p>
          </table:table-cell>
          <table:table-cell table:style-name="ce1" office:value-type="string" calcext:value-type="string">
            <text:p>Esta muy bien</text:p>
          </table:table-cell>
          <table:table-cell table:style-name="ce1" office:value-type="float" office:value="600539" calcext:value-type="float">
            <text:p>600539</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78685" calcext:value-type="float">
            <text:p>578685</text:p>
          </table:table-cell>
          <table:table-cell table:style-name="ce1" office:value-type="string" calcext:value-type="string">
            <text:p>Muy Bien</text:p>
          </table:table-cell>
          <table:table-cell table:style-name="ce1" office:value-type="float" office:value="578685" calcext:value-type="float">
            <text:p>578685</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09856" calcext:value-type="float">
            <text:p>609856</text:p>
          </table:table-cell>
          <table:table-cell table:style-name="ce1" office:value-type="string" calcext:value-type="string">
            <text:p>Excelrnte trabajo</text:p>
          </table:table-cell>
          <table:table-cell table:style-name="ce1" office:value-type="float" office:value="609856" calcext:value-type="float">
            <text:p>60985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53147" calcext:value-type="float">
            <text:p>553147</text:p>
          </table:table-cell>
          <table:table-cell table:style-name="ce1" office:value-type="string" calcext:value-type="string">
            <text:p>EXCELENTE</text:p>
          </table:table-cell>
          <table:table-cell table:style-name="ce1" office:value-type="float" office:value="553147" calcext:value-type="float">
            <text:p>553147</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18131" calcext:value-type="float">
            <text:p>318131</text:p>
          </table:table-cell>
          <table:table-cell table:style-name="ce1" office:value-type="string" calcext:value-type="string">
            <text:p>Excelente trabajo, lo unico que no se aprecia las letras porque esta muy pequeña la letra. </text:p>
          </table:table-cell>
          <table:table-cell table:style-name="ce1" office:value-type="float" office:value="318131" calcext:value-type="float">
            <text:p>31813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55813" calcext:value-type="float">
            <text:p>255813</text:p>
          </table:table-cell>
          <table:table-cell table:style-name="ce1" office:value-type="string" calcext:value-type="string">
            <text:p>El reto busca conocer \"tipo de vehículo, precio y características, que los clientes buscan\" la preg 3 es la única relacionada a precios, pero no cumple con hacer un perfil de lo que buscaría un cliente. Si es que son personas que ya compraron un Nissan X Trail, ya se conoce que esa es su preferencia de vehículo. </text:p>
          </table:table-cell>
          <table:table-cell table:style-name="ce1" office:value-type="float" office:value="255813" calcext:value-type="float">
            <text:p>255813</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206393" calcext:value-type="float">
            <text:p>206393</text:p>
          </table:table-cell>
          <table:table-cell table:style-name="ce1" office:value-type="string" calcext:value-type="string">
            <text:p>Las preguntas son comprensibles y usa distintos tipos de preguntas lo que hace que el cuestionario de versatilidad en sus respuestas.</text:p>
          </table:table-cell>
          <table:table-cell table:style-name="ce1" office:value-type="float" office:value="206393" calcext:value-type="float">
            <text:p>206393</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255574" calcext:value-type="float">
            <text:p>255574</text:p>
          </table:table-cell>
          <table:table-cell table:style-name="ce1" office:value-type="string" calcext:value-type="string">
            <text:p>La vinculación entre la Agropecuaria y el Desarrollo Comunitario con una visión de fortalecimiento a la agricultura de las comunidades.</text:p>
          </table:table-cell>
          <table:table-cell table:style-name="ce1" office:value-type="float" office:value="255574" calcext:value-type="float">
            <text:p>255574</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625438" calcext:value-type="float">
            <text:p>625438</text:p>
          </table:table-cell>
          <table:table-cell table:style-name="ce1" office:value-type="string" calcext:value-type="string">
            <text:p>Esta completo todo</text:p>
          </table:table-cell>
          <table:table-cell table:style-name="ce1" office:value-type="float" office:value="625438" calcext:value-type="float">
            <text:p>625438</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140252" calcext:value-type="float">
            <text:p>140252</text:p>
          </table:table-cell>
          <table:table-cell table:style-name="ce1" office:value-type="string" calcext:value-type="string">
            <text:p>No se si realizo el juicio critico, asumo que si, por ello esta esta calificación.</text:p>
          </table:table-cell>
          <table:table-cell table:style-name="ce1" office:value-type="float" office:value="140252" calcext:value-type="float">
            <text:p>140252</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226504" calcext:value-type="float">
            <text:p>226504</text:p>
          </table:table-cell>
          <table:table-cell table:style-name="ce1" office:value-type="string" calcext:value-type="string">
            <text:p>Tres imágenes son bajadas de internet, los ángulos no se encuentran bien. Todas las fotos están en un formato vertical, cuando en video se compone en formato horizontal. No se respetan regla de los tercios al momento de componer. En una imagen existe mucho aire superior mientras que en otras se corta cabello y parte de la cabeza de los personajes.</text:p>
          </table:table-cell>
          <table:table-cell table:style-name="ce1" office:value-type="float" office:value="226504" calcext:value-type="float">
            <text:p>226504</text:p>
          </table:table-cell>
          <table:table-cell table:number-columns-repeated="2" table:style-name="ce1" office:value-type="string" calcext:value-type="string">
            <text:p>NEU</text:p>
          </table:table-cell>
          <table:table-cell table:number-columns-repeated="1019"/>
        </table:table-row>
        <table:table-row table:style-name="ro1">
          <table:table-cell table:style-name="ce1" office:value-type="float" office:value="156601" calcext:value-type="float">
            <text:p>156601</text:p>
          </table:table-cell>
          <table:table-cell table:style-name="ce1" office:value-type="string" calcext:value-type="string">
            <text:p>none</text:p>
          </table:table-cell>
          <table:table-cell table:style-name="ce1" office:value-type="float" office:value="156601" calcext:value-type="float">
            <text:p>156601</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509605" calcext:value-type="float">
            <text:p>509605</text:p>
          </table:table-cell>
          <table:table-cell table:style-name="ce1" office:value-type="string" calcext:value-type="string">
            <text:p>La importancia de la marca para sus clientes.</text:p>
          </table:table-cell>
          <table:table-cell table:style-name="ce1" office:value-type="float" office:value="509605" calcext:value-type="float">
            <text:p>509605</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338722" calcext:value-type="float">
            <text:p>338722</text:p>
          </table:table-cell>
          <table:table-cell table:style-name="ce1" office:value-type="string" calcext:value-type="string">
            <text:p>No hay ningun archivo para analizar</text:p>
          </table:table-cell>
          <table:table-cell table:style-name="ce1" office:value-type="float" office:value="338722" calcext:value-type="float">
            <text:p>338722</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216387" calcext:value-type="float">
            <text:p>216387</text:p>
          </table:table-cell>
          <table:table-cell table:style-name="ce1" office:value-type="string" calcext:value-type="string">
            <text:p>como podría mejorar ...?</text:p>
            <text:p>deberia tomarse el tiempo de investigar de manera directa al emprendedor de su localidad y no copiar y pegar lo que encuentra en internet .</text:p>
          </table:table-cell>
          <table:table-cell table:style-name="ce1" office:value-type="float" office:value="216387" calcext:value-type="float">
            <text:p>216387</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630616" calcext:value-type="float">
            <text:p>630616</text:p>
          </table:table-cell>
          <table:table-cell table:style-name="ce1" office:value-type="string" calcext:value-type="string">
            <text:p>buen trabajo</text:p>
          </table:table-cell>
          <table:table-cell table:style-name="ce1" office:value-type="float" office:value="630616" calcext:value-type="float">
            <text:p>63061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91843" calcext:value-type="float">
            <text:p>391843</text:p>
          </table:table-cell>
          <table:table-cell table:style-name="ce1" office:value-type="string" calcext:value-type="string">
            <text:p>Excelente análisis. Felicitaciones</text:p>
          </table:table-cell>
          <table:table-cell table:style-name="ce1" office:value-type="float" office:value="391843" calcext:value-type="float">
            <text:p>391843</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82365" calcext:value-type="float">
            <text:p>282365</text:p>
          </table:table-cell>
          <table:table-cell table:style-name="ce1" office:value-type="string" calcext:value-type="string">
            <text:p>Excelente</text:p>
          </table:table-cell>
          <table:table-cell table:style-name="ce1" office:value-type="float" office:value="282365" calcext:value-type="float">
            <text:p>282365</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29628" calcext:value-type="float">
            <text:p>129628</text:p>
          </table:table-cell>
          <table:table-cell table:style-name="ce1" office:value-type="string" calcext:value-type="string">
            <text:p>Buena</text:p>
          </table:table-cell>
          <table:table-cell table:style-name="ce1" office:value-type="float" office:value="129628" calcext:value-type="float">
            <text:p>12962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244488" calcext:value-type="float">
            <text:p>244488</text:p>
          </table:table-cell>
          <table:table-cell table:style-name="ce1" office:value-type="string" calcext:value-type="string">
            <text:p>Es muy entendible con el esquema de procesos, pero al momento de revisar el tamaño de la letra es un poco pequeña. </text:p>
          </table:table-cell>
          <table:table-cell table:style-name="ce1" office:value-type="float" office:value="244488" calcext:value-type="float">
            <text:p>244488</text:p>
          </table:table-cell>
          <table:table-cell table:number-columns-repeated="2" table:style-name="ce1" office:value-type="string" calcext:value-type="string">
            <text:p>N</text:p>
          </table:table-cell>
          <table:table-cell table:number-columns-repeated="1019"/>
        </table:table-row>
        <table:table-row table:style-name="ro1">
          <table:table-cell table:style-name="ce1" office:value-type="float" office:value="121271" calcext:value-type="float">
            <text:p>121271</text:p>
          </table:table-cell>
          <table:table-cell table:style-name="ce1" office:value-type="string" calcext:value-type="string">
            <text:p>Si determina el conflicto y los actores directos, como la necesidad de diálogo</text:p>
          </table:table-cell>
          <table:table-cell table:style-name="ce1" office:value-type="float" office:value="121271" calcext:value-type="float">
            <text:p>121271</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179322" calcext:value-type="float">
            <text:p>179322</text:p>
          </table:table-cell>
          <table:table-cell table:style-name="ce1" office:value-type="string" calcext:value-type="string">
            <text:p>superaron mis espectativas ya que mi compañero esta avanzado en conocimientos</text:p>
          </table:table-cell>
          <table:table-cell table:style-name="ce1" office:value-type="float" office:value="179322" calcext:value-type="float">
            <text:p>179322</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77793" calcext:value-type="float">
            <text:p>77793</text:p>
          </table:table-cell>
          <table:table-cell table:style-name="ce1" office:value-type="string" calcext:value-type="string">
            <text:p>La infografía falta más detalles, muy simple.</text:p>
          </table:table-cell>
          <table:table-cell table:style-name="ce1" office:value-type="float" office:value="77793" calcext:value-type="float">
            <text:p>77793</text:p>
          </table:table-cell>
          <table:table-cell table:number-columns-repeated="2" table:style-name="ce1" office:value-type="string" calcext:value-type="string">
            <text:p>N</text:p>
          </table:table-cell>
          <table:table-cell table:number-columns-repeated="1019"/>
        </table:table-row>
        <table:table-row table:style-name="ro1">
          <table:table-cell table:style-name="ce1" office:value-type="float" office:value="15980" calcext:value-type="float">
            <text:p>15980</text:p>
          </table:table-cell>
          <table:table-cell table:style-name="ce1" office:value-type="string" calcext:value-type="string">
            <text:p>No se ha subido la infografía</text:p>
          </table:table-cell>
          <table:table-cell table:style-name="ce1" office:value-type="float" office:value="15980" calcext:value-type="float">
            <text:p>15980</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199773" calcext:value-type="float">
            <text:p>199773</text:p>
          </table:table-cell>
          <table:table-cell table:style-name="ce1" office:value-type="string" calcext:value-type="string">
            <text:p>Muy bien</text:p>
          </table:table-cell>
          <table:table-cell table:style-name="ce1" office:value-type="float" office:value="199773" calcext:value-type="float">
            <text:p>199773</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480851" calcext:value-type="float">
            <text:p>480851</text:p>
          </table:table-cell>
          <table:table-cell table:style-name="ce1" office:value-type="string" calcext:value-type="string">
            <text:p>un lindísimo trabajo</text:p>
          </table:table-cell>
          <table:table-cell table:style-name="ce1" office:value-type="float" office:value="480851" calcext:value-type="float">
            <text:p>48085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87484" calcext:value-type="float">
            <text:p>87484</text:p>
          </table:table-cell>
          <table:table-cell table:style-name="ce1" office:value-type="string" calcext:value-type="string">
            <text:p>el dialogo</text:p>
          </table:table-cell>
          <table:table-cell table:style-name="ce1" office:value-type="float" office:value="87484" calcext:value-type="float">
            <text:p>87484</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451258" calcext:value-type="float">
            <text:p>451258</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1258" calcext:value-type="float">
            <text:p>45125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97626" calcext:value-type="float">
            <text:p>197626</text:p>
          </table:table-cell>
          <table:table-cell table:style-name="ce1" office:value-type="string" calcext:value-type="string">
            <text:p>Buen trabajo</text:p>
          </table:table-cell>
          <table:table-cell table:style-name="ce1" office:value-type="float" office:value="197626" calcext:value-type="float">
            <text:p>197626</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56791" calcext:value-type="float">
            <text:p>556791</text:p>
          </table:table-cell>
          <table:table-cell table:style-name="ce1" office:value-type="string" calcext:value-type="string">
            <text:p>revisado</text:p>
          </table:table-cell>
          <table:table-cell table:style-name="ce1" office:value-type="float" office:value="556791" calcext:value-type="float">
            <text:p>556791</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256820" calcext:value-type="float">
            <text:p>256820</text:p>
          </table:table-cell>
          <table:table-cell table:style-name="ce1" office:value-type="string" calcext:value-type="string">
            <text:p>El FODA no está competo, la información existente no esta de acuerdo a los lineamientos dados para realizar este análisis. </text:p>
          </table:table-cell>
          <table:table-cell table:style-name="ce1" office:value-type="float" office:value="256820" calcext:value-type="float">
            <text:p>256820</text:p>
          </table:table-cell>
          <table:table-cell table:number-columns-repeated="2" table:style-name="ce1" office:value-type="string" calcext:value-type="string">
            <text:p>N</text:p>
          </table:table-cell>
          <table:table-cell table:number-columns-repeated="1019"/>
        </table:table-row>
        <table:table-row table:style-name="ro1">
          <table:table-cell table:style-name="ce1" office:value-type="float" office:value="596809" calcext:value-type="float">
            <text:p>596809</text:p>
          </table:table-cell>
          <table:table-cell table:style-name="ce1" office:value-type="string" calcext:value-type="string">
            <text:p>La infografía tiene buena información.</text:p>
          </table:table-cell>
          <table:table-cell table:style-name="ce1" office:value-type="float" office:value="596809" calcext:value-type="float">
            <text:p>596809</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25103" calcext:value-type="float">
            <text:p>625103</text:p>
          </table:table-cell>
          <table:table-cell table:style-name="ce1" office:value-type="string" calcext:value-type="string">
            <text:p>Responsable!</text:p>
          </table:table-cell>
          <table:table-cell table:style-name="ce1" office:value-type="float" office:value="625103" calcext:value-type="float">
            <text:p>625103</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95797" calcext:value-type="float">
            <text:p>195797</text:p>
          </table:table-cell>
          <table:table-cell table:style-name="ce1" office:value-type="string" calcext:value-type="string">
            <text:p>Se puede mejorar el trabajo, información escasa.</text:p>
          </table:table-cell>
          <table:table-cell table:style-name="ce1" office:value-type="float" office:value="195797" calcext:value-type="float">
            <text:p>195797</text:p>
          </table:table-cell>
          <table:table-cell table:number-columns-repeated="2" table:style-name="ce1" office:value-type="string" calcext:value-type="string">
            <text:p>N</text:p>
          </table:table-cell>
          <table:table-cell table:number-columns-repeated="1019"/>
        </table:table-row>
        <table:table-row table:style-name="ro1">
          <table:table-cell table:style-name="ce1" office:value-type="float" office:value="134731" calcext:value-type="float">
            <text:p>134731</text:p>
          </table:table-cell>
          <table:table-cell table:style-name="ce1" office:value-type="string" calcext:value-type="string">
            <text:p>con respecto a la clínica la saludable la persona involucrada busca su bienestar personal y económico podría mejorar en salir y ver más opciones y tener una segunda opción.</text:p>
          </table:table-cell>
          <table:table-cell table:style-name="ce1" office:value-type="float" office:value="134731" calcext:value-type="float">
            <text:p>134731</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418062" calcext:value-type="float">
            <text:p>418062</text:p>
          </table:table-cell>
          <table:table-cell table:style-name="ce1" office:value-type="string" calcext:value-type="string">
            <text:p>Estimados estaba subiendo mi historia pero se guardo a casi la mitad, no esta completa, no había notado que pide una historia accesible por lo que me va a tocar cambiar mi guión.</text:p>
            <text:p>Si alguien me puede ayudar par actualizar mi trabajo.</text:p>
          </table:table-cell>
          <table:table-cell table:style-name="ce1" office:value-type="float" office:value="418062" calcext:value-type="float">
            <text:p>418062</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52715" calcext:value-type="float">
            <text:p>52715</text:p>
          </table:table-cell>
          <table:table-cell table:style-name="ce1" office:value-type="string" calcext:value-type="string">
            <text:p>Gracias por la aclaración, se solicita en el Reto una hipótesis, y si me <text:s/>ayuda a mejorar la presente, le quedo muy agradecida</text:p>
          </table:table-cell>
          <table:table-cell table:style-name="ce1" office:value-type="float" office:value="52715" calcext:value-type="float">
            <text:p>52715</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257868" calcext:value-type="float">
            <text:p>257868</text:p>
          </table:table-cell>
          <table:table-cell table:style-name="ce1" office:value-type="string" calcext:value-type="string">
            <text:p>Buen trabajo</text:p>
          </table:table-cell>
          <table:table-cell table:style-name="ce1" office:value-type="float" office:value="257868" calcext:value-type="float">
            <text:p>25786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1371" calcext:value-type="float">
            <text:p>61371</text:p>
          </table:table-cell>
          <table:table-cell table:style-name="ce1" office:value-type="string" calcext:value-type="string">
            <text:p>Excelente trabajo.</text:p>
          </table:table-cell>
          <table:table-cell table:style-name="ce1" office:value-type="float" office:value="61371" calcext:value-type="float">
            <text:p>6137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9358" calcext:value-type="float">
            <text:p>69358</text:p>
          </table:table-cell>
          <table:table-cell table:style-name="ce1" office:value-type="string" calcext:value-type="string">
            <text:p>Bueno debemos preguntar al tutor que la ideas centrales es en base al texto que se proporciona o realizar un comentario referente al tema del texto leído</text:p>
          </table:table-cell>
          <table:table-cell table:style-name="ce1" office:value-type="float" office:value="69358" calcext:value-type="float">
            <text:p>69358</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598520" calcext:value-type="float">
            <text:p>598520</text:p>
          </table:table-cell>
          <table:table-cell table:style-name="ce1" office:value-type="string" calcext:value-type="string">
            <text:p>Información entendible y acorde con el tema, excelente redacción, felicidades sigue mejorando. </text:p>
          </table:table-cell>
          <table:table-cell table:style-name="ce1" office:value-type="float" office:value="598520" calcext:value-type="float">
            <text:p>598520</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72591" calcext:value-type="float">
            <text:p>172591</text:p>
          </table:table-cell>
          <table:table-cell table:style-name="ce1" office:value-type="string" calcext:value-type="string">
            <text:p>satisfactorio</text:p>
          </table:table-cell>
          <table:table-cell table:style-name="ce1" office:value-type="float" office:value="172591" calcext:value-type="float">
            <text:p>17259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64075" calcext:value-type="float">
            <text:p>564075</text:p>
          </table:table-cell>
          <table:table-cell table:style-name="ce1" office:value-type="string" calcext:value-type="string">
            <text:p>Good</text:p>
          </table:table-cell>
          <table:table-cell table:style-name="ce1" office:value-type="float" office:value="564075" calcext:value-type="float">
            <text:p>564075</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85981" calcext:value-type="float">
            <text:p>185981</text:p>
          </table:table-cell>
          <table:table-cell table:style-name="ce1" office:value-type="string" calcext:value-type="string">
            <text:p>Excelente</text:p>
          </table:table-cell>
          <table:table-cell table:style-name="ce1" office:value-type="float" office:value="185981" calcext:value-type="float">
            <text:p>18598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111769" calcext:value-type="float">
            <text:p>111769</text:p>
          </table:table-cell>
          <table:table-cell table:style-name="ce1" office:value-type="string" calcext:value-type="string">
            <text:p>El trabajo realizado es el adecuado.</text:p>
          </table:table-cell>
          <table:table-cell table:style-name="ce1" office:value-type="float" office:value="111769" calcext:value-type="float">
            <text:p>111769</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83195" calcext:value-type="float">
            <text:p>583195</text:p>
          </table:table-cell>
          <table:table-cell table:style-name="ce1" office:value-type="string" calcext:value-type="string">
            <text:p>FELICITACIONES UN GRAN APORTE</text:p>
          </table:table-cell>
          <table:table-cell table:style-name="ce1" office:value-type="float" office:value="583195" calcext:value-type="float">
            <text:p>583195</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21431" calcext:value-type="float">
            <text:p>621431</text:p>
          </table:table-cell>
          <table:table-cell table:style-name="ce1" office:value-type="string" calcext:value-type="string">
            <text:p>Muy bien</text:p>
          </table:table-cell>
          <table:table-cell table:style-name="ce1" office:value-type="float" office:value="621431" calcext:value-type="float">
            <text:p>621431</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37242" calcext:value-type="float">
            <text:p>337242</text:p>
          </table:table-cell>
          <table:table-cell table:style-name="ce1" office:value-type="string" calcext:value-type="string">
            <text:p>Ninguna</text:p>
          </table:table-cell>
          <table:table-cell table:style-name="ce1" office:value-type="float" office:value="337242" calcext:value-type="float">
            <text:p>337242</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498264" calcext:value-type="float">
            <text:p>498264</text:p>
          </table:table-cell>
          <table:table-cell table:style-name="ce1" office:value-type="string" calcext:value-type="string">
            <text:p>La idea es muy buena, te felicito. Pero el reto está incompleto ya que no subió la infografía.</text:p>
          </table:table-cell>
          <table:table-cell table:style-name="ce1" office:value-type="float" office:value="498264" calcext:value-type="float">
            <text:p>498264</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69262" calcext:value-type="float">
            <text:p>569262</text:p>
          </table:table-cell>
          <table:table-cell table:style-name="ce1" office:value-type="string" calcext:value-type="string">
            <text:p>Muy bien</text:p>
          </table:table-cell>
          <table:table-cell table:style-name="ce1" office:value-type="float" office:value="569262" calcext:value-type="float">
            <text:p>569262</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656648" calcext:value-type="float">
            <text:p>656648</text:p>
          </table:table-cell>
          <table:table-cell table:style-name="ce1" office:value-type="string" calcext:value-type="string">
            <text:p>EXCELENTE</text:p>
          </table:table-cell>
          <table:table-cell table:style-name="ce1" office:value-type="float" office:value="656648" calcext:value-type="float">
            <text:p>656648</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59667" calcext:value-type="float">
            <text:p>59667</text:p>
          </table:table-cell>
          <table:table-cell table:style-name="ce1" office:value-type="string" calcext:value-type="string">
            <text:p>Video no disponible</text:p>
          </table:table-cell>
          <table:table-cell table:style-name="ce1" office:value-type="float" office:value="59667" calcext:value-type="float">
            <text:p>59667</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638368" calcext:value-type="float">
            <text:p>638368</text:p>
          </table:table-cell>
          <table:table-cell table:style-name="ce1" office:value-type="string" calcext:value-type="string">
            <text:p>No tiene la imágen</text:p>
          </table:table-cell>
          <table:table-cell table:style-name="ce1" office:value-type="float" office:value="638368" calcext:value-type="float">
            <text:p>638368</text:p>
          </table:table-cell>
          <table:table-cell table:number-columns-repeated="2" table:style-name="ce1" office:value-type="string" calcext:value-type="string">
            <text:p>NONE</text:p>
          </table:table-cell>
          <table:table-cell table:number-columns-repeated="1019"/>
        </table:table-row>
        <table:table-row table:style-name="ro1">
          <table:table-cell table:style-name="ce1" office:value-type="float" office:value="538193" calcext:value-type="float">
            <text:p>538193</text:p>
          </table:table-cell>
          <table:table-cell table:style-name="ce1" office:value-type="string" calcext:value-type="string">
            <text:p>bien bien :)</text:p>
          </table:table-cell>
          <table:table-cell table:style-name="ce1" office:value-type="float" office:value="538193" calcext:value-type="float">
            <text:p>538193</text:p>
          </table:table-cell>
          <table:table-cell table:number-columns-repeated="2" table:style-name="ce1" office:value-type="string" calcext:value-type="string">
            <text:p>P</text:p>
          </table:table-cell>
          <table:table-cell table:number-columns-repeated="1019"/>
        </table:table-row>
        <table:table-row table:style-name="ro1">
          <table:table-cell table:style-name="ce1" office:value-type="float" office:value="345477" calcext:value-type="float">
            <text:p>345477</text:p>
          </table:table-cell>
          <table:table-cell table:style-name="ce1" office:value-type="string" calcext:value-type="string">
            <text:p>Muy buen trabajo compañero o compañera.</text:p>
          </table:table-cell>
          <table:table-cell table:style-name="ce1" office:value-type="float" office:value="345477" calcext:value-type="float">
            <text:p>3454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5932" calcext:value-type="float">
            <text:p>535932</text:p>
          </table:table-cell>
          <table:table-cell table:style-name="ce1" office:value-type="string" calcext:value-type="string">
            <text:p>Me gusta el contenido</text:p>
          </table:table-cell>
          <table:table-cell table:style-name="ce1" office:value-type="float" office:value="535932" calcext:value-type="float">
            <text:p>5359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8935" calcext:value-type="float">
            <text:p>348935</text:p>
          </table:table-cell>
          <table:table-cell table:style-name="ce1" office:value-type="string" calcext:value-type="string">
            <text:p>Excelente</text:p>
          </table:table-cell>
          <table:table-cell table:style-name="ce1" office:value-type="float" office:value="348935" calcext:value-type="float">
            <text:p>3489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3565" calcext:value-type="float">
            <text:p>653565</text:p>
          </table:table-cell>
          <table:table-cell table:style-name="ce1" office:value-type="string" calcext:value-type="string">
            <text:p>Muy bien</text:p>
          </table:table-cell>
          <table:table-cell table:style-name="ce1" office:value-type="float" office:value="653565" calcext:value-type="float">
            <text:p>65356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18993" calcext:value-type="float">
            <text:p>218993</text:p>
          </table:table-cell>
          <table:table-cell table:style-name="ce1" office:value-type="string" calcext:value-type="string">
            <text:p>lo siento el deber no se subió, no hay manera de calificar</text:p>
          </table:table-cell>
          <table:table-cell table:style-name="ce1" office:value-type="float" office:value="218993" calcext:value-type="float">
            <text:p>21899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30457" calcext:value-type="float">
            <text:p>230457</text:p>
          </table:table-cell>
          <table:table-cell table:style-name="ce1" office:value-type="string" calcext:value-type="string">
            <text:p>excelente trabajo</text:p>
          </table:table-cell>
          <table:table-cell table:style-name="ce1" office:value-type="float" office:value="230457" calcext:value-type="float">
            <text:p>2304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3769" calcext:value-type="float">
            <text:p>233769</text:p>
          </table:table-cell>
          <table:table-cell table:style-name="ce1" office:value-type="string" calcext:value-type="string">
            <text:p>Good</text:p>
          </table:table-cell>
          <table:table-cell table:style-name="ce1" office:value-type="float" office:value="233769" calcext:value-type="float">
            <text:p>2337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3930" calcext:value-type="float">
            <text:p>563930</text:p>
          </table:table-cell>
          <table:table-cell table:style-name="ce1" office:value-type="string" calcext:value-type="string">
            <text:p>realizo un excelente trabajo compartio fotografias y explico de manera concreta sobre la empresa que trabajo que es la corporacion favorita</text:p>
          </table:table-cell>
          <table:table-cell table:style-name="ce1" office:value-type="float" office:value="563930" calcext:value-type="float">
            <text:p>5639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8595" calcext:value-type="float">
            <text:p>338595</text:p>
          </table:table-cell>
          <table:table-cell table:style-name="ce1" office:value-type="string" calcext:value-type="string">
            <text:p>Excelente</text:p>
          </table:table-cell>
          <table:table-cell table:style-name="ce1" office:value-type="float" office:value="338595" calcext:value-type="float">
            <text:p>3385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228" calcext:value-type="float">
            <text:p>20228</text:p>
          </table:table-cell>
          <table:table-cell table:style-name="ce1" office:value-type="string" calcext:value-type="string">
            <text:p>excelente</text:p>
          </table:table-cell>
          <table:table-cell table:style-name="ce1" office:value-type="float" office:value="20228" calcext:value-type="float">
            <text:p>202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3298" calcext:value-type="float">
            <text:p>603298</text:p>
          </table:table-cell>
          <table:table-cell table:style-name="ce1" office:value-type="string" calcext:value-type="string">
            <text:p>Excelente siga así...</text:p>
          </table:table-cell>
          <table:table-cell table:style-name="ce1" office:value-type="float" office:value="603298" calcext:value-type="float">
            <text:p>6032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0549" calcext:value-type="float">
            <text:p>440549</text:p>
          </table:table-cell>
          <table:table-cell table:style-name="ce1" office:value-type="string" calcext:value-type="string">
            <text:p>Muy buena definición de lo los aspectos a encuesto... seguir el ritmo requerido</text:p>
            <text:p/>
          </table:table-cell>
          <table:table-cell table:style-name="ce1" office:value-type="float" office:value="440549" calcext:value-type="float">
            <text:p>4405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6257" calcext:value-type="float">
            <text:p>606257</text:p>
          </table:table-cell>
          <table:table-cell table:style-name="ce1" office:value-type="string" calcext:value-type="string">
            <text:p>solo me da su tema y su nombre mas no veo una historia o un cuento</text:p>
          </table:table-cell>
          <table:table-cell table:style-name="ce1" office:value-type="float" office:value="606257" calcext:value-type="float">
            <text:p>60625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66609" calcext:value-type="float">
            <text:p>266609</text:p>
          </table:table-cell>
          <table:table-cell table:style-name="ce1" office:value-type="string" calcext:value-type="string">
            <text:p>es importante la lectura y la real situación dada , excelente</text:p>
          </table:table-cell>
          <table:table-cell table:style-name="ce1" office:value-type="float" office:value="266609" calcext:value-type="float">
            <text:p>2666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1061" calcext:value-type="float">
            <text:p>601061</text:p>
          </table:table-cell>
          <table:table-cell table:style-name="ce1" office:value-type="string" calcext:value-type="string">
            <text:p>Es claro y en cuanto a la utilización son productos que se puede consumir de manera directa sin un procesamiento o cocción por lo mismo considero que está bien la información.</text:p>
          </table:table-cell>
          <table:table-cell table:style-name="ce1" office:value-type="float" office:value="601061" calcext:value-type="float">
            <text:p>60106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4097" calcext:value-type="float">
            <text:p>54097</text:p>
          </table:table-cell>
          <table:table-cell table:style-name="ce1" office:value-type="string" calcext:value-type="string">
            <text:p>ninguna</text:p>
            <text:p/>
          </table:table-cell>
          <table:table-cell table:style-name="ce1" office:value-type="float" office:value="54097" calcext:value-type="float">
            <text:p>5409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29650" calcext:value-type="float">
            <text:p>329650</text:p>
          </table:table-cell>
          <table:table-cell table:style-name="ce1" office:value-type="string" calcext:value-type="string">
            <text:p>Muy bien</text:p>
          </table:table-cell>
          <table:table-cell table:style-name="ce1" office:value-type="float" office:value="329650" calcext:value-type="float">
            <text:p>3296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7334" calcext:value-type="float">
            <text:p>297334</text:p>
          </table:table-cell>
          <table:table-cell table:style-name="ce1" office:value-type="string" calcext:value-type="string">
            <text:p>Únicamente en la respuesta creería que faltan argumentos ya que seguramente el horario es el que mejor le conviene a la escuela y dado que la mediación es un acuerdo entre partes, faltaría la parte de colaboración que pueden hacer los Sres. Cárdenas para llegar al acuerdo</text:p>
          </table:table-cell>
          <table:table-cell table:style-name="ce1" office:value-type="float" office:value="297334" calcext:value-type="float">
            <text:p>2973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85" calcext:value-type="float">
            <text:p>6585</text:p>
          </table:table-cell>
          <table:table-cell table:style-name="ce1" office:value-type="string" calcext:value-type="string">
            <text:p>muy buen aporte</text:p>
          </table:table-cell>
          <table:table-cell table:style-name="ce1" office:value-type="float" office:value="6585" calcext:value-type="float">
            <text:p>65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8164" calcext:value-type="float">
            <text:p>138164</text:p>
          </table:table-cell>
          <table:table-cell table:style-name="ce1" office:value-type="string" calcext:value-type="string">
            <text:p>Buena posición</text:p>
          </table:table-cell>
          <table:table-cell table:style-name="ce1" office:value-type="float" office:value="138164" calcext:value-type="float">
            <text:p>1381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0400" calcext:value-type="float">
            <text:p>680400</text:p>
          </table:table-cell>
          <table:table-cell table:style-name="ce1" office:value-type="string" calcext:value-type="string">
            <text:p>bien</text:p>
          </table:table-cell>
          <table:table-cell table:style-name="ce1" office:value-type="float" office:value="680400" calcext:value-type="float">
            <text:p>6804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6855" calcext:value-type="float">
            <text:p>196855</text:p>
          </table:table-cell>
          <table:table-cell table:style-name="ce1" office:value-type="string" calcext:value-type="string">
            <text:p>Excelente búsqueda y trabajo</text:p>
          </table:table-cell>
          <table:table-cell table:style-name="ce1" office:value-type="float" office:value="196855" calcext:value-type="float">
            <text:p>1968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3468" calcext:value-type="float">
            <text:p>143468</text:p>
          </table:table-cell>
          <table:table-cell table:style-name="ce1" office:value-type="string" calcext:value-type="string">
            <text:p>La autora no realizó el análisis crítico que se solicitó, pero en general su trabajo fue correcto.</text:p>
          </table:table-cell>
          <table:table-cell table:style-name="ce1" office:value-type="float" office:value="143468" calcext:value-type="float">
            <text:p>14346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51158" calcext:value-type="float">
            <text:p>451158</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1158" calcext:value-type="float">
            <text:p>45115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2296" calcext:value-type="float">
            <text:p>242296</text:p>
          </table:table-cell>
          <table:table-cell table:style-name="ce1" office:value-type="string" calcext:value-type="string">
            <text:p>EXCELENTE, muy buen trabajo</text:p>
          </table:table-cell>
          <table:table-cell table:style-name="ce1" office:value-type="float" office:value="242296" calcext:value-type="float">
            <text:p>2422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5798" calcext:value-type="float">
            <text:p>75798</text:p>
          </table:table-cell>
          <table:table-cell table:style-name="ce1" office:value-type="string" calcext:value-type="string">
            <text:p>Datos generales e indicaciones</text:p>
          </table:table-cell>
          <table:table-cell table:style-name="ce1" office:value-type="float" office:value="75798" calcext:value-type="float">
            <text:p>7579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55836" calcext:value-type="float">
            <text:p>355836</text:p>
          </table:table-cell>
          <table:table-cell table:style-name="ce1" office:value-type="string" calcext:value-type="string">
            <text:p>Muy bien</text:p>
          </table:table-cell>
          <table:table-cell table:style-name="ce1" office:value-type="float" office:value="355836" calcext:value-type="float">
            <text:p>3558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2316" calcext:value-type="float">
            <text:p>172316</text:p>
          </table:table-cell>
          <table:table-cell table:style-name="ce1" office:value-type="string" calcext:value-type="string">
            <text:p>Excelente trabajo Compañer@</text:p>
          </table:table-cell>
          <table:table-cell table:style-name="ce1" office:value-type="float" office:value="172316" calcext:value-type="float">
            <text:p>1723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0921" calcext:value-type="float">
            <text:p>640921</text:p>
          </table:table-cell>
          <table:table-cell table:style-name="ce1" office:value-type="string" calcext:value-type="string">
            <text:p>No hay fuentes de las imágenes. Saludos</text:p>
          </table:table-cell>
          <table:table-cell table:style-name="ce1" office:value-type="float" office:value="640921" calcext:value-type="float">
            <text:p>64092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44572" calcext:value-type="float">
            <text:p>644572</text:p>
          </table:table-cell>
          <table:table-cell table:style-name="ce1" office:value-type="string" calcext:value-type="string">
            <text:p>Felicidades</text:p>
          </table:table-cell>
          <table:table-cell table:style-name="ce1" office:value-type="float" office:value="644572" calcext:value-type="float">
            <text:p>6445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1046" calcext:value-type="float">
            <text:p>121046</text:p>
          </table:table-cell>
          <table:table-cell table:style-name="ce1" office:value-type="string" calcext:value-type="string">
            <text:p>Las respuestas son extensas pero pertinentes y adecuadas.</text:p>
          </table:table-cell>
          <table:table-cell table:style-name="ce1" office:value-type="float" office:value="121046" calcext:value-type="float">
            <text:p>1210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7556" calcext:value-type="float">
            <text:p>547556</text:p>
          </table:table-cell>
          <table:table-cell table:style-name="ce1" office:value-type="string" calcext:value-type="string">
            <text:p>Buen trabajo...</text:p>
          </table:table-cell>
          <table:table-cell table:style-name="ce1" office:value-type="float" office:value="547556" calcext:value-type="float">
            <text:p>5475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9554" calcext:value-type="float">
            <text:p>659554</text:p>
          </table:table-cell>
          <table:table-cell table:style-name="ce1" office:value-type="string" calcext:value-type="string">
            <text:p>Excellent the word</text:p>
          </table:table-cell>
          <table:table-cell table:style-name="ce1" office:value-type="float" office:value="659554" calcext:value-type="float">
            <text:p>65955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6611" calcext:value-type="float">
            <text:p>556611</text:p>
          </table:table-cell>
          <table:table-cell table:style-name="ce1" office:value-type="string" calcext:value-type="string">
            <text:p>good</text:p>
          </table:table-cell>
          <table:table-cell table:style-name="ce1" office:value-type="float" office:value="556611" calcext:value-type="float">
            <text:p>5566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8707" calcext:value-type="float">
            <text:p>88707</text:p>
          </table:table-cell>
          <table:table-cell table:style-name="ce1" office:value-type="string" calcext:value-type="string">
            <text:p>Excelentes propuestas sugeridas en la pregunta final.</text:p>
            <text:p>Recomendación: describir el proceso detrás del conflicto, exponer las emociones de los implicados y cómo estas emociones influyen en su manera de expresarse. </text:p>
            <text:p/>
          </table:table-cell>
          <table:table-cell table:style-name="ce1" office:value-type="float" office:value="88707" calcext:value-type="float">
            <text:p>887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5322" calcext:value-type="float">
            <text:p>265322</text:p>
          </table:table-cell>
          <table:table-cell table:style-name="ce1" office:value-type="string" calcext:value-type="string">
            <text:p>Los planos están muy bien ejecutados. Buen trabajo</text:p>
          </table:table-cell>
          <table:table-cell table:style-name="ce1" office:value-type="float" office:value="265322" calcext:value-type="float">
            <text:p>2653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6721" calcext:value-type="float">
            <text:p>616721</text:p>
          </table:table-cell>
          <table:table-cell table:style-name="ce1" office:value-type="string" calcext:value-type="string">
            <text:p>Excellent</text:p>
          </table:table-cell>
          <table:table-cell table:style-name="ce1" office:value-type="float" office:value="616721" calcext:value-type="float">
            <text:p>6167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2846" calcext:value-type="float">
            <text:p>422846</text:p>
          </table:table-cell>
          <table:table-cell table:style-name="ce1" office:value-type="string" calcext:value-type="string">
            <text:p>No menciona el tipo de departamentalización, ni el tipo de comunicación</text:p>
          </table:table-cell>
          <table:table-cell table:style-name="ce1" office:value-type="float" office:value="422846" calcext:value-type="float">
            <text:p>42284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0031" calcext:value-type="float">
            <text:p>610031</text:p>
          </table:table-cell>
          <table:table-cell table:style-name="ce1" office:value-type="string" calcext:value-type="string">
            <text:p>Buenos criterios de evaluación </text:p>
            <text:p/>
          </table:table-cell>
          <table:table-cell table:style-name="ce1" office:value-type="float" office:value="610031" calcext:value-type="float">
            <text:p>6100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4787" calcext:value-type="float">
            <text:p>604787</text:p>
          </table:table-cell>
          <table:table-cell table:style-name="ce1" office:value-type="string" calcext:value-type="string">
            <text:p>BIEN</text:p>
          </table:table-cell>
          <table:table-cell table:style-name="ce1" office:value-type="float" office:value="604787" calcext:value-type="float">
            <text:p>6047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5950" calcext:value-type="float">
            <text:p>475950</text:p>
          </table:table-cell>
          <table:table-cell table:style-name="ce1" office:value-type="string" calcext:value-type="string">
            <text:p>Buen día. El trabajo está bien, como sugerencia, en otra se podrá utilizar colores para identificar mejor las palabras y frases, pero todo ok. Saludos</text:p>
          </table:table-cell>
          <table:table-cell table:style-name="ce1" office:value-type="float" office:value="475950" calcext:value-type="float">
            <text:p>4759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099" calcext:value-type="float">
            <text:p>49099</text:p>
          </table:table-cell>
          <table:table-cell table:style-name="ce1" office:value-type="string" calcext:value-type="string">
            <text:p>Felicitaciones ha cumplido satisfactoriamente el trabajo encomendado</text:p>
          </table:table-cell>
          <table:table-cell table:style-name="ce1" office:value-type="float" office:value="49099" calcext:value-type="float">
            <text:p>490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7461" calcext:value-type="float">
            <text:p>517461</text:p>
          </table:table-cell>
          <table:table-cell table:style-name="ce1" office:value-type="string" calcext:value-type="string">
            <text:p>BUEN TRABAJO</text:p>
          </table:table-cell>
          <table:table-cell table:style-name="ce1" office:value-type="float" office:value="517461" calcext:value-type="float">
            <text:p>5174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6317" calcext:value-type="float">
            <text:p>246317</text:p>
          </table:table-cell>
          <table:table-cell table:style-name="ce1" office:value-type="string" calcext:value-type="string">
            <text:p>Mejorar en la infografía</text:p>
          </table:table-cell>
          <table:table-cell table:style-name="ce1" office:value-type="float" office:value="246317" calcext:value-type="float">
            <text:p>24631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21310" calcext:value-type="float">
            <text:p>321310</text:p>
          </table:table-cell>
          <table:table-cell table:style-name="ce1" office:value-type="string" calcext:value-type="string">
            <text:p>la felicito su trabajo esta realizado en el desarrollo de las habilidades sociales con un lenguaje claro, comprensible y actividades creativas pero fue lo unico que falto <text:s/>desarrollarlas paso a paso para que nuestros padres vivencien se motiven, reflexionen y lo apliquen en su vida familiar. gracias</text:p>
          </table:table-cell>
          <table:table-cell table:style-name="ce1" office:value-type="float" office:value="321310" calcext:value-type="float">
            <text:p>32131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7597" calcext:value-type="float">
            <text:p>107597</text:p>
          </table:table-cell>
          <table:table-cell table:style-name="ce1" office:value-type="string" calcext:value-type="string">
            <text:p>HACE FALTA MAYOR INVESTIGACIÓN PARA PODER COMPLETAR LAS PREGUNTAS.</text:p>
          </table:table-cell>
          <table:table-cell table:style-name="ce1" office:value-type="float" office:value="107597" calcext:value-type="float">
            <text:p>10759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2285" calcext:value-type="float">
            <text:p>672285</text:p>
          </table:table-cell>
          <table:table-cell table:style-name="ce1" office:value-type="string" calcext:value-type="string">
            <text:p>buen trabajo uso correcto de herramientas electronicas felicitaciones</text:p>
          </table:table-cell>
          <table:table-cell table:style-name="ce1" office:value-type="float" office:value="672285" calcext:value-type="float">
            <text:p>6722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0295" calcext:value-type="float">
            <text:p>490295</text:p>
          </table:table-cell>
          <table:table-cell table:style-name="ce1" office:value-type="string" calcext:value-type="string">
            <text:p>No presenta la actividad para los niños y no aplica la técnica requerida para el reto</text:p>
          </table:table-cell>
          <table:table-cell table:style-name="ce1" office:value-type="float" office:value="490295" calcext:value-type="float">
            <text:p>49029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41088" calcext:value-type="float">
            <text:p>141088</text:p>
          </table:table-cell>
          <table:table-cell table:style-name="ce1" office:value-type="string" calcext:value-type="string">
            <text:p>puede entender a cabalidad los terminos relevantes para la resolucion de problemas</text:p>
            <text:p/>
          </table:table-cell>
          <table:table-cell table:style-name="ce1" office:value-type="float" office:value="141088" calcext:value-type="float">
            <text:p>14108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90628" calcext:value-type="float">
            <text:p>490628</text:p>
          </table:table-cell>
          <table:table-cell table:style-name="ce1" office:value-type="string" calcext:value-type="string">
            <text:p>Bien</text:p>
          </table:table-cell>
          <table:table-cell table:style-name="ce1" office:value-type="float" office:value="490628" calcext:value-type="float">
            <text:p>4906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5711" calcext:value-type="float">
            <text:p>385711</text:p>
          </table:table-cell>
          <table:table-cell table:style-name="ce1" office:value-type="string" calcext:value-type="string">
            <text:p>mucho texto y no tiene nada de la tarea</text:p>
          </table:table-cell>
          <table:table-cell table:style-name="ce1" office:value-type="float" office:value="385711" calcext:value-type="float">
            <text:p>38571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86899" calcext:value-type="float">
            <text:p>486899</text:p>
          </table:table-cell>
          <table:table-cell table:style-name="ce1" office:value-type="string" calcext:value-type="string">
            <text:p>las infografías y la numeración hacen entendible todos los procesos</text:p>
          </table:table-cell>
          <table:table-cell table:style-name="ce1" office:value-type="float" office:value="486899" calcext:value-type="float">
            <text:p>4868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1591" calcext:value-type="float">
            <text:p>451591</text:p>
          </table:table-cell>
          <table:table-cell table:style-name="ce1" office:value-type="string" calcext:value-type="string">
            <text:p>No existe una infografía</text:p>
          </table:table-cell>
          <table:table-cell table:style-name="ce1" office:value-type="float" office:value="451591" calcext:value-type="float">
            <text:p>45159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67180" calcext:value-type="float">
            <text:p>367180</text:p>
          </table:table-cell>
          <table:table-cell table:style-name="ce1" office:value-type="string" calcext:value-type="string">
            <text:p>correcto discernimiento</text:p>
          </table:table-cell>
          <table:table-cell table:style-name="ce1" office:value-type="float" office:value="367180" calcext:value-type="float">
            <text:p>3671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543" calcext:value-type="float">
            <text:p>23543</text:p>
          </table:table-cell>
          <table:table-cell table:style-name="ce1" office:value-type="string" calcext:value-type="string">
            <text:p>Buen trabajo</text:p>
          </table:table-cell>
          <table:table-cell table:style-name="ce1" office:value-type="float" office:value="23543" calcext:value-type="float">
            <text:p>235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3905" calcext:value-type="float">
            <text:p>483905</text:p>
          </table:table-cell>
          <table:table-cell table:style-name="ce1" office:value-type="string" calcext:value-type="string">
            <text:p>No se incluye una foto de parte de los resultados, el vaso con microorganismos. Las imágenes están algo desordenadas, se podrían poner de mejor manera.</text:p>
          </table:table-cell>
          <table:table-cell table:style-name="ce1" office:value-type="float" office:value="483905" calcext:value-type="float">
            <text:p>48390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215" calcext:value-type="float">
            <text:p>53215</text:p>
          </table:table-cell>
          <table:table-cell table:style-name="ce1" office:value-type="string" calcext:value-type="string">
            <text:p>Muy bien, el trabajo tiene un fondo científico y práctico lo que demuestra interés por aprender y deseo de superación.</text:p>
          </table:table-cell>
          <table:table-cell table:style-name="ce1" office:value-type="float" office:value="53215" calcext:value-type="float">
            <text:p>532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1056" calcext:value-type="float">
            <text:p>541056</text:p>
          </table:table-cell>
          <table:table-cell table:style-name="ce1" office:value-type="string" calcext:value-type="string">
            <text:p>muy bien</text:p>
          </table:table-cell>
          <table:table-cell table:style-name="ce1" office:value-type="float" office:value="541056" calcext:value-type="float">
            <text:p>5410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5040" calcext:value-type="float">
            <text:p>235040</text:p>
          </table:table-cell>
          <table:table-cell table:style-name="ce1" office:value-type="string" calcext:value-type="string">
            <text:p>Están completas la definiciones</text:p>
          </table:table-cell>
          <table:table-cell table:style-name="ce1" office:value-type="float" office:value="235040" calcext:value-type="float">
            <text:p>2350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9883" calcext:value-type="float">
            <text:p>659883</text:p>
          </table:table-cell>
          <table:table-cell table:style-name="ce1" office:value-type="string" calcext:value-type="string">
            <text:p>Excelente</text:p>
          </table:table-cell>
          <table:table-cell table:style-name="ce1" office:value-type="float" office:value="659883" calcext:value-type="float">
            <text:p>6598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9161" calcext:value-type="float">
            <text:p>99161</text:p>
          </table:table-cell>
          <table:table-cell table:style-name="ce1" office:value-type="string" calcext:value-type="string">
            <text:p>Excelente</text:p>
          </table:table-cell>
          <table:table-cell table:style-name="ce1" office:value-type="float" office:value="99161" calcext:value-type="float">
            <text:p>991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5655" calcext:value-type="float">
            <text:p>485655</text:p>
          </table:table-cell>
          <table:table-cell table:style-name="ce1" office:value-type="string" calcext:value-type="string">
            <text:p>Saludos, interesante trabajo, sin embargo se evidencia que no fue realizado para el reto final del curso ya que consta otra fecha anterior de la publicación, a pesar de aquello es un buen trabajo, la sugerencia la música de fondo no considero la adecuada para la historia (mi opinión) </text:p>
            <text:p>Éxitos</text:p>
          </table:table-cell>
          <table:table-cell table:style-name="ce1" office:value-type="float" office:value="485655" calcext:value-type="float">
            <text:p>4856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0601" calcext:value-type="float">
            <text:p>350601</text:p>
          </table:table-cell>
          <table:table-cell table:style-name="ce1" office:value-type="string" calcext:value-type="string">
            <text:p>Excelente trabajo, sobre todo las expectativas y propuesta que presenta ante las actividades que desea implementar para fortalecer las habilidades de los pequeños. </text:p>
          </table:table-cell>
          <table:table-cell table:style-name="ce1" office:value-type="float" office:value="350601" calcext:value-type="float">
            <text:p>3506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5399" calcext:value-type="float">
            <text:p>425399</text:p>
          </table:table-cell>
          <table:table-cell table:style-name="ce1" office:value-type="string" calcext:value-type="string">
            <text:p>exitos</text:p>
          </table:table-cell>
          <table:table-cell table:style-name="ce1" office:value-type="float" office:value="425399" calcext:value-type="float">
            <text:p>4253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2119" calcext:value-type="float">
            <text:p>532119</text:p>
          </table:table-cell>
          <table:table-cell table:style-name="ce1" office:value-type="string" calcext:value-type="string">
            <text:p>Infografía no fue cargada, no aparece.</text:p>
          </table:table-cell>
          <table:table-cell table:style-name="ce1" office:value-type="float" office:value="532119" calcext:value-type="float">
            <text:p>53211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04834" calcext:value-type="float">
            <text:p>404834</text:p>
          </table:table-cell>
          <table:table-cell table:style-name="ce1" office:value-type="string" calcext:value-type="string">
            <text:p>Está muy claro el trabajo.</text:p>
          </table:table-cell>
          <table:table-cell table:style-name="ce1" office:value-type="float" office:value="404834" calcext:value-type="float">
            <text:p>4048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346" calcext:value-type="float">
            <text:p>35346</text:p>
          </table:table-cell>
          <table:table-cell table:style-name="ce1" office:value-type="string" calcext:value-type="string">
            <text:p>La respuesta 5.- se pide describir el asunto que origino el conjunto como hecho y no como efecto o incidencia en el fuero interno de cada una de las partes.</text:p>
            <text:p/>
            <text:p>La respuesta 6.- El ejercicio solicita comentar como es su comunicación ahora; más no cual es el sintoma del problema.</text:p>
          </table:table-cell>
          <table:table-cell table:style-name="ce1" office:value-type="float" office:value="35346" calcext:value-type="float">
            <text:p>3534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41673" calcext:value-type="float">
            <text:p>341673</text:p>
          </table:table-cell>
          <table:table-cell table:style-name="ce1" office:value-type="string" calcext:value-type="string">
            <text:p>Excelente trabajo,</text:p>
            <text:p/>
            <text:p>Éxitos en el curso....</text:p>
          </table:table-cell>
          <table:table-cell table:style-name="ce1" office:value-type="float" office:value="341673" calcext:value-type="float">
            <text:p>3416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0605" calcext:value-type="float">
            <text:p>380605</text:p>
          </table:table-cell>
          <table:table-cell table:style-name="ce1" office:value-type="string" calcext:value-type="string">
            <text:p>Buena presentación</text:p>
          </table:table-cell>
          <table:table-cell table:style-name="ce1" office:value-type="float" office:value="380605" calcext:value-type="float">
            <text:p>38060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253" calcext:value-type="float">
            <text:p>30253</text:p>
          </table:table-cell>
          <table:table-cell table:style-name="ce1" office:value-type="string" calcext:value-type="string">
            <text:p>Investigar, no copiar!!!</text:p>
          </table:table-cell>
          <table:table-cell table:style-name="ce1" office:value-type="float" office:value="30253" calcext:value-type="float">
            <text:p>3025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40152" calcext:value-type="float">
            <text:p>540152</text:p>
          </table:table-cell>
          <table:table-cell table:style-name="ce1" office:value-type="string" calcext:value-type="string">
            <text:p>Buen trabajo</text:p>
          </table:table-cell>
          <table:table-cell table:style-name="ce1" office:value-type="float" office:value="540152" calcext:value-type="float">
            <text:p>54015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0345" calcext:value-type="float">
            <text:p>100345</text:p>
          </table:table-cell>
          <table:table-cell table:style-name="ce1" office:value-type="float" office:value="10" calcext:value-type="float">
            <text:p>10</text:p>
          </table:table-cell>
          <table:table-cell table:style-name="ce1" office:value-type="float" office:value="100345" calcext:value-type="float">
            <text:p>10034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46067" calcext:value-type="float">
            <text:p>446067</text:p>
          </table:table-cell>
          <table:table-cell table:style-name="ce1" office:value-type="string" calcext:value-type="string">
            <text:p>Saludos desde el Tena</text:p>
          </table:table-cell>
          <table:table-cell table:style-name="ce1" office:value-type="float" office:value="446067" calcext:value-type="float">
            <text:p>44606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39911" calcext:value-type="float">
            <text:p>539911</text:p>
          </table:table-cell>
          <table:table-cell table:style-name="ce1" office:value-type="string" calcext:value-type="string">
            <text:p>Buen Trabajo</text:p>
          </table:table-cell>
          <table:table-cell table:style-name="ce1" office:value-type="float" office:value="539911" calcext:value-type="float">
            <text:p>5399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6686" calcext:value-type="float">
            <text:p>516686</text:p>
          </table:table-cell>
          <table:table-cell table:style-name="ce1" office:value-type="string" calcext:value-type="string">
            <text:p>un excelente punto de vista</text:p>
          </table:table-cell>
          <table:table-cell table:style-name="ce1" office:value-type="float" office:value="516686" calcext:value-type="float">
            <text:p>5166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1206" calcext:value-type="float">
            <text:p>151206</text:p>
          </table:table-cell>
          <table:table-cell table:style-name="ce1" office:value-type="string" calcext:value-type="string">
            <text:p>Excelente trabajo</text:p>
          </table:table-cell>
          <table:table-cell table:style-name="ce1" office:value-type="float" office:value="151206" calcext:value-type="float">
            <text:p>1512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4290" calcext:value-type="float">
            <text:p>554290</text:p>
          </table:table-cell>
          <table:table-cell table:style-name="ce1" office:value-type="string" calcext:value-type="string">
            <text:p>no es infografía</text:p>
          </table:table-cell>
          <table:table-cell table:style-name="ce1" office:value-type="float" office:value="554290" calcext:value-type="float">
            <text:p>55429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52067" calcext:value-type="float">
            <text:p>552067</text:p>
          </table:table-cell>
          <table:table-cell table:style-name="ce1" office:value-type="string" calcext:value-type="string">
            <text:p>Parece copia de otro trabajo que ya califique literal esta igual</text:p>
          </table:table-cell>
          <table:table-cell table:style-name="ce1" office:value-type="float" office:value="552067" calcext:value-type="float">
            <text:p>55206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21341" calcext:value-type="float">
            <text:p>421341</text:p>
          </table:table-cell>
          <table:table-cell table:style-name="ce1" office:value-type="string" calcext:value-type="string">
            <text:p>falta explicación de flujo de comunicación</text:p>
          </table:table-cell>
          <table:table-cell table:style-name="ce1" office:value-type="float" office:value="421341" calcext:value-type="float">
            <text:p>42134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0692" calcext:value-type="float">
            <text:p>60692</text:p>
          </table:table-cell>
          <table:table-cell table:style-name="ce1" office:value-type="string" calcext:value-type="string">
            <text:p>EXCELENTE</text:p>
          </table:table-cell>
          <table:table-cell table:style-name="ce1" office:value-type="float" office:value="60692" calcext:value-type="float">
            <text:p>606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4000" calcext:value-type="float">
            <text:p>414000</text:p>
          </table:table-cell>
          <table:table-cell table:style-name="ce1" office:value-type="string" calcext:value-type="string">
            <text:p>Como comentario no se pudo visualizar el trabajo, pero le doy una mano ayudándole con la calificación.</text:p>
          </table:table-cell>
          <table:table-cell table:style-name="ce1" office:value-type="float" office:value="414000" calcext:value-type="float">
            <text:p>41400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28635" calcext:value-type="float">
            <text:p>128635</text:p>
          </table:table-cell>
          <table:table-cell table:style-name="ce1" office:value-type="string" calcext:value-type="string">
            <text:p>Muy buen trabajo.</text:p>
          </table:table-cell>
          <table:table-cell table:style-name="ce1" office:value-type="float" office:value="128635" calcext:value-type="float">
            <text:p>1286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0743" calcext:value-type="float">
            <text:p>490743</text:p>
          </table:table-cell>
          <table:table-cell table:style-name="ce1" office:value-type="string" calcext:value-type="string">
            <text:p>Bien</text:p>
          </table:table-cell>
          <table:table-cell table:style-name="ce1" office:value-type="float" office:value="490743" calcext:value-type="float">
            <text:p>4907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6368" calcext:value-type="float">
            <text:p>546368</text:p>
          </table:table-cell>
          <table:table-cell table:style-name="ce1" office:value-type="string" calcext:value-type="string">
            <text:p>Genial</text:p>
          </table:table-cell>
          <table:table-cell table:style-name="ce1" office:value-type="float" office:value="546368" calcext:value-type="float">
            <text:p>5463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3192" calcext:value-type="float">
            <text:p>443192</text:p>
          </table:table-cell>
          <table:table-cell table:style-name="ce1" office:value-type="string" calcext:value-type="string">
            <text:p>Incompleto, solo se visualiza un pequeño párrafo que describe los resultados.</text:p>
          </table:table-cell>
          <table:table-cell table:style-name="ce1" office:value-type="float" office:value="443192" calcext:value-type="float">
            <text:p>44319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46993" calcext:value-type="float">
            <text:p>346993</text:p>
          </table:table-cell>
          <table:table-cell table:style-name="ce1" office:value-type="string" calcext:value-type="string">
            <text:p>No tiene IMAGEN.</text:p>
          </table:table-cell>
          <table:table-cell table:style-name="ce1" office:value-type="float" office:value="346993" calcext:value-type="float">
            <text:p>34699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41790" calcext:value-type="float">
            <text:p>341790</text:p>
          </table:table-cell>
          <table:table-cell table:style-name="ce1" office:value-type="string" calcext:value-type="string">
            <text:p>FELICITACIONES <text:s/>SIGUE ADELANTE</text:p>
          </table:table-cell>
          <table:table-cell table:style-name="ce1" office:value-type="float" office:value="341790" calcext:value-type="float">
            <text:p>3417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4977" calcext:value-type="float">
            <text:p>504977</text:p>
          </table:table-cell>
          <table:table-cell table:style-name="ce1" office:value-type="string" calcext:value-type="string">
            <text:p>Muy completo. Se nota que ha buscado la información para tener completo su reto.</text:p>
          </table:table-cell>
          <table:table-cell table:style-name="ce1" office:value-type="float" office:value="504977" calcext:value-type="float">
            <text:p>5049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2102" calcext:value-type="float">
            <text:p>602102</text:p>
          </table:table-cell>
          <table:table-cell table:style-name="ce1" office:value-type="string" calcext:value-type="string">
            <text:p>No existen faltas de ortografía aparentemente , sin embargo no existe una imagen muy clara. </text:p>
          </table:table-cell>
          <table:table-cell table:style-name="ce1" office:value-type="float" office:value="602102" calcext:value-type="float">
            <text:p>60210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73939" calcext:value-type="float">
            <text:p>173939</text:p>
          </table:table-cell>
          <table:table-cell table:style-name="ce1" office:value-type="string" calcext:value-type="string">
            <text:p>Señala como involucrado indirecto  al Mediador: no es involucrado, aún no acuden al mediador. </text:p>
            <text:p>Los padres tampoco son involucrados. Están muertos. </text:p>
          </table:table-cell>
          <table:table-cell table:style-name="ce1" office:value-type="float" office:value="173939" calcext:value-type="float">
            <text:p>17393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04123" calcext:value-type="float">
            <text:p>304123</text:p>
          </table:table-cell>
          <table:table-cell table:style-name="ce1" office:value-type="string" calcext:value-type="string">
            <text:p>Aborda muy bien el uso de las plantas así como la elaboración del preparado para <text:s/>la dolencia, inflamaciones-dolores musculares. Quizá un poco más de explicación, del uso para otras dolencias de las plantas utilizadas. Sin embargo, considero que hubo un buen esfuerzo</text:p>
          </table:table-cell>
          <table:table-cell table:style-name="ce1" office:value-type="float" office:value="304123" calcext:value-type="float">
            <text:p>30412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41281" calcext:value-type="float">
            <text:p>141281</text:p>
          </table:table-cell>
          <table:table-cell table:style-name="ce1" office:value-type="string" calcext:value-type="string">
            <text:p/>
            <text:p>Si existe un tema que unifica el contenido pero falta detallar el tema princial.</text:p>
          </table:table-cell>
          <table:table-cell table:style-name="ce1" office:value-type="float" office:value="141281" calcext:value-type="float">
            <text:p>14128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1538" calcext:value-type="float">
            <text:p>251538</text:p>
          </table:table-cell>
          <table:table-cell table:style-name="ce1" office:value-type="string" calcext:value-type="string">
            <text:p>......</text:p>
          </table:table-cell>
          <table:table-cell table:style-name="ce1" office:value-type="float" office:value="251538" calcext:value-type="float">
            <text:p>25153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6786" calcext:value-type="float">
            <text:p>36786</text:p>
          </table:table-cell>
          <table:table-cell table:style-name="ce1" office:value-type="string" calcext:value-type="string">
            <text:p>Muy buen trabajo, respecto al punto 4 se debía utilizar datos planteados por uno, sin embargo el trabajo muestra calidad y eso es lo importante.</text:p>
          </table:table-cell>
          <table:table-cell table:style-name="ce1" office:value-type="float" office:value="36786" calcext:value-type="float">
            <text:p>367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5383" calcext:value-type="float">
            <text:p>445383</text:p>
          </table:table-cell>
          <table:table-cell table:style-name="ce1" office:value-type="string" calcext:value-type="string">
            <text:p>Muy buen trabajo.</text:p>
          </table:table-cell>
          <table:table-cell table:style-name="ce1" office:value-type="float" office:value="445383" calcext:value-type="float">
            <text:p>4453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7087" calcext:value-type="float">
            <text:p>237087</text:p>
          </table:table-cell>
          <table:table-cell table:style-name="ce1" office:value-type="string" calcext:value-type="string">
            <text:p>Buena presentación bien estructurado.</text:p>
          </table:table-cell>
          <table:table-cell table:style-name="ce1" office:value-type="float" office:value="237087" calcext:value-type="float">
            <text:p>2370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0914" calcext:value-type="float">
            <text:p>390914</text:p>
          </table:table-cell>
          <table:table-cell table:style-name="ce1" office:value-type="string" calcext:value-type="string">
            <text:p>Me gustó interesante y dinámico, tema actual no aburrido, solo tal vez un poco de diálogo pero solo tal vez, si buen trabajo </text:p>
          </table:table-cell>
          <table:table-cell table:style-name="ce1" office:value-type="float" office:value="390914" calcext:value-type="float">
            <text:p>39091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5563" calcext:value-type="float">
            <text:p>95563</text:p>
          </table:table-cell>
          <table:table-cell table:style-name="ce1" office:value-type="string" calcext:value-type="string">
            <text:p>Excelente encuentra los 16 nombres de autores relevantes de la psicología social</text:p>
          </table:table-cell>
          <table:table-cell table:style-name="ce1" office:value-type="float" office:value="95563" calcext:value-type="float">
            <text:p>955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2772" calcext:value-type="float">
            <text:p>362772</text:p>
          </table:table-cell>
          <table:table-cell table:style-name="ce1" office:value-type="string" calcext:value-type="string">
            <text:p>No hay faltas de ortografía, hay que mejorar su gramática.</text:p>
          </table:table-cell>
          <table:table-cell table:style-name="ce1" office:value-type="float" office:value="362772" calcext:value-type="float">
            <text:p>36277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28187" calcext:value-type="float">
            <text:p>128187</text:p>
          </table:table-cell>
          <table:table-cell table:style-name="ce1" office:value-type="string" calcext:value-type="string">
            <text:p>La presentación es confusa debido a las restricciones establecidas por el formato de entrega.</text:p>
          </table:table-cell>
          <table:table-cell table:style-name="ce1" office:value-type="float" office:value="128187" calcext:value-type="float">
            <text:p>12818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18160" calcext:value-type="float">
            <text:p>218160</text:p>
          </table:table-cell>
          <table:table-cell table:style-name="ce1" office:value-type="string" calcext:value-type="string">
            <text:p>EL TRABAJO FUE MUY BUEN, PERO <text:s/>NO DEBEMOS CONFORMARNOS CON ESO SIEMPRE HAY MUCHO MAS QUE APRENDER</text:p>
          </table:table-cell>
          <table:table-cell table:style-name="ce1" office:value-type="float" office:value="218160" calcext:value-type="float">
            <text:p>21816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7521" calcext:value-type="float">
            <text:p>277521</text:p>
          </table:table-cell>
          <table:table-cell table:style-name="ce1" office:value-type="string" calcext:value-type="string">
            <text:p>Excelente</text:p>
          </table:table-cell>
          <table:table-cell table:style-name="ce1" office:value-type="float" office:value="277521" calcext:value-type="float">
            <text:p>2775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5015" calcext:value-type="float">
            <text:p>175015</text:p>
          </table:table-cell>
          <table:table-cell table:style-name="ce1" office:value-type="string" calcext:value-type="string">
            <text:p>Todo bien</text:p>
          </table:table-cell>
          <table:table-cell table:style-name="ce1" office:value-type="float" office:value="175015" calcext:value-type="float">
            <text:p>1750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0598" calcext:value-type="float">
            <text:p>340598</text:p>
          </table:table-cell>
          <table:table-cell table:style-name="ce1" office:value-type="string" calcext:value-type="string">
            <text:p>Cumple con los requisitos designados al trabajo</text:p>
          </table:table-cell>
          <table:table-cell table:style-name="ce1" office:value-type="float" office:value="340598" calcext:value-type="float">
            <text:p>3405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409" calcext:value-type="float">
            <text:p>32409</text:p>
          </table:table-cell>
          <table:table-cell table:style-name="ce1" office:value-type="string" calcext:value-type="string">
            <text:p>Exelente compañero un gran aporte</text:p>
          </table:table-cell>
          <table:table-cell table:style-name="ce1" office:value-type="float" office:value="32409" calcext:value-type="float">
            <text:p>324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5579" calcext:value-type="float">
            <text:p>135579</text:p>
          </table:table-cell>
          <table:table-cell table:style-name="ce1" office:value-type="string" calcext:value-type="string">
            <text:p>Son ideas claras coherentes con referencia a lo q pide el reto .me parece una gran expwriencia para saber más sobre el conocimiento impartido en la plataforma</text:p>
          </table:table-cell>
          <table:table-cell table:style-name="ce1" office:value-type="float" office:value="135579" calcext:value-type="float">
            <text:p>1355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1105" calcext:value-type="float">
            <text:p>481105</text:p>
          </table:table-cell>
          <table:table-cell table:style-name="ce1" office:value-type="string" calcext:value-type="string">
            <text:p>No ha cargado su imagen por lo cual no le puedo evaluar. Mil disculpas</text:p>
          </table:table-cell>
          <table:table-cell table:style-name="ce1" office:value-type="float" office:value="481105" calcext:value-type="float">
            <text:p>48110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0791" calcext:value-type="float">
            <text:p>670791</text:p>
          </table:table-cell>
          <table:table-cell table:style-name="ce7" office:value-type="string" calcext:value-type="string">
            <text:p>Por favor el reto es claro, las indicaciones piden indicar y explicar el video es tan solo de segundos en los que existe muy poca información.</text:p>
          </table:table-cell>
          <table:table-cell table:style-name="ce1" office:value-type="float" office:value="670791" calcext:value-type="float">
            <text:p>67079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51201" calcext:value-type="float">
            <text:p>151201</text:p>
          </table:table-cell>
          <table:table-cell table:style-name="ce1" office:value-type="string" calcext:value-type="string">
            <text:p>El reto no está bien</text:p>
          </table:table-cell>
          <table:table-cell table:style-name="ce1" office:value-type="float" office:value="151201" calcext:value-type="float">
            <text:p>15120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6508" calcext:value-type="float">
            <text:p>86508</text:p>
          </table:table-cell>
          <table:table-cell table:style-name="ce1" office:value-type="string" calcext:value-type="string">
            <text:p>Examinar adecuadamente la información</text:p>
          </table:table-cell>
          <table:table-cell table:style-name="ce1" office:value-type="float" office:value="86508" calcext:value-type="float">
            <text:p>8650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23595" calcext:value-type="float">
            <text:p>523595</text:p>
          </table:table-cell>
          <table:table-cell table:style-name="ce1" office:value-type="string" calcext:value-type="string">
            <text:p>Muy bien</text:p>
          </table:table-cell>
          <table:table-cell table:style-name="ce1" office:value-type="float" office:value="523595" calcext:value-type="float">
            <text:p>5235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5669" calcext:value-type="float">
            <text:p>295669</text:p>
          </table:table-cell>
          <table:table-cell table:style-name="ce1" office:value-type="string" calcext:value-type="string">
            <text:p>No hay ningún trabajo</text:p>
          </table:table-cell>
          <table:table-cell table:style-name="ce1" office:value-type="float" office:value="295669" calcext:value-type="float">
            <text:p>29566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38551" calcext:value-type="float">
            <text:p>238551</text:p>
          </table:table-cell>
          <table:table-cell table:style-name="ce1" office:value-type="string" calcext:value-type="string">
            <text:p>Si presenta los elementos de planeación.</text:p>
          </table:table-cell>
          <table:table-cell table:style-name="ce1" office:value-type="float" office:value="238551" calcext:value-type="float">
            <text:p>2385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7" calcext:value-type="float">
            <text:p>357</text:p>
          </table:table-cell>
          <table:table-cell table:style-name="ce1" office:value-type="string" calcext:value-type="string">
            <text:p>La gráfica es adecuada, pero ayudaría que le hubiese puesto la unión de puntos para mostrar la relación entre las dos variables aunque no es indispensable ya que ha simple vista se nota la relación.</text:p>
          </table:table-cell>
          <table:table-cell table:style-name="ce1" office:value-type="float" office:value="357" calcext:value-type="float">
            <text:p>3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5302" calcext:value-type="float">
            <text:p>285302</text:p>
          </table:table-cell>
          <table:table-cell table:style-name="ce1" office:value-type="string" calcext:value-type="string">
            <text:p>¿Cuánto me aporta cada alimento?</text:p>
          </table:table-cell>
          <table:table-cell table:style-name="ce1" office:value-type="float" office:value="285302" calcext:value-type="float">
            <text:p>28530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56455" calcext:value-type="float">
            <text:p>256455</text:p>
          </table:table-cell>
          <table:table-cell table:style-name="ce1" office:value-type="string" calcext:value-type="string">
            <text:p>Me pareció muy buena la infografía realizada, el orden en que describe el proceso de elaboración del vino de naranja es super buena, además demostró mucha imaginación al poner los diferentes gráficos que se asocian a la manera en que se realiza la producción este tipo de vino. La presentación puede mejorar agregando muchas imagénes más que describan este proceso en lugar del texto.</text:p>
          </table:table-cell>
          <table:table-cell table:style-name="ce1" office:value-type="float" office:value="256455" calcext:value-type="float">
            <text:p>2564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5362" calcext:value-type="float">
            <text:p>85362</text:p>
          </table:table-cell>
          <table:table-cell table:style-name="ce1" office:value-type="string" calcext:value-type="string">
            <text:p>Genial, solo como consejo me gustaría decir que observes bien las personas que no están implicadas directamente, son distintos a Rosa y Juana.</text:p>
            <text:p/>
            <text:p>¡Sigue dándole!</text:p>
          </table:table-cell>
          <table:table-cell table:style-name="ce1" office:value-type="float" office:value="85362" calcext:value-type="float">
            <text:p>8536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9847" calcext:value-type="float">
            <text:p>539847</text:p>
          </table:table-cell>
          <table:table-cell table:style-name="ce1" office:value-type="string" calcext:value-type="string">
            <text:p>Espero que me allás puesto excelente como yo att Alondra</text:p>
          </table:table-cell>
          <table:table-cell table:style-name="ce1" office:value-type="float" office:value="539847" calcext:value-type="float">
            <text:p>53984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29390" calcext:value-type="float">
            <text:p>229390</text:p>
          </table:table-cell>
          <table:table-cell table:style-name="ce1" office:value-type="string" calcext:value-type="string">
            <text:p>Considero que la información es enriquecedora, más a mi criterio no responde en concreto la pregunta planteada. Por la manera de la redacción opino que es un listado de recomendaciones o acciones posibles para poblaciones de la Amazonía en base al desarrollo comunitario. </text:p>
          </table:table-cell>
          <table:table-cell table:style-name="ce1" office:value-type="float" office:value="229390" calcext:value-type="float">
            <text:p>2293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4440" calcext:value-type="float">
            <text:p>124440</text:p>
          </table:table-cell>
          <table:table-cell table:style-name="ce1" office:value-type="string" calcext:value-type="string">
            <text:p>Completar el cuadro de las características evolutivas según el número de características que se solicitó.</text:p>
          </table:table-cell>
          <table:table-cell table:style-name="ce1" office:value-type="float" office:value="124440" calcext:value-type="float">
            <text:p>12444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753" calcext:value-type="float">
            <text:p>6753</text:p>
          </table:table-cell>
          <table:table-cell table:style-name="ce1" office:value-type="string" calcext:value-type="string">
            <text:p>apjl</text:p>
          </table:table-cell>
          <table:table-cell table:style-name="ce1" office:value-type="float" office:value="6753" calcext:value-type="float">
            <text:p>675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69227" calcext:value-type="float">
            <text:p>469227</text:p>
          </table:table-cell>
          <table:table-cell table:style-name="ce1" office:value-type="string" calcext:value-type="string">
            <text:p>Muy buena planteada la idea</text:p>
          </table:table-cell>
          <table:table-cell table:style-name="ce1" office:value-type="float" office:value="469227" calcext:value-type="float">
            <text:p>4692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9525" calcext:value-type="float">
            <text:p>569525</text:p>
          </table:table-cell>
          <table:table-cell table:style-name="ce1" office:value-type="string" calcext:value-type="string">
            <text:p>El tema solicitado en este reto es INTELIGENCIA ARTIFICIAL</text:p>
          </table:table-cell>
          <table:table-cell table:style-name="ce1" office:value-type="float" office:value="569525" calcext:value-type="float">
            <text:p>56952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23173" calcext:value-type="float">
            <text:p>323173</text:p>
          </table:table-cell>
          <table:table-cell table:style-name="ce1" office:value-type="string" calcext:value-type="string">
            <text:p>infografía completa y en orden</text:p>
          </table:table-cell>
          <table:table-cell table:style-name="ce1" office:value-type="float" office:value="323173" calcext:value-type="float">
            <text:p>3231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7874" calcext:value-type="float">
            <text:p>317874</text:p>
          </table:table-cell>
          <table:table-cell table:style-name="ce1" office:value-type="string" calcext:value-type="string">
            <text:p>Muy buenas respuestas.</text:p>
          </table:table-cell>
          <table:table-cell table:style-name="ce1" office:value-type="float" office:value="317874" calcext:value-type="float">
            <text:p>31787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3831" calcext:value-type="float">
            <text:p>93831</text:p>
          </table:table-cell>
          <table:table-cell table:style-name="ce1" office:value-type="string" calcext:value-type="string">
            <text:p>10 puntos.</text:p>
          </table:table-cell>
          <table:table-cell table:style-name="ce1" office:value-type="float" office:value="93831" calcext:value-type="float">
            <text:p>93831</text:p>
          </table:table-cell>
          <table:table-cell table:style-name="ce1" office:value-type="string" calcext:value-type="string">
            <text:p>NOE</text:p>
          </table:table-cell>
          <table:table-cell table:number-columns-repeated="1020"/>
        </table:table-row>
        <table:table-row table:style-name="ro1">
          <table:table-cell table:style-name="ce1" office:value-type="float" office:value="39444" calcext:value-type="float">
            <text:p>39444</text:p>
          </table:table-cell>
          <table:table-cell table:style-name="ce1" office:value-type="string" calcext:value-type="string">
            <text:p>Todo el trabajo esta excelente.</text:p>
          </table:table-cell>
          <table:table-cell table:style-name="ce1" office:value-type="float" office:value="39444" calcext:value-type="float">
            <text:p>394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3475" calcext:value-type="float">
            <text:p>383475</text:p>
          </table:table-cell>
          <table:table-cell table:style-name="ce1" office:value-type="string" calcext:value-type="string">
            <text:p>No lo séjQuery172015741027293889132_1590430944774? <text:s/>debe definir un laudo así este equivocado</text:p>
          </table:table-cell>
          <table:table-cell table:style-name="ce1" office:value-type="float" office:value="383475" calcext:value-type="float">
            <text:p>38347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13397" calcext:value-type="float">
            <text:p>213397</text:p>
          </table:table-cell>
          <table:table-cell table:style-name="ce1" office:value-type="string" calcext:value-type="string">
            <text:p>no se entiende</text:p>
          </table:table-cell>
          <table:table-cell table:style-name="ce1" office:value-type="float" office:value="213397" calcext:value-type="float">
            <text:p>21339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25755" calcext:value-type="float">
            <text:p>325755</text:p>
          </table:table-cell>
          <table:table-cell table:style-name="ce1" office:value-type="string" calcext:value-type="string">
            <text:p>Excelente propuesta</text:p>
          </table:table-cell>
          <table:table-cell table:style-name="ce1" office:value-type="float" office:value="325755" calcext:value-type="float">
            <text:p>3257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0522" calcext:value-type="float">
            <text:p>510522</text:p>
          </table:table-cell>
          <table:table-cell table:style-name="ce1" office:value-type="string" calcext:value-type="string">
            <text:p>Muy bonitas las fotos</text:p>
          </table:table-cell>
          <table:table-cell table:style-name="ce1" office:value-type="float" office:value="510522" calcext:value-type="float">
            <text:p>5105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4876" calcext:value-type="float">
            <text:p>494876</text:p>
          </table:table-cell>
          <table:table-cell table:style-name="ce1" office:value-type="string" calcext:value-type="string">
            <text:p>Buen trabajo...</text:p>
          </table:table-cell>
          <table:table-cell table:style-name="ce1" office:value-type="float" office:value="494876" calcext:value-type="float">
            <text:p>4948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7713" calcext:value-type="float">
            <text:p>257713</text:p>
          </table:table-cell>
          <table:table-cell table:style-name="ce1" office:value-type="string" calcext:value-type="string">
            <text:p>ok</text:p>
          </table:table-cell>
          <table:table-cell table:style-name="ce1" office:value-type="float" office:value="257713" calcext:value-type="float">
            <text:p>2577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7401" calcext:value-type="float">
            <text:p>487401</text:p>
          </table:table-cell>
          <table:table-cell table:style-name="ce1" office:value-type="string" calcext:value-type="string">
            <text:p>Equivoco el enlace, adjuntó el del guion y no el del video.</text:p>
          </table:table-cell>
          <table:table-cell table:style-name="ce1" office:value-type="float" office:value="487401" calcext:value-type="float">
            <text:p>48740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2796" calcext:value-type="float">
            <text:p>252796</text:p>
          </table:table-cell>
          <table:table-cell table:style-name="ce1" office:value-type="string" calcext:value-type="string">
            <text:p>Muy bien elaborado el trabajo :)</text:p>
          </table:table-cell>
          <table:table-cell table:style-name="ce1" office:value-type="float" office:value="252796" calcext:value-type="float">
            <text:p>2527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0820" calcext:value-type="float">
            <text:p>270820</text:p>
          </table:table-cell>
          <table:table-cell table:style-name="ce1" office:value-type="string" calcext:value-type="string">
            <text:p>Esta muy bien realizada la explicación de la importancia de su carrera y la relación con la salud pública, pero considero que debió de haber hecho un mayor énfasis entre el Desarrollo comunitario y su carrera.</text:p>
          </table:table-cell>
          <table:table-cell table:style-name="ce1" office:value-type="float" office:value="270820" calcext:value-type="float">
            <text:p>2708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2349" calcext:value-type="float">
            <text:p>532349</text:p>
          </table:table-cell>
          <table:table-cell table:style-name="ce1" office:value-type="string" calcext:value-type="string">
            <text:p>SE SOBRE ENTIENDE , EFECTO DE CONTRASTE, PERO PARA LA PROXIMA REVISAR BIEN ANTES DE ENVIAR SU TAREA.</text:p>
          </table:table-cell>
          <table:table-cell table:style-name="ce1" office:value-type="float" office:value="532349" calcext:value-type="float">
            <text:p>53234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84197" calcext:value-type="float">
            <text:p>684197</text:p>
          </table:table-cell>
          <table:table-cell table:style-name="ce1" office:value-type="string" calcext:value-type="string">
            <text:p>BUEN TRABAJO</text:p>
          </table:table-cell>
          <table:table-cell table:style-name="ce1" office:value-type="float" office:value="684197" calcext:value-type="float">
            <text:p>6841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9628" calcext:value-type="float">
            <text:p>229628</text:p>
          </table:table-cell>
          <table:table-cell table:style-name="ce1" office:value-type="string" calcext:value-type="string">
            <text:p>En la segunda parte concuerdo con que la exclusividad es la sensación que vende la marca, es una respuesta directa y clara</text:p>
          </table:table-cell>
          <table:table-cell table:style-name="ce1" office:value-type="float" office:value="229628" calcext:value-type="float">
            <text:p>2296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2893" calcext:value-type="float">
            <text:p>182893</text:p>
          </table:table-cell>
          <table:table-cell table:style-name="ce1" office:value-type="string" calcext:value-type="string">
            <text:p>Felicitaciones, fue un análisis muy conceptual; he denotado que utilizó las herramientas del módulo 1 y 2. </text:p>
            <text:p/>
            <text:p>Siga adelante.!</text:p>
          </table:table-cell>
          <table:table-cell table:style-name="ce1" office:value-type="float" office:value="182893" calcext:value-type="float">
            <text:p>1828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263" calcext:value-type="float">
            <text:p>27263</text:p>
          </table:table-cell>
          <table:table-cell table:style-name="ce1" office:value-type="string" calcext:value-type="string">
            <text:p>Falta de contenido informativo.</text:p>
          </table:table-cell>
          <table:table-cell table:style-name="ce1" office:value-type="float" office:value="27263" calcext:value-type="float">
            <text:p>2726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68923" calcext:value-type="float">
            <text:p>468923</text:p>
          </table:table-cell>
          <table:table-cell table:style-name="ce1" office:value-type="string" calcext:value-type="string">
            <text:p>FELICIDADES</text:p>
          </table:table-cell>
          <table:table-cell table:style-name="ce1" office:value-type="float" office:value="468923" calcext:value-type="float">
            <text:p>4689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2332" calcext:value-type="float">
            <text:p>312332</text:p>
          </table:table-cell>
          <table:table-cell table:style-name="ce1" office:value-type="string" calcext:value-type="string">
            <text:p>EXCELENTE TRABAJO</text:p>
          </table:table-cell>
          <table:table-cell table:style-name="ce1" office:value-type="float" office:value="312332" calcext:value-type="float">
            <text:p>3123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1692" calcext:value-type="float">
            <text:p>391692</text:p>
          </table:table-cell>
          <table:table-cell table:style-name="ce1" office:value-type="string" calcext:value-type="string">
            <text:p>MUY BIEN</text:p>
          </table:table-cell>
          <table:table-cell table:style-name="ce1" office:value-type="float" office:value="391692" calcext:value-type="float">
            <text:p>3916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6752" calcext:value-type="float">
            <text:p>136752</text:p>
          </table:table-cell>
          <table:table-cell table:style-name="ce1" office:value-type="string" calcext:value-type="string">
            <text:p>Siga así.</text:p>
          </table:table-cell>
          <table:table-cell table:style-name="ce1" office:value-type="float" office:value="136752" calcext:value-type="float">
            <text:p>13675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59631" calcext:value-type="float">
            <text:p>659631</text:p>
          </table:table-cell>
          <table:table-cell table:style-name="ce1" office:value-type="string" calcext:value-type="string">
            <text:p>good</text:p>
          </table:table-cell>
          <table:table-cell table:style-name="ce1" office:value-type="float" office:value="659631" calcext:value-type="float">
            <text:p>6596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7883" calcext:value-type="float">
            <text:p>127883</text:p>
          </table:table-cell>
          <table:table-cell table:style-name="ce1" office:value-type="string" calcext:value-type="string">
            <text:p>El trabajo está muy bien realizado, a cumplido con todos los criterios requeridos.</text:p>
          </table:table-cell>
          <table:table-cell table:style-name="ce1" office:value-type="float" office:value="127883" calcext:value-type="float">
            <text:p>1278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3463" calcext:value-type="float">
            <text:p>413463</text:p>
          </table:table-cell>
          <table:table-cell table:style-name="ce1" office:value-type="string" calcext:value-type="string">
            <text:p>La pregunta 2 no está bien planteada por parte del profesor. No se pide identificar los 3 componentes de la huella.</text:p>
          </table:table-cell>
          <table:table-cell table:style-name="ce1" office:value-type="float" office:value="413463" calcext:value-type="float">
            <text:p>41346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68906" calcext:value-type="float">
            <text:p>468906</text:p>
          </table:table-cell>
          <table:table-cell table:style-name="ce1" office:value-type="string" calcext:value-type="string">
            <text:p>Sn</text:p>
          </table:table-cell>
          <table:table-cell table:style-name="ce1" office:value-type="float" office:value="468906" calcext:value-type="float">
            <text:p>46890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682" calcext:value-type="float">
            <text:p>5682</text:p>
          </table:table-cell>
          <table:table-cell table:style-name="ce1" office:value-type="string" calcext:value-type="string">
            <text:p>Se deberia profundizar en el tema con criterios de formación.</text:p>
          </table:table-cell>
          <table:table-cell table:style-name="ce1" office:value-type="float" office:value="5682" calcext:value-type="float">
            <text:p>568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88196" calcext:value-type="float">
            <text:p>688196</text:p>
          </table:table-cell>
          <table:table-cell table:style-name="ce1" office:value-type="string" calcext:value-type="string">
            <text:p>no cumple con solicitado: +Explicar la evolución de la Inteligencia Artificial a través de representaciones gráficas.</text:p>
            <text:p>+Abstraer su aprendizaje y organizar ideas para plasmarlas a través de un póster o infografía, lo importante es mostrar el trabajo de forma muy visual.</text:p>
          </table:table-cell>
          <table:table-cell table:style-name="ce1" office:value-type="float" office:value="688196" calcext:value-type="float">
            <text:p>68819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63317" calcext:value-type="float">
            <text:p>363317</text:p>
          </table:table-cell>
          <table:table-cell table:style-name="ce1" office:value-type="string" calcext:value-type="string">
            <text:p>está bien porque destaca los detalles de cada alimento a usar</text:p>
          </table:table-cell>
          <table:table-cell table:style-name="ce1" office:value-type="float" office:value="363317" calcext:value-type="float">
            <text:p>36331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2279" calcext:value-type="float">
            <text:p>272279</text:p>
          </table:table-cell>
          <table:table-cell table:style-name="ce1" office:value-type="string" calcext:value-type="string">
            <text:p>A mi parecer le falta un poco ser más llamativa.</text:p>
          </table:table-cell>
          <table:table-cell table:style-name="ce1" office:value-type="float" office:value="272279" calcext:value-type="float">
            <text:p>27227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09801" calcext:value-type="float">
            <text:p>609801</text:p>
          </table:table-cell>
          <table:table-cell table:style-name="ce1" office:value-type="string" calcext:value-type="string">
            <text:p>Excelente Presentación.</text:p>
          </table:table-cell>
          <table:table-cell table:style-name="ce1" office:value-type="float" office:value="609801" calcext:value-type="float">
            <text:p>6098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5162" calcext:value-type="float">
            <text:p>525162</text:p>
          </table:table-cell>
          <table:table-cell table:style-name="ce1" office:value-type="string" calcext:value-type="string">
            <text:p>Buen trabajo</text:p>
          </table:table-cell>
          <table:table-cell table:style-name="ce1" office:value-type="float" office:value="525162" calcext:value-type="float">
            <text:p>52516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4534" calcext:value-type="float">
            <text:p>494534</text:p>
          </table:table-cell>
          <table:table-cell table:style-name="ce1" office:value-type="string" calcext:value-type="string">
            <text:p>No se visualiza la infografía</text:p>
          </table:table-cell>
          <table:table-cell table:style-name="ce1" office:value-type="float" office:value="494534" calcext:value-type="float">
            <text:p>49453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03736" calcext:value-type="float">
            <text:p>303736</text:p>
          </table:table-cell>
          <table:table-cell table:style-name="ce1" office:value-type="string" calcext:value-type="string">
            <text:p>FELICIDADES UN PEQUEÑO DETALLE EN ELPLANO MEDIO PERO ESTA MUY BIN</text:p>
          </table:table-cell>
          <table:table-cell table:style-name="ce1" office:value-type="float" office:value="303736" calcext:value-type="float">
            <text:p>3037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0040" calcext:value-type="float">
            <text:p>680040</text:p>
          </table:table-cell>
          <table:table-cell table:style-name="ce1" office:value-type="string" calcext:value-type="string">
            <text:p>Buen trabajo</text:p>
          </table:table-cell>
          <table:table-cell table:style-name="ce1" office:value-type="float" office:value="680040" calcext:value-type="float">
            <text:p>6800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1883" calcext:value-type="float">
            <text:p>151883</text:p>
          </table:table-cell>
          <table:table-cell table:style-name="ce1" office:value-type="string" calcext:value-type="string">
            <text:p>Todo está muy claro</text:p>
          </table:table-cell>
          <table:table-cell table:style-name="ce1" office:value-type="float" office:value="151883" calcext:value-type="float">
            <text:p>1518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2336" calcext:value-type="float">
            <text:p>602336</text:p>
          </table:table-cell>
          <table:table-cell table:style-name="ce1" office:value-type="string" calcext:value-type="string">
            <text:p>Buen trabajo.</text:p>
          </table:table-cell>
          <table:table-cell table:style-name="ce1" office:value-type="float" office:value="602336" calcext:value-type="float">
            <text:p>6023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4368" calcext:value-type="float">
            <text:p>114368</text:p>
          </table:table-cell>
          <table:table-cell table:style-name="ce1" office:value-type="float" office:value="35" calcext:value-type="float">
            <text:p>35</text:p>
          </table:table-cell>
          <table:table-cell table:style-name="ce1" office:value-type="float" office:value="114368" calcext:value-type="float">
            <text:p>11436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51198" calcext:value-type="float">
            <text:p>151198</text:p>
          </table:table-cell>
          <table:table-cell table:style-name="ce1" office:value-type="string" calcext:value-type="string">
            <text:p>Excelente trabajo</text:p>
          </table:table-cell>
          <table:table-cell table:style-name="ce1" office:value-type="float" office:value="151198" calcext:value-type="float">
            <text:p>1511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8040" calcext:value-type="float">
            <text:p>98040</text:p>
          </table:table-cell>
          <table:table-cell table:style-name="ce1" office:value-type="string" calcext:value-type="string">
            <text:p>No se puede visualizar el trabajo de la sopa de letras.</text:p>
          </table:table-cell>
          <table:table-cell table:style-name="ce1" office:value-type="float" office:value="98040" calcext:value-type="float">
            <text:p>9804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25021" calcext:value-type="float">
            <text:p>625021</text:p>
          </table:table-cell>
          <table:table-cell table:style-name="ce1" office:value-type="string" calcext:value-type="string">
            <text:p>no presento todas las reglas</text:p>
          </table:table-cell>
          <table:table-cell table:style-name="ce1" office:value-type="float" office:value="625021" calcext:value-type="float">
            <text:p>62502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5887" calcext:value-type="float">
            <text:p>255887</text:p>
          </table:table-cell>
          <table:table-cell table:style-name="ce1" office:value-type="string" calcext:value-type="string">
            <text:p>Excelente presentacion y contenido</text:p>
          </table:table-cell>
          <table:table-cell table:style-name="ce1" office:value-type="float" office:value="255887" calcext:value-type="float">
            <text:p>2558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3395" calcext:value-type="float">
            <text:p>643395</text:p>
          </table:table-cell>
          <table:table-cell table:style-name="ce1" office:value-type="string" calcext:value-type="string">
            <text:p>Excelente trabajo. Felicitaciones.</text:p>
          </table:table-cell>
          <table:table-cell table:style-name="ce1" office:value-type="float" office:value="643395" calcext:value-type="float">
            <text:p>6433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3200" calcext:value-type="float">
            <text:p>333200</text:p>
          </table:table-cell>
          <table:table-cell table:style-name="ce1" office:value-type="string" calcext:value-type="string">
            <text:p>no se visualiza el crucigrama</text:p>
          </table:table-cell>
          <table:table-cell table:style-name="ce1" office:value-type="float" office:value="333200" calcext:value-type="float">
            <text:p>3332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7447" calcext:value-type="float">
            <text:p>577447</text:p>
          </table:table-cell>
          <table:table-cell table:style-name="ce1" office:value-type="string" calcext:value-type="string">
            <text:p>felicitaciones por tu trabajo .éxitos</text:p>
          </table:table-cell>
          <table:table-cell table:style-name="ce1" office:value-type="float" office:value="577447" calcext:value-type="float">
            <text:p>5774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339" calcext:value-type="float">
            <text:p>8339</text:p>
          </table:table-cell>
          <table:table-cell table:style-name="ce1" office:value-type="string" calcext:value-type="string">
            <text:p>Falto citas, sin embargo me pareció un <text:s/>buen trabajo</text:p>
          </table:table-cell>
          <table:table-cell table:style-name="ce1" office:value-type="float" office:value="8339" calcext:value-type="float">
            <text:p>83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9911" calcext:value-type="float">
            <text:p>469911</text:p>
          </table:table-cell>
          <table:table-cell table:style-name="ce1" office:value-type="string" calcext:value-type="string">
            <text:p>Good</text:p>
          </table:table-cell>
          <table:table-cell table:style-name="ce1" office:value-type="float" office:value="469911" calcext:value-type="float">
            <text:p>4699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153" calcext:value-type="float">
            <text:p>41153</text:p>
          </table:table-cell>
          <table:table-cell table:style-name="ce1" office:value-type="string" calcext:value-type="string">
            <text:p>Todas las respuestas tienen puntos positivos, están muy bien</text:p>
          </table:table-cell>
          <table:table-cell table:style-name="ce1" office:value-type="float" office:value="41153" calcext:value-type="float">
            <text:p>411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9381" calcext:value-type="float">
            <text:p>419381</text:p>
          </table:table-cell>
          <table:table-cell table:style-name="ce1" office:value-type="string" calcext:value-type="string">
            <text:p>Bello</text:p>
          </table:table-cell>
          <table:table-cell table:style-name="ce1" office:value-type="float" office:value="419381" calcext:value-type="float">
            <text:p>41938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786" calcext:value-type="float">
            <text:p>18786</text:p>
          </table:table-cell>
          <table:table-cell table:style-name="ce1" office:value-type="string" calcext:value-type="string">
            <text:p>Feliz Inti Raymi!</text:p>
          </table:table-cell>
          <table:table-cell table:style-name="ce1" office:value-type="float" office:value="18786" calcext:value-type="float">
            <text:p>187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9095" calcext:value-type="float">
            <text:p>509095</text:p>
          </table:table-cell>
          <table:table-cell table:style-name="ce1" office:value-type="string" calcext:value-type="string">
            <text:p>La historia si esta bien planteada, lo que puedo destacar es la función de la familia en apoyar a la pequeña en las ideas que plantea y por ultimo es necesario utilizar conectores y sinónimos para una mejor redacción.</text:p>
          </table:table-cell>
          <table:table-cell table:style-name="ce1" office:value-type="float" office:value="509095" calcext:value-type="float">
            <text:p>5090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5608" calcext:value-type="float">
            <text:p>375608</text:p>
          </table:table-cell>
          <table:table-cell table:style-name="ce1" office:value-type="string" calcext:value-type="string">
            <text:p>En general, el trabajo puede entenderse, sin embargo no cumple con todas las especificaciones dictadas para realizarlo. Faltó la ilustración del contenido de la parte II, primordial para una mejor comprensión.</text:p>
          </table:table-cell>
          <table:table-cell table:style-name="ce1" office:value-type="float" office:value="375608" calcext:value-type="float">
            <text:p>37560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28387" calcext:value-type="float">
            <text:p>628387</text:p>
          </table:table-cell>
          <table:table-cell table:style-name="ce1" office:value-type="string" calcext:value-type="string">
            <text:p>El análisis es limitado.</text:p>
            <text:p>Que llegue a escasear la materia prima sería AMENAZA por que puede ser captada por otro fabricante o puede ser utilizado para otro producto.</text:p>
          </table:table-cell>
          <table:table-cell table:style-name="ce1" office:value-type="float" office:value="628387" calcext:value-type="float">
            <text:p>6283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0842" calcext:value-type="float">
            <text:p>230842</text:p>
          </table:table-cell>
          <table:table-cell table:style-name="ce1" office:value-type="string" calcext:value-type="string">
            <text:p>trabajo bien echo</text:p>
          </table:table-cell>
          <table:table-cell table:style-name="ce1" office:value-type="float" office:value="230842" calcext:value-type="float">
            <text:p>2308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1073" calcext:value-type="float">
            <text:p>231073</text:p>
          </table:table-cell>
          <table:table-cell table:style-name="ce1" office:value-type="string" calcext:value-type="string">
            <text:p>Plano Americano y A. contrapicado, debe tener aire en la parte superior, tomar en cuenta eso.</text:p>
            <text:p>Las otras imágenes están bien. </text:p>
          </table:table-cell>
          <table:table-cell table:style-name="ce1" office:value-type="float" office:value="231073" calcext:value-type="float">
            <text:p>2310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7563" calcext:value-type="float">
            <text:p>577563</text:p>
          </table:table-cell>
          <table:table-cell table:style-name="ce1" office:value-type="string" calcext:value-type="string">
            <text:p>No identifica las condiciones sanitarias con las que debe contar el establecimiento, únicamente indica como se deben realizar los pasos para la inspección</text:p>
          </table:table-cell>
          <table:table-cell table:style-name="ce1" office:value-type="float" office:value="577563" calcext:value-type="float">
            <text:p>57756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04659" calcext:value-type="float">
            <text:p>604659</text:p>
          </table:table-cell>
          <table:table-cell table:style-name="ce1" office:value-type="string" calcext:value-type="string">
            <text:p>Me parece un buen trabajo</text:p>
          </table:table-cell>
          <table:table-cell table:style-name="ce1" office:value-type="float" office:value="604659" calcext:value-type="float">
            <text:p>6046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1152" calcext:value-type="float">
            <text:p>101152</text:p>
          </table:table-cell>
          <table:table-cell table:style-name="ce1" office:value-type="string" calcext:value-type="string">
            <text:p>Tiene capacidad de análisis de la situación, pero falta identificar soluciones al problema suscitado.</text:p>
            <text:p/>
          </table:table-cell>
          <table:table-cell table:style-name="ce1" office:value-type="float" office:value="101152" calcext:value-type="float">
            <text:p>10115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6484" calcext:value-type="float">
            <text:p>26484</text:p>
          </table:table-cell>
          <table:table-cell table:style-name="ce1" office:value-type="string" calcext:value-type="string">
            <text:p>Es un trabajo armonizado.... excelente trabajo.</text:p>
          </table:table-cell>
          <table:table-cell table:style-name="ce1" office:value-type="float" office:value="26484" calcext:value-type="float">
            <text:p>264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0577" calcext:value-type="float">
            <text:p>240577</text:p>
          </table:table-cell>
          <table:table-cell table:style-name="ce1" office:value-type="string" calcext:value-type="string">
            <text:p>Some concepts should be reviewed and clarified to avoid confusion.</text:p>
          </table:table-cell>
          <table:table-cell table:style-name="ce1" office:value-type="float" office:value="240577" calcext:value-type="float">
            <text:p>24057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62596" calcext:value-type="float">
            <text:p>262596</text:p>
          </table:table-cell>
          <table:table-cell table:style-name="ce1" office:value-type="string" calcext:value-type="string">
            <text:p>buen trabajo</text:p>
          </table:table-cell>
          <table:table-cell table:style-name="ce1" office:value-type="float" office:value="262596" calcext:value-type="float">
            <text:p>2625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7926" calcext:value-type="float">
            <text:p>487926</text:p>
          </table:table-cell>
          <table:table-cell table:style-name="ce1" office:value-type="string" calcext:value-type="string">
            <text:p>Me gustó que todo lo que se utilizó, fue lo que normalmente tenemos en casa, en la infografía me confundieron un poco las flechas, veo un buen trabajo en el contenido.</text:p>
          </table:table-cell>
          <table:table-cell table:style-name="ce1" office:value-type="float" office:value="487926" calcext:value-type="float">
            <text:p>4879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5217" calcext:value-type="float">
            <text:p>345217</text:p>
          </table:table-cell>
          <table:table-cell table:style-name="ce1" office:value-type="string" calcext:value-type="string">
            <text:p>No se evidencia la elaboración de un cladograma, ya que este consiste en un diagrama ramificado que esquematiza la filogenia, o historia evolutiva, más probable de un grupo de taxones terminales. Además, no se aclara ni explica cuál es la hipótesis de trabajo. </text:p>
          </table:table-cell>
          <table:table-cell table:style-name="ce1" office:value-type="float" office:value="345217" calcext:value-type="float">
            <text:p>34521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69802" calcext:value-type="float">
            <text:p>569802</text:p>
          </table:table-cell>
          <table:table-cell table:style-name="ce1" office:value-type="string" calcext:value-type="string">
            <text:p>Las fotos son claras.</text:p>
          </table:table-cell>
          <table:table-cell table:style-name="ce1" office:value-type="float" office:value="569802" calcext:value-type="float">
            <text:p>5698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0157" calcext:value-type="float">
            <text:p>520157</text:p>
          </table:table-cell>
          <table:table-cell table:style-name="ce1" office:value-type="string" calcext:value-type="string">
            <text:p>No puedo visualizar la imagen de manera correcta, esta muy pequeña.</text:p>
          </table:table-cell>
          <table:table-cell table:style-name="ce1" office:value-type="float" office:value="520157" calcext:value-type="float">
            <text:p>52015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63248" calcext:value-type="float">
            <text:p>663248</text:p>
          </table:table-cell>
          <table:table-cell table:style-name="ce1" office:value-type="string" calcext:value-type="string">
            <text:p>Muy bien explicado</text:p>
          </table:table-cell>
          <table:table-cell table:style-name="ce1" office:value-type="float" office:value="663248" calcext:value-type="float">
            <text:p>6632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8050" calcext:value-type="float">
            <text:p>628050</text:p>
          </table:table-cell>
          <table:table-cell table:style-name="ce1" office:value-type="string" calcext:value-type="string">
            <text:p>Destaca prácticamente en todo, hizo bien en ampliar el concepto, mejoraría con una mejor presentación. </text:p>
          </table:table-cell>
          <table:table-cell table:style-name="ce1" office:value-type="float" office:value="628050" calcext:value-type="float">
            <text:p>6280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9083" calcext:value-type="float">
            <text:p>349083</text:p>
          </table:table-cell>
          <table:table-cell table:style-name="ce1" office:value-type="string" calcext:value-type="string">
            <text:p>Buen trabajo</text:p>
          </table:table-cell>
          <table:table-cell table:style-name="ce1" office:value-type="float" office:value="349083" calcext:value-type="float">
            <text:p>3490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8163" calcext:value-type="float">
            <text:p>588163</text:p>
          </table:table-cell>
          <table:table-cell table:style-name="ce1" office:value-type="string" calcext:value-type="string">
            <text:p>Buen trabajo</text:p>
          </table:table-cell>
          <table:table-cell table:style-name="ce1" office:value-type="float" office:value="588163" calcext:value-type="float">
            <text:p>5881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6194" calcext:value-type="float">
            <text:p>686194</text:p>
          </table:table-cell>
          <table:table-cell table:style-name="ce1" office:value-type="string" calcext:value-type="string">
            <text:p>La información expuesta no corresponde a la tarea enviada.</text:p>
          </table:table-cell>
          <table:table-cell table:style-name="ce1" office:value-type="float" office:value="686194" calcext:value-type="float">
            <text:p>68619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57556" calcext:value-type="float">
            <text:p>357556</text:p>
          </table:table-cell>
          <table:table-cell table:style-name="ce1" office:value-type="string" calcext:value-type="string">
            <text:p>Sigue así obteniendo Buenos trabajos</text:p>
          </table:table-cell>
          <table:table-cell table:style-name="ce1" office:value-type="float" office:value="357556" calcext:value-type="float">
            <text:p>3575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2902" calcext:value-type="float">
            <text:p>162902</text:p>
          </table:table-cell>
          <table:table-cell table:style-name="ce1" office:value-type="string" calcext:value-type="string">
            <text:p>Estimada Mafer Solorzano, en mi calificación de pares no me apareció nunca su archivo en formato .JPG por mas que recargue la pagina y volví a iniciar sesión, es por eso que al no ver el trabajo y tampoco para perjudicarla le califico con la siguiente nota, si ud considera que es un error le recomiendo que se ponga al tanto con los profesores encargados para que le acrediten la nota.</text:p>
          </table:table-cell>
          <table:table-cell table:style-name="ce1" office:value-type="float" office:value="162902" calcext:value-type="float">
            <text:p>16290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15016" calcext:value-type="float">
            <text:p>215016</text:p>
          </table:table-cell>
          <table:table-cell table:style-name="ce1" office:value-type="string" calcext:value-type="string">
            <text:p>Esta bien distrubuido</text:p>
          </table:table-cell>
          <table:table-cell table:style-name="ce1" office:value-type="float" office:value="215016" calcext:value-type="float">
            <text:p>2150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4059" calcext:value-type="float">
            <text:p>514059</text:p>
          </table:table-cell>
          <table:table-cell table:style-name="ce1" office:value-type="string" calcext:value-type="string">
            <text:p>ok</text:p>
          </table:table-cell>
          <table:table-cell table:style-name="ce1" office:value-type="float" office:value="514059" calcext:value-type="float">
            <text:p>5140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7359" calcext:value-type="float">
            <text:p>487359</text:p>
          </table:table-cell>
          <table:table-cell table:style-name="ce1" office:value-type="string" calcext:value-type="string">
            <text:p>muy bien</text:p>
          </table:table-cell>
          <table:table-cell table:style-name="ce1" office:value-type="float" office:value="487359" calcext:value-type="float">
            <text:p>4873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5190" calcext:value-type="float">
            <text:p>685190</text:p>
          </table:table-cell>
          <table:table-cell table:style-name="ce1" office:value-type="string" calcext:value-type="string">
            <text:p>Esta muy bien el trabajo pero mucho texto</text:p>
          </table:table-cell>
          <table:table-cell table:style-name="ce1" office:value-type="float" office:value="685190" calcext:value-type="float">
            <text:p>6851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0218" calcext:value-type="float">
            <text:p>340218</text:p>
          </table:table-cell>
          <table:table-cell table:style-name="ce1" office:value-type="string" calcext:value-type="string">
            <text:p>EXCELENTE</text:p>
          </table:table-cell>
          <table:table-cell table:style-name="ce1" office:value-type="float" office:value="340218" calcext:value-type="float">
            <text:p>3402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2902" calcext:value-type="float">
            <text:p>292902</text:p>
          </table:table-cell>
          <table:table-cell table:style-name="ce1" office:value-type="string" calcext:value-type="string">
            <text:p>Buen soporte investigativo</text:p>
          </table:table-cell>
          <table:table-cell table:style-name="ce1" office:value-type="float" office:value="292902" calcext:value-type="float">
            <text:p>2929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5464" calcext:value-type="float">
            <text:p>325464</text:p>
          </table:table-cell>
          <table:table-cell table:style-name="ce1" office:value-type="string" calcext:value-type="string">
            <text:p>Todo se puede mejorar.</text:p>
          </table:table-cell>
          <table:table-cell table:style-name="ce1" office:value-type="float" office:value="325464" calcext:value-type="float">
            <text:p>3254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5263" calcext:value-type="float">
            <text:p>485263</text:p>
          </table:table-cell>
          <table:table-cell table:style-name="ce1" office:value-type="string" calcext:value-type="string">
            <text:p>Excelente receta, buen trabajo compañero. Mucha dinámica :D </text:p>
          </table:table-cell>
          <table:table-cell table:style-name="ce1" office:value-type="float" office:value="485263" calcext:value-type="float">
            <text:p>4852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9997" calcext:value-type="float">
            <text:p>649997</text:p>
          </table:table-cell>
          <table:table-cell table:style-name="ce1" office:value-type="string" calcext:value-type="string">
            <text:p>Buen trabajo! </text:p>
            <text:p>-solo se colocaron 2/3 alimentos</text:p>
          </table:table-cell>
          <table:table-cell table:style-name="ce1" office:value-type="float" office:value="649997" calcext:value-type="float">
            <text:p>6499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2260" calcext:value-type="float">
            <text:p>532260</text:p>
          </table:table-cell>
          <table:table-cell table:style-name="ce1" office:value-type="string" calcext:value-type="string">
            <text:p>Buenas tardes, buen trabajo 10 puntos.</text:p>
            <text:p/>
          </table:table-cell>
          <table:table-cell table:style-name="ce1" office:value-type="float" office:value="532260" calcext:value-type="float">
            <text:p>53226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9890" calcext:value-type="float">
            <text:p>359890</text:p>
          </table:table-cell>
          <table:table-cell table:style-name="ce1" office:value-type="string" calcext:value-type="string">
            <text:p>Buen video!</text:p>
          </table:table-cell>
          <table:table-cell table:style-name="ce1" office:value-type="float" office:value="359890" calcext:value-type="float">
            <text:p>3598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4730" calcext:value-type="float">
            <text:p>184730</text:p>
          </table:table-cell>
          <table:table-cell table:style-name="ce1" office:value-type="string" calcext:value-type="string">
            <text:p>Estimad@ compañer@ no aparece su trabajo adjunto ni el enlace.. por ese motivo es mi calificación :(</text:p>
          </table:table-cell>
          <table:table-cell table:style-name="ce1" office:value-type="float" office:value="184730" calcext:value-type="float">
            <text:p>18473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61025" calcext:value-type="float">
            <text:p>361025</text:p>
          </table:table-cell>
          <table:table-cell table:style-name="ce1" office:value-type="string" calcext:value-type="string">
            <text:p>lo que solicita el trabajo es una infigrafía</text:p>
          </table:table-cell>
          <table:table-cell table:style-name="ce1" office:value-type="float" office:value="361025" calcext:value-type="float">
            <text:p>36102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15932" calcext:value-type="float">
            <text:p>515932</text:p>
          </table:table-cell>
          <table:table-cell table:style-name="ce1" office:value-type="string" calcext:value-type="string">
            <text:p>Buen trabajo.</text:p>
          </table:table-cell>
          <table:table-cell table:style-name="ce1" office:value-type="float" office:value="515932" calcext:value-type="float">
            <text:p>5159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3664" calcext:value-type="float">
            <text:p>653664</text:p>
          </table:table-cell>
          <table:table-cell table:style-name="ce1" office:value-type="string" calcext:value-type="string">
            <text:p>Excelente aportación.</text:p>
          </table:table-cell>
          <table:table-cell table:style-name="ce1" office:value-type="float" office:value="653664" calcext:value-type="float">
            <text:p>6536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3686" calcext:value-type="float">
            <text:p>103686</text:p>
          </table:table-cell>
          <table:table-cell table:style-name="ce1" office:value-type="float" office:value="10" calcext:value-type="float">
            <text:p>10</text:p>
          </table:table-cell>
          <table:table-cell table:style-name="ce1" office:value-type="float" office:value="103686" calcext:value-type="float">
            <text:p>10368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43341" calcext:value-type="float">
            <text:p>543341</text:p>
          </table:table-cell>
          <table:table-cell table:style-name="ce1" office:value-type="string" calcext:value-type="string">
            <text:p>El orden del contenido, los colores e imágenes son buenos.</text:p>
          </table:table-cell>
          <table:table-cell table:style-name="ce1" office:value-type="float" office:value="543341" calcext:value-type="float">
            <text:p>54334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8325" calcext:value-type="float">
            <text:p>18325</text:p>
          </table:table-cell>
          <table:table-cell table:style-name="ce1" office:value-type="string" calcext:value-type="string">
            <text:p>Cultura agroecológica.</text:p>
          </table:table-cell>
          <table:table-cell table:style-name="ce1" office:value-type="float" office:value="18325" calcext:value-type="float">
            <text:p>1832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39839" calcext:value-type="float">
            <text:p>339839</text:p>
          </table:table-cell>
          <table:table-cell table:style-name="ce1" office:value-type="string" calcext:value-type="string">
            <text:p>Excelente argumento</text:p>
          </table:table-cell>
          <table:table-cell table:style-name="ce1" office:value-type="float" office:value="339839" calcext:value-type="float">
            <text:p>3398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3510" calcext:value-type="float">
            <text:p>413510</text:p>
          </table:table-cell>
          <table:table-cell table:style-name="ce1" office:value-type="string" calcext:value-type="string">
            <text:p>Excelente trabajo</text:p>
          </table:table-cell>
          <table:table-cell table:style-name="ce1" office:value-type="float" office:value="413510" calcext:value-type="float">
            <text:p>41351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7189" calcext:value-type="float">
            <text:p>117189</text:p>
          </table:table-cell>
          <table:table-cell table:style-name="ce1" office:value-type="string" calcext:value-type="string">
            <text:p>Si se va a hacer al apuro una tarea mejor no se la hace</text:p>
          </table:table-cell>
          <table:table-cell table:style-name="ce1" office:value-type="float" office:value="117189" calcext:value-type="float">
            <text:p>11718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22468" calcext:value-type="float">
            <text:p>122468</text:p>
          </table:table-cell>
          <table:table-cell table:style-name="ce1" office:value-type="string" calcext:value-type="string">
            <text:p>Escriba tipo oración. La primera en mayúscula y con signos de puntuación.</text:p>
          </table:table-cell>
          <table:table-cell table:style-name="ce1" office:value-type="float" office:value="122468" calcext:value-type="float">
            <text:p>12246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23729" calcext:value-type="float">
            <text:p>123729</text:p>
          </table:table-cell>
          <table:table-cell table:style-name="ce1" office:value-type="string" calcext:value-type="string">
            <text:p>Muy bien</text:p>
          </table:table-cell>
          <table:table-cell table:style-name="ce1" office:value-type="float" office:value="123729" calcext:value-type="float">
            <text:p>1237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6781" calcext:value-type="float">
            <text:p>116781</text:p>
          </table:table-cell>
          <table:table-cell table:style-name="ce1" office:value-type="string" calcext:value-type="string">
            <text:p>Podría mejorar la presentación, opciones donde poner la respuesta, y la opción de Diesel </text:p>
          </table:table-cell>
          <table:table-cell table:style-name="ce1" office:value-type="float" office:value="116781" calcext:value-type="float">
            <text:p>11678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61138" calcext:value-type="float">
            <text:p>661138</text:p>
          </table:table-cell>
          <table:table-cell table:style-name="ce1" office:value-type="string" calcext:value-type="string">
            <text:p>Copiado y pegado de internet, no posee fuentes de consulta.</text:p>
          </table:table-cell>
          <table:table-cell table:style-name="ce1" office:value-type="float" office:value="661138" calcext:value-type="float">
            <text:p>66113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287" calcext:value-type="float">
            <text:p>58287</text:p>
          </table:table-cell>
          <table:table-cell table:style-name="ce1" office:value-type="string" calcext:value-type="string">
            <text:p>muy buen trabajo.</text:p>
          </table:table-cell>
          <table:table-cell table:style-name="ce1" office:value-type="float" office:value="58287" calcext:value-type="float">
            <text:p>582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2616" calcext:value-type="float">
            <text:p>472616</text:p>
          </table:table-cell>
          <table:table-cell table:style-name="ce1" office:value-type="string" calcext:value-type="string">
            <text:p>BUEN TRABAJO</text:p>
          </table:table-cell>
          <table:table-cell table:style-name="ce1" office:value-type="float" office:value="472616" calcext:value-type="float">
            <text:p>4726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5123" calcext:value-type="float">
            <text:p>575123</text:p>
          </table:table-cell>
          <table:table-cell table:style-name="ce1" office:value-type="string" calcext:value-type="string">
            <text:p>ok</text:p>
          </table:table-cell>
          <table:table-cell table:style-name="ce1" office:value-type="float" office:value="575123" calcext:value-type="float">
            <text:p>5751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6393" calcext:value-type="float">
            <text:p>626393</text:p>
          </table:table-cell>
          <table:table-cell table:style-name="ce1" office:value-type="string" calcext:value-type="string">
            <text:p>Buen trabajo</text:p>
          </table:table-cell>
          <table:table-cell table:style-name="ce1" office:value-type="float" office:value="626393" calcext:value-type="float">
            <text:p>6263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0555" calcext:value-type="float">
            <text:p>360555</text:p>
          </table:table-cell>
          <table:table-cell table:style-name="ce1" office:value-type="string" calcext:value-type="string">
            <text:p>Muy buen trabajo.</text:p>
          </table:table-cell>
          <table:table-cell table:style-name="ce1" office:value-type="float" office:value="360555" calcext:value-type="float">
            <text:p>3605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817" calcext:value-type="float">
            <text:p>66817</text:p>
          </table:table-cell>
          <table:table-cell table:style-name="ce1" office:value-type="string" calcext:value-type="string">
            <text:p>.</text:p>
          </table:table-cell>
          <table:table-cell table:style-name="ce1" office:value-type="float" office:value="66817" calcext:value-type="float">
            <text:p>6681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0499" calcext:value-type="float">
            <text:p>30499</text:p>
          </table:table-cell>
          <table:table-cell table:style-name="ce1" office:value-type="string" calcext:value-type="string">
            <text:p>lo que mas me gusto y llama la atención son las imágenes y los pasos que sigue para la fotografiara</text:p>
          </table:table-cell>
          <table:table-cell table:style-name="ce1" office:value-type="float" office:value="30499" calcext:value-type="float">
            <text:p>304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0199" calcext:value-type="float">
            <text:p>120199</text:p>
          </table:table-cell>
          <table:table-cell table:style-name="ce1" office:value-type="string" calcext:value-type="string">
            <text:p>muy bien</text:p>
          </table:table-cell>
          <table:table-cell table:style-name="ce1" office:value-type="float" office:value="120199" calcext:value-type="float">
            <text:p>1201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2317" calcext:value-type="float">
            <text:p>462317</text:p>
          </table:table-cell>
          <table:table-cell table:style-name="ce1" office:value-type="string" calcext:value-type="string">
            <text:p>Excelente trabajo...</text:p>
            <text:p/>
            <text:p>Éxitos en el curso...</text:p>
          </table:table-cell>
          <table:table-cell table:style-name="ce1" office:value-type="float" office:value="462317" calcext:value-type="float">
            <text:p>46231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7523" calcext:value-type="float">
            <text:p>607523</text:p>
          </table:table-cell>
          <table:table-cell table:style-name="ce1" office:value-type="string" calcext:value-type="string">
            <text:p>Excelente</text:p>
          </table:table-cell>
          <table:table-cell table:style-name="ce1" office:value-type="float" office:value="607523" calcext:value-type="float">
            <text:p>6075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726" calcext:value-type="float">
            <text:p>29726</text:p>
          </table:table-cell>
          <table:table-cell table:style-name="ce1" office:value-type="string" calcext:value-type="string">
            <text:p>bien</text:p>
          </table:table-cell>
          <table:table-cell table:style-name="ce1" office:value-type="float" office:value="29726" calcext:value-type="float">
            <text:p>297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2423" calcext:value-type="float">
            <text:p>442423</text:p>
          </table:table-cell>
          <table:table-cell table:style-name="ce1" office:value-type="string" calcext:value-type="string">
            <text:p>Excelente trabajo compañera</text:p>
          </table:table-cell>
          <table:table-cell table:style-name="ce1" office:value-type="float" office:value="442423" calcext:value-type="float">
            <text:p>4424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7974" calcext:value-type="float">
            <text:p>427974</text:p>
          </table:table-cell>
          <table:table-cell table:style-name="ce1" office:value-type="string" calcext:value-type="string">
            <text:p>detallado y preciso</text:p>
          </table:table-cell>
          <table:table-cell table:style-name="ce1" office:value-type="float" office:value="427974" calcext:value-type="float">
            <text:p>42797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5137" calcext:value-type="float">
            <text:p>185137</text:p>
          </table:table-cell>
          <table:table-cell table:style-name="ce1" office:value-type="string" calcext:value-type="string">
            <text:p>Hay que leer las instrucciones del reto, falta la línea de tiempo</text:p>
          </table:table-cell>
          <table:table-cell table:style-name="ce1" office:value-type="float" office:value="185137" calcext:value-type="float">
            <text:p>18513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2271" calcext:value-type="float">
            <text:p>582271</text:p>
          </table:table-cell>
          <table:table-cell table:style-name="ce1" office:value-type="string" calcext:value-type="string">
            <text:p>Felicitaciones por su excelente trabajo.</text:p>
          </table:table-cell>
          <table:table-cell table:style-name="ce1" office:value-type="float" office:value="582271" calcext:value-type="float">
            <text:p>58227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1601" calcext:value-type="float">
            <text:p>521601</text:p>
          </table:table-cell>
          <table:table-cell table:style-name="ce1" office:value-type="string" calcext:value-type="string">
            <text:p>Muy bien compañera! éxitos</text:p>
          </table:table-cell>
          <table:table-cell table:style-name="ce1" office:value-type="float" office:value="521601" calcext:value-type="float">
            <text:p>5216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5878" calcext:value-type="float">
            <text:p>595878</text:p>
          </table:table-cell>
          <table:table-cell table:style-name="ce1" office:value-type="string" calcext:value-type="string">
            <text:p>El trabajo esta bien, lo que hace falta es el video, el cual se supone que debía hacer una entrevista al emprendedor.</text:p>
          </table:table-cell>
          <table:table-cell table:style-name="ce1" office:value-type="float" office:value="595878" calcext:value-type="float">
            <text:p>5958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5342" calcext:value-type="float">
            <text:p>445342</text:p>
          </table:table-cell>
          <table:table-cell table:style-name="ce1" office:value-type="string" calcext:value-type="string">
            <text:p>No tiene <text:s/>archivo en formato .jpg con su respuesta ,pedir ayuda.</text:p>
          </table:table-cell>
          <table:table-cell table:style-name="ce1" office:value-type="float" office:value="445342" calcext:value-type="float">
            <text:p>44534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47783" calcext:value-type="float">
            <text:p>247783</text:p>
          </table:table-cell>
          <table:table-cell table:style-name="ce1" office:value-type="string" calcext:value-type="string">
            <text:p>Esta muy bien todo el trabajo.</text:p>
          </table:table-cell>
          <table:table-cell table:style-name="ce1" office:value-type="float" office:value="247783" calcext:value-type="float">
            <text:p>2477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133" calcext:value-type="float">
            <text:p>65133</text:p>
          </table:table-cell>
          <table:table-cell table:style-name="ce1" office:value-type="string" calcext:value-type="string">
            <text:p>puede mejorar.</text:p>
          </table:table-cell>
          <table:table-cell table:style-name="ce1" office:value-type="float" office:value="65133" calcext:value-type="float">
            <text:p>6513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44" calcext:value-type="float">
            <text:p>5344</text:p>
          </table:table-cell>
          <table:table-cell table:style-name="ce1" office:value-type="string" calcext:value-type="string">
            <text:p>Muy narrativa</text:p>
          </table:table-cell>
          <table:table-cell table:style-name="ce1" office:value-type="float" office:value="5344" calcext:value-type="float">
            <text:p>5344</text:p>
          </table:table-cell>
          <table:table-cell table:style-name="ce1" office:value-type="string" calcext:value-type="string">
            <text:p>NUE</text:p>
          </table:table-cell>
          <table:table-cell table:number-columns-repeated="1020"/>
        </table:table-row>
        <table:table-row table:style-name="ro1">
          <table:table-cell table:style-name="ce1" office:value-type="float" office:value="473192" calcext:value-type="float">
            <text:p>473192</text:p>
          </table:table-cell>
          <table:table-cell table:style-name="ce1" office:value-type="string" calcext:value-type="string">
            <text:p>No va con el tema del curso</text:p>
          </table:table-cell>
          <table:table-cell table:style-name="ce1" office:value-type="float" office:value="473192" calcext:value-type="float">
            <text:p>47319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47035" calcext:value-type="float">
            <text:p>247035</text:p>
          </table:table-cell>
          <table:table-cell table:style-name="ce1" office:value-type="string" calcext:value-type="string">
            <text:p>excelente</text:p>
          </table:table-cell>
          <table:table-cell table:style-name="ce1" office:value-type="float" office:value="247035" calcext:value-type="float">
            <text:p>2470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9244" calcext:value-type="float">
            <text:p>179244</text:p>
          </table:table-cell>
          <table:table-cell table:style-name="ce1" office:value-type="string" calcext:value-type="string">
            <text:p>Entendió muy bien el caso.</text:p>
            <text:p>Las respuestas son concretas y correctas.</text:p>
          </table:table-cell>
          <table:table-cell table:style-name="ce1" office:value-type="float" office:value="179244" calcext:value-type="float">
            <text:p>1792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8009" calcext:value-type="float">
            <text:p>688009</text:p>
          </table:table-cell>
          <table:table-cell table:style-name="ce1" office:value-type="string" calcext:value-type="string">
            <text:p>esta todo completo</text:p>
          </table:table-cell>
          <table:table-cell table:style-name="ce1" office:value-type="float" office:value="688009" calcext:value-type="float">
            <text:p>6880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5303" calcext:value-type="float">
            <text:p>405303</text:p>
          </table:table-cell>
          <table:table-cell table:style-name="ce1" office:value-type="string" calcext:value-type="string">
            <text:p>Ok</text:p>
          </table:table-cell>
          <table:table-cell table:style-name="ce1" office:value-type="float" office:value="405303" calcext:value-type="float">
            <text:p>4053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5607" calcext:value-type="float">
            <text:p>465607</text:p>
          </table:table-cell>
          <table:table-cell table:style-name="ce1" office:value-type="string" calcext:value-type="string">
            <text:p>felicitaciones</text:p>
          </table:table-cell>
          <table:table-cell table:style-name="ce1" office:value-type="float" office:value="465607" calcext:value-type="float">
            <text:p>4656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2390" calcext:value-type="float">
            <text:p>152390</text:p>
          </table:table-cell>
          <table:table-cell table:style-name="ce1" office:value-type="string" calcext:value-type="string">
            <text:p>Excelente trabajo.</text:p>
          </table:table-cell>
          <table:table-cell table:style-name="ce1" office:value-type="float" office:value="152390" calcext:value-type="float">
            <text:p>1523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9125" calcext:value-type="float">
            <text:p>629125</text:p>
          </table:table-cell>
          <table:table-cell table:style-name="ce1" office:value-type="string" calcext:value-type="string">
            <text:p>Esfuérzate más en ser la persona que tienes en mente, lo lograrás. </text:p>
          </table:table-cell>
          <table:table-cell table:style-name="ce1" office:value-type="float" office:value="629125" calcext:value-type="float">
            <text:p>62912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00712" calcext:value-type="float">
            <text:p>500712</text:p>
          </table:table-cell>
          <table:table-cell table:style-name="ce1" office:value-type="string" calcext:value-type="string">
            <text:p>El RETO consiste en responder un crucigrama de acuerdo a una cuadrícula o plantilla determinada, que contiene una numeración, esta última fundamental para orientar preguntas y respuestas.</text:p>
          </table:table-cell>
          <table:table-cell table:style-name="ce1" office:value-type="float" office:value="500712" calcext:value-type="float">
            <text:p>50071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57223" calcext:value-type="float">
            <text:p>357223</text:p>
          </table:table-cell>
          <table:table-cell table:style-name="ce1" office:value-type="string" calcext:value-type="string">
            <text:p>DEMASIADO DETALLE</text:p>
          </table:table-cell>
          <table:table-cell table:style-name="ce1" office:value-type="float" office:value="357223" calcext:value-type="float">
            <text:p>35722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89011" calcext:value-type="float">
            <text:p>489011</text:p>
          </table:table-cell>
          <table:table-cell table:style-name="ce1" office:value-type="string" calcext:value-type="string">
            <text:p>La actividad consistía en realizar la técnica PNI basada en el recurso del cuento no de copiar y pegar</text:p>
          </table:table-cell>
          <table:table-cell table:style-name="ce1" office:value-type="float" office:value="489011" calcext:value-type="float">
            <text:p>48901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25785" calcext:value-type="float">
            <text:p>325785</text:p>
          </table:table-cell>
          <table:table-cell table:style-name="ce1" office:value-type="string" calcext:value-type="string">
            <text:p>muy buena esa información son dos alimentos muy ricos en vitaminas y minerales y sobre todo son de carácter común y que siempre esta en los alimentos de las casas, pero debía a ver puesto mas alimentos comunes para tener mayor información <text:s/></text:p>
          </table:table-cell>
          <table:table-cell table:style-name="ce1" office:value-type="float" office:value="325785" calcext:value-type="float">
            <text:p>3257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3515" calcext:value-type="float">
            <text:p>593515</text:p>
          </table:table-cell>
          <table:table-cell table:style-name="ce1" office:value-type="string" calcext:value-type="string">
            <text:p>Excelente, colega.</text:p>
          </table:table-cell>
          <table:table-cell table:style-name="ce1" office:value-type="float" office:value="593515" calcext:value-type="float">
            <text:p>5935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0596" calcext:value-type="float">
            <text:p>220596</text:p>
          </table:table-cell>
          <table:table-cell table:style-name="ce1" office:value-type="string" calcext:value-type="string">
            <text:p>De acuerdo con esta opinión.</text:p>
          </table:table-cell>
          <table:table-cell table:style-name="ce1" office:value-type="float" office:value="220596" calcext:value-type="float">
            <text:p>2205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3665" calcext:value-type="float">
            <text:p>233665</text:p>
          </table:table-cell>
          <table:table-cell table:style-name="ce1" office:value-type="string" calcext:value-type="string">
            <text:p>cuidar la posición de la cámara</text:p>
          </table:table-cell>
          <table:table-cell table:style-name="ce1" office:value-type="float" office:value="233665" calcext:value-type="float">
            <text:p>23366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17432" calcext:value-type="float">
            <text:p>617432</text:p>
          </table:table-cell>
          <table:table-cell table:style-name="ce1" office:value-type="string" calcext:value-type="string">
            <text:p>excellent work keep going</text:p>
          </table:table-cell>
          <table:table-cell table:style-name="ce1" office:value-type="float" office:value="617432" calcext:value-type="float">
            <text:p>61743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97652" calcext:value-type="float">
            <text:p>197652</text:p>
          </table:table-cell>
          <table:table-cell table:style-name="ce1" office:value-type="string" calcext:value-type="string">
            <text:p>Improve spelling. The student has confused the text and has responded without analyzing the supporting material.</text:p>
            <text:p>Mejorar la ortografía. El compañero ha confundido el texto y ha respondido sin analizar el material de apoyo. </text:p>
          </table:table-cell>
          <table:table-cell table:style-name="ce1" office:value-type="float" office:value="197652" calcext:value-type="float">
            <text:p>19765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51375" calcext:value-type="float">
            <text:p>551375</text:p>
          </table:table-cell>
          <table:table-cell table:style-name="ce1" office:value-type="string" calcext:value-type="string">
            <text:p>Bien!!!</text:p>
          </table:table-cell>
          <table:table-cell table:style-name="ce1" office:value-type="float" office:value="551375" calcext:value-type="float">
            <text:p>5513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4807" calcext:value-type="float">
            <text:p>224807</text:p>
          </table:table-cell>
          <table:table-cell table:style-name="ce1" office:value-type="string" calcext:value-type="string">
            <text:p>Imágenes del internet considero que el trabajo era que nosotros tomáramos las mismas.</text:p>
          </table:table-cell>
          <table:table-cell table:style-name="ce1" office:value-type="float" office:value="224807" calcext:value-type="float">
            <text:p>22480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86350" calcext:value-type="float">
            <text:p>286350</text:p>
          </table:table-cell>
          <table:table-cell table:style-name="ce1" office:value-type="string" calcext:value-type="string">
            <text:p>Excelente!</text:p>
          </table:table-cell>
          <table:table-cell table:style-name="ce1" office:value-type="float" office:value="286350" calcext:value-type="float">
            <text:p>2863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3678" calcext:value-type="float">
            <text:p>253678</text:p>
          </table:table-cell>
          <table:table-cell table:style-name="ce1" office:value-type="string" calcext:value-type="string">
            <text:p>Mejorar la presentación, ya que la información presentada es simple y no es muy relevante. </text:p>
          </table:table-cell>
          <table:table-cell table:style-name="ce1" office:value-type="float" office:value="253678" calcext:value-type="float">
            <text:p>25367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20012" calcext:value-type="float">
            <text:p>420012</text:p>
          </table:table-cell>
          <table:table-cell table:style-name="ce1" office:value-type="string" calcext:value-type="string">
            <text:p>Debe ser mas original, no solo de copiar y pegar imágenes pero de igual manera tiene la información requerida. </text:p>
          </table:table-cell>
          <table:table-cell table:style-name="ce1" office:value-type="float" office:value="420012" calcext:value-type="float">
            <text:p>42001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98998" calcext:value-type="float">
            <text:p>98998</text:p>
          </table:table-cell>
          <table:table-cell table:style-name="ce1" office:value-type="string" calcext:value-type="string">
            <text:p>falta claridad</text:p>
          </table:table-cell>
          <table:table-cell table:style-name="ce1" office:value-type="float" office:value="98998" calcext:value-type="float">
            <text:p>989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8106" calcext:value-type="float">
            <text:p>168106</text:p>
          </table:table-cell>
          <table:table-cell table:style-name="ce1" office:value-type="string" calcext:value-type="string">
            <text:p>sin comentarios</text:p>
          </table:table-cell>
          <table:table-cell table:style-name="ce1" office:value-type="float" office:value="168106" calcext:value-type="float">
            <text:p>16810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09922" calcext:value-type="float">
            <text:p>409922</text:p>
          </table:table-cell>
          <table:table-cell table:style-name="ce1" office:value-type="string" calcext:value-type="string">
            <text:p>Buen trabajo, sin embargo no se encuentra esto:</text:p>
            <text:p>Identifica  los 3 componentes de la huella (huella  azul : agua superficial y de pozo para riego;  huella verde: agua lluvia; y huella gris: agua contaminada).</text:p>
          </table:table-cell>
          <table:table-cell table:style-name="ce1" office:value-type="float" office:value="409922" calcext:value-type="float">
            <text:p>4099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90167" calcext:value-type="float">
            <text:p>690167</text:p>
          </table:table-cell>
          <table:table-cell table:style-name="ce1" office:value-type="string" calcext:value-type="string">
            <text:p>excelente</text:p>
          </table:table-cell>
          <table:table-cell table:style-name="ce1" office:value-type="float" office:value="690167" calcext:value-type="float">
            <text:p>6901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4537" calcext:value-type="float">
            <text:p>384537</text:p>
          </table:table-cell>
          <table:table-cell table:style-name="ce1" office:value-type="string" calcext:value-type="string">
            <text:p>Muy explícito compañera</text:p>
          </table:table-cell>
          <table:table-cell table:style-name="ce1" office:value-type="float" office:value="384537" calcext:value-type="float">
            <text:p>3845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5619" calcext:value-type="float">
            <text:p>535619</text:p>
          </table:table-cell>
          <table:table-cell table:style-name="ce1" office:value-type="string" calcext:value-type="string">
            <text:p>Bien</text:p>
          </table:table-cell>
          <table:table-cell table:style-name="ce1" office:value-type="float" office:value="535619" calcext:value-type="float">
            <text:p>5356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19994" calcext:value-type="float">
            <text:p>219994</text:p>
          </table:table-cell>
          <table:table-cell table:style-name="ce1" office:value-type="string" calcext:value-type="string">
            <text:p>Debe ser orientada la respuesta bajo el criterio especifico solicitado. <text:s/>Y verificar lo solicitado ya que aquí se solicita dos respuestas la una de tipo de muestreo a utilizar y la otra el tipo de población escogida. <text:s/>La ultima no se ve o no la puso.</text:p>
          </table:table-cell>
          <table:table-cell table:style-name="ce1" office:value-type="float" office:value="219994" calcext:value-type="float">
            <text:p>21999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162" calcext:value-type="float">
            <text:p>3162</text:p>
          </table:table-cell>
          <table:table-cell table:style-name="ce1" office:value-type="string" calcext:value-type="string">
            <text:p>BIEN</text:p>
          </table:table-cell>
          <table:table-cell table:style-name="ce1" office:value-type="float" office:value="3162" calcext:value-type="float">
            <text:p>316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8644" calcext:value-type="float">
            <text:p>388644</text:p>
          </table:table-cell>
          <table:table-cell table:style-name="ce1" office:value-type="string" calcext:value-type="string">
            <text:p>Excelente</text:p>
          </table:table-cell>
          <table:table-cell table:style-name="ce1" office:value-type="float" office:value="388644" calcext:value-type="float">
            <text:p>3886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9250" calcext:value-type="float">
            <text:p>519250</text:p>
          </table:table-cell>
          <table:table-cell table:style-name="ce1" office:value-type="string" calcext:value-type="string">
            <text:p/>
            <text:p>"</text:p>
            <text:p>"EXCELENTE</text:p>
          </table:table-cell>
          <table:table-cell table:style-name="ce1" office:value-type="float" office:value="519250" calcext:value-type="float">
            <text:p>5192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318" calcext:value-type="float">
            <text:p>39318</text:p>
          </table:table-cell>
          <table:table-cell table:style-name="ce1" office:value-type="string" calcext:value-type="string">
            <text:p>claridad en el contenido</text:p>
          </table:table-cell>
          <table:table-cell table:style-name="ce1" office:value-type="float" office:value="39318" calcext:value-type="float">
            <text:p>393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6034" calcext:value-type="float">
            <text:p>566034</text:p>
          </table:table-cell>
          <table:table-cell table:style-name="ce1" office:value-type="string" calcext:value-type="string">
            <text:p>Mas orden en los títulos del texto.</text:p>
          </table:table-cell>
          <table:table-cell table:style-name="ce1" office:value-type="float" office:value="566034" calcext:value-type="float">
            <text:p>56603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20222" calcext:value-type="float">
            <text:p>620222</text:p>
          </table:table-cell>
          <table:table-cell table:style-name="ce1" office:value-type="string" calcext:value-type="string">
            <text:p>EN EL ANÁLISIS FODA FALTA DESARROLLAR LAS ESTRATEGIAS</text:p>
          </table:table-cell>
          <table:table-cell table:style-name="ce1" office:value-type="float" office:value="620222" calcext:value-type="float">
            <text:p>62022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41309" calcext:value-type="float">
            <text:p>341309</text:p>
          </table:table-cell>
          <table:table-cell table:style-name="ce1" office:value-type="string" calcext:value-type="string">
            <text:p>Excelente trabajo,</text:p>
            <text:p/>
            <text:p>Éxitos en el curso....</text:p>
          </table:table-cell>
          <table:table-cell table:style-name="ce1" office:value-type="float" office:value="341309" calcext:value-type="float">
            <text:p>3413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3782" calcext:value-type="float">
            <text:p>223782</text:p>
          </table:table-cell>
          <table:table-cell table:style-name="ce1" office:value-type="string" calcext:value-type="string">
            <text:p>No se ve ninguna imagen ..</text:p>
          </table:table-cell>
          <table:table-cell table:style-name="ce1" office:value-type="float" office:value="223782" calcext:value-type="float">
            <text:p>22378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49332" calcext:value-type="float">
            <text:p>149332</text:p>
          </table:table-cell>
          <table:table-cell table:style-name="ce1" office:value-type="string" calcext:value-type="string">
            <text:p>buen trabajo</text:p>
            <text:p/>
          </table:table-cell>
          <table:table-cell table:style-name="ce1" office:value-type="float" office:value="149332" calcext:value-type="float">
            <text:p>1493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0492" calcext:value-type="float">
            <text:p>180492</text:p>
          </table:table-cell>
          <table:table-cell table:style-name="ce1" office:value-type="string" calcext:value-type="string">
            <text:p>Muy bien</text:p>
          </table:table-cell>
          <table:table-cell table:style-name="ce1" office:value-type="float" office:value="180492" calcext:value-type="float">
            <text:p>1804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6946" calcext:value-type="float">
            <text:p>416946</text:p>
          </table:table-cell>
          <table:table-cell table:style-name="ce1" office:value-type="string" calcext:value-type="string">
            <text:p>Buena estructura del trabajo</text:p>
          </table:table-cell>
          <table:table-cell table:style-name="ce1" office:value-type="float" office:value="416946" calcext:value-type="float">
            <text:p>4169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2336" calcext:value-type="float">
            <text:p>672336</text:p>
          </table:table-cell>
          <table:table-cell table:style-name="ce1" office:value-type="string" calcext:value-type="string">
            <text:p>Muy buen aporte.</text:p>
            <text:p>Felicitaciones.</text:p>
          </table:table-cell>
          <table:table-cell table:style-name="ce1" office:value-type="float" office:value="672336" calcext:value-type="float">
            <text:p>6723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9554" calcext:value-type="float">
            <text:p>279554</text:p>
          </table:table-cell>
          <table:table-cell table:style-name="ce1" office:value-type="string" calcext:value-type="string">
            <text:p>Es excelente para introducción en el tema.</text:p>
          </table:table-cell>
          <table:table-cell table:style-name="ce1" office:value-type="float" office:value="279554" calcext:value-type="float">
            <text:p>27955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4922" calcext:value-type="float">
            <text:p>634922</text:p>
          </table:table-cell>
          <table:table-cell table:style-name="ce1" office:value-type="string" calcext:value-type="string">
            <text:p>existen productos similares</text:p>
          </table:table-cell>
          <table:table-cell table:style-name="ce1" office:value-type="float" office:value="634922" calcext:value-type="float">
            <text:p>63492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72497" calcext:value-type="float">
            <text:p>372497</text:p>
          </table:table-cell>
          <table:table-cell table:style-name="ce1" office:value-type="string" calcext:value-type="string">
            <text:p>EXCELENTE TRABAJO</text:p>
          </table:table-cell>
          <table:table-cell table:style-name="ce1" office:value-type="float" office:value="372497" calcext:value-type="float">
            <text:p>3724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2349" calcext:value-type="float">
            <text:p>332349</text:p>
          </table:table-cell>
          <table:table-cell table:style-name="ce1" office:value-type="string" calcext:value-type="string">
            <text:p>Excelente Encuentra de 8 a 10 <text:s/>definiciones.</text:p>
          </table:table-cell>
          <table:table-cell table:style-name="ce1" office:value-type="float" office:value="332349" calcext:value-type="float">
            <text:p>3323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6125" calcext:value-type="float">
            <text:p>296125</text:p>
          </table:table-cell>
          <table:table-cell table:style-name="ce1" office:value-type="string" calcext:value-type="string">
            <text:p>El vídeo me parece muy interesante y bastante Bien desde mi punto de vista el mejor de los 3 calificados ya que el expositor domina el tema y el se visualiza en el vídeo el único inconveniente es que excede el tiempo establecido</text:p>
          </table:table-cell>
          <table:table-cell table:style-name="ce1" office:value-type="float" office:value="296125" calcext:value-type="float">
            <text:p>2961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1515" calcext:value-type="float">
            <text:p>641515</text:p>
          </table:table-cell>
          <table:table-cell table:style-name="ce1" office:value-type="string" calcext:value-type="string">
            <text:p>La infografia no presenta datos estadisticos solicitados</text:p>
          </table:table-cell>
          <table:table-cell table:style-name="ce1" office:value-type="float" office:value="641515" calcext:value-type="float">
            <text:p>64151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4085" calcext:value-type="float">
            <text:p>534085</text:p>
          </table:table-cell>
          <table:table-cell table:style-name="ce1" office:value-type="string" calcext:value-type="string">
            <text:p>Falta por mejorar</text:p>
          </table:table-cell>
          <table:table-cell table:style-name="ce1" office:value-type="float" office:value="534085" calcext:value-type="float">
            <text:p>53408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29890" calcext:value-type="float">
            <text:p>229890</text:p>
          </table:table-cell>
          <table:table-cell table:style-name="ce1" office:value-type="string" calcext:value-type="string">
            <text:p>.</text:p>
          </table:table-cell>
          <table:table-cell table:style-name="ce1" office:value-type="float" office:value="229890" calcext:value-type="float">
            <text:p>22989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77668" calcext:value-type="float">
            <text:p>477668</text:p>
          </table:table-cell>
          <table:table-cell table:style-name="ce1" office:value-type="string" calcext:value-type="string">
            <text:p>Bien, falto el link </text:p>
          </table:table-cell>
          <table:table-cell table:style-name="ce1" office:value-type="float" office:value="477668" calcext:value-type="float">
            <text:p>47766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44263" calcext:value-type="float">
            <text:p>544263</text:p>
          </table:table-cell>
          <table:table-cell table:style-name="ce1" office:value-type="string" calcext:value-type="string">
            <text:p>Todo correcto</text:p>
          </table:table-cell>
          <table:table-cell table:style-name="ce1" office:value-type="float" office:value="544263" calcext:value-type="float">
            <text:p>5442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8560" calcext:value-type="float">
            <text:p>308560</text:p>
          </table:table-cell>
          <table:table-cell table:style-name="ce1" office:value-type="string" calcext:value-type="string">
            <text:p>FALTA INFORMACIÓN NO SIGUE INSTRUCCIONES</text:p>
          </table:table-cell>
          <table:table-cell table:style-name="ce1" office:value-type="float" office:value="308560" calcext:value-type="float">
            <text:p>30856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7272" calcext:value-type="float">
            <text:p>677272</text:p>
          </table:table-cell>
          <table:table-cell table:style-name="ce1" office:value-type="string" calcext:value-type="string">
            <text:p>Buen trabajo</text:p>
          </table:table-cell>
          <table:table-cell table:style-name="ce1" office:value-type="float" office:value="677272" calcext:value-type="float">
            <text:p>6772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4878" calcext:value-type="float">
            <text:p>534878</text:p>
          </table:table-cell>
          <table:table-cell table:style-name="ce1" office:value-type="string" calcext:value-type="string">
            <text:p>BUEN TRABAJO</text:p>
          </table:table-cell>
          <table:table-cell table:style-name="ce1" office:value-type="float" office:value="534878" calcext:value-type="float">
            <text:p>5348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8514" calcext:value-type="float">
            <text:p>348514</text:p>
          </table:table-cell>
          <table:table-cell table:style-name="ce1" office:value-type="string" calcext:value-type="string">
            <text:p>Perfect</text:p>
          </table:table-cell>
          <table:table-cell table:style-name="ce1" office:value-type="float" office:value="348514" calcext:value-type="float">
            <text:p>34851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1212" calcext:value-type="float">
            <text:p>561212</text:p>
          </table:table-cell>
          <table:table-cell table:style-name="ce1" office:value-type="string" calcext:value-type="string">
            <text:p>buen trabajo</text:p>
          </table:table-cell>
          <table:table-cell table:style-name="ce1" office:value-type="float" office:value="561212" calcext:value-type="float">
            <text:p>5612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5532" calcext:value-type="float">
            <text:p>645532</text:p>
          </table:table-cell>
          <table:table-cell table:style-name="ce1" office:value-type="string" calcext:value-type="string">
            <text:p>Buen Trabajo</text:p>
          </table:table-cell>
          <table:table-cell table:style-name="ce1" office:value-type="float" office:value="645532" calcext:value-type="float">
            <text:p>6455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374" calcext:value-type="float">
            <text:p>25374</text:p>
          </table:table-cell>
          <table:table-cell table:style-name="ce1" office:value-type="string" calcext:value-type="string">
            <text:p>Buen trabajo.</text:p>
          </table:table-cell>
          <table:table-cell table:style-name="ce1" office:value-type="float" office:value="25374" calcext:value-type="float">
            <text:p>2537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9180" calcext:value-type="float">
            <text:p>379180</text:p>
          </table:table-cell>
          <table:table-cell table:style-name="ce1" office:value-type="string" calcext:value-type="string">
            <text:p>Inadecuado</text:p>
          </table:table-cell>
          <table:table-cell table:style-name="ce1" office:value-type="float" office:value="379180" calcext:value-type="float">
            <text:p>37918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15922" calcext:value-type="float">
            <text:p>315922</text:p>
          </table:table-cell>
          <table:table-cell table:style-name="ce1" office:value-type="string" calcext:value-type="string">
            <text:p>muy bien</text:p>
          </table:table-cell>
          <table:table-cell table:style-name="ce1" office:value-type="float" office:value="315922" calcext:value-type="float">
            <text:p>3159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0905" calcext:value-type="float">
            <text:p>470905</text:p>
          </table:table-cell>
          <table:table-cell table:style-name="ce1" office:value-type="string" calcext:value-type="string">
            <text:p>Estimado Cristopher Tello, es un buen trabajo, sin embargo, por alguna razón veo una sombras en las letras, que a primera vista distorsiona la lectura nítida de las palabras, únicamente como comentario personal.</text:p>
          </table:table-cell>
          <table:table-cell table:style-name="ce1" office:value-type="float" office:value="470905" calcext:value-type="float">
            <text:p>47090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90941" calcext:value-type="float">
            <text:p>490941</text:p>
          </table:table-cell>
          <table:table-cell table:style-name="ce1" office:value-type="string" calcext:value-type="string">
            <text:p>muy bien :)</text:p>
          </table:table-cell>
          <table:table-cell table:style-name="ce1" office:value-type="float" office:value="490941" calcext:value-type="float">
            <text:p>4909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1939" calcext:value-type="float">
            <text:p>271939</text:p>
          </table:table-cell>
          <table:table-cell table:style-name="ce1" office:value-type="string" calcext:value-type="string">
            <text:p>Al trabajo le hace falta la misión y visión de la empresa. Con respecto al FODA, la primera debilidad yo la consideraría como amenaza.</text:p>
          </table:table-cell>
          <table:table-cell table:style-name="ce1" office:value-type="float" office:value="271939" calcext:value-type="float">
            <text:p>27193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84707" calcext:value-type="float">
            <text:p>484707</text:p>
          </table:table-cell>
          <table:table-cell table:style-name="ce1" office:value-type="string" calcext:value-type="string">
            <text:p>Excelente trabajo!</text:p>
          </table:table-cell>
          <table:table-cell table:style-name="ce1" office:value-type="float" office:value="484707" calcext:value-type="float">
            <text:p>4847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4971" calcext:value-type="float">
            <text:p>404971</text:p>
          </table:table-cell>
          <table:table-cell table:style-name="ce1" office:value-type="string" calcext:value-type="string">
            <text:p>Excelente trabajo. Felicidades</text:p>
          </table:table-cell>
          <table:table-cell table:style-name="ce1" office:value-type="float" office:value="404971" calcext:value-type="float">
            <text:p>40497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7203" calcext:value-type="float">
            <text:p>567203</text:p>
          </table:table-cell>
          <table:table-cell table:style-name="ce1" office:value-type="string" calcext:value-type="string">
            <text:p>La infografía solo tiene un concepto</text:p>
          </table:table-cell>
          <table:table-cell table:style-name="ce1" office:value-type="float" office:value="567203" calcext:value-type="float">
            <text:p>56720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35493" calcext:value-type="float">
            <text:p>335493</text:p>
          </table:table-cell>
          <table:table-cell table:style-name="ce1" office:value-type="string" calcext:value-type="string">
            <text:p>Felicitaciones</text:p>
          </table:table-cell>
          <table:table-cell table:style-name="ce1" office:value-type="float" office:value="335493" calcext:value-type="float">
            <text:p>3354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7820" calcext:value-type="float">
            <text:p>547820</text:p>
          </table:table-cell>
          <table:table-cell table:style-name="ce1" office:value-type="string" calcext:value-type="string">
            <text:p>ME GUSTO MUCHO SU CONTENIDO</text:p>
          </table:table-cell>
          <table:table-cell table:style-name="ce1" office:value-type="float" office:value="547820" calcext:value-type="float">
            <text:p>5478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8661" calcext:value-type="float">
            <text:p>168661</text:p>
          </table:table-cell>
          <table:table-cell table:style-name="ce1" office:value-type="string" calcext:value-type="string">
            <text:p>Muy buen cuestionario realizado felicitaciones</text:p>
          </table:table-cell>
          <table:table-cell table:style-name="ce1" office:value-type="float" office:value="168661" calcext:value-type="float">
            <text:p>1686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4850" calcext:value-type="float">
            <text:p>674850</text:p>
          </table:table-cell>
          <table:table-cell table:style-name="ce1" office:value-type="string" calcext:value-type="string">
            <text:p>El aporte <text:s/>tiene relación con el tema propuesto.</text:p>
          </table:table-cell>
          <table:table-cell table:style-name="ce1" office:value-type="float" office:value="674850" calcext:value-type="float">
            <text:p>6748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6516" calcext:value-type="float">
            <text:p>126516</text:p>
          </table:table-cell>
          <table:table-cell table:style-name="ce7" office:value-type="string" calcext:value-type="string">
            <text:p>Puedo observar que las caracteristacas están muy bien, pero al momento del juicio critico solo explica sobre los puntos antes expuestos en las características, más no redacta la diferencia entre la teoría del curso y la practica vivida con su hija.</text:p>
          </table:table-cell>
          <table:table-cell table:style-name="ce1" office:value-type="float" office:value="126516" calcext:value-type="float">
            <text:p>1265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3224" calcext:value-type="float">
            <text:p>453224</text:p>
          </table:table-cell>
          <table:table-cell table:style-name="ce1" office:value-type="string" calcext:value-type="string">
            <text:p>falta la Proposición de una aplicación.</text:p>
          </table:table-cell>
          <table:table-cell table:style-name="ce1" office:value-type="float" office:value="453224" calcext:value-type="float">
            <text:p>45322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85798" calcext:value-type="float">
            <text:p>185798</text:p>
          </table:table-cell>
          <table:table-cell table:style-name="ce1" office:value-type="string" calcext:value-type="string">
            <text:p>Desde mi perspectiva esta bien distribuido el texto pero , falta añadir todos los elementos que se trataron en la semana dos del curso y la ortografía.</text:p>
          </table:table-cell>
          <table:table-cell table:style-name="ce1" office:value-type="float" office:value="185798" calcext:value-type="float">
            <text:p>1857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0234" calcext:value-type="float">
            <text:p>310234</text:p>
          </table:table-cell>
          <table:table-cell table:style-name="ce1" office:value-type="string" calcext:value-type="string">
            <text:p>La redacción del texto en las respuestas dificulta entender lo que quiere decir.</text:p>
          </table:table-cell>
          <table:table-cell table:style-name="ce1" office:value-type="float" office:value="310234" calcext:value-type="float">
            <text:p>31023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80180" calcext:value-type="float">
            <text:p>280180</text:p>
          </table:table-cell>
          <table:table-cell table:style-name="ce1" office:value-type="string" calcext:value-type="string">
            <text:p>El compañero tiene en asentado el nombre de un marco conceptual que tiene relación con le JIT: \"ANÁLISIS ESTRATÉGICO DE LA IMPLEMENTACIÓN DE LA TÉCNICA DE CALIDAD JUST IN TIME (JIT) ...\</text:p>
          </table:table-cell>
          <table:table-cell table:style-name="ce1" office:value-type="float" office:value="280180" calcext:value-type="float">
            <text:p>28018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5938" calcext:value-type="float">
            <text:p>65938</text:p>
          </table:table-cell>
          <table:table-cell table:style-name="ce1" office:value-type="string" calcext:value-type="string">
            <text:p>La infrografía no muestra originalidad muy amplia debería ser mas concisa.</text:p>
          </table:table-cell>
          <table:table-cell table:style-name="ce1" office:value-type="float" office:value="65938" calcext:value-type="float">
            <text:p>6593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87200" calcext:value-type="float">
            <text:p>487200</text:p>
          </table:table-cell>
          <table:table-cell table:style-name="ce1" office:value-type="string" calcext:value-type="string">
            <text:p>Investigar todos los procesos involucrados en la elaboración de vino de Mora</text:p>
          </table:table-cell>
          <table:table-cell table:style-name="ce1" office:value-type="float" office:value="487200" calcext:value-type="float">
            <text:p>48720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55848" calcext:value-type="float">
            <text:p>155848</text:p>
          </table:table-cell>
          <table:table-cell table:style-name="ce1" office:value-type="string" calcext:value-type="string">
            <text:p>Felicidades!... Muy buen trabajo.</text:p>
          </table:table-cell>
          <table:table-cell table:style-name="ce1" office:value-type="float" office:value="155848" calcext:value-type="float">
            <text:p>1558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7511" calcext:value-type="float">
            <text:p>677511</text:p>
          </table:table-cell>
          <table:table-cell table:style-name="ce1" office:value-type="string" calcext:value-type="string">
            <text:p>Excelente trabajo. Felicitaciones.</text:p>
          </table:table-cell>
          <table:table-cell table:style-name="ce1" office:value-type="float" office:value="677511" calcext:value-type="float">
            <text:p>6775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8304" calcext:value-type="float">
            <text:p>298304</text:p>
          </table:table-cell>
          <table:table-cell table:style-name="ce1" office:value-type="string" calcext:value-type="string">
            <text:p>Considero que tus actividades son muy buenas pero la mayorían estan dirigidas a los niños, no a los padres.</text:p>
          </table:table-cell>
          <table:table-cell table:style-name="ce1" office:value-type="float" office:value="298304" calcext:value-type="float">
            <text:p>2983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0356" calcext:value-type="float">
            <text:p>490356</text:p>
          </table:table-cell>
          <table:table-cell table:style-name="ce1" office:value-type="string" calcext:value-type="string">
            <text:p>Excelente</text:p>
          </table:table-cell>
          <table:table-cell table:style-name="ce1" office:value-type="float" office:value="490356" calcext:value-type="float">
            <text:p>4903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0346" calcext:value-type="float">
            <text:p>680346</text:p>
          </table:table-cell>
          <table:table-cell table:style-name="ce1" office:value-type="string" calcext:value-type="string">
            <text:p>Excelente trabajo, denota empeño y dedicación al trabajo</text:p>
          </table:table-cell>
          <table:table-cell table:style-name="ce1" office:value-type="float" office:value="680346" calcext:value-type="float">
            <text:p>6803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6784" calcext:value-type="float">
            <text:p>666784</text:p>
          </table:table-cell>
          <table:table-cell table:style-name="ce1" office:value-type="string" calcext:value-type="string">
            <text:p>chévere compita</text:p>
          </table:table-cell>
          <table:table-cell table:style-name="ce1" office:value-type="float" office:value="666784" calcext:value-type="float">
            <text:p>6667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7827" calcext:value-type="float">
            <text:p>277827</text:p>
          </table:table-cell>
          <table:table-cell table:style-name="ce1" office:value-type="string" calcext:value-type="string">
            <text:p>Se evidencia faltas ortográficas por ejemplo al final de la pregunta 2  \"en definitiva se debería erradicar el paternalismo de todo tipo para promover las buenas PRACTICAS comunitarias para LOGARA objetivos comunes\".  </text:p>
            <text:p>De la misma manera, en la pregunta 4 : \"por ejemplo se trabajo el proyecto de construcción de una nueva captación de agua para la comunidad, se trabajo el proyecto de adecuación y mejoramiento de espacios dentro del mercado de la comunidad\"   trabajo está en pasado, se tilda. </text:p>
            <text:p/>
          </table:table-cell>
          <table:table-cell table:style-name="ce1" office:value-type="float" office:value="277827" calcext:value-type="float">
            <text:p>27782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12891" calcext:value-type="float">
            <text:p>112891</text:p>
          </table:table-cell>
          <table:table-cell table:style-name="ce1" office:value-type="string" calcext:value-type="string">
            <text:p>Mi recomendación leer el pedido del primer mini reto que consistía en establecer una cuestionario de máximo 8 y preguntas abiertas y cerradas.</text:p>
          </table:table-cell>
          <table:table-cell table:style-name="ce1" office:value-type="float" office:value="112891" calcext:value-type="float">
            <text:p>11289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1242" calcext:value-type="float">
            <text:p>81242</text:p>
          </table:table-cell>
          <table:table-cell table:style-name="ce1" office:value-type="string" calcext:value-type="string">
            <text:p>Ok</text:p>
          </table:table-cell>
          <table:table-cell table:style-name="ce1" office:value-type="float" office:value="81242" calcext:value-type="float">
            <text:p>812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9521" calcext:value-type="float">
            <text:p>329521</text:p>
          </table:table-cell>
          <table:table-cell table:style-name="ce1" office:value-type="string" calcext:value-type="string">
            <text:p>buen trabajo</text:p>
          </table:table-cell>
          <table:table-cell table:style-name="ce1" office:value-type="float" office:value="329521" calcext:value-type="float">
            <text:p>3295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1762" calcext:value-type="float">
            <text:p>541762</text:p>
          </table:table-cell>
          <table:table-cell table:style-name="ce1" office:value-type="string" calcext:value-type="string">
            <text:p>Buen aporte compañero/a</text:p>
          </table:table-cell>
          <table:table-cell table:style-name="ce1" office:value-type="float" office:value="541762" calcext:value-type="float">
            <text:p>54176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5776" calcext:value-type="float">
            <text:p>225776</text:p>
          </table:table-cell>
          <table:table-cell table:style-name="ce1" office:value-type="string" calcext:value-type="string">
            <text:p>Excelente trabajo, solo que en primerisimo primer plano, hubiese girado un poco más la cámara para resaltar un poco más la expresividad de la cara.</text:p>
          </table:table-cell>
          <table:table-cell table:style-name="ce1" office:value-type="float" office:value="225776" calcext:value-type="float">
            <text:p>2257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9835" calcext:value-type="float">
            <text:p>609835</text:p>
          </table:table-cell>
          <table:table-cell table:style-name="ce1" office:value-type="string" calcext:value-type="string">
            <text:p>Excelente</text:p>
          </table:table-cell>
          <table:table-cell table:style-name="ce1" office:value-type="float" office:value="609835" calcext:value-type="float">
            <text:p>6098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7091" calcext:value-type="float">
            <text:p>557091</text:p>
          </table:table-cell>
          <table:table-cell table:style-name="ce1" office:value-type="string" calcext:value-type="string">
            <text:p>Excelente</text:p>
          </table:table-cell>
          <table:table-cell table:style-name="ce1" office:value-type="float" office:value="557091" calcext:value-type="float">
            <text:p>5570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4432" calcext:value-type="float">
            <text:p>74432</text:p>
          </table:table-cell>
          <table:table-cell table:style-name="ce1" office:value-type="string" calcext:value-type="string">
            <text:p>correcto</text:p>
          </table:table-cell>
          <table:table-cell table:style-name="ce1" office:value-type="float" office:value="74432" calcext:value-type="float">
            <text:p>744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42" calcext:value-type="float">
            <text:p>5342</text:p>
          </table:table-cell>
          <table:table-cell table:style-name="ce1" office:value-type="string" calcext:value-type="string">
            <text:p>Me gusto y me parecio interesante lo que la companera quizo trasmitir</text:p>
          </table:table-cell>
          <table:table-cell table:style-name="ce1" office:value-type="float" office:value="5342" calcext:value-type="float">
            <text:p>53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2976" calcext:value-type="float">
            <text:p>642976</text:p>
          </table:table-cell>
          <table:table-cell table:style-name="ce1" office:value-type="string" calcext:value-type="string">
            <text:p>Excelente trabajo, Ana Maria</text:p>
          </table:table-cell>
          <table:table-cell table:style-name="ce1" office:value-type="float" office:value="642976" calcext:value-type="float">
            <text:p>6429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8630" calcext:value-type="float">
            <text:p>418630</text:p>
          </table:table-cell>
          <table:table-cell table:style-name="ce1" office:value-type="string" calcext:value-type="string">
            <text:p>No se visualiza la infografía, al parecer no la ha subido. </text:p>
          </table:table-cell>
          <table:table-cell table:style-name="ce1" office:value-type="float" office:value="418630" calcext:value-type="float">
            <text:p>41863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98320" calcext:value-type="float">
            <text:p>298320</text:p>
          </table:table-cell>
          <table:table-cell table:style-name="ce1" office:value-type="string" calcext:value-type="string">
            <text:p>Estoy deacuerdo con la respuesta</text:p>
          </table:table-cell>
          <table:table-cell table:style-name="ce1" office:value-type="float" office:value="298320" calcext:value-type="float">
            <text:p>29832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2898" calcext:value-type="float">
            <text:p>12898</text:p>
          </table:table-cell>
          <table:table-cell table:style-name="ce1" office:value-type="string" calcext:value-type="string">
            <text:p>Le Falta el texto explicativo.</text:p>
          </table:table-cell>
          <table:table-cell table:style-name="ce1" office:value-type="float" office:value="12898" calcext:value-type="float">
            <text:p>1289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40619" calcext:value-type="float">
            <text:p>140619</text:p>
          </table:table-cell>
          <table:table-cell table:style-name="ce1" office:value-type="string" calcext:value-type="string">
            <text:p>confusión en los términos :trascender y NO trascender</text:p>
          </table:table-cell>
          <table:table-cell table:style-name="ce1" office:value-type="float" office:value="140619" calcext:value-type="float">
            <text:p>14061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03480" calcext:value-type="float">
            <text:p>303480</text:p>
          </table:table-cell>
          <table:table-cell table:style-name="ce1" office:value-type="string" calcext:value-type="string">
            <text:p>¿Cuánto me aporta cada alimento? Ud. solo copia y pega imágenes, no hay investigación de por medio.</text:p>
          </table:table-cell>
          <table:table-cell table:style-name="ce1" office:value-type="float" office:value="303480" calcext:value-type="float">
            <text:p>30348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68174" calcext:value-type="float">
            <text:p>268174</text:p>
          </table:table-cell>
          <table:table-cell table:style-name="ce1" office:value-type="string" calcext:value-type="string">
            <text:p>Buen trabajo Lenín! Una imagen dice más que mil palabra, aplaudo tu esmero.</text:p>
          </table:table-cell>
          <table:table-cell table:style-name="ce1" office:value-type="float" office:value="268174" calcext:value-type="float">
            <text:p>26817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1378" calcext:value-type="float">
            <text:p>201378</text:p>
          </table:table-cell>
          <table:table-cell table:style-name="ce1" office:value-type="string" calcext:value-type="string">
            <text:p>La imágen de la infografía no aparece, quizás no fue subida correctamente, consulte a la instructora para solucionarlo <text:s/></text:p>
          </table:table-cell>
          <table:table-cell table:style-name="ce1" office:value-type="float" office:value="201378" calcext:value-type="float">
            <text:p>20137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10318" calcext:value-type="float">
            <text:p>410318</text:p>
          </table:table-cell>
          <table:table-cell table:style-name="ce1" office:value-type="string" calcext:value-type="string">
            <text:p>El cálculo es correcto</text:p>
          </table:table-cell>
          <table:table-cell table:style-name="ce1" office:value-type="float" office:value="410318" calcext:value-type="float">
            <text:p>4103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5673" calcext:value-type="float">
            <text:p>425673</text:p>
          </table:table-cell>
          <table:table-cell table:style-name="ce1" office:value-type="string" calcext:value-type="string">
            <text:p>Creo que se equivocó de link, no se como se pueda contactar con alguien para que le ayuden volviendo a subir el link</text:p>
            <text:p/>
          </table:table-cell>
          <table:table-cell table:style-name="ce1" office:value-type="float" office:value="425673" calcext:value-type="float">
            <text:p>42567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52043" calcext:value-type="float">
            <text:p>552043</text:p>
          </table:table-cell>
          <table:table-cell table:style-name="ce1" office:value-type="string" calcext:value-type="string">
            <text:p>OK</text:p>
          </table:table-cell>
          <table:table-cell table:style-name="ce1" office:value-type="float" office:value="552043" calcext:value-type="float">
            <text:p>5520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961" calcext:value-type="float">
            <text:p>16961</text:p>
          </table:table-cell>
          <table:table-cell table:style-name="ce1" office:value-type="string" calcext:value-type="string">
            <text:p>MUY BIEN</text:p>
          </table:table-cell>
          <table:table-cell table:style-name="ce1" office:value-type="float" office:value="16961" calcext:value-type="float">
            <text:p>169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2865" calcext:value-type="float">
            <text:p>432865</text:p>
          </table:table-cell>
          <table:table-cell table:style-name="ce1" office:value-type="string" calcext:value-type="string">
            <text:p>Sería recomendable incluir mayor grado de información.</text:p>
          </table:table-cell>
          <table:table-cell table:style-name="ce1" office:value-type="float" office:value="432865" calcext:value-type="float">
            <text:p>43286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47922" calcext:value-type="float">
            <text:p>147922</text:p>
          </table:table-cell>
          <table:table-cell table:style-name="ce1" office:value-type="string" calcext:value-type="string">
            <text:p>Excelente</text:p>
          </table:table-cell>
          <table:table-cell table:style-name="ce1" office:value-type="float" office:value="147922" calcext:value-type="float">
            <text:p>1479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2886" calcext:value-type="float">
            <text:p>632886</text:p>
          </table:table-cell>
          <table:table-cell table:style-name="ce7" office:value-type="string" calcext:value-type="string">
            <text:p>No creo que sea muy usado tampoco, por lo mismo no existe en el mercado, hay cosas como las ciruelas que son mucho mejores y mas baratas </text:p>
          </table:table-cell>
          <table:table-cell table:style-name="ce1" office:value-type="float" office:value="632886" calcext:value-type="float">
            <text:p>63288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95370" calcext:value-type="float">
            <text:p>195370</text:p>
          </table:table-cell>
          <table:table-cell table:style-name="ce7" office:value-type="string" calcext:value-type="string">
            <text:p>Me parece que existe muy poca información y solo existen gráficos que para una persona que no sabe demasiado puede ser un poco difícil de entender</text:p>
          </table:table-cell>
          <table:table-cell table:style-name="ce1" office:value-type="float" office:value="195370" calcext:value-type="float">
            <text:p>19537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63049" calcext:value-type="float">
            <text:p>263049</text:p>
          </table:table-cell>
          <table:table-cell table:style-name="ce1" office:value-type="string" calcext:value-type="string">
            <text:p>goood</text:p>
            <text:p/>
          </table:table-cell>
          <table:table-cell table:style-name="ce1" office:value-type="float" office:value="263049" calcext:value-type="float">
            <text:p>2630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1166" calcext:value-type="float">
            <text:p>541166</text:p>
          </table:table-cell>
          <table:table-cell table:style-name="ce1" office:value-type="string" calcext:value-type="string">
            <text:p>faltan bibliografias y autor</text:p>
          </table:table-cell>
          <table:table-cell table:style-name="ce1" office:value-type="float" office:value="541166" calcext:value-type="float">
            <text:p>54116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43089" calcext:value-type="float">
            <text:p>243089</text:p>
          </table:table-cell>
          <table:table-cell table:style-name="ce1" office:value-type="string" calcext:value-type="string">
            <text:p>muy buen aporte</text:p>
          </table:table-cell>
          <table:table-cell table:style-name="ce1" office:value-type="float" office:value="243089" calcext:value-type="float">
            <text:p>24308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9975" calcext:value-type="float">
            <text:p>69975</text:p>
          </table:table-cell>
          <table:table-cell table:style-name="ce1" office:value-type="string" calcext:value-type="string">
            <text:p>si xq ayuda fundamentar un poco mas los conocimientos</text:p>
          </table:table-cell>
          <table:table-cell table:style-name="ce1" office:value-type="float" office:value="69975" calcext:value-type="float">
            <text:p>6997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21250" calcext:value-type="float">
            <text:p>621250</text:p>
          </table:table-cell>
          <table:table-cell table:style-name="ce1" office:value-type="string" calcext:value-type="string">
            <text:p>falto el diseño del crucigrama</text:p>
          </table:table-cell>
          <table:table-cell table:style-name="ce1" office:value-type="float" office:value="621250" calcext:value-type="float">
            <text:p>62125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8397" calcext:value-type="float">
            <text:p>48397</text:p>
          </table:table-cell>
          <table:table-cell table:style-name="ce1" office:value-type="string" calcext:value-type="string">
            <text:p>Todas las respuestas están correctas.</text:p>
          </table:table-cell>
          <table:table-cell table:style-name="ce1" office:value-type="float" office:value="48397" calcext:value-type="float">
            <text:p>483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5234" calcext:value-type="float">
            <text:p>335234</text:p>
          </table:table-cell>
          <table:table-cell table:style-name="ce1" office:value-type="string" calcext:value-type="string">
            <text:p>Fine</text:p>
          </table:table-cell>
          <table:table-cell table:style-name="ce1" office:value-type="float" office:value="335234" calcext:value-type="float">
            <text:p>3352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5335" calcext:value-type="float">
            <text:p>325335</text:p>
          </table:table-cell>
          <table:table-cell table:style-name="ce1" office:value-type="string" calcext:value-type="string">
            <text:p>En alimentos fuente de vitamina solo colocó 4 y no 5 como estaba la orden</text:p>
          </table:table-cell>
          <table:table-cell table:style-name="ce1" office:value-type="float" office:value="325335" calcext:value-type="float">
            <text:p>32533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10995" calcext:value-type="float">
            <text:p>210995</text:p>
          </table:table-cell>
          <table:table-cell table:style-name="ce1" office:value-type="string" calcext:value-type="string">
            <text:p>Debe ser más explicativo con sus respuestas, ya que en este caso requieren mayor detalle para poder ser entendidas y contestadas de manera correcta a la pregunta.</text:p>
          </table:table-cell>
          <table:table-cell table:style-name="ce1" office:value-type="float" office:value="210995" calcext:value-type="float">
            <text:p>21099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96878" calcext:value-type="float">
            <text:p>396878</text:p>
          </table:table-cell>
          <table:table-cell table:style-name="ce1" office:value-type="string" calcext:value-type="string">
            <text:p>MUY BUENA PRESENTACIÓN</text:p>
          </table:table-cell>
          <table:table-cell table:style-name="ce1" office:value-type="float" office:value="396878" calcext:value-type="float">
            <text:p>3968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1224" calcext:value-type="float">
            <text:p>371224</text:p>
          </table:table-cell>
          <table:table-cell table:style-name="ce1" office:value-type="string" calcext:value-type="string">
            <text:p>No indica</text:p>
          </table:table-cell>
          <table:table-cell table:style-name="ce1" office:value-type="float" office:value="371224" calcext:value-type="float">
            <text:p>37122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51094" calcext:value-type="float">
            <text:p>451094</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1094" calcext:value-type="float">
            <text:p>4510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7616" calcext:value-type="float">
            <text:p>397616</text:p>
          </table:table-cell>
          <table:table-cell table:style-name="ce1" office:value-type="string" calcext:value-type="string">
            <text:p>Excelente .</text:p>
          </table:table-cell>
          <table:table-cell table:style-name="ce1" office:value-type="float" office:value="397616" calcext:value-type="float">
            <text:p>3976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48" calcext:value-type="float">
            <text:p>4348</text:p>
          </table:table-cell>
          <table:table-cell table:style-name="ce1" office:value-type="string" calcext:value-type="string">
            <text:p>EXCELENTE</text:p>
          </table:table-cell>
          <table:table-cell table:style-name="ce1" office:value-type="float" office:value="4348" calcext:value-type="float">
            <text:p>43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6628" calcext:value-type="float">
            <text:p>96628</text:p>
          </table:table-cell>
          <table:table-cell table:style-name="ce1" office:value-type="string" calcext:value-type="string">
            <text:p>Gran trabajo! :)</text:p>
          </table:table-cell>
          <table:table-cell table:style-name="ce1" office:value-type="float" office:value="96628" calcext:value-type="float">
            <text:p>966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6539" calcext:value-type="float">
            <text:p>196539</text:p>
          </table:table-cell>
          <table:table-cell table:style-name="ce5" office:value-type="date" office:date-value="2021-10-10" calcext:value-type="date">
            <text:p>10/10</text:p>
          </table:table-cell>
          <table:table-cell table:style-name="ce1" office:value-type="float" office:value="196539" calcext:value-type="float">
            <text:p>19653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78055" calcext:value-type="float">
            <text:p>678055</text:p>
          </table:table-cell>
          <table:table-cell table:style-name="ce1" office:value-type="string" calcext:value-type="string">
            <text:p>Muy bien</text:p>
          </table:table-cell>
          <table:table-cell table:style-name="ce1" office:value-type="float" office:value="678055" calcext:value-type="float">
            <text:p>6780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5199" calcext:value-type="float">
            <text:p>395199</text:p>
          </table:table-cell>
          <table:table-cell table:style-name="ce1" office:value-type="string" calcext:value-type="string">
            <text:p>MUY BUEN TRABAJO</text:p>
          </table:table-cell>
          <table:table-cell table:style-name="ce1" office:value-type="float" office:value="395199" calcext:value-type="float">
            <text:p>3951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3461" calcext:value-type="float">
            <text:p>233461</text:p>
          </table:table-cell>
          <table:table-cell table:style-name="ce1" office:value-type="string" calcext:value-type="string">
            <text:p>no hay documento</text:p>
          </table:table-cell>
          <table:table-cell table:style-name="ce1" office:value-type="float" office:value="233461" calcext:value-type="float">
            <text:p>23346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62408" calcext:value-type="float">
            <text:p>362408</text:p>
          </table:table-cell>
          <table:table-cell table:style-name="ce1" office:value-type="string" calcext:value-type="string">
            <text:p>Felicidaes.</text:p>
          </table:table-cell>
          <table:table-cell table:style-name="ce1" office:value-type="float" office:value="362408" calcext:value-type="float">
            <text:p>3624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6176" calcext:value-type="float">
            <text:p>636176</text:p>
          </table:table-cell>
          <table:table-cell table:style-name="ce1" office:value-type="string" calcext:value-type="string">
            <text:p>excelente</text:p>
          </table:table-cell>
          <table:table-cell table:style-name="ce1" office:value-type="float" office:value="636176" calcext:value-type="float">
            <text:p>6361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7378" calcext:value-type="float">
            <text:p>127378</text:p>
          </table:table-cell>
          <table:table-cell table:style-name="ce1" office:value-type="string" calcext:value-type="string">
            <text:p>algunas respuestas responden a las interrogantes.</text:p>
          </table:table-cell>
          <table:table-cell table:style-name="ce1" office:value-type="float" office:value="127378" calcext:value-type="float">
            <text:p>12737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25683" calcext:value-type="float">
            <text:p>225683</text:p>
          </table:table-cell>
          <table:table-cell table:style-name="ce1" office:value-type="string" calcext:value-type="string">
            <text:p>Muy buen trabajo realizado, cumple con los objetivos del reto !!!!</text:p>
          </table:table-cell>
          <table:table-cell table:style-name="ce1" office:value-type="float" office:value="225683" calcext:value-type="float">
            <text:p>2256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6015" calcext:value-type="float">
            <text:p>306015</text:p>
          </table:table-cell>
          <table:table-cell table:style-name="ce1" office:value-type="string" calcext:value-type="string">
            <text:p>es necesario profundizar, utilizando lo aprendido de esta manera ser mas técnicos en cada respuesta </text:p>
          </table:table-cell>
          <table:table-cell table:style-name="ce1" office:value-type="float" office:value="306015" calcext:value-type="float">
            <text:p>30601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4823" calcext:value-type="float">
            <text:p>204823</text:p>
          </table:table-cell>
          <table:table-cell table:style-name="ce1" office:value-type="string" calcext:value-type="string">
            <text:p>Muy bien hecho.</text:p>
          </table:table-cell>
          <table:table-cell table:style-name="ce1" office:value-type="float" office:value="204823" calcext:value-type="float">
            <text:p>2048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0439" calcext:value-type="float">
            <text:p>450439</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0439" calcext:value-type="float">
            <text:p>4504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4049" calcext:value-type="float">
            <text:p>194049</text:p>
          </table:table-cell>
          <table:table-cell table:style-name="ce1" office:value-type="string" calcext:value-type="string">
            <text:p>La primera pregunta se desarrolla en base a las prioridades de necesidad del consumidor y de la experiencia que pueden tener de ellas.</text:p>
            <text:p/>
            <text:p>La segunda pregunta en bases a los argumentos emocionales y racionales engloban en obtener los productos por el posicionamiento que ha tenido la Marca.</text:p>
          </table:table-cell>
          <table:table-cell table:style-name="ce1" office:value-type="float" office:value="194049" calcext:value-type="float">
            <text:p>19404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24825" calcext:value-type="float">
            <text:p>524825</text:p>
          </table:table-cell>
          <table:table-cell table:style-name="ce1" office:value-type="string" calcext:value-type="string">
            <text:p>Felicitaciones se observa que hay <text:s/>conocimiento coherencia y puntualidad.</text:p>
          </table:table-cell>
          <table:table-cell table:style-name="ce1" office:value-type="float" office:value="524825" calcext:value-type="float">
            <text:p>5248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7496" calcext:value-type="float">
            <text:p>417496</text:p>
          </table:table-cell>
          <table:table-cell table:style-name="ce1" office:value-type="string" calcext:value-type="string">
            <text:p>Su calificación es cero, no ha hecho el trabajo. </text:p>
          </table:table-cell>
          <table:table-cell table:style-name="ce1" office:value-type="float" office:value="417496" calcext:value-type="float">
            <text:p>41749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70503" calcext:value-type="float">
            <text:p>270503</text:p>
          </table:table-cell>
          <table:table-cell table:style-name="ce1" office:value-type="string" calcext:value-type="string">
            <text:p>Información completa</text:p>
          </table:table-cell>
          <table:table-cell table:style-name="ce1" office:value-type="float" office:value="270503" calcext:value-type="float">
            <text:p>2705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9115" calcext:value-type="float">
            <text:p>649115</text:p>
          </table:table-cell>
          <table:table-cell table:style-name="ce1" office:value-type="string" calcext:value-type="string">
            <text:p>La presentación esa correcta, siga adelante</text:p>
          </table:table-cell>
          <table:table-cell table:style-name="ce1" office:value-type="float" office:value="649115" calcext:value-type="float">
            <text:p>6491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1910" calcext:value-type="float">
            <text:p>111910</text:p>
          </table:table-cell>
          <table:table-cell table:style-name="ce4" office:value-type="string" calcext:value-type="string">
            <text:p><text:a xlink:href="http://dataviz.utpl.edu.ec/opencampus/revisar.htm?hash=9215f7107e72dc70309417df365e664" xlink:type="simple">http://dataviz.utpl.edu.ec/opencampus/revisar.htm?hash=9215f7107e72dc70309417df365e664</text:a></text:p>
          </table:table-cell>
          <table:table-cell table:style-name="ce1" office:value-type="float" office:value="111910" calcext:value-type="float">
            <text:p>11191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86531" calcext:value-type="float">
            <text:p>386531</text:p>
          </table:table-cell>
          <table:table-cell table:style-name="ce1" office:value-type="string" calcext:value-type="string">
            <text:p>La Compañía Estatal Azucarera Tropical Americana S.A. <text:s/>AZTRA, es el nombre correcto.</text:p>
          </table:table-cell>
          <table:table-cell table:style-name="ce1" office:value-type="float" office:value="386531" calcext:value-type="float">
            <text:p>38653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30735" calcext:value-type="float">
            <text:p>630735</text:p>
          </table:table-cell>
          <table:table-cell table:style-name="ce1" office:value-type="string" calcext:value-type="string">
            <text:p>mejorar</text:p>
          </table:table-cell>
          <table:table-cell table:style-name="ce1" office:value-type="float" office:value="630735" calcext:value-type="float">
            <text:p>6307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9900" calcext:value-type="float">
            <text:p>179900</text:p>
          </table:table-cell>
          <table:table-cell table:style-name="ce1" office:value-type="string" calcext:value-type="string">
            <text:p>Excelente!</text:p>
          </table:table-cell>
          <table:table-cell table:style-name="ce1" office:value-type="float" office:value="179900" calcext:value-type="float">
            <text:p>1799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3904" calcext:value-type="float">
            <text:p>513904</text:p>
          </table:table-cell>
          <table:table-cell table:style-name="ce1" office:value-type="string" calcext:value-type="string">
            <text:p>Cumple con todos los requerimientos solicitados</text:p>
          </table:table-cell>
          <table:table-cell table:style-name="ce1" office:value-type="float" office:value="513904" calcext:value-type="float">
            <text:p>5139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2588" calcext:value-type="float">
            <text:p>332588</text:p>
          </table:table-cell>
          <table:table-cell table:style-name="ce1" office:value-type="string" calcext:value-type="string">
            <text:p>Considero que se debería analizar mas las interrogantes planteadas, por ejemplo en la ultima interrogante se plantea ¿Cual es el mejor acuerdo de la mediación? mas no el tipo de mediación y su fundamentacion o cual seria el procedimiento</text:p>
          </table:table-cell>
          <table:table-cell table:style-name="ce1" office:value-type="float" office:value="332588" calcext:value-type="float">
            <text:p>33258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74412" calcext:value-type="float">
            <text:p>674412</text:p>
          </table:table-cell>
          <table:table-cell table:style-name="ce1" office:value-type="string" calcext:value-type="string">
            <text:p>good</text:p>
          </table:table-cell>
          <table:table-cell table:style-name="ce1" office:value-type="float" office:value="674412" calcext:value-type="float">
            <text:p>6744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218" calcext:value-type="float">
            <text:p>55218</text:p>
          </table:table-cell>
          <table:table-cell table:style-name="ce1" office:value-type="string" calcext:value-type="string">
            <text:p>BUEN TRABAJO!</text:p>
          </table:table-cell>
          <table:table-cell table:style-name="ce1" office:value-type="float" office:value="55218" calcext:value-type="float">
            <text:p>552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528" calcext:value-type="float">
            <text:p>49528</text:p>
          </table:table-cell>
          <table:table-cell table:style-name="ce1" office:value-type="string" calcext:value-type="string">
            <text:p>La imagen no corresponde al trabajo</text:p>
          </table:table-cell>
          <table:table-cell table:style-name="ce1" office:value-type="float" office:value="49528" calcext:value-type="float">
            <text:p>4952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21593" calcext:value-type="float">
            <text:p>521593</text:p>
          </table:table-cell>
          <table:table-cell table:style-name="ce1" office:value-type="string" calcext:value-type="string">
            <text:p>trabajo incompleto.</text:p>
          </table:table-cell>
          <table:table-cell table:style-name="ce1" office:value-type="float" office:value="521593" calcext:value-type="float">
            <text:p>52159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81759" calcext:value-type="float">
            <text:p>681759</text:p>
          </table:table-cell>
          <table:table-cell table:style-name="ce1" office:value-type="string" calcext:value-type="string">
            <text:p>un poco mas de creatividad</text:p>
          </table:table-cell>
          <table:table-cell table:style-name="ce1" office:value-type="float" office:value="681759" calcext:value-type="float">
            <text:p>68175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07707" calcext:value-type="float">
            <text:p>107707</text:p>
          </table:table-cell>
          <table:table-cell table:style-name="ce1" office:value-type="string" calcext:value-type="string">
            <text:p>Excelente</text:p>
          </table:table-cell>
          <table:table-cell table:style-name="ce1" office:value-type="float" office:value="107707" calcext:value-type="float">
            <text:p>1077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134" calcext:value-type="float">
            <text:p>65134</text:p>
          </table:table-cell>
          <table:table-cell table:style-name="ce1" office:value-type="string" calcext:value-type="string">
            <text:p>puede mejorar mas con el tema.</text:p>
          </table:table-cell>
          <table:table-cell table:style-name="ce1" office:value-type="float" office:value="65134" calcext:value-type="float">
            <text:p>651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4666" calcext:value-type="float">
            <text:p>274666</text:p>
          </table:table-cell>
          <table:table-cell table:style-name="ce1" office:value-type="string" calcext:value-type="string">
            <text:p>Muy bonitas las fotos, tienen excelente ángulo, composición y calidad</text:p>
          </table:table-cell>
          <table:table-cell table:style-name="ce1" office:value-type="float" office:value="274666" calcext:value-type="float">
            <text:p>2746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1432" calcext:value-type="float">
            <text:p>471432</text:p>
          </table:table-cell>
          <table:table-cell table:style-name="ce1" office:value-type="string" calcext:value-type="string">
            <text:p>De acuerdo a la explicación estuvo muy claro y fácil de comprender el tema.</text:p>
          </table:table-cell>
          <table:table-cell table:style-name="ce1" office:value-type="float" office:value="471432" calcext:value-type="float">
            <text:p>4714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2952" calcext:value-type="float">
            <text:p>222952</text:p>
          </table:table-cell>
          <table:table-cell table:style-name="ce1" office:value-type="string" calcext:value-type="string">
            <text:p>preciso y sintetizado</text:p>
          </table:table-cell>
          <table:table-cell table:style-name="ce1" office:value-type="float" office:value="222952" calcext:value-type="float">
            <text:p>22295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9954" calcext:value-type="float">
            <text:p>409954</text:p>
          </table:table-cell>
          <table:table-cell table:style-name="ce1" office:value-type="string" calcext:value-type="string">
            <text:p>Bastante organizado, las letras un poco pequeñas nada más. </text:p>
          </table:table-cell>
          <table:table-cell table:style-name="ce1" office:value-type="float" office:value="409954" calcext:value-type="float">
            <text:p>40995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1143" calcext:value-type="float">
            <text:p>541143</text:p>
          </table:table-cell>
          <table:table-cell table:style-name="ce1" office:value-type="string" calcext:value-type="string">
            <text:p>faltan bibliografias y autor</text:p>
          </table:table-cell>
          <table:table-cell table:style-name="ce1" office:value-type="float" office:value="541143" calcext:value-type="float">
            <text:p>54114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22472" calcext:value-type="float">
            <text:p>522472</text:p>
          </table:table-cell>
          <table:table-cell table:style-name="ce1" office:value-type="string" calcext:value-type="string">
            <text:p>Presenta todo lo requerido.</text:p>
          </table:table-cell>
          <table:table-cell table:style-name="ce1" office:value-type="float" office:value="522472" calcext:value-type="float">
            <text:p>5224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8643" calcext:value-type="float">
            <text:p>88643</text:p>
          </table:table-cell>
          <table:table-cell table:style-name="ce1" office:value-type="string" calcext:value-type="string">
            <text:p>Percepción del conflicto.- Es decir si el mismo es visto desde una perspectiva negativa o positiva. En el caso concreto al existir violencia verbal, es percibido de forma negativa.</text:p>
            <text:p/>
          </table:table-cell>
          <table:table-cell table:style-name="ce1" office:value-type="float" office:value="88643" calcext:value-type="float">
            <text:p>8864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92866" calcext:value-type="float">
            <text:p>492866</text:p>
          </table:table-cell>
          <table:table-cell table:style-name="ce1" office:value-type="string" calcext:value-type="string">
            <text:p>ESTA INTERESANTE</text:p>
          </table:table-cell>
          <table:table-cell table:style-name="ce1" office:value-type="float" office:value="492866" calcext:value-type="float">
            <text:p>4928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2149" calcext:value-type="float">
            <text:p>482149</text:p>
          </table:table-cell>
          <table:table-cell table:style-name="ce1" office:value-type="string" calcext:value-type="string">
            <text:p>Buen trabajo</text:p>
          </table:table-cell>
          <table:table-cell table:style-name="ce1" office:value-type="float" office:value="482149" calcext:value-type="float">
            <text:p>4821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5439" calcext:value-type="float">
            <text:p>255439</text:p>
          </table:table-cell>
          <table:table-cell table:style-name="ce1" office:value-type="string" calcext:value-type="string">
            <text:p>Muy bien logrado</text:p>
          </table:table-cell>
          <table:table-cell table:style-name="ce1" office:value-type="float" office:value="255439" calcext:value-type="float">
            <text:p>2554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5120" calcext:value-type="float">
            <text:p>565120</text:p>
          </table:table-cell>
          <table:table-cell table:style-name="ce1" office:value-type="string" calcext:value-type="string">
            <text:p>Esta bien su trabajo</text:p>
          </table:table-cell>
          <table:table-cell table:style-name="ce1" office:value-type="float" office:value="565120" calcext:value-type="float">
            <text:p>5651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1519" calcext:value-type="float">
            <text:p>471519</text:p>
          </table:table-cell>
          <table:table-cell table:style-name="ce1" office:value-type="string" calcext:value-type="string">
            <text:p>NO SE VISUALIZA LA INFOGRAFÍA</text:p>
          </table:table-cell>
          <table:table-cell table:style-name="ce1" office:value-type="float" office:value="471519" calcext:value-type="float">
            <text:p>47151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38678" calcext:value-type="float">
            <text:p>638678</text:p>
          </table:table-cell>
          <table:table-cell table:style-name="ce1" office:value-type="string" calcext:value-type="string">
            <text:p>Excelente trabajo. Felicitaciones.</text:p>
          </table:table-cell>
          <table:table-cell table:style-name="ce1" office:value-type="float" office:value="638678" calcext:value-type="float">
            <text:p>6386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8628" calcext:value-type="float">
            <text:p>578628</text:p>
          </table:table-cell>
          <table:table-cell table:style-name="ce1" office:value-type="string" calcext:value-type="string">
            <text:p>Muy Bien</text:p>
          </table:table-cell>
          <table:table-cell table:style-name="ce1" office:value-type="float" office:value="578628" calcext:value-type="float">
            <text:p>5786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7392" calcext:value-type="float">
            <text:p>117392</text:p>
          </table:table-cell>
          <table:table-cell table:style-name="ce1" office:value-type="string" calcext:value-type="string">
            <text:p>Las preguntas deben hacer abiertas y cerradas</text:p>
          </table:table-cell>
          <table:table-cell table:style-name="ce1" office:value-type="float" office:value="117392" calcext:value-type="float">
            <text:p>11739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5852" calcext:value-type="float">
            <text:p>35852</text:p>
          </table:table-cell>
          <table:table-cell table:style-name="ce1" office:value-type="string" calcext:value-type="string">
            <text:p>No concuerdo con el compañero en su diseño te la propuesto (como esta está en la imagen que adjunta) él está cometiendo el error de unir las celdas con el mismo tratamiento, que como sabemos ´´al parecer esto nos permite hacer un seguimiento más fácil en la tabla, pero está estructura no permite utilizar los datos para las tablas o gráficos de resumen´´.</text:p>
          </table:table-cell>
          <table:table-cell table:style-name="ce1" office:value-type="float" office:value="35852" calcext:value-type="float">
            <text:p>3585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00896" calcext:value-type="float">
            <text:p>100896</text:p>
          </table:table-cell>
          <table:table-cell table:style-name="ce1" office:value-type="string" calcext:value-type="string">
            <text:p>Buen trabajo</text:p>
          </table:table-cell>
          <table:table-cell table:style-name="ce1" office:value-type="float" office:value="100896" calcext:value-type="float">
            <text:p>1008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4951" calcext:value-type="float">
            <text:p>334951</text:p>
          </table:table-cell>
          <table:table-cell table:style-name="ce1" office:value-type="string" calcext:value-type="string">
            <text:p>muy bien</text:p>
          </table:table-cell>
          <table:table-cell table:style-name="ce1" office:value-type="float" office:value="334951" calcext:value-type="float">
            <text:p>3349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8357" calcext:value-type="float">
            <text:p>588357</text:p>
          </table:table-cell>
          <table:table-cell table:style-name="ce1" office:value-type="string" calcext:value-type="string">
            <text:p>Aplica la información consultada.</text:p>
          </table:table-cell>
          <table:table-cell table:style-name="ce1" office:value-type="float" office:value="588357" calcext:value-type="float">
            <text:p>58835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17274" calcext:value-type="float">
            <text:p>517274</text:p>
          </table:table-cell>
          <table:table-cell table:style-name="ce1" office:value-type="string" calcext:value-type="string">
            <text:p>Para la proxima asegurarse que este subida la imagen, confio en que si lo hizo. Por esta vez le paso por alto Pilas Angela</text:p>
          </table:table-cell>
          <table:table-cell table:style-name="ce1" office:value-type="float" office:value="517274" calcext:value-type="float">
            <text:p>51727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40945" calcext:value-type="float">
            <text:p>340945</text:p>
          </table:table-cell>
          <table:table-cell table:style-name="ce1" office:value-type="string" calcext:value-type="string">
            <text:p>normal</text:p>
          </table:table-cell>
          <table:table-cell table:style-name="ce1" office:value-type="float" office:value="340945" calcext:value-type="float">
            <text:p>34094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93504" calcext:value-type="float">
            <text:p>193504</text:p>
          </table:table-cell>
          <table:table-cell table:style-name="ce1" office:value-type="string" calcext:value-type="string">
            <text:p>Buen trabajo, pero debió profundizar en sus respuestas, .as que todo en las cuatro ultimo, viendo mas allá del entorno que rodea al conflicto <text:s/></text:p>
          </table:table-cell>
          <table:table-cell table:style-name="ce1" office:value-type="float" office:value="193504" calcext:value-type="float">
            <text:p>1935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6820" calcext:value-type="float">
            <text:p>526820</text:p>
          </table:table-cell>
          <table:table-cell table:style-name="ce1" office:value-type="string" calcext:value-type="string">
            <text:p>Creo que falta un poco más de explicar</text:p>
          </table:table-cell>
          <table:table-cell table:style-name="ce1" office:value-type="float" office:value="526820" calcext:value-type="float">
            <text:p>52682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93277" calcext:value-type="float">
            <text:p>193277</text:p>
          </table:table-cell>
          <table:table-cell table:style-name="ce1" office:value-type="string" calcext:value-type="string">
            <text:p>Buen trabajo</text:p>
          </table:table-cell>
          <table:table-cell table:style-name="ce1" office:value-type="float" office:value="193277" calcext:value-type="float">
            <text:p>1932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740" calcext:value-type="float">
            <text:p>34740</text:p>
          </table:table-cell>
          <table:table-cell table:style-name="ce1" office:value-type="string" calcext:value-type="string">
            <text:p>El trabajo presentado esta bien estructurado consta así de ideas centrales claras y definidas.</text:p>
          </table:table-cell>
          <table:table-cell table:style-name="ce1" office:value-type="float" office:value="34740" calcext:value-type="float">
            <text:p>347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6805" calcext:value-type="float">
            <text:p>306805</text:p>
          </table:table-cell>
          <table:table-cell table:style-name="ce1" office:value-type="string" calcext:value-type="string">
            <text:p>Se coloca que debe hacerse un acuerdo parcial pero no explica ninguna opción de solución.</text:p>
          </table:table-cell>
          <table:table-cell table:style-name="ce1" office:value-type="float" office:value="306805" calcext:value-type="float">
            <text:p>30680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70046" calcext:value-type="float">
            <text:p>170046</text:p>
          </table:table-cell>
          <table:table-cell table:style-name="ce1" office:value-type="string" calcext:value-type="string">
            <text:p>Muy bien elaborado el crucigrama.</text:p>
          </table:table-cell>
          <table:table-cell table:style-name="ce1" office:value-type="float" office:value="170046" calcext:value-type="float">
            <text:p>1700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8366" calcext:value-type="float">
            <text:p>528366</text:p>
          </table:table-cell>
          <table:table-cell table:style-name="ce1" office:value-type="string" calcext:value-type="string">
            <text:p>excelente</text:p>
          </table:table-cell>
          <table:table-cell table:style-name="ce1" office:value-type="float" office:value="528366" calcext:value-type="float">
            <text:p>5283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9775" calcext:value-type="float">
            <text:p>589775</text:p>
          </table:table-cell>
          <table:table-cell table:style-name="ce1" office:value-type="string" calcext:value-type="string">
            <text:p>Buen trabajo vamos por mas</text:p>
          </table:table-cell>
          <table:table-cell table:style-name="ce1" office:value-type="float" office:value="589775" calcext:value-type="float">
            <text:p>5897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8069" calcext:value-type="float">
            <text:p>328069</text:p>
          </table:table-cell>
          <table:table-cell table:style-name="ce1" office:value-type="string" calcext:value-type="string">
            <text:p>Excelente trabajo!! Muchas felicidades siga asi...</text:p>
          </table:table-cell>
          <table:table-cell table:style-name="ce1" office:value-type="float" office:value="328069" calcext:value-type="float">
            <text:p>3280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2420" calcext:value-type="float">
            <text:p>492420</text:p>
          </table:table-cell>
          <table:table-cell table:style-name="ce1" office:value-type="string" calcext:value-type="string">
            <text:p>buen trabajo</text:p>
          </table:table-cell>
          <table:table-cell table:style-name="ce1" office:value-type="float" office:value="492420" calcext:value-type="float">
            <text:p>4924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1578" calcext:value-type="float">
            <text:p>511578</text:p>
          </table:table-cell>
          <table:table-cell table:style-name="ce1" office:value-type="string" calcext:value-type="string">
            <text:p>Excelente</text:p>
          </table:table-cell>
          <table:table-cell table:style-name="ce1" office:value-type="float" office:value="511578" calcext:value-type="float">
            <text:p>5115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1830" calcext:value-type="float">
            <text:p>121830</text:p>
          </table:table-cell>
          <table:table-cell table:style-name="ce1" office:value-type="string" calcext:value-type="string">
            <text:p>Identificar cada uno de los actores involucrados y posterior los intereses y posiciones.</text:p>
          </table:table-cell>
          <table:table-cell table:style-name="ce1" office:value-type="float" office:value="121830" calcext:value-type="float">
            <text:p>12183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87498" calcext:value-type="float">
            <text:p>487498</text:p>
          </table:table-cell>
          <table:table-cell table:style-name="ce1" office:value-type="string" calcext:value-type="string">
            <text:p>muy bien</text:p>
          </table:table-cell>
          <table:table-cell table:style-name="ce1" office:value-type="float" office:value="487498" calcext:value-type="float">
            <text:p>4874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8663" calcext:value-type="float">
            <text:p>448663</text:p>
          </table:table-cell>
          <table:table-cell table:style-name="ce1" office:value-type="string" calcext:value-type="string">
            <text:p>Excelente trabajo</text:p>
          </table:table-cell>
          <table:table-cell table:style-name="ce1" office:value-type="float" office:value="448663" calcext:value-type="float">
            <text:p>4486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7488" calcext:value-type="float">
            <text:p>287488</text:p>
          </table:table-cell>
          <table:table-cell table:style-name="ce1" office:value-type="string" calcext:value-type="string">
            <text:p>Podria haber colocado en el producto procesado que utilizo como lo fue el aceite esencial y si casi completo todo solo le falto uno</text:p>
          </table:table-cell>
          <table:table-cell table:style-name="ce1" office:value-type="float" office:value="287488" calcext:value-type="float">
            <text:p>28748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3185" calcext:value-type="float">
            <text:p>13185</text:p>
          </table:table-cell>
          <table:table-cell table:style-name="ce1" office:value-type="string" calcext:value-type="string">
            <text:p>Excelente Trabajo!</text:p>
          </table:table-cell>
          <table:table-cell table:style-name="ce1" office:value-type="float" office:value="13185" calcext:value-type="float">
            <text:p>131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5021" calcext:value-type="float">
            <text:p>185021</text:p>
          </table:table-cell>
          <table:table-cell table:style-name="ce1" office:value-type="string" calcext:value-type="string">
            <text:p>excelente</text:p>
          </table:table-cell>
          <table:table-cell table:style-name="ce1" office:value-type="float" office:value="185021" calcext:value-type="float">
            <text:p>1850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7405" calcext:value-type="float">
            <text:p>147405</text:p>
          </table:table-cell>
          <table:table-cell table:style-name="ce1" office:value-type="string" calcext:value-type="string">
            <text:p/>
            <text:p>The information of the Temar have their correct answers</text:p>
          </table:table-cell>
          <table:table-cell table:style-name="ce1" office:value-type="float" office:value="147405" calcext:value-type="float">
            <text:p>14740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1368" calcext:value-type="float">
            <text:p>61368</text:p>
          </table:table-cell>
          <table:table-cell table:style-name="ce1" office:value-type="string" calcext:value-type="string">
            <text:p>Me ha parecido muy bien su aporte compañera. Excelente comentario e imagen. </text:p>
            <text:p/>
            <text:p>Un saludo,</text:p>
            <text:p/>
            <text:p>Yovanny</text:p>
          </table:table-cell>
          <table:table-cell table:style-name="ce1" office:value-type="float" office:value="61368" calcext:value-type="float">
            <text:p>613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2802" calcext:value-type="float">
            <text:p>612802</text:p>
          </table:table-cell>
          <table:table-cell table:style-name="ce1" office:value-type="string" calcext:value-type="string">
            <text:p>FELICITACIONES, SE PUEDE MEJORAR EN LA PROXIMA....</text:p>
          </table:table-cell>
          <table:table-cell table:style-name="ce1" office:value-type="float" office:value="612802" calcext:value-type="float">
            <text:p>6128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0131" calcext:value-type="float">
            <text:p>560131</text:p>
          </table:table-cell>
          <table:table-cell table:style-name="ce1" office:value-type="string" calcext:value-type="string">
            <text:p>Excelente!</text:p>
          </table:table-cell>
          <table:table-cell table:style-name="ce1" office:value-type="float" office:value="560131" calcext:value-type="float">
            <text:p>5601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8454" calcext:value-type="float">
            <text:p>328454</text:p>
          </table:table-cell>
          <table:table-cell table:style-name="ce1" office:value-type="string" calcext:value-type="string">
            <text:p>No tiene el cuadro. Lamentablemente no lo subió y por lo tanto no se puede poner buena calificación</text:p>
          </table:table-cell>
          <table:table-cell table:style-name="ce1" office:value-type="float" office:value="328454" calcext:value-type="float">
            <text:p>32845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27022" calcext:value-type="float">
            <text:p>227022</text:p>
          </table:table-cell>
          <table:table-cell table:style-name="ce1" office:value-type="string" calcext:value-type="string">
            <text:p>Disculpa la calificación, pero no dejes tus sueños y sigue así. Así mejorarás y te superarás en todo</text:p>
          </table:table-cell>
          <table:table-cell table:style-name="ce1" office:value-type="float" office:value="227022" calcext:value-type="float">
            <text:p>2270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1729" calcext:value-type="float">
            <text:p>181729</text:p>
          </table:table-cell>
          <table:table-cell table:style-name="ce1" office:value-type="string" calcext:value-type="string">
            <text:p>No existe autor, ni imagen</text:p>
          </table:table-cell>
          <table:table-cell table:style-name="ce1" office:value-type="float" office:value="181729" calcext:value-type="float">
            <text:p>18172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9952" calcext:value-type="float">
            <text:p>39952</text:p>
          </table:table-cell>
          <table:table-cell table:style-name="ce1" office:value-type="string" calcext:value-type="string">
            <text:p>No ha realizado la infografía</text:p>
          </table:table-cell>
          <table:table-cell table:style-name="ce1" office:value-type="float" office:value="39952" calcext:value-type="float">
            <text:p>3995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11868" calcext:value-type="float">
            <text:p>411868</text:p>
          </table:table-cell>
          <table:table-cell table:style-name="ce1" office:value-type="string" calcext:value-type="string">
            <text:p>Según la rúbrica, Identifica <text:s/>los 3 componentes de la huella (huella <text:s/>azul : agua superficial y de pozo para riego; <text:s/>huella verde: agua lluvia; y huella gris: agua contaminada). En este punto no coloca lo solicitado para calificación</text:p>
          </table:table-cell>
          <table:table-cell table:style-name="ce1" office:value-type="float" office:value="411868" calcext:value-type="float">
            <text:p>41186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836" calcext:value-type="float">
            <text:p>1836</text:p>
          </table:table-cell>
          <table:table-cell table:style-name="ce1" office:value-type="string" calcext:value-type="string">
            <text:p>La idea es buena, con un poco más de creatividad lograrás <text:s/>una mejor representación de lo que quieres exponer. </text:p>
          </table:table-cell>
          <table:table-cell table:style-name="ce1" office:value-type="float" office:value="1836" calcext:value-type="float">
            <text:p>18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4834" calcext:value-type="float">
            <text:p>204834</text:p>
          </table:table-cell>
          <table:table-cell table:style-name="ce1" office:value-type="string" calcext:value-type="string">
            <text:p>Bien hecho.</text:p>
          </table:table-cell>
          <table:table-cell table:style-name="ce1" office:value-type="float" office:value="204834" calcext:value-type="float">
            <text:p>2048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3664" calcext:value-type="float">
            <text:p>323664</text:p>
          </table:table-cell>
          <table:table-cell table:style-name="ce1" office:value-type="string" calcext:value-type="string">
            <text:p>felicitaciones compañera son bonitas tomas se ve muy bien los sitios y tomas mas reales campos abiertos al aire libre felicitaciones creo k será una buena profesional...</text:p>
          </table:table-cell>
          <table:table-cell table:style-name="ce1" office:value-type="float" office:value="323664" calcext:value-type="float">
            <text:p>3236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8602" calcext:value-type="float">
            <text:p>488602</text:p>
          </table:table-cell>
          <table:table-cell table:style-name="ce1" office:value-type="string" calcext:value-type="string">
            <text:p>Excelente trabajo</text:p>
          </table:table-cell>
          <table:table-cell table:style-name="ce1" office:value-type="float" office:value="488602" calcext:value-type="float">
            <text:p>4886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908" calcext:value-type="float">
            <text:p>48908</text:p>
          </table:table-cell>
          <table:table-cell table:style-name="ce1" office:value-type="string" calcext:value-type="string">
            <text:p>buena información pero puede mejorar</text:p>
          </table:table-cell>
          <table:table-cell table:style-name="ce1" office:value-type="float" office:value="48908" calcext:value-type="float">
            <text:p>489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0495" calcext:value-type="float">
            <text:p>470495</text:p>
          </table:table-cell>
          <table:table-cell table:style-name="ce1" office:value-type="string" calcext:value-type="string">
            <text:p>FELICITACIONES</text:p>
          </table:table-cell>
          <table:table-cell table:style-name="ce1" office:value-type="float" office:value="470495" calcext:value-type="float">
            <text:p>4704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5225" calcext:value-type="float">
            <text:p>455225</text:p>
          </table:table-cell>
          <table:table-cell table:style-name="ce1" office:value-type="string" calcext:value-type="string">
            <text:p>muy bien</text:p>
          </table:table-cell>
          <table:table-cell table:style-name="ce1" office:value-type="float" office:value="455225" calcext:value-type="float">
            <text:p>4552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8773" calcext:value-type="float">
            <text:p>518773</text:p>
          </table:table-cell>
          <table:table-cell table:style-name="ce1" office:value-type="string" calcext:value-type="string">
            <text:p>Bien</text:p>
          </table:table-cell>
          <table:table-cell table:style-name="ce1" office:value-type="float" office:value="518773" calcext:value-type="float">
            <text:p>5187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6469" calcext:value-type="float">
            <text:p>136469</text:p>
          </table:table-cell>
          <table:table-cell table:style-name="ce1" office:value-type="string" calcext:value-type="string">
            <text:p>Lfalta la compraracion, el primer reto tenia como objetivo vincular la teoría y la práctica, es decir analizar y comparar lo que ustedes leen en los contenidos y lo que observan en un medio familiar o escolar. Para esto deben observar un niño entre 3 meses y 5 años durante dos o tres horas <text:s/>dentro de su contexto habitual y describir las características <text:s/>que observa en el área de pensamiento, motricidad, lenguaje, socioafectiva. Usted solo hizo de un infante.</text:p>
          </table:table-cell>
          <table:table-cell table:style-name="ce1" office:value-type="float" office:value="136469" calcext:value-type="float">
            <text:p>13646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20774" calcext:value-type="float">
            <text:p>420774</text:p>
          </table:table-cell>
          <table:table-cell table:style-name="ce1" office:value-type="string" calcext:value-type="string">
            <text:p>Cada vez <text:s/>se aprende más</text:p>
          </table:table-cell>
          <table:table-cell table:style-name="ce1" office:value-type="float" office:value="420774" calcext:value-type="float">
            <text:p>42077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00538" calcext:value-type="float">
            <text:p>600538</text:p>
          </table:table-cell>
          <table:table-cell table:style-name="ce1" office:value-type="string" calcext:value-type="string">
            <text:p>Felicidades, buen trabajo sobre cono se organiza la educacion a distancia </text:p>
          </table:table-cell>
          <table:table-cell table:style-name="ce1" office:value-type="float" office:value="600538" calcext:value-type="float">
            <text:p>6005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4022" calcext:value-type="float">
            <text:p>124022</text:p>
          </table:table-cell>
          <table:table-cell table:style-name="ce1" office:value-type="string" calcext:value-type="string">
            <text:p/>
            <text:p/>
          </table:table-cell>
          <table:table-cell table:style-name="ce1" office:value-type="float" office:value="124022" calcext:value-type="float">
            <text:p>12402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22367" calcext:value-type="float">
            <text:p>122367</text:p>
          </table:table-cell>
          <table:table-cell table:style-name="ce1" office:value-type="string" calcext:value-type="string">
            <text:p>¡Buen trabajo!</text:p>
          </table:table-cell>
          <table:table-cell table:style-name="ce1" office:value-type="float" office:value="122367" calcext:value-type="float">
            <text:p>1223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912" calcext:value-type="float">
            <text:p>67912</text:p>
          </table:table-cell>
          <table:table-cell table:style-name="ce1" office:value-type="string" calcext:value-type="string">
            <text:p>Excente trabajo detalla todos los puntos importantes y es preciso.</text:p>
            <text:p>Revisado por: Valeria Ochoa</text:p>
          </table:table-cell>
          <table:table-cell table:style-name="ce1" office:value-type="float" office:value="67912" calcext:value-type="float">
            <text:p>679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4796" calcext:value-type="float">
            <text:p>564796</text:p>
          </table:table-cell>
          <table:table-cell table:style-name="ce1" office:value-type="string" calcext:value-type="string">
            <text:p>EXCELENTE TRABAJO.</text:p>
          </table:table-cell>
          <table:table-cell table:style-name="ce1" office:value-type="float" office:value="564796" calcext:value-type="float">
            <text:p>5647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7644" calcext:value-type="float">
            <text:p>157644</text:p>
          </table:table-cell>
          <table:table-cell table:style-name="ce1" office:value-type="string" calcext:value-type="string">
            <text:p>Saludos desde Tena la próxima vez hazlo en imagen. Pero tienes 10/10</text:p>
          </table:table-cell>
          <table:table-cell table:style-name="ce1" office:value-type="float" office:value="157644" calcext:value-type="float">
            <text:p>15764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01332" calcext:value-type="float">
            <text:p>601332</text:p>
          </table:table-cell>
          <table:table-cell table:style-name="ce1" office:value-type="string" calcext:value-type="string">
            <text:p>Buen trabajo colega.</text:p>
          </table:table-cell>
          <table:table-cell table:style-name="ce1" office:value-type="float" office:value="601332" calcext:value-type="float">
            <text:p>6013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0045" calcext:value-type="float">
            <text:p>660045</text:p>
          </table:table-cell>
          <table:table-cell table:style-name="ce1" office:value-type="string" calcext:value-type="string">
            <text:p>buen trabajo</text:p>
          </table:table-cell>
          <table:table-cell table:style-name="ce1" office:value-type="float" office:value="660045" calcext:value-type="float">
            <text:p>6600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756" calcext:value-type="float">
            <text:p>38756</text:p>
          </table:table-cell>
          <table:table-cell table:style-name="ce1" office:value-type="string" calcext:value-type="string">
            <text:p>xD</text:p>
          </table:table-cell>
          <table:table-cell table:style-name="ce1" office:value-type="float" office:value="38756" calcext:value-type="float">
            <text:p>3875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16865" calcext:value-type="float">
            <text:p>116865</text:p>
          </table:table-cell>
          <table:table-cell table:style-name="ce1" office:value-type="string" calcext:value-type="string">
            <text:p>Tiene varios colores</text:p>
          </table:table-cell>
          <table:table-cell table:style-name="ce1" office:value-type="float" office:value="116865" calcext:value-type="float">
            <text:p>11686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4496" calcext:value-type="float">
            <text:p>44496</text:p>
          </table:table-cell>
          <table:table-cell table:style-name="ce1" office:value-type="string" calcext:value-type="string">
            <text:p>La primera parte no ha contestado correctamente a las preguntas formuladas, la Infografía muy bien, recomendación es que tiene que tener algo que guie a la persona para que siga el orden de desarrollo de la Infografía(flechas,).</text:p>
          </table:table-cell>
          <table:table-cell table:style-name="ce1" office:value-type="float" office:value="44496" calcext:value-type="float">
            <text:p>444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4523" calcext:value-type="float">
            <text:p>414523</text:p>
          </table:table-cell>
          <table:table-cell table:style-name="ce1" office:value-type="string" calcext:value-type="string">
            <text:p>Seria bueno tomar en cuenta un espacio para aquellos que no poseen completo los utensilios o en tiempos de cuarentena es difícil conseguir, este sería el conflicto a resolver</text:p>
          </table:table-cell>
          <table:table-cell table:style-name="ce1" office:value-type="float" office:value="414523" calcext:value-type="float">
            <text:p>41452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88922" calcext:value-type="float">
            <text:p>688922</text:p>
          </table:table-cell>
          <table:table-cell table:style-name="ce1" office:value-type="string" calcext:value-type="string">
            <text:p>Exelente presentación</text:p>
          </table:table-cell>
          <table:table-cell table:style-name="ce1" office:value-type="float" office:value="688922" calcext:value-type="float">
            <text:p>6889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6452" calcext:value-type="float">
            <text:p>476452</text:p>
          </table:table-cell>
          <table:table-cell table:style-name="ce1" office:value-type="string" calcext:value-type="string">
            <text:p>Felicitaciones, por su actividad. Buen trabajo.</text:p>
          </table:table-cell>
          <table:table-cell table:style-name="ce1" office:value-type="float" office:value="476452" calcext:value-type="float">
            <text:p>47645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731" calcext:value-type="float">
            <text:p>62731</text:p>
          </table:table-cell>
          <table:table-cell table:style-name="ce1" office:value-type="string" calcext:value-type="string">
            <text:p>La información estuvo básica, no obstante, sí cumplió con los parámetros establecidos. Habría sido mejor añadir información referente a los créditos de instituciones bancarias.</text:p>
          </table:table-cell>
          <table:table-cell table:style-name="ce1" office:value-type="float" office:value="62731" calcext:value-type="float">
            <text:p>627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2298" calcext:value-type="float">
            <text:p>462298</text:p>
          </table:table-cell>
          <table:table-cell table:style-name="ce1" office:value-type="string" calcext:value-type="string">
            <text:p>Felicidades</text:p>
          </table:table-cell>
          <table:table-cell table:style-name="ce1" office:value-type="float" office:value="462298" calcext:value-type="float">
            <text:p>4622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786" calcext:value-type="float">
            <text:p>7786</text:p>
          </table:table-cell>
          <table:table-cell table:style-name="ce1" office:value-type="string" calcext:value-type="string">
            <text:p>La bibliografía no está hecha bajo ninguna norma.</text:p>
          </table:table-cell>
          <table:table-cell table:style-name="ce1" office:value-type="float" office:value="7786" calcext:value-type="float">
            <text:p>778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39967" calcext:value-type="float">
            <text:p>439967</text:p>
          </table:table-cell>
          <table:table-cell table:style-name="ce1" office:value-type="string" calcext:value-type="string">
            <text:p>Pese a que le faltó la discusión y las referencias bibliografias le he puesto un avanzado a todo ya que valoro su dedicación. Pero es importante que tome nota de estos aspectos a completar que son muy importantes dentro de la elaboración de un proyecto</text:p>
          </table:table-cell>
          <table:table-cell table:style-name="ce1" office:value-type="float" office:value="439967" calcext:value-type="float">
            <text:p>439967</text:p>
          </table:table-cell>
          <table:table-cell table:number-columns-repeated="1021"/>
        </table:table-row>
        <table:table-row table:style-name="ro1">
          <table:table-cell table:style-name="ce1" office:value-type="float" office:value="438392" calcext:value-type="float">
            <text:p>438392</text:p>
          </table:table-cell>
          <table:table-cell table:style-name="ce1" office:value-type="string" calcext:value-type="string">
            <text:p>Eres original en la infografía pero no describes el proceso día a día del cultivo, lo que sería interesante de ver para que tengas los resultados que tuviste.</text:p>
          </table:table-cell>
          <table:table-cell table:style-name="ce1" office:value-type="float" office:value="438392" calcext:value-type="float">
            <text:p>438392</text:p>
          </table:table-cell>
          <table:table-cell table:number-columns-repeated="1021"/>
        </table:table-row>
        <table:table-row table:style-name="ro1">
          <table:table-cell table:style-name="ce1" office:value-type="float" office:value="226836" calcext:value-type="float">
            <text:p>226836</text:p>
          </table:table-cell>
          <table:table-cell table:style-name="ce1" office:value-type="string" calcext:value-type="string">
            <text:p>En la imagen de \"plano medio\"</text:p>
          </table:table-cell>
          <table:table-cell table:style-name="ce1" office:value-type="float" office:value="226836" calcext:value-type="float">
            <text:p>226836</text:p>
          </table:table-cell>
          <table:table-cell table:number-columns-repeated="1021"/>
        </table:table-row>
        <table:table-row table:style-name="ro1">
          <table:table-cell table:style-name="ce1" office:value-type="float" office:value="42600" calcext:value-type="float">
            <text:p>42600</text:p>
          </table:table-cell>
          <table:table-cell table:style-name="ce1" office:value-type="string" calcext:value-type="string">
            <text:p>Se pedía vino de frutas a excepción de la uva</text:p>
          </table:table-cell>
          <table:table-cell table:style-name="ce1" office:value-type="float" office:value="42600" calcext:value-type="float">
            <text:p>4260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33184" calcext:value-type="float">
            <text:p>333184</text:p>
          </table:table-cell>
          <table:table-cell table:style-name="ce1" office:value-type="string" calcext:value-type="string">
            <text:p>buen trabajo</text:p>
          </table:table-cell>
          <table:table-cell table:style-name="ce1" office:value-type="float" office:value="333184" calcext:value-type="float">
            <text:p>3331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8649" calcext:value-type="float">
            <text:p>488649</text:p>
          </table:table-cell>
          <table:table-cell table:style-name="ce1" office:value-type="string" calcext:value-type="string">
            <text:p>Respuestas</text:p>
          </table:table-cell>
          <table:table-cell table:style-name="ce1" office:value-type="float" office:value="488649" calcext:value-type="float">
            <text:p>48864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52426" calcext:value-type="float">
            <text:p>352426</text:p>
          </table:table-cell>
          <table:table-cell table:style-name="ce1" office:value-type="string" calcext:value-type="string">
            <text:p>No es lo solicitado.</text:p>
          </table:table-cell>
          <table:table-cell table:style-name="ce1" office:value-type="float" office:value="352426" calcext:value-type="float">
            <text:p>35242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77972" calcext:value-type="float">
            <text:p>377972</text:p>
          </table:table-cell>
          <table:table-cell table:style-name="ce1" office:value-type="string" calcext:value-type="string">
            <text:p>Excelente</text:p>
          </table:table-cell>
          <table:table-cell table:style-name="ce1" office:value-type="float" office:value="377972" calcext:value-type="float">
            <text:p>3779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8307" calcext:value-type="float">
            <text:p>618307</text:p>
          </table:table-cell>
          <table:table-cell table:style-name="ce1" office:value-type="string" calcext:value-type="string">
            <text:p>Bien</text:p>
          </table:table-cell>
          <table:table-cell table:style-name="ce1" office:value-type="float" office:value="618307" calcext:value-type="float">
            <text:p>6183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6700" calcext:value-type="float">
            <text:p>76700</text:p>
          </table:table-cell>
          <table:table-cell table:style-name="ce4" office:value-type="string" calcext:value-type="string">
            <text:p><text:a xlink:href="http://dataviz.utpl.edu.ec/opencampus/revisar.htm?hash=98885cbded9e783b9c337a6875b6e21" xlink:type="simple">http://dataviz.utpl.edu.ec/opencampus/revisar.htm?hash=98885cbded9e783b9c337a6875b6e21</text:a></text:p>
          </table:table-cell>
          <table:table-cell table:style-name="ce1" office:value-type="float" office:value="76700" calcext:value-type="float">
            <text:p>7670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31159" calcext:value-type="float">
            <text:p>631159</text:p>
          </table:table-cell>
          <table:table-cell table:style-name="ce1" office:value-type="string" calcext:value-type="string">
            <text:p>se resalta que la virtud es un valor del ser humano, para Aristótel obrar el bien <text:s/></text:p>
          </table:table-cell>
          <table:table-cell table:style-name="ce1" office:value-type="float" office:value="631159" calcext:value-type="float">
            <text:p>6311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1305" calcext:value-type="float">
            <text:p>451305</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1305" calcext:value-type="float">
            <text:p>45130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0572" calcext:value-type="float">
            <text:p>520572</text:p>
          </table:table-cell>
          <table:table-cell table:style-name="ce1" office:value-type="string" calcext:value-type="string">
            <text:p>muy bien</text:p>
          </table:table-cell>
          <table:table-cell table:style-name="ce1" office:value-type="float" office:value="520572" calcext:value-type="float">
            <text:p>5205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8280" calcext:value-type="float">
            <text:p>128280</text:p>
          </table:table-cell>
          <table:table-cell table:style-name="ce1" office:value-type="string" calcext:value-type="string">
            <text:p>Cumplir con todo lo estipulado a realizar en este reto. <text:s/>La tarea está incompleta.</text:p>
          </table:table-cell>
          <table:table-cell table:style-name="ce1" office:value-type="float" office:value="128280" calcext:value-type="float">
            <text:p>12828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16358" calcext:value-type="float">
            <text:p>116358</text:p>
          </table:table-cell>
          <table:table-cell table:style-name="ce7" office:value-type="string" calcext:value-type="string">
            <text:p>Se debe considerar que una encuesta debe tener opciones de respuesta, que el entrevistado pueda escoger, ademas se le hace mas fácil de tabular, mientra que las preguntas abiertas, son mas complicadas al momento de tabular, ademas pueden responder algo que a lo mejor no estemos buscando como respuesta.</text:p>
          </table:table-cell>
          <table:table-cell table:style-name="ce1" office:value-type="float" office:value="116358" calcext:value-type="float">
            <text:p>11635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77749" calcext:value-type="float">
            <text:p>77749</text:p>
          </table:table-cell>
          <table:table-cell table:style-name="ce1" office:value-type="string" calcext:value-type="string">
            <text:p>Permite que aprendamos de <text:s/>la infografía con información concreta y eficaz.</text:p>
          </table:table-cell>
          <table:table-cell table:style-name="ce1" office:value-type="float" office:value="77749" calcext:value-type="float">
            <text:p>777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4140" calcext:value-type="float">
            <text:p>584140</text:p>
          </table:table-cell>
          <table:table-cell table:style-name="ce1" office:value-type="string" calcext:value-type="string">
            <text:p>Exelente</text:p>
          </table:table-cell>
          <table:table-cell table:style-name="ce1" office:value-type="float" office:value="584140" calcext:value-type="float">
            <text:p>5841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7307" calcext:value-type="float">
            <text:p>647307</text:p>
          </table:table-cell>
          <table:table-cell table:style-name="ce1" office:value-type="string" calcext:value-type="string">
            <text:p>Esta bien.</text:p>
          </table:table-cell>
          <table:table-cell table:style-name="ce1" office:value-type="float" office:value="647307" calcext:value-type="float">
            <text:p>6473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6873" calcext:value-type="float">
            <text:p>516873</text:p>
          </table:table-cell>
          <table:table-cell table:style-name="ce1" office:value-type="string" calcext:value-type="string">
            <text:p>Muy <text:s/>buena <text:s/>deducción</text:p>
          </table:table-cell>
          <table:table-cell table:style-name="ce1" office:value-type="float" office:value="516873" calcext:value-type="float">
            <text:p>5168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8083" calcext:value-type="float">
            <text:p>408083</text:p>
          </table:table-cell>
          <table:table-cell table:style-name="ce1" office:value-type="string" calcext:value-type="string">
            <text:p>EXCELENTE TRABAJO</text:p>
          </table:table-cell>
          <table:table-cell table:style-name="ce1" office:value-type="float" office:value="408083" calcext:value-type="float">
            <text:p>4080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1700" calcext:value-type="float">
            <text:p>291700</text:p>
          </table:table-cell>
          <table:table-cell table:style-name="ce1" office:value-type="string" calcext:value-type="string">
            <text:p>Audio interrumpido e imágenes borrosas.</text:p>
          </table:table-cell>
          <table:table-cell table:style-name="ce1" office:value-type="float" office:value="291700" calcext:value-type="float">
            <text:p>29170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615" calcext:value-type="float">
            <text:p>67615</text:p>
          </table:table-cell>
          <table:table-cell table:style-name="ce1" office:value-type="string" calcext:value-type="string">
            <text:p>Muy buen trabajo</text:p>
          </table:table-cell>
          <table:table-cell table:style-name="ce1" office:value-type="float" office:value="67615" calcext:value-type="float">
            <text:p>676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8392" calcext:value-type="float">
            <text:p>108392</text:p>
          </table:table-cell>
          <table:table-cell table:style-name="ce1" office:value-type="string" calcext:value-type="string">
            <text:p>Estan muy bien las respuestas</text:p>
          </table:table-cell>
          <table:table-cell table:style-name="ce1" office:value-type="float" office:value="108392" calcext:value-type="float">
            <text:p>1083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7123" calcext:value-type="float">
            <text:p>517123</text:p>
          </table:table-cell>
          <table:table-cell table:style-name="ce1" office:value-type="string" calcext:value-type="string">
            <text:p>Gracias por sus aportaciones en este tema tan apasionante</text:p>
          </table:table-cell>
          <table:table-cell table:style-name="ce1" office:value-type="float" office:value="517123" calcext:value-type="float">
            <text:p>5171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6124" calcext:value-type="float">
            <text:p>596124</text:p>
          </table:table-cell>
          <table:table-cell table:style-name="ce1" office:value-type="string" calcext:value-type="string">
            <text:p>Mucho contenido nada explicativo</text:p>
          </table:table-cell>
          <table:table-cell table:style-name="ce1" office:value-type="float" office:value="596124" calcext:value-type="float">
            <text:p>59612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51366" calcext:value-type="float">
            <text:p>151366</text:p>
          </table:table-cell>
          <table:table-cell table:style-name="ce1" office:value-type="string" calcext:value-type="string">
            <text:p>Muy Bien</text:p>
          </table:table-cell>
          <table:table-cell table:style-name="ce1" office:value-type="float" office:value="151366" calcext:value-type="float">
            <text:p>1513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9733" calcext:value-type="float">
            <text:p>649733</text:p>
          </table:table-cell>
          <table:table-cell table:style-name="ce1" office:value-type="string" calcext:value-type="string">
            <text:p>Good!</text:p>
          </table:table-cell>
          <table:table-cell table:style-name="ce1" office:value-type="float" office:value="649733" calcext:value-type="float">
            <text:p>6497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6852" calcext:value-type="float">
            <text:p>356852</text:p>
          </table:table-cell>
          <table:table-cell table:style-name="ce1" office:value-type="string" calcext:value-type="string">
            <text:p>Buen trabajo, información clara y concisa </text:p>
          </table:table-cell>
          <table:table-cell table:style-name="ce1" office:value-type="float" office:value="356852" calcext:value-type="float">
            <text:p>35685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7415" calcext:value-type="float">
            <text:p>337415</text:p>
          </table:table-cell>
          <table:table-cell table:style-name="ce1" office:value-type="string" calcext:value-type="string">
            <text:p>Excelente</text:p>
          </table:table-cell>
          <table:table-cell table:style-name="ce1" office:value-type="float" office:value="337415" calcext:value-type="float">
            <text:p>3374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9518" calcext:value-type="float">
            <text:p>229518</text:p>
          </table:table-cell>
          <table:table-cell table:style-name="ce1" office:value-type="string" calcext:value-type="string">
            <text:p>Necesita investigar mas acerca de la información y con fundamentos</text:p>
          </table:table-cell>
          <table:table-cell table:style-name="ce1" office:value-type="float" office:value="229518" calcext:value-type="float">
            <text:p>22951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60254" calcext:value-type="float">
            <text:p>360254</text:p>
          </table:table-cell>
          <table:table-cell table:style-name="ce1" office:value-type="string" calcext:value-type="string">
            <text:p>Existe relación con los enunciados.</text:p>
          </table:table-cell>
          <table:table-cell table:style-name="ce1" office:value-type="float" office:value="360254" calcext:value-type="float">
            <text:p>36025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7573" calcext:value-type="float">
            <text:p>597573</text:p>
          </table:table-cell>
          <table:table-cell table:style-name="ce1" office:value-type="string" calcext:value-type="string">
            <text:p>Saludos desde el Tena</text:p>
          </table:table-cell>
          <table:table-cell table:style-name="ce1" office:value-type="float" office:value="597573" calcext:value-type="float">
            <text:p>5975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5984" calcext:value-type="float">
            <text:p>205984</text:p>
          </table:table-cell>
          <table:table-cell table:style-name="ce1" office:value-type="string" calcext:value-type="string">
            <text:p>Buen analisis</text:p>
          </table:table-cell>
          <table:table-cell table:style-name="ce1" office:value-type="float" office:value="205984" calcext:value-type="float">
            <text:p>2059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2294" calcext:value-type="float">
            <text:p>112294</text:p>
          </table:table-cell>
          <table:table-cell table:style-name="ce1" office:value-type="string" calcext:value-type="string">
            <text:p>Debería consultar mas información.</text:p>
          </table:table-cell>
          <table:table-cell table:style-name="ce1" office:value-type="float" office:value="112294" calcext:value-type="float">
            <text:p>11229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71093" calcext:value-type="float">
            <text:p>171093</text:p>
          </table:table-cell>
          <table:table-cell table:style-name="ce1" office:value-type="string" calcext:value-type="string">
            <text:p>Excelente</text:p>
          </table:table-cell>
          <table:table-cell table:style-name="ce1" office:value-type="float" office:value="171093" calcext:value-type="float">
            <text:p>1710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7885" calcext:value-type="float">
            <text:p>547885</text:p>
          </table:table-cell>
          <table:table-cell table:style-name="ce1" office:value-type="string" calcext:value-type="string">
            <text:p>Me parecio interesante, aprendi que hay una planta llamada buscapina.</text:p>
          </table:table-cell>
          <table:table-cell table:style-name="ce1" office:value-type="float" office:value="547885" calcext:value-type="float">
            <text:p>5478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547" calcext:value-type="float">
            <text:p>32547</text:p>
          </table:table-cell>
          <table:table-cell table:style-name="ce1" office:value-type="string" calcext:value-type="string">
            <text:p>excelente</text:p>
          </table:table-cell>
          <table:table-cell table:style-name="ce1" office:value-type="float" office:value="32547" calcext:value-type="float">
            <text:p>325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5376" calcext:value-type="float">
            <text:p>85376</text:p>
          </table:table-cell>
          <table:table-cell table:style-name="ce1" office:value-type="string" calcext:value-type="string">
            <text:p>En ciertas respuestas se identifica parcialmente el núcleo y componentes; en mi opinión.</text:p>
          </table:table-cell>
          <table:table-cell table:style-name="ce1" office:value-type="float" office:value="85376" calcext:value-type="float">
            <text:p>8537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0704" calcext:value-type="float">
            <text:p>20704</text:p>
          </table:table-cell>
          <table:table-cell table:style-name="ce1" office:value-type="string" calcext:value-type="string">
            <text:p>La redacción de la infografía es desidiosa. A continuación sugerencias para su mejora:</text:p>
            <text:p>… necesitaremos los materiales necesarios… (evitar redundancia)</text:p>
            <text:p>Buscar una ubicación donde la “semilla” de perejil reciba luz del sol de cuatro a seis horas por día.</text:p>
            <text:p>Cualquier época del año es buena para plantar las “mismas”...</text:p>
            <text:p>Regar con frecuencia, pero sin encharcar para evitar que se dañe o se eche a perder la semilla.</text:p>
            <text:p>La germinación del perejil puede demorar.</text:p>
            <text:p>...se debe cosechar antes de que florezca…</text:p>
            <text:p/>
            <text:p/>
          </table:table-cell>
          <table:table-cell table:style-name="ce1" office:value-type="float" office:value="20704" calcext:value-type="float">
            <text:p>2070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21428" calcext:value-type="float">
            <text:p>121428</text:p>
          </table:table-cell>
          <table:table-cell table:style-name="ce1" office:value-type="string" calcext:value-type="string">
            <text:p>Excelente trabajo, muy completa la información</text:p>
          </table:table-cell>
          <table:table-cell table:style-name="ce1" office:value-type="float" office:value="121428" calcext:value-type="float">
            <text:p>1214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54" calcext:value-type="float">
            <text:p>3554</text:p>
          </table:table-cell>
          <table:table-cell table:style-name="ce1" office:value-type="string" calcext:value-type="string">
            <text:p>Usar los nombres de X en horizantal también quedaría bien.</text:p>
          </table:table-cell>
          <table:table-cell table:style-name="ce1" office:value-type="float" office:value="3554" calcext:value-type="float">
            <text:p>355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31217" calcext:value-type="float">
            <text:p>231217</text:p>
          </table:table-cell>
          <table:table-cell table:style-name="ce7" office:value-type="string" calcext:value-type="string">
            <text:p>Todas las personas con la práctica desarrollamos mas habilidades hasta alcanzar una perfección. El trabajo de mi compañera esta enfocado al reto 1, pero hay que mejorar. </text:p>
          </table:table-cell>
          <table:table-cell table:style-name="ce1" office:value-type="float" office:value="231217" calcext:value-type="float">
            <text:p>23121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68460" calcext:value-type="float">
            <text:p>368460</text:p>
          </table:table-cell>
          <table:table-cell table:style-name="ce1" office:value-type="string" calcext:value-type="string">
            <text:p>Completa el formulario, pero la información es demasiado simple.</text:p>
          </table:table-cell>
          <table:table-cell table:style-name="ce1" office:value-type="float" office:value="368460" calcext:value-type="float">
            <text:p>36846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3541" calcext:value-type="float">
            <text:p>43541</text:p>
          </table:table-cell>
          <table:table-cell table:style-name="ce1" office:value-type="string" calcext:value-type="string">
            <text:p>Las respuestas a la problematica fueron claras y concisa</text:p>
          </table:table-cell>
          <table:table-cell table:style-name="ce1" office:value-type="float" office:value="43541" calcext:value-type="float">
            <text:p>435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0516" calcext:value-type="float">
            <text:p>160516</text:p>
          </table:table-cell>
          <table:table-cell table:style-name="ce1" office:value-type="string" calcext:value-type="string">
            <text:p>Creo que esta bien, aunque tengo entendido que en el focus group lo que debiamos hacer era evaluar las preguntas del cuestionario que hicimos para implementar mejoras o establecer si cumplen las caracteristicas para cumplir con su objetivo. Hablando del objetivo... creo que podrias haber puesto uno con estructura de objetivo general, pero eso es solo una opinión.</text:p>
          </table:table-cell>
          <table:table-cell table:style-name="ce1" office:value-type="float" office:value="160516" calcext:value-type="float">
            <text:p>1605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5231" calcext:value-type="float">
            <text:p>135231</text:p>
          </table:table-cell>
          <table:table-cell table:style-name="ce1" office:value-type="string" calcext:value-type="string">
            <text:p>Las ideas son claras.</text:p>
          </table:table-cell>
          <table:table-cell table:style-name="ce1" office:value-type="float" office:value="135231" calcext:value-type="float">
            <text:p>1352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5538" calcext:value-type="float">
            <text:p>555538</text:p>
          </table:table-cell>
          <table:table-cell table:style-name="ce1" office:value-type="string" calcext:value-type="string">
            <text:p>Excelente. Buen trabajo.</text:p>
          </table:table-cell>
          <table:table-cell table:style-name="ce1" office:value-type="float" office:value="555538" calcext:value-type="float">
            <text:p>5555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5985" calcext:value-type="float">
            <text:p>625985</text:p>
          </table:table-cell>
          <table:table-cell table:style-name="ce1" office:value-type="string" calcext:value-type="string">
            <text:p>Lectura y compresión sobre el texto de Gonzales 2009, sobre la felicidad. </text:p>
          </table:table-cell>
          <table:table-cell table:style-name="ce1" office:value-type="float" office:value="625985" calcext:value-type="float">
            <text:p>62598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19231" calcext:value-type="float">
            <text:p>419231</text:p>
          </table:table-cell>
          <table:table-cell table:style-name="ce1" office:value-type="string" calcext:value-type="string">
            <text:p>Excelente saludos desde el Tena.</text:p>
          </table:table-cell>
          <table:table-cell table:style-name="ce1" office:value-type="float" office:value="419231" calcext:value-type="float">
            <text:p>4192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5873" calcext:value-type="float">
            <text:p>245873</text:p>
          </table:table-cell>
          <table:table-cell table:style-name="ce1" office:value-type="string" calcext:value-type="string">
            <text:p>Solo hacen falta parámetros específicos de maduración, temperaturas, tiempos.</text:p>
          </table:table-cell>
          <table:table-cell table:style-name="ce1" office:value-type="float" office:value="245873" calcext:value-type="float">
            <text:p>24587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39677" calcext:value-type="float">
            <text:p>639677</text:p>
          </table:table-cell>
          <table:table-cell table:style-name="ce1" office:value-type="string" calcext:value-type="string">
            <text:p>PREJUICIO</text:p>
          </table:table-cell>
          <table:table-cell table:style-name="ce1" office:value-type="float" office:value="639677" calcext:value-type="float">
            <text:p>63967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89843" calcext:value-type="float">
            <text:p>89843</text:p>
          </table:table-cell>
          <table:table-cell table:style-name="ce1" office:value-type="string" calcext:value-type="string">
            <text:p>Evaluación compañeros </text:p>
            <text:p>Revisión #3; </text:p>
          </table:table-cell>
          <table:table-cell table:style-name="ce1" office:value-type="float" office:value="89843" calcext:value-type="float">
            <text:p>8984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93420" calcext:value-type="float">
            <text:p>493420</text:p>
          </table:table-cell>
          <table:table-cell table:style-name="ce1" office:value-type="string" calcext:value-type="string">
            <text:p>muy buen recurso</text:p>
          </table:table-cell>
          <table:table-cell table:style-name="ce1" office:value-type="float" office:value="493420" calcext:value-type="float">
            <text:p>4934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7040" calcext:value-type="float">
            <text:p>107040</text:p>
          </table:table-cell>
          <table:table-cell table:style-name="ce1" office:value-type="string" calcext:value-type="string">
            <text:p>Felicitaciones, respuestas precisas y claras.</text:p>
          </table:table-cell>
          <table:table-cell table:style-name="ce1" office:value-type="float" office:value="107040" calcext:value-type="float">
            <text:p>1070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6003" calcext:value-type="float">
            <text:p>226003</text:p>
          </table:table-cell>
          <table:table-cell table:style-name="ce1" office:value-type="string" calcext:value-type="string">
            <text:p>Me pareció muy interesante el rol que cumple la compañera en su profesión, en conjunto con el desarrollo comunotario,  ya que en ocasiones no sabemos la importancia de ciertas profesiones. </text:p>
            <text:p>MUY BIEN </text:p>
          </table:table-cell>
          <table:table-cell table:style-name="ce1" office:value-type="float" office:value="226003" calcext:value-type="float">
            <text:p>2260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7483" calcext:value-type="float">
            <text:p>127483</text:p>
          </table:table-cell>
          <table:table-cell table:style-name="ce1" office:value-type="string" calcext:value-type="string">
            <text:p>Tiene una buena comprensión y son preguntas que al comprador le ayudaran para elegir bien su auto</text:p>
          </table:table-cell>
          <table:table-cell table:style-name="ce1" office:value-type="float" office:value="127483" calcext:value-type="float">
            <text:p>1274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0533" calcext:value-type="float">
            <text:p>480533</text:p>
          </table:table-cell>
          <table:table-cell table:style-name="ce1" office:value-type="string" calcext:value-type="string">
            <text:p>No se encuentra referencia bibliográfica.</text:p>
          </table:table-cell>
          <table:table-cell table:style-name="ce1" office:value-type="float" office:value="480533" calcext:value-type="float">
            <text:p>48053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78978" calcext:value-type="float">
            <text:p>478978</text:p>
          </table:table-cell>
          <table:table-cell table:style-name="ce1" office:value-type="string" calcext:value-type="string">
            <text:p>Analizar costos de producción</text:p>
          </table:table-cell>
          <table:table-cell table:style-name="ce1" office:value-type="float" office:value="478978" calcext:value-type="float">
            <text:p>47897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8094" calcext:value-type="float">
            <text:p>38094</text:p>
          </table:table-cell>
          <table:table-cell table:style-name="ce1" office:value-type="string" calcext:value-type="string">
            <text:p>Me parece muy interesante su propuesta de <text:s/>elaborar <text:s/>acciones conjuntas para precautelar la salud de la población.</text:p>
          </table:table-cell>
          <table:table-cell table:style-name="ce1" office:value-type="float" office:value="38094" calcext:value-type="float">
            <text:p>380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3479" calcext:value-type="float">
            <text:p>303479</text:p>
          </table:table-cell>
          <table:table-cell table:style-name="ce1" office:value-type="string" calcext:value-type="string">
            <text:p>Entiende muy bien la problemática planteada y sus posibles soluciones.</text:p>
          </table:table-cell>
          <table:table-cell table:style-name="ce1" office:value-type="float" office:value="303479" calcext:value-type="float">
            <text:p>3034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713" calcext:value-type="float">
            <text:p>57713</text:p>
          </table:table-cell>
          <table:table-cell table:style-name="ce1" office:value-type="string" calcext:value-type="string">
            <text:p>El gráfico no fue realizado por el participante, es un gráfico común en páginas de internet sobre Biorremediación.</text:p>
          </table:table-cell>
          <table:table-cell table:style-name="ce1" office:value-type="float" office:value="57713" calcext:value-type="float">
            <text:p>5771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0948" calcext:value-type="float">
            <text:p>40948</text:p>
          </table:table-cell>
          <table:table-cell table:style-name="ce1" office:value-type="string" calcext:value-type="string">
            <text:p>Podría colocar una descripción más detallada de la preparación.</text:p>
          </table:table-cell>
          <table:table-cell table:style-name="ce1" office:value-type="float" office:value="40948" calcext:value-type="float">
            <text:p>4094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35342" calcext:value-type="float">
            <text:p>335342</text:p>
          </table:table-cell>
          <table:table-cell table:style-name="ce1" office:value-type="string" calcext:value-type="string">
            <text:p>Buen Trabajo</text:p>
            <text:p>Calificado por: Eduardo Reyes</text:p>
          </table:table-cell>
          <table:table-cell table:style-name="ce1" office:value-type="float" office:value="335342" calcext:value-type="float">
            <text:p>3353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7725" calcext:value-type="float">
            <text:p>367725</text:p>
          </table:table-cell>
          <table:table-cell table:style-name="ce1" office:value-type="string" calcext:value-type="string">
            <text:p>Para poder llegar a un acuerdo beneficioso para las partes, y que el arbitraje sea efectivo se debería tener claro los intereses y las posiciones de las partes.</text:p>
          </table:table-cell>
          <table:table-cell table:style-name="ce1" office:value-type="float" office:value="367725" calcext:value-type="float">
            <text:p>36772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406" calcext:value-type="float">
            <text:p>2406</text:p>
          </table:table-cell>
          <table:table-cell table:style-name="ce1" office:value-type="string" calcext:value-type="string">
            <text:p>mejorar la resolucion de la grafica.</text:p>
          </table:table-cell>
          <table:table-cell table:style-name="ce1" office:value-type="float" office:value="2406" calcext:value-type="float">
            <text:p>240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42114" calcext:value-type="float">
            <text:p>442114</text:p>
          </table:table-cell>
          <table:table-cell table:style-name="ce1" office:value-type="string" calcext:value-type="string">
            <text:p>No existe el trabajo</text:p>
          </table:table-cell>
          <table:table-cell table:style-name="ce1" office:value-type="float" office:value="442114" calcext:value-type="float">
            <text:p>44211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98708" calcext:value-type="float">
            <text:p>298708</text:p>
          </table:table-cell>
          <table:table-cell table:style-name="ce1" office:value-type="string" calcext:value-type="string">
            <text:p>Le falta aclarar los intereses</text:p>
          </table:table-cell>
          <table:table-cell table:style-name="ce1" office:value-type="float" office:value="298708" calcext:value-type="float">
            <text:p>29870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9818" calcext:value-type="float">
            <text:p>539818</text:p>
          </table:table-cell>
          <table:table-cell table:style-name="ce1" office:value-type="string" calcext:value-type="string">
            <text:p>Felicitaciones. Se nota su interés por realizar un buen trabajo.</text:p>
          </table:table-cell>
          <table:table-cell table:style-name="ce1" office:value-type="float" office:value="539818" calcext:value-type="float">
            <text:p>5398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4220" calcext:value-type="float">
            <text:p>74220</text:p>
          </table:table-cell>
          <table:table-cell table:style-name="ce1" office:value-type="string" calcext:value-type="string">
            <text:p>Toda persona debe de estar consiente de lo que está haciendo y si va a empezar las chicas la actividad sexual usar siempre anticonceptivos.</text:p>
          </table:table-cell>
          <table:table-cell table:style-name="ce1" office:value-type="float" office:value="74220" calcext:value-type="float">
            <text:p>7422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24723" calcext:value-type="float">
            <text:p>424723</text:p>
          </table:table-cell>
          <table:table-cell table:style-name="ce1" office:value-type="string" calcext:value-type="string">
            <text:p>Por favor revisar a los organizadores de esta capacitación, realizan 4 preguntas que califiquemos <text:s/>y solo aparecen dos para calificar y además esta mal la asignación de los puntos para calificar <text:s/>Ejemplo la pregunta 2 <text:s text:c="2"/>describe todos los elementos solicitados vale 2 puntos a más abajo dice no describe ningún elemento vale 3 puntos por favor revisar Magister este inconveniente, Gracias </text:p>
          </table:table-cell>
          <table:table-cell table:style-name="ce1" office:value-type="float" office:value="424723" calcext:value-type="float">
            <text:p>42472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83286" calcext:value-type="float">
            <text:p>383286</text:p>
          </table:table-cell>
          <table:table-cell table:style-name="ce1" office:value-type="string" calcext:value-type="string">
            <text:p>El laudo es algo que deben cumplir las partes y al poner difícilmente y la comunidad <text:s/>debe tener formas ....., se presta a que sigan los conflictos <text:s/></text:p>
          </table:table-cell>
          <table:table-cell table:style-name="ce1" office:value-type="float" office:value="383286" calcext:value-type="float">
            <text:p>38328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83267" calcext:value-type="float">
            <text:p>83267</text:p>
          </table:table-cell>
          <table:table-cell table:style-name="ce1" office:value-type="string" calcext:value-type="string">
            <text:p>Debe mejorar en la identificación del problema y no especular sobre posibles razones</text:p>
          </table:table-cell>
          <table:table-cell table:style-name="ce1" office:value-type="float" office:value="83267" calcext:value-type="float">
            <text:p>8326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42645" calcext:value-type="float">
            <text:p>242645</text:p>
          </table:table-cell>
          <table:table-cell table:style-name="ce7" office:value-type="string" calcext:value-type="string">
            <text:p>He colocado una calificación de excelente en todos los puntos porque no había la opción para el exceso de aire a los costados. Siento que todas las fotos tienen espacio de sobra en el lado izquierdo. Consideralo para futuros trabajos. Por lo demás, excelente trabajo.</text:p>
          </table:table-cell>
          <table:table-cell table:style-name="ce1" office:value-type="float" office:value="242645" calcext:value-type="float">
            <text:p>2426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8987" calcext:value-type="float">
            <text:p>228987</text:p>
          </table:table-cell>
          <table:table-cell table:style-name="ce7" office:value-type="string" calcext:value-type="string">
            <text:p>Debería haber adjuntado una reseña de su emprendimiento actual, dado que la finalidad del video es dar a conocer su producto o servicio, cosa que no se refleja en el video. </text:p>
          </table:table-cell>
          <table:table-cell table:style-name="ce1" office:value-type="float" office:value="228987" calcext:value-type="float">
            <text:p>22898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6094" calcext:value-type="float">
            <text:p>46094</text:p>
          </table:table-cell>
          <table:table-cell table:style-name="ce1" office:value-type="string" calcext:value-type="string">
            <text:p>muy bien las fotos de la compañera</text:p>
          </table:table-cell>
          <table:table-cell table:style-name="ce1" office:value-type="float" office:value="46094" calcext:value-type="float">
            <text:p>460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5057" calcext:value-type="float">
            <text:p>375057</text:p>
          </table:table-cell>
          <table:table-cell table:style-name="ce1" office:value-type="string" calcext:value-type="string">
            <text:p>pesimo trabajo</text:p>
          </table:table-cell>
          <table:table-cell table:style-name="ce1" office:value-type="float" office:value="375057" calcext:value-type="float">
            <text:p>37505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57855" calcext:value-type="float">
            <text:p>557855</text:p>
          </table:table-cell>
          <table:table-cell table:style-name="ce1" office:value-type="string" calcext:value-type="string">
            <text:p>un muy buen proyecto con un excelente punto de vista</text:p>
          </table:table-cell>
          <table:table-cell table:style-name="ce1" office:value-type="float" office:value="557855" calcext:value-type="float">
            <text:p>5578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1797" calcext:value-type="float">
            <text:p>271797</text:p>
          </table:table-cell>
          <table:table-cell table:style-name="ce1" office:value-type="string" calcext:value-type="string">
            <text:p>Muy buen trabajo</text:p>
          </table:table-cell>
          <table:table-cell table:style-name="ce1" office:value-type="float" office:value="271797" calcext:value-type="float">
            <text:p>2717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3129" calcext:value-type="float">
            <text:p>193129</text:p>
          </table:table-cell>
          <table:table-cell table:style-name="ce7" office:value-type="string" calcext:value-type="string">
            <text:p>Un espacio muy chevere para promocionar los emprendimientos de las familias ecuatorianas. Éxitos, que sigan creciendo, un ejemplo Saul, el trabajo muy bonito.</text:p>
          </table:table-cell>
          <table:table-cell table:style-name="ce1" office:value-type="float" office:value="193129" calcext:value-type="float">
            <text:p>1931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2332" calcext:value-type="float">
            <text:p>512332</text:p>
          </table:table-cell>
          <table:table-cell table:style-name="ce7" office:value-type="string" calcext:value-type="string">
            <text:p>Realizó un buen trabajo, pero debo resaltar que encontré algunas faltas de ortografía y redacción comenzando desde el título en el se combina términos en singular y en plural, lo siento. Puede mejorar. </text:p>
          </table:table-cell>
          <table:table-cell table:style-name="ce1" office:value-type="float" office:value="512332" calcext:value-type="float">
            <text:p>5123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2714" calcext:value-type="float">
            <text:p>592714</text:p>
          </table:table-cell>
          <table:table-cell table:style-name="ce1" office:value-type="string" calcext:value-type="string">
            <text:p>Muy bie, aunque te pasaste de las 160 palabras, te califique bien para que no te afecte.</text:p>
          </table:table-cell>
          <table:table-cell table:style-name="ce1" office:value-type="float" office:value="592714" calcext:value-type="float">
            <text:p>59271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6632" calcext:value-type="float">
            <text:p>486632</text:p>
          </table:table-cell>
          <table:table-cell table:style-name="ce1" office:value-type="string" calcext:value-type="string">
            <text:p>El link que proporciona es este:</text:p>
            <text:p>https://www.youtube.com/watch?v=w5MGnC2MK4Q </text:p>
            <text:p>Tiene un contenido ajeno al trabajo </text:p>
          </table:table-cell>
          <table:table-cell table:style-name="ce1" office:value-type="float" office:value="486632" calcext:value-type="float">
            <text:p>48663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84940" calcext:value-type="float">
            <text:p>184940</text:p>
          </table:table-cell>
          <table:table-cell table:style-name="ce1" office:value-type="string" calcext:value-type="string">
            <text:p>excelente trabajo</text:p>
          </table:table-cell>
          <table:table-cell table:style-name="ce1" office:value-type="float" office:value="184940" calcext:value-type="float">
            <text:p>1849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1868" calcext:value-type="float">
            <text:p>131868</text:p>
          </table:table-cell>
          <table:table-cell table:style-name="ce1" office:value-type="string" calcext:value-type="string">
            <text:p> </text:p>
            <text:p/>
          </table:table-cell>
          <table:table-cell table:style-name="ce1" office:value-type="float" office:value="131868" calcext:value-type="float">
            <text:p>13186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4573" calcext:value-type="float">
            <text:p>14573</text:p>
          </table:table-cell>
          <table:table-cell table:style-name="ce1" office:value-type="string" calcext:value-type="string">
            <text:p>El tema es sobre elaboración de vinos de otras frutas, no de la uva.</text:p>
          </table:table-cell>
          <table:table-cell table:style-name="ce1" office:value-type="float" office:value="14573" calcext:value-type="float">
            <text:p>1457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67140" calcext:value-type="float">
            <text:p>267140</text:p>
          </table:table-cell>
          <table:table-cell table:style-name="ce1" office:value-type="string" calcext:value-type="string">
            <text:p>Excelente trabajo claro y preciso</text:p>
          </table:table-cell>
          <table:table-cell table:style-name="ce1" office:value-type="float" office:value="267140" calcext:value-type="float">
            <text:p>2671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7881" calcext:value-type="float">
            <text:p>337881</text:p>
          </table:table-cell>
          <table:table-cell table:style-name="ce1" office:value-type="string" calcext:value-type="string">
            <text:p>Mejorar la redacción</text:p>
          </table:table-cell>
          <table:table-cell table:style-name="ce1" office:value-type="float" office:value="337881" calcext:value-type="float">
            <text:p>33788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2117" calcext:value-type="float">
            <text:p>582117</text:p>
          </table:table-cell>
          <table:table-cell table:style-name="ce1" office:value-type="string" calcext:value-type="string">
            <text:p>Felicitaciones por sus excelentes actividades y trabajo</text:p>
          </table:table-cell>
          <table:table-cell table:style-name="ce1" office:value-type="float" office:value="582117" calcext:value-type="float">
            <text:p>58211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4013" calcext:value-type="float">
            <text:p>244013</text:p>
          </table:table-cell>
          <table:table-cell table:style-name="ce7" office:value-type="string" calcext:value-type="string">
            <text:p>EN RESUMEN SE HA PRESENTADO UN TRABAJO BIEN DETALLADO, YA QUE SOY COLABORADOR DE LA INSTITUCIÓN, UBICADA EN AL PROVINCIA DE MANABÍ EN LA CIUDAD DE PORTOVIEJO, DONDE SE ENCUENTRAN BIEN DEFINIDOS LOS ELEMENTOS DE LA PLANEACIÓN, RETO DE NUESTRA ACTIVIDAD</text:p>
          </table:table-cell>
          <table:table-cell table:style-name="ce1" office:value-type="float" office:value="244013" calcext:value-type="float">
            <text:p>2440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7618" calcext:value-type="float">
            <text:p>497618</text:p>
          </table:table-cell>
          <table:table-cell table:style-name="ce1" office:value-type="string" calcext:value-type="string">
            <text:p>Creo que le falta contenido y explicaciones del producto en el vídeo.</text:p>
          </table:table-cell>
          <table:table-cell table:style-name="ce1" office:value-type="float" office:value="497618" calcext:value-type="float">
            <text:p>49761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2204" calcext:value-type="float">
            <text:p>82204</text:p>
          </table:table-cell>
          <table:table-cell table:style-name="ce1" office:value-type="string" calcext:value-type="string">
            <text:p>Podría mejorar sus respuestas y argumentar</text:p>
          </table:table-cell>
          <table:table-cell table:style-name="ce1" office:value-type="float" office:value="82204" calcext:value-type="float">
            <text:p>8220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1904" calcext:value-type="float">
            <text:p>671904</text:p>
          </table:table-cell>
          <table:table-cell table:style-name="ce1" office:value-type="string" calcext:value-type="string">
            <text:p>Buen trabajo</text:p>
          </table:table-cell>
          <table:table-cell table:style-name="ce1" office:value-type="float" office:value="671904" calcext:value-type="float">
            <text:p>6719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8713" calcext:value-type="float">
            <text:p>578713</text:p>
          </table:table-cell>
          <table:table-cell table:style-name="ce1" office:value-type="string" calcext:value-type="string">
            <text:p>Muy Bien</text:p>
          </table:table-cell>
          <table:table-cell table:style-name="ce1" office:value-type="float" office:value="578713" calcext:value-type="float">
            <text:p>5787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4242" calcext:value-type="float">
            <text:p>604242</text:p>
          </table:table-cell>
          <table:table-cell table:style-name="ce1" office:value-type="string" calcext:value-type="string">
            <text:p>Estimado estudiante lamentablemente no adjunta <text:s/>su deber al momento del envío , únicamente el mensaje me sale . </text:p>
          </table:table-cell>
          <table:table-cell table:style-name="ce1" office:value-type="float" office:value="604242" calcext:value-type="float">
            <text:p>60424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5821" calcext:value-type="float">
            <text:p>585821</text:p>
          </table:table-cell>
          <table:table-cell table:style-name="ce1" office:value-type="string" calcext:value-type="string">
            <text:p>Compañer@ le falto de encontrar 1 nombre pero aun empezamos suerte</text:p>
          </table:table-cell>
          <table:table-cell table:style-name="ce1" office:value-type="float" office:value="585821" calcext:value-type="float">
            <text:p>5858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5584" calcext:value-type="float">
            <text:p>415584</text:p>
          </table:table-cell>
          <table:table-cell table:style-name="ce1" office:value-type="string" calcext:value-type="string">
            <text:p>Muy bien tu trabajo estuvo muy claro pero creo que debes de detallar un poco mas algunos aspectos.</text:p>
          </table:table-cell>
          <table:table-cell table:style-name="ce1" office:value-type="float" office:value="415584" calcext:value-type="float">
            <text:p>4155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6967" calcext:value-type="float">
            <text:p>376967</text:p>
          </table:table-cell>
          <table:table-cell table:style-name="ce1" office:value-type="string" calcext:value-type="string">
            <text:p>Exelente trabajo!</text:p>
          </table:table-cell>
          <table:table-cell table:style-name="ce1" office:value-type="float" office:value="376967" calcext:value-type="float">
            <text:p>3769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7547" calcext:value-type="float">
            <text:p>287547</text:p>
          </table:table-cell>
          <table:table-cell table:style-name="ce1" office:value-type="string" calcext:value-type="string">
            <text:p>BUEN TRABAJO</text:p>
          </table:table-cell>
          <table:table-cell table:style-name="ce1" office:value-type="float" office:value="287547" calcext:value-type="float">
            <text:p>2875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8583" calcext:value-type="float">
            <text:p>138583</text:p>
          </table:table-cell>
          <table:table-cell table:style-name="ce1" office:value-type="string" calcext:value-type="string">
            <text:p>Muy buena argumentación, buen trabajo.</text:p>
          </table:table-cell>
          <table:table-cell table:style-name="ce1" office:value-type="float" office:value="138583" calcext:value-type="float">
            <text:p>1385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1445" calcext:value-type="float">
            <text:p>591445</text:p>
          </table:table-cell>
          <table:table-cell table:style-name="ce1" office:value-type="string" calcext:value-type="string">
            <text:p>Te faltó la función , y la comparación. </text:p>
          </table:table-cell>
          <table:table-cell table:style-name="ce1" office:value-type="float" office:value="591445" calcext:value-type="float">
            <text:p>59144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32358" calcext:value-type="float">
            <text:p>332358</text:p>
          </table:table-cell>
          <table:table-cell table:style-name="ce1" office:value-type="string" calcext:value-type="string">
            <text:p>Excelente Encuentra de 8 a 10 <text:s/>definiciones.</text:p>
          </table:table-cell>
          <table:table-cell table:style-name="ce1" office:value-type="float" office:value="332358" calcext:value-type="float">
            <text:p>33235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7734" calcext:value-type="float">
            <text:p>517734</text:p>
          </table:table-cell>
          <table:table-cell table:style-name="ce1" office:value-type="string" calcext:value-type="string">
            <text:p>Felicitaciones Valeria</text:p>
          </table:table-cell>
          <table:table-cell table:style-name="ce1" office:value-type="float" office:value="517734" calcext:value-type="float">
            <text:p>5177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2658" calcext:value-type="float">
            <text:p>412658</text:p>
          </table:table-cell>
          <table:table-cell table:style-name="ce1" office:value-type="string" calcext:value-type="string">
            <text:p>Excelente trabajo!</text:p>
          </table:table-cell>
          <table:table-cell table:style-name="ce1" office:value-type="float" office:value="412658" calcext:value-type="float">
            <text:p>41265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8192" calcext:value-type="float">
            <text:p>588192</text:p>
          </table:table-cell>
          <table:table-cell table:style-name="ce1" office:value-type="string" calcext:value-type="string">
            <text:p>Me gusto, pues ha tratado todo con respecto a como esta su provincia y con estos detalles debemos apuntar a una mejora a tratar dentro de esta localidad</text:p>
          </table:table-cell>
          <table:table-cell table:style-name="ce1" office:value-type="float" office:value="588192" calcext:value-type="float">
            <text:p>5881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6436" calcext:value-type="float">
            <text:p>626436</text:p>
          </table:table-cell>
          <table:table-cell table:style-name="ce1" office:value-type="string" calcext:value-type="string">
            <text:p>exellent</text:p>
          </table:table-cell>
          <table:table-cell table:style-name="ce1" office:value-type="float" office:value="626436" calcext:value-type="float">
            <text:p>6264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3096" calcext:value-type="float">
            <text:p>533096</text:p>
          </table:table-cell>
          <table:table-cell table:style-name="ce1" office:value-type="string" calcext:value-type="string">
            <text:p>ME LLAMA LA ATENCIÓN EL TIPO DE NEGOCIO</text:p>
            <text:p>SI ESTA BIEN HECHO EL FODA</text:p>
            <text:p/>
          </table:table-cell>
          <table:table-cell table:style-name="ce1" office:value-type="float" office:value="533096" calcext:value-type="float">
            <text:p>5330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0375" calcext:value-type="float">
            <text:p>400375</text:p>
          </table:table-cell>
          <table:table-cell table:style-name="ce1" office:value-type="string" calcext:value-type="string">
            <text:p>No explica el flujo de comunicación ni el proceso de control solo lo nombra</text:p>
          </table:table-cell>
          <table:table-cell table:style-name="ce1" office:value-type="float" office:value="400375" calcext:value-type="float">
            <text:p>40037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95433" calcext:value-type="float">
            <text:p>495433</text:p>
          </table:table-cell>
          <table:table-cell table:style-name="ce1" office:value-type="string" calcext:value-type="string">
            <text:p>Una bonita y pedagógica actividad en familia .</text:p>
          </table:table-cell>
          <table:table-cell table:style-name="ce1" office:value-type="float" office:value="495433" calcext:value-type="float">
            <text:p>4954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1083" calcext:value-type="float">
            <text:p>251083</text:p>
          </table:table-cell>
          <table:table-cell table:style-name="ce1" office:value-type="string" calcext:value-type="string">
            <text:p>Excelente</text:p>
          </table:table-cell>
          <table:table-cell table:style-name="ce1" office:value-type="float" office:value="251083" calcext:value-type="float">
            <text:p>2510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9108" calcext:value-type="float">
            <text:p>189108</text:p>
          </table:table-cell>
          <table:table-cell table:style-name="ce1" office:value-type="string" calcext:value-type="string">
            <text:p>Excelente</text:p>
          </table:table-cell>
          <table:table-cell table:style-name="ce1" office:value-type="float" office:value="189108" calcext:value-type="float">
            <text:p>1891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933" calcext:value-type="float">
            <text:p>16933</text:p>
          </table:table-cell>
          <table:table-cell table:style-name="ce1" office:value-type="string" calcext:value-type="string">
            <text:p>MUY BIEN</text:p>
          </table:table-cell>
          <table:table-cell table:style-name="ce1" office:value-type="float" office:value="16933" calcext:value-type="float">
            <text:p>169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8993" calcext:value-type="float">
            <text:p>578993</text:p>
          </table:table-cell>
          <table:table-cell table:style-name="ce1" office:value-type="string" calcext:value-type="string">
            <text:p>Encontré faltas de redacción, pero el trabajo lo presento de manera clara y ordenada. Buen trabajo</text:p>
          </table:table-cell>
          <table:table-cell table:style-name="ce1" office:value-type="float" office:value="578993" calcext:value-type="float">
            <text:p>5789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549" calcext:value-type="float">
            <text:p>14549</text:p>
          </table:table-cell>
          <table:table-cell table:style-name="ce1" office:value-type="string" calcext:value-type="string">
            <text:p>Los gráficos están correctos solo el proceso un poco más claro y explicativo.</text:p>
          </table:table-cell>
          <table:table-cell table:style-name="ce1" office:value-type="float" office:value="14549" calcext:value-type="float">
            <text:p>145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8940" calcext:value-type="float">
            <text:p>548940</text:p>
          </table:table-cell>
          <table:table-cell table:style-name="ce1" office:value-type="string" calcext:value-type="string">
            <text:p>no es actualizado el video</text:p>
          </table:table-cell>
          <table:table-cell table:style-name="ce1" office:value-type="float" office:value="548940" calcext:value-type="float">
            <text:p>54894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5384" calcext:value-type="float">
            <text:p>45384</text:p>
          </table:table-cell>
          <table:table-cell table:style-name="ce1" office:value-type="string" calcext:value-type="string">
            <text:p>bien</text:p>
          </table:table-cell>
          <table:table-cell table:style-name="ce1" office:value-type="float" office:value="45384" calcext:value-type="float">
            <text:p>453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7112" calcext:value-type="float">
            <text:p>597112</text:p>
          </table:table-cell>
          <table:table-cell table:style-name="ce1" office:value-type="string" calcext:value-type="string">
            <text:p>Es indispensable asegurarse de subir el trabajo. No ha subido la imagen.</text:p>
          </table:table-cell>
          <table:table-cell table:style-name="ce1" office:value-type="float" office:value="597112" calcext:value-type="float">
            <text:p>59711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82319" calcext:value-type="float">
            <text:p>682319</text:p>
          </table:table-cell>
          <table:table-cell table:style-name="ce1" office:value-type="string" calcext:value-type="string">
            <text:p>ok</text:p>
          </table:table-cell>
          <table:table-cell table:style-name="ce1" office:value-type="float" office:value="682319" calcext:value-type="float">
            <text:p>6823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2105" calcext:value-type="float">
            <text:p>402105</text:p>
          </table:table-cell>
          <table:table-cell table:style-name="ce1" office:value-type="string" calcext:value-type="string">
            <text:p>Excelente trabajo compañero</text:p>
          </table:table-cell>
          <table:table-cell table:style-name="ce1" office:value-type="float" office:value="402105" calcext:value-type="float">
            <text:p>40210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9192" calcext:value-type="float">
            <text:p>209192</text:p>
          </table:table-cell>
          <table:table-cell table:style-name="ce1" office:value-type="string" calcext:value-type="string">
            <text:p>Excelente, buen trabajo.</text:p>
          </table:table-cell>
          <table:table-cell table:style-name="ce1" office:value-type="float" office:value="209192" calcext:value-type="float">
            <text:p>2091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5359" calcext:value-type="float">
            <text:p>585359</text:p>
          </table:table-cell>
          <table:table-cell table:style-name="ce1" office:value-type="string" calcext:value-type="string">
            <text:p>buen tranajo</text:p>
          </table:table-cell>
          <table:table-cell table:style-name="ce1" office:value-type="float" office:value="585359" calcext:value-type="float">
            <text:p>5853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2789" calcext:value-type="float">
            <text:p>462789</text:p>
          </table:table-cell>
          <table:table-cell table:style-name="ce1" office:value-type="string" calcext:value-type="string">
            <text:p>Buen trabajo!</text:p>
          </table:table-cell>
          <table:table-cell table:style-name="ce1" office:value-type="float" office:value="462789" calcext:value-type="float">
            <text:p>46278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4158" calcext:value-type="float">
            <text:p>454158</text:p>
          </table:table-cell>
          <table:table-cell table:style-name="ce1" office:value-type="string" calcext:value-type="string">
            <text:p>Muy bien</text:p>
          </table:table-cell>
          <table:table-cell table:style-name="ce1" office:value-type="float" office:value="454158" calcext:value-type="float">
            <text:p>45415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1671" calcext:value-type="float">
            <text:p>281671</text:p>
          </table:table-cell>
          <table:table-cell table:style-name="ce1" office:value-type="string" calcext:value-type="string">
            <text:p>Excelente</text:p>
          </table:table-cell>
          <table:table-cell table:style-name="ce1" office:value-type="float" office:value="281671" calcext:value-type="float">
            <text:p>28167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0753" calcext:value-type="float">
            <text:p>410753</text:p>
          </table:table-cell>
          <table:table-cell table:style-name="ce1" office:value-type="string" calcext:value-type="string">
            <text:p>la información es finita o infinita se olvido colocar</text:p>
          </table:table-cell>
          <table:table-cell table:style-name="ce1" office:value-type="float" office:value="410753" calcext:value-type="float">
            <text:p>41075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07109" calcext:value-type="float">
            <text:p>407109</text:p>
          </table:table-cell>
          <table:table-cell table:style-name="ce1" office:value-type="string" calcext:value-type="string">
            <text:p>La cuadrícula no está en conformidad con el crucigrama propuesto. Algunas palabras y letras no coinciden.</text:p>
          </table:table-cell>
          <table:table-cell table:style-name="ce1" office:value-type="float" office:value="407109" calcext:value-type="float">
            <text:p>40710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9558" calcext:value-type="float">
            <text:p>589558</text:p>
          </table:table-cell>
          <table:table-cell table:style-name="ce1" office:value-type="string" calcext:value-type="string">
            <text:p>excelente</text:p>
          </table:table-cell>
          <table:table-cell table:style-name="ce1" office:value-type="float" office:value="589558" calcext:value-type="float">
            <text:p>58955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8896" calcext:value-type="float">
            <text:p>378896</text:p>
          </table:table-cell>
          <table:table-cell table:style-name="ce1" office:value-type="string" calcext:value-type="string">
            <text:p>No indica ningún plano de cada una de las escenas.</text:p>
          </table:table-cell>
          <table:table-cell table:style-name="ce1" office:value-type="float" office:value="378896" calcext:value-type="float">
            <text:p>37889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42053" calcext:value-type="float">
            <text:p>342053</text:p>
          </table:table-cell>
          <table:table-cell table:style-name="ce1" office:value-type="string" calcext:value-type="string">
            <text:p>Excelente trabajo,</text:p>
            <text:p/>
            <text:p>Éxitos en el curso....</text:p>
          </table:table-cell>
          <table:table-cell table:style-name="ce1" office:value-type="float" office:value="342053" calcext:value-type="float">
            <text:p>3420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6282" calcext:value-type="float">
            <text:p>256282</text:p>
          </table:table-cell>
          <table:table-cell table:style-name="ce1" office:value-type="string" calcext:value-type="string">
            <text:p>No existe jpg.</text:p>
          </table:table-cell>
          <table:table-cell table:style-name="ce1" office:value-type="float" office:value="256282" calcext:value-type="float">
            <text:p>25628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317" calcext:value-type="float">
            <text:p>3317</text:p>
          </table:table-cell>
          <table:table-cell table:style-name="ce7" office:value-type="string" calcext:value-type="string">
            <text:p>Para mi no tiene relación alguna, tanto el CHUHUECO Y LA SARDINA son pescados, mejor hubíeras hecho una serie de tiempo o un gráfico de barras para exponer cuál es la especie que se captura más en los diversos períodos de análisis. </text:p>
          </table:table-cell>
          <table:table-cell table:style-name="ce1" office:value-type="float" office:value="3317" calcext:value-type="float">
            <text:p>331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39468" calcext:value-type="float">
            <text:p>539468</text:p>
          </table:table-cell>
          <table:table-cell table:style-name="ce1" office:value-type="string" calcext:value-type="string">
            <text:p>Buen análisis!</text:p>
          </table:table-cell>
          <table:table-cell table:style-name="ce1" office:value-type="float" office:value="539468" calcext:value-type="float">
            <text:p>5394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2945" calcext:value-type="float">
            <text:p>142945</text:p>
          </table:table-cell>
          <table:table-cell table:style-name="ce1" office:value-type="string" calcext:value-type="string">
            <text:p>Me parece un buen trabajo, pero falta la otra parte del conflicto en los dos casos</text:p>
          </table:table-cell>
          <table:table-cell table:style-name="ce1" office:value-type="float" office:value="142945" calcext:value-type="float">
            <text:p>1429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7820" calcext:value-type="float">
            <text:p>307820</text:p>
          </table:table-cell>
          <table:table-cell table:style-name="ce1" office:value-type="string" calcext:value-type="string">
            <text:p>Esta Medicina la utilizaría mas para problemas cutáneos en humentos y como desinflamantes por el aloe y la verbena en vía oral para los calculos  o ácido úrico</text:p>
            <text:p/>
            <text:p/>
            <text:p/>
            <text:p/>
            <text:p/>
            <text:p/>
            <text:p/>
            <text:p/>
            <text:p/>
            <text:p/>
            <text:p/>
          </table:table-cell>
          <table:table-cell table:style-name="ce1" office:value-type="float" office:value="307820" calcext:value-type="float">
            <text:p>30782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641" calcext:value-type="float">
            <text:p>2641</text:p>
          </table:table-cell>
          <table:table-cell table:style-name="ce1" office:value-type="string" calcext:value-type="string">
            <text:p>En otra ocasión se espera hacer datos comparativos como la variación tanto en cantidad como porcentaje ,la información puede confundir porque se llegaría a sobrevalorar las universidades de esos países </text:p>
          </table:table-cell>
          <table:table-cell table:style-name="ce1" office:value-type="float" office:value="2641" calcext:value-type="float">
            <text:p>264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69722" calcext:value-type="float">
            <text:p>569722</text:p>
          </table:table-cell>
          <table:table-cell table:style-name="ce1" office:value-type="string" calcext:value-type="string">
            <text:p>EXCELENTE</text:p>
          </table:table-cell>
          <table:table-cell table:style-name="ce1" office:value-type="float" office:value="569722" calcext:value-type="float">
            <text:p>5697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4695" calcext:value-type="float">
            <text:p>164695</text:p>
          </table:table-cell>
          <table:table-cell table:style-name="ce1" office:value-type="string" calcext:value-type="string">
            <text:p>no posee mucha información y no indago sobre el tema seria mejor poner un poco mas de investigación</text:p>
          </table:table-cell>
          <table:table-cell table:style-name="ce1" office:value-type="float" office:value="164695" calcext:value-type="float">
            <text:p>16469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25459" calcext:value-type="float">
            <text:p>525459</text:p>
          </table:table-cell>
          <table:table-cell table:style-name="ce1" office:value-type="string" calcext:value-type="string">
            <text:p>muy bien</text:p>
          </table:table-cell>
          <table:table-cell table:style-name="ce1" office:value-type="float" office:value="525459" calcext:value-type="float">
            <text:p>5254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6882" calcext:value-type="float">
            <text:p>116882</text:p>
          </table:table-cell>
          <table:table-cell table:style-name="ce7" office:value-type="string" calcext:value-type="string">
            <text:p>Me parece que es necesario profundizar la investigación para poder identificar de manera adecuada el entorno emprendedor en la <text:s/>localidad de Vínces , hay que tomar en cuenta también que en cuanto al sector privado y academia son sectores que no se han desarrollado de manera expansiva en este sector por lo que se complica mucho más tener información. </text:p>
          </table:table-cell>
          <table:table-cell table:style-name="ce1" office:value-type="float" office:value="116882" calcext:value-type="float">
            <text:p>11688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25648" calcext:value-type="float">
            <text:p>425648</text:p>
          </table:table-cell>
          <table:table-cell table:style-name="ce1" office:value-type="float" office:value="10" calcext:value-type="float">
            <text:p>10</text:p>
          </table:table-cell>
          <table:table-cell table:style-name="ce1" office:value-type="float" office:value="425648" calcext:value-type="float">
            <text:p>42564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13354" calcext:value-type="float">
            <text:p>613354</text:p>
          </table:table-cell>
          <table:table-cell table:style-name="ce1" office:value-type="string" calcext:value-type="string">
            <text:p>Mejorar la calidad de las respuesta.</text:p>
          </table:table-cell>
          <table:table-cell table:style-name="ce1" office:value-type="float" office:value="613354" calcext:value-type="float">
            <text:p>61335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797" calcext:value-type="float">
            <text:p>2797</text:p>
          </table:table-cell>
          <table:table-cell table:style-name="ce7" office:value-type="string" calcext:value-type="string">
            <text:p>Yo creo que la idea que queria mostrar era clara aunque debido a mi uso de muchas gráfica no logro expresar la idea en concreto pero en el texto mucho el interes que me alberga ese campo por eso lo elegi</text:p>
          </table:table-cell>
          <table:table-cell table:style-name="ce1" office:value-type="float" office:value="2797" calcext:value-type="float">
            <text:p>279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87114" calcext:value-type="float">
            <text:p>687114</text:p>
          </table:table-cell>
          <table:table-cell table:style-name="ce1" office:value-type="string" calcext:value-type="string">
            <text:p>BIEN</text:p>
          </table:table-cell>
          <table:table-cell table:style-name="ce1" office:value-type="float" office:value="687114" calcext:value-type="float">
            <text:p>68711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6192" calcext:value-type="float">
            <text:p>416192</text:p>
          </table:table-cell>
          <table:table-cell table:style-name="ce1" office:value-type="string" calcext:value-type="string">
            <text:p>No presenta la infografía</text:p>
          </table:table-cell>
          <table:table-cell table:style-name="ce1" office:value-type="float" office:value="416192" calcext:value-type="float">
            <text:p>41619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9365" calcext:value-type="float">
            <text:p>619365</text:p>
          </table:table-cell>
          <table:table-cell table:style-name="ce1" office:value-type="string" calcext:value-type="string">
            <text:p>Su esfuerzo es muy bueno</text:p>
          </table:table-cell>
          <table:table-cell table:style-name="ce1" office:value-type="float" office:value="619365" calcext:value-type="float">
            <text:p>61936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9997" calcext:value-type="float">
            <text:p>459997</text:p>
          </table:table-cell>
          <table:table-cell table:style-name="ce1" office:value-type="string" calcext:value-type="string">
            <text:p>Muy buen trabajo ... encuentra todos los conceptos materia de calificación.</text:p>
          </table:table-cell>
          <table:table-cell table:style-name="ce1" office:value-type="float" office:value="459997" calcext:value-type="float">
            <text:p>4599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973" calcext:value-type="float">
            <text:p>35973</text:p>
          </table:table-cell>
          <table:table-cell table:style-name="ce1" office:value-type="string" calcext:value-type="string">
            <text:p>buenas respuestas detalla los tipos de conflictos que hay y las soluciones previas, para resolverlos </text:p>
          </table:table-cell>
          <table:table-cell table:style-name="ce1" office:value-type="float" office:value="35973" calcext:value-type="float">
            <text:p>359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519" calcext:value-type="float">
            <text:p>57519</text:p>
          </table:table-cell>
          <table:table-cell table:style-name="ce1" office:value-type="string" calcext:value-type="string">
            <text:p>Pude observar que detalló todo lo que se debe realizar con respecto a esta medicina.</text:p>
          </table:table-cell>
          <table:table-cell table:style-name="ce1" office:value-type="float" office:value="57519" calcext:value-type="float">
            <text:p>575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8885" calcext:value-type="float">
            <text:p>688885</text:p>
          </table:table-cell>
          <table:table-cell table:style-name="ce1" office:value-type="string" calcext:value-type="string">
            <text:p>EXCELENTE</text:p>
          </table:table-cell>
          <table:table-cell table:style-name="ce1" office:value-type="float" office:value="688885" calcext:value-type="float">
            <text:p>6888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0101" calcext:value-type="float">
            <text:p>450101</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0101" calcext:value-type="float">
            <text:p>4501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0635" calcext:value-type="float">
            <text:p>280635</text:p>
          </table:table-cell>
          <table:table-cell table:style-name="ce1" office:value-type="string" calcext:value-type="string">
            <text:p>Buen trabajo</text:p>
          </table:table-cell>
          <table:table-cell table:style-name="ce1" office:value-type="float" office:value="280635" calcext:value-type="float">
            <text:p>2806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987" calcext:value-type="float">
            <text:p>25987</text:p>
          </table:table-cell>
          <table:table-cell table:style-name="ce1" office:value-type="string" calcext:value-type="string">
            <text:p>Planta de tratamiento de efluentes industriales</text:p>
          </table:table-cell>
          <table:table-cell table:style-name="ce1" office:value-type="float" office:value="25987" calcext:value-type="float">
            <text:p>2598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96197" calcext:value-type="float">
            <text:p>196197</text:p>
          </table:table-cell>
          <table:table-cell table:style-name="ce1" office:value-type="string" calcext:value-type="string">
            <text:p>considero que el trabajo en si, asemeja a las indicaciones dada por el maestro , solo ciertos detalles que deberían corregir .</text:p>
          </table:table-cell>
          <table:table-cell table:style-name="ce1" office:value-type="float" office:value="196197" calcext:value-type="float">
            <text:p>1961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9419" calcext:value-type="float">
            <text:p>689419</text:p>
          </table:table-cell>
          <table:table-cell table:style-name="ce1" office:value-type="string" calcext:value-type="string">
            <text:p>reto cumplido</text:p>
          </table:table-cell>
          <table:table-cell table:style-name="ce1" office:value-type="float" office:value="689419" calcext:value-type="float">
            <text:p>6894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1004" calcext:value-type="float">
            <text:p>661004</text:p>
          </table:table-cell>
          <table:table-cell table:style-name="ce1" office:value-type="string" calcext:value-type="string">
            <text:p>Excelente aporte, uunas imagenes mas claras, un concepto adecuado a lo que se requiere, felicidades </text:p>
          </table:table-cell>
          <table:table-cell table:style-name="ce1" office:value-type="float" office:value="661004" calcext:value-type="float">
            <text:p>6610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600" calcext:value-type="float">
            <text:p>16600</text:p>
          </table:table-cell>
          <table:table-cell table:style-name="ce1" office:value-type="string" calcext:value-type="string">
            <text:p>a ver se refiere a la calificacion que estoy haciendo o a lo mio me queda duda, si es a la calificacion que estoy <text:s/>haciendo, los parametros de <text:s/>valoracion son <text:s/>entendibles. lo que me parece es que fue un copia y pega unicamente, lo veo muy bonito en colorido y organizacion pero muy pobre en informacion <text:s/></text:p>
          </table:table-cell>
          <table:table-cell table:style-name="ce1" office:value-type="float" office:value="16600" calcext:value-type="float">
            <text:p>1660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17385" calcext:value-type="float">
            <text:p>517385</text:p>
          </table:table-cell>
          <table:table-cell table:style-name="ce1" office:value-type="string" calcext:value-type="string">
            <text:p>Siga adelante</text:p>
          </table:table-cell>
          <table:table-cell table:style-name="ce1" office:value-type="float" office:value="517385" calcext:value-type="float">
            <text:p>5173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2297" calcext:value-type="float">
            <text:p>462297</text:p>
          </table:table-cell>
          <table:table-cell table:style-name="ce1" office:value-type="string" calcext:value-type="string">
            <text:p>Felicidades</text:p>
          </table:table-cell>
          <table:table-cell table:style-name="ce1" office:value-type="float" office:value="462297" calcext:value-type="float">
            <text:p>4622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1328" calcext:value-type="float">
            <text:p>111328</text:p>
          </table:table-cell>
          <table:table-cell table:style-name="ce1" office:value-type="string" calcext:value-type="string">
            <text:p>My colleague gave his or her answer in a very direct way(too much), I consider he or she should explain a little bit more in order to have a better view how he or she is developing.</text:p>
          </table:table-cell>
          <table:table-cell table:style-name="ce1" office:value-type="float" office:value="111328" calcext:value-type="float">
            <text:p>11132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13984" calcext:value-type="float">
            <text:p>113984</text:p>
          </table:table-cell>
          <table:table-cell table:style-name="ce1" office:value-type="string" calcext:value-type="string">
            <text:p>¡Felicitaciones!</text:p>
          </table:table-cell>
          <table:table-cell table:style-name="ce1" office:value-type="float" office:value="113984" calcext:value-type="float">
            <text:p>1139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5776" calcext:value-type="float">
            <text:p>275776</text:p>
          </table:table-cell>
          <table:table-cell table:style-name="ce1" office:value-type="string" calcext:value-type="string">
            <text:p>Faltan estadísticas empresariales</text:p>
          </table:table-cell>
          <table:table-cell table:style-name="ce1" office:value-type="float" office:value="275776" calcext:value-type="float">
            <text:p>27577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70701" calcext:value-type="float">
            <text:p>270701</text:p>
          </table:table-cell>
          <table:table-cell table:style-name="ce1" office:value-type="string" calcext:value-type="string">
            <text:p>NO SE ENCUENTRA SUBIDO EL CRUCIGRAMA :(</text:p>
          </table:table-cell>
          <table:table-cell table:style-name="ce1" office:value-type="float" office:value="270701" calcext:value-type="float">
            <text:p>27070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6157" calcext:value-type="float">
            <text:p>26157</text:p>
          </table:table-cell>
          <table:table-cell table:style-name="ce1" office:value-type="string" calcext:value-type="string">
            <text:p>Las respuestas están bien argumentadas, cuentan con bibliografias y esta dentro del límite de extensión.</text:p>
          </table:table-cell>
          <table:table-cell table:style-name="ce1" office:value-type="float" office:value="26157" calcext:value-type="float">
            <text:p>261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363" calcext:value-type="float">
            <text:p>25363</text:p>
          </table:table-cell>
          <table:table-cell table:style-name="ce1" office:value-type="string" calcext:value-type="string">
            <text:p>muy bien consultado ha base de conversación oral con un sanador comunitario,</text:p>
            <text:p>y podria mejorar sobre para mas sirve el ajo </text:p>
          </table:table-cell>
          <table:table-cell table:style-name="ce1" office:value-type="float" office:value="25363" calcext:value-type="float">
            <text:p>253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0321" calcext:value-type="float">
            <text:p>360321</text:p>
          </table:table-cell>
          <table:table-cell table:style-name="ce7" office:value-type="string" calcext:value-type="string">
            <text:p>La verdad, el documento presentado parece copiado del internet, sin mayor intervención ni resumen de la persona que lo realizó. Y no está en formato jpg.</text:p>
          </table:table-cell>
          <table:table-cell table:style-name="ce1" office:value-type="float" office:value="360321" calcext:value-type="float">
            <text:p>36032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5881" calcext:value-type="float">
            <text:p>15881</text:p>
          </table:table-cell>
          <table:table-cell table:style-name="ce1" office:value-type="string" calcext:value-type="string">
            <text:p>clara y con gràficos que describen claramente el tema</text:p>
          </table:table-cell>
          <table:table-cell table:style-name="ce1" office:value-type="float" office:value="15881" calcext:value-type="float">
            <text:p>1588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331" calcext:value-type="float">
            <text:p>13331</text:p>
          </table:table-cell>
          <table:table-cell table:style-name="ce1" office:value-type="string" calcext:value-type="string">
            <text:p>excelente trabajo.</text:p>
          </table:table-cell>
          <table:table-cell table:style-name="ce1" office:value-type="float" office:value="13331" calcext:value-type="float">
            <text:p>133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4700" calcext:value-type="float">
            <text:p>134700</text:p>
          </table:table-cell>
          <table:table-cell table:style-name="ce1" office:value-type="string" calcext:value-type="string">
            <text:p>los vecinos deben tener una conversaciòn màs pacìfica</text:p>
          </table:table-cell>
          <table:table-cell table:style-name="ce1" office:value-type="float" office:value="134700" calcext:value-type="float">
            <text:p>13470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15870" calcext:value-type="float">
            <text:p>215870</text:p>
          </table:table-cell>
          <table:table-cell table:style-name="ce1" office:value-type="string" calcext:value-type="string">
            <text:p>El trabajo realizado podría ser mejor si se tomará en cuenta la distribución de las imágenes del póster.</text:p>
          </table:table-cell>
          <table:table-cell table:style-name="ce1" office:value-type="float" office:value="215870" calcext:value-type="float">
            <text:p>21587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57838" calcext:value-type="float">
            <text:p>557838</text:p>
          </table:table-cell>
          <table:table-cell table:style-name="ce1" office:value-type="string" calcext:value-type="string">
            <text:p>EXCELENTE</text:p>
          </table:table-cell>
          <table:table-cell table:style-name="ce1" office:value-type="float" office:value="557838" calcext:value-type="float">
            <text:p>5578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8378" calcext:value-type="float">
            <text:p>558378</text:p>
          </table:table-cell>
          <table:table-cell table:style-name="ce1" office:value-type="string" calcext:value-type="string">
            <text:p>Buena tarea</text:p>
          </table:table-cell>
          <table:table-cell table:style-name="ce1" office:value-type="float" office:value="558378" calcext:value-type="float">
            <text:p>5583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9155" calcext:value-type="float">
            <text:p>229155</text:p>
          </table:table-cell>
          <table:table-cell table:style-name="ce1" office:value-type="string" calcext:value-type="string">
            <text:p>Buen trabajo</text:p>
          </table:table-cell>
          <table:table-cell table:style-name="ce1" office:value-type="float" office:value="229155" calcext:value-type="float">
            <text:p>2291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247" calcext:value-type="float">
            <text:p>12247</text:p>
          </table:table-cell>
          <table:table-cell table:style-name="ce1" office:value-type="string" calcext:value-type="string">
            <text:p>Es un trabajo creativo, pero no esta' muy claro visualmente </text:p>
          </table:table-cell>
          <table:table-cell table:style-name="ce1" office:value-type="float" office:value="12247" calcext:value-type="float">
            <text:p>1224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96503" calcext:value-type="float">
            <text:p>196503</text:p>
          </table:table-cell>
          <table:table-cell table:style-name="ce1" office:value-type="string" calcext:value-type="string">
            <text:p>esta mal copiado el link: http://dataviz.utpl.edu.ec/opencampus/guardar (NO SE ABRE)</text:p>
          </table:table-cell>
          <table:table-cell table:style-name="ce1" office:value-type="float" office:value="196503" calcext:value-type="float">
            <text:p>19650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14039" calcext:value-type="float">
            <text:p>514039</text:p>
          </table:table-cell>
          <table:table-cell table:style-name="ce1" office:value-type="string" calcext:value-type="string">
            <text:p>Bien hecho.</text:p>
          </table:table-cell>
          <table:table-cell table:style-name="ce1" office:value-type="float" office:value="514039" calcext:value-type="float">
            <text:p>5140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1509" calcext:value-type="float">
            <text:p>561509</text:p>
          </table:table-cell>
          <table:table-cell table:style-name="ce1" office:value-type="string" calcext:value-type="string">
            <text:p>Bien</text:p>
          </table:table-cell>
          <table:table-cell table:style-name="ce1" office:value-type="float" office:value="561509" calcext:value-type="float">
            <text:p>5615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618" calcext:value-type="float">
            <text:p>68618</text:p>
          </table:table-cell>
          <table:table-cell table:style-name="ce1" office:value-type="string" calcext:value-type="string">
            <text:p>Revisar nuevamente las instrucciones de la tarea, utilizar las herramientas como Goconqr o Exelearning e incluir el link.</text:p>
          </table:table-cell>
          <table:table-cell table:style-name="ce1" office:value-type="float" office:value="68618" calcext:value-type="float">
            <text:p>6861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34601" calcext:value-type="float">
            <text:p>334601</text:p>
          </table:table-cell>
          <table:table-cell table:style-name="ce1" office:value-type="string" calcext:value-type="string">
            <text:p>buena tarea y presentación</text:p>
          </table:table-cell>
          <table:table-cell table:style-name="ce1" office:value-type="float" office:value="334601" calcext:value-type="float">
            <text:p>3346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8981" calcext:value-type="float">
            <text:p>548981</text:p>
          </table:table-cell>
          <table:table-cell table:style-name="ce1" office:value-type="string" calcext:value-type="string">
            <text:p>lo hiciste super.. :)</text:p>
          </table:table-cell>
          <table:table-cell table:style-name="ce1" office:value-type="float" office:value="548981" calcext:value-type="float">
            <text:p>54898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1274" calcext:value-type="float">
            <text:p>501274</text:p>
          </table:table-cell>
          <table:table-cell table:style-name="ce1" office:value-type="string" calcext:value-type="string">
            <text:p>Excelente</text:p>
          </table:table-cell>
          <table:table-cell table:style-name="ce1" office:value-type="float" office:value="501274" calcext:value-type="float">
            <text:p>50127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0330" calcext:value-type="float">
            <text:p>450330</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0330" calcext:value-type="float">
            <text:p>4503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5147" calcext:value-type="float">
            <text:p>325147</text:p>
          </table:table-cell>
          <table:table-cell table:style-name="ce1" office:value-type="string" calcext:value-type="string">
            <text:p>ESTUVO BIEN CONSULTAR CON UNA PERSONA MAYOR ACERCA DE PLANTAS MEDICINALES UTILIZADAS.</text:p>
          </table:table-cell>
          <table:table-cell table:style-name="ce1" office:value-type="float" office:value="325147" calcext:value-type="float">
            <text:p>32514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57010" calcext:value-type="float">
            <text:p>657010</text:p>
          </table:table-cell>
          <table:table-cell table:style-name="ce1" office:value-type="string" calcext:value-type="string">
            <text:p>Buen trabajo</text:p>
          </table:table-cell>
          <table:table-cell table:style-name="ce1" office:value-type="float" office:value="657010" calcext:value-type="float">
            <text:p>65701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4671" calcext:value-type="float">
            <text:p>304671</text:p>
          </table:table-cell>
          <table:table-cell table:style-name="ce1" office:value-type="string" calcext:value-type="string">
            <text:p>ok</text:p>
          </table:table-cell>
          <table:table-cell table:style-name="ce1" office:value-type="float" office:value="304671" calcext:value-type="float">
            <text:p>30467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7708" calcext:value-type="float">
            <text:p>637708</text:p>
          </table:table-cell>
          <table:table-cell table:style-name="ce1" office:value-type="string" calcext:value-type="string">
            <text:p>Excelente acotacion,ya que Aristóteles afirma que la felicidad es una actividad de acuerdo a la virtud. El hombre feliz vive bien y obra bien El obrar sigue al ser para la consecución de su finalidad. La virtud humana no es la del cuerpo, sino la del alma, así la felicidad será una actividad del alma.</text:p>
          </table:table-cell>
          <table:table-cell table:style-name="ce1" office:value-type="float" office:value="637708" calcext:value-type="float">
            <text:p>6377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1384" calcext:value-type="float">
            <text:p>341384</text:p>
          </table:table-cell>
          <table:table-cell table:style-name="ce1" office:value-type="string" calcext:value-type="string">
            <text:p>Excelente trabajo, en el buen sentido de la palabra...</text:p>
            <text:p/>
            <text:p>Prosperidad...</text:p>
          </table:table-cell>
          <table:table-cell table:style-name="ce1" office:value-type="float" office:value="341384" calcext:value-type="float">
            <text:p>3413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8880" calcext:value-type="float">
            <text:p>658880</text:p>
          </table:table-cell>
          <table:table-cell table:style-name="ce1" office:value-type="string" calcext:value-type="string">
            <text:p>Excelente trabajo</text:p>
          </table:table-cell>
          <table:table-cell table:style-name="ce1" office:value-type="float" office:value="658880" calcext:value-type="float">
            <text:p>6588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0088" calcext:value-type="float">
            <text:p>280088</text:p>
          </table:table-cell>
          <table:table-cell table:style-name="ce1" office:value-type="string" calcext:value-type="string">
            <text:p>Un poco más pausada la explicación nada más : )</text:p>
          </table:table-cell>
          <table:table-cell table:style-name="ce1" office:value-type="float" office:value="280088" calcext:value-type="float">
            <text:p>28008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66096" calcext:value-type="float">
            <text:p>466096</text:p>
          </table:table-cell>
          <table:table-cell table:style-name="ce1" office:value-type="string" calcext:value-type="string">
            <text:p>Buen trabajo</text:p>
          </table:table-cell>
          <table:table-cell table:style-name="ce1" office:value-type="float" office:value="466096" calcext:value-type="float">
            <text:p>4660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9167" calcext:value-type="float">
            <text:p>189167</text:p>
          </table:table-cell>
          <table:table-cell table:style-name="ce1" office:value-type="string" calcext:value-type="string">
            <text:p>dice con que se compara pero no esta la imagen de el objeto</text:p>
          </table:table-cell>
          <table:table-cell table:style-name="ce1" office:value-type="float" office:value="189167" calcext:value-type="float">
            <text:p>18916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7733" calcext:value-type="float">
            <text:p>257733</text:p>
          </table:table-cell>
          <table:table-cell table:style-name="ce1" office:value-type="string" calcext:value-type="string">
            <text:p>ok</text:p>
          </table:table-cell>
          <table:table-cell table:style-name="ce1" office:value-type="float" office:value="257733" calcext:value-type="float">
            <text:p>2577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8230" calcext:value-type="float">
            <text:p>628230</text:p>
          </table:table-cell>
          <table:table-cell table:style-name="ce1" office:value-type="string" calcext:value-type="string">
            <text:p>Trabajo errado. Mejore su presentación y contenido.</text:p>
          </table:table-cell>
          <table:table-cell table:style-name="ce1" office:value-type="float" office:value="628230" calcext:value-type="float">
            <text:p>62823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1664" calcext:value-type="float">
            <text:p>581664</text:p>
          </table:table-cell>
          <table:table-cell table:style-name="ce1" office:value-type="string" calcext:value-type="string">
            <text:p>muchas felicitaciones ha demostrado que usted esta capacitad@ para desarrollar cualquier reto , ha realizado un buen trabajo continúe adelante</text:p>
          </table:table-cell>
          <table:table-cell table:style-name="ce1" office:value-type="float" office:value="581664" calcext:value-type="float">
            <text:p>5816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2693" calcext:value-type="float">
            <text:p>302693</text:p>
          </table:table-cell>
          <table:table-cell table:style-name="ce1" office:value-type="string" calcext:value-type="string">
            <text:p>Felicitaciones, es un buen trabajo, una receta que siempre he escuchado hablar <text:s/>a mis abuelos </text:p>
          </table:table-cell>
          <table:table-cell table:style-name="ce1" office:value-type="float" office:value="302693" calcext:value-type="float">
            <text:p>3026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5988" calcext:value-type="float">
            <text:p>375988</text:p>
          </table:table-cell>
          <table:table-cell table:style-name="ce1" office:value-type="string" calcext:value-type="string">
            <text:p>Excelente información, felicidades</text:p>
          </table:table-cell>
          <table:table-cell table:style-name="ce1" office:value-type="float" office:value="375988" calcext:value-type="float">
            <text:p>37598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098" calcext:value-type="float">
            <text:p>65098</text:p>
          </table:table-cell>
          <table:table-cell table:style-name="ce1" office:value-type="string" calcext:value-type="string">
            <text:p>crucigrama no resuelto</text:p>
          </table:table-cell>
          <table:table-cell table:style-name="ce1" office:value-type="float" office:value="65098" calcext:value-type="float">
            <text:p>6509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38366" calcext:value-type="float">
            <text:p>638366</text:p>
          </table:table-cell>
          <table:table-cell table:style-name="ce1" office:value-type="string" calcext:value-type="string">
            <text:p>muy buen trabajo</text:p>
          </table:table-cell>
          <table:table-cell table:style-name="ce1" office:value-type="float" office:value="638366" calcext:value-type="float">
            <text:p>6383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9863" calcext:value-type="float">
            <text:p>79863</text:p>
          </table:table-cell>
          <table:table-cell table:style-name="ce1" office:value-type="string" calcext:value-type="string">
            <text:p>no ha agregado citas de dónde obtuvo la información gráfica</text:p>
          </table:table-cell>
          <table:table-cell table:style-name="ce1" office:value-type="float" office:value="79863" calcext:value-type="float">
            <text:p>7986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8236" calcext:value-type="float">
            <text:p>538236</text:p>
          </table:table-cell>
          <table:table-cell table:style-name="ce1" office:value-type="string" calcext:value-type="string">
            <text:p>Buen trabajo</text:p>
          </table:table-cell>
          <table:table-cell table:style-name="ce1" office:value-type="float" office:value="538236" calcext:value-type="float">
            <text:p>5382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1741" calcext:value-type="float">
            <text:p>611741</text:p>
          </table:table-cell>
          <table:table-cell table:style-name="ce1" office:value-type="string" calcext:value-type="string">
            <text:p>Excelente trabajo</text:p>
          </table:table-cell>
          <table:table-cell table:style-name="ce1" office:value-type="float" office:value="611741" calcext:value-type="float">
            <text:p>6117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6767" calcext:value-type="float">
            <text:p>346767</text:p>
          </table:table-cell>
          <table:table-cell table:style-name="ce1" office:value-type="string" calcext:value-type="string">
            <text:p>En las preguntas 3 y 4 se debe desarrollar los elementos no solo desde el punto de vista de los Cárdenas sino también de los Bermudez</text:p>
          </table:table-cell>
          <table:table-cell table:style-name="ce1" office:value-type="float" office:value="346767" calcext:value-type="float">
            <text:p>34676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9743" calcext:value-type="float">
            <text:p>619743</text:p>
          </table:table-cell>
          <table:table-cell table:style-name="ce1" office:value-type="string" calcext:value-type="string">
            <text:p>Muy entendible todo</text:p>
          </table:table-cell>
          <table:table-cell table:style-name="ce1" office:value-type="float" office:value="619743" calcext:value-type="float">
            <text:p>6197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08" calcext:value-type="float">
            <text:p>2208</text:p>
          </table:table-cell>
          <table:table-cell table:style-name="ce1" office:value-type="string" calcext:value-type="string">
            <text:p>no falto ninguno.</text:p>
          </table:table-cell>
          <table:table-cell table:style-name="ce1" office:value-type="float" office:value="2208" calcext:value-type="float">
            <text:p>220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36166" calcext:value-type="float">
            <text:p>536166</text:p>
          </table:table-cell>
          <table:table-cell table:style-name="ce1" office:value-type="string" calcext:value-type="string">
            <text:p>Excelente trabajo...!</text:p>
            <text:p/>
            <text:p>Me gustó mucho su esquema colega, éxitos en el curso...!</text:p>
          </table:table-cell>
          <table:table-cell table:style-name="ce1" office:value-type="float" office:value="536166" calcext:value-type="float">
            <text:p>5361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8605" calcext:value-type="float">
            <text:p>78605</text:p>
          </table:table-cell>
          <table:table-cell table:style-name="ce1" office:value-type="string" calcext:value-type="string">
            <text:p>Estimada Norma, considero que las indicaciones eran diferentes a lo realizado de su parte.</text:p>
          </table:table-cell>
          <table:table-cell table:style-name="ce1" office:value-type="float" office:value="78605" calcext:value-type="float">
            <text:p>7860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97378" calcext:value-type="float">
            <text:p>397378</text:p>
          </table:table-cell>
          <table:table-cell table:style-name="ce1" office:value-type="string" calcext:value-type="string">
            <text:p>Muy Bien</text:p>
          </table:table-cell>
          <table:table-cell table:style-name="ce1" office:value-type="float" office:value="397378" calcext:value-type="float">
            <text:p>3973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8085" calcext:value-type="float">
            <text:p>318085</text:p>
          </table:table-cell>
          <table:table-cell table:style-name="ce1" office:value-type="string" calcext:value-type="string">
            <text:p>seguir preparándose para ser mejor profesional</text:p>
          </table:table-cell>
          <table:table-cell table:style-name="ce1" office:value-type="float" office:value="318085" calcext:value-type="float">
            <text:p>3180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7457" calcext:value-type="float">
            <text:p>127457</text:p>
          </table:table-cell>
          <table:table-cell table:style-name="ce1" office:value-type="string" calcext:value-type="string">
            <text:p>INTERES A. Los vecinos quieren conservar su fuente de trabajo y proteger su salud </text:p>
            <text:p/>
            <text:p>INTERES B. Mantener abierta su industria sin realizar cambios en sus proceso industriales</text:p>
            <text:p/>
          </table:table-cell>
          <table:table-cell table:style-name="ce1" office:value-type="float" office:value="127457" calcext:value-type="float">
            <text:p>12745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93315" calcext:value-type="float">
            <text:p>293315</text:p>
          </table:table-cell>
          <table:table-cell table:style-name="ce1" office:value-type="string" calcext:value-type="string">
            <text:p>Bien el trabajo</text:p>
          </table:table-cell>
          <table:table-cell table:style-name="ce1" office:value-type="float" office:value="293315" calcext:value-type="float">
            <text:p>2933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1436" calcext:value-type="float">
            <text:p>241436</text:p>
          </table:table-cell>
          <table:table-cell table:style-name="ce1" office:value-type="string" calcext:value-type="string">
            <text:p>No existe el suficiente aire superior, lateral e inferior, ademas el nombre de los planos no son los correctos </text:p>
          </table:table-cell>
          <table:table-cell table:style-name="ce1" office:value-type="float" office:value="241436" calcext:value-type="float">
            <text:p>24143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2219" calcext:value-type="float">
            <text:p>532219</text:p>
          </table:table-cell>
          <table:table-cell table:style-name="ce1" office:value-type="string" calcext:value-type="string">
            <text:p>Faltó las estrategias</text:p>
          </table:table-cell>
          <table:table-cell table:style-name="ce1" office:value-type="float" office:value="532219" calcext:value-type="float">
            <text:p>53221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91861" calcext:value-type="float">
            <text:p>491861</text:p>
          </table:table-cell>
          <table:table-cell table:style-name="ce1" office:value-type="string" calcext:value-type="string">
            <text:p>Excelente trabajo!</text:p>
          </table:table-cell>
          <table:table-cell table:style-name="ce1" office:value-type="float" office:value="491861" calcext:value-type="float">
            <text:p>4918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7800" calcext:value-type="float">
            <text:p>197800</text:p>
          </table:table-cell>
          <table:table-cell table:style-name="ce1" office:value-type="string" calcext:value-type="string">
            <text:p>Muy Bien!!</text:p>
            <text:p>Revisado por: Jamileth Zambrano </text:p>
          </table:table-cell>
          <table:table-cell table:style-name="ce1" office:value-type="float" office:value="197800" calcext:value-type="float">
            <text:p>1978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306" calcext:value-type="float">
            <text:p>51306</text:p>
          </table:table-cell>
          <table:table-cell table:style-name="ce1" office:value-type="string" calcext:value-type="string">
            <text:p>no plantea soluciones concretas.</text:p>
          </table:table-cell>
          <table:table-cell table:style-name="ce1" office:value-type="float" office:value="51306" calcext:value-type="float">
            <text:p>5130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1868" calcext:value-type="float">
            <text:p>251868</text:p>
          </table:table-cell>
          <table:table-cell table:style-name="ce1" office:value-type="string" calcext:value-type="string">
            <text:p>Felicitaciones señorita siga adquiriendo conocimientos en pro de la comunidad.</text:p>
          </table:table-cell>
          <table:table-cell table:style-name="ce1" office:value-type="float" office:value="251868" calcext:value-type="float">
            <text:p>2518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795" calcext:value-type="float">
            <text:p>63795</text:p>
          </table:table-cell>
          <table:table-cell table:style-name="ce1" office:value-type="string" calcext:value-type="string">
            <text:p>Falta identificar las posiciones e intereses que cada una de las partes tienen</text:p>
          </table:table-cell>
          <table:table-cell table:style-name="ce1" office:value-type="float" office:value="63795" calcext:value-type="float">
            <text:p>6379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6570" calcext:value-type="float">
            <text:p>616570</text:p>
          </table:table-cell>
          <table:table-cell table:style-name="ce7" office:value-type="string" calcext:value-type="string">
            <text:p>Buenas tardes, </text:p>
            <text:p/>
            <text:p>La respuesta me pareció muy clara y entregada a la Interrogante nocturna cargada de palabras innecesarias sino se enfocó en lo solicitado </text:p>
          </table:table-cell>
          <table:table-cell table:style-name="ce1" office:value-type="float" office:value="616570" calcext:value-type="float">
            <text:p>61657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73881" calcext:value-type="float">
            <text:p>673881</text:p>
          </table:table-cell>
          <table:table-cell table:style-name="ce1" office:value-type="string" calcext:value-type="string">
            <text:p>Buen trabajo me gusto</text:p>
          </table:table-cell>
          <table:table-cell table:style-name="ce1" office:value-type="float" office:value="673881" calcext:value-type="float">
            <text:p>67388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0440" calcext:value-type="float">
            <text:p>570440</text:p>
          </table:table-cell>
          <table:table-cell table:style-name="ce1" office:value-type="string" calcext:value-type="string">
            <text:p>excelente</text:p>
          </table:table-cell>
          <table:table-cell table:style-name="ce1" office:value-type="float" office:value="570440" calcext:value-type="float">
            <text:p>5704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5295" calcext:value-type="float">
            <text:p>595295</text:p>
          </table:table-cell>
          <table:table-cell table:style-name="ce1" office:value-type="string" calcext:value-type="string">
            <text:p>Excellent</text:p>
          </table:table-cell>
          <table:table-cell table:style-name="ce1" office:value-type="float" office:value="595295" calcext:value-type="float">
            <text:p>5952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7189" calcext:value-type="float">
            <text:p>137189</text:p>
          </table:table-cell>
          <table:table-cell table:style-name="ce1" office:value-type="string" calcext:value-type="string">
            <text:p>Muy bien continua adelante</text:p>
          </table:table-cell>
          <table:table-cell table:style-name="ce1" office:value-type="float" office:value="137189" calcext:value-type="float">
            <text:p>13718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3871" calcext:value-type="float">
            <text:p>523871</text:p>
          </table:table-cell>
          <table:table-cell table:style-name="ce1" office:value-type="string" calcext:value-type="string">
            <text:p>excelente, compañerismo siempre </text:p>
          </table:table-cell>
          <table:table-cell table:style-name="ce1" office:value-type="float" office:value="523871" calcext:value-type="float">
            <text:p>52387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3343" calcext:value-type="float">
            <text:p>143343</text:p>
          </table:table-cell>
          <table:table-cell table:style-name="ce1" office:value-type="string" calcext:value-type="string">
            <text:p>Excelente investigación del desarrollo infantil.</text:p>
          </table:table-cell>
          <table:table-cell table:style-name="ce1" office:value-type="float" office:value="143343" calcext:value-type="float">
            <text:p>1433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4129" calcext:value-type="float">
            <text:p>294129</text:p>
          </table:table-cell>
          <table:table-cell table:style-name="ce1" office:value-type="string" calcext:value-type="string">
            <text:p>Buen Trabajo :)</text:p>
          </table:table-cell>
          <table:table-cell table:style-name="ce1" office:value-type="float" office:value="294129" calcext:value-type="float">
            <text:p>2941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2561" calcext:value-type="float">
            <text:p>492561</text:p>
          </table:table-cell>
          <table:table-cell table:style-name="ce1" office:value-type="string" calcext:value-type="string">
            <text:p>Estimada compañera, le informo que solo califiqué el cuento porque es pertinente para niños de primera infancia, y pude terminar de leerlo porque lo busque en la web.</text:p>
            <text:p>- No se observa la actividad que permite identificar la relación entre el curso y el desarrollo de lecto- escritura.</text:p>
            <text:p>No se observa  la técnica PNI.</text:p>
          </table:table-cell>
          <table:table-cell table:style-name="ce1" office:value-type="float" office:value="492561" calcext:value-type="float">
            <text:p>49256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4921" calcext:value-type="float">
            <text:p>54921</text:p>
          </table:table-cell>
          <table:table-cell table:style-name="ce7" office:value-type="string" calcext:value-type="string">
            <text:p>Noté que se debió haber leído más para una mejor comprensión del texto. Además, debe tener mucho cuidado de hacer un mejor uso en la redacción de las oraciones.</text:p>
          </table:table-cell>
          <table:table-cell table:style-name="ce1" office:value-type="float" office:value="54921" calcext:value-type="float">
            <text:p>5492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1451" calcext:value-type="float">
            <text:p>81451</text:p>
          </table:table-cell>
          <table:table-cell table:style-name="ce1" office:value-type="string" calcext:value-type="string">
            <text:p>La presentación gráfica del texto abierto, me llamó la atención. Lo cual es un llamado a ponerle amor a la lectura.</text:p>
            <text:p>Casi todo lo que ha realizado está bien.</text:p>
            <text:p>De  mi  parte cabe felicitaciones a la compañera  por su esmero realizado en desarrollar su trabajo.  Gracias.</text:p>
          </table:table-cell>
          <table:table-cell table:style-name="ce1" office:value-type="float" office:value="81451" calcext:value-type="float">
            <text:p>814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5809" calcext:value-type="float">
            <text:p>345809</text:p>
          </table:table-cell>
          <table:table-cell table:style-name="ce1" office:value-type="string" calcext:value-type="string">
            <text:p>muy bien se coloco lo que se pidió</text:p>
          </table:table-cell>
          <table:table-cell table:style-name="ce1" office:value-type="float" office:value="345809" calcext:value-type="float">
            <text:p>3458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1036" calcext:value-type="float">
            <text:p>401036</text:p>
          </table:table-cell>
          <table:table-cell table:style-name="ce1" office:value-type="string" calcext:value-type="string">
            <text:p>Respuestas claras y concisas</text:p>
          </table:table-cell>
          <table:table-cell table:style-name="ce1" office:value-type="float" office:value="401036" calcext:value-type="float">
            <text:p>4010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9152" calcext:value-type="float">
            <text:p>419152</text:p>
          </table:table-cell>
          <table:table-cell table:style-name="ce1" office:value-type="string" calcext:value-type="string">
            <text:p>No hay infografía, que paso, solo se visualiza lo que ha escrito.</text:p>
          </table:table-cell>
          <table:table-cell table:style-name="ce1" office:value-type="float" office:value="419152" calcext:value-type="float">
            <text:p>41915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25315" calcext:value-type="float">
            <text:p>425315</text:p>
          </table:table-cell>
          <table:table-cell table:style-name="ce1" office:value-type="string" calcext:value-type="string">
            <text:p>excelente trabajo espero que también mires mi vídeo </text:p>
            <text:p>“Te amaré por siempre!”</text:p>
          </table:table-cell>
          <table:table-cell table:style-name="ce1" office:value-type="float" office:value="425315" calcext:value-type="float">
            <text:p>4253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6509" calcext:value-type="float">
            <text:p>506509</text:p>
          </table:table-cell>
          <table:table-cell table:style-name="ce1" office:value-type="string" calcext:value-type="string">
            <text:p>Buen trabajo.</text:p>
          </table:table-cell>
          <table:table-cell table:style-name="ce1" office:value-type="float" office:value="506509" calcext:value-type="float">
            <text:p>5065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1818" calcext:value-type="float">
            <text:p>141818</text:p>
          </table:table-cell>
          <table:table-cell table:style-name="ce1" office:value-type="string" calcext:value-type="string">
            <text:p>No presentó juicio crítico</text:p>
          </table:table-cell>
          <table:table-cell table:style-name="ce1" office:value-type="float" office:value="141818" calcext:value-type="float">
            <text:p>14181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05998" calcext:value-type="float">
            <text:p>305998</text:p>
          </table:table-cell>
          <table:table-cell table:style-name="ce1" office:value-type="string" calcext:value-type="string">
            <text:p>Considero que la nota merecida es 17</text:p>
          </table:table-cell>
          <table:table-cell table:style-name="ce1" office:value-type="float" office:value="305998" calcext:value-type="float">
            <text:p>30599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75738" calcext:value-type="float">
            <text:p>275738</text:p>
          </table:table-cell>
          <table:table-cell table:style-name="ce1" office:value-type="string" calcext:value-type="string">
            <text:p>Falta explicación de la fórmula usada</text:p>
          </table:table-cell>
          <table:table-cell table:style-name="ce1" office:value-type="float" office:value="275738" calcext:value-type="float">
            <text:p>27573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3183" calcext:value-type="float">
            <text:p>13183</text:p>
          </table:table-cell>
          <table:table-cell table:style-name="ce1" office:value-type="string" calcext:value-type="string">
            <text:p>Excelente trabajo!</text:p>
          </table:table-cell>
          <table:table-cell table:style-name="ce1" office:value-type="float" office:value="13183" calcext:value-type="float">
            <text:p>131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2249" calcext:value-type="float">
            <text:p>242249</text:p>
          </table:table-cell>
          <table:table-cell table:style-name="ce1" office:value-type="string" calcext:value-type="string">
            <text:p>No tiene imagen</text:p>
          </table:table-cell>
          <table:table-cell table:style-name="ce1" office:value-type="float" office:value="242249" calcext:value-type="float">
            <text:p>24224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96006" calcext:value-type="float">
            <text:p>596006</text:p>
          </table:table-cell>
          <table:table-cell table:style-name="ce1" office:value-type="string" calcext:value-type="string">
            <text:p>BASTANTE ORIGINALIDAD EN LA PRESENTACIÓN DEL TRABAJO</text:p>
          </table:table-cell>
          <table:table-cell table:style-name="ce1" office:value-type="float" office:value="596006" calcext:value-type="float">
            <text:p>5960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64" calcext:value-type="float">
            <text:p>6764</text:p>
          </table:table-cell>
          <table:table-cell table:style-name="ce1" office:value-type="string" calcext:value-type="string">
            <text:p>apjl</text:p>
          </table:table-cell>
          <table:table-cell table:style-name="ce1" office:value-type="float" office:value="6764" calcext:value-type="float">
            <text:p>676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19248" calcext:value-type="float">
            <text:p>219248</text:p>
          </table:table-cell>
          <table:table-cell table:style-name="ce7" office:value-type="string" calcext:value-type="string">
            <text:p>Los aspectos que sobresalen de la respuesta son los enunciados sobre como la calidad e innovación de los productos de Apple motivan a la compra a los consumidores</text:p>
          </table:table-cell>
          <table:table-cell table:style-name="ce1" office:value-type="float" office:value="219248" calcext:value-type="float">
            <text:p>21924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44163" calcext:value-type="float">
            <text:p>444163</text:p>
          </table:table-cell>
          <table:table-cell table:style-name="ce1" office:value-type="string" calcext:value-type="string">
            <text:p>No contiene referencias bibliográficas</text:p>
          </table:table-cell>
          <table:table-cell table:style-name="ce1" office:value-type="float" office:value="444163" calcext:value-type="float">
            <text:p>44416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65114" calcext:value-type="float">
            <text:p>565114</text:p>
          </table:table-cell>
          <table:table-cell table:style-name="ce1" office:value-type="string" calcext:value-type="string">
            <text:p>inteligencia artificial</text:p>
            <text:p>lic. franklin gonzalez</text:p>
          </table:table-cell>
          <table:table-cell table:style-name="ce1" office:value-type="float" office:value="565114" calcext:value-type="float">
            <text:p>56511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51463" calcext:value-type="float">
            <text:p>151463</text:p>
          </table:table-cell>
          <table:table-cell table:style-name="ce1" office:value-type="string" calcext:value-type="string">
            <text:p>CONGRATULATION</text:p>
          </table:table-cell>
          <table:table-cell table:style-name="ce1" office:value-type="float" office:value="151463" calcext:value-type="float">
            <text:p>1514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3785" calcext:value-type="float">
            <text:p>523785</text:p>
          </table:table-cell>
          <table:table-cell table:style-name="ce1" office:value-type="string" calcext:value-type="string">
            <text:p>excelente compañerismo siempre</text:p>
          </table:table-cell>
          <table:table-cell table:style-name="ce1" office:value-type="float" office:value="523785" calcext:value-type="float">
            <text:p>5237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5371" calcext:value-type="float">
            <text:p>365371</text:p>
          </table:table-cell>
          <table:table-cell table:style-name="ce1" office:value-type="string" calcext:value-type="string">
            <text:p>muy bien</text:p>
          </table:table-cell>
          <table:table-cell table:style-name="ce1" office:value-type="float" office:value="365371" calcext:value-type="float">
            <text:p>36537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6143" calcext:value-type="float">
            <text:p>256143</text:p>
          </table:table-cell>
          <table:table-cell table:style-name="ce1" office:value-type="string" calcext:value-type="string">
            <text:p>Buen trabajo</text:p>
          </table:table-cell>
          <table:table-cell table:style-name="ce1" office:value-type="float" office:value="256143" calcext:value-type="float">
            <text:p>2561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0281" calcext:value-type="float">
            <text:p>510281</text:p>
          </table:table-cell>
          <table:table-cell table:style-name="ce1" office:value-type="string" calcext:value-type="string">
            <text:p>Excelente trabajo</text:p>
          </table:table-cell>
          <table:table-cell table:style-name="ce1" office:value-type="float" office:value="510281" calcext:value-type="float">
            <text:p>51028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1089" calcext:value-type="float">
            <text:p>311089</text:p>
          </table:table-cell>
          <table:table-cell table:style-name="ce1" office:value-type="string" calcext:value-type="string">
            <text:p>El archivo sobre la infografia no se encuentra adjunta, por tal motivo no fue posible revisarla. </text:p>
          </table:table-cell>
          <table:table-cell table:style-name="ce1" office:value-type="float" office:value="311089" calcext:value-type="float">
            <text:p>31108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08343" calcext:value-type="float">
            <text:p>508343</text:p>
          </table:table-cell>
          <table:table-cell table:style-name="ce1" office:value-type="string" calcext:value-type="string">
            <text:p>Bien</text:p>
          </table:table-cell>
          <table:table-cell table:style-name="ce1" office:value-type="float" office:value="508343" calcext:value-type="float">
            <text:p>5083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2518" calcext:value-type="float">
            <text:p>152518</text:p>
          </table:table-cell>
          <table:table-cell table:style-name="ce1" office:value-type="string" calcext:value-type="string">
            <text:p>Muy bien.</text:p>
          </table:table-cell>
          <table:table-cell table:style-name="ce1" office:value-type="float" office:value="152518" calcext:value-type="float">
            <text:p>1525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2890" calcext:value-type="float">
            <text:p>582890</text:p>
          </table:table-cell>
          <table:table-cell table:style-name="ce1" office:value-type="string" calcext:value-type="string">
            <text:p>BUEN TRABAJO, </text:p>
          </table:table-cell>
          <table:table-cell table:style-name="ce1" office:value-type="float" office:value="582890" calcext:value-type="float">
            <text:p>5828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3646" calcext:value-type="float">
            <text:p>463646</text:p>
          </table:table-cell>
          <table:table-cell table:style-name="ce1" office:value-type="string" calcext:value-type="string">
            <text:p>¡Felicidades! Solo te faltó colocar acentos en las respuestas.</text:p>
          </table:table-cell>
          <table:table-cell table:style-name="ce1" office:value-type="float" office:value="463646" calcext:value-type="float">
            <text:p>4636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8384" calcext:value-type="float">
            <text:p>388384</text:p>
          </table:table-cell>
          <table:table-cell table:style-name="ce1" office:value-type="string" calcext:value-type="string">
            <text:p>Buen trabajo</text:p>
          </table:table-cell>
          <table:table-cell table:style-name="ce1" office:value-type="float" office:value="388384" calcext:value-type="float">
            <text:p>3883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5287" calcext:value-type="float">
            <text:p>615287</text:p>
          </table:table-cell>
          <table:table-cell table:style-name="ce1" office:value-type="string" calcext:value-type="string">
            <text:p>Estuvo muy interesante tu historia, me gustó mucho.</text:p>
          </table:table-cell>
          <table:table-cell table:style-name="ce1" office:value-type="float" office:value="615287" calcext:value-type="float">
            <text:p>6152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4998" calcext:value-type="float">
            <text:p>454998</text:p>
          </table:table-cell>
          <table:table-cell table:style-name="ce1" office:value-type="string" calcext:value-type="string">
            <text:p>no quiero sonar mala, considero que deberias haber leido mejor las preguntas. En especial la numero 2.</text:p>
          </table:table-cell>
          <table:table-cell table:style-name="ce1" office:value-type="float" office:value="454998" calcext:value-type="float">
            <text:p>45499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9812" calcext:value-type="float">
            <text:p>29812</text:p>
          </table:table-cell>
          <table:table-cell table:style-name="ce1" office:value-type="string" calcext:value-type="string">
            <text:p>Friend lacks depth and have something like more power of conviction, so that just reading can buy, and also say the bad or the negative of it.</text:p>
            <text:p/>
          </table:table-cell>
          <table:table-cell table:style-name="ce1" office:value-type="float" office:value="29812" calcext:value-type="float">
            <text:p>2981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29884" calcext:value-type="float">
            <text:p>129884</text:p>
          </table:table-cell>
          <table:table-cell table:style-name="ce1" office:value-type="string" calcext:value-type="string">
            <text:p>muy bien los contenidos en el reto 1 relacionados con la primera infancia.</text:p>
          </table:table-cell>
          <table:table-cell table:style-name="ce1" office:value-type="float" office:value="129884" calcext:value-type="float">
            <text:p>1298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8667" calcext:value-type="float">
            <text:p>398667</text:p>
          </table:table-cell>
          <table:table-cell table:style-name="ce1" office:value-type="string" calcext:value-type="string">
            <text:p>Excelente </text:p>
            <text:p>Me encantó ya que inspira a que los niños realicen deporte sanamente </text:p>
          </table:table-cell>
          <table:table-cell table:style-name="ce1" office:value-type="float" office:value="398667" calcext:value-type="float">
            <text:p>3986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4170" calcext:value-type="float">
            <text:p>104170</text:p>
          </table:table-cell>
          <table:table-cell table:style-name="ce1" office:value-type="string" calcext:value-type="string">
            <text:p>podria complemetar un poco mas</text:p>
          </table:table-cell>
          <table:table-cell table:style-name="ce1" office:value-type="float" office:value="104170" calcext:value-type="float">
            <text:p>10417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4642" calcext:value-type="float">
            <text:p>204642</text:p>
          </table:table-cell>
          <table:table-cell table:style-name="ce1" office:value-type="string" calcext:value-type="string">
            <text:p>Los padres no son indirectamente implicados, solo nieto y sobrinos </text:p>
          </table:table-cell>
          <table:table-cell table:style-name="ce1" office:value-type="float" office:value="204642" calcext:value-type="float">
            <text:p>20464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25476" calcext:value-type="float">
            <text:p>425476</text:p>
          </table:table-cell>
          <table:table-cell table:style-name="ce1" office:value-type="string" calcext:value-type="string">
            <text:p>La esencia de un crucigrama es una cuadrícula con numeración, para orientar preguntas con respuestas.</text:p>
          </table:table-cell>
          <table:table-cell table:style-name="ce1" office:value-type="float" office:value="425476" calcext:value-type="float">
            <text:p>42547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39402" calcext:value-type="float">
            <text:p>139402</text:p>
          </table:table-cell>
          <table:table-cell table:style-name="ce1" office:value-type="string" calcext:value-type="string">
            <text:p>En hora buena, sigue mejorando</text:p>
          </table:table-cell>
          <table:table-cell table:style-name="ce1" office:value-type="float" office:value="139402" calcext:value-type="float">
            <text:p>1394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0003" calcext:value-type="float">
            <text:p>420003</text:p>
          </table:table-cell>
          <table:table-cell table:style-name="ce1" office:value-type="string" calcext:value-type="string">
            <text:p>No se puede visualizar la imagen del prototipo.</text:p>
          </table:table-cell>
          <table:table-cell table:style-name="ce1" office:value-type="float" office:value="420003" calcext:value-type="float">
            <text:p>42000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88205" calcext:value-type="float">
            <text:p>288205</text:p>
          </table:table-cell>
          <table:table-cell table:style-name="ce1" office:value-type="string" calcext:value-type="string">
            <text:p>la visión esta por el camino correcto</text:p>
          </table:table-cell>
          <table:table-cell table:style-name="ce1" office:value-type="float" office:value="288205" calcext:value-type="float">
            <text:p>28820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7847" calcext:value-type="float">
            <text:p>547847</text:p>
          </table:table-cell>
          <table:table-cell table:style-name="ce7" office:value-type="string" calcext:value-type="string">
            <text:p>felicitaciones por sus trabajo si depronto usted califica mi trabajo le pido sus comprension por que no me explico por mi archivo con la imagen asociada no se cargo para el deber RETO-1 espero su comprension gracias</text:p>
          </table:table-cell>
          <table:table-cell table:style-name="ce1" office:value-type="float" office:value="547847" calcext:value-type="float">
            <text:p>5478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746" calcext:value-type="float">
            <text:p>52746</text:p>
          </table:table-cell>
          <table:table-cell table:style-name="ce1" office:value-type="string" calcext:value-type="string">
            <text:p>Se encuentra llena con las caracteristicasa solicitadas</text:p>
          </table:table-cell>
          <table:table-cell table:style-name="ce1" office:value-type="float" office:value="52746" calcext:value-type="float">
            <text:p>527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1421" calcext:value-type="float">
            <text:p>551421</text:p>
          </table:table-cell>
          <table:table-cell table:style-name="ce1" office:value-type="string" calcext:value-type="string">
            <text:p>Buen trabajo</text:p>
          </table:table-cell>
          <table:table-cell table:style-name="ce1" office:value-type="float" office:value="551421" calcext:value-type="float">
            <text:p>5514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4298" calcext:value-type="float">
            <text:p>244298</text:p>
          </table:table-cell>
          <table:table-cell table:style-name="ce1" office:value-type="string" calcext:value-type="string">
            <text:p>esta entendible y dinamico</text:p>
          </table:table-cell>
          <table:table-cell table:style-name="ce1" office:value-type="float" office:value="244298" calcext:value-type="float">
            <text:p>2442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9122" calcext:value-type="float">
            <text:p>369122</text:p>
          </table:table-cell>
          <table:table-cell table:style-name="ce1" office:value-type="string" calcext:value-type="string">
            <text:p>Ser mas explicito en el guión</text:p>
          </table:table-cell>
          <table:table-cell table:style-name="ce1" office:value-type="float" office:value="369122" calcext:value-type="float">
            <text:p>36912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9618" calcext:value-type="float">
            <text:p>539618</text:p>
          </table:table-cell>
          <table:table-cell table:style-name="ce1" office:value-type="string" calcext:value-type="string">
            <text:p>Buen trabajo.</text:p>
          </table:table-cell>
          <table:table-cell table:style-name="ce1" office:value-type="float" office:value="539618" calcext:value-type="float">
            <text:p>5396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4963" calcext:value-type="float">
            <text:p>444963</text:p>
          </table:table-cell>
          <table:table-cell table:style-name="ce1" office:value-type="string" calcext:value-type="string">
            <text:p>Trabajo completo</text:p>
          </table:table-cell>
          <table:table-cell table:style-name="ce1" office:value-type="float" office:value="444963" calcext:value-type="float">
            <text:p>4449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6854" calcext:value-type="float">
            <text:p>136854</text:p>
          </table:table-cell>
          <table:table-cell table:style-name="ce1" office:value-type="string" calcext:value-type="string">
            <text:p>No hay juicio crítico.</text:p>
          </table:table-cell>
          <table:table-cell table:style-name="ce1" office:value-type="float" office:value="136854" calcext:value-type="float">
            <text:p>13685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20553" calcext:value-type="float">
            <text:p>320553</text:p>
          </table:table-cell>
          <table:table-cell table:style-name="ce1" office:value-type="string" calcext:value-type="string">
            <text:p>Concibe adecuadamente el problema y el planteamiento de soluciones al mismo de manera no paradigmática</text:p>
          </table:table-cell>
          <table:table-cell table:style-name="ce1" office:value-type="float" office:value="320553" calcext:value-type="float">
            <text:p>3205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4888" calcext:value-type="float">
            <text:p>84888</text:p>
          </table:table-cell>
          <table:table-cell table:style-name="ce1" office:value-type="string" calcext:value-type="string">
            <text:p>muy bien argumento</text:p>
          </table:table-cell>
          <table:table-cell table:style-name="ce1" office:value-type="float" office:value="84888" calcext:value-type="float">
            <text:p>8488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2112" calcext:value-type="float">
            <text:p>572112</text:p>
          </table:table-cell>
          <table:table-cell table:style-name="ce1" office:value-type="string" calcext:value-type="string">
            <text:p>buena presentacion compañero (a)</text:p>
          </table:table-cell>
          <table:table-cell table:style-name="ce1" office:value-type="float" office:value="572112" calcext:value-type="float">
            <text:p>5721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942" calcext:value-type="float">
            <text:p>27942</text:p>
          </table:table-cell>
          <table:table-cell table:style-name="ce1" office:value-type="string" calcext:value-type="string">
            <text:p>Hizo muy bien su trabajo.</text:p>
          </table:table-cell>
          <table:table-cell table:style-name="ce1" office:value-type="float" office:value="27942" calcext:value-type="float">
            <text:p>279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3908" calcext:value-type="float">
            <text:p>643908</text:p>
          </table:table-cell>
          <table:table-cell table:style-name="ce1" office:value-type="string" calcext:value-type="string">
            <text:p>EXCELENTE</text:p>
          </table:table-cell>
          <table:table-cell table:style-name="ce1" office:value-type="float" office:value="643908" calcext:value-type="float">
            <text:p>6439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8655" calcext:value-type="float">
            <text:p>638655</text:p>
          </table:table-cell>
          <table:table-cell table:style-name="ce1" office:value-type="string" calcext:value-type="string">
            <text:p>Excelente trabajo. Felicitaciones.</text:p>
          </table:table-cell>
          <table:table-cell table:style-name="ce1" office:value-type="float" office:value="638655" calcext:value-type="float">
            <text:p>6386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3384" calcext:value-type="float">
            <text:p>393384</text:p>
          </table:table-cell>
          <table:table-cell table:style-name="ce1" office:value-type="string" calcext:value-type="string">
            <text:p>Everything is ok</text:p>
          </table:table-cell>
          <table:table-cell table:style-name="ce1" office:value-type="float" office:value="393384" calcext:value-type="float">
            <text:p>3933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7588" calcext:value-type="float">
            <text:p>677588</text:p>
          </table:table-cell>
          <table:table-cell table:style-name="ce1" office:value-type="string" calcext:value-type="string">
            <text:p>Excelente trabajo. Felicitaciones.</text:p>
          </table:table-cell>
          <table:table-cell table:style-name="ce1" office:value-type="float" office:value="677588" calcext:value-type="float">
            <text:p>67758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6202" calcext:value-type="float">
            <text:p>416202</text:p>
          </table:table-cell>
          <table:table-cell table:style-name="ce1" office:value-type="string" calcext:value-type="string">
            <text:p>No presenta la infografía</text:p>
          </table:table-cell>
          <table:table-cell table:style-name="ce1" office:value-type="float" office:value="416202" calcext:value-type="float">
            <text:p>41620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60259" calcext:value-type="float">
            <text:p>460259</text:p>
          </table:table-cell>
          <table:table-cell table:style-name="ce1" office:value-type="string" calcext:value-type="string">
            <text:p>Excelente, continúe con ese mismo esmero y dedicación en realizar sus trabajos.</text:p>
          </table:table-cell>
          <table:table-cell table:style-name="ce1" office:value-type="float" office:value="460259" calcext:value-type="float">
            <text:p>4602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8929" calcext:value-type="float">
            <text:p>568929</text:p>
          </table:table-cell>
          <table:table-cell table:style-name="ce7" office:value-type="string" calcext:value-type="string">
            <text:p>El trabajo presentado no se ajusta a los parámetros que se solicitaron en el reto, pues no muestra la mejor versión de la aplicación que más utiliza.</text:p>
          </table:table-cell>
          <table:table-cell table:style-name="ce1" office:value-type="float" office:value="568929" calcext:value-type="float">
            <text:p>56892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4306" calcext:value-type="float">
            <text:p>254306</text:p>
          </table:table-cell>
          <table:table-cell table:style-name="ce7" office:value-type="string" calcext:value-type="string">
            <text:p>Esta bien los palnos excepto en el plano contrapicado <text:s/>no es el correcto y en el primer plabo esta mucho aire en la parte superior..Por lo demas esta correcto aunque me hubiera gustado por imagen que tenga otro fondo..la <text:s/>pared no es lo optimo para imagenes</text:p>
          </table:table-cell>
          <table:table-cell table:style-name="ce1" office:value-type="float" office:value="254306" calcext:value-type="float">
            <text:p>2543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0692" calcext:value-type="float">
            <text:p>620692</text:p>
          </table:table-cell>
          <table:table-cell table:style-name="ce1" office:value-type="string" calcext:value-type="string">
            <text:p>Excelente</text:p>
          </table:table-cell>
          <table:table-cell table:style-name="ce1" office:value-type="float" office:value="620692" calcext:value-type="float">
            <text:p>6206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4723" calcext:value-type="float">
            <text:p>584723</text:p>
          </table:table-cell>
          <table:table-cell table:style-name="ce1" office:value-type="string" calcext:value-type="string">
            <text:p>Las respuestas están correctas</text:p>
          </table:table-cell>
          <table:table-cell table:style-name="ce1" office:value-type="float" office:value="584723" calcext:value-type="float">
            <text:p>5847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0960" calcext:value-type="float">
            <text:p>470960</text:p>
          </table:table-cell>
          <table:table-cell table:style-name="ce1" office:value-type="string" calcext:value-type="string">
            <text:p>Buen trabajo</text:p>
          </table:table-cell>
          <table:table-cell table:style-name="ce1" office:value-type="float" office:value="470960" calcext:value-type="float">
            <text:p>47096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1745" calcext:value-type="float">
            <text:p>21745</text:p>
          </table:table-cell>
          <table:table-cell table:style-name="ce1" office:value-type="string" calcext:value-type="string">
            <text:p>ME GUSTÓ LA CONBINACIÓN DE PRODUCTO Y COLOR, FRUTA Y CARNE, BUENA COMBINACIÓN DE INFOGRAFÍA.</text:p>
          </table:table-cell>
          <table:table-cell table:style-name="ce1" office:value-type="float" office:value="21745" calcext:value-type="float">
            <text:p>217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3374" calcext:value-type="float">
            <text:p>483374</text:p>
          </table:table-cell>
          <table:table-cell table:style-name="ce7" office:value-type="string" calcext:value-type="string">
            <text:p>Me gustó la entrevista; sin embargo, procura colocar videos de paso y cambiar el ángulo y plano del entrevistado de vez en cuando. Además, se corta la acción. Un PPP de lo que cose o sus manos hubieran impactado más que el ángulo picado al final. </text:p>
          </table:table-cell>
          <table:table-cell table:style-name="ce1" office:value-type="float" office:value="483374" calcext:value-type="float">
            <text:p>48337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2925" calcext:value-type="float">
            <text:p>62925</text:p>
          </table:table-cell>
          <table:table-cell table:style-name="ce1" office:value-type="string" calcext:value-type="string">
            <text:p>En las oraciones faltan las puntuaciones correspondientes.</text:p>
          </table:table-cell>
          <table:table-cell table:style-name="ce1" office:value-type="float" office:value="62925" calcext:value-type="float">
            <text:p>6292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35462" calcext:value-type="float">
            <text:p>635462</text:p>
          </table:table-cell>
          <table:table-cell table:style-name="ce1" office:value-type="string" calcext:value-type="string">
            <text:p>Falta responder la pregunta solicitada en la orden propuesta.</text:p>
          </table:table-cell>
          <table:table-cell table:style-name="ce1" office:value-type="float" office:value="635462" calcext:value-type="float">
            <text:p>63546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6196" calcext:value-type="float">
            <text:p>206196</text:p>
          </table:table-cell>
          <table:table-cell table:style-name="ce1" office:value-type="string" calcext:value-type="string">
            <text:p>Bien :)</text:p>
          </table:table-cell>
          <table:table-cell table:style-name="ce1" office:value-type="float" office:value="206196" calcext:value-type="float">
            <text:p>2061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830" calcext:value-type="float">
            <text:p>24830</text:p>
          </table:table-cell>
          <table:table-cell table:style-name="ce1" office:value-type="string" calcext:value-type="string">
            <text:p>solo aparece esta referencia que no se puede visualizar </text:p>
            <text:p>\" https://cdn.fbsbx.com/v/t59.2708-21/22551193_2007980492756779_6707798941284433920_n.docx/RETO2.docx?oh=927cb841a5da0ce0289e1df3d521e90d&amp;oe=5A006CD8&amp;dl=1\"</text:p>
            <text:p>"</text:p>
            <text:p>"</text:p>
            <text:p>"</text:p>
            <text:p>"Esta muy bien explicado, sustentado el desarrollo de la comunidad </text:p>
          </table:table-cell>
          <table:table-cell table:style-name="ce1" office:value-type="float" office:value="24830" calcext:value-type="float">
            <text:p>2483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03124" calcext:value-type="float">
            <text:p>403124</text:p>
          </table:table-cell>
          <table:table-cell table:style-name="ce1" office:value-type="string" calcext:value-type="string">
            <text:p>Bien</text:p>
          </table:table-cell>
          <table:table-cell table:style-name="ce1" office:value-type="float" office:value="403124" calcext:value-type="float">
            <text:p>40312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6440" calcext:value-type="float">
            <text:p>416440</text:p>
          </table:table-cell>
          <table:table-cell table:style-name="ce1" office:value-type="string" calcext:value-type="string">
            <text:p>La intención es lo que cuenta y con mas razón en esta situación.</text:p>
          </table:table-cell>
          <table:table-cell table:style-name="ce1" office:value-type="float" office:value="416440" calcext:value-type="float">
            <text:p>4164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9448" calcext:value-type="float">
            <text:p>569448</text:p>
          </table:table-cell>
          <table:table-cell table:style-name="ce1" office:value-type="string" calcext:value-type="string">
            <text:p>BUENA PRESENTACION, Y FELICIDADES COMPAÑERO (A)</text:p>
          </table:table-cell>
          <table:table-cell table:style-name="ce1" office:value-type="float" office:value="569448" calcext:value-type="float">
            <text:p>5694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6592" calcext:value-type="float">
            <text:p>406592</text:p>
          </table:table-cell>
          <table:table-cell table:style-name="ce1" office:value-type="string" calcext:value-type="string">
            <text:p>Buen trabajo, aunque faltó ser un poco más explicito y descriptivo.</text:p>
          </table:table-cell>
          <table:table-cell table:style-name="ce1" office:value-type="float" office:value="406592" calcext:value-type="float">
            <text:p>4065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6429" calcext:value-type="float">
            <text:p>126429</text:p>
          </table:table-cell>
          <table:table-cell table:style-name="ce1" office:value-type="string" calcext:value-type="string">
            <text:p>Le faltó el juicio crítico <text:s/>pero por lo demás todo esta bien.</text:p>
          </table:table-cell>
          <table:table-cell table:style-name="ce1" office:value-type="float" office:value="126429" calcext:value-type="float">
            <text:p>12642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23632" calcext:value-type="float">
            <text:p>223632</text:p>
          </table:table-cell>
          <table:table-cell table:style-name="ce1" office:value-type="string" calcext:value-type="string">
            <text:p>He trabajado mucho para cumplir con todos los detalles en mis fotografías.</text:p>
          </table:table-cell>
          <table:table-cell table:style-name="ce1" office:value-type="float" office:value="223632" calcext:value-type="float">
            <text:p>2236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2225" calcext:value-type="float">
            <text:p>642225</text:p>
          </table:table-cell>
          <table:table-cell table:style-name="ce1" office:value-type="string" calcext:value-type="string">
            <text:p>Exelente Reto</text:p>
          </table:table-cell>
          <table:table-cell table:style-name="ce1" office:value-type="float" office:value="642225" calcext:value-type="float">
            <text:p>6422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0442" calcext:value-type="float">
            <text:p>610442</text:p>
          </table:table-cell>
          <table:table-cell table:style-name="ce1" office:value-type="string" calcext:value-type="string">
            <text:p>buen trabajo</text:p>
          </table:table-cell>
          <table:table-cell table:style-name="ce1" office:value-type="float" office:value="610442" calcext:value-type="float">
            <text:p>6104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2620" calcext:value-type="float">
            <text:p>392620</text:p>
          </table:table-cell>
          <table:table-cell table:style-name="ce1" office:value-type="string" calcext:value-type="string">
            <text:p>Está muy bien representado y bien explicado ah echo un buen trabajo</text:p>
          </table:table-cell>
          <table:table-cell table:style-name="ce1" office:value-type="float" office:value="392620" calcext:value-type="float">
            <text:p>3926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0433" calcext:value-type="float">
            <text:p>190433</text:p>
          </table:table-cell>
          <table:table-cell table:style-name="ce1" office:value-type="string" calcext:value-type="string">
            <text:p>Seguir adelante</text:p>
          </table:table-cell>
          <table:table-cell table:style-name="ce1" office:value-type="float" office:value="190433" calcext:value-type="float">
            <text:p>1904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2297" calcext:value-type="float">
            <text:p>302297</text:p>
          </table:table-cell>
          <table:table-cell table:style-name="ce1" office:value-type="string" calcext:value-type="string">
            <text:p>Las respuestas bien claras.</text:p>
          </table:table-cell>
          <table:table-cell table:style-name="ce1" office:value-type="float" office:value="302297" calcext:value-type="float">
            <text:p>3022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2505" calcext:value-type="float">
            <text:p>392505</text:p>
          </table:table-cell>
          <table:table-cell table:style-name="ce1" office:value-type="string" calcext:value-type="string">
            <text:p>Es un muy buen trabajo, pero solo responde el punto 4 de lo solicitado y no realiza el punto 5.</text:p>
          </table:table-cell>
          <table:table-cell table:style-name="ce1" office:value-type="float" office:value="392505" calcext:value-type="float">
            <text:p>39250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29675" calcext:value-type="float">
            <text:p>129675</text:p>
          </table:table-cell>
          <table:table-cell table:style-name="ce1" office:value-type="string" calcext:value-type="string">
            <text:p>Diferencias entre posiciones e intereses.</text:p>
          </table:table-cell>
          <table:table-cell table:style-name="ce1" office:value-type="float" office:value="129675" calcext:value-type="float">
            <text:p>12967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89496" calcext:value-type="float">
            <text:p>189496</text:p>
          </table:table-cell>
          <table:table-cell table:style-name="ce1" office:value-type="string" calcext:value-type="string">
            <text:p>NO DETALLA POSICIONES E INTERESES ESPECÍFICOS DE AMBAS PARTES</text:p>
          </table:table-cell>
          <table:table-cell table:style-name="ce1" office:value-type="float" office:value="189496" calcext:value-type="float">
            <text:p>18949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14217" calcext:value-type="float">
            <text:p>214217</text:p>
          </table:table-cell>
          <table:table-cell table:style-name="ce1" office:value-type="string" calcext:value-type="string">
            <text:p>Buen Trabajo</text:p>
          </table:table-cell>
          <table:table-cell table:style-name="ce1" office:value-type="float" office:value="214217" calcext:value-type="float">
            <text:p>21421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5398" calcext:value-type="float">
            <text:p>255398</text:p>
          </table:table-cell>
          <table:table-cell table:style-name="ce1" office:value-type="string" calcext:value-type="string">
            <text:p>buen trabajo</text:p>
          </table:table-cell>
          <table:table-cell table:style-name="ce1" office:value-type="float" office:value="255398" calcext:value-type="float">
            <text:p>2553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534" calcext:value-type="float">
            <text:p>68534</text:p>
          </table:table-cell>
          <table:table-cell table:style-name="ce1" office:value-type="string" calcext:value-type="string">
            <text:p>Resolvió correctamente el crucigrama, pero no registró ninguna descripción</text:p>
          </table:table-cell>
          <table:table-cell table:style-name="ce1" office:value-type="float" office:value="68534" calcext:value-type="float">
            <text:p>685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2190" calcext:value-type="float">
            <text:p>632190</text:p>
          </table:table-cell>
          <table:table-cell table:style-name="ce1" office:value-type="string" calcext:value-type="string">
            <text:p>Ha destacado una buena participacion</text:p>
          </table:table-cell>
          <table:table-cell table:style-name="ce1" office:value-type="float" office:value="632190" calcext:value-type="float">
            <text:p>6321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5834" calcext:value-type="float">
            <text:p>575834</text:p>
          </table:table-cell>
          <table:table-cell table:style-name="ce1" office:value-type="string" calcext:value-type="string">
            <text:p>Excelente trabajo</text:p>
          </table:table-cell>
          <table:table-cell table:style-name="ce1" office:value-type="float" office:value="575834" calcext:value-type="float">
            <text:p>5758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7424" calcext:value-type="float">
            <text:p>177424</text:p>
          </table:table-cell>
          <table:table-cell table:style-name="ce7" office:value-type="string" calcext:value-type="string">
            <text:p>Debe señalarse si se percibe el conflicto desde una perspectiva negativa o positiva. Se debe plantear una puntual y posible solución al conflicto.</text:p>
          </table:table-cell>
          <table:table-cell table:style-name="ce1" office:value-type="float" office:value="177424" calcext:value-type="float">
            <text:p>17742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52648" calcext:value-type="float">
            <text:p>252648</text:p>
          </table:table-cell>
          <table:table-cell table:style-name="ce1" office:value-type="string" calcext:value-type="string">
            <text:p/>
            <text:p/>
          </table:table-cell>
          <table:table-cell table:style-name="ce1" office:value-type="float" office:value="252648" calcext:value-type="float">
            <text:p>25264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62742" calcext:value-type="float">
            <text:p>262742</text:p>
          </table:table-cell>
          <table:table-cell table:style-name="ce1" office:value-type="string" calcext:value-type="string">
            <text:p>Original</text:p>
          </table:table-cell>
          <table:table-cell table:style-name="ce1" office:value-type="float" office:value="262742" calcext:value-type="float">
            <text:p>2627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3668" calcext:value-type="float">
            <text:p>553668</text:p>
          </table:table-cell>
          <table:table-cell table:style-name="ce1" office:value-type="string" calcext:value-type="string">
            <text:p>MUY BIEN</text:p>
          </table:table-cell>
          <table:table-cell table:style-name="ce1" office:value-type="float" office:value="553668" calcext:value-type="float">
            <text:p>5536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6336" calcext:value-type="float">
            <text:p>366336</text:p>
          </table:table-cell>
          <table:table-cell table:style-name="ce1" office:value-type="string" calcext:value-type="string">
            <text:p>Muy bien n.n'</text:p>
          </table:table-cell>
          <table:table-cell table:style-name="ce1" office:value-type="float" office:value="366336" calcext:value-type="float">
            <text:p>3663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1001" calcext:value-type="float">
            <text:p>451001</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1001" calcext:value-type="float">
            <text:p>4510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1279" calcext:value-type="float">
            <text:p>401279</text:p>
          </table:table-cell>
          <table:table-cell table:style-name="ce1" office:value-type="string" calcext:value-type="string">
            <text:p>buen trabajo.</text:p>
          </table:table-cell>
          <table:table-cell table:style-name="ce1" office:value-type="float" office:value="401279" calcext:value-type="float">
            <text:p>4012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6474" calcext:value-type="float">
            <text:p>646474</text:p>
          </table:table-cell>
          <table:table-cell table:style-name="ce1" office:value-type="string" calcext:value-type="string">
            <text:p>- No se evidencia el reto (documento adjunto)</text:p>
            <text:p>- La dirección: https://www.goconqr.com/es/mind_maps/31193667/edit no presenta información alguna</text:p>
          </table:table-cell>
          <table:table-cell table:style-name="ce1" office:value-type="float" office:value="646474" calcext:value-type="float">
            <text:p>64647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24587" calcext:value-type="float">
            <text:p>524587</text:p>
          </table:table-cell>
          <table:table-cell table:style-name="ce1" office:value-type="string" calcext:value-type="string">
            <text:p>Le faltó el caso de aplicación en alguna empresa u organización.</text:p>
          </table:table-cell>
          <table:table-cell table:style-name="ce1" office:value-type="float" office:value="524587" calcext:value-type="float">
            <text:p>52458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7968" calcext:value-type="float">
            <text:p>57968</text:p>
          </table:table-cell>
          <table:table-cell table:style-name="ce1" office:value-type="string" calcext:value-type="string">
            <text:p>EXCELENTE</text:p>
          </table:table-cell>
          <table:table-cell table:style-name="ce1" office:value-type="float" office:value="57968" calcext:value-type="float">
            <text:p>579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2182" calcext:value-type="float">
            <text:p>132182</text:p>
          </table:table-cell>
          <table:table-cell table:style-name="ce1" office:value-type="string" calcext:value-type="string">
            <text:p>Usted tiene claro la postura e intereses de los intervinientes en este conflicto</text:p>
          </table:table-cell>
          <table:table-cell table:style-name="ce1" office:value-type="float" office:value="132182" calcext:value-type="float">
            <text:p>1321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7956" calcext:value-type="float">
            <text:p>357956</text:p>
          </table:table-cell>
          <table:table-cell table:style-name="ce1" office:value-type="string" calcext:value-type="string">
            <text:p>Hay solo 4 proteinas</text:p>
          </table:table-cell>
          <table:table-cell table:style-name="ce1" office:value-type="float" office:value="357956" calcext:value-type="float">
            <text:p>35795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76804" calcext:value-type="float">
            <text:p>176804</text:p>
          </table:table-cell>
          <table:table-cell table:style-name="ce1" office:value-type="string" calcext:value-type="string">
            <text:p>excelente respuesta compañero</text:p>
          </table:table-cell>
          <table:table-cell table:style-name="ce1" office:value-type="float" office:value="176804" calcext:value-type="float">
            <text:p>176804</text:p>
          </table:table-cell>
          <table:table-cell table:style-name="ce1" office:value-type="string" calcext:value-type="string">
            <text:p>P</text:p>
          </table:table-cell>
          <table:table-cell table:number-columns-repeated="1020"/>
        </table:table-row>
        <table:table-row table:style-name="ro1">
          <table:table-cell table:style-name="ce2" office:value-type="float" office:value="446614" calcext:value-type="float">
            <text:p>446614</text:p>
          </table:table-cell>
          <table:table-cell table:style-name="ce2" office:value-type="string" calcext:value-type="string">
            <text:p>Excelente trabajo solo que no tiene ninguna referencia bibliográfica como indica la rúbrica</text:p>
          </table:table-cell>
          <table:table-cell table:style-name="ce2" office:value-type="float" office:value="446614" calcext:value-type="float">
            <text:p>446614</text:p>
          </table:table-cell>
          <table:table-cell table:style-name="ce2" office:value-type="string" calcext:value-type="string">
            <text:p>N</text:p>
          </table:table-cell>
          <table:table-cell table:style-name="ce10"/>
          <table:table-cell table:number-columns-repeated="1019"/>
        </table:table-row>
        <table:table-row table:style-name="ro1">
          <table:table-cell table:style-name="ce1" office:value-type="float" office:value="67563" calcext:value-type="float">
            <text:p>67563</text:p>
          </table:table-cell>
          <table:table-cell table:style-name="ce1" office:value-type="string" calcext:value-type="string">
            <text:p>Correcto a falta de datos personales del estudiante.</text:p>
          </table:table-cell>
          <table:table-cell table:style-name="ce1" office:value-type="float" office:value="67563" calcext:value-type="float">
            <text:p>675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2432" calcext:value-type="float">
            <text:p>242432</text:p>
          </table:table-cell>
          <table:table-cell table:style-name="ce1" office:value-type="string" calcext:value-type="string">
            <text:p>Contiene todo lo establecido.</text:p>
          </table:table-cell>
          <table:table-cell table:style-name="ce1" office:value-type="float" office:value="242432" calcext:value-type="float">
            <text:p>2424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8592" calcext:value-type="float">
            <text:p>308592</text:p>
          </table:table-cell>
          <table:table-cell table:style-name="ce1" office:value-type="string" calcext:value-type="string">
            <text:p>Ampliar el objetivo</text:p>
          </table:table-cell>
          <table:table-cell table:style-name="ce1" office:value-type="float" office:value="308592" calcext:value-type="float">
            <text:p>3085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3332" calcext:value-type="float">
            <text:p>583332</text:p>
          </table:table-cell>
          <table:table-cell table:style-name="ce1" office:value-type="string" calcext:value-type="string">
            <text:p>Felicitaciones por su trabajo, pero se requiere un poco mas de imágenes y menos texto.</text:p>
          </table:table-cell>
          <table:table-cell table:style-name="ce1" office:value-type="float" office:value="583332" calcext:value-type="float">
            <text:p>5833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9573" calcext:value-type="float">
            <text:p>329573</text:p>
          </table:table-cell>
          <table:table-cell table:style-name="ce1" office:value-type="string" calcext:value-type="string">
            <text:p>Buen trabajo</text:p>
          </table:table-cell>
          <table:table-cell table:style-name="ce1" office:value-type="float" office:value="329573" calcext:value-type="float">
            <text:p>3295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1550" calcext:value-type="float">
            <text:p>251550</text:p>
          </table:table-cell>
          <table:table-cell table:style-name="ce1" office:value-type="string" calcext:value-type="string">
            <text:p>Estimada profesora, le saluda Felipe Vinueza. El motivo del presente es para mencionar que por favor tome en consideración que:</text:p>
            <text:p>- En los ítems de la tarea, no especifica ciertos ítems que especifica en el momento de evaluar a los compañeros.</text:p>
            <text:p>- Bajo éste contexto resulta difícil evaluar con efectivid</text:p>
          </table:table-cell>
          <table:table-cell table:style-name="ce1" office:value-type="float" office:value="251550" calcext:value-type="float">
            <text:p>25155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53892" calcext:value-type="float">
            <text:p>353892</text:p>
          </table:table-cell>
          <table:table-cell table:style-name="ce1" office:value-type="string" calcext:value-type="string">
            <text:p>Buen trabajo</text:p>
          </table:table-cell>
          <table:table-cell table:style-name="ce1" office:value-type="float" office:value="353892" calcext:value-type="float">
            <text:p>3538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0264" calcext:value-type="float">
            <text:p>230264</text:p>
          </table:table-cell>
          <table:table-cell table:style-name="ce1" office:value-type="string" calcext:value-type="string">
            <text:p>Excelente!</text:p>
          </table:table-cell>
          <table:table-cell table:style-name="ce1" office:value-type="float" office:value="230264" calcext:value-type="float">
            <text:p>2302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2154" calcext:value-type="float">
            <text:p>262154</text:p>
          </table:table-cell>
          <table:table-cell table:style-name="ce1" office:value-type="string" calcext:value-type="string">
            <text:p>No cumplió con todas las expectativas.</text:p>
          </table:table-cell>
          <table:table-cell table:style-name="ce1" office:value-type="float" office:value="262154" calcext:value-type="float">
            <text:p>26215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899" calcext:value-type="float">
            <text:p>1899</text:p>
          </table:table-cell>
          <table:table-cell table:style-name="ce1" office:value-type="string" calcext:value-type="string">
            <text:p>no me refleja ninguna grafica, para poder emitir <text:s/>un comentario</text:p>
          </table:table-cell>
          <table:table-cell table:style-name="ce1" office:value-type="float" office:value="1899" calcext:value-type="float">
            <text:p>189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583" calcext:value-type="float">
            <text:p>8583</text:p>
          </table:table-cell>
          <table:table-cell table:style-name="ce1" office:value-type="string" calcext:value-type="string">
            <text:p>EXCELENTE</text:p>
          </table:table-cell>
          <table:table-cell table:style-name="ce1" office:value-type="float" office:value="8583" calcext:value-type="float">
            <text:p>85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864" calcext:value-type="float">
            <text:p>20864</text:p>
          </table:table-cell>
          <table:table-cell table:style-name="ce1" office:value-type="string" calcext:value-type="string">
            <text:p>Felicitaciones buen trabajo</text:p>
          </table:table-cell>
          <table:table-cell table:style-name="ce1" office:value-type="float" office:value="20864" calcext:value-type="float">
            <text:p>208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12314" calcext:value-type="float">
            <text:p>212314</text:p>
          </table:table-cell>
          <table:table-cell table:style-name="ce1" office:value-type="string" calcext:value-type="string">
            <text:p>El volumen de la voz está bajo</text:p>
          </table:table-cell>
          <table:table-cell table:style-name="ce1" office:value-type="float" office:value="212314" calcext:value-type="float">
            <text:p>21231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38729" calcext:value-type="float">
            <text:p>238729</text:p>
          </table:table-cell>
          <table:table-cell table:style-name="ce1" office:value-type="string" calcext:value-type="string">
            <text:p>BUEN TRABAJO</text:p>
          </table:table-cell>
          <table:table-cell table:style-name="ce1" office:value-type="float" office:value="238729" calcext:value-type="float">
            <text:p>2387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1765" calcext:value-type="float">
            <text:p>351765</text:p>
          </table:table-cell>
          <table:table-cell table:style-name="ce1" office:value-type="string" calcext:value-type="string">
            <text:p>Buen trabajo, pero se puede mejorar la presentacion, especialmente el \"color de preferencia\" deberia acordar el color del carro con los colores del grafico.</text:p>
          </table:table-cell>
          <table:table-cell table:style-name="ce1" office:value-type="float" office:value="351765" calcext:value-type="float">
            <text:p>35176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3653" calcext:value-type="float">
            <text:p>233653</text:p>
          </table:table-cell>
          <table:table-cell table:style-name="ce1" office:value-type="string" calcext:value-type="string">
            <text:p>no hay foto</text:p>
          </table:table-cell>
          <table:table-cell table:style-name="ce1" office:value-type="float" office:value="233653" calcext:value-type="float">
            <text:p>23365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90661" calcext:value-type="float">
            <text:p>490661</text:p>
          </table:table-cell>
          <table:table-cell table:style-name="ce1" office:value-type="string" calcext:value-type="string">
            <text:p>Buen aporte</text:p>
          </table:table-cell>
          <table:table-cell table:style-name="ce1" office:value-type="float" office:value="490661" calcext:value-type="float">
            <text:p>4906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9080" calcext:value-type="float">
            <text:p>169080</text:p>
          </table:table-cell>
          <table:table-cell table:style-name="ce1" office:value-type="string" calcext:value-type="string">
            <text:p>Excelente</text:p>
          </table:table-cell>
          <table:table-cell table:style-name="ce1" office:value-type="float" office:value="169080" calcext:value-type="float">
            <text:p>1690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460" calcext:value-type="float">
            <text:p>45460</text:p>
          </table:table-cell>
          <table:table-cell table:style-name="ce1" office:value-type="string" calcext:value-type="string">
            <text:p>me gusta la sinceridad explicita .</text:p>
          </table:table-cell>
          <table:table-cell table:style-name="ce1" office:value-type="float" office:value="45460" calcext:value-type="float">
            <text:p>4546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7464" calcext:value-type="float">
            <text:p>257464</text:p>
          </table:table-cell>
          <table:table-cell table:style-name="ce1" office:value-type="string" calcext:value-type="string">
            <text:p>Considero que el Sulfito de Potasio es un <text:s/>es un compuesto que se utiliza en la industria a gran escala, </text:p>
          </table:table-cell>
          <table:table-cell table:style-name="ce1" office:value-type="float" office:value="257464" calcext:value-type="float">
            <text:p>25746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36108" calcext:value-type="float">
            <text:p>436108</text:p>
          </table:table-cell>
          <table:table-cell table:style-name="ce1" office:value-type="string" calcext:value-type="string">
            <text:p>Era en esquema, mapas mentales, etc en un máximo de una carilla.</text:p>
          </table:table-cell>
          <table:table-cell table:style-name="ce1" office:value-type="float" office:value="436108" calcext:value-type="float">
            <text:p>43610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4141" calcext:value-type="float">
            <text:p>64141</text:p>
          </table:table-cell>
          <table:table-cell table:style-name="ce1" office:value-type="string" calcext:value-type="string">
            <text:p>Buen trabajo</text:p>
          </table:table-cell>
          <table:table-cell table:style-name="ce1" office:value-type="float" office:value="64141" calcext:value-type="float">
            <text:p>641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482" calcext:value-type="float">
            <text:p>29482</text:p>
          </table:table-cell>
          <table:table-cell table:style-name="ce1" office:value-type="string" calcext:value-type="string">
            <text:p>Me sirvió de mucho el aporte</text:p>
          </table:table-cell>
          <table:table-cell table:style-name="ce1" office:value-type="float" office:value="29482" calcext:value-type="float">
            <text:p>294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9844" calcext:value-type="float">
            <text:p>279844</text:p>
          </table:table-cell>
          <table:table-cell table:style-name="ce1" office:value-type="string" calcext:value-type="string">
            <text:p>Excelente</text:p>
          </table:table-cell>
          <table:table-cell table:style-name="ce1" office:value-type="float" office:value="279844" calcext:value-type="float">
            <text:p>2798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1703" calcext:value-type="float">
            <text:p>601703</text:p>
          </table:table-cell>
          <table:table-cell table:style-name="ce1" office:value-type="string" calcext:value-type="string">
            <text:p>Felicitaciones</text:p>
          </table:table-cell>
          <table:table-cell table:style-name="ce1" office:value-type="float" office:value="601703" calcext:value-type="float">
            <text:p>6017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1836" calcext:value-type="float">
            <text:p>311836</text:p>
          </table:table-cell>
          <table:table-cell table:style-name="ce7" office:value-type="string" calcext:value-type="string">
            <text:p>Es una investigación muy emprendedora ya que la Borraja y Tilo son plantas muy común en nuestro medio y su consumo es bueno y sabroso.</text:p>
          </table:table-cell>
          <table:table-cell table:style-name="ce1" office:value-type="float" office:value="311836" calcext:value-type="float">
            <text:p>3118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2909" calcext:value-type="float">
            <text:p>572909</text:p>
          </table:table-cell>
          <table:table-cell table:style-name="ce1" office:value-type="string" calcext:value-type="string">
            <text:p>Muy bien</text:p>
          </table:table-cell>
          <table:table-cell table:style-name="ce1" office:value-type="float" office:value="572909" calcext:value-type="float">
            <text:p>5729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6151" calcext:value-type="float">
            <text:p>426151</text:p>
          </table:table-cell>
          <table:table-cell table:style-name="ce1" office:value-type="string" calcext:value-type="string">
            <text:p>se encuentra todos los temas solicitados</text:p>
          </table:table-cell>
          <table:table-cell table:style-name="ce1" office:value-type="float" office:value="426151" calcext:value-type="float">
            <text:p>4261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9221" calcext:value-type="float">
            <text:p>379221</text:p>
          </table:table-cell>
          <table:table-cell table:style-name="ce1" office:value-type="string" calcext:value-type="string">
            <text:p>Felicitaciones pero se podria mejorar</text:p>
          </table:table-cell>
          <table:table-cell table:style-name="ce1" office:value-type="float" office:value="379221" calcext:value-type="float">
            <text:p>37922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3716" calcext:value-type="float">
            <text:p>23716</text:p>
          </table:table-cell>
          <table:table-cell table:style-name="ce1" office:value-type="string" calcext:value-type="string">
            <text:p>Nothing!!</text:p>
          </table:table-cell>
          <table:table-cell table:style-name="ce1" office:value-type="float" office:value="23716" calcext:value-type="float">
            <text:p>2371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27907" calcext:value-type="float">
            <text:p>127907</text:p>
          </table:table-cell>
          <table:table-cell table:style-name="ce1" office:value-type="string" calcext:value-type="string">
            <text:p>las situaciones consideradas son superficiales sobre todo en: origen, antecedentes y factores mantenedores del, conflicto.</text:p>
            <text:p>Tomar en cuenta los tipos de comunicación y sus antecedentes.</text:p>
            <text:p>Analizar desde una perspectiva mediadora el caso.</text:p>
          </table:table-cell>
          <table:table-cell table:style-name="ce1" office:value-type="float" office:value="127907" calcext:value-type="float">
            <text:p>12790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2224" calcext:value-type="float">
            <text:p>612224</text:p>
          </table:table-cell>
          <table:table-cell table:style-name="ce1" office:value-type="string" calcext:value-type="string">
            <text:p>Excelente trabajo compañero/a la infografía está bien explicada y usa elementos gráficos para una mejor comprensión del tema</text:p>
          </table:table-cell>
          <table:table-cell table:style-name="ce1" office:value-type="float" office:value="612224" calcext:value-type="float">
            <text:p>61222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3899" calcext:value-type="float">
            <text:p>563899</text:p>
          </table:table-cell>
          <table:table-cell table:style-name="ce1" office:value-type="string" calcext:value-type="string">
            <text:p>en mi opinion hizo un buen video sobre la empresa que hizo que se llama panaderia y pasteleria union</text:p>
          </table:table-cell>
          <table:table-cell table:style-name="ce1" office:value-type="float" office:value="563899" calcext:value-type="float">
            <text:p>5638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2895" calcext:value-type="float">
            <text:p>482895</text:p>
          </table:table-cell>
          <table:table-cell table:style-name="ce1" office:value-type="string" calcext:value-type="string">
            <text:p>Excelente</text:p>
          </table:table-cell>
          <table:table-cell table:style-name="ce1" office:value-type="float" office:value="482895" calcext:value-type="float">
            <text:p>4828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2303" calcext:value-type="float">
            <text:p>332303</text:p>
          </table:table-cell>
          <table:table-cell table:style-name="ce1" office:value-type="string" calcext:value-type="string">
            <text:p>Excelente</text:p>
          </table:table-cell>
          <table:table-cell table:style-name="ce1" office:value-type="float" office:value="332303" calcext:value-type="float">
            <text:p>3323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5909" calcext:value-type="float">
            <text:p>185909</text:p>
          </table:table-cell>
          <table:table-cell table:style-name="ce1" office:value-type="string" calcext:value-type="string">
            <text:p>Se relaciona directamente con términos de marketing, llenando lo solicitado en las preguntas</text:p>
          </table:table-cell>
          <table:table-cell table:style-name="ce1" office:value-type="float" office:value="185909" calcext:value-type="float">
            <text:p>18590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18277" calcext:value-type="float">
            <text:p>218277</text:p>
          </table:table-cell>
          <table:table-cell table:style-name="ce1" office:value-type="string" calcext:value-type="string">
            <text:p>COULD INCLUDE MORE DETAILED INFORMATION</text:p>
          </table:table-cell>
          <table:table-cell table:style-name="ce1" office:value-type="float" office:value="218277" calcext:value-type="float">
            <text:p>21827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81318" calcext:value-type="float">
            <text:p>181318</text:p>
          </table:table-cell>
          <table:table-cell table:style-name="ce1" office:value-type="string" calcext:value-type="string">
            <text:p>en la primera pregunta directos son Ana y Carlos</text:p>
          </table:table-cell>
          <table:table-cell table:style-name="ce1" office:value-type="float" office:value="181318" calcext:value-type="float">
            <text:p>18131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82643" calcext:value-type="float">
            <text:p>382643</text:p>
          </table:table-cell>
          <table:table-cell table:style-name="ce1" office:value-type="string" calcext:value-type="string">
            <text:p>La información es muy escueta, no hay personajes ni conflicto.</text:p>
          </table:table-cell>
          <table:table-cell table:style-name="ce1" office:value-type="float" office:value="382643" calcext:value-type="float">
            <text:p>38264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3733" calcext:value-type="float">
            <text:p>533733</text:p>
          </table:table-cell>
          <table:table-cell table:style-name="ce1" office:value-type="string" calcext:value-type="string">
            <text:p>first aspect, theoretical foundation..!!!</text:p>
          </table:table-cell>
          <table:table-cell table:style-name="ce1" office:value-type="float" office:value="533733" calcext:value-type="float">
            <text:p>53373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46292" calcext:value-type="float">
            <text:p>446292</text:p>
          </table:table-cell>
          <table:table-cell table:style-name="ce1" office:value-type="string" calcext:value-type="string">
            <text:p>buen trabajo</text:p>
          </table:table-cell>
          <table:table-cell table:style-name="ce1" office:value-type="float" office:value="446292" calcext:value-type="float">
            <text:p>4462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7423" calcext:value-type="float">
            <text:p>177423</text:p>
          </table:table-cell>
          <table:table-cell table:style-name="ce1" office:value-type="string" calcext:value-type="string">
            <text:p>Los sobrinos también fueron nombrados</text:p>
          </table:table-cell>
          <table:table-cell table:style-name="ce1" office:value-type="float" office:value="177423" calcext:value-type="float">
            <text:p>17742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97247" calcext:value-type="float">
            <text:p>397247</text:p>
          </table:table-cell>
          <table:table-cell table:style-name="ce1" office:value-type="string" calcext:value-type="string">
            <text:p>Excelente saludos del Tena</text:p>
          </table:table-cell>
          <table:table-cell table:style-name="ce1" office:value-type="float" office:value="397247" calcext:value-type="float">
            <text:p>3972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2436" calcext:value-type="float">
            <text:p>512436</text:p>
          </table:table-cell>
          <table:table-cell table:style-name="ce1" office:value-type="string" calcext:value-type="string">
            <text:p>Excelente historia, ¡felicitaciones!.</text:p>
          </table:table-cell>
          <table:table-cell table:style-name="ce1" office:value-type="float" office:value="512436" calcext:value-type="float">
            <text:p>5124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2283" calcext:value-type="float">
            <text:p>92283</text:p>
          </table:table-cell>
          <table:table-cell table:style-name="ce1" office:value-type="string" calcext:value-type="string">
            <text:p>cumple con la tarea propuesta</text:p>
          </table:table-cell>
          <table:table-cell table:style-name="ce1" office:value-type="float" office:value="92283" calcext:value-type="float">
            <text:p>922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9640" calcext:value-type="float">
            <text:p>239640</text:p>
          </table:table-cell>
          <table:table-cell table:style-name="ce7" office:value-type="string" calcext:value-type="string">
            <text:p>No existe foto, por tanto no se cumple con lo solicitado para le Reto 2. Tampoco incluye información adicional, sin embargo, en este caso es contradictoria esta segunda parte de la evaluación entre pares porque se pide aquí que se evalúe una información adicional a la foto que no se pidió en las instrucciones. Por tanto, le doy la máxima puntuación en este aspecto.</text:p>
          </table:table-cell>
          <table:table-cell table:style-name="ce1" office:value-type="float" office:value="239640" calcext:value-type="float">
            <text:p>23964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13176" calcext:value-type="float">
            <text:p>113176</text:p>
          </table:table-cell>
          <table:table-cell table:style-name="ce1" office:value-type="string" calcext:value-type="string">
            <text:p>Excelente trabajo, ha incorporado preguntas abiertas y cerradas, y si cumple con el objetivo del mini reto.</text:p>
          </table:table-cell>
          <table:table-cell table:style-name="ce1" office:value-type="float" office:value="113176" calcext:value-type="float">
            <text:p>1131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738" calcext:value-type="float">
            <text:p>8738</text:p>
          </table:table-cell>
          <table:table-cell table:style-name="ce1" office:value-type="string" calcext:value-type="string">
            <text:p>Trabajo completo</text:p>
          </table:table-cell>
          <table:table-cell table:style-name="ce1" office:value-type="float" office:value="8738" calcext:value-type="float">
            <text:p>87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9655" calcext:value-type="float">
            <text:p>69655</text:p>
          </table:table-cell>
          <table:table-cell table:style-name="ce1" office:value-type="string" calcext:value-type="string">
            <text:p>ACEPTABLE, ENTREGA OPORTUNAMENTE EL APORTE</text:p>
          </table:table-cell>
          <table:table-cell table:style-name="ce1" office:value-type="float" office:value="69655" calcext:value-type="float">
            <text:p>696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2212" calcext:value-type="float">
            <text:p>262212</text:p>
          </table:table-cell>
          <table:table-cell table:style-name="ce1" office:value-type="string" calcext:value-type="string">
            <text:p>Muy buen trabajo!</text:p>
          </table:table-cell>
          <table:table-cell table:style-name="ce1" office:value-type="float" office:value="262212" calcext:value-type="float">
            <text:p>2622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2361" calcext:value-type="float">
            <text:p>382361</text:p>
          </table:table-cell>
          <table:table-cell table:style-name="ce7" office:value-type="string" calcext:value-type="string">
            <text:p>No entiendo en que mercado funcionaria eso, aunque es muy original y buena pienso que no tendrías un delfín de mascota, ni siquiera en un parque acuático, la otra opción es una ayuda a la especie; sin embargo deberías capturarlos para eso y <text:s/>pienso que al menos los delfines deberían ser libres, no creo que saques provecho ya que el objetivo es de hacer una empresa y generar ingresos.</text:p>
          </table:table-cell>
          <table:table-cell table:style-name="ce1" office:value-type="float" office:value="382361" calcext:value-type="float">
            <text:p>38236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8626" calcext:value-type="float">
            <text:p>18626</text:p>
          </table:table-cell>
          <table:table-cell table:style-name="ce1" office:value-type="string" calcext:value-type="string">
            <text:p>EXCELENTE!</text:p>
          </table:table-cell>
          <table:table-cell table:style-name="ce1" office:value-type="float" office:value="18626" calcext:value-type="float">
            <text:p>186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8766" calcext:value-type="float">
            <text:p>338766</text:p>
          </table:table-cell>
          <table:table-cell table:style-name="ce1" office:value-type="string" calcext:value-type="string">
            <text:p>Revisada su participación</text:p>
          </table:table-cell>
          <table:table-cell table:style-name="ce1" office:value-type="float" office:value="338766" calcext:value-type="float">
            <text:p>33876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58194" calcext:value-type="float">
            <text:p>458194</text:p>
          </table:table-cell>
          <table:table-cell table:style-name="ce1" office:value-type="string" calcext:value-type="string">
            <text:p>Felicitaciones pasate todo saludos desde el Tena</text:p>
          </table:table-cell>
          <table:table-cell table:style-name="ce1" office:value-type="float" office:value="458194" calcext:value-type="float">
            <text:p>4581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7519" calcext:value-type="float">
            <text:p>567519</text:p>
          </table:table-cell>
          <table:table-cell table:style-name="ce1" office:value-type="string" calcext:value-type="string">
            <text:p>Esra bien explicado</text:p>
          </table:table-cell>
          <table:table-cell table:style-name="ce1" office:value-type="float" office:value="567519" calcext:value-type="float">
            <text:p>5675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0882" calcext:value-type="float">
            <text:p>600882</text:p>
          </table:table-cell>
          <table:table-cell table:style-name="ce1" office:value-type="string" calcext:value-type="string">
            <text:p>Estimada Compañera no está su infografía</text:p>
          </table:table-cell>
          <table:table-cell table:style-name="ce1" office:value-type="float" office:value="600882" calcext:value-type="float">
            <text:p>60088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39569" calcext:value-type="float">
            <text:p>139569</text:p>
          </table:table-cell>
          <table:table-cell table:style-name="ce1" office:value-type="string" calcext:value-type="string">
            <text:p>Las contestaciones se refieren solo a un actor de los casos tanto de las posiciones como los intereses.</text:p>
          </table:table-cell>
          <table:table-cell table:style-name="ce1" office:value-type="float" office:value="139569" calcext:value-type="float">
            <text:p>13956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19884" calcext:value-type="float">
            <text:p>219884</text:p>
          </table:table-cell>
          <table:table-cell table:style-name="ce7" office:value-type="string" calcext:value-type="string">
            <text:p>El trabajo me parece muy bien. Mejorar a lo mejor en ser mas puntual en la respuesta, es decir diciendo lo mismo pero sin tanto texto. Esta muy bien a mi parecer el trabajo.</text:p>
          </table:table-cell>
          <table:table-cell table:style-name="ce1" office:value-type="float" office:value="219884" calcext:value-type="float">
            <text:p>2198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3546" calcext:value-type="float">
            <text:p>533546</text:p>
          </table:table-cell>
          <table:table-cell table:style-name="ce7" office:value-type="string" calcext:value-type="string">
            <text:p>Supo exactamente las referencias de la empresa coloco cada una acorde al análisis foda y también las imagenes y la presentación muy llamativa</text:p>
          </table:table-cell>
          <table:table-cell table:style-name="ce1" office:value-type="float" office:value="533546" calcext:value-type="float">
            <text:p>5335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2242" calcext:value-type="float">
            <text:p>282242</text:p>
          </table:table-cell>
          <table:table-cell table:style-name="ce7" office:value-type="string" calcext:value-type="string">
            <text:p>EL CONTENIDO ES TUVO BIEN, PERO LE FALTO IMAGENES A SU PRESENTACION. HUBIERA SIDO MUCHO MAS INTRETENIDO. SALUDOS</text:p>
          </table:table-cell>
          <table:table-cell table:style-name="ce1" office:value-type="float" office:value="282242" calcext:value-type="float">
            <text:p>28224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80271" calcext:value-type="float">
            <text:p>380271</text:p>
          </table:table-cell>
          <table:table-cell table:style-name="ce1" office:value-type="string" calcext:value-type="string">
            <text:p>Las letras no se ven muy bien en la segunda parte</text:p>
          </table:table-cell>
          <table:table-cell table:style-name="ce1" office:value-type="float" office:value="380271" calcext:value-type="float">
            <text:p>38027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36665" calcext:value-type="float">
            <text:p>336665</text:p>
          </table:table-cell>
          <table:table-cell table:style-name="ce1" office:value-type="string" calcext:value-type="string">
            <text:p>El trabajo era cronologia no ventajas</text:p>
          </table:table-cell>
          <table:table-cell table:style-name="ce1" office:value-type="float" office:value="336665" calcext:value-type="float">
            <text:p>33666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01437" calcext:value-type="float">
            <text:p>401437</text:p>
          </table:table-cell>
          <table:table-cell table:style-name="ce1" office:value-type="string" calcext:value-type="string">
            <text:p>Describe todo los pasos en orden .</text:p>
          </table:table-cell>
          <table:table-cell table:style-name="ce1" office:value-type="float" office:value="401437" calcext:value-type="float">
            <text:p>4014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910" calcext:value-type="float">
            <text:p>55910</text:p>
          </table:table-cell>
          <table:table-cell table:style-name="ce1" office:value-type="string" calcext:value-type="string">
            <text:p>NO SE PUDO VISUALIZAR LA INFOGRAFÍA</text:p>
          </table:table-cell>
          <table:table-cell table:style-name="ce1" office:value-type="float" office:value="55910" calcext:value-type="float">
            <text:p>5591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86429" calcext:value-type="float">
            <text:p>286429</text:p>
          </table:table-cell>
          <table:table-cell table:style-name="ce1" office:value-type="string" calcext:value-type="string">
            <text:p>Excelente trabajo</text:p>
          </table:table-cell>
          <table:table-cell table:style-name="ce1" office:value-type="float" office:value="286429" calcext:value-type="float">
            <text:p>2864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320" calcext:value-type="float">
            <text:p>29320</text:p>
          </table:table-cell>
          <table:table-cell table:style-name="ce1" office:value-type="string" calcext:value-type="string">
            <text:p>Todo queda claro. Buen trabajo</text:p>
          </table:table-cell>
          <table:table-cell table:style-name="ce1" office:value-type="float" office:value="29320" calcext:value-type="float">
            <text:p>293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4096" calcext:value-type="float">
            <text:p>524096</text:p>
          </table:table-cell>
          <table:table-cell table:style-name="ce1" office:value-type="string" calcext:value-type="string">
            <text:p>excelente, compañerismo siempre </text:p>
          </table:table-cell>
          <table:table-cell table:style-name="ce1" office:value-type="float" office:value="524096" calcext:value-type="float">
            <text:p>5240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662" calcext:value-type="float">
            <text:p>60662</text:p>
          </table:table-cell>
          <table:table-cell table:style-name="ce1" office:value-type="string" calcext:value-type="string">
            <text:p>TRABAJO MUY BIEN ELABORADO</text:p>
          </table:table-cell>
          <table:table-cell table:style-name="ce1" office:value-type="float" office:value="60662" calcext:value-type="float">
            <text:p>6066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8229" calcext:value-type="float">
            <text:p>508229</text:p>
          </table:table-cell>
          <table:table-cell table:style-name="ce1" office:value-type="string" calcext:value-type="string">
            <text:p>No a la distorsion</text:p>
          </table:table-cell>
          <table:table-cell table:style-name="ce1" office:value-type="float" office:value="508229" calcext:value-type="float">
            <text:p>50822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44558" calcext:value-type="float">
            <text:p>244558</text:p>
          </table:table-cell>
          <table:table-cell table:style-name="ce1" office:value-type="string" calcext:value-type="string">
            <text:p>Determina sólo las posiciones e intereses de uno de los actores de los casos.</text:p>
          </table:table-cell>
          <table:table-cell table:style-name="ce1" office:value-type="float" office:value="244558" calcext:value-type="float">
            <text:p>24455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67167" calcext:value-type="float">
            <text:p>367167</text:p>
          </table:table-cell>
          <table:table-cell table:style-name="ce1" office:value-type="string" calcext:value-type="string">
            <text:p>Muy bien Diana Carolina, suerte en el vídeo!</text:p>
          </table:table-cell>
          <table:table-cell table:style-name="ce1" office:value-type="float" office:value="367167" calcext:value-type="float">
            <text:p>3671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0675" calcext:value-type="float">
            <text:p>530675</text:p>
          </table:table-cell>
          <table:table-cell table:style-name="ce1" office:value-type="string" calcext:value-type="string">
            <text:p>BUEN ARGUMENTO</text:p>
          </table:table-cell>
          <table:table-cell table:style-name="ce1" office:value-type="float" office:value="530675" calcext:value-type="float">
            <text:p>5306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6657" calcext:value-type="float">
            <text:p>266657</text:p>
          </table:table-cell>
          <table:table-cell table:style-name="ce1" office:value-type="string" calcext:value-type="string">
            <text:p>very good</text:p>
          </table:table-cell>
          <table:table-cell table:style-name="ce1" office:value-type="float" office:value="266657" calcext:value-type="float">
            <text:p>2666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6524" calcext:value-type="float">
            <text:p>226524</text:p>
          </table:table-cell>
          <table:table-cell table:style-name="ce1" office:value-type="string" calcext:value-type="string">
            <text:p>Se respeta los tercios al momento de componer, no hay mucho aire y no se corta de manera brusca a las personas. </text:p>
          </table:table-cell>
          <table:table-cell table:style-name="ce1" office:value-type="float" office:value="226524" calcext:value-type="float">
            <text:p>22652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24207" calcext:value-type="float">
            <text:p>624207</text:p>
          </table:table-cell>
          <table:table-cell table:style-name="ce1" office:value-type="string" calcext:value-type="string">
            <text:p>ORIGINAL</text:p>
          </table:table-cell>
          <table:table-cell table:style-name="ce1" office:value-type="float" office:value="624207" calcext:value-type="float">
            <text:p>6242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197" calcext:value-type="float">
            <text:p>61197</text:p>
          </table:table-cell>
          <table:table-cell table:style-name="ce1" office:value-type="string" calcext:value-type="string">
            <text:p>Bien</text:p>
          </table:table-cell>
          <table:table-cell table:style-name="ce1" office:value-type="float" office:value="61197" calcext:value-type="float">
            <text:p>61197</text:p>
          </table:table-cell>
          <table:table-cell table:number-columns-repeated="1021"/>
        </table:table-row>
        <table:table-row table:style-name="ro1">
          <table:table-cell table:style-name="ce1" office:value-type="float" office:value="131439" calcext:value-type="float">
            <text:p>131439</text:p>
          </table:table-cell>
          <table:table-cell table:style-name="ce1" office:value-type="string" calcext:value-type="string">
            <text:p>Cumplio con el trabajo</text:p>
          </table:table-cell>
          <table:table-cell table:style-name="ce1" office:value-type="float" office:value="131439" calcext:value-type="float">
            <text:p>1314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0956" calcext:value-type="float">
            <text:p>320956</text:p>
          </table:table-cell>
          <table:table-cell table:style-name="ce1" office:value-type="string" calcext:value-type="string">
            <text:p>Lo hizo bien</text:p>
          </table:table-cell>
          <table:table-cell table:style-name="ce1" office:value-type="float" office:value="320956" calcext:value-type="float">
            <text:p>3209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2943" calcext:value-type="float">
            <text:p>242943</text:p>
          </table:table-cell>
          <table:table-cell table:style-name="ce7" office:value-type="string" calcext:value-type="string">
            <text:p>LE HACE FALTA LA MISIÓN Y VISIÓN DE LA EMPRESA, LO DEMÁS ESTA MUY BIEN COMO LOS OBJETIVOS, PLANES, ESTRATEGIAS Y EL ANÁLISIS DEL FODA DE LA EMPRESA.</text:p>
          </table:table-cell>
          <table:table-cell table:style-name="ce1" office:value-type="float" office:value="242943" calcext:value-type="float">
            <text:p>2429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3318" calcext:value-type="float">
            <text:p>393318</text:p>
          </table:table-cell>
          <table:table-cell table:style-name="ce1" office:value-type="string" calcext:value-type="string">
            <text:p>very good</text:p>
          </table:table-cell>
          <table:table-cell table:style-name="ce1" office:value-type="float" office:value="393318" calcext:value-type="float">
            <text:p>3933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9000" calcext:value-type="float">
            <text:p>569000</text:p>
          </table:table-cell>
          <table:table-cell table:style-name="ce1" office:value-type="string" calcext:value-type="string">
            <text:p>Muy bien</text:p>
          </table:table-cell>
          <table:table-cell table:style-name="ce1" office:value-type="float" office:value="569000" calcext:value-type="float">
            <text:p>5690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695" calcext:value-type="float">
            <text:p>34695</text:p>
          </table:table-cell>
          <table:table-cell table:style-name="ce7" office:value-type="string" calcext:value-type="string">
            <text:p>Sin duda alguna será una gran interpretación, nunca me había imaginado un tema de video clip así, sobre la meditación, será gracioso ver las diferentes formas de pensar de las personas. </text:p>
          </table:table-cell>
          <table:table-cell table:style-name="ce1" office:value-type="float" office:value="34695" calcext:value-type="float">
            <text:p>346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5746" calcext:value-type="float">
            <text:p>355746</text:p>
          </table:table-cell>
          <table:table-cell table:style-name="ce1" office:value-type="string" calcext:value-type="string">
            <text:p>Congratulations</text:p>
          </table:table-cell>
          <table:table-cell table:style-name="ce1" office:value-type="float" office:value="355746" calcext:value-type="float">
            <text:p>3557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8139" calcext:value-type="float">
            <text:p>358139</text:p>
          </table:table-cell>
          <table:table-cell table:style-name="ce1" office:value-type="string" calcext:value-type="string">
            <text:p>Carece de orden</text:p>
          </table:table-cell>
          <table:table-cell table:style-name="ce1" office:value-type="float" office:value="358139" calcext:value-type="float">
            <text:p>35813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66506" calcext:value-type="float">
            <text:p>366506</text:p>
          </table:table-cell>
          <table:table-cell table:style-name="ce7" office:value-type="string" calcext:value-type="string">
            <text:p>EN ALGUNAS RESPUESTAS FALTA MAYOR COMPRENSIÓN LECTORA DE LO SUCEDIDO PARA PODER PLASMAR DE MEJOR MANERA LAS SOLUCIONES</text:p>
          </table:table-cell>
          <table:table-cell table:style-name="ce1" office:value-type="float" office:value="366506" calcext:value-type="float">
            <text:p>36650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28144" calcext:value-type="float">
            <text:p>228144</text:p>
          </table:table-cell>
          <table:table-cell table:style-name="ce7" office:value-type="string" calcext:value-type="string">
            <text:p>el ángulo americano está muy corto y el ángulo picado parece cenital, para mí, puedo estar equivocado, pero todo bien. expresivas las fotos</text:p>
          </table:table-cell>
          <table:table-cell table:style-name="ce1" office:value-type="float" office:value="228144" calcext:value-type="float">
            <text:p>22814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56344" calcext:value-type="float">
            <text:p>156344</text:p>
          </table:table-cell>
          <table:table-cell table:style-name="ce1" office:value-type="string" calcext:value-type="string">
            <text:p>El juicio crítico era de hacer con el material que nos facilitaron del curso aparte de lo que usted a investigado.</text:p>
          </table:table-cell>
          <table:table-cell table:style-name="ce1" office:value-type="float" office:value="156344" calcext:value-type="float">
            <text:p>15634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2127" calcext:value-type="float">
            <text:p>582127</text:p>
          </table:table-cell>
          <table:table-cell table:style-name="ce1" office:value-type="string" calcext:value-type="string">
            <text:p>FELICITACIONES POR SU TRABAJO REALIZADO.</text:p>
          </table:table-cell>
          <table:table-cell table:style-name="ce1" office:value-type="float" office:value="582127" calcext:value-type="float">
            <text:p>5821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6657" calcext:value-type="float">
            <text:p>316657</text:p>
          </table:table-cell>
          <table:table-cell table:style-name="ce1" office:value-type="string" calcext:value-type="string">
            <text:p>Toda el contenido estaba detallado</text:p>
          </table:table-cell>
          <table:table-cell table:style-name="ce1" office:value-type="float" office:value="316657" calcext:value-type="float">
            <text:p>3166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941" calcext:value-type="float">
            <text:p>11941</text:p>
          </table:table-cell>
          <table:table-cell table:style-name="ce1" office:value-type="string" calcext:value-type="string">
            <text:p/>
            <text:p/>
          </table:table-cell>
          <table:table-cell table:style-name="ce1" office:value-type="float" office:value="11941" calcext:value-type="float">
            <text:p>1194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79400" calcext:value-type="float">
            <text:p>279400</text:p>
          </table:table-cell>
          <table:table-cell table:style-name="ce1" office:value-type="string" calcext:value-type="string">
            <text:p>muy bien Dayana sigue adelante</text:p>
          </table:table-cell>
          <table:table-cell table:style-name="ce1" office:value-type="float" office:value="279400" calcext:value-type="float">
            <text:p>2794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5272" calcext:value-type="float">
            <text:p>115272</text:p>
          </table:table-cell>
          <table:table-cell table:style-name="ce1" office:value-type="string" calcext:value-type="string">
            <text:p>Buenos días. <text:s/>La encuesta me parece bien para una persona que conoce de autos, sin embargo, si fuere el caso de una persona que esta interesada en comparar un auto pero desconoce en detalle del tema, que pasaría. Tal vez se sienta incomodo al no saber y probablemente se invente la información, es recomendable manejar un lenguaje inclusivo. </text:p>
          </table:table-cell>
          <table:table-cell table:style-name="ce1" office:value-type="float" office:value="115272" calcext:value-type="float">
            <text:p>1152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5631" calcext:value-type="float">
            <text:p>545631</text:p>
          </table:table-cell>
          <table:table-cell table:style-name="ce1" office:value-type="string" calcext:value-type="string">
            <text:p>Muy creativa, en general muy bueno.</text:p>
          </table:table-cell>
          <table:table-cell table:style-name="ce1" office:value-type="float" office:value="545631" calcext:value-type="float">
            <text:p>5456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9023" calcext:value-type="float">
            <text:p>359023</text:p>
          </table:table-cell>
          <table:table-cell table:style-name="ce1" office:value-type="string" calcext:value-type="string">
            <text:p>Un informe excelente</text:p>
          </table:table-cell>
          <table:table-cell table:style-name="ce1" office:value-type="float" office:value="359023" calcext:value-type="float">
            <text:p>3590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8022" calcext:value-type="float">
            <text:p>328022</text:p>
          </table:table-cell>
          <table:table-cell table:style-name="ce1" office:value-type="string" calcext:value-type="string">
            <text:p>Buen trabajo.</text:p>
          </table:table-cell>
          <table:table-cell table:style-name="ce1" office:value-type="float" office:value="328022" calcext:value-type="float">
            <text:p>3280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8206" calcext:value-type="float">
            <text:p>368206</text:p>
          </table:table-cell>
          <table:table-cell table:style-name="ce1" office:value-type="string" calcext:value-type="string">
            <text:p>Bien compañero espero que vea mi vídeo TE AMARE POR SIEMPRE</text:p>
          </table:table-cell>
          <table:table-cell table:style-name="ce1" office:value-type="float" office:value="368206" calcext:value-type="float">
            <text:p>3682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8286" calcext:value-type="float">
            <text:p>298286</text:p>
          </table:table-cell>
          <table:table-cell table:style-name="ce1" office:value-type="string" calcext:value-type="string">
            <text:p>Excelente trabajo compañero</text:p>
          </table:table-cell>
          <table:table-cell table:style-name="ce1" office:value-type="float" office:value="298286" calcext:value-type="float">
            <text:p>2982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2107" calcext:value-type="float">
            <text:p>582107</text:p>
          </table:table-cell>
          <table:table-cell table:style-name="ce1" office:value-type="string" calcext:value-type="string">
            <text:p>Felicitaciones Usted maestra o maestro ah trabajado con esmero, dedicación de manera muy eficiente y eficaz </text:p>
          </table:table-cell>
          <table:table-cell table:style-name="ce1" office:value-type="float" office:value="582107" calcext:value-type="float">
            <text:p>5821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7264" calcext:value-type="float">
            <text:p>417264</text:p>
          </table:table-cell>
          <table:table-cell table:style-name="ce1" office:value-type="string" calcext:value-type="string">
            <text:p>muy chevere el tema, suerte</text:p>
          </table:table-cell>
          <table:table-cell table:style-name="ce1" office:value-type="float" office:value="417264" calcext:value-type="float">
            <text:p>4172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3633" calcext:value-type="float">
            <text:p>93633</text:p>
          </table:table-cell>
          <table:table-cell table:style-name="ce1" office:value-type="string" calcext:value-type="string">
            <text:p>easily found the authors in the alphabet soup</text:p>
            <text:p/>
          </table:table-cell>
          <table:table-cell table:style-name="ce1" office:value-type="float" office:value="93633" calcext:value-type="float">
            <text:p>9363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45588" calcext:value-type="float">
            <text:p>445588</text:p>
          </table:table-cell>
          <table:table-cell table:style-name="ce1" office:value-type="string" calcext:value-type="string">
            <text:p>falta informacion</text:p>
          </table:table-cell>
          <table:table-cell table:style-name="ce1" office:value-type="float" office:value="445588" calcext:value-type="float">
            <text:p>44558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84750" calcext:value-type="float">
            <text:p>384750</text:p>
          </table:table-cell>
          <table:table-cell table:style-name="ce1" office:value-type="string" calcext:value-type="string">
            <text:p>Buen trabajo</text:p>
          </table:table-cell>
          <table:table-cell table:style-name="ce1" office:value-type="float" office:value="384750" calcext:value-type="float">
            <text:p>3847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800" calcext:value-type="float">
            <text:p>59800</text:p>
          </table:table-cell>
          <table:table-cell table:style-name="ce1" office:value-type="string" calcext:value-type="string">
            <text:p>....</text:p>
          </table:table-cell>
          <table:table-cell table:style-name="ce1" office:value-type="float" office:value="59800" calcext:value-type="float">
            <text:p>5980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70426" calcext:value-type="float">
            <text:p>370426</text:p>
          </table:table-cell>
          <table:table-cell table:style-name="ce1" office:value-type="string" calcext:value-type="string">
            <text:p>Buen trabajo</text:p>
          </table:table-cell>
          <table:table-cell table:style-name="ce1" office:value-type="float" office:value="370426" calcext:value-type="float">
            <text:p>3704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2327" calcext:value-type="float">
            <text:p>512327</text:p>
          </table:table-cell>
          <table:table-cell table:style-name="ce1" office:value-type="string" calcext:value-type="string">
            <text:p>No existe vídeo</text:p>
          </table:table-cell>
          <table:table-cell table:style-name="ce1" office:value-type="float" office:value="512327" calcext:value-type="float">
            <text:p>51232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80874" calcext:value-type="float">
            <text:p>380874</text:p>
          </table:table-cell>
          <table:table-cell table:style-name="ce1" office:value-type="string" calcext:value-type="string">
            <text:p>Buen trabajo</text:p>
          </table:table-cell>
          <table:table-cell table:style-name="ce1" office:value-type="float" office:value="380874" calcext:value-type="float">
            <text:p>38087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4997" calcext:value-type="float">
            <text:p>424997</text:p>
          </table:table-cell>
          <table:table-cell table:style-name="ce1" office:value-type="string" calcext:value-type="string">
            <text:p>Muy buen trabajo</text:p>
          </table:table-cell>
          <table:table-cell table:style-name="ce1" office:value-type="float" office:value="424997" calcext:value-type="float">
            <text:p>4249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5435" calcext:value-type="float">
            <text:p>545435</text:p>
          </table:table-cell>
          <table:table-cell table:style-name="ce1" office:value-type="string" calcext:value-type="string">
            <text:p>:)</text:p>
          </table:table-cell>
          <table:table-cell table:style-name="ce1" office:value-type="float" office:value="545435" calcext:value-type="float">
            <text:p>54543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56176" calcext:value-type="float">
            <text:p>156176</text:p>
          </table:table-cell>
          <table:table-cell table:style-name="ce1" office:value-type="string" calcext:value-type="string">
            <text:p>la redacción fue coherente, sin embargo a partir de la pregunta 4, no se dieron opciones de respuesta, de esta manera crea un tipo de encuesta mixta.</text:p>
          </table:table-cell>
          <table:table-cell table:style-name="ce1" office:value-type="float" office:value="156176" calcext:value-type="float">
            <text:p>15617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15692" calcext:value-type="float">
            <text:p>515692</text:p>
          </table:table-cell>
          <table:table-cell table:style-name="ce1" office:value-type="string" calcext:value-type="string">
            <text:p>Falto la comparación del orgánulo y el objeto de su alrededor además, se paso del <text:s/>límite de palabras </text:p>
          </table:table-cell>
          <table:table-cell table:style-name="ce1" office:value-type="float" office:value="515692" calcext:value-type="float">
            <text:p>51569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41695" calcext:value-type="float">
            <text:p>341695</text:p>
          </table:table-cell>
          <table:table-cell table:style-name="ce1" office:value-type="string" calcext:value-type="string">
            <text:p>Excelente trabajo,</text:p>
            <text:p/>
            <text:p>Éxitos en el curso....</text:p>
          </table:table-cell>
          <table:table-cell table:style-name="ce1" office:value-type="float" office:value="341695" calcext:value-type="float">
            <text:p>3416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7913" calcext:value-type="float">
            <text:p>557913</text:p>
          </table:table-cell>
          <table:table-cell table:style-name="ce1" office:value-type="float" office:value="10" calcext:value-type="float">
            <text:p>10</text:p>
          </table:table-cell>
          <table:table-cell table:style-name="ce1" office:value-type="float" office:value="557913" calcext:value-type="float">
            <text:p>55791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4149" calcext:value-type="float">
            <text:p>14149</text:p>
          </table:table-cell>
          <table:table-cell table:style-name="ce1" office:value-type="string" calcext:value-type="string">
            <text:p>¡Muy Bien !</text:p>
          </table:table-cell>
          <table:table-cell table:style-name="ce1" office:value-type="float" office:value="14149" calcext:value-type="float">
            <text:p>141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2330" calcext:value-type="float">
            <text:p>192330</text:p>
          </table:table-cell>
          <table:table-cell table:style-name="ce1" office:value-type="string" calcext:value-type="string">
            <text:p>El video es privado y no puede visualizarse, ademas no coloca el enlace de facebook para verificar información</text:p>
          </table:table-cell>
          <table:table-cell table:style-name="ce1" office:value-type="float" office:value="192330" calcext:value-type="float">
            <text:p>19233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35287" calcext:value-type="float">
            <text:p>635287</text:p>
          </table:table-cell>
          <table:table-cell table:style-name="ce1" office:value-type="string" calcext:value-type="string">
            <text:p>buen trabajo</text:p>
          </table:table-cell>
          <table:table-cell table:style-name="ce1" office:value-type="float" office:value="635287" calcext:value-type="float">
            <text:p>6352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8012" calcext:value-type="float">
            <text:p>198012</text:p>
          </table:table-cell>
          <table:table-cell table:style-name="ce1" office:value-type="string" calcext:value-type="string">
            <text:p/>
            <text:p>The answers should contain a maximum of 100 words. </text:p>
          </table:table-cell>
          <table:table-cell table:style-name="ce1" office:value-type="float" office:value="198012" calcext:value-type="float">
            <text:p>19801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32549" calcext:value-type="float">
            <text:p>232549</text:p>
          </table:table-cell>
          <table:table-cell table:style-name="ce1" office:value-type="string" calcext:value-type="string">
            <text:p>excelentes fotografías :)</text:p>
          </table:table-cell>
          <table:table-cell table:style-name="ce1" office:value-type="float" office:value="232549" calcext:value-type="float">
            <text:p>2325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2556" calcext:value-type="float">
            <text:p>182556</text:p>
          </table:table-cell>
          <table:table-cell table:style-name="ce1" office:value-type="string" calcext:value-type="string">
            <text:p>Ninguna</text:p>
          </table:table-cell>
          <table:table-cell table:style-name="ce1" office:value-type="float" office:value="182556" calcext:value-type="float">
            <text:p>18255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45241" calcext:value-type="float">
            <text:p>645241</text:p>
          </table:table-cell>
          <table:table-cell table:style-name="ce1" office:value-type="string" calcext:value-type="string">
            <text:p>buen trabajo</text:p>
          </table:table-cell>
          <table:table-cell table:style-name="ce1" office:value-type="float" office:value="645241" calcext:value-type="float">
            <text:p>6452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740" calcext:value-type="float">
            <text:p>62740</text:p>
          </table:table-cell>
          <table:table-cell table:style-name="ce1" office:value-type="string" calcext:value-type="string">
            <text:p>no cumple con los requisitos y puede mejorar en la escritura.</text:p>
          </table:table-cell>
          <table:table-cell table:style-name="ce1" office:value-type="float" office:value="62740" calcext:value-type="float">
            <text:p>6274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49736" calcext:value-type="float">
            <text:p>649736</text:p>
          </table:table-cell>
          <table:table-cell table:style-name="ce1" office:value-type="string" calcext:value-type="string">
            <text:p>Very Good!!</text:p>
          </table:table-cell>
          <table:table-cell table:style-name="ce1" office:value-type="float" office:value="649736" calcext:value-type="float">
            <text:p>6497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5418" calcext:value-type="float">
            <text:p>495418</text:p>
          </table:table-cell>
          <table:table-cell table:style-name="ce1" office:value-type="string" calcext:value-type="string">
            <text:p>La cuadrícula no está totalmente terminada.</text:p>
          </table:table-cell>
          <table:table-cell table:style-name="ce1" office:value-type="float" office:value="495418" calcext:value-type="float">
            <text:p>49541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23907" calcext:value-type="float">
            <text:p>223907</text:p>
          </table:table-cell>
          <table:table-cell table:style-name="ce1" office:value-type="string" calcext:value-type="string">
            <text:p>Excelente</text:p>
          </table:table-cell>
          <table:table-cell table:style-name="ce1" office:value-type="float" office:value="223907" calcext:value-type="float">
            <text:p>2239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0806" calcext:value-type="float">
            <text:p>530806</text:p>
          </table:table-cell>
          <table:table-cell table:style-name="ce1" office:value-type="string" calcext:value-type="string">
            <text:p>muy bien :)</text:p>
          </table:table-cell>
          <table:table-cell table:style-name="ce1" office:value-type="float" office:value="530806" calcext:value-type="float">
            <text:p>5308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3228" calcext:value-type="float">
            <text:p>653228</text:p>
          </table:table-cell>
          <table:table-cell table:style-name="ce1" office:value-type="string" calcext:value-type="string">
            <text:p>Es un resumen que debería ampliarse un poco más en el alcance de la marca.</text:p>
          </table:table-cell>
          <table:table-cell table:style-name="ce1" office:value-type="float" office:value="653228" calcext:value-type="float">
            <text:p>65322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47506" calcext:value-type="float">
            <text:p>247506</text:p>
          </table:table-cell>
          <table:table-cell table:style-name="ce1" office:value-type="string" calcext:value-type="string">
            <text:p>Por el esfuerzo se le consigno una nota media.</text:p>
            <text:p>Debe leer las instrucciones para realizar el trabajo de una forma optima.</text:p>
          </table:table-cell>
          <table:table-cell table:style-name="ce1" office:value-type="float" office:value="247506" calcext:value-type="float">
            <text:p>24750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51108" calcext:value-type="float">
            <text:p>651108</text:p>
          </table:table-cell>
          <table:table-cell table:style-name="ce1" office:value-type="string" calcext:value-type="string">
            <text:p>excelente presentacion</text:p>
          </table:table-cell>
          <table:table-cell table:style-name="ce1" office:value-type="float" office:value="651108" calcext:value-type="float">
            <text:p>6511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774" calcext:value-type="float">
            <text:p>25774</text:p>
          </table:table-cell>
          <table:table-cell table:style-name="ce1" office:value-type="string" calcext:value-type="string">
            <text:p>No presenta ninguna referencia bibliográfica.</text:p>
            <text:p/>
          </table:table-cell>
          <table:table-cell table:style-name="ce1" office:value-type="float" office:value="25774" calcext:value-type="float">
            <text:p>2577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8957" calcext:value-type="float">
            <text:p>88957</text:p>
          </table:table-cell>
          <table:table-cell table:style-name="ce1" office:value-type="string" calcext:value-type="string">
            <text:p>Muy respetable su opinión. Solo sugieroque <text:s/>en lo posible, sus respuestas sean más concisas.</text:p>
          </table:table-cell>
          <table:table-cell table:style-name="ce1" office:value-type="float" office:value="88957" calcext:value-type="float">
            <text:p>889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7472" calcext:value-type="float">
            <text:p>657472</text:p>
          </table:table-cell>
          <table:table-cell table:style-name="ce1" office:value-type="string" calcext:value-type="string">
            <text:p>Siga con el mismo entusiasmo para sus nuevos conocimientos de los tema</text:p>
          </table:table-cell>
          <table:table-cell table:style-name="ce1" office:value-type="float" office:value="657472" calcext:value-type="float">
            <text:p>6574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2118" calcext:value-type="float">
            <text:p>342118</text:p>
          </table:table-cell>
          <table:table-cell table:style-name="ce1" office:value-type="string" calcext:value-type="string">
            <text:p>Excelente</text:p>
          </table:table-cell>
          <table:table-cell table:style-name="ce1" office:value-type="float" office:value="342118" calcext:value-type="float">
            <text:p>3421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0041" calcext:value-type="float">
            <text:p>100041</text:p>
          </table:table-cell>
          <table:table-cell table:style-name="ce1" office:value-type="string" calcext:value-type="string">
            <text:p>Excelente, buen trabajo.</text:p>
          </table:table-cell>
          <table:table-cell table:style-name="ce1" office:value-type="float" office:value="100041" calcext:value-type="float">
            <text:p>1000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5594" calcext:value-type="float">
            <text:p>575594</text:p>
          </table:table-cell>
          <table:table-cell table:style-name="ce1" office:value-type="string" calcext:value-type="string">
            <text:p>Llama la atención el orden del Trabajo y la puntuación de las normas</text:p>
          </table:table-cell>
          <table:table-cell table:style-name="ce1" office:value-type="float" office:value="575594" calcext:value-type="float">
            <text:p>5755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8986" calcext:value-type="float">
            <text:p>568986</text:p>
          </table:table-cell>
          <table:table-cell table:style-name="ce1" office:value-type="string" calcext:value-type="string">
            <text:p>BUENA PRESENTACION, COMPAÑERO (A). EN SU TRABAJO Y FECILITACIONES.</text:p>
          </table:table-cell>
          <table:table-cell table:style-name="ce1" office:value-type="float" office:value="568986" calcext:value-type="float">
            <text:p>5689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1800" calcext:value-type="float">
            <text:p>511800</text:p>
          </table:table-cell>
          <table:table-cell table:style-name="ce1" office:value-type="string" calcext:value-type="string">
            <text:p>Perfecto</text:p>
          </table:table-cell>
          <table:table-cell table:style-name="ce1" office:value-type="float" office:value="511800" calcext:value-type="float">
            <text:p>5118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430" calcext:value-type="float">
            <text:p>35430</text:p>
          </table:table-cell>
          <table:table-cell table:style-name="ce1" office:value-type="string" calcext:value-type="string">
            <text:p>Mejorar las respuestas para entender mejor.</text:p>
          </table:table-cell>
          <table:table-cell table:style-name="ce1" office:value-type="float" office:value="35430" calcext:value-type="float">
            <text:p>3543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2352" calcext:value-type="float">
            <text:p>582352</text:p>
          </table:table-cell>
          <table:table-cell table:style-name="ce1" office:value-type="string" calcext:value-type="string">
            <text:p>Muy bien.</text:p>
          </table:table-cell>
          <table:table-cell table:style-name="ce1" office:value-type="float" office:value="582352" calcext:value-type="float">
            <text:p>58235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1667" calcext:value-type="float">
            <text:p>311667</text:p>
          </table:table-cell>
          <table:table-cell table:style-name="ce1" office:value-type="string" calcext:value-type="string">
            <text:p>A la tarea le folto agregar el valor nutricional de los alimentos..</text:p>
          </table:table-cell>
          <table:table-cell table:style-name="ce1" office:value-type="float" office:value="311667" calcext:value-type="float">
            <text:p>31166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03565" calcext:value-type="float">
            <text:p>103565</text:p>
          </table:table-cell>
          <table:table-cell table:style-name="ce4" office:value-type="string" calcext:value-type="string">
            <text:p><text:a xlink:href="http://dataviz.utpl.edu.ec/opencampus/revisar.htm?hash=2ecc2f3360ada12abca9cde958eda" xlink:type="simple">http://dataviz.utpl.edu.ec/opencampus/revisar.htm?hash=2ecc2f3360ada12abca9cde958eda</text:a></text:p>
          </table:table-cell>
          <table:table-cell table:style-name="ce1" office:value-type="float" office:value="103565" calcext:value-type="float">
            <text:p>10356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95755" calcext:value-type="float">
            <text:p>495755</text:p>
          </table:table-cell>
          <table:table-cell table:style-name="ce1" office:value-type="string" calcext:value-type="string">
            <text:p><text:s/>Saludos Cordiales, a luchar contra los prejuicios y muchos ánimos para vencerlos...</text:p>
          </table:table-cell>
          <table:table-cell table:style-name="ce1" office:value-type="float" office:value="495755" calcext:value-type="float">
            <text:p>49575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7534" calcext:value-type="float">
            <text:p>17534</text:p>
          </table:table-cell>
          <table:table-cell table:style-name="ce1" office:value-type="string" calcext:value-type="string">
            <text:p>Perfecto</text:p>
          </table:table-cell>
          <table:table-cell table:style-name="ce1" office:value-type="float" office:value="17534" calcext:value-type="float">
            <text:p>175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2806" calcext:value-type="float">
            <text:p>142806</text:p>
          </table:table-cell>
          <table:table-cell table:style-name="ce1" office:value-type="string" calcext:value-type="string">
            <text:p>En la respuesta a los intereses de la clinica, usted escribió \"La clínica \"La saludable\" niega aceptar el error y dice que es una nueva dolencia\". Esto es la posición de la clínica no un interés.</text:p>
          </table:table-cell>
          <table:table-cell table:style-name="ce1" office:value-type="float" office:value="142806" calcext:value-type="float">
            <text:p>14280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89852" calcext:value-type="float">
            <text:p>489852</text:p>
          </table:table-cell>
          <table:table-cell table:style-name="ce1" office:value-type="string" calcext:value-type="string">
            <text:p>la captura esta muy alejada no se logra percibir las letras..</text:p>
          </table:table-cell>
          <table:table-cell table:style-name="ce1" office:value-type="float" office:value="489852" calcext:value-type="float">
            <text:p>48985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23451" calcext:value-type="float">
            <text:p>423451</text:p>
          </table:table-cell>
          <table:table-cell table:style-name="ce1" office:value-type="string" calcext:value-type="string">
            <text:p>La calificación es debido a que no posee la informacion requerida, recargar archivo.</text:p>
          </table:table-cell>
          <table:table-cell table:style-name="ce1" office:value-type="float" office:value="423451" calcext:value-type="float">
            <text:p>42345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69751" calcext:value-type="float">
            <text:p>469751</text:p>
          </table:table-cell>
          <table:table-cell table:style-name="ce1" office:value-type="string" calcext:value-type="string">
            <text:p>buen trabajo</text:p>
          </table:table-cell>
          <table:table-cell table:style-name="ce1" office:value-type="float" office:value="469751" calcext:value-type="float">
            <text:p>4697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3438" calcext:value-type="float">
            <text:p>93438</text:p>
          </table:table-cell>
          <table:table-cell table:style-name="ce1" office:value-type="string" calcext:value-type="string">
            <text:p>La respuesta es apropiada para este tipo de trabajos.</text:p>
          </table:table-cell>
          <table:table-cell table:style-name="ce1" office:value-type="float" office:value="93438" calcext:value-type="float">
            <text:p>934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9459" calcext:value-type="float">
            <text:p>369459</text:p>
          </table:table-cell>
          <table:table-cell table:style-name="ce1" office:value-type="string" calcext:value-type="string">
            <text:p>Genialidad</text:p>
          </table:table-cell>
          <table:table-cell table:style-name="ce1" office:value-type="float" office:value="369459" calcext:value-type="float">
            <text:p>3694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6861" calcext:value-type="float">
            <text:p>226861</text:p>
          </table:table-cell>
          <table:table-cell table:style-name="ce1" office:value-type="string" calcext:value-type="string">
            <text:p>muy buenas fotos! Considero que el plano americano tiene mucho aire superior y <text:s/>lateral derecha.</text:p>
          </table:table-cell>
          <table:table-cell table:style-name="ce1" office:value-type="float" office:value="226861" calcext:value-type="float">
            <text:p>2268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7818" calcext:value-type="float">
            <text:p>257818</text:p>
          </table:table-cell>
          <table:table-cell table:style-name="ce1" office:value-type="string" calcext:value-type="string">
            <text:p>Buen trabajo</text:p>
          </table:table-cell>
          <table:table-cell table:style-name="ce1" office:value-type="float" office:value="257818" calcext:value-type="float">
            <text:p>2578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7407" calcext:value-type="float">
            <text:p>427407</text:p>
          </table:table-cell>
          <table:table-cell table:style-name="ce1" office:value-type="string" calcext:value-type="string">
            <text:p>Felicitaciones muy buen trabajo</text:p>
          </table:table-cell>
          <table:table-cell table:style-name="ce1" office:value-type="float" office:value="427407" calcext:value-type="float">
            <text:p>4274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5298" calcext:value-type="float">
            <text:p>125298</text:p>
          </table:table-cell>
          <table:table-cell table:style-name="ce1" office:value-type="string" calcext:value-type="string">
            <text:p>Solo buscan el beneficio propio exigiendo sin ver la parte del actuado y siendo este el empleador.</text:p>
          </table:table-cell>
          <table:table-cell table:style-name="ce1" office:value-type="float" office:value="125298" calcext:value-type="float">
            <text:p>12529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6152" calcext:value-type="float">
            <text:p>66152</text:p>
          </table:table-cell>
          <table:table-cell table:style-name="ce1" office:value-type="string" calcext:value-type="string">
            <text:p>No se puede visualizar bien</text:p>
          </table:table-cell>
          <table:table-cell table:style-name="ce1" office:value-type="float" office:value="66152" calcext:value-type="float">
            <text:p>6615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58437" calcext:value-type="float">
            <text:p>658437</text:p>
          </table:table-cell>
          <table:table-cell table:style-name="ce1" office:value-type="string" calcext:value-type="string">
            <text:p>Correcto.</text:p>
          </table:table-cell>
          <table:table-cell table:style-name="ce1" office:value-type="float" office:value="658437" calcext:value-type="float">
            <text:p>6584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0005" calcext:value-type="float">
            <text:p>360005</text:p>
          </table:table-cell>
          <table:table-cell table:style-name="ce1" office:value-type="string" calcext:value-type="string">
            <text:p>Muy buen trabajo, existe orden y presentación. Felicidades</text:p>
          </table:table-cell>
          <table:table-cell table:style-name="ce1" office:value-type="float" office:value="360005" calcext:value-type="float">
            <text:p>36000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4458" calcext:value-type="float">
            <text:p>624458</text:p>
          </table:table-cell>
          <table:table-cell table:style-name="ce1" office:value-type="string" calcext:value-type="string">
            <text:p>Muy bien</text:p>
          </table:table-cell>
          <table:table-cell table:style-name="ce1" office:value-type="float" office:value="624458" calcext:value-type="float">
            <text:p>62445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1183" calcext:value-type="float">
            <text:p>541183</text:p>
          </table:table-cell>
          <table:table-cell table:style-name="ce1" office:value-type="string" calcext:value-type="string">
            <text:p>completo</text:p>
          </table:table-cell>
          <table:table-cell table:style-name="ce1" office:value-type="float" office:value="541183" calcext:value-type="float">
            <text:p>5411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1691" calcext:value-type="float">
            <text:p>441691</text:p>
          </table:table-cell>
          <table:table-cell table:style-name="ce1" office:value-type="string" calcext:value-type="string">
            <text:p>Buen trabajo</text:p>
          </table:table-cell>
          <table:table-cell table:style-name="ce1" office:value-type="float" office:value="441691" calcext:value-type="float">
            <text:p>4416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2014" calcext:value-type="float">
            <text:p>622014</text:p>
          </table:table-cell>
          <table:table-cell table:style-name="ce1" office:value-type="string" calcext:value-type="string">
            <text:p>Interesante la fruta, incluir imágenes.</text:p>
          </table:table-cell>
          <table:table-cell table:style-name="ce1" office:value-type="float" office:value="622014" calcext:value-type="float">
            <text:p>62201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1612" calcext:value-type="float">
            <text:p>281612</text:p>
          </table:table-cell>
          <table:table-cell table:style-name="ce1" office:value-type="string" calcext:value-type="string">
            <text:p>Excelente</text:p>
          </table:table-cell>
          <table:table-cell table:style-name="ce1" office:value-type="float" office:value="281612" calcext:value-type="float">
            <text:p>2816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2849" calcext:value-type="float">
            <text:p>92849</text:p>
          </table:table-cell>
          <table:table-cell table:style-name="ce1" office:value-type="string" calcext:value-type="string">
            <text:p>Todo está bien.</text:p>
          </table:table-cell>
          <table:table-cell table:style-name="ce1" office:value-type="float" office:value="92849" calcext:value-type="float">
            <text:p>928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8879" calcext:value-type="float">
            <text:p>628879</text:p>
          </table:table-cell>
          <table:table-cell table:style-name="ce1" office:value-type="string" calcext:value-type="string">
            <text:p>Falta Objetivo y tipo de objetivo</text:p>
          </table:table-cell>
          <table:table-cell table:style-name="ce1" office:value-type="float" office:value="628879" calcext:value-type="float">
            <text:p>62887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17146" calcext:value-type="float">
            <text:p>117146</text:p>
          </table:table-cell>
          <table:table-cell table:style-name="ce1" office:value-type="string" calcext:value-type="string">
            <text:p>contestar las preguntas puedo entender que tipo de vehículo busca el cliente, sin embargo, existen fallas en la gramática y sintaxis de las preguntas, existen algunas a las que le faltan palabras, signos, etc.</text:p>
          </table:table-cell>
          <table:table-cell table:style-name="ce1" office:value-type="float" office:value="117146" calcext:value-type="float">
            <text:p>11714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5511" calcext:value-type="float">
            <text:p>45511</text:p>
          </table:table-cell>
          <table:table-cell table:style-name="ce1" office:value-type="string" calcext:value-type="string">
            <text:p>Ideas claras y imágenes acordes al tema.</text:p>
          </table:table-cell>
          <table:table-cell table:style-name="ce1" office:value-type="float" office:value="45511" calcext:value-type="float">
            <text:p>455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1823" calcext:value-type="float">
            <text:p>531823</text:p>
          </table:table-cell>
          <table:table-cell table:style-name="ce1" office:value-type="string" calcext:value-type="string">
            <text:p>Buen trabajo</text:p>
          </table:table-cell>
          <table:table-cell table:style-name="ce1" office:value-type="float" office:value="531823" calcext:value-type="float">
            <text:p>5318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5051" calcext:value-type="float">
            <text:p>185051</text:p>
          </table:table-cell>
          <table:table-cell table:style-name="ce1" office:value-type="string" calcext:value-type="string">
            <text:p>Excelente trabajo</text:p>
          </table:table-cell>
          <table:table-cell table:style-name="ce1" office:value-type="float" office:value="185051" calcext:value-type="float">
            <text:p>1850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0411" calcext:value-type="float">
            <text:p>370411</text:p>
          </table:table-cell>
          <table:table-cell table:style-name="ce1" office:value-type="string" calcext:value-type="string">
            <text:p>Cumple corréctamente con la actividad solicitada.</text:p>
          </table:table-cell>
          <table:table-cell table:style-name="ce1" office:value-type="float" office:value="370411" calcext:value-type="float">
            <text:p>3704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3059" calcext:value-type="float">
            <text:p>353059</text:p>
          </table:table-cell>
          <table:table-cell table:style-name="ce7" office:value-type="string" calcext:value-type="string">
            <text:p>Dado que la actividad fue algo confusa, no quiere decir que se realice de cualquier forma y no que haya un orden en la presentación, en donde se distinga el título general pero los gráficos están bien </text:p>
          </table:table-cell>
          <table:table-cell table:style-name="ce1" office:value-type="float" office:value="353059" calcext:value-type="float">
            <text:p>35305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57913" calcext:value-type="float">
            <text:p>157913</text:p>
          </table:table-cell>
          <table:table-cell table:style-name="ce1" office:value-type="string" calcext:value-type="string">
            <text:p>Genial continua así</text:p>
          </table:table-cell>
          <table:table-cell table:style-name="ce1" office:value-type="float" office:value="157913" calcext:value-type="float">
            <text:p>1579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0937" calcext:value-type="float">
            <text:p>470937</text:p>
          </table:table-cell>
          <table:table-cell table:style-name="ce1" office:value-type="string" calcext:value-type="string">
            <text:p>Estimada JENNIFFER NIETO, el reto es resolver un crucigrama propuesto, que consta de celdas para ubicar las letras de las palabras, en su trabajo, la cuadrícula está incompleta, así como el número de celdas.</text:p>
          </table:table-cell>
          <table:table-cell table:style-name="ce1" office:value-type="float" office:value="470937" calcext:value-type="float">
            <text:p>47093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25862" calcext:value-type="float">
            <text:p>625862</text:p>
          </table:table-cell>
          <table:table-cell table:style-name="ce1" office:value-type="string" calcext:value-type="string">
            <text:p>La verdad hiso un buen trabajo y se merece esa calificación porque fue una de las principales lideres de una comunidad comunicativa.</text:p>
          </table:table-cell>
          <table:table-cell table:style-name="ce1" office:value-type="float" office:value="625862" calcext:value-type="float">
            <text:p>62586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5398" calcext:value-type="float">
            <text:p>515398</text:p>
          </table:table-cell>
          <table:table-cell table:style-name="ce1" office:value-type="string" calcext:value-type="string">
            <text:p>No tiene vídeo</text:p>
          </table:table-cell>
          <table:table-cell table:style-name="ce1" office:value-type="float" office:value="515398" calcext:value-type="float">
            <text:p>51539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56668" calcext:value-type="float">
            <text:p>156668</text:p>
          </table:table-cell>
          <table:table-cell table:style-name="ce1" office:value-type="string" calcext:value-type="string">
            <text:p>Muy bien</text:p>
          </table:table-cell>
          <table:table-cell table:style-name="ce1" office:value-type="float" office:value="156668" calcext:value-type="float">
            <text:p>1566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3753" calcext:value-type="float">
            <text:p>513753</text:p>
          </table:table-cell>
          <table:table-cell table:style-name="ce1" office:value-type="string" calcext:value-type="string">
            <text:p>Gracias por topar este tipo de temas en la historia. Considero necesario que los niños se relacionen con las mascotas, ya que estas los ayudaría a desarrollar la empatía y a la vez la responsabilidad de cuidar a alguien. </text:p>
          </table:table-cell>
          <table:table-cell table:style-name="ce1" office:value-type="float" office:value="513753" calcext:value-type="float">
            <text:p>51375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05084" calcext:value-type="float">
            <text:p>105084</text:p>
          </table:table-cell>
          <table:table-cell table:style-name="ce1" office:value-type="string" calcext:value-type="string">
            <text:p>El deber está completo, presentando información actualizada, y cumpliendo con los parámetros establesidos. </text:p>
          </table:table-cell>
          <table:table-cell table:style-name="ce1" office:value-type="float" office:value="105084" calcext:value-type="float">
            <text:p>1050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3620" calcext:value-type="float">
            <text:p>233620</text:p>
          </table:table-cell>
          <table:table-cell table:style-name="ce1" office:value-type="string" calcext:value-type="string">
            <text:p>el video no fue encontrado en youtube</text:p>
          </table:table-cell>
          <table:table-cell table:style-name="ce1" office:value-type="float" office:value="233620" calcext:value-type="float">
            <text:p>23362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26806" calcext:value-type="float">
            <text:p>226806</text:p>
          </table:table-cell>
          <table:table-cell table:style-name="ce1" office:value-type="string" calcext:value-type="string">
            <text:p>Muy buenas fotos! Solo el primer plano considero que tiene mucho aire superior.</text:p>
          </table:table-cell>
          <table:table-cell table:style-name="ce1" office:value-type="float" office:value="226806" calcext:value-type="float">
            <text:p>22680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23022" calcext:value-type="float">
            <text:p>623022</text:p>
          </table:table-cell>
          <table:table-cell table:style-name="ce1" office:value-type="string" calcext:value-type="string">
            <text:p>ENTREGO INFORMACION EVALUADA</text:p>
          </table:table-cell>
          <table:table-cell table:style-name="ce1" office:value-type="float" office:value="623022" calcext:value-type="float">
            <text:p>6230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5990" calcext:value-type="float">
            <text:p>325990</text:p>
          </table:table-cell>
          <table:table-cell table:style-name="ce1" office:value-type="string" calcext:value-type="string">
            <text:p>Muy <text:s/>bien.</text:p>
          </table:table-cell>
          <table:table-cell table:style-name="ce1" office:value-type="float" office:value="325990" calcext:value-type="float">
            <text:p>3259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8449" calcext:value-type="float">
            <text:p>438449</text:p>
          </table:table-cell>
          <table:table-cell table:style-name="ce1" office:value-type="string" calcext:value-type="string">
            <text:p>Bien</text:p>
          </table:table-cell>
          <table:table-cell table:style-name="ce1" office:value-type="float" office:value="438449" calcext:value-type="float">
            <text:p>4384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6786" calcext:value-type="float">
            <text:p>556786</text:p>
          </table:table-cell>
          <table:table-cell table:style-name="ce1" office:value-type="string" calcext:value-type="string">
            <text:p>revisado</text:p>
          </table:table-cell>
          <table:table-cell table:style-name="ce1" office:value-type="float" office:value="556786" calcext:value-type="float">
            <text:p>5567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6802" calcext:value-type="float">
            <text:p>306802</text:p>
          </table:table-cell>
          <table:table-cell table:style-name="ce1" office:value-type="string" calcext:value-type="string">
            <text:p>Conocimientos basados en el tema y sus aportaciones al trabajo son muy buenas.</text:p>
          </table:table-cell>
          <table:table-cell table:style-name="ce1" office:value-type="float" office:value="306802" calcext:value-type="float">
            <text:p>3068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9463" calcext:value-type="float">
            <text:p>269463</text:p>
          </table:table-cell>
          <table:table-cell table:style-name="ce1" office:value-type="string" calcext:value-type="string">
            <text:p>Cual es su poblacion? Guayaquil, Quito, CuencajQuery172013338950863775323_1589605081552?? la formula los cálculos?? </text:p>
          </table:table-cell>
          <table:table-cell table:style-name="ce1" office:value-type="float" office:value="269463" calcext:value-type="float">
            <text:p>26946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11325" calcext:value-type="float">
            <text:p>111325</text:p>
          </table:table-cell>
          <table:table-cell table:style-name="ce1" office:value-type="string" calcext:value-type="string">
            <text:p>solo en la pregunta 3 debìa poner que perciben de manera negativa el conflicto y establecer que no tenían una buena comunicación</text:p>
          </table:table-cell>
          <table:table-cell table:style-name="ce1" office:value-type="float" office:value="111325" calcext:value-type="float">
            <text:p>11132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8673" calcext:value-type="float">
            <text:p>258673</text:p>
          </table:table-cell>
          <table:table-cell table:style-name="ce1" office:value-type="string" calcext:value-type="string">
            <text:p>Excelente, felicitaciones </text:p>
          </table:table-cell>
          <table:table-cell table:style-name="ce1" office:value-type="float" office:value="258673" calcext:value-type="float">
            <text:p>2586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2858" calcext:value-type="float">
            <text:p>552858</text:p>
          </table:table-cell>
          <table:table-cell table:style-name="ce4" office:value-type="string" calcext:value-type="string">
            <text:p><text:a xlink:href="https://youtu.be/OyMfG80cZmY" xlink:type="simple">https://youtu.be/OyMfG80cZmY</text:a></text:p>
          </table:table-cell>
          <table:table-cell table:style-name="ce1" office:value-type="float" office:value="552858" calcext:value-type="float">
            <text:p>55285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86839" calcext:value-type="float">
            <text:p>286839</text:p>
          </table:table-cell>
          <table:table-cell table:style-name="ce1" office:value-type="string" calcext:value-type="string">
            <text:p>Bien</text:p>
          </table:table-cell>
          <table:table-cell table:style-name="ce1" office:value-type="float" office:value="286839" calcext:value-type="float">
            <text:p>2868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0500" calcext:value-type="float">
            <text:p>670500</text:p>
          </table:table-cell>
          <table:table-cell table:style-name="ce1" office:value-type="string" calcext:value-type="string">
            <text:p>Buen trabajo</text:p>
          </table:table-cell>
          <table:table-cell table:style-name="ce1" office:value-type="float" office:value="670500" calcext:value-type="float">
            <text:p>6705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260" calcext:value-type="float">
            <text:p>16260</text:p>
          </table:table-cell>
          <table:table-cell table:style-name="ce1" office:value-type="string" calcext:value-type="string">
            <text:p>Bonito, aunque seria mejor con otro fondo.</text:p>
          </table:table-cell>
          <table:table-cell table:style-name="ce1" office:value-type="float" office:value="16260" calcext:value-type="float">
            <text:p>1626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71991" calcext:value-type="float">
            <text:p>171991</text:p>
          </table:table-cell>
          <table:table-cell table:style-name="ce1" office:value-type="string" calcext:value-type="string">
            <text:p>NECESITA MEJORAR, LAS RESPUESTAS NO SE APEGAN AL PEDIDO </text:p>
          </table:table-cell>
          <table:table-cell table:style-name="ce1" office:value-type="float" office:value="171991" calcext:value-type="float">
            <text:p>17199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37651" calcext:value-type="float">
            <text:p>437651</text:p>
          </table:table-cell>
          <table:table-cell table:style-name="ce7" office:value-type="string" calcext:value-type="string">
            <text:p>Se bueno con alguien sin esperar nada a cambio...dale a una persona de comer o de vestir...no subiste la imagen - podía ponerte 1...confió en que realices una buena acción para quedar a mano con esto</text:p>
          </table:table-cell>
          <table:table-cell table:style-name="ce1" office:value-type="float" office:value="437651" calcext:value-type="float">
            <text:p>43765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41874" calcext:value-type="float">
            <text:p>541874</text:p>
          </table:table-cell>
          <table:table-cell table:style-name="ce1" office:value-type="string" calcext:value-type="string">
            <text:p>Interesante trabajo, algo nuevo por aprender </text:p>
          </table:table-cell>
          <table:table-cell table:style-name="ce1" office:value-type="float" office:value="541874" calcext:value-type="float">
            <text:p>54187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545" calcext:value-type="float">
            <text:p>9545</text:p>
          </table:table-cell>
          <table:table-cell table:style-name="ce1" office:value-type="string" calcext:value-type="string">
            <text:p>Mejorar al detallar la bibliografía</text:p>
          </table:table-cell>
          <table:table-cell table:style-name="ce1" office:value-type="float" office:value="9545" calcext:value-type="float">
            <text:p>954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63172" calcext:value-type="float">
            <text:p>263172</text:p>
          </table:table-cell>
          <table:table-cell table:style-name="ce1" office:value-type="string" calcext:value-type="string">
            <text:p>Excelente</text:p>
          </table:table-cell>
          <table:table-cell table:style-name="ce1" office:value-type="float" office:value="263172" calcext:value-type="float">
            <text:p>2631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403" calcext:value-type="float">
            <text:p>35403</text:p>
          </table:table-cell>
          <table:table-cell table:style-name="ce1" office:value-type="string" calcext:value-type="string">
            <text:p>Explica correctamente los hechos.</text:p>
          </table:table-cell>
          <table:table-cell table:style-name="ce1" office:value-type="float" office:value="35403" calcext:value-type="float">
            <text:p>354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5454" calcext:value-type="float">
            <text:p>145454</text:p>
          </table:table-cell>
          <table:table-cell table:style-name="ce1" office:value-type="string" calcext:value-type="string">
            <text:p>El juicio critico le falto mas argumentar.</text:p>
          </table:table-cell>
          <table:table-cell table:style-name="ce1" office:value-type="float" office:value="145454" calcext:value-type="float">
            <text:p>14545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6510" calcext:value-type="float">
            <text:p>66510</text:p>
          </table:table-cell>
          <table:table-cell table:style-name="ce1" office:value-type="string" calcext:value-type="string">
            <text:p>TODAS LAS ORACIONES, NO ESTÁN EN FUNCIÓN DEL LUGAR TURÍSTICO</text:p>
          </table:table-cell>
          <table:table-cell table:style-name="ce1" office:value-type="float" office:value="66510" calcext:value-type="float">
            <text:p>6651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00164" calcext:value-type="float">
            <text:p>600164</text:p>
          </table:table-cell>
          <table:table-cell table:style-name="ce1" office:value-type="string" calcext:value-type="string">
            <text:p>s/f</text:p>
          </table:table-cell>
          <table:table-cell table:style-name="ce1" office:value-type="float" office:value="600164" calcext:value-type="float">
            <text:p>60016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12634" calcext:value-type="float">
            <text:p>512634</text:p>
          </table:table-cell>
          <table:table-cell table:style-name="ce1" office:value-type="string" calcext:value-type="string">
            <text:p>Tarea incompleta, no cumple con lo solicitado.</text:p>
          </table:table-cell>
          <table:table-cell table:style-name="ce1" office:value-type="float" office:value="512634" calcext:value-type="float">
            <text:p>51263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7620" calcext:value-type="float">
            <text:p>677620</text:p>
          </table:table-cell>
          <table:table-cell table:style-name="ce1" office:value-type="string" calcext:value-type="string">
            <text:p>Excelente trabajo. Felicitaciones.</text:p>
          </table:table-cell>
          <table:table-cell table:style-name="ce1" office:value-type="float" office:value="677620" calcext:value-type="float">
            <text:p>6776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4749" calcext:value-type="float">
            <text:p>274749</text:p>
          </table:table-cell>
          <table:table-cell table:style-name="ce4" office:value-type="string" calcext:value-type="string">
            <text:p><text:a xlink:href="http://dataviz.utpl.edu.ec/opencampus/revisar.htm?hash=89e492e172698017ea8b7e81fc9e7210" xlink:type="simple">http://dataviz.utpl.edu.ec/opencampus/revisar.htm?hash=89e492e172698017ea8b7e81fc9e7210</text:a></text:p>
          </table:table-cell>
          <table:table-cell table:style-name="ce1" office:value-type="float" office:value="274749" calcext:value-type="float">
            <text:p>27474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56704" calcext:value-type="float">
            <text:p>156704</text:p>
          </table:table-cell>
          <table:table-cell table:style-name="ce1" office:value-type="string" calcext:value-type="string">
            <text:p>Esta bien desatollado el crucigrama así podemos notar que si esta bien entendido las definiciones y las indicaciones de el Reto</text:p>
          </table:table-cell>
          <table:table-cell table:style-name="ce1" office:value-type="float" office:value="156704" calcext:value-type="float">
            <text:p>15670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7073" calcext:value-type="float">
            <text:p>177073</text:p>
          </table:table-cell>
          <table:table-cell table:style-name="ce1" office:value-type="string" calcext:value-type="string">
            <text:p>Si hay comunicación porque Ana pide a su hermano a una mediación.</text:p>
          </table:table-cell>
          <table:table-cell table:style-name="ce1" office:value-type="float" office:value="177073" calcext:value-type="float">
            <text:p>1770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6366" calcext:value-type="float">
            <text:p>126366</text:p>
          </table:table-cell>
          <table:table-cell table:style-name="ce1" office:value-type="string" calcext:value-type="string">
            <text:p>Buen trabajo</text:p>
          </table:table-cell>
          <table:table-cell table:style-name="ce1" office:value-type="float" office:value="126366" calcext:value-type="float">
            <text:p>1263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3339" calcext:value-type="float">
            <text:p>143339</text:p>
          </table:table-cell>
          <table:table-cell table:style-name="ce1" office:value-type="string" calcext:value-type="string">
            <text:p>FALTO INVESTIGACION</text:p>
          </table:table-cell>
          <table:table-cell table:style-name="ce1" office:value-type="float" office:value="143339" calcext:value-type="float">
            <text:p>14333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7976" calcext:value-type="float">
            <text:p>27976</text:p>
          </table:table-cell>
          <table:table-cell table:style-name="ce1" office:value-type="string" calcext:value-type="string">
            <text:p>Exclente trbajo</text:p>
          </table:table-cell>
          <table:table-cell table:style-name="ce1" office:value-type="float" office:value="27976" calcext:value-type="float">
            <text:p>279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1709" calcext:value-type="float">
            <text:p>571709</text:p>
          </table:table-cell>
          <table:table-cell table:style-name="ce1" office:value-type="string" calcext:value-type="string">
            <text:p>BUENA PRESENTACION COMPAÑERO (A)</text:p>
          </table:table-cell>
          <table:table-cell table:style-name="ce1" office:value-type="float" office:value="571709" calcext:value-type="float">
            <text:p>5717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0583" calcext:value-type="float">
            <text:p>480583</text:p>
          </table:table-cell>
          <table:table-cell table:style-name="ce1" office:value-type="string" calcext:value-type="string">
            <text:p>Muybien</text:p>
          </table:table-cell>
          <table:table-cell table:style-name="ce1" office:value-type="float" office:value="480583" calcext:value-type="float">
            <text:p>4805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6479" calcext:value-type="float">
            <text:p>346479</text:p>
          </table:table-cell>
          <table:table-cell table:style-name="ce1" office:value-type="string" calcext:value-type="string">
            <text:p>muy buen trabajo</text:p>
          </table:table-cell>
          <table:table-cell table:style-name="ce1" office:value-type="float" office:value="346479" calcext:value-type="float">
            <text:p>3464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8198" calcext:value-type="float">
            <text:p>238198</text:p>
          </table:table-cell>
          <table:table-cell table:style-name="ce1" office:value-type="string" calcext:value-type="string">
            <text:p>Muy buenas fotos, solo recuerda tener cuidado al tomar fotos en contra luz. </text:p>
          </table:table-cell>
          <table:table-cell table:style-name="ce1" office:value-type="float" office:value="238198" calcext:value-type="float">
            <text:p>2381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6580" calcext:value-type="float">
            <text:p>596580</text:p>
          </table:table-cell>
          <table:table-cell table:style-name="ce1" office:value-type="string" calcext:value-type="string">
            <text:p>Muy buen trabajo</text:p>
          </table:table-cell>
          <table:table-cell table:style-name="ce1" office:value-type="float" office:value="596580" calcext:value-type="float">
            <text:p>5965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2028" calcext:value-type="float">
            <text:p>642028</text:p>
          </table:table-cell>
          <table:table-cell table:style-name="ce1" office:value-type="string" calcext:value-type="string">
            <text:p>Bien</text:p>
          </table:table-cell>
          <table:table-cell table:style-name="ce1" office:value-type="float" office:value="642028" calcext:value-type="float">
            <text:p>6420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713" calcext:value-type="float">
            <text:p>19713</text:p>
          </table:table-cell>
          <table:table-cell table:style-name="ce1" office:value-type="string" calcext:value-type="string">
            <text:p>Sintetizar la información y añadir mas colores y fotografías</text:p>
          </table:table-cell>
          <table:table-cell table:style-name="ce1" office:value-type="float" office:value="19713" calcext:value-type="float">
            <text:p>1971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41208" calcext:value-type="float">
            <text:p>341208</text:p>
          </table:table-cell>
          <table:table-cell table:style-name="ce1" office:value-type="string" calcext:value-type="string">
            <text:p>Excelente trabajo,</text:p>
            <text:p/>
            <text:p>Éxitos en el curso....</text:p>
          </table:table-cell>
          <table:table-cell table:style-name="ce1" office:value-type="float" office:value="341208" calcext:value-type="float">
            <text:p>3412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4239" calcext:value-type="float">
            <text:p>364239</text:p>
          </table:table-cell>
          <table:table-cell table:style-name="ce1" office:value-type="string" calcext:value-type="string">
            <text:p>Muy bien, enhorabuena!! </text:p>
          </table:table-cell>
          <table:table-cell table:style-name="ce1" office:value-type="float" office:value="364239" calcext:value-type="float">
            <text:p>3642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7820" calcext:value-type="float">
            <text:p>247820</text:p>
          </table:table-cell>
          <table:table-cell table:style-name="ce1" office:value-type="string" calcext:value-type="string">
            <text:p>en el análisis foda o dofa te falto la imagen pero igual en una parte esta bien interpretado la amenazas, debilidades, oportunidades y fortalezas pero te falto <text:s/>estrategia FO-DO-FA-DA.</text:p>
          </table:table-cell>
          <table:table-cell table:style-name="ce1" office:value-type="float" office:value="247820" calcext:value-type="float">
            <text:p>24782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59516" calcext:value-type="float">
            <text:p>259516</text:p>
          </table:table-cell>
          <table:table-cell table:style-name="ce1" office:value-type="string" calcext:value-type="string">
            <text:p>Buen trabajó, </text:p>
          </table:table-cell>
          <table:table-cell table:style-name="ce1" office:value-type="float" office:value="259516" calcext:value-type="float">
            <text:p>2595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2625" calcext:value-type="float">
            <text:p>282625</text:p>
          </table:table-cell>
          <table:table-cell table:style-name="ce1" office:value-type="string" calcext:value-type="string">
            <text:p>BUEN TRABAJO</text:p>
          </table:table-cell>
          <table:table-cell table:style-name="ce1" office:value-type="float" office:value="282625" calcext:value-type="float">
            <text:p>2826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575" calcext:value-type="float">
            <text:p>15575</text:p>
          </table:table-cell>
          <table:table-cell table:style-name="ce1" office:value-type="string" calcext:value-type="string">
            <text:p>La infografía es muy agradable a la vista, lo único que la palabra \"riboflabina\" sale en la foto como si estuviese con falta de ortografía, lo cual debe ser un problema de la computadora y su diccionario; sin embargo, ello se soluciona con un simple click.No me parece que afecte lo bueno del trabajo.</text:p>
          </table:table-cell>
          <table:table-cell table:style-name="ce1" office:value-type="float" office:value="15575" calcext:value-type="float">
            <text:p>155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377" calcext:value-type="float">
            <text:p>61377</text:p>
          </table:table-cell>
          <table:table-cell table:style-name="ce1" office:value-type="string" calcext:value-type="string">
            <text:p>Buen trabajo, pero considero que puede mejorar, incluyendo imágenes multimedia.</text:p>
          </table:table-cell>
          <table:table-cell table:style-name="ce1" office:value-type="float" office:value="61377" calcext:value-type="float">
            <text:p>613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6978" calcext:value-type="float">
            <text:p>616978</text:p>
          </table:table-cell>
          <table:table-cell table:style-name="ce1" office:value-type="string" calcext:value-type="string">
            <text:p>El fundamento de cada una de sus respuestas han sido asertivas en su totalidad</text:p>
          </table:table-cell>
          <table:table-cell table:style-name="ce1" office:value-type="float" office:value="616978" calcext:value-type="float">
            <text:p>6169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1342" calcext:value-type="float">
            <text:p>341342</text:p>
          </table:table-cell>
          <table:table-cell table:style-name="ce1" office:value-type="string" calcext:value-type="string">
            <text:p>Excelente trabajo,</text:p>
            <text:p/>
            <text:p>Éxitos en el curso....</text:p>
          </table:table-cell>
          <table:table-cell table:style-name="ce1" office:value-type="float" office:value="341342" calcext:value-type="float">
            <text:p>3413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4749" calcext:value-type="float">
            <text:p>234749</text:p>
          </table:table-cell>
          <table:table-cell table:style-name="ce1" office:value-type="string" calcext:value-type="string">
            <text:p>Buen trabajo!</text:p>
          </table:table-cell>
          <table:table-cell table:style-name="ce1" office:value-type="float" office:value="234749" calcext:value-type="float">
            <text:p>2347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7177" calcext:value-type="float">
            <text:p>687177</text:p>
          </table:table-cell>
          <table:table-cell table:style-name="ce1" office:value-type="string" calcext:value-type="string">
            <text:p>bien</text:p>
          </table:table-cell>
          <table:table-cell table:style-name="ce1" office:value-type="float" office:value="687177" calcext:value-type="float">
            <text:p>6871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0063" calcext:value-type="float">
            <text:p>70063</text:p>
          </table:table-cell>
          <table:table-cell table:style-name="ce1" office:value-type="string" calcext:value-type="string">
            <text:p>Excelente Presentación</text:p>
          </table:table-cell>
          <table:table-cell table:style-name="ce1" office:value-type="float" office:value="70063" calcext:value-type="float">
            <text:p>700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7169" calcext:value-type="float">
            <text:p>597169</text:p>
          </table:table-cell>
          <table:table-cell table:style-name="ce1" office:value-type="string" calcext:value-type="string">
            <text:p>Ok</text:p>
          </table:table-cell>
          <table:table-cell table:style-name="ce1" office:value-type="float" office:value="597169" calcext:value-type="float">
            <text:p>5971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0331" calcext:value-type="float">
            <text:p>600331</text:p>
          </table:table-cell>
          <table:table-cell table:style-name="ce1" office:value-type="string" calcext:value-type="string">
            <text:p>excelente</text:p>
          </table:table-cell>
          <table:table-cell table:style-name="ce1" office:value-type="float" office:value="600331" calcext:value-type="float">
            <text:p>6003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6309" calcext:value-type="float">
            <text:p>446309</text:p>
          </table:table-cell>
          <table:table-cell table:style-name="ce1" office:value-type="string" calcext:value-type="string">
            <text:p>Esta correcto todo</text:p>
          </table:table-cell>
          <table:table-cell table:style-name="ce1" office:value-type="float" office:value="446309" calcext:value-type="float">
            <text:p>4463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9325" calcext:value-type="float">
            <text:p>639325</text:p>
          </table:table-cell>
          <table:table-cell table:style-name="ce1" office:value-type="string" calcext:value-type="string">
            <text:p>Muy bien</text:p>
          </table:table-cell>
          <table:table-cell table:style-name="ce1" office:value-type="float" office:value="639325" calcext:value-type="float">
            <text:p>6393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9591" calcext:value-type="float">
            <text:p>259591</text:p>
          </table:table-cell>
          <table:table-cell table:style-name="ce1" office:value-type="string" calcext:value-type="string">
            <text:p>Bastante creatividad en las tomas, excelente trabajo.</text:p>
          </table:table-cell>
          <table:table-cell table:style-name="ce1" office:value-type="float" office:value="259591" calcext:value-type="float">
            <text:p>2595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9169" calcext:value-type="float">
            <text:p>199169</text:p>
          </table:table-cell>
          <table:table-cell table:style-name="ce1" office:value-type="string" calcext:value-type="string">
            <text:p>VERY GOOD</text:p>
          </table:table-cell>
          <table:table-cell table:style-name="ce1" office:value-type="float" office:value="199169" calcext:value-type="float">
            <text:p>1991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9892" calcext:value-type="float">
            <text:p>569892</text:p>
          </table:table-cell>
          <table:table-cell table:style-name="ce1" office:value-type="string" calcext:value-type="string">
            <text:p>muy buena la tarea</text:p>
          </table:table-cell>
          <table:table-cell table:style-name="ce1" office:value-type="float" office:value="569892" calcext:value-type="float">
            <text:p>5698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2450" calcext:value-type="float">
            <text:p>582450</text:p>
          </table:table-cell>
          <table:table-cell table:style-name="ce1" office:value-type="string" calcext:value-type="string">
            <text:p>Buenas tardes, de acuerdo a la rúbrica, faltaron más factores que detallar en la infografía.</text:p>
            <text:p/>
          </table:table-cell>
          <table:table-cell table:style-name="ce1" office:value-type="float" office:value="582450" calcext:value-type="float">
            <text:p>58245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9642" calcext:value-type="float">
            <text:p>49642</text:p>
          </table:table-cell>
          <table:table-cell table:style-name="ce1" office:value-type="string" calcext:value-type="string">
            <text:p>Matriz de 4 hipótesisjQuery17202431139086566585_1530621938242¿</text:p>
          </table:table-cell>
          <table:table-cell table:style-name="ce1" office:value-type="float" office:value="49642" calcext:value-type="float">
            <text:p>4964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87271" calcext:value-type="float">
            <text:p>187271</text:p>
          </table:table-cell>
          <table:table-cell table:style-name="ce1" office:value-type="string" calcext:value-type="string">
            <text:p>Puede mejorar.</text:p>
          </table:table-cell>
          <table:table-cell table:style-name="ce1" office:value-type="float" office:value="187271" calcext:value-type="float">
            <text:p>18727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7950" calcext:value-type="float">
            <text:p>207950</text:p>
          </table:table-cell>
          <table:table-cell table:style-name="ce1" office:value-type="string" calcext:value-type="string">
            <text:p>Es tu primer trabajo bajo esta modalidad, sigamos adelante...</text:p>
          </table:table-cell>
          <table:table-cell table:style-name="ce1" office:value-type="float" office:value="207950" calcext:value-type="float">
            <text:p>20795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49556" calcext:value-type="float">
            <text:p>649556</text:p>
          </table:table-cell>
          <table:table-cell table:style-name="ce1" office:value-type="string" calcext:value-type="string">
            <text:p>Fataaal</text:p>
          </table:table-cell>
          <table:table-cell table:style-name="ce1" office:value-type="float" office:value="649556" calcext:value-type="float">
            <text:p>64955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76079" calcext:value-type="float">
            <text:p>276079</text:p>
          </table:table-cell>
          <table:table-cell table:style-name="ce1" office:value-type="string" calcext:value-type="string">
            <text:p>Aunque presenta falta de ortografía y no tiene cita ni bibliografía, no excede las 300 palabras </text:p>
          </table:table-cell>
          <table:table-cell table:style-name="ce1" office:value-type="float" office:value="276079" calcext:value-type="float">
            <text:p>27607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7426" calcext:value-type="float">
            <text:p>27426</text:p>
          </table:table-cell>
          <table:table-cell table:style-name="ce1" office:value-type="string" calcext:value-type="string">
            <text:p>No se puede observar nada de lo que ha escrito el participante, por lo que no puedo proceder a establecer una calificación y solo escogí la opción de básico para todos los ítems.</text:p>
          </table:table-cell>
          <table:table-cell table:style-name="ce1" office:value-type="float" office:value="27426" calcext:value-type="float">
            <text:p>2742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64108" calcext:value-type="float">
            <text:p>564108</text:p>
          </table:table-cell>
          <table:table-cell table:style-name="ce1" office:value-type="string" calcext:value-type="string">
            <text:p>Tiene elementos y conceptos a la <text:s/>reto realizada complementa los puntos adquiridos de aprendizaje</text:p>
          </table:table-cell>
          <table:table-cell table:style-name="ce1" office:value-type="float" office:value="564108" calcext:value-type="float">
            <text:p>5641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1694" calcext:value-type="float">
            <text:p>431694</text:p>
          </table:table-cell>
          <table:table-cell table:style-name="ce1" office:value-type="string" calcext:value-type="string">
            <text:p>los elementos son claramente entendidos</text:p>
          </table:table-cell>
          <table:table-cell table:style-name="ce1" office:value-type="float" office:value="431694" calcext:value-type="float">
            <text:p>4316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9727" calcext:value-type="float">
            <text:p>379727</text:p>
          </table:table-cell>
          <table:table-cell table:style-name="ce1" office:value-type="string" calcext:value-type="string">
            <text:p>La detección de los involucrados, sus posturas e intereses permitan un mejor abordaje del problema y permite diseñar una posible -quizás la mejor- solución mediante un laudo arbitral. <text:s/>Creo que la solución no es tan sencilla, porque implicaría una erogación económica que también debe ser entendida por la población, beneficiaria desde hace mucho tiempo del trabajo de la empresa.</text:p>
          </table:table-cell>
          <table:table-cell table:style-name="ce1" office:value-type="float" office:value="379727" calcext:value-type="float">
            <text:p>37972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84187" calcext:value-type="float">
            <text:p>184187</text:p>
          </table:table-cell>
          <table:table-cell table:style-name="ce1" office:value-type="string" calcext:value-type="string">
            <text:p>Falta algunas partes de la célula.</text:p>
          </table:table-cell>
          <table:table-cell table:style-name="ce1" office:value-type="float" office:value="184187" calcext:value-type="float">
            <text:p>18418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82974" calcext:value-type="float">
            <text:p>382974</text:p>
          </table:table-cell>
          <table:table-cell table:style-name="ce1" office:value-type="string" calcext:value-type="string">
            <text:p>Mejorar aspecto de entrega.</text:p>
          </table:table-cell>
          <table:table-cell table:style-name="ce1" office:value-type="float" office:value="382974" calcext:value-type="float">
            <text:p>38297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59652" calcext:value-type="float">
            <text:p>559652</text:p>
          </table:table-cell>
          <table:table-cell table:style-name="ce7" office:value-type="string" calcext:value-type="string">
            <text:p>estimada compañero (a), la infografia del reto es de nuestra autoria, existe una idéntica en la pagina de https://brainly.lat/tarea/27299408.</text:p>
          </table:table-cell>
          <table:table-cell table:style-name="ce1" office:value-type="float" office:value="559652" calcext:value-type="float">
            <text:p>55965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50250" calcext:value-type="float">
            <text:p>450250</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0250" calcext:value-type="float">
            <text:p>4502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3428" calcext:value-type="float">
            <text:p>263428</text:p>
          </table:table-cell>
          <table:table-cell table:style-name="ce1" office:value-type="string" calcext:value-type="string">
            <text:p>NO PRESENTA LOS PLANES</text:p>
          </table:table-cell>
          <table:table-cell table:style-name="ce1" office:value-type="float" office:value="263428" calcext:value-type="float">
            <text:p>26342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57441" calcext:value-type="float">
            <text:p>657441</text:p>
          </table:table-cell>
          <table:table-cell table:style-name="ce1" office:value-type="string" calcext:value-type="string">
            <text:p>NO se encuentra inforgrafia anexada</text:p>
          </table:table-cell>
          <table:table-cell table:style-name="ce1" office:value-type="float" office:value="657441" calcext:value-type="float">
            <text:p>65744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45248" calcext:value-type="float">
            <text:p>145248</text:p>
          </table:table-cell>
          <table:table-cell table:style-name="ce1" office:value-type="string" calcext:value-type="string">
            <text:p>muy buen trabajo!!</text:p>
          </table:table-cell>
          <table:table-cell table:style-name="ce1" office:value-type="float" office:value="145248" calcext:value-type="float">
            <text:p>1452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1016" calcext:value-type="float">
            <text:p>571016</text:p>
          </table:table-cell>
          <table:table-cell table:style-name="ce1" office:value-type="string" calcext:value-type="string">
            <text:p>No se puede visualizar el reto</text:p>
          </table:table-cell>
          <table:table-cell table:style-name="ce1" office:value-type="float" office:value="571016" calcext:value-type="float">
            <text:p>57101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99256" calcext:value-type="float">
            <text:p>99256</text:p>
          </table:table-cell>
          <table:table-cell table:style-name="ce1" office:value-type="string" calcext:value-type="string">
            <text:p>Realizar lectura comprensiva y justificar las respuestas.</text:p>
          </table:table-cell>
          <table:table-cell table:style-name="ce1" office:value-type="float" office:value="99256" calcext:value-type="float">
            <text:p>9925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07200" calcext:value-type="float">
            <text:p>607200</text:p>
          </table:table-cell>
          <table:table-cell table:style-name="ce1" office:value-type="string" calcext:value-type="string">
            <text:p>excellent work</text:p>
          </table:table-cell>
          <table:table-cell table:style-name="ce1" office:value-type="float" office:value="607200" calcext:value-type="float">
            <text:p>6072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7628" calcext:value-type="float">
            <text:p>87628</text:p>
          </table:table-cell>
          <table:table-cell table:style-name="ce1" office:value-type="string" calcext:value-type="string">
            <text:p>Especificar un poco mas desde que perspectiva ya sea positiva o negativa la tomaron los implicados en el conflicto.</text:p>
          </table:table-cell>
          <table:table-cell table:style-name="ce1" office:value-type="float" office:value="87628" calcext:value-type="float">
            <text:p>8762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0815" calcext:value-type="float">
            <text:p>200815</text:p>
          </table:table-cell>
          <table:table-cell table:style-name="ce1" office:value-type="string" calcext:value-type="string">
            <text:p>el trabajo se encuntra realizado de la mejor manera</text:p>
          </table:table-cell>
          <table:table-cell table:style-name="ce1" office:value-type="float" office:value="200815" calcext:value-type="float">
            <text:p>2008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356" calcext:value-type="float">
            <text:p>9356</text:p>
          </table:table-cell>
          <table:table-cell table:style-name="ce1" office:value-type="string" calcext:value-type="string">
            <text:p>Si el tema hubiese sido expuesto con mas representación la infografía hubiera sido perfecta, pero esta muy bien desarrollado el tema</text:p>
          </table:table-cell>
          <table:table-cell table:style-name="ce1" office:value-type="float" office:value="9356" calcext:value-type="float">
            <text:p>93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4671" calcext:value-type="float">
            <text:p>184671</text:p>
          </table:table-cell>
          <table:table-cell table:style-name="ce1" office:value-type="string" calcext:value-type="string">
            <text:p>Aspectos: Excelente exposición de su trabajo</text:p>
          </table:table-cell>
          <table:table-cell table:style-name="ce1" office:value-type="float" office:value="184671" calcext:value-type="float">
            <text:p>18467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6322" calcext:value-type="float">
            <text:p>326322</text:p>
          </table:table-cell>
          <table:table-cell table:style-name="ce1" office:value-type="string" calcext:value-type="string">
            <text:p>Solo logro subir me imagino la ultima diapositiva todas las demas no se subieron por tal motivo la calificacion la realice en base a la diapositiva presentada es <text:s/>por ello que solo me muestra solo una imagen que contiene las propiedades de la lenteja y la espinaca</text:p>
          </table:table-cell>
          <table:table-cell table:style-name="ce1" office:value-type="float" office:value="326322" calcext:value-type="float">
            <text:p>32632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38109" calcext:value-type="float">
            <text:p>438109</text:p>
          </table:table-cell>
          <table:table-cell table:style-name="ce1" office:value-type="string" calcext:value-type="string">
            <text:p>No presenta bibliografia</text:p>
          </table:table-cell>
          <table:table-cell table:style-name="ce1" office:value-type="float" office:value="438109" calcext:value-type="float">
            <text:p>43810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5764" calcext:value-type="float">
            <text:p>85764</text:p>
          </table:table-cell>
          <table:table-cell table:style-name="ce7" office:value-type="string" calcext:value-type="string">
            <text:p>Saludos,</text:p>
            <text:p>En la pregunta que hace referencia a la forma de comunicación, su respuesta ha sido incompleta, es decir, menciona una forma en un inicio, pero no manifiesta qué pasó después. </text:p>
          </table:table-cell>
          <table:table-cell table:style-name="ce1" office:value-type="float" office:value="85764" calcext:value-type="float">
            <text:p>8576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61369" calcext:value-type="float">
            <text:p>461369</text:p>
          </table:table-cell>
          <table:table-cell table:style-name="ce1" office:value-type="string" calcext:value-type="string">
            <text:p>FELICITACIONES</text:p>
          </table:table-cell>
          <table:table-cell table:style-name="ce1" office:value-type="float" office:value="461369" calcext:value-type="float">
            <text:p>4613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7328" calcext:value-type="float">
            <text:p>317328</text:p>
          </table:table-cell>
          <table:table-cell table:style-name="ce1" office:value-type="string" calcext:value-type="string">
            <text:p>Le felicito. Muy de acuerdo con sus respuestas.</text:p>
          </table:table-cell>
          <table:table-cell table:style-name="ce1" office:value-type="float" office:value="317328" calcext:value-type="float">
            <text:p>3173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1223" calcext:value-type="float">
            <text:p>291223</text:p>
          </table:table-cell>
          <table:table-cell table:style-name="ce1" office:value-type="string" calcext:value-type="string">
            <text:p>Excelente Trabajo.</text:p>
          </table:table-cell>
          <table:table-cell table:style-name="ce1" office:value-type="float" office:value="291223" calcext:value-type="float">
            <text:p>2912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7625" calcext:value-type="float">
            <text:p>87625</text:p>
          </table:table-cell>
          <table:table-cell table:style-name="ce1" office:value-type="string" calcext:value-type="string">
            <text:p>me parece bien</text:p>
          </table:table-cell>
          <table:table-cell table:style-name="ce1" office:value-type="float" office:value="87625" calcext:value-type="float">
            <text:p>876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3477" calcext:value-type="float">
            <text:p>403477</text:p>
          </table:table-cell>
          <table:table-cell table:style-name="ce1" office:value-type="string" calcext:value-type="string">
            <text:p>Excelente trabajo</text:p>
          </table:table-cell>
          <table:table-cell table:style-name="ce1" office:value-type="float" office:value="403477" calcext:value-type="float">
            <text:p>4034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5507" calcext:value-type="float">
            <text:p>385507</text:p>
          </table:table-cell>
          <table:table-cell table:style-name="ce1" office:value-type="string" calcext:value-type="string">
            <text:p>All os ok</text:p>
          </table:table-cell>
          <table:table-cell table:style-name="ce1" office:value-type="float" office:value="385507" calcext:value-type="float">
            <text:p>38550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88553" calcext:value-type="float">
            <text:p>88553</text:p>
          </table:table-cell>
          <table:table-cell table:style-name="ce1" office:value-type="string" calcext:value-type="string">
            <text:p>El conflicto esta bien identificado, la falta de comunicacién es el inicio del problema</text:p>
          </table:table-cell>
          <table:table-cell table:style-name="ce1" office:value-type="float" office:value="88553" calcext:value-type="float">
            <text:p>885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873" calcext:value-type="float">
            <text:p>26873</text:p>
          </table:table-cell>
          <table:table-cell table:style-name="ce1" office:value-type="string" calcext:value-type="string">
            <text:p>Exitos y felixidades</text:p>
          </table:table-cell>
          <table:table-cell table:style-name="ce1" office:value-type="float" office:value="26873" calcext:value-type="float">
            <text:p>268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4607" calcext:value-type="float">
            <text:p>334607</text:p>
          </table:table-cell>
          <table:table-cell table:style-name="ce1" office:value-type="string" calcext:value-type="string">
            <text:p>seguir mejorando en la presentación</text:p>
          </table:table-cell>
          <table:table-cell table:style-name="ce1" office:value-type="float" office:value="334607" calcext:value-type="float">
            <text:p>33460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62823" calcext:value-type="float">
            <text:p>662823</text:p>
          </table:table-cell>
          <table:table-cell table:style-name="ce1" office:value-type="string" calcext:value-type="string">
            <text:p>Cumple con lo establecido</text:p>
          </table:table-cell>
          <table:table-cell table:style-name="ce1" office:value-type="float" office:value="662823" calcext:value-type="float">
            <text:p>6628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1247" calcext:value-type="float">
            <text:p>341247</text:p>
          </table:table-cell>
          <table:table-cell table:style-name="ce1" office:value-type="string" calcext:value-type="string">
            <text:p>Excelente trabajo,</text:p>
            <text:p/>
            <text:p>Éxitos en el curso....</text:p>
          </table:table-cell>
          <table:table-cell table:style-name="ce1" office:value-type="float" office:value="341247" calcext:value-type="float">
            <text:p>3412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756" calcext:value-type="float">
            <text:p>46756</text:p>
          </table:table-cell>
          <table:table-cell table:style-name="ce1" office:value-type="string" calcext:value-type="string">
            <text:p>Buen analisis</text:p>
          </table:table-cell>
          <table:table-cell table:style-name="ce1" office:value-type="float" office:value="46756" calcext:value-type="float">
            <text:p>467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0745" calcext:value-type="float">
            <text:p>130745</text:p>
          </table:table-cell>
          <table:table-cell table:style-name="ce1" office:value-type="string" calcext:value-type="string">
            <text:p>Debería realizar más comparaciones científicas, en base a autores o teorías <text:s/>, que le permita establecer juicios valorativos y comparativos , que ayuden al observador ha saber donde se encuentra la niña en su nivel de desarrollo , para así tener en cuenta los puntos positivos de su desenvolvimiento y fortalecerlos y de la misma manera crear programas para estimular cuyos aspectos están poco consolidados y poder prestarle una ayuda ante sus debilidades. </text:p>
          </table:table-cell>
          <table:table-cell table:style-name="ce1" office:value-type="float" office:value="130745" calcext:value-type="float">
            <text:p>13074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47713" calcext:value-type="float">
            <text:p>247713</text:p>
          </table:table-cell>
          <table:table-cell table:style-name="ce1" office:value-type="string" calcext:value-type="string">
            <text:p>a entregado conforme lo solicitado</text:p>
          </table:table-cell>
          <table:table-cell table:style-name="ce1" office:value-type="float" office:value="247713" calcext:value-type="float">
            <text:p>2477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9257" calcext:value-type="float">
            <text:p>159257</text:p>
          </table:table-cell>
          <table:table-cell table:style-name="ce1" office:value-type="string" calcext:value-type="string">
            <text:p>Excellent</text:p>
          </table:table-cell>
          <table:table-cell table:style-name="ce1" office:value-type="float" office:value="159257" calcext:value-type="float">
            <text:p>1592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3327" calcext:value-type="float">
            <text:p>383327</text:p>
          </table:table-cell>
          <table:table-cell table:style-name="ce1" office:value-type="string" calcext:value-type="string">
            <text:p>Excelente trabajo</text:p>
          </table:table-cell>
          <table:table-cell table:style-name="ce1" office:value-type="float" office:value="383327" calcext:value-type="float">
            <text:p>3833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1985" calcext:value-type="float">
            <text:p>201985</text:p>
          </table:table-cell>
          <table:table-cell table:style-name="ce1" office:value-type="string" calcext:value-type="string">
            <text:p>facil manejo</text:p>
          </table:table-cell>
          <table:table-cell table:style-name="ce1" office:value-type="float" office:value="201985" calcext:value-type="float">
            <text:p>2019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0126" calcext:value-type="float">
            <text:p>370126</text:p>
          </table:table-cell>
          <table:table-cell table:style-name="ce1" office:value-type="string" calcext:value-type="string">
            <text:p>Se realiza un cortometraje sencillo un x joven</text:p>
          </table:table-cell>
          <table:table-cell table:style-name="ce1" office:value-type="float" office:value="370126" calcext:value-type="float">
            <text:p>37012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70519" calcext:value-type="float">
            <text:p>70519</text:p>
          </table:table-cell>
          <table:table-cell table:style-name="ce1" office:value-type="string" calcext:value-type="string">
            <text:p>El lenguaje se podria mejorar sabiendo las reglas necesarias para asi ser escuchado por el receptor sin ninguna dificultad.</text:p>
          </table:table-cell>
          <table:table-cell table:style-name="ce1" office:value-type="float" office:value="70519" calcext:value-type="float">
            <text:p>7051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1371" calcext:value-type="float">
            <text:p>251371</text:p>
          </table:table-cell>
          <table:table-cell table:style-name="ce1" office:value-type="string" calcext:value-type="string">
            <text:p>muy bien excelente</text:p>
          </table:table-cell>
          <table:table-cell table:style-name="ce1" office:value-type="float" office:value="251371" calcext:value-type="float">
            <text:p>25137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3450" calcext:value-type="float">
            <text:p>323450</text:p>
          </table:table-cell>
          <table:table-cell table:style-name="ce1" office:value-type="string" calcext:value-type="string">
            <text:p>Que comprendió el tema, se podría mejorar, pero muy poco requiere de eso sería más de forma, felicito tu trabajo.</text:p>
          </table:table-cell>
          <table:table-cell table:style-name="ce1" office:value-type="float" office:value="323450" calcext:value-type="float">
            <text:p>3234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0299" calcext:value-type="float">
            <text:p>190299</text:p>
          </table:table-cell>
          <table:table-cell table:style-name="ce1" office:value-type="string" calcext:value-type="string">
            <text:p>Esta muy bien pero supero el numero de palabras</text:p>
          </table:table-cell>
          <table:table-cell table:style-name="ce1" office:value-type="float" office:value="190299" calcext:value-type="float">
            <text:p>1902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3819" calcext:value-type="float">
            <text:p>273819</text:p>
          </table:table-cell>
          <table:table-cell table:style-name="ce7" office:value-type="string" calcext:value-type="string">
            <text:p>el análisis que aplico estuvo bueno desde mi punto de vista y aun por las amenazas que puede sufrir la empresa por la crisis actual y los riesgos eso incluye las debilidades.</text:p>
          </table:table-cell>
          <table:table-cell table:style-name="ce1" office:value-type="float" office:value="273819" calcext:value-type="float">
            <text:p>27381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61856" calcext:value-type="float">
            <text:p>361856</text:p>
          </table:table-cell>
          <table:table-cell table:style-name="ce1" office:value-type="string" calcext:value-type="string">
            <text:p>La escritura es correcta.</text:p>
          </table:table-cell>
          <table:table-cell table:style-name="ce1" office:value-type="float" office:value="361856" calcext:value-type="float">
            <text:p>3618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4357" calcext:value-type="float">
            <text:p>244357</text:p>
          </table:table-cell>
          <table:table-cell table:style-name="ce1" office:value-type="string" calcext:value-type="string">
            <text:p>sin comentario</text:p>
          </table:table-cell>
          <table:table-cell table:style-name="ce1" office:value-type="float" office:value="244357" calcext:value-type="float">
            <text:p>24435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93710" calcext:value-type="float">
            <text:p>193710</text:p>
          </table:table-cell>
          <table:table-cell table:style-name="ce1" office:value-type="string" calcext:value-type="string">
            <text:p>PERMITE MEJORAR LOS CONOCIMIENTOS AL MARGEN BUSCAR UNA SOLUCIÓN MAS OPORTUNO Y RESILIENCIA EN UN CONFLICTO</text:p>
          </table:table-cell>
          <table:table-cell table:style-name="ce1" office:value-type="float" office:value="193710" calcext:value-type="float">
            <text:p>19371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02925" calcext:value-type="float">
            <text:p>302925</text:p>
          </table:table-cell>
          <table:table-cell table:style-name="ce7" office:value-type="string" calcext:value-type="string">
            <text:p>Sigue mejorando, tú puedes! Piensa sobre la importancia de crear espacios de colaboración. Así mismo en el trabajo falta tus 5 aspectos positivos y negativos de tu niñez.</text:p>
          </table:table-cell>
          <table:table-cell table:style-name="ce1" office:value-type="float" office:value="302925" calcext:value-type="float">
            <text:p>30292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9472" calcext:value-type="float">
            <text:p>9472</text:p>
          </table:table-cell>
          <table:table-cell table:style-name="ce7" office:value-type="string" calcext:value-type="string">
            <text:p>Considera que necesita expandir un pensamiento mas informativo e investigable, a simple vista no llama la atención por el mismo motivo que su trabajo es muy simple. </text:p>
          </table:table-cell>
          <table:table-cell table:style-name="ce1" office:value-type="float" office:value="9472" calcext:value-type="float">
            <text:p>947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13975" calcext:value-type="float">
            <text:p>113975</text:p>
          </table:table-cell>
          <table:table-cell table:style-name="ce1" office:value-type="string" calcext:value-type="string">
            <text:p>Excelente trabajo</text:p>
          </table:table-cell>
          <table:table-cell table:style-name="ce1" office:value-type="float" office:value="113975" calcext:value-type="float">
            <text:p>1139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2630" calcext:value-type="float">
            <text:p>422630</text:p>
          </table:table-cell>
          <table:table-cell table:style-name="ce1" office:value-type="string" calcext:value-type="string">
            <text:p>Excelente</text:p>
          </table:table-cell>
          <table:table-cell table:style-name="ce1" office:value-type="float" office:value="422630" calcext:value-type="float">
            <text:p>4226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8457" calcext:value-type="float">
            <text:p>618457</text:p>
          </table:table-cell>
          <table:table-cell table:style-name="ce1" office:value-type="string" calcext:value-type="string">
            <text:p>Bien</text:p>
          </table:table-cell>
          <table:table-cell table:style-name="ce1" office:value-type="float" office:value="618457" calcext:value-type="float">
            <text:p>6184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7787" calcext:value-type="float">
            <text:p>367787</text:p>
          </table:table-cell>
          <table:table-cell table:style-name="ce1" office:value-type="string" calcext:value-type="string">
            <text:p>El detalle de la forma de preparación es más clara y puede seguirse.</text:p>
            <text:p>Ha realizado una recopilación de información por entrevista, pero parece que la información no ha sido sustentada con otras fuentes.</text:p>
            <text:p/>
            <text:p/>
          </table:table-cell>
          <table:table-cell table:style-name="ce1" office:value-type="float" office:value="367787" calcext:value-type="float">
            <text:p>36778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68214" calcext:value-type="float">
            <text:p>368214</text:p>
          </table:table-cell>
          <table:table-cell table:style-name="ce1" office:value-type="string" calcext:value-type="string">
            <text:p>Muy bien</text:p>
          </table:table-cell>
          <table:table-cell table:style-name="ce1" office:value-type="float" office:value="368214" calcext:value-type="float">
            <text:p>36821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7536" calcext:value-type="float">
            <text:p>237536</text:p>
          </table:table-cell>
          <table:table-cell table:style-name="ce1" office:value-type="string" calcext:value-type="string">
            <text:p>No desarrolla la información y no posee imagen del análisis FODA.</text:p>
          </table:table-cell>
          <table:table-cell table:style-name="ce1" office:value-type="float" office:value="237536" calcext:value-type="float">
            <text:p>23753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62068" calcext:value-type="float">
            <text:p>362068</text:p>
          </table:table-cell>
          <table:table-cell table:style-name="ce1" office:value-type="string" calcext:value-type="string">
            <text:p>Muy buen trabajo.</text:p>
          </table:table-cell>
          <table:table-cell table:style-name="ce1" office:value-type="float" office:value="362068" calcext:value-type="float">
            <text:p>3620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3130" calcext:value-type="float">
            <text:p>363130</text:p>
          </table:table-cell>
          <table:table-cell table:style-name="ce1" office:value-type="string" calcext:value-type="string">
            <text:p>Todo bien</text:p>
          </table:table-cell>
          <table:table-cell table:style-name="ce1" office:value-type="float" office:value="363130" calcext:value-type="float">
            <text:p>3631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757" calcext:value-type="float">
            <text:p>11757</text:p>
          </table:table-cell>
          <table:table-cell table:style-name="ce1" office:value-type="string" calcext:value-type="string">
            <text:p>Me parece que esta infografia reúne todos los elementos necesarios para explicar como funcionan los agro ecosistemas.</text:p>
          </table:table-cell>
          <table:table-cell table:style-name="ce1" office:value-type="float" office:value="11757" calcext:value-type="float">
            <text:p>117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8938" calcext:value-type="float">
            <text:p>238938</text:p>
          </table:table-cell>
          <table:table-cell table:style-name="ce1" office:value-type="string" calcext:value-type="string">
            <text:p>muy bueno</text:p>
          </table:table-cell>
          <table:table-cell table:style-name="ce1" office:value-type="float" office:value="238938" calcext:value-type="float">
            <text:p>2389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508" calcext:value-type="float">
            <text:p>12508</text:p>
          </table:table-cell>
          <table:table-cell table:style-name="ce1" office:value-type="string" calcext:value-type="string">
            <text:p><text:s/>En cuanto a las características físicas-químicas están de acuerdo <text:s/>a los parámetros de solicitados, aunque si falto ampliar la reflexión. </text:p>
          </table:table-cell>
          <table:table-cell table:style-name="ce1" office:value-type="float" office:value="12508" calcext:value-type="float">
            <text:p>1250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13749" calcext:value-type="float">
            <text:p>113749</text:p>
          </table:table-cell>
          <table:table-cell table:style-name="ce1" office:value-type="string" calcext:value-type="string">
            <text:p>Excelente trabajo, felicidades.</text:p>
          </table:table-cell>
          <table:table-cell table:style-name="ce1" office:value-type="float" office:value="113749" calcext:value-type="float">
            <text:p>1137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8468" calcext:value-type="float">
            <text:p>398468</text:p>
          </table:table-cell>
          <table:table-cell table:style-name="ce1" office:value-type="string" calcext:value-type="string">
            <text:p>SABE IDENTIFICAR LO SOLICITADO</text:p>
          </table:table-cell>
          <table:table-cell table:style-name="ce1" office:value-type="float" office:value="398468" calcext:value-type="float">
            <text:p>3984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9476" calcext:value-type="float">
            <text:p>89476</text:p>
          </table:table-cell>
          <table:table-cell table:style-name="ce1" office:value-type="string" calcext:value-type="string">
            <text:p>Las dos últimas preguntas su respuesta es muy escueta.</text:p>
          </table:table-cell>
          <table:table-cell table:style-name="ce1" office:value-type="float" office:value="89476" calcext:value-type="float">
            <text:p>8947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52961" calcext:value-type="float">
            <text:p>652961</text:p>
          </table:table-cell>
          <table:table-cell table:style-name="ce1" office:value-type="string" calcext:value-type="string">
            <text:p>excelente</text:p>
          </table:table-cell>
          <table:table-cell table:style-name="ce1" office:value-type="float" office:value="652961" calcext:value-type="float">
            <text:p>6529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6302" calcext:value-type="float">
            <text:p>226302</text:p>
          </table:table-cell>
          <table:table-cell table:style-name="ce1" office:value-type="string" calcext:value-type="string">
            <text:p>la posición de el modelo no era la adecuada</text:p>
          </table:table-cell>
          <table:table-cell table:style-name="ce1" office:value-type="float" office:value="226302" calcext:value-type="float">
            <text:p>22630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48302" calcext:value-type="float">
            <text:p>148302</text:p>
          </table:table-cell>
          <table:table-cell table:style-name="ce1" office:value-type="string" calcext:value-type="string">
            <text:p>Sensación y percepción</text:p>
          </table:table-cell>
          <table:table-cell table:style-name="ce1" office:value-type="float" office:value="148302" calcext:value-type="float">
            <text:p>14830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01767" calcext:value-type="float">
            <text:p>401767</text:p>
          </table:table-cell>
          <table:table-cell table:style-name="ce1" office:value-type="string" calcext:value-type="string">
            <text:p>Buen trabajo.</text:p>
          </table:table-cell>
          <table:table-cell table:style-name="ce1" office:value-type="float" office:value="401767" calcext:value-type="float">
            <text:p>4017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649" calcext:value-type="float">
            <text:p>40649</text:p>
          </table:table-cell>
          <table:table-cell table:style-name="ce1" office:value-type="string" calcext:value-type="string">
            <text:p>Que buen trabajo, compañera Felicidades!!!!</text:p>
          </table:table-cell>
          <table:table-cell table:style-name="ce1" office:value-type="float" office:value="40649" calcext:value-type="float">
            <text:p>406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8719" calcext:value-type="float">
            <text:p>188719</text:p>
          </table:table-cell>
          <table:table-cell table:style-name="ce1" office:value-type="string" calcext:value-type="string">
            <text:p>Saludos Cordiales... Te felicito, me gustó mucho tu trabajo, además, valoro la dedicación en dibujar la célula y escribir en ella, fue muy agradable observar tu lindo trabajo, disfruté mucho de las comparaciones que hiciste con las organelas, por cierto, me pareció curioso la comparación de los centriolos (y no la entendí, ja, ja, ja...). Espero estés contento(a) con tu calificación...</text:p>
          </table:table-cell>
          <table:table-cell table:style-name="ce1" office:value-type="float" office:value="188719" calcext:value-type="float">
            <text:p>1887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0261" calcext:value-type="float">
            <text:p>450261</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0261" calcext:value-type="float">
            <text:p>4502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3890" calcext:value-type="float">
            <text:p>453890</text:p>
          </table:table-cell>
          <table:table-cell table:style-name="ce1" office:value-type="string" calcext:value-type="string">
            <text:p>bien</text:p>
          </table:table-cell>
          <table:table-cell table:style-name="ce1" office:value-type="float" office:value="453890" calcext:value-type="float">
            <text:p>4538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5326" calcext:value-type="float">
            <text:p>635326</text:p>
          </table:table-cell>
          <table:table-cell table:style-name="ce1" office:value-type="string" calcext:value-type="string">
            <text:p>no problem</text:p>
          </table:table-cell>
          <table:table-cell table:style-name="ce1" office:value-type="float" office:value="635326" calcext:value-type="float">
            <text:p>63532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0665" calcext:value-type="float">
            <text:p>10665</text:p>
          </table:table-cell>
          <table:table-cell table:style-name="ce1" office:value-type="string" calcext:value-type="string">
            <text:p>La informacion utilizada es la adecuada se comprende lo que esta exponiendo en el infograma</text:p>
          </table:table-cell>
          <table:table-cell table:style-name="ce1" office:value-type="float" office:value="10665" calcext:value-type="float">
            <text:p>1066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527" calcext:value-type="float">
            <text:p>35527</text:p>
          </table:table-cell>
          <table:table-cell table:style-name="ce1" office:value-type="string" calcext:value-type="string">
            <text:p>todo bien</text:p>
          </table:table-cell>
          <table:table-cell table:style-name="ce1" office:value-type="float" office:value="35527" calcext:value-type="float">
            <text:p>355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665" calcext:value-type="float">
            <text:p>48665</text:p>
          </table:table-cell>
          <table:table-cell table:style-name="ce1" office:value-type="string" calcext:value-type="string">
            <text:p>se olvido de los otros actores del caso recomendaría leer mas las practicas para resolver bien las preguntas</text:p>
          </table:table-cell>
          <table:table-cell table:style-name="ce1" office:value-type="float" office:value="48665" calcext:value-type="float">
            <text:p>4866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53540" calcext:value-type="float">
            <text:p>553540</text:p>
          </table:table-cell>
          <table:table-cell table:style-name="ce1" office:value-type="string" calcext:value-type="string">
            <text:p>Felicidades</text:p>
          </table:table-cell>
          <table:table-cell table:style-name="ce1" office:value-type="float" office:value="553540" calcext:value-type="float">
            <text:p>5535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0263" calcext:value-type="float">
            <text:p>280263</text:p>
          </table:table-cell>
          <table:table-cell table:style-name="ce1" office:value-type="string" calcext:value-type="string">
            <text:p>Me parece que el ángulo falla un poco en el plano americano, en las otras tomas está correcto.</text:p>
            <text:p>La composición es sencilla pero responde bien a lo solicitado. </text:p>
          </table:table-cell>
          <table:table-cell table:style-name="ce1" office:value-type="float" office:value="280263" calcext:value-type="float">
            <text:p>28026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18903" calcext:value-type="float">
            <text:p>418903</text:p>
          </table:table-cell>
          <table:table-cell table:style-name="ce1" office:value-type="string" calcext:value-type="string">
            <text:p>presta servicio de seguridad</text:p>
          </table:table-cell>
          <table:table-cell table:style-name="ce1" office:value-type="float" office:value="418903" calcext:value-type="float">
            <text:p>41890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44419" calcext:value-type="float">
            <text:p>544419</text:p>
          </table:table-cell>
          <table:table-cell table:style-name="ce1" office:value-type="string" calcext:value-type="string">
            <text:p>Mejorar redacción</text:p>
          </table:table-cell>
          <table:table-cell table:style-name="ce1" office:value-type="float" office:value="544419" calcext:value-type="float">
            <text:p>54441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11462" calcext:value-type="float">
            <text:p>311462</text:p>
          </table:table-cell>
          <table:table-cell table:style-name="ce1" office:value-type="string" calcext:value-type="string">
            <text:p>El escrito no posee referencia bibliográfica, algunas preguntas no superan el escrito de las 300 palabras</text:p>
            <text:p/>
          </table:table-cell>
          <table:table-cell table:style-name="ce1" office:value-type="float" office:value="311462" calcext:value-type="float">
            <text:p>31146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74428" calcext:value-type="float">
            <text:p>374428</text:p>
          </table:table-cell>
          <table:table-cell table:style-name="ce1" office:value-type="string" calcext:value-type="string">
            <text:p>bueno en mi opinión se ve un buen cortometraje felicidades espero le de buen puntaje felicidades</text:p>
          </table:table-cell>
          <table:table-cell table:style-name="ce1" office:value-type="float" office:value="374428" calcext:value-type="float">
            <text:p>3744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2494" calcext:value-type="float">
            <text:p>562494</text:p>
          </table:table-cell>
          <table:table-cell table:style-name="ce1" office:value-type="string" calcext:value-type="string">
            <text:p>Buen trabajo, recordar que faltaron especificaciones de los porcentajes del agua y ejemplos. </text:p>
          </table:table-cell>
          <table:table-cell table:style-name="ce1" office:value-type="float" office:value="562494" calcext:value-type="float">
            <text:p>5624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2414" calcext:value-type="float">
            <text:p>462414</text:p>
          </table:table-cell>
          <table:table-cell table:style-name="ce1" office:value-type="string" calcext:value-type="string">
            <text:p>Excelente trabajo...</text:p>
            <text:p/>
            <text:p>Éxitos en el curso...</text:p>
          </table:table-cell>
          <table:table-cell table:style-name="ce1" office:value-type="float" office:value="462414" calcext:value-type="float">
            <text:p>46241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408" calcext:value-type="float">
            <text:p>60408</text:p>
          </table:table-cell>
          <table:table-cell table:style-name="ce1" office:value-type="string" calcext:value-type="string">
            <text:p>.</text:p>
          </table:table-cell>
          <table:table-cell table:style-name="ce1" office:value-type="float" office:value="60408" calcext:value-type="float">
            <text:p>6040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5959" calcext:value-type="float">
            <text:p>45959</text:p>
          </table:table-cell>
          <table:table-cell table:style-name="ce1" office:value-type="string" calcext:value-type="string">
            <text:p>Excelente</text:p>
          </table:table-cell>
          <table:table-cell table:style-name="ce1" office:value-type="float" office:value="45959" calcext:value-type="float">
            <text:p>459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8505" calcext:value-type="float">
            <text:p>348505</text:p>
          </table:table-cell>
          <table:table-cell table:style-name="ce1" office:value-type="string" calcext:value-type="string">
            <text:p>No aparece imagen</text:p>
          </table:table-cell>
          <table:table-cell table:style-name="ce1" office:value-type="float" office:value="348505" calcext:value-type="float">
            <text:p>34850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5794" calcext:value-type="float">
            <text:p>535794</text:p>
          </table:table-cell>
          <table:table-cell table:style-name="ce1" office:value-type="string" calcext:value-type="string">
            <text:p>Buen trabajo</text:p>
          </table:table-cell>
          <table:table-cell table:style-name="ce1" office:value-type="float" office:value="535794" calcext:value-type="float">
            <text:p>5357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501" calcext:value-type="float">
            <text:p>34501</text:p>
          </table:table-cell>
          <table:table-cell table:style-name="ce1" office:value-type="string" calcext:value-type="string">
            <text:p>EXELENTE TRANBAJO</text:p>
          </table:table-cell>
          <table:table-cell table:style-name="ce1" office:value-type="float" office:value="34501" calcext:value-type="float">
            <text:p>345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5202" calcext:value-type="float">
            <text:p>185202</text:p>
          </table:table-cell>
          <table:table-cell table:style-name="ce1" office:value-type="string" calcext:value-type="string">
            <text:p>Como primer trabajo falta de imagenes y poca secuencia</text:p>
          </table:table-cell>
          <table:table-cell table:style-name="ce1" office:value-type="float" office:value="185202" calcext:value-type="float">
            <text:p>18520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25666" calcext:value-type="float">
            <text:p>325666</text:p>
          </table:table-cell>
          <table:table-cell table:style-name="ce7" office:value-type="string" calcext:value-type="string">
            <text:p>Excelente trabajo, sin embargo debe mejorar la presentación dentro del cuadro de respuesta aun asi la calificación que le coloco es 5 sobre 5 en todos los puntos. La investigación es buena.</text:p>
            <text:p/>
            <text:p>Calificado por: Eduardo Reyes T.</text:p>
          </table:table-cell>
          <table:table-cell table:style-name="ce1" office:value-type="float" office:value="325666" calcext:value-type="float">
            <text:p>32566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45492" calcext:value-type="float">
            <text:p>345492</text:p>
          </table:table-cell>
          <table:table-cell table:style-name="ce1" office:value-type="string" calcext:value-type="string">
            <text:p>Buen trabajo.</text:p>
          </table:table-cell>
          <table:table-cell table:style-name="ce1" office:value-type="float" office:value="345492" calcext:value-type="float">
            <text:p>3454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0091" calcext:value-type="float">
            <text:p>610091</text:p>
          </table:table-cell>
          <table:table-cell table:style-name="ce1" office:value-type="string" calcext:value-type="string">
            <text:p>Excelente Trabajo</text:p>
          </table:table-cell>
          <table:table-cell table:style-name="ce1" office:value-type="float" office:value="610091" calcext:value-type="float">
            <text:p>6100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7401" calcext:value-type="float">
            <text:p>157401</text:p>
          </table:table-cell>
          <table:table-cell table:style-name="ce1" office:value-type="string" calcext:value-type="string">
            <text:p>Bien hecho</text:p>
          </table:table-cell>
          <table:table-cell table:style-name="ce1" office:value-type="float" office:value="157401" calcext:value-type="float">
            <text:p>1574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899" calcext:value-type="float">
            <text:p>12899</text:p>
          </table:table-cell>
          <table:table-cell table:style-name="ce1" office:value-type="string" calcext:value-type="string">
            <text:p>Le falta los gráficos</text:p>
          </table:table-cell>
          <table:table-cell table:style-name="ce1" office:value-type="float" office:value="12899" calcext:value-type="float">
            <text:p>1289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0728" calcext:value-type="float">
            <text:p>530728</text:p>
          </table:table-cell>
          <table:table-cell table:style-name="ce1" office:value-type="string" calcext:value-type="string">
            <text:p>bien</text:p>
          </table:table-cell>
          <table:table-cell table:style-name="ce1" office:value-type="float" office:value="530728" calcext:value-type="float">
            <text:p>5307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3270" calcext:value-type="float">
            <text:p>633270</text:p>
          </table:table-cell>
          <table:table-cell table:style-name="ce1" office:value-type="string" calcext:value-type="string">
            <text:p>Buena</text:p>
          </table:table-cell>
          <table:table-cell table:style-name="ce1" office:value-type="float" office:value="633270" calcext:value-type="float">
            <text:p>63327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2650" calcext:value-type="float">
            <text:p>472650</text:p>
          </table:table-cell>
          <table:table-cell table:style-name="ce1" office:value-type="string" calcext:value-type="string">
            <text:p>BUEN TRABAJO</text:p>
          </table:table-cell>
          <table:table-cell table:style-name="ce1" office:value-type="float" office:value="472650" calcext:value-type="float">
            <text:p>47265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2411" calcext:value-type="float">
            <text:p>422411</text:p>
          </table:table-cell>
          <table:table-cell table:style-name="ce1" office:value-type="string" calcext:value-type="string">
            <text:p>Esto es copia de Internet</text:p>
          </table:table-cell>
          <table:table-cell table:style-name="ce1" office:value-type="float" office:value="422411" calcext:value-type="float">
            <text:p>42241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52041" calcext:value-type="float">
            <text:p>652041</text:p>
          </table:table-cell>
          <table:table-cell table:style-name="ce1" office:value-type="string" calcext:value-type="string">
            <text:p>muy bien</text:p>
          </table:table-cell>
          <table:table-cell table:style-name="ce1" office:value-type="float" office:value="652041" calcext:value-type="float">
            <text:p>6520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2014" calcext:value-type="float">
            <text:p>662014</text:p>
          </table:table-cell>
          <table:table-cell table:style-name="ce1" office:value-type="string" calcext:value-type="string">
            <text:p>Excelente</text:p>
          </table:table-cell>
          <table:table-cell table:style-name="ce1" office:value-type="float" office:value="662014" calcext:value-type="float">
            <text:p>66201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5810" calcext:value-type="float">
            <text:p>295810</text:p>
          </table:table-cell>
          <table:table-cell table:style-name="ce1" office:value-type="string" calcext:value-type="string">
            <text:p>No hay cumplimiento</text:p>
          </table:table-cell>
          <table:table-cell table:style-name="ce1" office:value-type="float" office:value="295810" calcext:value-type="float">
            <text:p>29581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62252" calcext:value-type="float">
            <text:p>662252</text:p>
          </table:table-cell>
          <table:table-cell table:style-name="ce1" office:value-type="string" calcext:value-type="string">
            <text:p>Sus respuestas están basada a lo que pregunta</text:p>
          </table:table-cell>
          <table:table-cell table:style-name="ce1" office:value-type="float" office:value="662252" calcext:value-type="float">
            <text:p>66225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0479" calcext:value-type="float">
            <text:p>250479</text:p>
          </table:table-cell>
          <table:table-cell table:style-name="ce1" office:value-type="string" calcext:value-type="string">
            <text:p>Esta muy bien</text:p>
          </table:table-cell>
          <table:table-cell table:style-name="ce1" office:value-type="float" office:value="250479" calcext:value-type="float">
            <text:p>2504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9237" calcext:value-type="float">
            <text:p>399237</text:p>
          </table:table-cell>
          <table:table-cell table:style-name="ce1" office:value-type="string" calcext:value-type="string">
            <text:p>Usted escribió las posiciones de las partes pero no los intereses de las mismas.</text:p>
          </table:table-cell>
          <table:table-cell table:style-name="ce1" office:value-type="float" office:value="399237" calcext:value-type="float">
            <text:p>39923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76498" calcext:value-type="float">
            <text:p>76498</text:p>
          </table:table-cell>
          <table:table-cell table:style-name="ce1" office:value-type="string" calcext:value-type="string">
            <text:p>Felicitaciones, muy buen trabajo</text:p>
          </table:table-cell>
          <table:table-cell table:style-name="ce1" office:value-type="float" office:value="76498" calcext:value-type="float">
            <text:p>764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61" calcext:value-type="float">
            <text:p>1761</text:p>
          </table:table-cell>
          <table:table-cell table:style-name="ce1" office:value-type="string" calcext:value-type="string">
            <text:p>Esta todo bien presentado</text:p>
          </table:table-cell>
          <table:table-cell table:style-name="ce1" office:value-type="float" office:value="1761" calcext:value-type="float">
            <text:p>17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7643" calcext:value-type="float">
            <text:p>197643</text:p>
          </table:table-cell>
          <table:table-cell table:style-name="ce1" office:value-type="string" calcext:value-type="string">
            <text:p>Bien echo</text:p>
          </table:table-cell>
          <table:table-cell table:style-name="ce1" office:value-type="float" office:value="197643" calcext:value-type="float">
            <text:p>1976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5428" calcext:value-type="float">
            <text:p>555428</text:p>
          </table:table-cell>
          <table:table-cell table:style-name="ce1" office:value-type="string" calcext:value-type="string">
            <text:p>Muy buen trabajo</text:p>
          </table:table-cell>
          <table:table-cell table:style-name="ce1" office:value-type="float" office:value="555428" calcext:value-type="float">
            <text:p>5554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9047" calcext:value-type="float">
            <text:p>579047</text:p>
          </table:table-cell>
          <table:table-cell table:style-name="ce1" office:value-type="string" calcext:value-type="string">
            <text:p>Hubo un problema con está tarea, no me salió la imagen o diapositivas para poder revisar <text:s/>lo siento </text:p>
          </table:table-cell>
          <table:table-cell table:style-name="ce1" office:value-type="float" office:value="579047" calcext:value-type="float">
            <text:p>57904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77349" calcext:value-type="float">
            <text:p>377349</text:p>
          </table:table-cell>
          <table:table-cell table:style-name="ce7" office:value-type="string" calcext:value-type="string">
            <text:p>Uno de los mejores carteles que he visto, sin embargo te falto poner la recomenadacion.. Sin embargo, lo dejare pasar porque le has puesto bastante empeño. </text:p>
          </table:table-cell>
          <table:table-cell table:style-name="ce1" office:value-type="float" office:value="377349" calcext:value-type="float">
            <text:p>3773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0024" calcext:value-type="float">
            <text:p>120024</text:p>
          </table:table-cell>
          <table:table-cell table:style-name="ce1" office:value-type="string" calcext:value-type="string">
            <text:p>El objetivo del cuestionario esta mal formulado y no se enfoca en los requerimientos pedidos en la orden.</text:p>
          </table:table-cell>
          <table:table-cell table:style-name="ce1" office:value-type="float" office:value="120024" calcext:value-type="float">
            <text:p>12002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92964" calcext:value-type="float">
            <text:p>192964</text:p>
          </table:table-cell>
          <table:table-cell table:style-name="ce1" office:value-type="string" calcext:value-type="string">
            <text:p>BSTANTE COMPLETA LA INFORMACION SOLICITADA</text:p>
          </table:table-cell>
          <table:table-cell table:style-name="ce1" office:value-type="float" office:value="192964" calcext:value-type="float">
            <text:p>1929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033" calcext:value-type="float">
            <text:p>60033</text:p>
          </table:table-cell>
          <table:table-cell table:style-name="ce1" office:value-type="string" calcext:value-type="string">
            <text:p>Muy buen trabajo pues la inforgrafía ilustra muy bien los temas tratados durante el curso y complementan nuestro aprendizaje. Felicitaciones!</text:p>
          </table:table-cell>
          <table:table-cell table:style-name="ce1" office:value-type="float" office:value="60033" calcext:value-type="float">
            <text:p>600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9979" calcext:value-type="float">
            <text:p>629979</text:p>
          </table:table-cell>
          <table:table-cell table:style-name="ce1" office:value-type="string" calcext:value-type="string">
            <text:p>wow, super interesante</text:p>
          </table:table-cell>
          <table:table-cell table:style-name="ce1" office:value-type="float" office:value="629979" calcext:value-type="float">
            <text:p>6299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0518" calcext:value-type="float">
            <text:p>170518</text:p>
          </table:table-cell>
          <table:table-cell table:style-name="ce1" office:value-type="string" calcext:value-type="string">
            <text:p>Los actores directamente implicado son solo los dos herederos</text:p>
            <text:p>No pueden estar indirectamente implicadas personas que ya fallecieron</text:p>
            <text:p>Puede revisar los tipos de conflictos para hacer una mejor descripción de como estos se perciben</text:p>
            <text:p>Debe mejorar en la descripción de intereses y preocupaciones</text:p>
          </table:table-cell>
          <table:table-cell table:style-name="ce1" office:value-type="float" office:value="170518" calcext:value-type="float">
            <text:p>17051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89578" calcext:value-type="float">
            <text:p>489578</text:p>
          </table:table-cell>
          <table:table-cell table:style-name="ce1" office:value-type="string" calcext:value-type="string">
            <text:p>Felicitaciones muy buen trabajo.</text:p>
          </table:table-cell>
          <table:table-cell table:style-name="ce1" office:value-type="float" office:value="489578" calcext:value-type="float">
            <text:p>4895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9494" calcext:value-type="float">
            <text:p>299494</text:p>
          </table:table-cell>
          <table:table-cell table:style-name="ce1" office:value-type="string" calcext:value-type="string">
            <text:p>Realmente interesante el uso de dicha planta y la información es clara y concisa.</text:p>
          </table:table-cell>
          <table:table-cell table:style-name="ce1" office:value-type="float" office:value="299494" calcext:value-type="float">
            <text:p>2994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9687" calcext:value-type="float">
            <text:p>519687</text:p>
          </table:table-cell>
          <table:table-cell table:style-name="ce1" office:value-type="string" calcext:value-type="string">
            <text:p>SIN COMENTARIO.</text:p>
          </table:table-cell>
          <table:table-cell table:style-name="ce1" office:value-type="float" office:value="519687" calcext:value-type="float">
            <text:p>51968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09809" calcext:value-type="float">
            <text:p>109809</text:p>
          </table:table-cell>
          <table:table-cell table:style-name="ce1" office:value-type="string" calcext:value-type="string">
            <text:p>Está muy bieno</text:p>
          </table:table-cell>
          <table:table-cell table:style-name="ce1" office:value-type="float" office:value="109809" calcext:value-type="float">
            <text:p>1098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4532" calcext:value-type="float">
            <text:p>234532</text:p>
          </table:table-cell>
          <table:table-cell table:style-name="ce1" office:value-type="string" calcext:value-type="string">
            <text:p>Sin novedad</text:p>
          </table:table-cell>
          <table:table-cell table:style-name="ce1" office:value-type="float" office:value="234532" calcext:value-type="float">
            <text:p>23453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52766" calcext:value-type="float">
            <text:p>252766</text:p>
          </table:table-cell>
          <table:table-cell table:style-name="ce1" office:value-type="string" calcext:value-type="string">
            <text:p>Ok</text:p>
          </table:table-cell>
          <table:table-cell table:style-name="ce1" office:value-type="float" office:value="252766" calcext:value-type="float">
            <text:p>2527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9784" calcext:value-type="float">
            <text:p>629784</text:p>
          </table:table-cell>
          <table:table-cell table:style-name="ce1" office:value-type="string" calcext:value-type="string">
            <text:p>muy bien...</text:p>
          </table:table-cell>
          <table:table-cell table:style-name="ce1" office:value-type="float" office:value="629784" calcext:value-type="float">
            <text:p>6297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0483" calcext:value-type="float">
            <text:p>380483</text:p>
          </table:table-cell>
          <table:table-cell table:style-name="ce1" office:value-type="string" calcext:value-type="string">
            <text:p>No cumple con todos los requerimientos del reto.</text:p>
          </table:table-cell>
          <table:table-cell table:style-name="ce1" office:value-type="float" office:value="380483" calcext:value-type="float">
            <text:p>38048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1097" calcext:value-type="float">
            <text:p>81097</text:p>
          </table:table-cell>
          <table:table-cell table:style-name="ce1" office:value-type="string" calcext:value-type="string">
            <text:p>Tiempo del video, movimiento de la cámara.</text:p>
          </table:table-cell>
          <table:table-cell table:style-name="ce1" office:value-type="float" office:value="81097" calcext:value-type="float">
            <text:p>8109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92930" calcext:value-type="float">
            <text:p>392930</text:p>
          </table:table-cell>
          <table:table-cell table:style-name="ce1" office:value-type="string" calcext:value-type="string">
            <text:p>Muy buen trabajo</text:p>
          </table:table-cell>
          <table:table-cell table:style-name="ce1" office:value-type="float" office:value="392930" calcext:value-type="float">
            <text:p>3929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720" calcext:value-type="float">
            <text:p>35720</text:p>
          </table:table-cell>
          <table:table-cell table:style-name="ce7" office:value-type="string" calcext:value-type="string">
            <text:p>mi experiencia en la tarea me resulto algo difícil y ademas no he podido enviar todo el deber completo ya que tengo dos imágenes y la plataforma solo me permite enviar una imagen</text:p>
          </table:table-cell>
          <table:table-cell table:style-name="ce1" office:value-type="float" office:value="35720" calcext:value-type="float">
            <text:p>3572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85380" calcext:value-type="float">
            <text:p>385380</text:p>
          </table:table-cell>
          <table:table-cell table:style-name="ce1" office:value-type="string" calcext:value-type="string">
            <text:p>Síntesis clara del tema,muy bien.</text:p>
          </table:table-cell>
          <table:table-cell table:style-name="ce1" office:value-type="float" office:value="385380" calcext:value-type="float">
            <text:p>3853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5568" calcext:value-type="float">
            <text:p>185568</text:p>
          </table:table-cell>
          <table:table-cell table:style-name="ce1" office:value-type="string" calcext:value-type="string">
            <text:p>el link de facebook no me lleva al emprendimiento ... podrias mejorar ..</text:p>
          </table:table-cell>
          <table:table-cell table:style-name="ce1" office:value-type="float" office:value="185568" calcext:value-type="float">
            <text:p>18556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4799" calcext:value-type="float">
            <text:p>34799</text:p>
          </table:table-cell>
          <table:table-cell table:style-name="ce1" office:value-type="string" calcext:value-type="string">
            <text:p>bien</text:p>
          </table:table-cell>
          <table:table-cell table:style-name="ce1" office:value-type="float" office:value="34799" calcext:value-type="float">
            <text:p>347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457" calcext:value-type="float">
            <text:p>23457</text:p>
          </table:table-cell>
          <table:table-cell table:style-name="ce1" office:value-type="string" calcext:value-type="string">
            <text:p>muy bueno</text:p>
          </table:table-cell>
          <table:table-cell table:style-name="ce1" office:value-type="float" office:value="23457" calcext:value-type="float">
            <text:p>234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5990" calcext:value-type="float">
            <text:p>275990</text:p>
          </table:table-cell>
          <table:table-cell table:style-name="ce7" office:value-type="string" calcext:value-type="string">
            <text:p>Información solicitada es insuficiente, tenía que ilustrar información completa del proceso de aplicación, no hay gráficos, estadísticas, cifras, y no hay bibliográfica (links, libros consultados, etc) si bien es cierto que ha detallado información debió hacerlo en la infografía. Considerar para los próximos trabajo, esto le ayudará a llegar a la excelencia compañera. </text:p>
          </table:table-cell>
          <table:table-cell table:style-name="ce1" office:value-type="float" office:value="275990" calcext:value-type="float">
            <text:p>27599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19198" calcext:value-type="float">
            <text:p>219198</text:p>
          </table:table-cell>
          <table:table-cell table:style-name="ce7" office:value-type="string" calcext:value-type="string">
            <text:p>Hay una pequeña confusión entre posición e intereses. <text:s/>La posición demarca si se quiere negociar o no, si hay disponibilidad de llegar a acuerdos. <text:s/>Los intereses no se relacionan con eso, sino con lo que se espera tras llegar a un acuerdo.</text:p>
          </table:table-cell>
          <table:table-cell table:style-name="ce1" office:value-type="float" office:value="219198" calcext:value-type="float">
            <text:p>21919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60415" calcext:value-type="float">
            <text:p>260415</text:p>
          </table:table-cell>
          <table:table-cell table:style-name="ce1" office:value-type="string" calcext:value-type="string">
            <text:p>muy bien</text:p>
          </table:table-cell>
          <table:table-cell table:style-name="ce1" office:value-type="float" office:value="260415" calcext:value-type="float">
            <text:p>2604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3236" calcext:value-type="float">
            <text:p>543236</text:p>
          </table:table-cell>
          <table:table-cell table:style-name="ce1" office:value-type="string" calcext:value-type="string">
            <text:p>Exelente</text:p>
          </table:table-cell>
          <table:table-cell table:style-name="ce1" office:value-type="float" office:value="543236" calcext:value-type="float">
            <text:p>5432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4724" calcext:value-type="float">
            <text:p>374724</text:p>
          </table:table-cell>
          <table:table-cell table:style-name="ce7" office:value-type="string" calcext:value-type="string">
            <text:p>Hola, en dos casos puse 1 , porque en mi opinión aunque si se trata de un Spot, hay que pensar y escribir el modo en el cual lo desarrollas, pensar a como se va <text:s/>a trasmitir lo que se desea <text:s/>al espectador, describirlo . <text:s/>En otro caso puse 1 porqué <text:s/>usted escribe sobre este periodo particular, <text:s/>esto por ejemplo no esta en el desarrollo del <text:s/>guion, no logra hacer claro el mensaje final. <text:s/>Todo lo que pensava le recomiendo de escribirlo paso por paso, imaginarlo. Esta todo muy simplificado. <text:s/></text:p>
          </table:table-cell>
          <table:table-cell table:style-name="ce1" office:value-type="float" office:value="374724" calcext:value-type="float">
            <text:p>37472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86858" calcext:value-type="float">
            <text:p>186858</text:p>
          </table:table-cell>
          <table:table-cell table:style-name="ce1" office:value-type="string" calcext:value-type="string">
            <text:p>Un buen trabajo y respetó bien la linea del tiempo felicidades</text:p>
          </table:table-cell>
          <table:table-cell table:style-name="ce1" office:value-type="float" office:value="186858" calcext:value-type="float">
            <text:p>18685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4948" calcext:value-type="float">
            <text:p>574948</text:p>
          </table:table-cell>
          <table:table-cell table:style-name="ce1" office:value-type="string" calcext:value-type="string">
            <text:p>None</text:p>
          </table:table-cell>
          <table:table-cell table:style-name="ce1" office:value-type="float" office:value="574948" calcext:value-type="float">
            <text:p>57494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59287" calcext:value-type="float">
            <text:p>259287</text:p>
          </table:table-cell>
          <table:table-cell table:style-name="ce1" office:value-type="string" calcext:value-type="string">
            <text:p>buen trabajo, me encanta el desarrollo en base a la sociología.</text:p>
          </table:table-cell>
          <table:table-cell table:style-name="ce1" office:value-type="float" office:value="259287" calcext:value-type="float">
            <text:p>2592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2363" calcext:value-type="float">
            <text:p>132363</text:p>
          </table:table-cell>
          <table:table-cell table:style-name="ce7" office:value-type="string" calcext:value-type="string">
            <text:p>Tiene buena información, pero al parecer hay campos en los cuales no cuenta con información completa, para lo cual no es necesario completarla a menos, como seria en este caso que la institución haya o este prestando sus servicios. </text:p>
          </table:table-cell>
          <table:table-cell table:style-name="ce1" office:value-type="float" office:value="132363" calcext:value-type="float">
            <text:p>13236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60912" calcext:value-type="float">
            <text:p>460912</text:p>
          </table:table-cell>
          <table:table-cell table:style-name="ce1" office:value-type="string" calcext:value-type="string">
            <text:p>Saludos, mejore su presentación</text:p>
          </table:table-cell>
          <table:table-cell table:style-name="ce1" office:value-type="float" office:value="460912" calcext:value-type="float">
            <text:p>4609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2993" calcext:value-type="float">
            <text:p>472993</text:p>
          </table:table-cell>
          <table:table-cell table:style-name="ce1" office:value-type="string" calcext:value-type="string">
            <text:p>Población: 1,200,200</text:p>
            <text:p>Nivel de confianza: 95%</text:p>
            <text:p>Error: 5%</text:p>
            <text:p>Muestra: 385</text:p>
          </table:table-cell>
          <table:table-cell table:style-name="ce1" office:value-type="float" office:value="472993" calcext:value-type="float">
            <text:p>47299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03772" calcext:value-type="float">
            <text:p>303772</text:p>
          </table:table-cell>
          <table:table-cell table:style-name="ce1" office:value-type="string" calcext:value-type="string">
            <text:p>Buen trabajo</text:p>
          </table:table-cell>
          <table:table-cell table:style-name="ce1" office:value-type="float" office:value="303772" calcext:value-type="float">
            <text:p>3037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563" calcext:value-type="float">
            <text:p>66563</text:p>
          </table:table-cell>
          <table:table-cell table:style-name="ce1" office:value-type="string" calcext:value-type="string">
            <text:p>Super creativa tu presentación, pero puede resultar un poco confuso definir el ángulo al ser muñecos</text:p>
          </table:table-cell>
          <table:table-cell table:style-name="ce1" office:value-type="float" office:value="66563" calcext:value-type="float">
            <text:p>6656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92249" calcext:value-type="float">
            <text:p>292249</text:p>
          </table:table-cell>
          <table:table-cell table:style-name="ce1" office:value-type="string" calcext:value-type="string">
            <text:p>No presenta referencia bibliografica</text:p>
          </table:table-cell>
          <table:table-cell table:style-name="ce1" office:value-type="float" office:value="292249" calcext:value-type="float">
            <text:p>29224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1758" calcext:value-type="float">
            <text:p>251758</text:p>
          </table:table-cell>
          <table:table-cell table:style-name="ce1" office:value-type="string" calcext:value-type="string">
            <text:p>Lamentablemente, no se puede visualizar el análisis Foda, por lo cual puede afectar la calificación. Sin embargo, todos los elementos requeridos han sido proporcionados y clasificados por su tipología, si son Estrategías de crecimiento o liderazgo en costos, Objetivos estratégicos o financieros, Planes estratégicos o a largo plazo, etc</text:p>
          </table:table-cell>
          <table:table-cell table:style-name="ce1" office:value-type="float" office:value="251758" calcext:value-type="float">
            <text:p>25175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60414" calcext:value-type="float">
            <text:p>460414</text:p>
          </table:table-cell>
          <table:table-cell table:style-name="ce1" office:value-type="string" calcext:value-type="string">
            <text:p>En esta fase corresponde \"EVALUAR EL CONTENIDO DE LA PRESENTACIÓN\</text:p>
          </table:table-cell>
          <table:table-cell table:style-name="ce1" office:value-type="float" office:value="460414" calcext:value-type="float">
            <text:p>46041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84952" calcext:value-type="float">
            <text:p>484952</text:p>
          </table:table-cell>
          <table:table-cell table:style-name="ce1" office:value-type="string" calcext:value-type="string">
            <text:p>muy buenas respuestas, excelente argumentación.</text:p>
          </table:table-cell>
          <table:table-cell table:style-name="ce1" office:value-type="float" office:value="484952" calcext:value-type="float">
            <text:p>48495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6523" calcext:value-type="float">
            <text:p>126523</text:p>
          </table:table-cell>
          <table:table-cell table:style-name="ce7" office:value-type="string" calcext:value-type="string">
            <text:p>La pregunta 1 se refiere a que posición tiene Justiano, él no se recupera de una operación por la negligencia de la clínica y su posición es que le realicen una nueva operación para recuperarse.</text:p>
          </table:table-cell>
          <table:table-cell table:style-name="ce1" office:value-type="float" office:value="126523" calcext:value-type="float">
            <text:p>12652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71727" calcext:value-type="float">
            <text:p>571727</text:p>
          </table:table-cell>
          <table:table-cell table:style-name="ce1" office:value-type="string" calcext:value-type="string">
            <text:p>EXCELENTE PRESENTACION COMPAÑERO (A)</text:p>
          </table:table-cell>
          <table:table-cell table:style-name="ce1" office:value-type="float" office:value="571727" calcext:value-type="float">
            <text:p>5717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5609" calcext:value-type="float">
            <text:p>125609</text:p>
          </table:table-cell>
          <table:table-cell table:style-name="ce1" office:value-type="string" calcext:value-type="string">
            <text:p>CALIFICACIÓN PUNTAJE 35</text:p>
          </table:table-cell>
          <table:table-cell table:style-name="ce1" office:value-type="float" office:value="125609" calcext:value-type="float">
            <text:p>12560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38697" calcext:value-type="float">
            <text:p>238697</text:p>
          </table:table-cell>
          <table:table-cell table:style-name="ce1" office:value-type="string" calcext:value-type="string">
            <text:p>Excelente trabajo, claro los objetivos y estrategias autilizar</text:p>
          </table:table-cell>
          <table:table-cell table:style-name="ce1" office:value-type="float" office:value="238697" calcext:value-type="float">
            <text:p>2386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5231" calcext:value-type="float">
            <text:p>635231</text:p>
          </table:table-cell>
          <table:table-cell table:style-name="ce1" office:value-type="string" calcext:value-type="string">
            <text:p>Exelente Reto</text:p>
          </table:table-cell>
          <table:table-cell table:style-name="ce1" office:value-type="float" office:value="635231" calcext:value-type="float">
            <text:p>6352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735" calcext:value-type="float">
            <text:p>48735</text:p>
          </table:table-cell>
          <table:table-cell table:style-name="ce1" office:value-type="string" calcext:value-type="string">
            <text:p>Enlace sin llenar</text:p>
          </table:table-cell>
          <table:table-cell table:style-name="ce1" office:value-type="float" office:value="48735" calcext:value-type="float">
            <text:p>4873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32419" calcext:value-type="float">
            <text:p>632419</text:p>
          </table:table-cell>
          <table:table-cell table:style-name="ce1" office:value-type="string" calcext:value-type="string">
            <text:p>Lamentablemente la imagen no es legible en lo absoluto.</text:p>
          </table:table-cell>
          <table:table-cell table:style-name="ce1" office:value-type="float" office:value="632419" calcext:value-type="float">
            <text:p>63241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6932" calcext:value-type="float">
            <text:p>26932</text:p>
          </table:table-cell>
          <table:table-cell table:style-name="ce7" office:value-type="string" calcext:value-type="string">
            <text:p>Los alimentos elegidos son totalmente precisos, pero la organización es confusa. Hay mucha información en un espacio muy pequeño y la foto de fondo no permite visualizar con claridad lo expuesto en la inforgrafía.</text:p>
          </table:table-cell>
          <table:table-cell table:style-name="ce1" office:value-type="float" office:value="26932" calcext:value-type="float">
            <text:p>2693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32174" calcext:value-type="float">
            <text:p>232174</text:p>
          </table:table-cell>
          <table:table-cell table:style-name="ce1" office:value-type="string" calcext:value-type="string">
            <text:p>no se subió la foto</text:p>
          </table:table-cell>
          <table:table-cell table:style-name="ce1" office:value-type="float" office:value="232174" calcext:value-type="float">
            <text:p>23217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49241" calcext:value-type="float">
            <text:p>149241</text:p>
          </table:table-cell>
          <table:table-cell table:style-name="ce1" office:value-type="string" calcext:value-type="string">
            <text:p>Muy bien</text:p>
          </table:table-cell>
          <table:table-cell table:style-name="ce1" office:value-type="float" office:value="149241" calcext:value-type="float">
            <text:p>1492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0591" calcext:value-type="float">
            <text:p>100591</text:p>
          </table:table-cell>
          <table:table-cell table:style-name="ce1" office:value-type="string" calcext:value-type="string">
            <text:p>Analizar mejor el problema planteado y señalar bien quienes son directamente implicados en este acomyecimiento.</text:p>
          </table:table-cell>
          <table:table-cell table:style-name="ce1" office:value-type="float" office:value="100591" calcext:value-type="float">
            <text:p>10059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8653" calcext:value-type="float">
            <text:p>88653</text:p>
          </table:table-cell>
          <table:table-cell table:style-name="ce1" office:value-type="string" calcext:value-type="string">
            <text:p>A pesar que tenían una relación cordial, ésta se vio afectada <text:s text:c="2"/>por el altercado del daño del departamento.</text:p>
          </table:table-cell>
          <table:table-cell table:style-name="ce1" office:value-type="float" office:value="88653" calcext:value-type="float">
            <text:p>8865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38132" calcext:value-type="float">
            <text:p>138132</text:p>
          </table:table-cell>
          <table:table-cell table:style-name="ce7" office:value-type="string" calcext:value-type="string">
            <text:p>El juicio crítico debe ser coherente; no compara las características presentadas en el curso (teoría) <text:s/>y las observadas en el niño de 5 años (práctica).</text:p>
          </table:table-cell>
          <table:table-cell table:style-name="ce1" office:value-type="float" office:value="138132" calcext:value-type="float">
            <text:p>13813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40363" calcext:value-type="float">
            <text:p>240363</text:p>
          </table:table-cell>
          <table:table-cell table:style-name="ce1" office:value-type="string" calcext:value-type="string">
            <text:p>Falta la misión y visión de la empresa.</text:p>
          </table:table-cell>
          <table:table-cell table:style-name="ce1" office:value-type="float" office:value="240363" calcext:value-type="float">
            <text:p>24036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36961" calcext:value-type="float">
            <text:p>636961</text:p>
          </table:table-cell>
          <table:table-cell table:style-name="ce1" office:value-type="string" calcext:value-type="string">
            <text:p>buen trabajo</text:p>
          </table:table-cell>
          <table:table-cell table:style-name="ce1" office:value-type="float" office:value="636961" calcext:value-type="float">
            <text:p>6369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8616" calcext:value-type="float">
            <text:p>528616</text:p>
          </table:table-cell>
          <table:table-cell table:style-name="ce1" office:value-type="string" calcext:value-type="string">
            <text:p>Excelente!</text:p>
          </table:table-cell>
          <table:table-cell table:style-name="ce1" office:value-type="float" office:value="528616" calcext:value-type="float">
            <text:p>5286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4778" calcext:value-type="float">
            <text:p>124778</text:p>
          </table:table-cell>
          <table:table-cell table:style-name="ce1" office:value-type="string" calcext:value-type="string">
            <text:p>Le falto en lo que el aporte critico quedo muy pobre en todos los aspecto</text:p>
          </table:table-cell>
          <table:table-cell table:style-name="ce1" office:value-type="float" office:value="124778" calcext:value-type="float">
            <text:p>12477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18076" calcext:value-type="float">
            <text:p>318076</text:p>
          </table:table-cell>
          <table:table-cell table:style-name="ce7" office:value-type="string" calcext:value-type="string">
            <text:p>las alternativas para llegar aun mediación justa para las dos partes es importante profundizar en el tema que estamos tratando, el punto importante es lo enriquecer los conocimientos <text:s/>día a día </text:p>
          </table:table-cell>
          <table:table-cell table:style-name="ce1" office:value-type="float" office:value="318076" calcext:value-type="float">
            <text:p>3180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0637" calcext:value-type="float">
            <text:p>310637</text:p>
          </table:table-cell>
          <table:table-cell table:style-name="ce1" office:value-type="string" calcext:value-type="string">
            <text:p>Excede de las palabras requeridas</text:p>
          </table:table-cell>
          <table:table-cell table:style-name="ce1" office:value-type="float" office:value="310637" calcext:value-type="float">
            <text:p>31063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10995" calcext:value-type="float">
            <text:p>410995</text:p>
          </table:table-cell>
          <table:table-cell table:style-name="ce1" office:value-type="string" calcext:value-type="string">
            <text:p>Interesante!</text:p>
          </table:table-cell>
          <table:table-cell table:style-name="ce1" office:value-type="float" office:value="410995" calcext:value-type="float">
            <text:p>4109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4340" calcext:value-type="float">
            <text:p>294340</text:p>
          </table:table-cell>
          <table:table-cell table:style-name="ce1" office:value-type="string" calcext:value-type="string">
            <text:p>faltó comentario personal en base a investigación</text:p>
          </table:table-cell>
          <table:table-cell table:style-name="ce1" office:value-type="float" office:value="294340" calcext:value-type="float">
            <text:p>29434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38202" calcext:value-type="float">
            <text:p>438202</text:p>
          </table:table-cell>
          <table:table-cell table:style-name="ce1" office:value-type="string" calcext:value-type="string">
            <text:p>excelente</text:p>
          </table:table-cell>
          <table:table-cell table:style-name="ce1" office:value-type="float" office:value="438202" calcext:value-type="float">
            <text:p>4382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8100" calcext:value-type="float">
            <text:p>348100</text:p>
          </table:table-cell>
          <table:table-cell table:style-name="ce1" office:value-type="string" calcext:value-type="string">
            <text:p>Buen trabajo</text:p>
          </table:table-cell>
          <table:table-cell table:style-name="ce1" office:value-type="float" office:value="348100" calcext:value-type="float">
            <text:p>3481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9415" calcext:value-type="float">
            <text:p>639415</text:p>
          </table:table-cell>
          <table:table-cell table:style-name="ce1" office:value-type="string" calcext:value-type="string">
            <text:p>PREJUICIO</text:p>
            <text:p>AULA JIGSAW</text:p>
          </table:table-cell>
          <table:table-cell table:style-name="ce1" office:value-type="float" office:value="639415" calcext:value-type="float">
            <text:p>63941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12503" calcext:value-type="float">
            <text:p>312503</text:p>
          </table:table-cell>
          <table:table-cell table:style-name="ce1" office:value-type="string" calcext:value-type="string">
            <text:p>FODA mejorar y objetivos</text:p>
          </table:table-cell>
          <table:table-cell table:style-name="ce1" office:value-type="float" office:value="312503" calcext:value-type="float">
            <text:p>31250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62676" calcext:value-type="float">
            <text:p>262676</text:p>
          </table:table-cell>
          <table:table-cell table:style-name="ce1" office:value-type="string" calcext:value-type="string">
            <text:p>Su trabajo esta acorde a los elementos planteados.</text:p>
          </table:table-cell>
          <table:table-cell table:style-name="ce1" office:value-type="float" office:value="262676" calcext:value-type="float">
            <text:p>2626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3233" calcext:value-type="float">
            <text:p>493233</text:p>
          </table:table-cell>
          <table:table-cell table:style-name="ce1" office:value-type="string" calcext:value-type="string">
            <text:p>Lastimosamente no se puede calificar porque no hay la tarea, solo el cuento.</text:p>
          </table:table-cell>
          <table:table-cell table:style-name="ce1" office:value-type="float" office:value="493233" calcext:value-type="float">
            <text:p>49323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05677" calcext:value-type="float">
            <text:p>305677</text:p>
          </table:table-cell>
          <table:table-cell table:style-name="ce7" office:value-type="string" calcext:value-type="string">
            <text:p>Excelente trabajo, buena limpieza. Solo una recomendación, si el fondo es un tono de rosa, evitar poner letra de color roja porque se puede perder un poco el texto con el fondo. Por el contrario ¡Felicitaciones por su trabajo! Cumple con todos los criterios solicitados. </text:p>
          </table:table-cell>
          <table:table-cell table:style-name="ce1" office:value-type="float" office:value="305677" calcext:value-type="float">
            <text:p>3056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5533" calcext:value-type="float">
            <text:p>555533</text:p>
          </table:table-cell>
          <table:table-cell table:style-name="ce1" office:value-type="string" calcext:value-type="string">
            <text:p>Excelente</text:p>
          </table:table-cell>
          <table:table-cell table:style-name="ce1" office:value-type="float" office:value="555533" calcext:value-type="float">
            <text:p>5555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4653" calcext:value-type="float">
            <text:p>344653</text:p>
          </table:table-cell>
          <table:table-cell table:style-name="ce1" office:value-type="string" calcext:value-type="string">
            <text:p>Está incompleto.</text:p>
          </table:table-cell>
          <table:table-cell table:style-name="ce1" office:value-type="float" office:value="344653" calcext:value-type="float">
            <text:p>34465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03259" calcext:value-type="float">
            <text:p>603259</text:p>
          </table:table-cell>
          <table:table-cell table:style-name="ce1" office:value-type="string" calcext:value-type="string">
            <text:p>informacion correcta</text:p>
          </table:table-cell>
          <table:table-cell table:style-name="ce1" office:value-type="float" office:value="603259" calcext:value-type="float">
            <text:p>6032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8105" calcext:value-type="float">
            <text:p>298105</text:p>
          </table:table-cell>
          <table:table-cell table:style-name="ce1" office:value-type="string" calcext:value-type="string">
            <text:p>Estoy de acuerdo con el desarrollo de la actividad</text:p>
          </table:table-cell>
          <table:table-cell table:style-name="ce1" office:value-type="float" office:value="298105" calcext:value-type="float">
            <text:p>29810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2241" calcext:value-type="float">
            <text:p>162241</text:p>
          </table:table-cell>
          <table:table-cell table:style-name="ce1" office:value-type="string" calcext:value-type="string">
            <text:p>Estuvo muy bueno y sobretodo citado obtuvo todo los pasos aunque si falto una evaluacion profundo sobre su cuestionario :)</text:p>
          </table:table-cell>
          <table:table-cell table:style-name="ce1" office:value-type="float" office:value="162241" calcext:value-type="float">
            <text:p>1622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9884" calcext:value-type="float">
            <text:p>409884</text:p>
          </table:table-cell>
          <table:table-cell table:style-name="ce1" office:value-type="string" calcext:value-type="string">
            <text:p>Buen trabajo!</text:p>
          </table:table-cell>
          <table:table-cell table:style-name="ce1" office:value-type="float" office:value="409884" calcext:value-type="float">
            <text:p>4098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5772" calcext:value-type="float">
            <text:p>365772</text:p>
          </table:table-cell>
          <table:table-cell table:style-name="ce1" office:value-type="string" calcext:value-type="string">
            <text:p>falta detallar el contenido del laudo arbitral</text:p>
          </table:table-cell>
          <table:table-cell table:style-name="ce1" office:value-type="float" office:value="365772" calcext:value-type="float">
            <text:p>36577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11041" calcext:value-type="float">
            <text:p>511041</text:p>
          </table:table-cell>
          <table:table-cell table:style-name="ce1" office:value-type="string" calcext:value-type="string">
            <text:p>Me gustó mucho la redacción, es un bonito cuento </text:p>
          </table:table-cell>
          <table:table-cell table:style-name="ce1" office:value-type="float" office:value="511041" calcext:value-type="float">
            <text:p>5110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1394" calcext:value-type="float">
            <text:p>631394</text:p>
          </table:table-cell>
          <table:table-cell table:style-name="ce1" office:value-type="string" calcext:value-type="string">
            <text:p>La parte de su profesión de Arquitecto me ha gustado mucho por su aporte con sus conocimientos.</text:p>
          </table:table-cell>
          <table:table-cell table:style-name="ce1" office:value-type="float" office:value="631394" calcext:value-type="float">
            <text:p>6313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73" calcext:value-type="float">
            <text:p>4573</text:p>
          </table:table-cell>
          <table:table-cell table:style-name="ce1" office:value-type="string" calcext:value-type="string">
            <text:p>APJL</text:p>
          </table:table-cell>
          <table:table-cell table:style-name="ce1" office:value-type="float" office:value="4573" calcext:value-type="float">
            <text:p>457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2910" calcext:value-type="float">
            <text:p>12910</text:p>
          </table:table-cell>
          <table:table-cell table:style-name="ce1" office:value-type="string" calcext:value-type="string">
            <text:p>LA BIBLIOGRAFÍA</text:p>
          </table:table-cell>
          <table:table-cell table:style-name="ce1" office:value-type="float" office:value="12910" calcext:value-type="float">
            <text:p>1291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06335" calcext:value-type="float">
            <text:p>106335</text:p>
          </table:table-cell>
          <table:table-cell table:style-name="ce1" office:value-type="string" calcext:value-type="string">
            <text:p>Aumentar fuentes más generales más confiables de información y completar los nombres de la Universidades para evitar confusión</text:p>
          </table:table-cell>
          <table:table-cell table:style-name="ce1" office:value-type="float" office:value="106335" calcext:value-type="float">
            <text:p>10633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24630" calcext:value-type="float">
            <text:p>224630</text:p>
          </table:table-cell>
          <table:table-cell table:style-name="ce1" office:value-type="string" calcext:value-type="string">
            <text:p>Lo ideal hubiera sido con una persona de modelo.</text:p>
          </table:table-cell>
          <table:table-cell table:style-name="ce1" office:value-type="float" office:value="224630" calcext:value-type="float">
            <text:p>22463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04935" calcext:value-type="float">
            <text:p>104935</text:p>
          </table:table-cell>
          <table:table-cell table:style-name="ce1" office:value-type="string" calcext:value-type="string">
            <text:p>Llenar los campos de bibliografia y fuente pendientes</text:p>
          </table:table-cell>
          <table:table-cell table:style-name="ce1" office:value-type="float" office:value="104935" calcext:value-type="float">
            <text:p>10493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57583" calcext:value-type="float">
            <text:p>157583</text:p>
          </table:table-cell>
          <table:table-cell table:style-name="ce1" office:value-type="string" calcext:value-type="string">
            <text:p>Muy bien echo, felicitaciones </text:p>
          </table:table-cell>
          <table:table-cell table:style-name="ce1" office:value-type="float" office:value="157583" calcext:value-type="float">
            <text:p>1575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957" calcext:value-type="float">
            <text:p>46957</text:p>
          </table:table-cell>
          <table:table-cell table:style-name="ce1" office:value-type="string" calcext:value-type="string">
            <text:p>Muy bueno</text:p>
          </table:table-cell>
          <table:table-cell table:style-name="ce1" office:value-type="float" office:value="46957" calcext:value-type="float">
            <text:p>469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3203" calcext:value-type="float">
            <text:p>663203</text:p>
          </table:table-cell>
          <table:table-cell table:style-name="ce7" office:value-type="string" calcext:value-type="string">
            <text:p>El crucigrama esta bien realizado, sus repuestas son correctas, pero falta el trabajo teórico sobre la memoria   Realice una consulta bibliográfica en función de los materiales disponibles en este Mooc de esta unidad.</text:p>
            <text:p>·        Subraye las ideas principales e identifique del tema.</text:p>
            <text:p>·        Resuelva las interrogantes sobre la actividad planteada e identifique los conceptos claves</text:p>
          </table:table-cell>
          <table:table-cell table:style-name="ce1" office:value-type="float" office:value="663203" calcext:value-type="float">
            <text:p>66320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09144" calcext:value-type="float">
            <text:p>309144</text:p>
          </table:table-cell>
          <table:table-cell table:style-name="ce1" office:value-type="string" calcext:value-type="string">
            <text:p>Muy Creativo su trabajo.</text:p>
          </table:table-cell>
          <table:table-cell table:style-name="ce1" office:value-type="float" office:value="309144" calcext:value-type="float">
            <text:p>3091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1061" calcext:value-type="float">
            <text:p>561061</text:p>
          </table:table-cell>
          <table:table-cell table:style-name="ce1" office:value-type="string" calcext:value-type="string">
            <text:p>Includes in-depth information and exceptional supporting details that are fully developed. <text:s/>Explores all facets of the topic.</text:p>
          </table:table-cell>
          <table:table-cell table:style-name="ce1" office:value-type="float" office:value="561061" calcext:value-type="float">
            <text:p>56106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70543" calcext:value-type="float">
            <text:p>370543</text:p>
          </table:table-cell>
          <table:table-cell table:style-name="ce1" office:value-type="string" calcext:value-type="string">
            <text:p>Buen trabajo</text:p>
          </table:table-cell>
          <table:table-cell table:style-name="ce1" office:value-type="float" office:value="370543" calcext:value-type="float">
            <text:p>3705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8317" calcext:value-type="float">
            <text:p>508317</text:p>
          </table:table-cell>
          <table:table-cell table:style-name="ce1" office:value-type="string" calcext:value-type="string">
            <text:p>palabras claves</text:p>
          </table:table-cell>
          <table:table-cell table:style-name="ce1" office:value-type="float" office:value="508317" calcext:value-type="float">
            <text:p>50831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61081" calcext:value-type="float">
            <text:p>261081</text:p>
          </table:table-cell>
          <table:table-cell table:style-name="ce1" office:value-type="string" calcext:value-type="string">
            <text:p>GOOD JOB</text:p>
          </table:table-cell>
          <table:table-cell table:style-name="ce1" office:value-type="float" office:value="261081" calcext:value-type="float">
            <text:p>26108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69" calcext:value-type="float">
            <text:p>6669</text:p>
          </table:table-cell>
          <table:table-cell table:style-name="ce1" office:value-type="string" calcext:value-type="string">
            <text:p>apjl</text:p>
          </table:table-cell>
          <table:table-cell table:style-name="ce1" office:value-type="float" office:value="6669" calcext:value-type="float">
            <text:p>666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87833" calcext:value-type="float">
            <text:p>487833</text:p>
          </table:table-cell>
          <table:table-cell table:style-name="ce1" office:value-type="string" calcext:value-type="string">
            <text:p>PODRÍA MEJOR SI LA INFOGRAFÍA FUERA MÁS CREATIVA</text:p>
          </table:table-cell>
          <table:table-cell table:style-name="ce1" office:value-type="float" office:value="487833" calcext:value-type="float">
            <text:p>48783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29134" calcext:value-type="float">
            <text:p>629134</text:p>
          </table:table-cell>
          <table:table-cell table:style-name="ce1" office:value-type="float" office:value="10" calcext:value-type="float">
            <text:p>10</text:p>
          </table:table-cell>
          <table:table-cell table:style-name="ce1" office:value-type="float" office:value="629134" calcext:value-type="float">
            <text:p>62913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41107" calcext:value-type="float">
            <text:p>341107</text:p>
          </table:table-cell>
          <table:table-cell table:style-name="ce1" office:value-type="string" calcext:value-type="string">
            <text:p>Excelente trabajo,</text:p>
            <text:p/>
            <text:p>Éxitos en el curso....</text:p>
          </table:table-cell>
          <table:table-cell table:style-name="ce1" office:value-type="float" office:value="341107" calcext:value-type="float">
            <text:p>3411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9324" calcext:value-type="float">
            <text:p>589324</text:p>
          </table:table-cell>
          <table:table-cell table:style-name="ce1" office:value-type="string" calcext:value-type="string">
            <text:p>Saludos cordiales,</text:p>
            <text:p>Excelente presentación y realización de la tarea.</text:p>
          </table:table-cell>
          <table:table-cell table:style-name="ce1" office:value-type="float" office:value="589324" calcext:value-type="float">
            <text:p>58932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9972" calcext:value-type="float">
            <text:p>569972</text:p>
          </table:table-cell>
          <table:table-cell table:style-name="ce7" office:value-type="string" calcext:value-type="string">
            <text:p>No cumple con los requerimientos pero tiene la máxima nota en compensación por el perjuicio causado en las directrices y especificaciones del curso (links erróneos, entre otros).</text:p>
          </table:table-cell>
          <table:table-cell table:style-name="ce1" office:value-type="float" office:value="569972" calcext:value-type="float">
            <text:p>56997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29215" calcext:value-type="float">
            <text:p>429215</text:p>
          </table:table-cell>
          <table:table-cell table:style-name="ce1" office:value-type="string" calcext:value-type="string">
            <text:p>Estimad@, no se encuentra adjunta la infografía y dado que tampoco ha colocado alguna identificación, se dificulta la revisión de su trabajo, sin embargo, le he colocado 6/10.</text:p>
            <text:p>Saludos.</text:p>
          </table:table-cell>
          <table:table-cell table:style-name="ce1" office:value-type="float" office:value="429215" calcext:value-type="float">
            <text:p>42921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19221" calcext:value-type="float">
            <text:p>319221</text:p>
          </table:table-cell>
          <table:table-cell table:style-name="ce1" office:value-type="string" calcext:value-type="string">
            <text:p>Mas imágenes para explicar</text:p>
          </table:table-cell>
          <table:table-cell table:style-name="ce1" office:value-type="float" office:value="319221" calcext:value-type="float">
            <text:p>31922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338" calcext:value-type="float">
            <text:p>58338</text:p>
          </table:table-cell>
          <table:table-cell table:style-name="ce1" office:value-type="string" calcext:value-type="string">
            <text:p>Se puede mejorar en el diseño</text:p>
          </table:table-cell>
          <table:table-cell table:style-name="ce1" office:value-type="float" office:value="58338" calcext:value-type="float">
            <text:p>5833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06885" calcext:value-type="float">
            <text:p>406885</text:p>
          </table:table-cell>
          <table:table-cell table:style-name="ce1" office:value-type="string" calcext:value-type="string">
            <text:p>El reto esta incompleto, y sin descripciones.</text:p>
          </table:table-cell>
          <table:table-cell table:style-name="ce1" office:value-type="float" office:value="406885" calcext:value-type="float">
            <text:p>40688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63748" calcext:value-type="float">
            <text:p>163748</text:p>
          </table:table-cell>
          <table:table-cell table:style-name="ce1" office:value-type="string" calcext:value-type="string">
            <text:p>Excelente trabajo.</text:p>
          </table:table-cell>
          <table:table-cell table:style-name="ce1" office:value-type="float" office:value="163748" calcext:value-type="float">
            <text:p>1637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1157" calcext:value-type="float">
            <text:p>521157</text:p>
          </table:table-cell>
          <table:table-cell table:style-name="ce7" office:value-type="string" calcext:value-type="string">
            <text:p>Lamentablemente no pudo subir el compañero el trabajo como se pedía, no hay que evaluar. Debe tomar en cuento las instrucciones que dieron. </text:p>
          </table:table-cell>
          <table:table-cell table:style-name="ce1" office:value-type="float" office:value="521157" calcext:value-type="float">
            <text:p>52115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36044" calcext:value-type="float">
            <text:p>236044</text:p>
          </table:table-cell>
          <table:table-cell table:style-name="ce1" office:value-type="string" calcext:value-type="string">
            <text:p>describe cada uno de los elementos de la planeacion conforme a los lineamientos presentados.</text:p>
          </table:table-cell>
          <table:table-cell table:style-name="ce1" office:value-type="float" office:value="236044" calcext:value-type="float">
            <text:p>2360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2756" calcext:value-type="float">
            <text:p>642756</text:p>
          </table:table-cell>
          <table:table-cell table:style-name="ce1" office:value-type="string" calcext:value-type="string">
            <text:p>Buen trabajo</text:p>
          </table:table-cell>
          <table:table-cell table:style-name="ce1" office:value-type="float" office:value="642756" calcext:value-type="float">
            <text:p>6427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3408" calcext:value-type="float">
            <text:p>433408</text:p>
          </table:table-cell>
          <table:table-cell table:style-name="ce1" office:value-type="string" calcext:value-type="string">
            <text:p>Hola, no se cargó tu trabajo. Los siento tuve que registrar la calificación más baja.</text:p>
          </table:table-cell>
          <table:table-cell table:style-name="ce1" office:value-type="float" office:value="433408" calcext:value-type="float">
            <text:p>43340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2584" calcext:value-type="float">
            <text:p>32584</text:p>
          </table:table-cell>
          <table:table-cell table:style-name="ce1" office:value-type="string" calcext:value-type="string">
            <text:p>favor revisar las indicaciones de trabajo, el video no cumple el formato establecido </text:p>
          </table:table-cell>
          <table:table-cell table:style-name="ce1" office:value-type="float" office:value="32584" calcext:value-type="float">
            <text:p>3258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59185" calcext:value-type="float">
            <text:p>559185</text:p>
          </table:table-cell>
          <table:table-cell table:style-name="ce1" office:value-type="string" calcext:value-type="string">
            <text:p>Muy buena presentación</text:p>
          </table:table-cell>
          <table:table-cell table:style-name="ce1" office:value-type="float" office:value="559185" calcext:value-type="float">
            <text:p>5591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8233" calcext:value-type="float">
            <text:p>148233</text:p>
          </table:table-cell>
          <table:table-cell table:style-name="ce1" office:value-type="string" calcext:value-type="string">
            <text:p>Si realizo un buen trabajo se visualiza que las respuesta si son acorde del contenido obtenido.</text:p>
            <text:p>El reto realizado esta muy bien </text:p>
            <text:p>- Siga asi como lo esta haciendo , tiene un excelente trabajo realizado </text:p>
          </table:table-cell>
          <table:table-cell table:style-name="ce1" office:value-type="float" office:value="148233" calcext:value-type="float">
            <text:p>1482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0131" calcext:value-type="float">
            <text:p>280131</text:p>
          </table:table-cell>
          <table:table-cell table:style-name="ce1" office:value-type="string" calcext:value-type="string">
            <text:p>Hace falta la imagen de plano medio</text:p>
          </table:table-cell>
          <table:table-cell table:style-name="ce1" office:value-type="float" office:value="280131" calcext:value-type="float">
            <text:p>28013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75579" calcext:value-type="float">
            <text:p>375579</text:p>
          </table:table-cell>
          <table:table-cell table:style-name="ce1" office:value-type="string" calcext:value-type="string">
            <text:p>A mi parecer la idea no es innovadora</text:p>
          </table:table-cell>
          <table:table-cell table:style-name="ce1" office:value-type="float" office:value="375579" calcext:value-type="float">
            <text:p>37557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0303" calcext:value-type="float">
            <text:p>610303</text:p>
          </table:table-cell>
          <table:table-cell table:style-name="ce1" office:value-type="string" calcext:value-type="string">
            <text:p>No se puede evaluar, porque no contiene la imagen para que pueda ser revisada.</text:p>
          </table:table-cell>
          <table:table-cell table:style-name="ce1" office:value-type="float" office:value="610303" calcext:value-type="float">
            <text:p>61030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51099" calcext:value-type="float">
            <text:p>551099</text:p>
          </table:table-cell>
          <table:table-cell table:style-name="ce1" office:value-type="string" calcext:value-type="string">
            <text:p>BIEN HECHO!!!</text:p>
          </table:table-cell>
          <table:table-cell table:style-name="ce1" office:value-type="float" office:value="551099" calcext:value-type="float">
            <text:p>5510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4282" calcext:value-type="float">
            <text:p>594282</text:p>
          </table:table-cell>
          <table:table-cell table:style-name="ce1" office:value-type="string" calcext:value-type="string">
            <text:p>El trabajo no tiene la estructura de la Infografía.</text:p>
          </table:table-cell>
          <table:table-cell table:style-name="ce1" office:value-type="float" office:value="594282" calcext:value-type="float">
            <text:p>59428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81175" calcext:value-type="float">
            <text:p>381175</text:p>
          </table:table-cell>
          <table:table-cell table:style-name="ce1" office:value-type="string" calcext:value-type="string">
            <text:p>Muy bien presentado aunque encuentro una contradicción en los recursos no renovables</text:p>
          </table:table-cell>
          <table:table-cell table:style-name="ce1" office:value-type="float" office:value="381175" calcext:value-type="float">
            <text:p>381175</text:p>
          </table:table-cell>
          <table:table-cell table:number-columns-repeated="1021"/>
        </table:table-row>
        <table:table-row table:style-name="ro1">
          <table:table-cell table:style-name="ce1" office:value-type="float" office:value="648106" calcext:value-type="float">
            <text:p>648106</text:p>
          </table:table-cell>
          <table:table-cell table:style-name="ce1" office:value-type="string" calcext:value-type="string">
            <text:p>muy bien</text:p>
          </table:table-cell>
          <table:table-cell table:style-name="ce1" office:value-type="float" office:value="648106" calcext:value-type="float">
            <text:p>6481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4954" calcext:value-type="float">
            <text:p>144954</text:p>
          </table:table-cell>
          <table:table-cell table:style-name="ce1" office:value-type="string" calcext:value-type="string">
            <text:p>SE EQUIVOCO SOLO REALIZO EL ANALISIS DE UN CASO DE LA FÁBRICA, FALTO EL CASO DE LA CLÍNICA. BUEN DÍA. ÁNIMO, A CONTINUAR CON EL CURSO.</text:p>
          </table:table-cell>
          <table:table-cell table:style-name="ce1" office:value-type="float" office:value="144954" calcext:value-type="float">
            <text:p>14495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96718" calcext:value-type="float">
            <text:p>596718</text:p>
          </table:table-cell>
          <table:table-cell table:style-name="ce1" office:value-type="string" calcext:value-type="string">
            <text:p>excelente</text:p>
          </table:table-cell>
          <table:table-cell table:style-name="ce1" office:value-type="float" office:value="596718" calcext:value-type="float">
            <text:p>59671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085" calcext:value-type="float">
            <text:p>39085</text:p>
          </table:table-cell>
          <table:table-cell table:style-name="ce1" office:value-type="string" calcext:value-type="string">
            <text:p>excelente póngale 20 puntos gracias</text:p>
          </table:table-cell>
          <table:table-cell table:style-name="ce1" office:value-type="float" office:value="39085" calcext:value-type="float">
            <text:p>390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3021" calcext:value-type="float">
            <text:p>123021</text:p>
          </table:table-cell>
          <table:table-cell table:style-name="ce1" office:value-type="string" calcext:value-type="string">
            <text:p>Profundizar en las respuestas. </text:p>
            <text:p>Suerte en el próximo reto. </text:p>
          </table:table-cell>
          <table:table-cell table:style-name="ce1" office:value-type="float" office:value="123021" calcext:value-type="float">
            <text:p>12302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84954" calcext:value-type="float">
            <text:p>284954</text:p>
          </table:table-cell>
          <table:table-cell table:style-name="ce7" office:value-type="string" calcext:value-type="string">
            <text:p>la parte indirectamente implicada es el mediador por que es un tercero , y las que estan directamente son tres los estudiante,cardenas y bemudez entre los tres existe comflicto</text:p>
            <text:p/>
          </table:table-cell>
          <table:table-cell table:style-name="ce1" office:value-type="float" office:value="284954" calcext:value-type="float">
            <text:p>28495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3476" calcext:value-type="float">
            <text:p>13476</text:p>
          </table:table-cell>
          <table:table-cell table:style-name="ce1" office:value-type="string" calcext:value-type="string">
            <text:p>NO ME PERMITE OBSERVAR LA INFOGRAFÍA</text:p>
          </table:table-cell>
          <table:table-cell table:style-name="ce1" office:value-type="float" office:value="13476" calcext:value-type="float">
            <text:p>1347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46249" calcext:value-type="float">
            <text:p>146249</text:p>
          </table:table-cell>
          <table:table-cell table:style-name="ce1" office:value-type="string" calcext:value-type="string">
            <text:p>Excelente</text:p>
          </table:table-cell>
          <table:table-cell table:style-name="ce1" office:value-type="float" office:value="146249" calcext:value-type="float">
            <text:p>1462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1548" calcext:value-type="float">
            <text:p>341548</text:p>
          </table:table-cell>
          <table:table-cell table:style-name="ce1" office:value-type="string" calcext:value-type="string">
            <text:p>Excelente trabajo,</text:p>
            <text:p/>
            <text:p>Éxitos en el curso....</text:p>
          </table:table-cell>
          <table:table-cell table:style-name="ce1" office:value-type="float" office:value="341548" calcext:value-type="float">
            <text:p>3415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3010" calcext:value-type="float">
            <text:p>383010</text:p>
          </table:table-cell>
          <table:table-cell table:style-name="ce1" office:value-type="string" calcext:value-type="string">
            <text:p>Considero necesario escuchar a las partes afectadas, analizar lo expuesto para así <text:s/>deliberar un juicio de manera imparcial. </text:p>
          </table:table-cell>
          <table:table-cell table:style-name="ce1" office:value-type="float" office:value="383010" calcext:value-type="float">
            <text:p>38301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25669" calcext:value-type="float">
            <text:p>325669</text:p>
          </table:table-cell>
          <table:table-cell table:style-name="ce1" office:value-type="string" calcext:value-type="string">
            <text:p>Excelente trabajo</text:p>
            <text:p/>
            <text:p>Calificado por: Eduardo Reyes T.</text:p>
          </table:table-cell>
          <table:table-cell table:style-name="ce1" office:value-type="float" office:value="325669" calcext:value-type="float">
            <text:p>3256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4411" calcext:value-type="float">
            <text:p>484411</text:p>
          </table:table-cell>
          <table:table-cell table:style-name="ce1" office:value-type="string" calcext:value-type="string">
            <text:p>no existe <text:s/>bibliografia sino webgrafía, ni correo electronico </text:p>
          </table:table-cell>
          <table:table-cell table:style-name="ce1" office:value-type="float" office:value="484411" calcext:value-type="float">
            <text:p>48441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217" calcext:value-type="float">
            <text:p>20217</text:p>
          </table:table-cell>
          <table:table-cell table:style-name="ce1" office:value-type="string" calcext:value-type="string">
            <text:p>De mucha importancia, muy bien </text:p>
          </table:table-cell>
          <table:table-cell table:style-name="ce1" office:value-type="float" office:value="20217" calcext:value-type="float">
            <text:p>2021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5141" calcext:value-type="float">
            <text:p>205141</text:p>
          </table:table-cell>
          <table:table-cell table:style-name="ce1" office:value-type="string" calcext:value-type="string">
            <text:p>No existe un detalle de generación de computadores</text:p>
          </table:table-cell>
          <table:table-cell table:style-name="ce1" office:value-type="float" office:value="205141" calcext:value-type="float">
            <text:p>20514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42421" calcext:value-type="float">
            <text:p>342421</text:p>
          </table:table-cell>
          <table:table-cell table:style-name="ce1" office:value-type="string" calcext:value-type="string">
            <text:p>No es posible visualizar la imagen.</text:p>
          </table:table-cell>
          <table:table-cell table:style-name="ce1" office:value-type="float" office:value="342421" calcext:value-type="float">
            <text:p>34242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84453" calcext:value-type="float">
            <text:p>384453</text:p>
          </table:table-cell>
          <table:table-cell table:style-name="ce1" office:value-type="string" calcext:value-type="string">
            <text:p>Esta interesante pero te falto información</text:p>
          </table:table-cell>
          <table:table-cell table:style-name="ce1" office:value-type="float" office:value="384453" calcext:value-type="float">
            <text:p>38445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37386" calcext:value-type="float">
            <text:p>437386</text:p>
          </table:table-cell>
          <table:table-cell table:style-name="ce1" office:value-type="string" calcext:value-type="string">
            <text:p>Bien</text:p>
          </table:table-cell>
          <table:table-cell table:style-name="ce1" office:value-type="float" office:value="437386" calcext:value-type="float">
            <text:p>4373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10863" calcext:value-type="float">
            <text:p>210863</text:p>
          </table:table-cell>
          <table:table-cell table:style-name="ce1" office:value-type="string" calcext:value-type="string">
            <text:p>Excelente trabajo es verdad dependiendo el grupo de edad y sus características</text:p>
          </table:table-cell>
          <table:table-cell table:style-name="ce1" office:value-type="float" office:value="210863" calcext:value-type="float">
            <text:p>2108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5561" calcext:value-type="float">
            <text:p>155561</text:p>
          </table:table-cell>
          <table:table-cell table:style-name="ce1" office:value-type="string" calcext:value-type="string">
            <text:p>MUY BIEN</text:p>
          </table:table-cell>
          <table:table-cell table:style-name="ce1" office:value-type="float" office:value="155561" calcext:value-type="float">
            <text:p>1555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3778" calcext:value-type="float">
            <text:p>143778</text:p>
          </table:table-cell>
          <table:table-cell table:style-name="ce1" office:value-type="string" calcext:value-type="string">
            <text:p>Faltas ortográficas.</text:p>
          </table:table-cell>
          <table:table-cell table:style-name="ce1" office:value-type="float" office:value="143778" calcext:value-type="float">
            <text:p>14377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3728" calcext:value-type="float">
            <text:p>673728</text:p>
          </table:table-cell>
          <table:table-cell table:style-name="ce1" office:value-type="string" calcext:value-type="string">
            <text:p>excelente</text:p>
          </table:table-cell>
          <table:table-cell table:style-name="ce1" office:value-type="float" office:value="673728" calcext:value-type="float">
            <text:p>6737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4858" calcext:value-type="float">
            <text:p>654858</text:p>
          </table:table-cell>
          <table:table-cell table:style-name="ce1" office:value-type="string" calcext:value-type="string">
            <text:p>Responde al reto propuesto.</text:p>
          </table:table-cell>
          <table:table-cell table:style-name="ce1" office:value-type="float" office:value="654858" calcext:value-type="float">
            <text:p>65485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0729" calcext:value-type="float">
            <text:p>450729</text:p>
          </table:table-cell>
          <table:table-cell table:style-name="ce1" office:value-type="string" calcext:value-type="string">
            <text:p>Buena creatividad</text:p>
          </table:table-cell>
          <table:table-cell table:style-name="ce1" office:value-type="float" office:value="450729" calcext:value-type="float">
            <text:p>4507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6690" calcext:value-type="float">
            <text:p>176690</text:p>
          </table:table-cell>
          <table:table-cell table:style-name="ce1" office:value-type="string" calcext:value-type="string">
            <text:p>Felicitaciones, buen trabajo</text:p>
          </table:table-cell>
          <table:table-cell table:style-name="ce1" office:value-type="float" office:value="176690" calcext:value-type="float">
            <text:p>1766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5397" calcext:value-type="float">
            <text:p>255397</text:p>
          </table:table-cell>
          <table:table-cell table:style-name="ce1" office:value-type="string" calcext:value-type="string">
            <text:p>Excelente!</text:p>
          </table:table-cell>
          <table:table-cell table:style-name="ce1" office:value-type="float" office:value="255397" calcext:value-type="float">
            <text:p>2553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4623" calcext:value-type="float">
            <text:p>204623</text:p>
          </table:table-cell>
          <table:table-cell table:style-name="ce1" office:value-type="string" calcext:value-type="string">
            <text:p>falta la comparacion de todas las organelas de la celula</text:p>
          </table:table-cell>
          <table:table-cell table:style-name="ce1" office:value-type="float" office:value="204623" calcext:value-type="float">
            <text:p>20462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93855" calcext:value-type="float">
            <text:p>493855</text:p>
          </table:table-cell>
          <table:table-cell table:style-name="ce1" office:value-type="string" calcext:value-type="string">
            <text:p>Bien!</text:p>
          </table:table-cell>
          <table:table-cell table:style-name="ce1" office:value-type="float" office:value="493855" calcext:value-type="float">
            <text:p>4938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286" calcext:value-type="float">
            <text:p>56286</text:p>
          </table:table-cell>
          <table:table-cell table:style-name="ce1" office:value-type="string" calcext:value-type="string">
            <text:p>bien</text:p>
          </table:table-cell>
          <table:table-cell table:style-name="ce1" office:value-type="float" office:value="56286" calcext:value-type="float">
            <text:p>562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3305" calcext:value-type="float">
            <text:p>393305</text:p>
          </table:table-cell>
          <table:table-cell table:style-name="ce1" office:value-type="string" calcext:value-type="string">
            <text:p>MEJORAR CALIDAD DE RESPUESTAS.</text:p>
          </table:table-cell>
          <table:table-cell table:style-name="ce1" office:value-type="float" office:value="393305" calcext:value-type="float">
            <text:p>39330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5269" calcext:value-type="float">
            <text:p>45269</text:p>
          </table:table-cell>
          <table:table-cell table:style-name="ce1" office:value-type="string" calcext:value-type="string">
            <text:p>Es concisa en lo que se le pide, me parece una buena redacción. </text:p>
          </table:table-cell>
          <table:table-cell table:style-name="ce1" office:value-type="float" office:value="45269" calcext:value-type="float">
            <text:p>452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5392" calcext:value-type="float">
            <text:p>495392</text:p>
          </table:table-cell>
          <table:table-cell table:style-name="ce1" office:value-type="string" calcext:value-type="string">
            <text:p>No logra determinar los actores indirectos.</text:p>
            <text:p>La forma en que las partes se sienten afectadas es descrita de manera confusa.</text:p>
            <text:p>Se podría decir que describe 2 acciones del tribunal arbitral.</text:p>
            <text:p>Describe 1 laudo arbitral, aunque está confuso.</text:p>
            <text:p/>
          </table:table-cell>
          <table:table-cell table:style-name="ce1" office:value-type="float" office:value="495392" calcext:value-type="float">
            <text:p>49539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1484" calcext:value-type="float">
            <text:p>21484</text:p>
          </table:table-cell>
          <table:table-cell table:style-name="ce1" office:value-type="string" calcext:value-type="string">
            <text:p>no se pudo visualizar su infografía</text:p>
          </table:table-cell>
          <table:table-cell table:style-name="ce1" office:value-type="float" office:value="21484" calcext:value-type="float">
            <text:p>2148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97579" calcext:value-type="float">
            <text:p>597579</text:p>
          </table:table-cell>
          <table:table-cell table:style-name="ce1" office:value-type="string" calcext:value-type="string">
            <text:p>Saludos desde el Tena</text:p>
          </table:table-cell>
          <table:table-cell table:style-name="ce1" office:value-type="float" office:value="597579" calcext:value-type="float">
            <text:p>59757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2870" calcext:value-type="float">
            <text:p>62870</text:p>
          </table:table-cell>
          <table:table-cell table:style-name="ce1" office:value-type="string" calcext:value-type="string">
            <text:p>Buen trabajo</text:p>
          </table:table-cell>
          <table:table-cell table:style-name="ce1" office:value-type="float" office:value="62870" calcext:value-type="float">
            <text:p>6287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9302" calcext:value-type="float">
            <text:p>379302</text:p>
          </table:table-cell>
          <table:table-cell table:style-name="ce1" office:value-type="string" calcext:value-type="string">
            <text:p>a pesar de ya existir productos iguales me parece muy buena idea</text:p>
          </table:table-cell>
          <table:table-cell table:style-name="ce1" office:value-type="float" office:value="379302" calcext:value-type="float">
            <text:p>3793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5485" calcext:value-type="float">
            <text:p>505485</text:p>
          </table:table-cell>
          <table:table-cell table:style-name="ce1" office:value-type="string" calcext:value-type="string">
            <text:p>saben del tema</text:p>
          </table:table-cell>
          <table:table-cell table:style-name="ce1" office:value-type="float" office:value="505485" calcext:value-type="float">
            <text:p>5054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8556" calcext:value-type="float">
            <text:p>188556</text:p>
          </table:table-cell>
          <table:table-cell table:style-name="ce4" office:value-type="string" calcext:value-type="string">
            <text:p><text:a xlink:href="http://dataviz.utpl.edu.ec/opencampus/revisar.htm?hash=22df324ba080cd95d2698d0de3d833d" xlink:type="simple">http://dataviz.utpl.edu.ec/opencampus/revisar.htm?hash=22df324ba080cd95d2698d0de3d833d</text:a></text:p>
          </table:table-cell>
          <table:table-cell table:style-name="ce1" office:value-type="float" office:value="188556" calcext:value-type="float">
            <text:p>18855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53922" calcext:value-type="float">
            <text:p>453922</text:p>
          </table:table-cell>
          <table:table-cell table:style-name="ce1" office:value-type="string" calcext:value-type="string">
            <text:p>Excelente</text:p>
          </table:table-cell>
          <table:table-cell table:style-name="ce1" office:value-type="float" office:value="453922" calcext:value-type="float">
            <text:p>4539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1806" calcext:value-type="float">
            <text:p>551806</text:p>
          </table:table-cell>
          <table:table-cell table:style-name="ce1" office:value-type="string" calcext:value-type="string">
            <text:p>Buen trabajo</text:p>
          </table:table-cell>
          <table:table-cell table:style-name="ce1" office:value-type="float" office:value="551806" calcext:value-type="float">
            <text:p>5518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7976" calcext:value-type="float">
            <text:p>567976</text:p>
          </table:table-cell>
          <table:table-cell table:style-name="ce7" office:value-type="string" calcext:value-type="string">
            <text:p>El trabajo es muy bueno, pero me parece que la infografía abarcaba dos temas, uno la preparación del sustrato y la preparación del semillero, talvez convendría hacer dos infografías.</text:p>
          </table:table-cell>
          <table:table-cell table:style-name="ce1" office:value-type="float" office:value="567976" calcext:value-type="float">
            <text:p>5679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9803" calcext:value-type="float">
            <text:p>189803</text:p>
          </table:table-cell>
          <table:table-cell table:style-name="ce1" office:value-type="string" calcext:value-type="string">
            <text:p>buen trabajo, saludos</text:p>
          </table:table-cell>
          <table:table-cell table:style-name="ce1" office:value-type="float" office:value="189803" calcext:value-type="float">
            <text:p>1898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839" calcext:value-type="float">
            <text:p>29839</text:p>
          </table:table-cell>
          <table:table-cell table:style-name="ce1" office:value-type="string" calcext:value-type="string">
            <text:p>Útil</text:p>
          </table:table-cell>
          <table:table-cell table:style-name="ce1" office:value-type="float" office:value="29839" calcext:value-type="float">
            <text:p>298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0345" calcext:value-type="float">
            <text:p>240345</text:p>
          </table:table-cell>
          <table:table-cell table:style-name="ce1" office:value-type="string" calcext:value-type="string">
            <text:p>EXCELENTE</text:p>
          </table:table-cell>
          <table:table-cell table:style-name="ce1" office:value-type="float" office:value="240345" calcext:value-type="float">
            <text:p>2403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7694" calcext:value-type="float">
            <text:p>227694</text:p>
          </table:table-cell>
          <table:table-cell table:style-name="ce1" office:value-type="string" calcext:value-type="string">
            <text:p>¡Excelente trabajo!</text:p>
          </table:table-cell>
          <table:table-cell table:style-name="ce1" office:value-type="float" office:value="227694" calcext:value-type="float">
            <text:p>2276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0041" calcext:value-type="float">
            <text:p>390041</text:p>
          </table:table-cell>
          <table:table-cell table:style-name="ce1" office:value-type="string" calcext:value-type="string">
            <text:p>REVISADO POR EL MSG KEVIN QUILCA</text:p>
            <text:p>DOCENTE DE INGLES</text:p>
            <text:p>CONGRATULATIONS</text:p>
          </table:table-cell>
          <table:table-cell table:style-name="ce1" office:value-type="float" office:value="390041" calcext:value-type="float">
            <text:p>3900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8639" calcext:value-type="float">
            <text:p>428639</text:p>
          </table:table-cell>
          <table:table-cell table:style-name="ce1" office:value-type="string" calcext:value-type="string">
            <text:p>Excelente <text:s/>trabajo <text:s/>me gustó <text:s/>mucho</text:p>
          </table:table-cell>
          <table:table-cell table:style-name="ce1" office:value-type="float" office:value="428639" calcext:value-type="float">
            <text:p>42863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00" calcext:value-type="float">
            <text:p>3200</text:p>
          </table:table-cell>
          <table:table-cell table:style-name="ce1" office:value-type="string" calcext:value-type="string">
            <text:p>Tal ves cambiar el titulo de la gráfica, pero en si el resto es un buen trabajo</text:p>
          </table:table-cell>
          <table:table-cell table:style-name="ce1" office:value-type="float" office:value="3200" calcext:value-type="float">
            <text:p>320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9421" calcext:value-type="float">
            <text:p>569421</text:p>
          </table:table-cell>
          <table:table-cell table:style-name="ce1" office:value-type="string" calcext:value-type="string">
            <text:p>Felicidades por el trabajo es concreto, se sugiere que se agregue los años y se utilice las normas APA. Tiene mucha creatividad para armar la infografía.</text:p>
          </table:table-cell>
          <table:table-cell table:style-name="ce1" office:value-type="float" office:value="569421" calcext:value-type="float">
            <text:p>5694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7461" calcext:value-type="float">
            <text:p>577461</text:p>
          </table:table-cell>
          <table:table-cell table:style-name="ce1" office:value-type="string" calcext:value-type="string">
            <text:p>Felicitaciones por la tarea.</text:p>
            <text:p/>
          </table:table-cell>
          <table:table-cell table:style-name="ce1" office:value-type="float" office:value="577461" calcext:value-type="float">
            <text:p>5774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8903" calcext:value-type="float">
            <text:p>638903</text:p>
          </table:table-cell>
          <table:table-cell table:style-name="ce1" office:value-type="string" calcext:value-type="string">
            <text:p>wrong answer</text:p>
          </table:table-cell>
          <table:table-cell table:style-name="ce1" office:value-type="float" office:value="638903" calcext:value-type="float">
            <text:p>63890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81467" calcext:value-type="float">
            <text:p>281467</text:p>
          </table:table-cell>
          <table:table-cell table:style-name="ce1" office:value-type="string" calcext:value-type="string">
            <text:p>Muy buen trabajo</text:p>
          </table:table-cell>
          <table:table-cell table:style-name="ce1" office:value-type="float" office:value="281467" calcext:value-type="float">
            <text:p>2814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3674" calcext:value-type="float">
            <text:p>593674</text:p>
          </table:table-cell>
          <table:table-cell table:style-name="ce1" office:value-type="string" calcext:value-type="string">
            <text:p>No has subido tu ensayo.</text:p>
          </table:table-cell>
          <table:table-cell table:style-name="ce1" office:value-type="float" office:value="593674" calcext:value-type="float">
            <text:p>59367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91015" calcext:value-type="float">
            <text:p>391015</text:p>
          </table:table-cell>
          <table:table-cell table:style-name="ce1" office:value-type="string" calcext:value-type="string">
            <text:p>Buen trabajo.</text:p>
          </table:table-cell>
          <table:table-cell table:style-name="ce1" office:value-type="float" office:value="391015" calcext:value-type="float">
            <text:p>3910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8591" calcext:value-type="float">
            <text:p>88591</text:p>
          </table:table-cell>
          <table:table-cell table:style-name="ce7" office:value-type="string" calcext:value-type="string">
            <text:p>El tema principal es la falta de comunicacion entre las partes que es el tema principal por el cual empezño el conflicto, no identifica bien quienes son las partes principales y secundarias en el conflicto.</text:p>
          </table:table-cell>
          <table:table-cell table:style-name="ce1" office:value-type="float" office:value="88591" calcext:value-type="float">
            <text:p>8859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25842" calcext:value-type="float">
            <text:p>325842</text:p>
          </table:table-cell>
          <table:table-cell table:style-name="ce1" office:value-type="string" calcext:value-type="string">
            <text:p>Excelente</text:p>
          </table:table-cell>
          <table:table-cell table:style-name="ce1" office:value-type="float" office:value="325842" calcext:value-type="float">
            <text:p>3258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8628" calcext:value-type="float">
            <text:p>248628</text:p>
          </table:table-cell>
          <table:table-cell table:style-name="ce1" office:value-type="string" calcext:value-type="string">
            <text:p>ha hecho bien, donde sexismo ahí va racismo</text:p>
          </table:table-cell>
          <table:table-cell table:style-name="ce1" office:value-type="float" office:value="248628" calcext:value-type="float">
            <text:p>2486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8323" calcext:value-type="float">
            <text:p>138323</text:p>
          </table:table-cell>
          <table:table-cell table:style-name="ce1" office:value-type="string" calcext:value-type="string">
            <text:p>al momento de enviar debe de revisar la presentación ya que su trabajo se encuentra las opciones de respuesta unidas</text:p>
          </table:table-cell>
          <table:table-cell table:style-name="ce1" office:value-type="float" office:value="138323" calcext:value-type="float">
            <text:p>13832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4076" calcext:value-type="float">
            <text:p>54076</text:p>
          </table:table-cell>
          <table:table-cell table:style-name="ce1" office:value-type="string" calcext:value-type="string">
            <text:p>Solo era de copiar el link y llenar el formulario del link.</text:p>
            <text:p>La información pudo ser ampliada mucho más a través del link que solicita el reto.</text:p>
          </table:table-cell>
          <table:table-cell table:style-name="ce1" office:value-type="float" office:value="54076" calcext:value-type="float">
            <text:p>5407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67546" calcext:value-type="float">
            <text:p>567546</text:p>
          </table:table-cell>
          <table:table-cell table:style-name="ce1" office:value-type="string" calcext:value-type="string">
            <text:p>muy bien</text:p>
          </table:table-cell>
          <table:table-cell table:style-name="ce1" office:value-type="float" office:value="567546" calcext:value-type="float">
            <text:p>5675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3470" calcext:value-type="float">
            <text:p>123470</text:p>
          </table:table-cell>
          <table:table-cell table:style-name="ce7" office:value-type="string" calcext:value-type="string">
            <text:p>Como dije intentar de ordenar para que se pueda comprender mejor y bueno al final le puse regular ya que no presenta un objetivo especifico y redacción, va directo a las preguntas. <text:s/>a pesar de lo demás esta claro . (Y)</text:p>
          </table:table-cell>
          <table:table-cell table:style-name="ce1" office:value-type="float" office:value="123470" calcext:value-type="float">
            <text:p>12347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83281" calcext:value-type="float">
            <text:p>483281</text:p>
          </table:table-cell>
          <table:table-cell table:style-name="ce1" office:value-type="string" calcext:value-type="string">
            <text:p>Las ideas no son creativas..interesante la de cañamo pero su producción no estaría en el rango de inversión para su producción</text:p>
          </table:table-cell>
          <table:table-cell table:style-name="ce1" office:value-type="float" office:value="483281" calcext:value-type="float">
            <text:p>48328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45725" calcext:value-type="float">
            <text:p>345725</text:p>
          </table:table-cell>
          <table:table-cell table:style-name="ce1" office:value-type="string" calcext:value-type="string">
            <text:p>Saludos colega...</text:p>
            <text:p/>
            <text:p>Concuerdo plenamente...</text:p>
            <text:p/>
            <text:p>Coincidimos en el resultado de número de encuestas aplicar 661...</text:p>
            <text:p>Utilizó estadísticas oficiales, muy bien...</text:p>
            <text:p>Faltó especificar si usted recomienda realizarlo mensual o semestralmente....</text:p>
            <text:p/>
            <text:p>Estas coincidencias me alegran...</text:p>
            <text:p>Muchas Gracias...</text:p>
          </table:table-cell>
          <table:table-cell table:style-name="ce1" office:value-type="float" office:value="345725" calcext:value-type="float">
            <text:p>3457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4960" calcext:value-type="float">
            <text:p>534960</text:p>
          </table:table-cell>
          <table:table-cell table:style-name="ce1" office:value-type="string" calcext:value-type="string">
            <text:p>Todo está muy bien </text:p>
            <text:p>Sólo falto la ciudad </text:p>
          </table:table-cell>
          <table:table-cell table:style-name="ce1" office:value-type="float" office:value="534960" calcext:value-type="float">
            <text:p>53496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2920" calcext:value-type="float">
            <text:p>342920</text:p>
          </table:table-cell>
          <table:table-cell table:style-name="ce1" office:value-type="string" calcext:value-type="string">
            <text:p>Buen trabajo.</text:p>
          </table:table-cell>
          <table:table-cell table:style-name="ce1" office:value-type="float" office:value="342920" calcext:value-type="float">
            <text:p>3429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6739" calcext:value-type="float">
            <text:p>556739</text:p>
          </table:table-cell>
          <table:table-cell table:style-name="ce1" office:value-type="string" calcext:value-type="string">
            <text:p>revisado</text:p>
          </table:table-cell>
          <table:table-cell table:style-name="ce1" office:value-type="float" office:value="556739" calcext:value-type="float">
            <text:p>55673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92309" calcext:value-type="float">
            <text:p>392309</text:p>
          </table:table-cell>
          <table:table-cell table:style-name="ce1" office:value-type="string" calcext:value-type="string">
            <text:p>Felicitaciones excelente trabajo</text:p>
          </table:table-cell>
          <table:table-cell table:style-name="ce1" office:value-type="float" office:value="392309" calcext:value-type="float">
            <text:p>3923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4468" calcext:value-type="float">
            <text:p>544468</text:p>
          </table:table-cell>
          <table:table-cell table:style-name="ce1" office:value-type="string" calcext:value-type="string">
            <text:p>Excelente.</text:p>
          </table:table-cell>
          <table:table-cell table:style-name="ce1" office:value-type="float" office:value="544468" calcext:value-type="float">
            <text:p>5444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575" calcext:value-type="float">
            <text:p>12575</text:p>
          </table:table-cell>
          <table:table-cell table:style-name="ce1" office:value-type="string" calcext:value-type="string">
            <text:p>lo hizo muy bien</text:p>
          </table:table-cell>
          <table:table-cell table:style-name="ce1" office:value-type="float" office:value="12575" calcext:value-type="float">
            <text:p>125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8199" calcext:value-type="float">
            <text:p>378199</text:p>
          </table:table-cell>
          <table:table-cell table:style-name="ce1" office:value-type="string" calcext:value-type="string">
            <text:p>Felicitaciones, buen trabajo</text:p>
          </table:table-cell>
          <table:table-cell table:style-name="ce1" office:value-type="float" office:value="378199" calcext:value-type="float">
            <text:p>3781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419" calcext:value-type="float">
            <text:p>35419</text:p>
          </table:table-cell>
          <table:table-cell table:style-name="ce1" office:value-type="string" calcext:value-type="string">
            <text:p>El conflicto se lo percibió de manera correcta y la solución propuesta es la acertada.</text:p>
          </table:table-cell>
          <table:table-cell table:style-name="ce1" office:value-type="float" office:value="35419" calcext:value-type="float">
            <text:p>354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6080" calcext:value-type="float">
            <text:p>346080</text:p>
          </table:table-cell>
          <table:table-cell table:style-name="ce1" office:value-type="string" calcext:value-type="string">
            <text:p>Buen Trabajo</text:p>
          </table:table-cell>
          <table:table-cell table:style-name="ce1" office:value-type="float" office:value="346080" calcext:value-type="float">
            <text:p>3460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8381" calcext:value-type="float">
            <text:p>108381</text:p>
          </table:table-cell>
          <table:table-cell table:style-name="ce7" office:value-type="string" calcext:value-type="string">
            <text:p>Me di cuenta que la respuestas son correctas <text:s/>en la elección de los 16 representantes de la psicología social durante el primer modulo que se nos proporciono</text:p>
          </table:table-cell>
          <table:table-cell table:style-name="ce1" office:value-type="float" office:value="108381" calcext:value-type="float">
            <text:p>10838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7695" calcext:value-type="float">
            <text:p>167695</text:p>
          </table:table-cell>
          <table:table-cell table:style-name="ce7" office:value-type="string" calcext:value-type="string">
            <text:p>Creo que esa revisión fué hecha como para ser parte de un proceso para definir la fabricación de un automovil, y no para comercializarlo que me parece es el objetivo del Focus Group.</text:p>
          </table:table-cell>
          <table:table-cell table:style-name="ce1" office:value-type="float" office:value="167695" calcext:value-type="float">
            <text:p>16769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79995" calcext:value-type="float">
            <text:p>279995</text:p>
          </table:table-cell>
          <table:table-cell table:style-name="ce1" office:value-type="string" calcext:value-type="string">
            <text:p>Me interesa mucho la infografía realizada</text:p>
          </table:table-cell>
          <table:table-cell table:style-name="ce1" office:value-type="float" office:value="279995" calcext:value-type="float">
            <text:p>2799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6540" calcext:value-type="float">
            <text:p>466540</text:p>
          </table:table-cell>
          <table:table-cell table:style-name="ce1" office:value-type="string" calcext:value-type="string">
            <text:p>BUEN <text:s/>TRABAJO <text:s/>CREATIVO</text:p>
          </table:table-cell>
          <table:table-cell table:style-name="ce1" office:value-type="float" office:value="466540" calcext:value-type="float">
            <text:p>4665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7521" calcext:value-type="float">
            <text:p>287521</text:p>
          </table:table-cell>
          <table:table-cell table:style-name="ce1" office:value-type="string" calcext:value-type="string">
            <text:p>Esta muy Bien</text:p>
          </table:table-cell>
          <table:table-cell table:style-name="ce1" office:value-type="float" office:value="287521" calcext:value-type="float">
            <text:p>2875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3813" calcext:value-type="float">
            <text:p>313813</text:p>
          </table:table-cell>
          <table:table-cell table:style-name="ce1" office:value-type="string" calcext:value-type="string">
            <text:p>Muy bien realizado su trabajo!</text:p>
          </table:table-cell>
          <table:table-cell table:style-name="ce1" office:value-type="float" office:value="313813" calcext:value-type="float">
            <text:p>3138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3892" calcext:value-type="float">
            <text:p>523892</text:p>
          </table:table-cell>
          <table:table-cell table:style-name="ce1" office:value-type="string" calcext:value-type="string">
            <text:p>excelente, compañerismo siempre </text:p>
          </table:table-cell>
          <table:table-cell table:style-name="ce1" office:value-type="float" office:value="523892" calcext:value-type="float">
            <text:p>5238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6323" calcext:value-type="float">
            <text:p>396323</text:p>
          </table:table-cell>
          <table:table-cell table:style-name="ce1" office:value-type="string" calcext:value-type="string">
            <text:p>Corrección: •Elegí.</text:p>
            <text:p>                      •Último. </text:p>
          </table:table-cell>
          <table:table-cell table:style-name="ce1" office:value-type="float" office:value="396323" calcext:value-type="float">
            <text:p>39632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27305" calcext:value-type="float">
            <text:p>427305</text:p>
          </table:table-cell>
          <table:table-cell table:style-name="ce1" office:value-type="string" calcext:value-type="string">
            <text:p>Muy buen trabajo compañera!</text:p>
          </table:table-cell>
          <table:table-cell table:style-name="ce1" office:value-type="float" office:value="427305" calcext:value-type="float">
            <text:p>42730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0401" calcext:value-type="float">
            <text:p>450401</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0401" calcext:value-type="float">
            <text:p>4504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6068" calcext:value-type="float">
            <text:p>106068</text:p>
          </table:table-cell>
          <table:table-cell table:style-name="ce1" office:value-type="string" calcext:value-type="string">
            <text:p>muy buen trabajo</text:p>
          </table:table-cell>
          <table:table-cell table:style-name="ce1" office:value-type="float" office:value="106068" calcext:value-type="float">
            <text:p>1060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8215" calcext:value-type="float">
            <text:p>648215</text:p>
          </table:table-cell>
          <table:table-cell table:style-name="ce1" office:value-type="string" calcext:value-type="string">
            <text:p>muy bien</text:p>
          </table:table-cell>
          <table:table-cell table:style-name="ce1" office:value-type="float" office:value="648215" calcext:value-type="float">
            <text:p>6482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3448" calcext:value-type="float">
            <text:p>503448</text:p>
          </table:table-cell>
          <table:table-cell table:style-name="ce1" office:value-type="string" calcext:value-type="string">
            <text:p>EXCELENTE CONSULTA, ÉXITOS EN EL CURSO....!!!</text:p>
          </table:table-cell>
          <table:table-cell table:style-name="ce1" office:value-type="float" office:value="503448" calcext:value-type="float">
            <text:p>5034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8204" calcext:value-type="float">
            <text:p>168204</text:p>
          </table:table-cell>
          <table:table-cell table:style-name="ce1" office:value-type="string" calcext:value-type="string">
            <text:p>Sin problemas en la presentación y ubicadas las palabras.</text:p>
          </table:table-cell>
          <table:table-cell table:style-name="ce1" office:value-type="float" office:value="168204" calcext:value-type="float">
            <text:p>16820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45262" calcext:value-type="float">
            <text:p>145262</text:p>
          </table:table-cell>
          <table:table-cell table:style-name="ce1" office:value-type="string" calcext:value-type="string">
            <text:p>Son muy generales alas ideas en el recuadro.</text:p>
          </table:table-cell>
          <table:table-cell table:style-name="ce1" office:value-type="float" office:value="145262" calcext:value-type="float">
            <text:p>14526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50868" calcext:value-type="float">
            <text:p>650868</text:p>
          </table:table-cell>
          <table:table-cell table:style-name="ce1" office:value-type="string" calcext:value-type="string">
            <text:p>Muy bien.</text:p>
            <text:p>Felicitaciones por tu trabajo.</text:p>
          </table:table-cell>
          <table:table-cell table:style-name="ce1" office:value-type="float" office:value="650868" calcext:value-type="float">
            <text:p>6508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3556" calcext:value-type="float">
            <text:p>573556</text:p>
          </table:table-cell>
          <table:table-cell table:style-name="ce1" office:value-type="string" calcext:value-type="string">
            <text:p>Muy bien</text:p>
          </table:table-cell>
          <table:table-cell table:style-name="ce1" office:value-type="float" office:value="573556" calcext:value-type="float">
            <text:p>5735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6898" calcext:value-type="float">
            <text:p>466898</text:p>
          </table:table-cell>
          <table:table-cell table:style-name="ce1" office:value-type="string" calcext:value-type="string">
            <text:p>No explica xq es un app de IA</text:p>
          </table:table-cell>
          <table:table-cell table:style-name="ce1" office:value-type="float" office:value="466898" calcext:value-type="float">
            <text:p>46689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73291" calcext:value-type="float">
            <text:p>273291</text:p>
          </table:table-cell>
          <table:table-cell table:style-name="ce1" office:value-type="string" calcext:value-type="string">
            <text:p>ok</text:p>
          </table:table-cell>
          <table:table-cell table:style-name="ce1" office:value-type="float" office:value="273291" calcext:value-type="float">
            <text:p>2732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8722" calcext:value-type="float">
            <text:p>78722</text:p>
          </table:table-cell>
          <table:table-cell table:style-name="ce1" office:value-type="string" calcext:value-type="string">
            <text:p>Buen trabajo.</text:p>
          </table:table-cell>
          <table:table-cell table:style-name="ce1" office:value-type="float" office:value="78722" calcext:value-type="float">
            <text:p>787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884" calcext:value-type="float">
            <text:p>30884</text:p>
          </table:table-cell>
          <table:table-cell table:style-name="ce7" office:value-type="string" calcext:value-type="string">
            <text:p>Fue correcto incluir el caso real de aplicación y sus resultados obtenidos, pero la infografía es netamente acerca de ese tema y no ha incluido los demás parámetros solicitados. Muchas partes del contenido son imposibles de leer por la poca calidad de la imagen. Pudo haber leído el tema a conciencia y no hacer plagio.</text:p>
          </table:table-cell>
          <table:table-cell table:style-name="ce1" office:value-type="float" office:value="30884" calcext:value-type="float">
            <text:p>3088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76453" calcext:value-type="float">
            <text:p>76453</text:p>
          </table:table-cell>
          <table:table-cell table:style-name="ce1" office:value-type="string" calcext:value-type="string">
            <text:p>Muy buen análisis, comprensión y resolución ante las interrogantes planteadas.</text:p>
          </table:table-cell>
          <table:table-cell table:style-name="ce1" office:value-type="float" office:value="76453" calcext:value-type="float">
            <text:p>764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2314" calcext:value-type="float">
            <text:p>262314</text:p>
          </table:table-cell>
          <table:table-cell table:style-name="ce1" office:value-type="string" calcext:value-type="string">
            <text:p>No describo la misión y visión de mi empresa cuyo resultado trae como consecuencia que no tenga una calificación pertinente.</text:p>
          </table:table-cell>
          <table:table-cell table:style-name="ce1" office:value-type="float" office:value="262314" calcext:value-type="float">
            <text:p>26231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52353" calcext:value-type="float">
            <text:p>252353</text:p>
          </table:table-cell>
          <table:table-cell table:style-name="ce1" office:value-type="string" calcext:value-type="string">
            <text:p>tomar en cuenta que se pidió elaboración de un vino de cualquier fruta y no de la Uva. Usted puede mejorar para el siguiente reto.</text:p>
          </table:table-cell>
          <table:table-cell table:style-name="ce1" office:value-type="float" office:value="252353" calcext:value-type="float">
            <text:p>25235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040" calcext:value-type="float">
            <text:p>3040</text:p>
          </table:table-cell>
          <table:table-cell table:style-name="ce1" office:value-type="string" calcext:value-type="string">
            <text:p>yo ya había visto esta gráfica pero es un roto hacerla.</text:p>
          </table:table-cell>
          <table:table-cell table:style-name="ce1" office:value-type="float" office:value="3040" calcext:value-type="float">
            <text:p>304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87321" calcext:value-type="float">
            <text:p>87321</text:p>
          </table:table-cell>
          <table:table-cell table:style-name="ce1" office:value-type="string" calcext:value-type="string">
            <text:p>muy bien</text:p>
          </table:table-cell>
          <table:table-cell table:style-name="ce1" office:value-type="float" office:value="87321" calcext:value-type="float">
            <text:p>873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8501" calcext:value-type="float">
            <text:p>138501</text:p>
          </table:table-cell>
          <table:table-cell table:style-name="ce1" office:value-type="string" calcext:value-type="string">
            <text:p>Siga asi</text:p>
          </table:table-cell>
          <table:table-cell table:style-name="ce1" office:value-type="float" office:value="138501" calcext:value-type="float">
            <text:p>13850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611828" calcext:value-type="float">
            <text:p>611828</text:p>
          </table:table-cell>
          <table:table-cell table:style-name="ce1" office:value-type="string" calcext:value-type="string">
            <text:p>Lastimosamente no se observa la imagen, al parecer no se guardo.</text:p>
          </table:table-cell>
          <table:table-cell table:style-name="ce1" office:value-type="float" office:value="611828" calcext:value-type="float">
            <text:p>61182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08569" calcext:value-type="float">
            <text:p>508569</text:p>
          </table:table-cell>
          <table:table-cell table:style-name="ce1" office:value-type="string" calcext:value-type="string">
            <text:p>bien....</text:p>
          </table:table-cell>
          <table:table-cell table:style-name="ce1" office:value-type="float" office:value="508569" calcext:value-type="float">
            <text:p>5085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8432" calcext:value-type="float">
            <text:p>308432</text:p>
          </table:table-cell>
          <table:table-cell table:style-name="ce1" office:value-type="string" calcext:value-type="string">
            <text:p>Está bien realizada la tarea</text:p>
          </table:table-cell>
          <table:table-cell table:style-name="ce1" office:value-type="float" office:value="308432" calcext:value-type="float">
            <text:p>3084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0033" calcext:value-type="float">
            <text:p>380033</text:p>
          </table:table-cell>
          <table:table-cell table:style-name="ce1" office:value-type="string" calcext:value-type="string">
            <text:p>none</text:p>
          </table:table-cell>
          <table:table-cell table:style-name="ce1" office:value-type="float" office:value="380033" calcext:value-type="float">
            <text:p>38003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17352" calcext:value-type="float">
            <text:p>317352</text:p>
          </table:table-cell>
          <table:table-cell table:style-name="ce1" office:value-type="string" calcext:value-type="string">
            <text:p>Falta un poco mas de información importante por cada alimento</text:p>
          </table:table-cell>
          <table:table-cell table:style-name="ce1" office:value-type="float" office:value="317352" calcext:value-type="float">
            <text:p>31735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45443" calcext:value-type="float">
            <text:p>445443</text:p>
          </table:table-cell>
          <table:table-cell table:style-name="ce1" office:value-type="string" calcext:value-type="string">
            <text:p>Falta aplicar la fórmula para calcular la muestra, basado en si la población en finita o infinita</text:p>
          </table:table-cell>
          <table:table-cell table:style-name="ce1" office:value-type="float" office:value="445443" calcext:value-type="float">
            <text:p>44544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05770" calcext:value-type="float">
            <text:p>305770</text:p>
          </table:table-cell>
          <table:table-cell table:style-name="ce1" office:value-type="string" calcext:value-type="string">
            <text:p>Muy Bien!</text:p>
          </table:table-cell>
          <table:table-cell table:style-name="ce1" office:value-type="float" office:value="305770" calcext:value-type="float">
            <text:p>30577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0802" calcext:value-type="float">
            <text:p>220802</text:p>
          </table:table-cell>
          <table:table-cell table:style-name="ce1" office:value-type="string" calcext:value-type="string">
            <text:p>el vídeo, esta en privado y no hay como revisarlo</text:p>
          </table:table-cell>
          <table:table-cell table:style-name="ce1" office:value-type="float" office:value="220802" calcext:value-type="float">
            <text:p>22080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81876" calcext:value-type="float">
            <text:p>181876</text:p>
          </table:table-cell>
          <table:table-cell table:style-name="ce1" office:value-type="string" calcext:value-type="string">
            <text:p>EN LA IMPORTANCIA DEL DOCENTE AL MOMENTO DE CENTRARSE EN DIFERENTES ÁREAS.</text:p>
          </table:table-cell>
          <table:table-cell table:style-name="ce1" office:value-type="float" office:value="181876" calcext:value-type="float">
            <text:p>18187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60819" calcext:value-type="float">
            <text:p>360819</text:p>
          </table:table-cell>
          <table:table-cell table:style-name="ce1" office:value-type="string" calcext:value-type="string">
            <text:p>Muy bien</text:p>
          </table:table-cell>
          <table:table-cell table:style-name="ce1" office:value-type="float" office:value="360819" calcext:value-type="float">
            <text:p>3608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5533" calcext:value-type="float">
            <text:p>95533</text:p>
          </table:table-cell>
          <table:table-cell table:style-name="ce1" office:value-type="string" calcext:value-type="string">
            <text:p>Estimado</text:p>
            <text:p/>
            <text:p>Buen día, procedí a revisar la imagen adjunta, le informo que usted ha realizado un excelente trabajo. Felicidades</text:p>
            <text:p/>
          </table:table-cell>
          <table:table-cell table:style-name="ce1" office:value-type="float" office:value="95533" calcext:value-type="float">
            <text:p>955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8903" calcext:value-type="float">
            <text:p>198903</text:p>
          </table:table-cell>
          <table:table-cell table:style-name="ce7" office:value-type="string" calcext:value-type="string">
            <text:p>El dibujo está bien y la explicación de lo que hace cada organela también, pero no puso la comparación de las organelas con algún objeto. </text:p>
          </table:table-cell>
          <table:table-cell table:style-name="ce1" office:value-type="float" office:value="198903" calcext:value-type="float">
            <text:p>19890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60291" calcext:value-type="float">
            <text:p>660291</text:p>
          </table:table-cell>
          <table:table-cell table:style-name="ce1" office:value-type="string" calcext:value-type="string">
            <text:p>Le falta el contenido de dónde saco el crucigrama</text:p>
          </table:table-cell>
          <table:table-cell table:style-name="ce1" office:value-type="float" office:value="660291" calcext:value-type="float">
            <text:p>66029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08891" calcext:value-type="float">
            <text:p>608891</text:p>
          </table:table-cell>
          <table:table-cell table:style-name="ce7" office:value-type="string" calcext:value-type="string">
            <text:p>En general, respondió a las preguntas planteadas desde su perspectiva lo cual está muy bien. La presentación de la infografía estuvo excelente.</text:p>
          </table:table-cell>
          <table:table-cell table:style-name="ce1" office:value-type="float" office:value="608891" calcext:value-type="float">
            <text:p>6088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2219" calcext:value-type="float">
            <text:p>222219</text:p>
          </table:table-cell>
          <table:table-cell table:style-name="ce1" office:value-type="string" calcext:value-type="string">
            <text:p>Podemos mejorar, tomemos en cuenta las lines de tiempo que nos solicitan, felicidades sigamos adelante </text:p>
          </table:table-cell>
          <table:table-cell table:style-name="ce1" office:value-type="float" office:value="222219" calcext:value-type="float">
            <text:p>22221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68020" calcext:value-type="float">
            <text:p>568020</text:p>
          </table:table-cell>
          <table:table-cell table:style-name="ce1" office:value-type="string" calcext:value-type="string">
            <text:p>Muy buenos días.</text:p>
            <text:p>Evaluar bibliografías, mi estimado tutor, es algo que no estoy de acuerdo ya que en la infografía, incluso en la mía no tenía espacio para la misma. Hice  en una hoja a parte, pero segun veo, solo podemos evaluar las infografías y nada más, y me parece injusto tener que poner mala nota cuando yo misma sé que no había cómo poner las bibliografías en la infografía. ?Y si mi compañero o compañero las pusieron en otra hoja como yo misma lo hice?</text:p>
            <text:p>Esta de ver bien como se hace ahí.</text:p>
            <text:p/>
          </table:table-cell>
          <table:table-cell table:style-name="ce1" office:value-type="float" office:value="568020" calcext:value-type="float">
            <text:p>5680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4032" calcext:value-type="float">
            <text:p>674032</text:p>
          </table:table-cell>
          <table:table-cell table:style-name="ce1" office:value-type="string" calcext:value-type="string">
            <text:p>No me aparece la infografía</text:p>
          </table:table-cell>
          <table:table-cell table:style-name="ce1" office:value-type="float" office:value="674032" calcext:value-type="float">
            <text:p>67403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28940" calcext:value-type="float">
            <text:p>628940</text:p>
          </table:table-cell>
          <table:table-cell table:style-name="ce1" office:value-type="string" calcext:value-type="string">
            <text:p>Se sugiere revisar la presentación a nivel de colores que se utilizan en letra y fondo.</text:p>
          </table:table-cell>
          <table:table-cell table:style-name="ce1" office:value-type="float" office:value="628940" calcext:value-type="float">
            <text:p>62894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7838" calcext:value-type="float">
            <text:p>27838</text:p>
          </table:table-cell>
          <table:table-cell table:style-name="ce1" office:value-type="string" calcext:value-type="string">
            <text:p>Es muy llamativo</text:p>
          </table:table-cell>
          <table:table-cell table:style-name="ce1" office:value-type="float" office:value="27838" calcext:value-type="float">
            <text:p>278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2987" calcext:value-type="float">
            <text:p>672987</text:p>
          </table:table-cell>
          <table:table-cell table:style-name="ce1" office:value-type="string" calcext:value-type="string">
            <text:p>Un trabajo bueno</text:p>
          </table:table-cell>
          <table:table-cell table:style-name="ce1" office:value-type="float" office:value="672987" calcext:value-type="float">
            <text:p>6729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90613" calcext:value-type="float">
            <text:p>690613</text:p>
          </table:table-cell>
          <table:table-cell table:style-name="ce1" office:value-type="string" calcext:value-type="string">
            <text:p>good job!</text:p>
          </table:table-cell>
          <table:table-cell table:style-name="ce1" office:value-type="float" office:value="690613" calcext:value-type="float">
            <text:p>6906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2815" calcext:value-type="float">
            <text:p>242815</text:p>
          </table:table-cell>
          <table:table-cell table:style-name="ce1" office:value-type="string" calcext:value-type="string">
            <text:p>Tiene todos los puntos que se establece en el reto.</text:p>
          </table:table-cell>
          <table:table-cell table:style-name="ce1" office:value-type="float" office:value="242815" calcext:value-type="float">
            <text:p>2428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2526" calcext:value-type="float">
            <text:p>262526</text:p>
          </table:table-cell>
          <table:table-cell table:style-name="ce1" office:value-type="string" calcext:value-type="string">
            <text:p>Bien</text:p>
          </table:table-cell>
          <table:table-cell table:style-name="ce1" office:value-type="float" office:value="262526" calcext:value-type="float">
            <text:p>2625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8759" calcext:value-type="float">
            <text:p>488759</text:p>
          </table:table-cell>
          <table:table-cell table:style-name="ce1" office:value-type="string" calcext:value-type="string">
            <text:p>Éxitos.</text:p>
          </table:table-cell>
          <table:table-cell table:style-name="ce1" office:value-type="float" office:value="488759" calcext:value-type="float">
            <text:p>4887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4399" calcext:value-type="float">
            <text:p>304399</text:p>
          </table:table-cell>
          <table:table-cell table:style-name="ce1" office:value-type="string" calcext:value-type="string">
            <text:p>Habría buscado un poco más de similitudes y diferencias entre las dos teorías para que quede claro el tema.</text:p>
          </table:table-cell>
          <table:table-cell table:style-name="ce1" office:value-type="float" office:value="304399" calcext:value-type="float">
            <text:p>30439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22054" calcext:value-type="float">
            <text:p>322054</text:p>
          </table:table-cell>
          <table:table-cell table:style-name="ce1" office:value-type="string" calcext:value-type="string">
            <text:p>Es un buen trabajo, involucra todos los criterios</text:p>
          </table:table-cell>
          <table:table-cell table:style-name="ce1" office:value-type="float" office:value="322054" calcext:value-type="float">
            <text:p>32205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7323" calcext:value-type="float">
            <text:p>247323</text:p>
          </table:table-cell>
          <table:table-cell table:style-name="ce1" office:value-type="string" calcext:value-type="string">
            <text:p>Estan bien formulados los objetivos, planes y matriz foda.</text:p>
          </table:table-cell>
          <table:table-cell table:style-name="ce1" office:value-type="float" office:value="247323" calcext:value-type="float">
            <text:p>2473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5776" calcext:value-type="float">
            <text:p>495776</text:p>
          </table:table-cell>
          <table:table-cell table:style-name="ce1" office:value-type="string" calcext:value-type="string">
            <text:p><text:s/>Saludos Cordiales, a luchar contra los prejuicios y muchos ánimos para vencerlos...</text:p>
          </table:table-cell>
          <table:table-cell table:style-name="ce1" office:value-type="float" office:value="495776" calcext:value-type="float">
            <text:p>4957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269" calcext:value-type="float">
            <text:p>53269</text:p>
          </table:table-cell>
          <table:table-cell table:style-name="ce1" office:value-type="string" calcext:value-type="string">
            <text:p>Muy bien amiga</text:p>
          </table:table-cell>
          <table:table-cell table:style-name="ce1" office:value-type="float" office:value="53269" calcext:value-type="float">
            <text:p>532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5920" calcext:value-type="float">
            <text:p>355920</text:p>
          </table:table-cell>
          <table:table-cell table:style-name="ce1" office:value-type="string" calcext:value-type="string">
            <text:p>De acuerdo a lo que se pudo observar en el vídeo al momento de la edición procurar utilizar el estabilizador para poder mejorar la estabilización del vídeo se puede utilizar los diversos programas de edición también para mejorar las voces y sobre todo es preferible utilizar solo un efecto de transición que sea acorde al contenido. y bueno con la situación que estamos pasando es comprensible que no se pudo utilizar tomas del momento actual. igual buen trabajo</text:p>
          </table:table-cell>
          <table:table-cell table:style-name="ce1" office:value-type="float" office:value="355920" calcext:value-type="float">
            <text:p>35592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54696" calcext:value-type="float">
            <text:p>354696</text:p>
          </table:table-cell>
          <table:table-cell table:style-name="ce1" office:value-type="string" calcext:value-type="string">
            <text:p>Buen Trabajo</text:p>
          </table:table-cell>
          <table:table-cell table:style-name="ce1" office:value-type="float" office:value="354696" calcext:value-type="float">
            <text:p>3546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1382" calcext:value-type="float">
            <text:p>151382</text:p>
          </table:table-cell>
          <table:table-cell table:style-name="ce1" office:value-type="string" calcext:value-type="string">
            <text:p>nice job</text:p>
          </table:table-cell>
          <table:table-cell table:style-name="ce1" office:value-type="float" office:value="151382" calcext:value-type="float">
            <text:p>1513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5409" calcext:value-type="float">
            <text:p>165409</text:p>
          </table:table-cell>
          <table:table-cell table:style-name="ce1" office:value-type="string" calcext:value-type="string">
            <text:p>Buen trabajo.</text:p>
          </table:table-cell>
          <table:table-cell table:style-name="ce1" office:value-type="float" office:value="165409" calcext:value-type="float">
            <text:p>16540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3702" calcext:value-type="float">
            <text:p>313702</text:p>
          </table:table-cell>
          <table:table-cell table:style-name="ce1" office:value-type="string" calcext:value-type="string">
            <text:p>Excelente trabajo, muy bien explicado</text:p>
          </table:table-cell>
          <table:table-cell table:style-name="ce1" office:value-type="float" office:value="313702" calcext:value-type="float">
            <text:p>3137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3714" calcext:value-type="float">
            <text:p>523714</text:p>
          </table:table-cell>
          <table:table-cell table:style-name="ce1" office:value-type="string" calcext:value-type="string">
            <text:p>excelente</text:p>
          </table:table-cell>
          <table:table-cell table:style-name="ce1" office:value-type="float" office:value="523714" calcext:value-type="float">
            <text:p>52371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1820" calcext:value-type="float">
            <text:p>241820</text:p>
          </table:table-cell>
          <table:table-cell table:style-name="ce1" office:value-type="string" calcext:value-type="string">
            <text:p>OKEY</text:p>
          </table:table-cell>
          <table:table-cell table:style-name="ce1" office:value-type="float" office:value="241820" calcext:value-type="float">
            <text:p>2418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434" calcext:value-type="float">
            <text:p>56434</text:p>
          </table:table-cell>
          <table:table-cell table:style-name="ce7" office:value-type="string" calcext:value-type="string">
            <text:p>Hola, has cumplido con la tarea solicitada, sin embargo, es complicada la lectura de los textos por el tipo y tamaño de letra utilizados, quizá hubiese sido mejor enviar la infografía como archivo adjunto.</text:p>
          </table:table-cell>
          <table:table-cell table:style-name="ce1" office:value-type="float" office:value="56434" calcext:value-type="float">
            <text:p>5643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86930" calcext:value-type="float">
            <text:p>386930</text:p>
          </table:table-cell>
          <table:table-cell table:style-name="ce1" office:value-type="string" calcext:value-type="string">
            <text:p>solo aprecia a una de las partes</text:p>
          </table:table-cell>
          <table:table-cell table:style-name="ce1" office:value-type="float" office:value="386930" calcext:value-type="float">
            <text:p>38693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11122" calcext:value-type="float">
            <text:p>111122</text:p>
          </table:table-cell>
          <table:table-cell table:style-name="ce1" office:value-type="string" calcext:value-type="string">
            <text:p>Muy buen y claro aporte.</text:p>
          </table:table-cell>
          <table:table-cell table:style-name="ce1" office:value-type="float" office:value="111122" calcext:value-type="float">
            <text:p>1111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3242" calcext:value-type="float">
            <text:p>373242</text:p>
          </table:table-cell>
          <table:table-cell table:style-name="ce1" office:value-type="string" calcext:value-type="string">
            <text:p>Buena suerte en su proyecto!</text:p>
          </table:table-cell>
          <table:table-cell table:style-name="ce1" office:value-type="float" office:value="373242" calcext:value-type="float">
            <text:p>3732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3873" calcext:value-type="float">
            <text:p>303873</text:p>
          </table:table-cell>
          <table:table-cell table:style-name="ce7" office:value-type="string" calcext:value-type="string">
            <text:p>Me pareció bastante interesante las opiniones sobre este tema, también puedo indicar que le falta profundizar en sus opiniones a través de propio pensamiento de los filósofos.</text:p>
          </table:table-cell>
          <table:table-cell table:style-name="ce1" office:value-type="float" office:value="303873" calcext:value-type="float">
            <text:p>30387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3782" calcext:value-type="float">
            <text:p>533782</text:p>
          </table:table-cell>
          <table:table-cell table:style-name="ce1" office:value-type="string" calcext:value-type="string">
            <text:p>EXELENTE</text:p>
          </table:table-cell>
          <table:table-cell table:style-name="ce1" office:value-type="float" office:value="533782" calcext:value-type="float">
            <text:p>5337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4524" calcext:value-type="float">
            <text:p>144524</text:p>
          </table:table-cell>
          <table:table-cell table:style-name="ce1" office:value-type="string" calcext:value-type="string">
            <text:p>BUENOS APORTES, UN BUEN TRABAJO </text:p>
          </table:table-cell>
          <table:table-cell table:style-name="ce1" office:value-type="float" office:value="144524" calcext:value-type="float">
            <text:p>14452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5328" calcext:value-type="float">
            <text:p>675328</text:p>
          </table:table-cell>
          <table:table-cell table:style-name="ce1" office:value-type="string" calcext:value-type="string">
            <text:p> EXCELENTE </text:p>
            <text:p/>
          </table:table-cell>
          <table:table-cell table:style-name="ce1" office:value-type="float" office:value="675328" calcext:value-type="float">
            <text:p>6753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8655" calcext:value-type="float">
            <text:p>288655</text:p>
          </table:table-cell>
          <table:table-cell table:style-name="ce1" office:value-type="string" calcext:value-type="string">
            <text:p>La tarea se trata de analizar el caso que se presenta en el reto. Sus respuestas están fuera del tema.</text:p>
          </table:table-cell>
          <table:table-cell table:style-name="ce1" office:value-type="float" office:value="288655" calcext:value-type="float">
            <text:p>28865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0807" calcext:value-type="float">
            <text:p>530807</text:p>
          </table:table-cell>
          <table:table-cell table:style-name="ce1" office:value-type="string" calcext:value-type="string">
            <text:p>muy bien :)</text:p>
          </table:table-cell>
          <table:table-cell table:style-name="ce1" office:value-type="float" office:value="530807" calcext:value-type="float">
            <text:p>5308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3512" calcext:value-type="float">
            <text:p>133512</text:p>
          </table:table-cell>
          <table:table-cell table:style-name="ce1" office:value-type="string" calcext:value-type="string">
            <text:p>Cumple con lo requerido</text:p>
          </table:table-cell>
          <table:table-cell table:style-name="ce1" office:value-type="float" office:value="133512" calcext:value-type="float">
            <text:p>1335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5536" calcext:value-type="float">
            <text:p>555536</text:p>
          </table:table-cell>
          <table:table-cell table:style-name="ce1" office:value-type="string" calcext:value-type="string">
            <text:p>Excelente. Buen trabajo.</text:p>
          </table:table-cell>
          <table:table-cell table:style-name="ce1" office:value-type="float" office:value="555536" calcext:value-type="float">
            <text:p>5555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9337" calcext:value-type="float">
            <text:p>419337</text:p>
          </table:table-cell>
          <table:table-cell table:style-name="ce1" office:value-type="string" calcext:value-type="string">
            <text:p>Clara y bien presentada, me gusto</text:p>
          </table:table-cell>
          <table:table-cell table:style-name="ce1" office:value-type="float" office:value="419337" calcext:value-type="float">
            <text:p>4193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9707" calcext:value-type="float">
            <text:p>199707</text:p>
          </table:table-cell>
          <table:table-cell table:style-name="ce1" office:value-type="string" calcext:value-type="string">
            <text:p>excelente</text:p>
          </table:table-cell>
          <table:table-cell table:style-name="ce1" office:value-type="float" office:value="199707" calcext:value-type="float">
            <text:p>1997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9185" calcext:value-type="float">
            <text:p>199185</text:p>
          </table:table-cell>
          <table:table-cell table:style-name="ce1" office:value-type="string" calcext:value-type="string">
            <text:p>Excelente trabajo y muy importante <text:s/>plasmar el tema mediante un póster ya que así podemos entender de manera resumida y conocer el Origen del mismo.</text:p>
          </table:table-cell>
          <table:table-cell table:style-name="ce1" office:value-type="float" office:value="199185" calcext:value-type="float">
            <text:p>1991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1940" calcext:value-type="float">
            <text:p>341940</text:p>
          </table:table-cell>
          <table:table-cell table:style-name="ce1" office:value-type="string" calcext:value-type="string">
            <text:p>Excelente trabajo,</text:p>
            <text:p/>
            <text:p>Éxitos en el curso....</text:p>
          </table:table-cell>
          <table:table-cell table:style-name="ce1" office:value-type="float" office:value="341940" calcext:value-type="float">
            <text:p>34194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8475" calcext:value-type="float">
            <text:p>138475</text:p>
          </table:table-cell>
          <table:table-cell table:style-name="ce1" office:value-type="string" calcext:value-type="string">
            <text:p>Esta muy especificado todo</text:p>
          </table:table-cell>
          <table:table-cell table:style-name="ce1" office:value-type="float" office:value="138475" calcext:value-type="float">
            <text:p>1384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8518" calcext:value-type="float">
            <text:p>208518</text:p>
          </table:table-cell>
          <table:table-cell table:style-name="ce1" office:value-type="string" calcext:value-type="string">
            <text:p>12 puntos</text:p>
          </table:table-cell>
          <table:table-cell table:style-name="ce1" office:value-type="float" office:value="208518" calcext:value-type="float">
            <text:p>20851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98943" calcext:value-type="float">
            <text:p>598943</text:p>
          </table:table-cell>
          <table:table-cell table:style-name="ce1" office:value-type="string" calcext:value-type="string">
            <text:p>no hay enlace de reto</text:p>
          </table:table-cell>
          <table:table-cell table:style-name="ce1" office:value-type="float" office:value="598943" calcext:value-type="float">
            <text:p>59894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78690" calcext:value-type="float">
            <text:p>578690</text:p>
          </table:table-cell>
          <table:table-cell table:style-name="ce1" office:value-type="string" calcext:value-type="string">
            <text:p>Mucha información, debe contener imágenes de acuerdo al tema algo conciso y preciso, con palabras y textos claves..</text:p>
          </table:table-cell>
          <table:table-cell table:style-name="ce1" office:value-type="float" office:value="578690" calcext:value-type="float">
            <text:p>57869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18066" calcext:value-type="float">
            <text:p>218066</text:p>
          </table:table-cell>
          <table:table-cell table:style-name="ce1" office:value-type="string" calcext:value-type="string">
            <text:p>muy bien <text:s/>siga adelante</text:p>
          </table:table-cell>
          <table:table-cell table:style-name="ce1" office:value-type="float" office:value="218066" calcext:value-type="float">
            <text:p>2180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7226" calcext:value-type="float">
            <text:p>117226</text:p>
          </table:table-cell>
          <table:table-cell table:style-name="ce7" office:value-type="string" calcext:value-type="string">
            <text:p>NUEVAMENTE , ES OTRO DE MIS FORMATOS QUE SE SUBIERON ERRÓNEAMENTE, AL PRESIONAR LA TECLA DE INTRO SE PONÍA EN NEGRILLAS LAS RESPUESTAS <text:s/>Y AL REGRESAR CON LA FLECHA DE RETORNO DE PAGINA, SE PERDIA LA INFORMACION O RESPUESTAS ADICIONALES. LAMENTO CALIFICARME ASI, <text:s/>PERO REALICE UNA AMPLIA INVESTIGACIÓN DE LO REQUERIDO, FAVOR UDS CONSIDERAR QUE PUNTUACIÓN DEBERÍAN PONERME </text:p>
          </table:table-cell>
          <table:table-cell table:style-name="ce1" office:value-type="float" office:value="117226" calcext:value-type="float">
            <text:p>11722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5565" calcext:value-type="float">
            <text:p>615565</text:p>
          </table:table-cell>
          <table:table-cell table:style-name="ce1" office:value-type="string" calcext:value-type="string">
            <text:p>Bien</text:p>
          </table:table-cell>
          <table:table-cell table:style-name="ce1" office:value-type="float" office:value="615565" calcext:value-type="float">
            <text:p>61556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7582" calcext:value-type="float">
            <text:p>197582</text:p>
          </table:table-cell>
          <table:table-cell table:style-name="ce1" office:value-type="string" calcext:value-type="string">
            <text:p>La pregunta uno no aclara el ''porque'' de la lealtad del consumidor, ya que existen consumidores que no pertenecen a esos grupos.</text:p>
            <text:p>La segunda pregunta si esta clara.</text:p>
          </table:table-cell>
          <table:table-cell table:style-name="ce1" office:value-type="float" office:value="197582" calcext:value-type="float">
            <text:p>19758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35420" calcext:value-type="float">
            <text:p>435420</text:p>
          </table:table-cell>
          <table:table-cell table:style-name="ce1" office:value-type="string" calcext:value-type="string">
            <text:p>No se visualizan las referencias bibliográficas</text:p>
          </table:table-cell>
          <table:table-cell table:style-name="ce1" office:value-type="float" office:value="435420" calcext:value-type="float">
            <text:p>43542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6133" calcext:value-type="float">
            <text:p>206133</text:p>
          </table:table-cell>
          <table:table-cell table:style-name="ce1" office:value-type="string" calcext:value-type="string">
            <text:p>Muy buen trabajo!!</text:p>
          </table:table-cell>
          <table:table-cell table:style-name="ce1" office:value-type="float" office:value="206133" calcext:value-type="float">
            <text:p>2061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4994" calcext:value-type="float">
            <text:p>544994</text:p>
          </table:table-cell>
          <table:table-cell table:style-name="ce1" office:value-type="string" calcext:value-type="string">
            <text:p>buen trabajo</text:p>
          </table:table-cell>
          <table:table-cell table:style-name="ce1" office:value-type="float" office:value="544994" calcext:value-type="float">
            <text:p>5449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1540" calcext:value-type="float">
            <text:p>151540</text:p>
          </table:table-cell>
          <table:table-cell table:style-name="ce1" office:value-type="string" calcext:value-type="string">
            <text:p>No se puede divisar imagen alguna..sigue adelante !!</text:p>
          </table:table-cell>
          <table:table-cell table:style-name="ce1" office:value-type="float" office:value="151540" calcext:value-type="float">
            <text:p>15154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51218" calcext:value-type="float">
            <text:p>651218</text:p>
          </table:table-cell>
          <table:table-cell table:style-name="ce1" office:value-type="string" calcext:value-type="string">
            <text:p>falta explicar, profundizar un poco más e interpretar con gráficos contenido.</text:p>
          </table:table-cell>
          <table:table-cell table:style-name="ce1" office:value-type="float" office:value="651218" calcext:value-type="float">
            <text:p>65121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83419" calcext:value-type="float">
            <text:p>183419</text:p>
          </table:table-cell>
          <table:table-cell table:style-name="ce1" office:value-type="string" calcext:value-type="string">
            <text:p>No propone soluciones específicas para el tema del caballo azul y de los $10000</text:p>
          </table:table-cell>
          <table:table-cell table:style-name="ce1" office:value-type="float" office:value="183419" calcext:value-type="float">
            <text:p>18341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49282" calcext:value-type="float">
            <text:p>249282</text:p>
          </table:table-cell>
          <table:table-cell table:style-name="ce1" office:value-type="string" calcext:value-type="string">
            <text:p>muy bien</text:p>
          </table:table-cell>
          <table:table-cell table:style-name="ce1" office:value-type="float" office:value="249282" calcext:value-type="float">
            <text:p>2492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3015" calcext:value-type="float">
            <text:p>113015</text:p>
          </table:table-cell>
          <table:table-cell table:style-name="ce1" office:value-type="string" calcext:value-type="string">
            <text:p>Considero que preguntas #3, #4 cuestionan lo mismo solo que con otro texto. </text:p>
          </table:table-cell>
          <table:table-cell table:style-name="ce1" office:value-type="float" office:value="113015" calcext:value-type="float">
            <text:p>11301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17772" calcext:value-type="float">
            <text:p>517772</text:p>
          </table:table-cell>
          <table:table-cell table:style-name="ce1" office:value-type="string" calcext:value-type="string">
            <text:p>Esta aportación nos brinda un conocimiento practico en donde se destaca la ayuda solidaria</text:p>
          </table:table-cell>
          <table:table-cell table:style-name="ce1" office:value-type="float" office:value="517772" calcext:value-type="float">
            <text:p>5177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053" calcext:value-type="float">
            <text:p>15053</text:p>
          </table:table-cell>
          <table:table-cell table:style-name="ce1" office:value-type="string" calcext:value-type="string">
            <text:p>Buen trabajo</text:p>
          </table:table-cell>
          <table:table-cell table:style-name="ce1" office:value-type="float" office:value="15053" calcext:value-type="float">
            <text:p>150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0507" calcext:value-type="float">
            <text:p>170507</text:p>
          </table:table-cell>
          <table:table-cell table:style-name="ce1" office:value-type="string" calcext:value-type="string">
            <text:p>ok</text:p>
          </table:table-cell>
          <table:table-cell table:style-name="ce1" office:value-type="float" office:value="170507" calcext:value-type="float">
            <text:p>1705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0343" calcext:value-type="float">
            <text:p>680343</text:p>
          </table:table-cell>
          <table:table-cell table:style-name="ce1" office:value-type="string" calcext:value-type="string">
            <text:p>Debe enviar el link especifico del trabajo.</text:p>
          </table:table-cell>
          <table:table-cell table:style-name="ce1" office:value-type="float" office:value="680343" calcext:value-type="float">
            <text:p>68034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21560" calcext:value-type="float">
            <text:p>221560</text:p>
          </table:table-cell>
          <table:table-cell table:style-name="ce1" office:value-type="string" calcext:value-type="string">
            <text:p>Buen trabajo.</text:p>
          </table:table-cell>
          <table:table-cell table:style-name="ce1" office:value-type="float" office:value="221560" calcext:value-type="float">
            <text:p>22156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6082" calcext:value-type="float">
            <text:p>506082</text:p>
          </table:table-cell>
          <table:table-cell table:style-name="ce1" office:value-type="string" calcext:value-type="string">
            <text:p>tenias que hacer un dibujo</text:p>
          </table:table-cell>
          <table:table-cell table:style-name="ce1" office:value-type="float" office:value="506082" calcext:value-type="float">
            <text:p>50608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96082" calcext:value-type="float">
            <text:p>196082</text:p>
          </table:table-cell>
          <table:table-cell table:style-name="ce1" office:value-type="string" calcext:value-type="string">
            <text:p>Excelente Trabajo.</text:p>
          </table:table-cell>
          <table:table-cell table:style-name="ce1" office:value-type="float" office:value="196082" calcext:value-type="float">
            <text:p>19608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865" calcext:value-type="float">
            <text:p>46865</text:p>
          </table:table-cell>
          <table:table-cell table:style-name="ce1" office:value-type="string" calcext:value-type="string">
            <text:p>en realidad son barias preguntas y usted no ha contestado.</text:p>
          </table:table-cell>
          <table:table-cell table:style-name="ce1" office:value-type="float" office:value="46865" calcext:value-type="float">
            <text:p>4686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77556" calcext:value-type="float">
            <text:p>177556</text:p>
          </table:table-cell>
          <table:table-cell table:style-name="ce1" office:value-type="string" calcext:value-type="string">
            <text:p>Mejorar la ortografía y utilizar palabras técnicas</text:p>
          </table:table-cell>
          <table:table-cell table:style-name="ce1" office:value-type="float" office:value="177556" calcext:value-type="float">
            <text:p>17755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06748" calcext:value-type="float">
            <text:p>306748</text:p>
          </table:table-cell>
          <table:table-cell table:style-name="ce1" office:value-type="string" calcext:value-type="string">
            <text:p>Muy Buen trabajo, con criterios basados en el tema visto.</text:p>
          </table:table-cell>
          <table:table-cell table:style-name="ce1" office:value-type="float" office:value="306748" calcext:value-type="float">
            <text:p>3067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0745" calcext:value-type="float">
            <text:p>590745</text:p>
          </table:table-cell>
          <table:table-cell table:style-name="ce1" office:value-type="string" calcext:value-type="string">
            <text:p>Excelente</text:p>
          </table:table-cell>
          <table:table-cell table:style-name="ce1" office:value-type="float" office:value="590745" calcext:value-type="float">
            <text:p>5907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8669" calcext:value-type="float">
            <text:p>588669</text:p>
          </table:table-cell>
          <table:table-cell table:style-name="ce1" office:value-type="string" calcext:value-type="string">
            <text:p>Siempre y cuando las empresas sean catalogadas y legalizadas para un bien común.</text:p>
          </table:table-cell>
          <table:table-cell table:style-name="ce1" office:value-type="float" office:value="588669" calcext:value-type="float">
            <text:p>58866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51376" calcext:value-type="float">
            <text:p>451376</text:p>
          </table:table-cell>
          <table:table-cell table:style-name="ce1" office:value-type="string" calcext:value-type="string">
            <text:p>Muy buen trabajo falta el desarrollo de la discusión</text:p>
          </table:table-cell>
          <table:table-cell table:style-name="ce1" office:value-type="float" office:value="451376" calcext:value-type="float">
            <text:p>4513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1545" calcext:value-type="float">
            <text:p>431545</text:p>
          </table:table-cell>
          <table:table-cell table:style-name="ce1" office:value-type="string" calcext:value-type="string">
            <text:p>Felicitaciones.</text:p>
          </table:table-cell>
          <table:table-cell table:style-name="ce1" office:value-type="float" office:value="431545" calcext:value-type="float">
            <text:p>4315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692" calcext:value-type="float">
            <text:p>51692</text:p>
          </table:table-cell>
          <table:table-cell table:style-name="ce1" office:value-type="string" calcext:value-type="string">
            <text:p>Este <text:s/>trabajo no me parece muy organizado y la redacción es muy poco adecuada.</text:p>
          </table:table-cell>
          <table:table-cell table:style-name="ce1" office:value-type="float" office:value="51692" calcext:value-type="float">
            <text:p>5169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59686" calcext:value-type="float">
            <text:p>359686</text:p>
          </table:table-cell>
          <table:table-cell table:style-name="ce1" office:value-type="string" calcext:value-type="string">
            <text:p>Revise su ortografía</text:p>
            <text:p>Mejore su redacción</text:p>
          </table:table-cell>
          <table:table-cell table:style-name="ce1" office:value-type="float" office:value="359686" calcext:value-type="float">
            <text:p>35968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64178" calcext:value-type="float">
            <text:p>264178</text:p>
          </table:table-cell>
          <table:table-cell table:style-name="ce7" office:value-type="string" calcext:value-type="string">
            <text:p>Mejorar la redacción y organizar adecuadamente las ideas del párrafo, teniendo en cuenta que, este debe tener introducción, desarrollo y conclusión.</text:p>
          </table:table-cell>
          <table:table-cell table:style-name="ce1" office:value-type="float" office:value="264178" calcext:value-type="float">
            <text:p>26417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69187" calcext:value-type="float">
            <text:p>369187</text:p>
          </table:table-cell>
          <table:table-cell table:style-name="ce7" office:value-type="string" calcext:value-type="string">
            <text:p>Como sugerencia, pudiste poner ejemplos de una estimulación basados en el tema académico para niñ@s y adolescentes para ser más específico y asi dar una idea más clara.</text:p>
          </table:table-cell>
          <table:table-cell table:style-name="ce1" office:value-type="float" office:value="369187" calcext:value-type="float">
            <text:p>36918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9621" calcext:value-type="float">
            <text:p>39621</text:p>
          </table:table-cell>
          <table:table-cell table:style-name="ce1" office:value-type="string" calcext:value-type="string">
            <text:p>Excelente, felicidades.</text:p>
          </table:table-cell>
          <table:table-cell table:style-name="ce1" office:value-type="float" office:value="39621" calcext:value-type="float">
            <text:p>396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956" calcext:value-type="float">
            <text:p>25956</text:p>
          </table:table-cell>
          <table:table-cell table:style-name="ce1" office:value-type="string" calcext:value-type="string">
            <text:p>lo hizo bien</text:p>
          </table:table-cell>
          <table:table-cell table:style-name="ce1" office:value-type="float" office:value="25956" calcext:value-type="float">
            <text:p>259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611" calcext:value-type="float">
            <text:p>34611</text:p>
          </table:table-cell>
          <table:table-cell table:style-name="ce1" office:value-type="string" calcext:value-type="string">
            <text:p>Me encantó la infografía!! Los dibujos preciosos y los clores también!! Un trabajo excelente</text:p>
          </table:table-cell>
          <table:table-cell table:style-name="ce1" office:value-type="float" office:value="34611" calcext:value-type="float">
            <text:p>346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4845" calcext:value-type="float">
            <text:p>534845</text:p>
          </table:table-cell>
          <table:table-cell table:style-name="ce1" office:value-type="string" calcext:value-type="string">
            <text:p>Buen trabajo</text:p>
          </table:table-cell>
          <table:table-cell table:style-name="ce1" office:value-type="float" office:value="534845" calcext:value-type="float">
            <text:p>5348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9171" calcext:value-type="float">
            <text:p>589171</text:p>
          </table:table-cell>
          <table:table-cell table:style-name="ce1" office:value-type="string" calcext:value-type="string">
            <text:p>S/C</text:p>
          </table:table-cell>
          <table:table-cell table:style-name="ce1" office:value-type="float" office:value="589171" calcext:value-type="float">
            <text:p>58917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37953" calcext:value-type="float">
            <text:p>237953</text:p>
          </table:table-cell>
          <table:table-cell table:style-name="ce1" office:value-type="string" calcext:value-type="string">
            <text:p>Hola. </text:p>
            <text:p>Muy buen trabajo has comprendido los conceptos, te sugiero que revises el aire de las fotografías porque hay mucho, solo quitarles un poco de ese cielo para que se equilibre más. </text:p>
          </table:table-cell>
          <table:table-cell table:style-name="ce1" office:value-type="float" office:value="237953" calcext:value-type="float">
            <text:p>2379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8328" calcext:value-type="float">
            <text:p>348328</text:p>
          </table:table-cell>
          <table:table-cell table:style-name="ce1" office:value-type="string" calcext:value-type="string">
            <text:p>Excelente</text:p>
          </table:table-cell>
          <table:table-cell table:style-name="ce1" office:value-type="float" office:value="348328" calcext:value-type="float">
            <text:p>3483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8799" calcext:value-type="float">
            <text:p>658799</text:p>
          </table:table-cell>
          <table:table-cell table:style-name="ce1" office:value-type="string" calcext:value-type="string">
            <text:p>felicidades</text:p>
          </table:table-cell>
          <table:table-cell table:style-name="ce1" office:value-type="float" office:value="658799" calcext:value-type="float">
            <text:p>65879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013" calcext:value-type="float">
            <text:p>44013</text:p>
          </table:table-cell>
          <table:table-cell table:style-name="ce7" office:value-type="string" calcext:value-type="string">
            <text:p>El pedido del profesor tutor eran fotografías del trabajo realizado por nosotros mismos como evidencia de un proceso experimentado como  estudiante.</text:p>
            <text:p>No contiene o no detalla las referencias tomadas y consultadas para realizar la tarea.</text:p>
          </table:table-cell>
          <table:table-cell table:style-name="ce1" office:value-type="float" office:value="44013" calcext:value-type="float">
            <text:p>4401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5579" calcext:value-type="float">
            <text:p>15579</text:p>
          </table:table-cell>
          <table:table-cell table:style-name="ce7" office:value-type="string" calcext:value-type="string">
            <text:p>Los temas son claros y acorde al requerimiento de comparación,cuanto más que podemos usar nuestros nuevos conocimientos para nuestro deporte o vida diaria, con los alimentos que más nos agradan.</text:p>
          </table:table-cell>
          <table:table-cell table:style-name="ce1" office:value-type="float" office:value="15579" calcext:value-type="float">
            <text:p>1557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31789" calcext:value-type="float">
            <text:p>331789</text:p>
          </table:table-cell>
          <table:table-cell table:style-name="ce1" office:value-type="string" calcext:value-type="string">
            <text:p>Excelente trabajo,</text:p>
            <text:p/>
            <text:p>Éxitos en este curso...</text:p>
          </table:table-cell>
          <table:table-cell table:style-name="ce1" office:value-type="float" office:value="331789" calcext:value-type="float">
            <text:p>33178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6486" calcext:value-type="float">
            <text:p>516486</text:p>
          </table:table-cell>
          <table:table-cell table:style-name="ce1" office:value-type="string" calcext:value-type="string">
            <text:p>deberia centrarse mas en dar una respuesta directa para no confundir al lector.</text:p>
          </table:table-cell>
          <table:table-cell table:style-name="ce1" office:value-type="float" office:value="516486" calcext:value-type="float">
            <text:p>51648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44280" calcext:value-type="float">
            <text:p>644280</text:p>
          </table:table-cell>
          <table:table-cell table:style-name="ce1" office:value-type="string" calcext:value-type="string">
            <text:p>exelente</text:p>
          </table:table-cell>
          <table:table-cell table:style-name="ce1" office:value-type="float" office:value="644280" calcext:value-type="float">
            <text:p>6442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46330" calcext:value-type="float">
            <text:p>646330</text:p>
          </table:table-cell>
          <table:table-cell table:style-name="ce1" office:value-type="string" calcext:value-type="string">
            <text:p>muy bien</text:p>
          </table:table-cell>
          <table:table-cell table:style-name="ce1" office:value-type="float" office:value="646330" calcext:value-type="float">
            <text:p>6463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14746" calcext:value-type="float">
            <text:p>514746</text:p>
          </table:table-cell>
          <table:table-cell table:style-name="ce1" office:value-type="string" calcext:value-type="string">
            <text:p>Buen trabajo cumple con lo que nos estan pidiendo.</text:p>
          </table:table-cell>
          <table:table-cell table:style-name="ce1" office:value-type="float" office:value="514746" calcext:value-type="float">
            <text:p>5147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5758" calcext:value-type="float">
            <text:p>625758</text:p>
          </table:table-cell>
          <table:table-cell table:style-name="ce1" office:value-type="string" calcext:value-type="string">
            <text:p>El objetivo no concuerda</text:p>
          </table:table-cell>
          <table:table-cell table:style-name="ce1" office:value-type="float" office:value="625758" calcext:value-type="float">
            <text:p>62575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29975" calcext:value-type="float">
            <text:p>329975</text:p>
          </table:table-cell>
          <table:table-cell table:style-name="ce1" office:value-type="string" calcext:value-type="string">
            <text:p>Se pedían 5 características y falta información sobre cada característica. Se ve muy bonito pero no dice mucho</text:p>
          </table:table-cell>
          <table:table-cell table:style-name="ce1" office:value-type="float" office:value="329975" calcext:value-type="float">
            <text:p>32997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6187" calcext:value-type="float">
            <text:p>256187</text:p>
          </table:table-cell>
          <table:table-cell table:style-name="ce7" office:value-type="string" calcext:value-type="string">
            <text:p>Las aplicaciones como esa existen, falta más innovación o especificidad sobre innovación para saber que el producto es innovador. Son 3 ideas faltan 2</text:p>
          </table:table-cell>
          <table:table-cell table:style-name="ce1" office:value-type="float" office:value="256187" calcext:value-type="float">
            <text:p>25618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55242" calcext:value-type="float">
            <text:p>155242</text:p>
          </table:table-cell>
          <table:table-cell table:style-name="ce1" office:value-type="string" calcext:value-type="string">
            <text:p>Buen trabajo. a pesar de tener otras obligaciones</text:p>
          </table:table-cell>
          <table:table-cell table:style-name="ce1" office:value-type="float" office:value="155242" calcext:value-type="float">
            <text:p>15524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4213" calcext:value-type="float">
            <text:p>344213</text:p>
          </table:table-cell>
          <table:table-cell table:style-name="ce7" office:value-type="string" calcext:value-type="string">
            <text:p>La presentación de la información contiene demasiado texto, se podría haber centrado en un solo tema -oferta o demanda-; o a su vez, hablar del punto de equilibrio y relacionar de manera mas puntual cada concepto. Existe una mezcla de demasiados colores y sobremontaje de imágenes. También se puede mejorar el orden. <text:s/></text:p>
          </table:table-cell>
          <table:table-cell table:style-name="ce1" office:value-type="float" office:value="344213" calcext:value-type="float">
            <text:p>34421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57070" calcext:value-type="float">
            <text:p>157070</text:p>
          </table:table-cell>
          <table:table-cell table:style-name="ce1" office:value-type="string" calcext:value-type="string">
            <text:p>Buenas tardes estimado,</text:p>
            <text:p>Buen trabajo </text:p>
          </table:table-cell>
          <table:table-cell table:style-name="ce1" office:value-type="float" office:value="157070" calcext:value-type="float">
            <text:p>15707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5310" calcext:value-type="float">
            <text:p>655310</text:p>
          </table:table-cell>
          <table:table-cell table:style-name="ce1" office:value-type="string" calcext:value-type="string">
            <text:p>muy bien compañera</text:p>
          </table:table-cell>
          <table:table-cell table:style-name="ce1" office:value-type="float" office:value="655310" calcext:value-type="float">
            <text:p>65531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7693" calcext:value-type="float">
            <text:p>597693</text:p>
          </table:table-cell>
          <table:table-cell table:style-name="ce1" office:value-type="string" calcext:value-type="string">
            <text:p>Excelente trabajo.</text:p>
          </table:table-cell>
          <table:table-cell table:style-name="ce1" office:value-type="float" office:value="597693" calcext:value-type="float">
            <text:p>59769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711" calcext:value-type="float">
            <text:p>26711</text:p>
          </table:table-cell>
          <table:table-cell table:style-name="ce1" office:value-type="string" calcext:value-type="string">
            <text:p>Faltó formato de infografía en su presentación, la acumulación de caracteres altera la observación del contenido, causando impacto visual, volviendo no atractivo para la lectura en redes o lectura digital.</text:p>
          </table:table-cell>
          <table:table-cell table:style-name="ce1" office:value-type="float" office:value="26711" calcext:value-type="float">
            <text:p>2671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8600" calcext:value-type="float">
            <text:p>88600</text:p>
          </table:table-cell>
          <table:table-cell table:style-name="ce1" office:value-type="string" calcext:value-type="string">
            <text:p>Como tal la falta de comunicación es el tema principal de los conflictos</text:p>
          </table:table-cell>
          <table:table-cell table:style-name="ce1" office:value-type="float" office:value="88600" calcext:value-type="float">
            <text:p>8860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55316" calcext:value-type="float">
            <text:p>455316</text:p>
          </table:table-cell>
          <table:table-cell table:style-name="ce1" office:value-type="string" calcext:value-type="string">
            <text:p>No presenta bibliografía</text:p>
          </table:table-cell>
          <table:table-cell table:style-name="ce1" office:value-type="float" office:value="455316" calcext:value-type="float">
            <text:p>45531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23948" calcext:value-type="float">
            <text:p>623948</text:p>
          </table:table-cell>
          <table:table-cell table:style-name="ce1" office:value-type="string" calcext:value-type="string">
            <text:p>Mejorar tu dedicación.</text:p>
          </table:table-cell>
          <table:table-cell table:style-name="ce1" office:value-type="float" office:value="623948" calcext:value-type="float">
            <text:p>62394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9941" calcext:value-type="float">
            <text:p>209941</text:p>
          </table:table-cell>
          <table:table-cell table:style-name="ce1" office:value-type="string" calcext:value-type="string">
            <text:p>Falta la conclusión.</text:p>
          </table:table-cell>
          <table:table-cell table:style-name="ce1" office:value-type="float" office:value="209941" calcext:value-type="float">
            <text:p>20994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88734" calcext:value-type="float">
            <text:p>88734</text:p>
          </table:table-cell>
          <table:table-cell table:style-name="ce1" office:value-type="string" calcext:value-type="string">
            <text:p>Después de todo, si detalla como seria una buena forma de comunicación lo cuál es la respuesta adecuada.</text:p>
          </table:table-cell>
          <table:table-cell table:style-name="ce1" office:value-type="float" office:value="88734" calcext:value-type="float">
            <text:p>887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3955" calcext:value-type="float">
            <text:p>623955</text:p>
          </table:table-cell>
          <table:table-cell table:style-name="ce1" office:value-type="string" calcext:value-type="string">
            <text:p>Buen trabajo</text:p>
          </table:table-cell>
          <table:table-cell table:style-name="ce1" office:value-type="float" office:value="623955" calcext:value-type="float">
            <text:p>6239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0373" calcext:value-type="float">
            <text:p>420373</text:p>
          </table:table-cell>
          <table:table-cell table:style-name="ce1" office:value-type="string" calcext:value-type="string">
            <text:p>Muy bien explicado cada uno de los puntos pedidos para la infografía de huella de agua</text:p>
          </table:table-cell>
          <table:table-cell table:style-name="ce1" office:value-type="float" office:value="420373" calcext:value-type="float">
            <text:p>4203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2798" calcext:value-type="float">
            <text:p>372798</text:p>
          </table:table-cell>
          <table:table-cell table:style-name="ce1" office:value-type="string" calcext:value-type="string">
            <text:p>Excelente.</text:p>
          </table:table-cell>
          <table:table-cell table:style-name="ce1" office:value-type="float" office:value="372798" calcext:value-type="float">
            <text:p>3727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1435" calcext:value-type="float">
            <text:p>121435</text:p>
          </table:table-cell>
          <table:table-cell table:style-name="ce7" office:value-type="string" calcext:value-type="string">
            <text:p>Se sugiere que en la pregunta 2 se aumentaran opciones como 3 y 5 puertas ya que deja al cliente sin saber que responder si necesitara de 3 o 5 puertas.</text:p>
          </table:table-cell>
          <table:table-cell table:style-name="ce1" office:value-type="float" office:value="121435" calcext:value-type="float">
            <text:p>12143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91558" calcext:value-type="float">
            <text:p>391558</text:p>
          </table:table-cell>
          <table:table-cell table:style-name="ce1" office:value-type="string" calcext:value-type="string">
            <text:p>BUEN TRABAJO</text:p>
          </table:table-cell>
          <table:table-cell table:style-name="ce1" office:value-type="float" office:value="391558" calcext:value-type="float">
            <text:p>39155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1697" calcext:value-type="float">
            <text:p>291697</text:p>
          </table:table-cell>
          <table:table-cell table:style-name="ce1" office:value-type="string" calcext:value-type="string">
            <text:p>No describe una forma para mejorar la comunicación las cuales se han descrito en los módulos</text:p>
            <text:p>Existe una buena relación más no una buena comunicación por algo solicitan mediación</text:p>
            <text:p>No determina afectación de las partes claramente, los problemas que describe no son los añadidos, esos serian los principales </text:p>
          </table:table-cell>
          <table:table-cell table:style-name="ce1" office:value-type="float" office:value="291697" calcext:value-type="float">
            <text:p>29169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89059" calcext:value-type="float">
            <text:p>189059</text:p>
          </table:table-cell>
          <table:table-cell table:style-name="ce1" office:value-type="string" calcext:value-type="string">
            <text:p>No sé específico la línea de tiempo</text:p>
          </table:table-cell>
          <table:table-cell table:style-name="ce1" office:value-type="float" office:value="189059" calcext:value-type="float">
            <text:p>18905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49055" calcext:value-type="float">
            <text:p>249055</text:p>
          </table:table-cell>
          <table:table-cell table:style-name="ce1" office:value-type="string" calcext:value-type="string">
            <text:p>No está clara la información</text:p>
          </table:table-cell>
          <table:table-cell table:style-name="ce1" office:value-type="float" office:value="249055" calcext:value-type="float">
            <text:p>24905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4463" calcext:value-type="float">
            <text:p>254463</text:p>
          </table:table-cell>
          <table:table-cell table:style-name="ce1" office:value-type="string" calcext:value-type="string">
            <text:p>El contenido básico es notable tan solo debe limitarse a los requerimientos.</text:p>
          </table:table-cell>
          <table:table-cell table:style-name="ce1" office:value-type="float" office:value="254463" calcext:value-type="float">
            <text:p>25446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7910" calcext:value-type="float">
            <text:p>557910</text:p>
          </table:table-cell>
          <table:table-cell table:style-name="ce1" office:value-type="float" office:value="10" calcext:value-type="float">
            <text:p>10</text:p>
          </table:table-cell>
          <table:table-cell table:style-name="ce1" office:value-type="float" office:value="557910" calcext:value-type="float">
            <text:p>55791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63234" calcext:value-type="float">
            <text:p>263234</text:p>
          </table:table-cell>
          <table:table-cell table:style-name="ce1" office:value-type="string" calcext:value-type="string">
            <text:p>WHAT ASPECTS OF THIS RESPONSE STOOD OUT TO YOU? Negocio muy atractivo para cualquier persona con buen capital y puede crear una competencia muy fuerte</text:p>
            <text:p>WHAT DID IT DO WELL?  Poco capital para publicidad y mercadeo</text:p>
            <text:p>HOW COULD IT IMPROVE? (Plan Estratégico)</text:p>
          </table:table-cell>
          <table:table-cell table:style-name="ce1" office:value-type="float" office:value="263234" calcext:value-type="float">
            <text:p>26323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9728" calcext:value-type="float">
            <text:p>49728</text:p>
          </table:table-cell>
          <table:table-cell table:style-name="ce1" office:value-type="string" calcext:value-type="string">
            <text:p>Muy bien, las respuesta son claras y precisas. Siga adelante. </text:p>
          </table:table-cell>
          <table:table-cell table:style-name="ce1" office:value-type="float" office:value="49728" calcext:value-type="float">
            <text:p>497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2172" calcext:value-type="float">
            <text:p>562172</text:p>
          </table:table-cell>
          <table:table-cell table:style-name="ce1" office:value-type="string" calcext:value-type="string">
            <text:p>El aspecto que me llamo la atención fue el dibujo de la Istografia. </text:p>
            <text:p>Puede mejorar màs la explicación. </text:p>
          </table:table-cell>
          <table:table-cell table:style-name="ce1" office:value-type="float" office:value="562172" calcext:value-type="float">
            <text:p>56217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62508" calcext:value-type="float">
            <text:p>262508</text:p>
          </table:table-cell>
          <table:table-cell table:style-name="ce1" office:value-type="string" calcext:value-type="string">
            <text:p>bien esta el trabajo</text:p>
          </table:table-cell>
          <table:table-cell table:style-name="ce1" office:value-type="float" office:value="262508" calcext:value-type="float">
            <text:p>26250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0966" calcext:value-type="float">
            <text:p>520966</text:p>
          </table:table-cell>
          <table:table-cell table:style-name="ce1" office:value-type="string" calcext:value-type="string">
            <text:p>buen trabajo</text:p>
          </table:table-cell>
          <table:table-cell table:style-name="ce1" office:value-type="float" office:value="520966" calcext:value-type="float">
            <text:p>5209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4007" calcext:value-type="float">
            <text:p>154007</text:p>
          </table:table-cell>
          <table:table-cell table:style-name="ce1" office:value-type="string" calcext:value-type="string">
            <text:p>No realiza el cuestionario</text:p>
          </table:table-cell>
          <table:table-cell table:style-name="ce1" office:value-type="float" office:value="154007" calcext:value-type="float">
            <text:p>15400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37121" calcext:value-type="float">
            <text:p>337121</text:p>
          </table:table-cell>
          <table:table-cell table:style-name="ce1" office:value-type="string" calcext:value-type="string">
            <text:p>La respuesta de la compañera está casi completa, le falto poner sugerencias, tips o sugerencias</text:p>
          </table:table-cell>
          <table:table-cell table:style-name="ce1" office:value-type="float" office:value="337121" calcext:value-type="float">
            <text:p>33712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54925" calcext:value-type="float">
            <text:p>154925</text:p>
          </table:table-cell>
          <table:table-cell table:style-name="ce1" office:value-type="string" calcext:value-type="string">
            <text:p>necesita hacer mas legible el archivo</text:p>
          </table:table-cell>
          <table:table-cell table:style-name="ce1" office:value-type="float" office:value="154925" calcext:value-type="float">
            <text:p>15492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8034" calcext:value-type="float">
            <text:p>38034</text:p>
          </table:table-cell>
          <table:table-cell table:style-name="ce1" office:value-type="string" calcext:value-type="string">
            <text:p>Me ha servido de mucho la información que ha consignado el compañero.</text:p>
          </table:table-cell>
          <table:table-cell table:style-name="ce1" office:value-type="float" office:value="38034" calcext:value-type="float">
            <text:p>380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4152" calcext:value-type="float">
            <text:p>104152</text:p>
          </table:table-cell>
          <table:table-cell table:style-name="ce1" office:value-type="string" calcext:value-type="string">
            <text:p>El trabajo tiene mucha información actualizada y cada una tiene su pagina web.... buena trabajo.</text:p>
          </table:table-cell>
          <table:table-cell table:style-name="ce1" office:value-type="float" office:value="104152" calcext:value-type="float">
            <text:p>10415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0275" calcext:value-type="float">
            <text:p>410275</text:p>
          </table:table-cell>
          <table:table-cell table:style-name="ce1" office:value-type="string" calcext:value-type="string">
            <text:p>Sólo aparece un título y nada más.</text:p>
          </table:table-cell>
          <table:table-cell table:style-name="ce1" office:value-type="float" office:value="410275" calcext:value-type="float">
            <text:p>41027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06684" calcext:value-type="float">
            <text:p>606684</text:p>
          </table:table-cell>
          <table:table-cell table:style-name="ce1" office:value-type="string" calcext:value-type="string">
            <text:p>Muy bien</text:p>
          </table:table-cell>
          <table:table-cell table:style-name="ce1" office:value-type="float" office:value="606684" calcext:value-type="float">
            <text:p>6066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9870" calcext:value-type="float">
            <text:p>559870</text:p>
          </table:table-cell>
          <table:table-cell table:style-name="ce1" office:value-type="string" calcext:value-type="string">
            <text:p>Felicidades por tu trabajo</text:p>
          </table:table-cell>
          <table:table-cell table:style-name="ce1" office:value-type="float" office:value="559870" calcext:value-type="float">
            <text:p>55987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4096" calcext:value-type="float">
            <text:p>84096</text:p>
          </table:table-cell>
          <table:table-cell table:style-name="ce7" office:value-type="string" calcext:value-type="string">
            <text:p>Mejoraría la explicación, un texto mas explicativo.</text:p>
          </table:table-cell>
          <table:table-cell table:style-name="ce1" office:value-type="float" office:value="84096" calcext:value-type="float">
            <text:p>8409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65297" calcext:value-type="float">
            <text:p>165297</text:p>
          </table:table-cell>
          <table:table-cell table:style-name="ce7" office:value-type="string" calcext:value-type="string">
            <text:p>Leer con atención las instrucciones dadas para cada reto y así saber que se debe hacer, si se tiene dudas aun, usar el internet para investigar en fuentes confiables todas las dudas que surjan, eso es el autoaprendizaje sean más proactivos </text:p>
          </table:table-cell>
          <table:table-cell table:style-name="ce1" office:value-type="float" office:value="165297" calcext:value-type="float">
            <text:p>16529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1479" calcext:value-type="float">
            <text:p>251479</text:p>
          </table:table-cell>
          <table:table-cell table:style-name="ce1" office:value-type="string" calcext:value-type="string">
            <text:p>Nunca solicitaron misión ni visión. Ser más claros en las consignas</text:p>
          </table:table-cell>
          <table:table-cell table:style-name="ce1" office:value-type="float" office:value="251479" calcext:value-type="float">
            <text:p>25147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41049" calcext:value-type="float">
            <text:p>341049</text:p>
          </table:table-cell>
          <table:table-cell table:style-name="ce7" office:value-type="string" calcext:value-type="string">
            <text:p>Super chevere su trabajo compañero Andre y muy oportuno compartir el link para que todo sea nítido!!! Le felicito, suerte a ud tambien!!</text:p>
          </table:table-cell>
          <table:table-cell table:style-name="ce1" office:value-type="float" office:value="341049" calcext:value-type="float">
            <text:p>3410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8658" calcext:value-type="float">
            <text:p>178658</text:p>
          </table:table-cell>
          <table:table-cell table:style-name="ce7" office:value-type="string" calcext:value-type="string">
            <text:p>El dibujo está bien detallado y la descripción tiene casi todas las organelas sobresalientes. Podría mejorar un poco la presentación de la función y comparación si lo hace de forma esquematizada para facilitar su lectura</text:p>
          </table:table-cell>
          <table:table-cell table:style-name="ce1" office:value-type="float" office:value="178658" calcext:value-type="float">
            <text:p>17865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94392" calcext:value-type="float">
            <text:p>394392</text:p>
          </table:table-cell>
          <table:table-cell table:style-name="ce1" office:value-type="string" calcext:value-type="string">
            <text:p>Un buen laudo arbitral debe ser debidamente motivado y fundamentado, solucionando el conflicto</text:p>
          </table:table-cell>
          <table:table-cell table:style-name="ce1" office:value-type="float" office:value="394392" calcext:value-type="float">
            <text:p>39439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52541" calcext:value-type="float">
            <text:p>152541</text:p>
          </table:table-cell>
          <table:table-cell table:style-name="ce1" office:value-type="string" calcext:value-type="string">
            <text:p>Muy bien.</text:p>
          </table:table-cell>
          <table:table-cell table:style-name="ce1" office:value-type="float" office:value="152541" calcext:value-type="float">
            <text:p>1525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5955" calcext:value-type="float">
            <text:p>545955</text:p>
          </table:table-cell>
          <table:table-cell table:style-name="ce1" office:value-type="string" calcext:value-type="string">
            <text:p>Felicitaciones por tu esfuerzo.</text:p>
          </table:table-cell>
          <table:table-cell table:style-name="ce1" office:value-type="float" office:value="545955" calcext:value-type="float">
            <text:p>5459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9580" calcext:value-type="float">
            <text:p>99580</text:p>
          </table:table-cell>
          <table:table-cell table:style-name="ce1" office:value-type="string" calcext:value-type="string">
            <text:p>10 PUNTOS</text:p>
          </table:table-cell>
          <table:table-cell table:style-name="ce1" office:value-type="float" office:value="99580" calcext:value-type="float">
            <text:p>9958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47694" calcext:value-type="float">
            <text:p>247694</text:p>
          </table:table-cell>
          <table:table-cell table:style-name="ce1" office:value-type="string" calcext:value-type="string">
            <text:p>Muy bueno, felicidades </text:p>
          </table:table-cell>
          <table:table-cell table:style-name="ce1" office:value-type="float" office:value="247694" calcext:value-type="float">
            <text:p>2476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9701" calcext:value-type="float">
            <text:p>189701</text:p>
          </table:table-cell>
          <table:table-cell table:style-name="ce1" office:value-type="string" calcext:value-type="string">
            <text:p>La solución debe ser puntual el fin, no el medio </text:p>
          </table:table-cell>
          <table:table-cell table:style-name="ce1" office:value-type="float" office:value="189701" calcext:value-type="float">
            <text:p>18970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31876" calcext:value-type="float">
            <text:p>431876</text:p>
          </table:table-cell>
          <table:table-cell table:style-name="ce1" office:value-type="string" calcext:value-type="string">
            <text:p>No se dispone de la infografía con la información solicitada</text:p>
          </table:table-cell>
          <table:table-cell table:style-name="ce1" office:value-type="float" office:value="431876" calcext:value-type="float">
            <text:p>43187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6623" calcext:value-type="float">
            <text:p>536623</text:p>
          </table:table-cell>
          <table:table-cell table:style-name="ce1" office:value-type="string" calcext:value-type="string">
            <text:p>Bien hecho el trabajo sigue así cumpliendo con su deberes</text:p>
          </table:table-cell>
          <table:table-cell table:style-name="ce1" office:value-type="float" office:value="536623" calcext:value-type="float">
            <text:p>5366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8687" calcext:value-type="float">
            <text:p>308687</text:p>
          </table:table-cell>
          <table:table-cell table:style-name="ce1" office:value-type="string" calcext:value-type="string">
            <text:p>Falta redactar mejor las respuestas , y sobre todo la redundancias que existen .</text:p>
          </table:table-cell>
          <table:table-cell table:style-name="ce1" office:value-type="float" office:value="308687" calcext:value-type="float">
            <text:p>30868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97794" calcext:value-type="float">
            <text:p>197794</text:p>
          </table:table-cell>
          <table:table-cell table:style-name="ce1" office:value-type="string" calcext:value-type="string">
            <text:p>Very good!</text:p>
          </table:table-cell>
          <table:table-cell table:style-name="ce1" office:value-type="float" office:value="197794" calcext:value-type="float">
            <text:p>19779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7526" calcext:value-type="float">
            <text:p>397526</text:p>
          </table:table-cell>
          <table:table-cell table:style-name="ce1" office:value-type="string" calcext:value-type="string">
            <text:p>Hola compañero creo que te  confundiste con lo solicitado </text:p>
            <text:p>pido que porfavor rebices lo que es Los Tipos de Departamentalizacion , El flujo de Comunicacion y El tipo de control ya que te estas centrando en temas diferentes </text:p>
            <text:p/>
          </table:table-cell>
          <table:table-cell table:style-name="ce1" office:value-type="float" office:value="397526" calcext:value-type="float">
            <text:p>39752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68684" calcext:value-type="float">
            <text:p>468684</text:p>
          </table:table-cell>
          <table:table-cell table:style-name="ce1" office:value-type="string" calcext:value-type="string">
            <text:p>excelente</text:p>
          </table:table-cell>
          <table:table-cell table:style-name="ce1" office:value-type="float" office:value="468684" calcext:value-type="float">
            <text:p>4686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7874" calcext:value-type="float">
            <text:p>567874</text:p>
          </table:table-cell>
          <table:table-cell table:style-name="ce1" office:value-type="string" calcext:value-type="string">
            <text:p>no se pudo visualizar, ninguno de los 3</text:p>
          </table:table-cell>
          <table:table-cell table:style-name="ce1" office:value-type="float" office:value="567874" calcext:value-type="float">
            <text:p>56787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7330" calcext:value-type="float">
            <text:p>207330</text:p>
          </table:table-cell>
          <table:table-cell table:style-name="ce1" office:value-type="string" calcext:value-type="string">
            <text:p>Quizás tuviste problemas al subir su trabajo, yo creo que debemos esforzarnos por aprender y aprovechar de lo que hoy en día nos brinda la tecnología.</text:p>
          </table:table-cell>
          <table:table-cell table:style-name="ce1" office:value-type="float" office:value="207330" calcext:value-type="float">
            <text:p>207330</text:p>
          </table:table-cell>
          <table:table-cell table:number-columns-repeated="1021"/>
        </table:table-row>
        <table:table-row table:style-name="ro1">
          <table:table-cell table:style-name="ce1" office:value-type="float" office:value="435229" calcext:value-type="float">
            <text:p>435229</text:p>
          </table:table-cell>
          <table:table-cell table:style-name="ce1" office:value-type="string" calcext:value-type="string">
            <text:p>buen trabajo</text:p>
          </table:table-cell>
          <table:table-cell table:style-name="ce1" office:value-type="float" office:value="435229" calcext:value-type="float">
            <text:p>4352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2968" calcext:value-type="float">
            <text:p>302968</text:p>
          </table:table-cell>
          <table:table-cell table:style-name="ce1" office:value-type="string" calcext:value-type="string">
            <text:p>En mi criterio puedo recomendar que se considere a los padres en las actividades.</text:p>
          </table:table-cell>
          <table:table-cell table:style-name="ce1" office:value-type="float" office:value="302968" calcext:value-type="float">
            <text:p>30296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47242" calcext:value-type="float">
            <text:p>147242</text:p>
          </table:table-cell>
          <table:table-cell table:style-name="ce1" office:value-type="string" calcext:value-type="string">
            <text:p>The theme includes all the information with their respective details</text:p>
          </table:table-cell>
          <table:table-cell table:style-name="ce1" office:value-type="float" office:value="147242" calcext:value-type="float">
            <text:p>14724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99811" calcext:value-type="float">
            <text:p>99811</text:p>
          </table:table-cell>
          <table:table-cell table:style-name="ce1" office:value-type="string" calcext:value-type="string">
            <text:p>Están bien ,solo un poquito de precisión falto</text:p>
          </table:table-cell>
          <table:table-cell table:style-name="ce1" office:value-type="float" office:value="99811" calcext:value-type="float">
            <text:p>9981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93561" calcext:value-type="float">
            <text:p>193561</text:p>
          </table:table-cell>
          <table:table-cell table:style-name="ce1" office:value-type="string" calcext:value-type="string">
            <text:p>Cumple lo que el reto pedia</text:p>
          </table:table-cell>
          <table:table-cell table:style-name="ce1" office:value-type="float" office:value="193561" calcext:value-type="float">
            <text:p>1935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2719" calcext:value-type="float">
            <text:p>582719</text:p>
          </table:table-cell>
          <table:table-cell table:style-name="ce1" office:value-type="string" calcext:value-type="string">
            <text:p>buen desarrollo</text:p>
          </table:table-cell>
          <table:table-cell table:style-name="ce1" office:value-type="float" office:value="582719" calcext:value-type="float">
            <text:p>5827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9453" calcext:value-type="float">
            <text:p>329453</text:p>
          </table:table-cell>
          <table:table-cell table:style-name="ce1" office:value-type="string" calcext:value-type="string">
            <text:p>no hay el trabajo</text:p>
          </table:table-cell>
          <table:table-cell table:style-name="ce1" office:value-type="float" office:value="329453" calcext:value-type="float">
            <text:p>32945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32" calcext:value-type="float">
            <text:p>6732</text:p>
          </table:table-cell>
          <table:table-cell table:style-name="ce1" office:value-type="string" calcext:value-type="string">
            <text:p>apjl</text:p>
          </table:table-cell>
          <table:table-cell table:style-name="ce1" office:value-type="float" office:value="6732" calcext:value-type="float">
            <text:p>673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31020" calcext:value-type="float">
            <text:p>631020</text:p>
          </table:table-cell>
          <table:table-cell table:style-name="ce7" office:value-type="string" calcext:value-type="string">
            <text:p>¿QUÉ ASPECTOS DE ESTA RESPUESTA DESTACARON PARA USTED? Bueno el aspecto que pude destacar es <text:s/>preciso señalar que el primero establece que la felicidad está relacionada con la virtud, es decir con la capacidad que tenemos de tener conciencia de los actos, y el segundo establece que la felicidad tiene su origen en las actividades humanas siendo estas las actividades racionales e intelectuales así tenemos que para los dos autores la felicidad:</text:p>
          </table:table-cell>
          <table:table-cell table:style-name="ce1" office:value-type="float" office:value="631020" calcext:value-type="float">
            <text:p>631020</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10377" calcext:value-type="float">
            <text:p>310377</text:p>
          </table:table-cell>
          <table:table-cell table:style-name="ce1" office:value-type="string" calcext:value-type="string">
            <text:p>BIEN</text:p>
          </table:table-cell>
          <table:table-cell table:style-name="ce1" office:value-type="float" office:value="310377" calcext:value-type="float">
            <text:p>3103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372" calcext:value-type="float">
            <text:p>25372</text:p>
          </table:table-cell>
          <table:table-cell table:style-name="ce1" office:value-type="string" calcext:value-type="string">
            <text:p>Buen trabajo.</text:p>
          </table:table-cell>
          <table:table-cell table:style-name="ce1" office:value-type="float" office:value="25372" calcext:value-type="float">
            <text:p>253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9927" calcext:value-type="float">
            <text:p>439927</text:p>
          </table:table-cell>
          <table:table-cell table:style-name="ce1" office:value-type="string" calcext:value-type="string">
            <text:p>La perfección, OLE</text:p>
          </table:table-cell>
          <table:table-cell table:style-name="ce1" office:value-type="float" office:value="439927" calcext:value-type="float">
            <text:p>4399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3449" calcext:value-type="float">
            <text:p>683449</text:p>
          </table:table-cell>
          <table:table-cell table:style-name="ce1" office:value-type="string" calcext:value-type="string">
            <text:p>excelente trabajo</text:p>
          </table:table-cell>
          <table:table-cell table:style-name="ce1" office:value-type="float" office:value="683449" calcext:value-type="float">
            <text:p>6834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3985" calcext:value-type="float">
            <text:p>203985</text:p>
          </table:table-cell>
          <table:table-cell table:style-name="ce1" office:value-type="string" calcext:value-type="string">
            <text:p>La comparacion es de todas las organelas de la celula. Saludos.</text:p>
          </table:table-cell>
          <table:table-cell table:style-name="ce1" office:value-type="float" office:value="203985" calcext:value-type="float">
            <text:p>20398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99238" calcext:value-type="float">
            <text:p>299238</text:p>
          </table:table-cell>
          <table:table-cell table:style-name="ce1" office:value-type="string" calcext:value-type="string">
            <text:p>BUEN TRABAJO</text:p>
          </table:table-cell>
          <table:table-cell table:style-name="ce1" office:value-type="float" office:value="299238" calcext:value-type="float">
            <text:p>2992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6524" calcext:value-type="float">
            <text:p>576524</text:p>
          </table:table-cell>
          <table:table-cell table:style-name="ce1" office:value-type="string" calcext:value-type="string">
            <text:p>No hay el documento</text:p>
          </table:table-cell>
          <table:table-cell table:style-name="ce1" office:value-type="float" office:value="576524" calcext:value-type="float">
            <text:p>57652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11384" calcext:value-type="float">
            <text:p>511384</text:p>
          </table:table-cell>
          <table:table-cell table:style-name="ce7" office:value-type="string" calcext:value-type="string">
            <text:p>Buenas tardes, </text:p>
            <text:p>Aunque no era necesario imágenes con el texto, el trabajo tiene un excelente presentación, por lo cual la felicito. Lo único que creo que falto fue un poco de originalidad, darle a la historia algo tono diferente porque esta situación es algo que se vive en la actualidad, entonces es una situación que muchos están viviendo. Pero en general es un buen trabajo. </text:p>
          </table:table-cell>
          <table:table-cell table:style-name="ce1" office:value-type="float" office:value="511384" calcext:value-type="float">
            <text:p>5113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7447" calcext:value-type="float">
            <text:p>657447</text:p>
          </table:table-cell>
          <table:table-cell table:style-name="ce1" office:value-type="string" calcext:value-type="string">
            <text:p>Muy bien...</text:p>
          </table:table-cell>
          <table:table-cell table:style-name="ce1" office:value-type="float" office:value="657447" calcext:value-type="float">
            <text:p>6574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4843" calcext:value-type="float">
            <text:p>374843</text:p>
          </table:table-cell>
          <table:table-cell table:style-name="ce7" office:value-type="string" calcext:value-type="string">
            <text:p>Debe desarrollar mas las respuestas, poner seriedad, no describe casi nada, y el laudo obviamente debe ser de derecho, ya que los pobladores del troncal previamente pusieron demandas en los tribunales de garantías, por lo cual conocen los derechos que pueden exigir, por ende nunca van a querer que el laudo sea de equidad</text:p>
          </table:table-cell>
          <table:table-cell table:style-name="ce1" office:value-type="float" office:value="374843" calcext:value-type="float">
            <text:p>37484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2296" calcext:value-type="float">
            <text:p>582296</text:p>
          </table:table-cell>
          <table:table-cell table:style-name="ce1" office:value-type="string" calcext:value-type="string">
            <text:p>Felicitaciones por su excelente laborioso trabajo.</text:p>
          </table:table-cell>
          <table:table-cell table:style-name="ce1" office:value-type="float" office:value="582296" calcext:value-type="float">
            <text:p>5822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3824" calcext:value-type="float">
            <text:p>123824</text:p>
          </table:table-cell>
          <table:table-cell table:style-name="ce1" office:value-type="string" calcext:value-type="string">
            <text:p>El formato de respuestas mejora la objetividad del cuestionario, considero que hay que mejorar en contenido, existen faltas de ortografía, las preguntas  2 y 6 no se comprenden.</text:p>
            <text:p>las demás preguntas están adecuadas.</text:p>
            <text:p/>
          </table:table-cell>
          <table:table-cell table:style-name="ce1" office:value-type="float" office:value="123824" calcext:value-type="float">
            <text:p>12382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29380" calcext:value-type="float">
            <text:p>429380</text:p>
          </table:table-cell>
          <table:table-cell table:style-name="ce1" office:value-type="string" calcext:value-type="string">
            <text:p>No tiene como respaldo bibliografías.</text:p>
          </table:table-cell>
          <table:table-cell table:style-name="ce1" office:value-type="float" office:value="429380" calcext:value-type="float">
            <text:p>42938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8001" calcext:value-type="float">
            <text:p>28001</text:p>
          </table:table-cell>
          <table:table-cell table:style-name="ce7" office:value-type="string" calcext:value-type="string">
            <text:p>La directriz de la profesora era realizar una infografía sobre 2 alimentos tradicionales o ancestrales de nuestra ciudad o región, no de dos platos típicos de las mismas; por tanto a pesar de que la creatividad y la organización del trabajo son propicias, el trabajo en sí, no es lo que se ha solicitado.</text:p>
          </table:table-cell>
          <table:table-cell table:style-name="ce1" office:value-type="float" office:value="28001" calcext:value-type="float">
            <text:p>2800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42147" calcext:value-type="float">
            <text:p>142147</text:p>
          </table:table-cell>
          <table:table-cell table:style-name="ce7" office:value-type="string" calcext:value-type="string">
            <text:p>en <text:s/>las respuestas sobre la fabrica <text:s/>el Humito el estudiante no logra <text:s/>reconocer o diferenciar muy bien entre la posición y los intereses de las partes.</text:p>
          </table:table-cell>
          <table:table-cell table:style-name="ce1" office:value-type="float" office:value="142147" calcext:value-type="float">
            <text:p>14214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7088" calcext:value-type="float">
            <text:p>677088</text:p>
          </table:table-cell>
          <table:table-cell table:style-name="ce1" office:value-type="string" calcext:value-type="string">
            <text:p>BIEN</text:p>
          </table:table-cell>
          <table:table-cell table:style-name="ce1" office:value-type="float" office:value="677088" calcext:value-type="float">
            <text:p>67708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3741" calcext:value-type="float">
            <text:p>183741</text:p>
          </table:table-cell>
          <table:table-cell table:style-name="ce7" office:value-type="string" calcext:value-type="string">
            <text:p>El escrito sea mas concreto y responda a la respuesta planteada, <text:s/>realizar las revisiones ortográficas, referencias, etc. de acuerdo a lo planteado. </text:p>
          </table:table-cell>
          <table:table-cell table:style-name="ce1" office:value-type="float" office:value="183741" calcext:value-type="float">
            <text:p>18374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6073" calcext:value-type="float">
            <text:p>56073</text:p>
          </table:table-cell>
          <table:table-cell table:style-name="ce1" office:value-type="string" calcext:value-type="string">
            <text:p>Esta bien definida y clara su exposición</text:p>
          </table:table-cell>
          <table:table-cell table:style-name="ce1" office:value-type="float" office:value="56073" calcext:value-type="float">
            <text:p>5607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2961" calcext:value-type="float">
            <text:p>472961</text:p>
          </table:table-cell>
          <table:table-cell table:style-name="ce1" office:value-type="string" calcext:value-type="string">
            <text:p>Excelente</text:p>
          </table:table-cell>
          <table:table-cell table:style-name="ce1" office:value-type="float" office:value="472961" calcext:value-type="float">
            <text:p>4729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277" calcext:value-type="float">
            <text:p>61277</text:p>
          </table:table-cell>
          <table:table-cell table:style-name="ce1" office:value-type="string" calcext:value-type="string">
            <text:p>un trabajo único y super detallista en cada cosa y cada palabra. éxitos</text:p>
          </table:table-cell>
          <table:table-cell table:style-name="ce1" office:value-type="float" office:value="61277" calcext:value-type="float">
            <text:p>612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5290" calcext:value-type="float">
            <text:p>85290</text:p>
          </table:table-cell>
          <table:table-cell table:style-name="ce1" office:value-type="string" calcext:value-type="string">
            <text:p>No está completo</text:p>
          </table:table-cell>
          <table:table-cell table:style-name="ce1" office:value-type="float" office:value="85290" calcext:value-type="float">
            <text:p>8529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84475" calcext:value-type="float">
            <text:p>284475</text:p>
          </table:table-cell>
          <table:table-cell table:style-name="ce1" office:value-type="string" calcext:value-type="string">
            <text:p>buen trabajo, esperando que los conocimientos adquiridos sean de ayuda personal</text:p>
          </table:table-cell>
          <table:table-cell table:style-name="ce1" office:value-type="float" office:value="284475" calcext:value-type="float">
            <text:p>2844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0222" calcext:value-type="float">
            <text:p>470222</text:p>
          </table:table-cell>
          <table:table-cell table:style-name="ce1" office:value-type="string" calcext:value-type="string">
            <text:p>SIGA APRENDIENDO, BENDICIONES</text:p>
          </table:table-cell>
          <table:table-cell table:style-name="ce1" office:value-type="float" office:value="470222" calcext:value-type="float">
            <text:p>47022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53969" calcext:value-type="float">
            <text:p>253969</text:p>
          </table:table-cell>
          <table:table-cell table:style-name="ce1" office:value-type="string" calcext:value-type="string">
            <text:p>Bien detallado</text:p>
          </table:table-cell>
          <table:table-cell table:style-name="ce1" office:value-type="float" office:value="253969" calcext:value-type="float">
            <text:p>25396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97650" calcext:value-type="float">
            <text:p>497650</text:p>
          </table:table-cell>
          <table:table-cell table:style-name="ce1" office:value-type="string" calcext:value-type="string">
            <text:p>No se habre el video. Se hizo la prueba en otros navegadores. <text:s/>Sale video no disponible.</text:p>
          </table:table-cell>
          <table:table-cell table:style-name="ce1" office:value-type="float" office:value="497650" calcext:value-type="float">
            <text:p>49765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3462" calcext:value-type="float">
            <text:p>23462</text:p>
          </table:table-cell>
          <table:table-cell table:style-name="ce1" office:value-type="string" calcext:value-type="string">
            <text:p>i</text:p>
          </table:table-cell>
          <table:table-cell table:style-name="ce1" office:value-type="float" office:value="23462" calcext:value-type="float">
            <text:p>23462</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96661" calcext:value-type="float">
            <text:p>396661</text:p>
          </table:table-cell>
          <table:table-cell table:style-name="ce1" office:value-type="string" calcext:value-type="string">
            <text:p>Very good</text:p>
          </table:table-cell>
          <table:table-cell table:style-name="ce1" office:value-type="float" office:value="396661" calcext:value-type="float">
            <text:p>3966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1385" calcext:value-type="float">
            <text:p>71385</text:p>
          </table:table-cell>
          <table:table-cell table:style-name="ce7" office:value-type="string" calcext:value-type="string">
            <text:p>En mi apreciación personal creo que la comprensión de lo revisado en los contenidos aún no está bien comprendida y no hay claridad en la redacción de las respuestas. Recomendaría que se revisen una vez más las lecturas, videos y presentación del curso. </text:p>
          </table:table-cell>
          <table:table-cell table:style-name="ce1" office:value-type="float" office:value="71385" calcext:value-type="float">
            <text:p>7138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35930" calcext:value-type="float">
            <text:p>335930</text:p>
          </table:table-cell>
          <table:table-cell table:style-name="ce1" office:value-type="string" calcext:value-type="string">
            <text:p>Muy bien.</text:p>
          </table:table-cell>
          <table:table-cell table:style-name="ce1" office:value-type="float" office:value="335930" calcext:value-type="float">
            <text:p>3359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9226" calcext:value-type="float">
            <text:p>439226</text:p>
          </table:table-cell>
          <table:table-cell table:style-name="ce1" office:value-type="string" calcext:value-type="string">
            <text:p>No existe imagen para visualizar y realizar la revisión, solamente aparece el texto </text:p>
            <text:p/>
            <text:p> ENTREGA DE MI TRABAJO DEL RETO 2</text:p>
            <text:p>TATIANA CALLE</text:p>
          </table:table-cell>
          <table:table-cell table:style-name="ce1" office:value-type="float" office:value="439226" calcext:value-type="float">
            <text:p>43922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19503" calcext:value-type="float">
            <text:p>519503</text:p>
          </table:table-cell>
          <table:table-cell table:style-name="ce1" office:value-type="string" calcext:value-type="string">
            <text:p>Le falta el cuadro</text:p>
          </table:table-cell>
          <table:table-cell table:style-name="ce1" office:value-type="float" office:value="519503" calcext:value-type="float">
            <text:p>51950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77462" calcext:value-type="float">
            <text:p>677462</text:p>
          </table:table-cell>
          <table:table-cell table:style-name="ce1" office:value-type="string" calcext:value-type="string">
            <text:p>Se podría mejorar un poco la presentación del trabajo.</text:p>
          </table:table-cell>
          <table:table-cell table:style-name="ce1" office:value-type="float" office:value="677462" calcext:value-type="float">
            <text:p>67746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7076" calcext:value-type="float">
            <text:p>257076</text:p>
          </table:table-cell>
          <table:table-cell table:style-name="ce1" office:value-type="string" calcext:value-type="string">
            <text:p>Debía colocar al menos 3 oportunidades o necesidades del producto endémico.</text:p>
          </table:table-cell>
          <table:table-cell table:style-name="ce1" office:value-type="float" office:value="257076" calcext:value-type="float">
            <text:p>257076</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48555" calcext:value-type="float">
            <text:p>148555</text:p>
          </table:table-cell>
          <table:table-cell table:style-name="ce1" office:value-type="string" calcext:value-type="string">
            <text:p>Buen trabajo... Felicitaciones!</text:p>
          </table:table-cell>
          <table:table-cell table:style-name="ce1" office:value-type="float" office:value="148555" calcext:value-type="float">
            <text:p>1485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3246" calcext:value-type="float">
            <text:p>543246</text:p>
          </table:table-cell>
          <table:table-cell table:style-name="ce1" office:value-type="string" calcext:value-type="string">
            <text:p>Interesante, el percatarnos que anhelamos ser europeos, y despreciamos ser mestizos.</text:p>
          </table:table-cell>
          <table:table-cell table:style-name="ce1" office:value-type="float" office:value="543246" calcext:value-type="float">
            <text:p>543246</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37172" calcext:value-type="float">
            <text:p>237172</text:p>
          </table:table-cell>
          <table:table-cell table:style-name="ce1" office:value-type="string" calcext:value-type="string">
            <text:p>Bueno</text:p>
          </table:table-cell>
          <table:table-cell table:style-name="ce1" office:value-type="float" office:value="237172" calcext:value-type="float">
            <text:p>2371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6977" calcext:value-type="float">
            <text:p>546977</text:p>
          </table:table-cell>
          <table:table-cell table:style-name="ce1" office:value-type="string" calcext:value-type="string">
            <text:p>Habría que establecer por cuánto tiempo se debe tomar la medicina.</text:p>
          </table:table-cell>
          <table:table-cell table:style-name="ce1" office:value-type="float" office:value="546977" calcext:value-type="float">
            <text:p>54697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89121" calcext:value-type="float">
            <text:p>389121</text:p>
          </table:table-cell>
          <table:table-cell table:style-name="ce5" office:value-type="date" office:date-value="2021-10-10" calcext:value-type="date">
            <text:p>10/10</text:p>
          </table:table-cell>
          <table:table-cell table:style-name="ce1" office:value-type="float" office:value="389121" calcext:value-type="float">
            <text:p>38912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140403" calcext:value-type="float">
            <text:p>140403</text:p>
          </table:table-cell>
          <table:table-cell table:style-name="ce1" office:value-type="string" calcext:value-type="string">
            <text:p>En el texto se requiere signos de puntuación entre una y otra expresión.</text:p>
          </table:table-cell>
          <table:table-cell table:style-name="ce1" office:value-type="float" office:value="140403" calcext:value-type="float">
            <text:p>14040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92438" calcext:value-type="float">
            <text:p>492438</text:p>
          </table:table-cell>
          <table:table-cell table:style-name="ce1" office:value-type="string" calcext:value-type="string">
            <text:p>muy bien</text:p>
          </table:table-cell>
          <table:table-cell table:style-name="ce1" office:value-type="float" office:value="492438" calcext:value-type="float">
            <text:p>4924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9980" calcext:value-type="float">
            <text:p>189980</text:p>
          </table:table-cell>
          <table:table-cell table:style-name="ce1" office:value-type="string" calcext:value-type="string">
            <text:p>le falta mas información y los colores usados no tiene contraste con el fondo y no es tan legible</text:p>
          </table:table-cell>
          <table:table-cell table:style-name="ce1" office:value-type="float" office:value="189980" calcext:value-type="float">
            <text:p>18998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27153" calcext:value-type="float">
            <text:p>127153</text:p>
          </table:table-cell>
          <table:table-cell table:style-name="ce1" office:value-type="string" calcext:value-type="string">
            <text:p>Sugiero que se empiece a usar un lenguaje más académico y no tan coloquial. Aunque las respuestas están correctas.</text:p>
          </table:table-cell>
          <table:table-cell table:style-name="ce1" office:value-type="float" office:value="127153" calcext:value-type="float">
            <text:p>12715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40853" calcext:value-type="float">
            <text:p>340853</text:p>
          </table:table-cell>
          <table:table-cell table:style-name="ce1" office:value-type="string" calcext:value-type="string">
            <text:p>¡Ánimo! Buen trabajo.</text:p>
          </table:table-cell>
          <table:table-cell table:style-name="ce1" office:value-type="float" office:value="340853" calcext:value-type="float">
            <text:p>3408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5916" calcext:value-type="float">
            <text:p>315916</text:p>
          </table:table-cell>
          <table:table-cell table:style-name="ce1" office:value-type="string" calcext:value-type="string">
            <text:p>muy bien</text:p>
          </table:table-cell>
          <table:table-cell table:style-name="ce1" office:value-type="float" office:value="315916" calcext:value-type="float">
            <text:p>3159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968" calcext:value-type="float">
            <text:p>67968</text:p>
          </table:table-cell>
          <table:table-cell table:style-name="ce1" office:value-type="string" calcext:value-type="string">
            <text:p>.</text:p>
          </table:table-cell>
          <table:table-cell table:style-name="ce1" office:value-type="float" office:value="67968" calcext:value-type="float">
            <text:p>6796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20257" calcext:value-type="float">
            <text:p>220257</text:p>
          </table:table-cell>
          <table:table-cell table:style-name="ce1" office:value-type="string" calcext:value-type="string">
            <text:p>Considero que si incluyó la información adecuada en base a los datos entregados.</text:p>
          </table:table-cell>
          <table:table-cell table:style-name="ce1" office:value-type="float" office:value="220257" calcext:value-type="float">
            <text:p>2202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05367" calcext:value-type="float">
            <text:p>105367</text:p>
          </table:table-cell>
          <table:table-cell table:style-name="ce1" office:value-type="string" calcext:value-type="string">
            <text:p>ninguna</text:p>
          </table:table-cell>
          <table:table-cell table:style-name="ce1" office:value-type="float" office:value="105367" calcext:value-type="float">
            <text:p>10536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93452" calcext:value-type="float">
            <text:p>493452</text:p>
          </table:table-cell>
          <table:table-cell table:style-name="ce1" office:value-type="string" calcext:value-type="string">
            <text:p>no me llamo la atención este trabajo</text:p>
          </table:table-cell>
          <table:table-cell table:style-name="ce1" office:value-type="float" office:value="493452" calcext:value-type="float">
            <text:p>49345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3465" calcext:value-type="float">
            <text:p>613465</text:p>
          </table:table-cell>
          <table:table-cell table:style-name="ce1" office:value-type="string" calcext:value-type="string">
            <text:p>muy Útil la información que nos presenta felicidades</text:p>
          </table:table-cell>
          <table:table-cell table:style-name="ce1" office:value-type="float" office:value="613465" calcext:value-type="float">
            <text:p>61346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885" calcext:value-type="float">
            <text:p>13885</text:p>
          </table:table-cell>
          <table:table-cell table:style-name="ce1" office:value-type="string" calcext:value-type="string">
            <text:p>Felicidades.. buen trabajo</text:p>
          </table:table-cell>
          <table:table-cell table:style-name="ce1" office:value-type="float" office:value="13885" calcext:value-type="float">
            <text:p>138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8913" calcext:value-type="float">
            <text:p>228913</text:p>
          </table:table-cell>
          <table:table-cell table:style-name="ce1" office:value-type="string" calcext:value-type="string">
            <text:p>Felicidades, buen trabajo :D</text:p>
          </table:table-cell>
          <table:table-cell table:style-name="ce1" office:value-type="float" office:value="228913" calcext:value-type="float">
            <text:p>22891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4991" calcext:value-type="float">
            <text:p>624991</text:p>
          </table:table-cell>
          <table:table-cell table:style-name="ce1" office:value-type="string" calcext:value-type="string">
            <text:p>Buen trabajo.</text:p>
          </table:table-cell>
          <table:table-cell table:style-name="ce1" office:value-type="float" office:value="624991" calcext:value-type="float">
            <text:p>6249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2281" calcext:value-type="float">
            <text:p>402281</text:p>
          </table:table-cell>
          <table:table-cell table:style-name="ce1" office:value-type="string" calcext:value-type="string">
            <text:p>muy bien</text:p>
          </table:table-cell>
          <table:table-cell table:style-name="ce1" office:value-type="float" office:value="402281" calcext:value-type="float">
            <text:p>40228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6011" calcext:value-type="float">
            <text:p>526011</text:p>
          </table:table-cell>
          <table:table-cell table:style-name="ce1" office:value-type="string" calcext:value-type="string">
            <text:p>Todo Excelente</text:p>
          </table:table-cell>
          <table:table-cell table:style-name="ce1" office:value-type="float" office:value="526011" calcext:value-type="float">
            <text:p>5260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2409" calcext:value-type="float">
            <text:p>452409</text:p>
          </table:table-cell>
          <table:table-cell table:style-name="ce1" office:value-type="string" calcext:value-type="string">
            <text:p>No hay ninguna presentación</text:p>
          </table:table-cell>
          <table:table-cell table:style-name="ce1" office:value-type="float" office:value="452409" calcext:value-type="float">
            <text:p>45240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09564" calcext:value-type="float">
            <text:p>109564</text:p>
          </table:table-cell>
          <table:table-cell table:style-name="ce1" office:value-type="string" calcext:value-type="string">
            <text:p>Felicidades SALUDOS desde el TENA-NAPO</text:p>
          </table:table-cell>
          <table:table-cell table:style-name="ce1" office:value-type="float" office:value="109564" calcext:value-type="float">
            <text:p>1095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0075" calcext:value-type="float">
            <text:p>460075</text:p>
          </table:table-cell>
          <table:table-cell table:style-name="ce1" office:value-type="string" calcext:value-type="string">
            <text:p>Muy bieeeeeen</text:p>
          </table:table-cell>
          <table:table-cell table:style-name="ce1" office:value-type="float" office:value="460075" calcext:value-type="float">
            <text:p>46007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09762" calcext:value-type="float">
            <text:p>309762</text:p>
          </table:table-cell>
          <table:table-cell table:style-name="ce1" office:value-type="string" calcext:value-type="string">
            <text:p>No puedo calificarle porque no hay la imagen del trabajo. Sele olvido adjuntar el trabajo. Saludos.</text:p>
          </table:table-cell>
          <table:table-cell table:style-name="ce1" office:value-type="float" office:value="309762" calcext:value-type="float">
            <text:p>30976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11344" calcext:value-type="float">
            <text:p>611344</text:p>
          </table:table-cell>
          <table:table-cell table:style-name="ce1" office:value-type="string" calcext:value-type="string">
            <text:p>15/15</text:p>
          </table:table-cell>
          <table:table-cell table:style-name="ce1" office:value-type="float" office:value="611344" calcext:value-type="float">
            <text:p>611344</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65722" calcext:value-type="float">
            <text:p>465722</text:p>
          </table:table-cell>
          <table:table-cell table:style-name="ce1" office:value-type="string" calcext:value-type="string">
            <text:p>Excelente!</text:p>
          </table:table-cell>
          <table:table-cell table:style-name="ce1" office:value-type="float" office:value="465722" calcext:value-type="float">
            <text:p>46572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2867" calcext:value-type="float">
            <text:p>372867</text:p>
          </table:table-cell>
          <table:table-cell table:style-name="ce1" office:value-type="string" calcext:value-type="string">
            <text:p>Excelente trabajo,</text:p>
            <text:p/>
            <text:p>Éxitos en el curso...</text:p>
          </table:table-cell>
          <table:table-cell table:style-name="ce1" office:value-type="float" office:value="372867" calcext:value-type="float">
            <text:p>3728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9385" calcext:value-type="float">
            <text:p>639385</text:p>
          </table:table-cell>
          <table:table-cell table:style-name="ce1" office:value-type="string" calcext:value-type="string">
            <text:p>Felicidades</text:p>
          </table:table-cell>
          <table:table-cell table:style-name="ce1" office:value-type="float" office:value="639385" calcext:value-type="float">
            <text:p>63938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306" calcext:value-type="float">
            <text:p>27306</text:p>
          </table:table-cell>
          <table:table-cell table:style-name="ce1" office:value-type="string" calcext:value-type="string">
            <text:p>Buen Trabajo.</text:p>
          </table:table-cell>
          <table:table-cell table:style-name="ce1" office:value-type="float" office:value="27306" calcext:value-type="float">
            <text:p>273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1943" calcext:value-type="float">
            <text:p>381943</text:p>
          </table:table-cell>
          <table:table-cell table:style-name="ce1" office:value-type="string" calcext:value-type="string">
            <text:p>excelente</text:p>
          </table:table-cell>
          <table:table-cell table:style-name="ce1" office:value-type="float" office:value="381943" calcext:value-type="float">
            <text:p>38194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6157" calcext:value-type="float">
            <text:p>596157</text:p>
          </table:table-cell>
          <table:table-cell table:style-name="ce7" office:value-type="string" calcext:value-type="string">
            <text:p>Considero se revise nuevamente el contenido de la semana 2 sobre la higiene de los alimentos, puesto que no cumple con las especificaciones indicadas para el reto 1. La infografía no contenía faltas ortográficas, sin embargo no menciona nada sobre las enfermedades transmitidas por los alimentos. </text:p>
          </table:table-cell>
          <table:table-cell table:style-name="ce1" office:value-type="float" office:value="596157" calcext:value-type="float">
            <text:p>59615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91649" calcext:value-type="float">
            <text:p>491649</text:p>
          </table:table-cell>
          <table:table-cell table:style-name="ce1" office:value-type="string" calcext:value-type="string">
            <text:p>BUEN TRABAJO</text:p>
          </table:table-cell>
          <table:table-cell table:style-name="ce1" office:value-type="float" office:value="491649" calcext:value-type="float">
            <text:p>4916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87653" calcext:value-type="float">
            <text:p>287653</text:p>
          </table:table-cell>
          <table:table-cell table:style-name="ce1" office:value-type="string" calcext:value-type="string">
            <text:p>Es una respuesta mediocre que no tiene fundamento ya que no da ni </text:p>
            <text:p>Ninguna solución de mediación no llegan a un acuerdo. Usted como.mediador seria mediocre.  </text:p>
          </table:table-cell>
          <table:table-cell table:style-name="ce1" office:value-type="float" office:value="287653" calcext:value-type="float">
            <text:p>28765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85046" calcext:value-type="float">
            <text:p>385046</text:p>
          </table:table-cell>
          <table:table-cell table:style-name="ce1" office:value-type="string" calcext:value-type="string">
            <text:p>Estoy de acuerdo con el desarrollo de la actividad</text:p>
          </table:table-cell>
          <table:table-cell table:style-name="ce1" office:value-type="float" office:value="385046" calcext:value-type="float">
            <text:p>3850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920" calcext:value-type="float">
            <text:p>16920</text:p>
          </table:table-cell>
          <table:table-cell table:style-name="ce1" office:value-type="string" calcext:value-type="string">
            <text:p>MUY BIEN</text:p>
          </table:table-cell>
          <table:table-cell table:style-name="ce1" office:value-type="float" office:value="16920" calcext:value-type="float">
            <text:p>169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06379" calcext:value-type="float">
            <text:p>206379</text:p>
          </table:table-cell>
          <table:table-cell table:style-name="ce1" office:value-type="string" calcext:value-type="string">
            <text:p>En general, aborda el tema y utiliza los recursos disponibles para su elaboración. </text:p>
          </table:table-cell>
          <table:table-cell table:style-name="ce1" office:value-type="float" office:value="206379" calcext:value-type="float">
            <text:p>2063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1402" calcext:value-type="float">
            <text:p>341402</text:p>
          </table:table-cell>
          <table:table-cell table:style-name="ce1" office:value-type="string" calcext:value-type="string">
            <text:p>Excelente trabajo,</text:p>
            <text:p/>
            <text:p>Éxitos en el curso....</text:p>
          </table:table-cell>
          <table:table-cell table:style-name="ce1" office:value-type="float" office:value="341402" calcext:value-type="float">
            <text:p>34140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0096" calcext:value-type="float">
            <text:p>190096</text:p>
          </table:table-cell>
          <table:table-cell table:style-name="ce1" office:value-type="string" calcext:value-type="string">
            <text:p>muy bien compañerita</text:p>
          </table:table-cell>
          <table:table-cell table:style-name="ce1" office:value-type="float" office:value="190096" calcext:value-type="float">
            <text:p>1900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1180" calcext:value-type="float">
            <text:p>421180</text:p>
          </table:table-cell>
          <table:table-cell table:style-name="ce1" office:value-type="string" calcext:value-type="string">
            <text:p>una app que no conocía buen aporte</text:p>
          </table:table-cell>
          <table:table-cell table:style-name="ce1" office:value-type="float" office:value="421180" calcext:value-type="float">
            <text:p>42118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4357" calcext:value-type="float">
            <text:p>154357</text:p>
          </table:table-cell>
          <table:table-cell table:style-name="ce1" office:value-type="string" calcext:value-type="string">
            <text:p>Buen trabajo!</text:p>
          </table:table-cell>
          <table:table-cell table:style-name="ce1" office:value-type="float" office:value="154357" calcext:value-type="float">
            <text:p>1543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7027" calcext:value-type="float">
            <text:p>157027</text:p>
          </table:table-cell>
          <table:table-cell table:style-name="ce1" office:value-type="string" calcext:value-type="string">
            <text:p>No puedo visualizar la imagen.</text:p>
          </table:table-cell>
          <table:table-cell table:style-name="ce1" office:value-type="float" office:value="157027" calcext:value-type="float">
            <text:p>15702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28777" calcext:value-type="float">
            <text:p>628777</text:p>
          </table:table-cell>
          <table:table-cell table:style-name="ce1" office:value-type="string" calcext:value-type="string">
            <text:p>OK</text:p>
          </table:table-cell>
          <table:table-cell table:style-name="ce1" office:value-type="float" office:value="628777" calcext:value-type="float">
            <text:p>6287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9934" calcext:value-type="float">
            <text:p>59934</text:p>
          </table:table-cell>
          <table:table-cell table:style-name="ce7" office:value-type="string" calcext:value-type="string">
            <text:p>Tiene relación con el tema al ser un posteo en redes no posee imaginas, considero que esta dentro de los parámetros tomando <text:s/>en cuenta los limitantes.</text:p>
          </table:table-cell>
          <table:table-cell table:style-name="ce1" office:value-type="float" office:value="59934" calcext:value-type="float">
            <text:p>599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4791" calcext:value-type="float">
            <text:p>624791</text:p>
          </table:table-cell>
          <table:table-cell table:style-name="ce1" office:value-type="string" calcext:value-type="string">
            <text:p>excelente</text:p>
          </table:table-cell>
          <table:table-cell table:style-name="ce1" office:value-type="float" office:value="624791" calcext:value-type="float">
            <text:p>6247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83386" calcext:value-type="float">
            <text:p>83386</text:p>
          </table:table-cell>
          <table:table-cell table:style-name="ce1" office:value-type="string" calcext:value-type="string">
            <text:p>Identificando el conflicto, se podría mejorar leyendo analizando mas.</text:p>
          </table:table-cell>
          <table:table-cell table:style-name="ce1" office:value-type="float" office:value="83386" calcext:value-type="float">
            <text:p>8338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73674" calcext:value-type="float">
            <text:p>573674</text:p>
          </table:table-cell>
          <table:table-cell table:style-name="ce1" office:value-type="string" calcext:value-type="string">
            <text:p>Muy bien</text:p>
          </table:table-cell>
          <table:table-cell table:style-name="ce1" office:value-type="float" office:value="573674" calcext:value-type="float">
            <text:p>57367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4590" calcext:value-type="float">
            <text:p>564590</text:p>
          </table:table-cell>
          <table:table-cell table:style-name="ce1" office:value-type="string" calcext:value-type="string">
            <text:p>BUEN TRABAJO</text:p>
          </table:table-cell>
          <table:table-cell table:style-name="ce1" office:value-type="float" office:value="564590" calcext:value-type="float">
            <text:p>5645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0283" calcext:value-type="float">
            <text:p>190283</text:p>
          </table:table-cell>
          <table:table-cell table:style-name="ce1" office:value-type="string" calcext:value-type="string">
            <text:p>Gran trabajo!</text:p>
          </table:table-cell>
          <table:table-cell table:style-name="ce1" office:value-type="float" office:value="190283" calcext:value-type="float">
            <text:p>1902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1537" calcext:value-type="float">
            <text:p>551537</text:p>
          </table:table-cell>
          <table:table-cell table:style-name="ce1" office:value-type="string" calcext:value-type="string">
            <text:p>BUEN TRABAJO COMPAÑER@</text:p>
          </table:table-cell>
          <table:table-cell table:style-name="ce1" office:value-type="float" office:value="551537" calcext:value-type="float">
            <text:p>55153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7101" calcext:value-type="float">
            <text:p>637101</text:p>
          </table:table-cell>
          <table:table-cell table:style-name="ce1" office:value-type="string" calcext:value-type="string">
            <text:p>Buen trabajo!</text:p>
          </table:table-cell>
          <table:table-cell table:style-name="ce1" office:value-type="float" office:value="637101" calcext:value-type="float">
            <text:p>6371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4012" calcext:value-type="float">
            <text:p>94012</text:p>
          </table:table-cell>
          <table:table-cell table:style-name="ce1" office:value-type="string" calcext:value-type="string">
            <text:p>Excelente trabajo.</text:p>
          </table:table-cell>
          <table:table-cell table:style-name="ce1" office:value-type="float" office:value="94012" calcext:value-type="float">
            <text:p>940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037" calcext:value-type="float">
            <text:p>9037</text:p>
          </table:table-cell>
          <table:table-cell table:style-name="ce7" office:value-type="string" calcext:value-type="string">
            <text:p>Los diagramas al ser muy numerosos hacen que se diluya el enfoque del mas importante, la información <text:s/>sobre varios productos no permite centrar la atención del observador. <text:s/>Por el aglomeramiento <text:s/>no es fácil dar lectura a la literatura completa por lo tanto no he podido acceder a toda la información. <text:s/>Las fuentes consultadas no tienen respaldo científico.</text:p>
          </table:table-cell>
          <table:table-cell table:style-name="ce1" office:value-type="float" office:value="9037" calcext:value-type="float">
            <text:p>903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28677" calcext:value-type="float">
            <text:p>128677</text:p>
          </table:table-cell>
          <table:table-cell table:style-name="ce1" office:value-type="string" calcext:value-type="string">
            <text:p>Buen trabajo</text:p>
          </table:table-cell>
          <table:table-cell table:style-name="ce1" office:value-type="float" office:value="128677" calcext:value-type="float">
            <text:p>1286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2256" calcext:value-type="float">
            <text:p>332256</text:p>
          </table:table-cell>
          <table:table-cell table:style-name="ce1" office:value-type="string" calcext:value-type="string">
            <text:p>El esquema de este vino, es muy bueno e interactivo. Se explica paso a paso, como debería ser. Excelente trabajo. </text:p>
          </table:table-cell>
          <table:table-cell table:style-name="ce1" office:value-type="float" office:value="332256" calcext:value-type="float">
            <text:p>33225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2736" calcext:value-type="float">
            <text:p>542736</text:p>
          </table:table-cell>
          <table:table-cell table:style-name="ce1" office:value-type="string" calcext:value-type="string">
            <text:p>Buen trabajo. <text:s/>Felicitaciones!!</text:p>
          </table:table-cell>
          <table:table-cell table:style-name="ce1" office:value-type="float" office:value="542736" calcext:value-type="float">
            <text:p>5427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36019" calcext:value-type="float">
            <text:p>436019</text:p>
          </table:table-cell>
          <table:table-cell table:style-name="ce1" office:value-type="string" calcext:value-type="string">
            <text:p>Se pudo tratar de cosechar microorganismos en una maseta por último. El intento cuenta, supongo</text:p>
          </table:table-cell>
          <table:table-cell table:style-name="ce1" office:value-type="float" office:value="436019" calcext:value-type="float">
            <text:p>43601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1549" calcext:value-type="float">
            <text:p>51549</text:p>
          </table:table-cell>
          <table:table-cell table:style-name="ce1" office:value-type="string" calcext:value-type="string">
            <text:p>Se debería mejorar la infografía añadiendo más imágenes relacionadas a la elaboración del vino de manzana.</text:p>
          </table:table-cell>
          <table:table-cell table:style-name="ce1" office:value-type="float" office:value="51549" calcext:value-type="float">
            <text:p>5154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5577" calcext:value-type="float">
            <text:p>45577</text:p>
          </table:table-cell>
          <table:table-cell table:style-name="ce1" office:value-type="string" calcext:value-type="string">
            <text:p>TODO LA INFOGRAFIA ESTA BIEN</text:p>
          </table:table-cell>
          <table:table-cell table:style-name="ce1" office:value-type="float" office:value="45577" calcext:value-type="float">
            <text:p>455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5153" calcext:value-type="float">
            <text:p>685153</text:p>
          </table:table-cell>
          <table:table-cell table:style-name="ce1" office:value-type="string" calcext:value-type="string">
            <text:p>opencampus@utpl.edu.ec</text:p>
          </table:table-cell>
          <table:table-cell table:style-name="ce1" office:value-type="float" office:value="685153" calcext:value-type="float">
            <text:p>68515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484325" calcext:value-type="float">
            <text:p>484325</text:p>
          </table:table-cell>
          <table:table-cell/>
          <table:table-cell table:style-name="ce1" office:value-type="float" office:value="484325" calcext:value-type="float">
            <text:p>484325</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59988" calcext:value-type="float">
            <text:p>259988</text:p>
          </table:table-cell>
          <table:table-cell table:style-name="ce1" office:value-type="string" calcext:value-type="string">
            <text:p>si</text:p>
          </table:table-cell>
          <table:table-cell table:style-name="ce1" office:value-type="float" office:value="259988" calcext:value-type="float">
            <text:p>259988</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83467" calcext:value-type="float">
            <text:p>83467</text:p>
          </table:table-cell>
          <table:table-cell table:style-name="ce7" office:value-type="string" calcext:value-type="string">
            <text:p>Considero que quienes están indirectamente implicados son las dos familias: la familia de Juana es la afectada por el ruido y la inundación; la familia de Rosa son quienes provocan el ruido.</text:p>
            <text:p>Por otro lado, no me queda clara la respuesta de la pregunta 2. Considero que el conflicto se percibe desde la falta de comunicación.</text:p>
            <text:p>Creo que la pregunta 6 es correcta en el sentido del tipo de comunicación empleada, pero más a fondo no existe comunicación, motivo por el cual se genera el problema.</text:p>
          </table:table-cell>
          <table:table-cell table:style-name="ce1" office:value-type="float" office:value="83467" calcext:value-type="float">
            <text:p>8346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47784" calcext:value-type="float">
            <text:p>547784</text:p>
          </table:table-cell>
          <table:table-cell table:style-name="ce1" office:value-type="string" calcext:value-type="string">
            <text:p>es buena</text:p>
          </table:table-cell>
          <table:table-cell table:style-name="ce1" office:value-type="float" office:value="547784" calcext:value-type="float">
            <text:p>54778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63911" calcext:value-type="float">
            <text:p>563911</text:p>
          </table:table-cell>
          <table:table-cell table:style-name="ce1" office:value-type="string" calcext:value-type="string">
            <text:p>Excelente</text:p>
          </table:table-cell>
          <table:table-cell table:style-name="ce1" office:value-type="float" office:value="563911" calcext:value-type="float">
            <text:p>56391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4187" calcext:value-type="float">
            <text:p>394187</text:p>
          </table:table-cell>
          <table:table-cell table:style-name="ce1" office:value-type="string" calcext:value-type="string">
            <text:p>Estimad@ Compañer@; la infografía esta acorde con los contenidos estudiados en la semana 6. Buen trabajo.</text:p>
          </table:table-cell>
          <table:table-cell table:style-name="ce1" office:value-type="float" office:value="394187" calcext:value-type="float">
            <text:p>3941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7796" calcext:value-type="float">
            <text:p>77796</text:p>
          </table:table-cell>
          <table:table-cell table:style-name="ce1" office:value-type="string" calcext:value-type="string">
            <text:p>muy bien</text:p>
          </table:table-cell>
          <table:table-cell table:style-name="ce1" office:value-type="float" office:value="77796" calcext:value-type="float">
            <text:p>777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6486" calcext:value-type="float">
            <text:p>196486</text:p>
          </table:table-cell>
          <table:table-cell table:style-name="ce1" office:value-type="string" calcext:value-type="string">
            <text:p>Excelente</text:p>
          </table:table-cell>
          <table:table-cell table:style-name="ce1" office:value-type="float" office:value="196486" calcext:value-type="float">
            <text:p>19648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4357" calcext:value-type="float">
            <text:p>164357</text:p>
          </table:table-cell>
          <table:table-cell table:style-name="ce1" office:value-type="string" calcext:value-type="string">
            <text:p>Esta respuesta es correcta</text:p>
          </table:table-cell>
          <table:table-cell table:style-name="ce1" office:value-type="float" office:value="164357" calcext:value-type="float">
            <text:p>16435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0119" calcext:value-type="float">
            <text:p>320119</text:p>
          </table:table-cell>
          <table:table-cell table:style-name="ce1" office:value-type="string" calcext:value-type="string">
            <text:p>Subir información</text:p>
          </table:table-cell>
          <table:table-cell table:style-name="ce1" office:value-type="float" office:value="320119" calcext:value-type="float">
            <text:p>32011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383370" calcext:value-type="float">
            <text:p>383370</text:p>
          </table:table-cell>
          <table:table-cell table:style-name="ce1" office:value-type="string" calcext:value-type="string">
            <text:p>Responder con criterio, según la pregunta.</text:p>
          </table:table-cell>
          <table:table-cell table:style-name="ce1" office:value-type="float" office:value="383370" calcext:value-type="float">
            <text:p>38337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78768" calcext:value-type="float">
            <text:p>578768</text:p>
          </table:table-cell>
          <table:table-cell table:style-name="ce1" office:value-type="string" calcext:value-type="string">
            <text:p>Muy Bien</text:p>
          </table:table-cell>
          <table:table-cell table:style-name="ce1" office:value-type="float" office:value="578768" calcext:value-type="float">
            <text:p>5787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8311" calcext:value-type="float">
            <text:p>588311</text:p>
          </table:table-cell>
          <table:table-cell table:style-name="ce1" office:value-type="string" calcext:value-type="string">
            <text:p>COPIA</text:p>
          </table:table-cell>
          <table:table-cell table:style-name="ce1" office:value-type="float" office:value="588311" calcext:value-type="float">
            <text:p>58831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14464" calcext:value-type="float">
            <text:p>614464</text:p>
          </table:table-cell>
          <table:table-cell table:style-name="ce1" office:value-type="string" calcext:value-type="string">
            <text:p>Excelente trabajo. Felicitaciones.</text:p>
          </table:table-cell>
          <table:table-cell table:style-name="ce1" office:value-type="float" office:value="614464" calcext:value-type="float">
            <text:p>61446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72172" calcext:value-type="float">
            <text:p>472172</text:p>
          </table:table-cell>
          <table:table-cell table:style-name="ce1" office:value-type="string" calcext:value-type="string">
            <text:p>very good</text:p>
          </table:table-cell>
          <table:table-cell table:style-name="ce1" office:value-type="float" office:value="472172" calcext:value-type="float">
            <text:p>47217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0703" calcext:value-type="float">
            <text:p>230703</text:p>
          </table:table-cell>
          <table:table-cell table:style-name="ce7" office:value-type="string" calcext:value-type="string">
            <text:p>El primerísimo primer plano, el ángulo picado y el contrapicado no se ajustan a las especificaciones dadas debido principalmente a la mala colocación de la cámara frente al sujeto.</text:p>
          </table:table-cell>
          <table:table-cell table:style-name="ce1" office:value-type="float" office:value="230703" calcext:value-type="float">
            <text:p>23070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60555" calcext:value-type="float">
            <text:p>560555</text:p>
          </table:table-cell>
          <table:table-cell table:style-name="ce1" office:value-type="string" calcext:value-type="string">
            <text:p>Bien hecho.</text:p>
          </table:table-cell>
          <table:table-cell table:style-name="ce1" office:value-type="float" office:value="560555" calcext:value-type="float">
            <text:p>56055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90225" calcext:value-type="float">
            <text:p>690225</text:p>
          </table:table-cell>
          <table:table-cell table:style-name="ce1" office:value-type="string" calcext:value-type="string">
            <text:p>buen trabajo</text:p>
          </table:table-cell>
          <table:table-cell table:style-name="ce1" office:value-type="float" office:value="690225" calcext:value-type="float">
            <text:p>6902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14868" calcext:value-type="float">
            <text:p>214868</text:p>
          </table:table-cell>
          <table:table-cell table:style-name="ce1" office:value-type="string" calcext:value-type="string">
            <text:p>Muy buena informaciòn.</text:p>
          </table:table-cell>
          <table:table-cell table:style-name="ce1" office:value-type="float" office:value="214868" calcext:value-type="float">
            <text:p>21486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5651" calcext:value-type="float">
            <text:p>255651</text:p>
          </table:table-cell>
          <table:table-cell table:style-name="ce1" office:value-type="string" calcext:value-type="string">
            <text:p>perfecto</text:p>
          </table:table-cell>
          <table:table-cell table:style-name="ce1" office:value-type="float" office:value="255651" calcext:value-type="float">
            <text:p>25565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4120" calcext:value-type="float">
            <text:p>194120</text:p>
          </table:table-cell>
          <table:table-cell table:style-name="ce1" office:value-type="string" calcext:value-type="string">
            <text:p>Recurres a la tecnologia aplicando bien estas herramientas</text:p>
          </table:table-cell>
          <table:table-cell table:style-name="ce1" office:value-type="float" office:value="194120" calcext:value-type="float">
            <text:p>19412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0990" calcext:value-type="float">
            <text:p>380990</text:p>
          </table:table-cell>
          <table:table-cell table:style-name="ce1" office:value-type="string" calcext:value-type="string">
            <text:p>Buen trabajo</text:p>
          </table:table-cell>
          <table:table-cell table:style-name="ce1" office:value-type="float" office:value="380990" calcext:value-type="float">
            <text:p>3809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9126" calcext:value-type="float">
            <text:p>339126</text:p>
          </table:table-cell>
          <table:table-cell table:style-name="ce1" office:value-type="string" calcext:value-type="string">
            <text:p>excelente</text:p>
          </table:table-cell>
          <table:table-cell table:style-name="ce1" office:value-type="float" office:value="339126" calcext:value-type="float">
            <text:p>3391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8546" calcext:value-type="float">
            <text:p>638546</text:p>
          </table:table-cell>
          <table:table-cell table:style-name="ce1" office:value-type="string" calcext:value-type="string">
            <text:p>Excelente trabajo. Felicitaciones.</text:p>
          </table:table-cell>
          <table:table-cell table:style-name="ce1" office:value-type="float" office:value="638546" calcext:value-type="float">
            <text:p>6385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7333" calcext:value-type="float">
            <text:p>277333</text:p>
          </table:table-cell>
          <table:table-cell table:style-name="ce1" office:value-type="string" calcext:value-type="string">
            <text:p>Trabajo muy poco dedicado, mi sobrino que esta en 3ero de básica realiza un trabajo de mayor detalle que lo presentado aquí.</text:p>
            <text:p>Corregir y mejorar, lo que propone la calidad. Eso le recomiendo a ud.</text:p>
            <text:p/>
            <text:p>Andres Cedeño</text:p>
          </table:table-cell>
          <table:table-cell table:style-name="ce1" office:value-type="float" office:value="277333" calcext:value-type="float">
            <text:p>27733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47644" calcext:value-type="float">
            <text:p>447644</text:p>
          </table:table-cell>
          <table:table-cell table:style-name="ce1" office:value-type="string" calcext:value-type="string">
            <text:p>Excelente trabajo, Felicidades</text:p>
          </table:table-cell>
          <table:table-cell table:style-name="ce1" office:value-type="float" office:value="447644" calcext:value-type="float">
            <text:p>4476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70362" calcext:value-type="float">
            <text:p>570362</text:p>
          </table:table-cell>
          <table:table-cell table:style-name="ce1" office:value-type="string" calcext:value-type="string">
            <text:p>Super Chevere tu trabajo bro, felicidades.</text:p>
          </table:table-cell>
          <table:table-cell table:style-name="ce1" office:value-type="float" office:value="570362" calcext:value-type="float">
            <text:p>57036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33613" calcext:value-type="float">
            <text:p>133613</text:p>
          </table:table-cell>
          <table:table-cell table:style-name="ce7" office:value-type="string" calcext:value-type="string">
            <text:p>No cumple con los objetivos, las posiciones consisten en una demanda concreta que realizamos ante los demás. En cambio los intereses son aquello que nos motiva, y se relacionan con nuestras necesidades, deseos, aspiraciones, preocupaciones y miedos.</text:p>
          </table:table-cell>
          <table:table-cell table:style-name="ce1" office:value-type="float" office:value="133613" calcext:value-type="float">
            <text:p>13361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9644" calcext:value-type="float">
            <text:p>589644</text:p>
          </table:table-cell>
          <table:table-cell table:style-name="ce1" office:value-type="string" calcext:value-type="string">
            <text:p>CUMPLIO</text:p>
          </table:table-cell>
          <table:table-cell table:style-name="ce1" office:value-type="float" office:value="589644" calcext:value-type="float">
            <text:p>58964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42202" calcext:value-type="float">
            <text:p>142202</text:p>
          </table:table-cell>
          <table:table-cell table:style-name="ce1" office:value-type="string" calcext:value-type="string">
            <text:p>el estudiante tiene <text:s/>que mejorar en su lectura para poder identificar claramente las posiciones y los intereses de las partes.</text:p>
          </table:table-cell>
          <table:table-cell table:style-name="ce1" office:value-type="float" office:value="142202" calcext:value-type="float">
            <text:p>14220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4649" calcext:value-type="float">
            <text:p>254649</text:p>
          </table:table-cell>
          <table:table-cell table:style-name="ce7" office:value-type="string" calcext:value-type="string">
            <text:p>\"Las dos buscan mejorar la calidad de vida de las personas\" y el primer pàrrafo son bastante claros al enfatizar que el desarollo comunitario va de la mano con el trabajo social.</text:p>
            <text:p>Se podrìa mejorar poniendo un pequeño ejemplo pràctico.</text:p>
          </table:table-cell>
          <table:table-cell table:style-name="ce1" office:value-type="float" office:value="254649" calcext:value-type="float">
            <text:p>25464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47539" calcext:value-type="float">
            <text:p>547539</text:p>
          </table:table-cell>
          <table:table-cell table:style-name="ce1" office:value-type="string" calcext:value-type="string">
            <text:p>No ha subido el reto</text:p>
          </table:table-cell>
          <table:table-cell table:style-name="ce1" office:value-type="float" office:value="547539" calcext:value-type="float">
            <text:p>54753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35684" calcext:value-type="float">
            <text:p>435684</text:p>
          </table:table-cell>
          <table:table-cell table:style-name="ce1" office:value-type="string" calcext:value-type="string">
            <text:p>No se pudo apreciar bien la imágen</text:p>
          </table:table-cell>
          <table:table-cell table:style-name="ce1" office:value-type="float" office:value="435684" calcext:value-type="float">
            <text:p>43568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94941" calcext:value-type="float">
            <text:p>494941</text:p>
          </table:table-cell>
          <table:table-cell table:style-name="ce1" office:value-type="string" calcext:value-type="string">
            <text:p>No presenta la actividad que se va a realizar con los niños</text:p>
          </table:table-cell>
          <table:table-cell table:style-name="ce1" office:value-type="float" office:value="494941" calcext:value-type="float">
            <text:p>49494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0196" calcext:value-type="float">
            <text:p>530196</text:p>
          </table:table-cell>
          <table:table-cell table:style-name="ce1" office:value-type="string" calcext:value-type="string">
            <text:p>MUY BIEN</text:p>
          </table:table-cell>
          <table:table-cell table:style-name="ce1" office:value-type="float" office:value="530196" calcext:value-type="float">
            <text:p>5301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83235" calcext:value-type="float">
            <text:p>183235</text:p>
          </table:table-cell>
          <table:table-cell table:style-name="ce1" office:value-type="string" calcext:value-type="string">
            <text:p>Ana no quiere quedarse con toda la herencia , solo tiene temor de ser perjudicada</text:p>
          </table:table-cell>
          <table:table-cell table:style-name="ce1" office:value-type="float" office:value="183235" calcext:value-type="float">
            <text:p>18323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01" calcext:value-type="float">
            <text:p>301</text:p>
          </table:table-cell>
          <table:table-cell table:style-name="ce1" office:value-type="string" calcext:value-type="string">
            <text:p>En mi opinión, no faltan elementos .</text:p>
          </table:table-cell>
          <table:table-cell table:style-name="ce1" office:value-type="float" office:value="301" calcext:value-type="float">
            <text:p>3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21" calcext:value-type="float">
            <text:p>721</text:p>
          </table:table-cell>
          <table:table-cell table:style-name="ce1" office:value-type="string" calcext:value-type="string">
            <text:p>Todo esta bien.</text:p>
          </table:table-cell>
          <table:table-cell table:style-name="ce1" office:value-type="float" office:value="721" calcext:value-type="float">
            <text:p>7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1792" calcext:value-type="float">
            <text:p>661792</text:p>
          </table:table-cell>
          <table:table-cell table:style-name="ce1" office:value-type="string" calcext:value-type="string">
            <text:p>Muy bien</text:p>
          </table:table-cell>
          <table:table-cell table:style-name="ce1" office:value-type="float" office:value="661792" calcext:value-type="float">
            <text:p>66179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6170" calcext:value-type="float">
            <text:p>626170</text:p>
          </table:table-cell>
          <table:table-cell table:style-name="ce1" office:value-type="string" calcext:value-type="string">
            <text:p>Lo hizo muy <text:s/>bien, indicó <text:s/>las utilidades <text:s/>de la planta, el tratamiento y las contraindicaciones.</text:p>
          </table:table-cell>
          <table:table-cell table:style-name="ce1" office:value-type="float" office:value="626170" calcext:value-type="float">
            <text:p>62617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3377" calcext:value-type="float">
            <text:p>623377</text:p>
          </table:table-cell>
          <table:table-cell table:style-name="ce1" office:value-type="string" calcext:value-type="string">
            <text:p>El tema esta muy bien relacionado a su profesión</text:p>
          </table:table-cell>
          <table:table-cell table:style-name="ce1" office:value-type="float" office:value="623377" calcext:value-type="float">
            <text:p>6233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1319" calcext:value-type="float">
            <text:p>611319</text:p>
          </table:table-cell>
          <table:table-cell table:style-name="ce1" office:value-type="string" calcext:value-type="string">
            <text:p>Excelente</text:p>
          </table:table-cell>
          <table:table-cell table:style-name="ce1" office:value-type="float" office:value="611319" calcext:value-type="float">
            <text:p>61131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8661" calcext:value-type="float">
            <text:p>128661</text:p>
          </table:table-cell>
          <table:table-cell table:style-name="ce1" office:value-type="string" calcext:value-type="string">
            <text:p>Muy buen trabajo.</text:p>
          </table:table-cell>
          <table:table-cell table:style-name="ce1" office:value-type="float" office:value="128661" calcext:value-type="float">
            <text:p>12866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983" calcext:value-type="float">
            <text:p>26983</text:p>
          </table:table-cell>
          <table:table-cell table:style-name="ce1" office:value-type="string" calcext:value-type="string">
            <text:p>bien diseñado</text:p>
          </table:table-cell>
          <table:table-cell table:style-name="ce1" office:value-type="float" office:value="26983" calcext:value-type="float">
            <text:p>2698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4228" calcext:value-type="float">
            <text:p>194228</text:p>
          </table:table-cell>
          <table:table-cell table:style-name="ce1" office:value-type="string" calcext:value-type="string">
            <text:p>Considero que se debe mejorar en la propuestas planteadas</text:p>
          </table:table-cell>
          <table:table-cell table:style-name="ce1" office:value-type="float" office:value="194228" calcext:value-type="float">
            <text:p>19422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86729" calcext:value-type="float">
            <text:p>286729</text:p>
          </table:table-cell>
          <table:table-cell table:style-name="ce1" office:value-type="string" calcext:value-type="string">
            <text:p>Solo explica 1 tipo, eran 2</text:p>
          </table:table-cell>
          <table:table-cell table:style-name="ce1" office:value-type="float" office:value="286729" calcext:value-type="float">
            <text:p>28672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48887" calcext:value-type="float">
            <text:p>248887</text:p>
          </table:table-cell>
          <table:table-cell table:style-name="ce7" office:value-type="string" calcext:value-type="string">
            <text:p>El trabajo presentado cumple con lo solicitado, debería aplicar un fondo mas llamativo, para captar una mayor atención por parte del receptor.</text:p>
          </table:table-cell>
          <table:table-cell table:style-name="ce1" office:value-type="float" office:value="248887" calcext:value-type="float">
            <text:p>2488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94434" calcext:value-type="float">
            <text:p>294434</text:p>
          </table:table-cell>
          <table:table-cell table:style-name="ce1" office:value-type="string" calcext:value-type="string">
            <text:p>Muy buena información con respecto a la medica natural, en este caso el Romero y Ciprés, mejor en redacción.</text:p>
          </table:table-cell>
          <table:table-cell table:style-name="ce1" office:value-type="float" office:value="294434" calcext:value-type="float">
            <text:p>2944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39900" calcext:value-type="float">
            <text:p>539900</text:p>
          </table:table-cell>
          <table:table-cell table:style-name="ce1" office:value-type="string" calcext:value-type="string">
            <text:p>En el apartado 3 no se da la receta o alguna preparación con el alimento, por eso se da la mitad de la nota</text:p>
          </table:table-cell>
          <table:table-cell table:style-name="ce1" office:value-type="float" office:value="539900" calcext:value-type="float">
            <text:p>53990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59106" calcext:value-type="float">
            <text:p>159106</text:p>
          </table:table-cell>
          <table:table-cell table:style-name="ce1" office:value-type="string" calcext:value-type="string">
            <text:p>BIEN</text:p>
          </table:table-cell>
          <table:table-cell table:style-name="ce1" office:value-type="float" office:value="159106" calcext:value-type="float">
            <text:p>15910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37331" calcext:value-type="float">
            <text:p>637331</text:p>
          </table:table-cell>
          <table:table-cell table:style-name="ce1" office:value-type="string" calcext:value-type="string">
            <text:p>Pues la verdad no me gusto, jajajjajajaja</text:p>
            <text:p>El trabajo consistía en los Pasos para la obtención de microorganismos con su respectiva bibliográfica :) </text:p>
          </table:table-cell>
          <table:table-cell table:style-name="ce1" office:value-type="float" office:value="637331" calcext:value-type="float">
            <text:p>63733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05360" calcext:value-type="float">
            <text:p>105360</text:p>
          </table:table-cell>
          <table:table-cell table:style-name="ce1" office:value-type="string" calcext:value-type="string">
            <text:p>Existe confusión en las respuestas presentadas.</text:p>
          </table:table-cell>
          <table:table-cell table:style-name="ce1" office:value-type="float" office:value="105360" calcext:value-type="float">
            <text:p>10536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84848" calcext:value-type="float">
            <text:p>684848</text:p>
          </table:table-cell>
          <table:table-cell table:style-name="ce1" office:value-type="string" calcext:value-type="string">
            <text:p>Excelente</text:p>
          </table:table-cell>
          <table:table-cell table:style-name="ce1" office:value-type="float" office:value="684848" calcext:value-type="float">
            <text:p>68484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78310" calcext:value-type="float">
            <text:p>178310</text:p>
          </table:table-cell>
          <table:table-cell table:style-name="ce7" office:value-type="string" calcext:value-type="string">
            <text:p>Los que intervienen indirectamente también son los sobrinos, ya que ellos también deberán recibir parte de la herencia por ser así la última voluntad de su madre.</text:p>
            <text:p>Los padres fallecidos no podrán estar de manera indirectamente involucrados ya que su voluntad no se encuentra presente, no existen.</text:p>
          </table:table-cell>
          <table:table-cell table:style-name="ce1" office:value-type="float" office:value="178310" calcext:value-type="float">
            <text:p>178310</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74954" calcext:value-type="float">
            <text:p>574954</text:p>
          </table:table-cell>
          <table:table-cell table:style-name="ce1" office:value-type="string" calcext:value-type="string">
            <text:p>Buen trabajo.</text:p>
          </table:table-cell>
          <table:table-cell table:style-name="ce1" office:value-type="float" office:value="574954" calcext:value-type="float">
            <text:p>57495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0315" calcext:value-type="float">
            <text:p>580315</text:p>
          </table:table-cell>
          <table:table-cell table:style-name="ce1" office:value-type="string" calcext:value-type="string">
            <text:p>No hay infografía.</text:p>
          </table:table-cell>
          <table:table-cell table:style-name="ce1" office:value-type="float" office:value="580315" calcext:value-type="float">
            <text:p>58031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03337" calcext:value-type="float">
            <text:p>103337</text:p>
          </table:table-cell>
          <table:table-cell table:style-name="ce1" office:value-type="string" calcext:value-type="string">
            <text:p>No se citan muchas fuentes de consulta de la información.</text:p>
          </table:table-cell>
          <table:table-cell table:style-name="ce1" office:value-type="float" office:value="103337" calcext:value-type="float">
            <text:p>10333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15147" calcext:value-type="float">
            <text:p>215147</text:p>
          </table:table-cell>
          <table:table-cell table:style-name="ce1" office:value-type="string" calcext:value-type="string">
            <text:p>excelente trabajo</text:p>
          </table:table-cell>
          <table:table-cell table:style-name="ce1" office:value-type="float" office:value="215147" calcext:value-type="float">
            <text:p>2151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1079" calcext:value-type="float">
            <text:p>231079</text:p>
          </table:table-cell>
          <table:table-cell table:style-name="ce1" office:value-type="string" calcext:value-type="string">
            <text:p>Buen trabajo!</text:p>
          </table:table-cell>
          <table:table-cell table:style-name="ce1" office:value-type="float" office:value="231079" calcext:value-type="float">
            <text:p>23107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15030" calcext:value-type="float">
            <text:p>615030</text:p>
          </table:table-cell>
          <table:table-cell table:style-name="ce1" office:value-type="string" calcext:value-type="string">
            <text:p>Buen trabajo.</text:p>
          </table:table-cell>
          <table:table-cell table:style-name="ce1" office:value-type="float" office:value="615030" calcext:value-type="float">
            <text:p>61503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59544" calcext:value-type="float">
            <text:p>259544</text:p>
          </table:table-cell>
          <table:table-cell table:style-name="ce1" office:value-type="string" calcext:value-type="string">
            <text:p>original, creativo. puede mejorar la calidad de la información. </text:p>
          </table:table-cell>
          <table:table-cell table:style-name="ce1" office:value-type="float" office:value="259544" calcext:value-type="float">
            <text:p>259544</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11949" calcext:value-type="float">
            <text:p>311949</text:p>
          </table:table-cell>
          <table:table-cell table:style-name="ce1" office:value-type="string" calcext:value-type="string">
            <text:p>FODA</text:p>
          </table:table-cell>
          <table:table-cell table:style-name="ce1" office:value-type="float" office:value="311949" calcext:value-type="float">
            <text:p>311949</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04407" calcext:value-type="float">
            <text:p>204407</text:p>
          </table:table-cell>
          <table:table-cell table:style-name="ce1" office:value-type="string" calcext:value-type="string">
            <text:p>bien.</text:p>
          </table:table-cell>
          <table:table-cell table:style-name="ce1" office:value-type="float" office:value="204407" calcext:value-type="float">
            <text:p>2044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336" calcext:value-type="float">
            <text:p>65336</text:p>
          </table:table-cell>
          <table:table-cell table:style-name="ce1" office:value-type="string" calcext:value-type="string">
            <text:p>EXPANDIR MÀS SU TRABAJO</text:p>
          </table:table-cell>
          <table:table-cell table:style-name="ce1" office:value-type="float" office:value="65336" calcext:value-type="float">
            <text:p>6533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55410" calcext:value-type="float">
            <text:p>155410</text:p>
          </table:table-cell>
          <table:table-cell table:style-name="ce1" office:value-type="string" calcext:value-type="string">
            <text:p>Felicidades!... Muy buen trabajo.</text:p>
            <text:p/>
          </table:table-cell>
          <table:table-cell table:style-name="ce1" office:value-type="float" office:value="155410" calcext:value-type="float">
            <text:p>15541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06467" calcext:value-type="float">
            <text:p>406467</text:p>
          </table:table-cell>
          <table:table-cell table:style-name="ce1" office:value-type="string" calcext:value-type="string">
            <text:p>Hay 2 letras que ocupan 2 casilleros.</text:p>
          </table:table-cell>
          <table:table-cell table:style-name="ce1" office:value-type="float" office:value="406467" calcext:value-type="float">
            <text:p>406467</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02317" calcext:value-type="float">
            <text:p>302317</text:p>
          </table:table-cell>
          <table:table-cell table:style-name="ce1" office:value-type="string" calcext:value-type="string">
            <text:p>La formulario no da mucho espacio para escibir de sus expeirncias con la planta. Entonces es cumplido.</text:p>
          </table:table-cell>
          <table:table-cell table:style-name="ce1" office:value-type="float" office:value="302317" calcext:value-type="float">
            <text:p>30231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7913" calcext:value-type="float">
            <text:p>337913</text:p>
          </table:table-cell>
          <table:table-cell table:style-name="ce1" office:value-type="string" calcext:value-type="string">
            <text:p>La preparacion es práctica y sencilla</text:p>
          </table:table-cell>
          <table:table-cell table:style-name="ce1" office:value-type="float" office:value="337913" calcext:value-type="float">
            <text:p>337913</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5284" calcext:value-type="float">
            <text:p>15284</text:p>
          </table:table-cell>
          <table:table-cell table:style-name="ce1" office:value-type="string" calcext:value-type="string">
            <text:p>No logro ver la infografía</text:p>
          </table:table-cell>
          <table:table-cell table:style-name="ce1" office:value-type="float" office:value="15284" calcext:value-type="float">
            <text:p>1528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2859" calcext:value-type="float">
            <text:p>252859</text:p>
          </table:table-cell>
          <table:table-cell table:style-name="ce1" office:value-type="string" calcext:value-type="string">
            <text:p>Para el caso no creo necesario mejorar nada, es suficiente</text:p>
          </table:table-cell>
          <table:table-cell table:style-name="ce1" office:value-type="float" office:value="252859" calcext:value-type="float">
            <text:p>25285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7612" calcext:value-type="float">
            <text:p>347612</text:p>
          </table:table-cell>
          <table:table-cell table:style-name="ce1" office:value-type="string" calcext:value-type="string">
            <text:p>Hace un buen contaste del color para identificar claramente las palabras</text:p>
          </table:table-cell>
          <table:table-cell table:style-name="ce1" office:value-type="float" office:value="347612" calcext:value-type="float">
            <text:p>3476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59647" calcext:value-type="float">
            <text:p>659647</text:p>
          </table:table-cell>
          <table:table-cell table:style-name="ce1" office:value-type="string" calcext:value-type="string">
            <text:p>esta muy  bie n </text:p>
            <text:p/>
          </table:table-cell>
          <table:table-cell table:style-name="ce1" office:value-type="float" office:value="659647" calcext:value-type="float">
            <text:p>6596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6329" calcext:value-type="float">
            <text:p>396329</text:p>
          </table:table-cell>
          <table:table-cell table:style-name="ce1" office:value-type="string" calcext:value-type="string">
            <text:p>Falto ciudad y nombre ,igual se coloca buena calificación.</text:p>
          </table:table-cell>
          <table:table-cell table:style-name="ce1" office:value-type="float" office:value="396329" calcext:value-type="float">
            <text:p>396329</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55244" calcext:value-type="float">
            <text:p>555244</text:p>
          </table:table-cell>
          <table:table-cell table:style-name="ce1" office:value-type="string" calcext:value-type="string">
            <text:p>No presenta la tarea</text:p>
          </table:table-cell>
          <table:table-cell table:style-name="ce1" office:value-type="float" office:value="555244" calcext:value-type="float">
            <text:p>55524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65729" calcext:value-type="float">
            <text:p>565729</text:p>
          </table:table-cell>
          <table:table-cell table:style-name="ce1" office:value-type="string" calcext:value-type="string">
            <text:p>Excelente</text:p>
            <text:p/>
          </table:table-cell>
          <table:table-cell table:style-name="ce1" office:value-type="float" office:value="565729" calcext:value-type="float">
            <text:p>5657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7429" calcext:value-type="float">
            <text:p>627429</text:p>
          </table:table-cell>
          <table:table-cell table:style-name="ce1" office:value-type="string" calcext:value-type="string">
            <text:p>Excelente presentación y realización</text:p>
          </table:table-cell>
          <table:table-cell table:style-name="ce1" office:value-type="float" office:value="627429" calcext:value-type="float">
            <text:p>6274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8598" calcext:value-type="float">
            <text:p>98598</text:p>
          </table:table-cell>
          <table:table-cell table:style-name="ce1" office:value-type="string" calcext:value-type="string">
            <text:p>Buen trabajo =)</text:p>
          </table:table-cell>
          <table:table-cell table:style-name="ce1" office:value-type="float" office:value="98598" calcext:value-type="float">
            <text:p>985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3373" calcext:value-type="float">
            <text:p>223373</text:p>
          </table:table-cell>
          <table:table-cell table:style-name="ce1" office:value-type="string" calcext:value-type="string">
            <text:p>pero falta 1 imagen</text:p>
          </table:table-cell>
          <table:table-cell table:style-name="ce1" office:value-type="float" office:value="223373" calcext:value-type="float">
            <text:p>223373</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568996" calcext:value-type="float">
            <text:p>568996</text:p>
          </table:table-cell>
          <table:table-cell table:style-name="ce1" office:value-type="string" calcext:value-type="string">
            <text:p>BUENA PRESENTACION, COMPAÑERO (A). EN SU TRABAJO Y FECILITACIONES.</text:p>
          </table:table-cell>
          <table:table-cell table:style-name="ce1" office:value-type="float" office:value="568996" calcext:value-type="float">
            <text:p>5689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7688" calcext:value-type="float">
            <text:p>237688</text:p>
          </table:table-cell>
          <table:table-cell table:style-name="ce1" office:value-type="string" calcext:value-type="string">
            <text:p>faltaron los elementos de planeación</text:p>
          </table:table-cell>
          <table:table-cell table:style-name="ce1" office:value-type="float" office:value="237688" calcext:value-type="float">
            <text:p>23768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0458" calcext:value-type="float">
            <text:p>580458</text:p>
          </table:table-cell>
          <table:table-cell table:style-name="ce1" office:value-type="string" calcext:value-type="string">
            <text:p>Muy bueno su trabajo, pero para la próxima incorpore gráficos e imagees mas que palabras.</text:p>
          </table:table-cell>
          <table:table-cell table:style-name="ce1" office:value-type="float" office:value="580458" calcext:value-type="float">
            <text:p>58045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503201" calcext:value-type="float">
            <text:p>503201</text:p>
          </table:table-cell>
          <table:table-cell table:style-name="ce1" office:value-type="string" calcext:value-type="string">
            <text:p>si</text:p>
          </table:table-cell>
          <table:table-cell table:style-name="ce1" office:value-type="float" office:value="503201" calcext:value-type="float">
            <text:p>503201</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624798" calcext:value-type="float">
            <text:p>624798</text:p>
          </table:table-cell>
          <table:table-cell table:style-name="ce1" office:value-type="string" calcext:value-type="string">
            <text:p>excelente</text:p>
          </table:table-cell>
          <table:table-cell table:style-name="ce1" office:value-type="float" office:value="624798" calcext:value-type="float">
            <text:p>62479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931" calcext:value-type="float">
            <text:p>58931</text:p>
          </table:table-cell>
          <table:table-cell table:style-name="ce1" office:value-type="string" calcext:value-type="string">
            <text:p>Buen trabajo.</text:p>
          </table:table-cell>
          <table:table-cell table:style-name="ce1" office:value-type="float" office:value="58931" calcext:value-type="float">
            <text:p>5893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50149" calcext:value-type="float">
            <text:p>150149</text:p>
          </table:table-cell>
          <table:table-cell table:style-name="ce1" office:value-type="string" calcext:value-type="string">
            <text:p>Todo bien</text:p>
          </table:table-cell>
          <table:table-cell table:style-name="ce1" office:value-type="float" office:value="150149" calcext:value-type="float">
            <text:p>1501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17721" calcext:value-type="float">
            <text:p>417721</text:p>
          </table:table-cell>
          <table:table-cell table:style-name="ce1" office:value-type="string" calcext:value-type="string">
            <text:p>Excelente trabajo</text:p>
          </table:table-cell>
          <table:table-cell table:style-name="ce1" office:value-type="float" office:value="417721" calcext:value-type="float">
            <text:p>41772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1807" calcext:value-type="float">
            <text:p>391807</text:p>
          </table:table-cell>
          <table:table-cell table:style-name="ce7" office:value-type="string" calcext:value-type="string">
            <text:p>No consta guion técnico, información de dónde cuándo, qué , quién? <text:s/>No se detalla acciones ni personajes, o se explican únicamente uno de éstos. </text:p>
          </table:table-cell>
          <table:table-cell table:style-name="ce1" office:value-type="float" office:value="391807" calcext:value-type="float">
            <text:p>39180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7336" calcext:value-type="float">
            <text:p>27336</text:p>
          </table:table-cell>
          <table:table-cell table:style-name="ce1" office:value-type="string" calcext:value-type="string">
            <text:p>Excelente descripción.</text:p>
          </table:table-cell>
          <table:table-cell table:style-name="ce1" office:value-type="float" office:value="27336" calcext:value-type="float">
            <text:p>2733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0437" calcext:value-type="float">
            <text:p>190437</text:p>
          </table:table-cell>
          <table:table-cell table:style-name="ce7" office:value-type="string" calcext:value-type="string">
            <text:p>No adjunta lo solicitado envia lo siguiente: You have been logged out of your edX account. Click Okay to log in again now. Click Cancel to stay on this page (you must log in again to save your work).</text:p>
          </table:table-cell>
          <table:table-cell table:style-name="ce1" office:value-type="float" office:value="190437" calcext:value-type="float">
            <text:p>190437</text:p>
          </table:table-cell>
          <table:table-cell table:style-name="ce1" office:value-type="string" calcext:value-type="string">
            <text:p>NONE</text:p>
          </table:table-cell>
          <table:table-cell table:number-columns-repeated="1020"/>
        </table:table-row>
        <table:table-row table:style-name="ro1">
          <table:table-cell table:style-name="ce1" office:value-type="float" office:value="266007" calcext:value-type="float">
            <text:p>266007</text:p>
          </table:table-cell>
          <table:table-cell table:style-name="ce1" office:value-type="string" calcext:value-type="string">
            <text:p>muy bien</text:p>
          </table:table-cell>
          <table:table-cell table:style-name="ce1" office:value-type="float" office:value="266007" calcext:value-type="float">
            <text:p>2660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1766" calcext:value-type="float">
            <text:p>331766</text:p>
          </table:table-cell>
          <table:table-cell table:style-name="ce1" office:value-type="string" calcext:value-type="string">
            <text:p>Excelente trabajo,</text:p>
            <text:p/>
            <text:p>Me sentí en verano....  ;-)</text:p>
            <text:p/>
            <text:p>Éxitos en este curso...</text:p>
          </table:table-cell>
          <table:table-cell table:style-name="ce1" office:value-type="float" office:value="331766" calcext:value-type="float">
            <text:p>3317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5667" calcext:value-type="float">
            <text:p>75667</text:p>
          </table:table-cell>
          <table:table-cell table:style-name="ce1" office:value-type="string" calcext:value-type="string">
            <text:p>Hay algunos casilleros vacíos</text:p>
          </table:table-cell>
          <table:table-cell table:style-name="ce1" office:value-type="float" office:value="75667" calcext:value-type="float">
            <text:p>7566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34228" calcext:value-type="float">
            <text:p>334228</text:p>
          </table:table-cell>
          <table:table-cell table:style-name="ce1" office:value-type="string" calcext:value-type="string">
            <text:p>Excellent</text:p>
          </table:table-cell>
          <table:table-cell table:style-name="ce1" office:value-type="float" office:value="334228" calcext:value-type="float">
            <text:p>3342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2667" calcext:value-type="float">
            <text:p>332667</text:p>
          </table:table-cell>
          <table:table-cell table:style-name="ce1" office:value-type="string" calcext:value-type="string">
            <text:p>Good job</text:p>
          </table:table-cell>
          <table:table-cell table:style-name="ce1" office:value-type="float" office:value="332667" calcext:value-type="float">
            <text:p>33266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8787" calcext:value-type="float">
            <text:p>468787</text:p>
          </table:table-cell>
          <table:table-cell table:style-name="ce1" office:value-type="string" calcext:value-type="string">
            <text:p>EXCELENTE</text:p>
          </table:table-cell>
          <table:table-cell table:style-name="ce1" office:value-type="float" office:value="468787" calcext:value-type="float">
            <text:p>46878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22729" calcext:value-type="float">
            <text:p>522729</text:p>
          </table:table-cell>
          <table:table-cell table:style-name="ce7" office:value-type="string" calcext:value-type="string">
            <text:p>Me parece muy interesante la información conjunta con las imágenes, es breve y claro; da una percepción visual muy agradable y es algo que se puede replicar.</text:p>
          </table:table-cell>
          <table:table-cell table:style-name="ce1" office:value-type="float" office:value="522729" calcext:value-type="float">
            <text:p>52272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45191" calcext:value-type="float">
            <text:p>545191</text:p>
          </table:table-cell>
          <table:table-cell table:style-name="ce1" office:value-type="string" calcext:value-type="string">
            <text:p>Muy buen trabajo</text:p>
          </table:table-cell>
          <table:table-cell table:style-name="ce1" office:value-type="float" office:value="545191" calcext:value-type="float">
            <text:p>54519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66095" calcext:value-type="float">
            <text:p>266095</text:p>
          </table:table-cell>
          <table:table-cell table:style-name="ce1" office:value-type="string" calcext:value-type="string">
            <text:p>muy bien</text:p>
          </table:table-cell>
          <table:table-cell table:style-name="ce1" office:value-type="float" office:value="266095" calcext:value-type="float">
            <text:p>26609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832" calcext:value-type="float">
            <text:p>24832</text:p>
          </table:table-cell>
          <table:table-cell table:style-name="ce1" office:value-type="string" calcext:value-type="string">
            <text:p>Excelente</text:p>
          </table:table-cell>
          <table:table-cell table:style-name="ce1" office:value-type="float" office:value="24832" calcext:value-type="float">
            <text:p>248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7370" calcext:value-type="float">
            <text:p>27370</text:p>
          </table:table-cell>
          <table:table-cell table:style-name="ce1" office:value-type="string" calcext:value-type="string">
            <text:p>Muy bien cumplida su meta.</text:p>
          </table:table-cell>
          <table:table-cell table:style-name="ce1" office:value-type="float" office:value="27370" calcext:value-type="float">
            <text:p>2737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115" calcext:value-type="float">
            <text:p>11115</text:p>
          </table:table-cell>
          <table:table-cell table:style-name="ce1" office:value-type="string" calcext:value-type="string">
            <text:p>buen trabajo</text:p>
          </table:table-cell>
          <table:table-cell table:style-name="ce1" office:value-type="float" office:value="11115" calcext:value-type="float">
            <text:p>111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0922" calcext:value-type="float">
            <text:p>390922</text:p>
          </table:table-cell>
          <table:table-cell table:style-name="ce1" office:value-type="string" calcext:value-type="string">
            <text:p>la tabla punnet no esta bien realizada(combinaciones) por lo que el fenotipo y genotivo no son los correctos</text:p>
          </table:table-cell>
          <table:table-cell table:style-name="ce1" office:value-type="float" office:value="390922" calcext:value-type="float">
            <text:p>39092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17511" calcext:value-type="float">
            <text:p>317511</text:p>
          </table:table-cell>
          <table:table-cell table:style-name="ce1" office:value-type="string" calcext:value-type="string">
            <text:p>No se diferencian muy bien las letras ya que se encuentra todo unido</text:p>
          </table:table-cell>
          <table:table-cell table:style-name="ce1" office:value-type="float" office:value="317511" calcext:value-type="float">
            <text:p>31751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90835" calcext:value-type="float">
            <text:p>690835</text:p>
          </table:table-cell>
          <table:table-cell table:style-name="ce1" office:value-type="string" calcext:value-type="string">
            <text:p>Excelente</text:p>
          </table:table-cell>
          <table:table-cell table:style-name="ce1" office:value-type="float" office:value="690835" calcext:value-type="float">
            <text:p>69083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10331" calcext:value-type="float">
            <text:p>310331</text:p>
          </table:table-cell>
          <table:table-cell table:style-name="ce1" office:value-type="string" calcext:value-type="string">
            <text:p>No existe la imagen correspondiente a la Infografía JIT.</text:p>
          </table:table-cell>
          <table:table-cell table:style-name="ce1" office:value-type="float" office:value="310331" calcext:value-type="float">
            <text:p>31033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4915" calcext:value-type="float">
            <text:p>54915</text:p>
          </table:table-cell>
          <table:table-cell table:style-name="ce1" office:value-type="string" calcext:value-type="string">
            <text:p>Está muy bien el trabajo ya que indica los datos concretos a las preguntas.</text:p>
          </table:table-cell>
          <table:table-cell table:style-name="ce1" office:value-type="float" office:value="54915" calcext:value-type="float">
            <text:p>549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1182" calcext:value-type="float">
            <text:p>421182</text:p>
          </table:table-cell>
          <table:table-cell table:style-name="ce7" office:value-type="string" calcext:value-type="string">
            <text:p>Se pudo haber esforzado al menos un poco. Decir que 3600 km3 son 1600 litros es una barbaridad. La respuestas están desenfocadas.</text:p>
          </table:table-cell>
          <table:table-cell table:style-name="ce1" office:value-type="float" office:value="421182" calcext:value-type="float">
            <text:p>42118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85477" calcext:value-type="float">
            <text:p>585477</text:p>
          </table:table-cell>
          <table:table-cell table:style-name="ce1" office:value-type="string" calcext:value-type="string">
            <text:p>EXCELENT</text:p>
          </table:table-cell>
          <table:table-cell table:style-name="ce1" office:value-type="float" office:value="585477" calcext:value-type="float">
            <text:p>5854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99217" calcext:value-type="float">
            <text:p>99217</text:p>
          </table:table-cell>
          <table:table-cell table:style-name="ce1" office:value-type="string" calcext:value-type="string">
            <text:p>En la pregunta 6 falta aclarar que pasó con la comunicación de las partes, no solo aclarar lo que sucedía inicialmente </text:p>
          </table:table-cell>
          <table:table-cell table:style-name="ce1" office:value-type="float" office:value="99217" calcext:value-type="float">
            <text:p>9921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42971" calcext:value-type="float">
            <text:p>542971</text:p>
          </table:table-cell>
          <table:table-cell table:style-name="ce1" office:value-type="string" calcext:value-type="string">
            <text:p>En la sinopsis falta información sobre el Parque Nacional Llanganates</text:p>
          </table:table-cell>
          <table:table-cell table:style-name="ce1" office:value-type="float" office:value="542971" calcext:value-type="float">
            <text:p>54297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04689" calcext:value-type="float">
            <text:p>304689</text:p>
          </table:table-cell>
          <table:table-cell table:style-name="ce1" office:value-type="string" calcext:value-type="string">
            <text:p>FELICIDADES</text:p>
          </table:table-cell>
          <table:table-cell table:style-name="ce1" office:value-type="float" office:value="304689" calcext:value-type="float">
            <text:p>304689</text:p>
          </table:table-cell>
          <table:table-cell table:style-name="ce1" office:value-type="string" calcext:value-type="string">
            <text:p>P</text:p>
          </table:table-cell>
          <table:table-cell table:number-columns-repeated="1020"/>
        </table:table-row>
        <table:table-row table:style-name="ro1">
          <table:table-cell table:style-name="ce3" office:value-type="float" office:value="118189" calcext:value-type="float">
            <text:p>118189</text:p>
          </table:table-cell>
          <table:table-cell table:style-name="ce3" office:value-type="string" calcext:value-type="string">
            <text:p>Falta una pregunta son 8</text:p>
          </table:table-cell>
          <table:table-cell table:style-name="ce3" office:value-type="float" office:value="118189" calcext:value-type="float">
            <text:p>118189</text:p>
          </table:table-cell>
          <table:table-cell table:style-name="ce3" office:value-type="string" calcext:value-type="string">
            <text:p>NONE</text:p>
          </table:table-cell>
          <table:table-cell table:style-name="ce9"/>
          <table:table-cell table:number-columns-repeated="1019"/>
        </table:table-row>
        <table:table-row table:style-name="ro1">
          <table:table-cell table:style-name="ce1" office:value-type="float" office:value="38218" calcext:value-type="float">
            <text:p>38218</text:p>
          </table:table-cell>
          <table:table-cell table:style-name="ce1" office:value-type="string" calcext:value-type="string">
            <text:p>Estupenda labor! Pero le falta una estructura definida y contundente al ensayo</text:p>
          </table:table-cell>
          <table:table-cell table:style-name="ce1" office:value-type="float" office:value="38218" calcext:value-type="float">
            <text:p>38218</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9607" calcext:value-type="float">
            <text:p>9607</text:p>
          </table:table-cell>
          <table:table-cell table:style-name="ce1" office:value-type="string" calcext:value-type="string">
            <text:p>Excelente!! Nada que decir, todo bien. </text:p>
          </table:table-cell>
          <table:table-cell table:style-name="ce1" office:value-type="float" office:value="9607" calcext:value-type="float">
            <text:p>96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21142" calcext:value-type="float">
            <text:p>621142</text:p>
          </table:table-cell>
          <table:table-cell table:style-name="ce1" office:value-type="string" calcext:value-type="string">
            <text:p>Puede mejorarlo</text:p>
          </table:table-cell>
          <table:table-cell table:style-name="ce1" office:value-type="float" office:value="621142" calcext:value-type="float">
            <text:p>62114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267212" calcext:value-type="float">
            <text:p>267212</text:p>
          </table:table-cell>
          <table:table-cell table:style-name="ce1" office:value-type="string" calcext:value-type="string">
            <text:p>Tener en cuenta la estructura de un ensayo y los signos de puntuación para mejor comprensión</text:p>
          </table:table-cell>
          <table:table-cell table:style-name="ce1" office:value-type="float" office:value="267212" calcext:value-type="float">
            <text:p>26721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76303" calcext:value-type="float">
            <text:p>276303</text:p>
          </table:table-cell>
          <table:table-cell table:style-name="ce1" office:value-type="string" calcext:value-type="string">
            <text:p>Para mi parecer esta todo bien las fotografías en sus ángulos y planos.</text:p>
          </table:table-cell>
          <table:table-cell table:style-name="ce1" office:value-type="float" office:value="276303" calcext:value-type="float">
            <text:p>2763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6149" calcext:value-type="float">
            <text:p>426149</text:p>
          </table:table-cell>
          <table:table-cell table:style-name="ce7" office:value-type="string" calcext:value-type="string">
            <text:p>me llamó la atención el consumo de gua media global, es excelente el trabajo, ya que esta claro la cantidad de agua que consumimos y la poca consciencia que tenemos para cuidar las fuentes que nos proporciona del líquido vital. Es un trabajo con su explicación clara y muy bien resumida</text:p>
          </table:table-cell>
          <table:table-cell table:style-name="ce1" office:value-type="float" office:value="426149" calcext:value-type="float">
            <text:p>426149</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36432" calcext:value-type="float">
            <text:p>336432</text:p>
          </table:table-cell>
          <table:table-cell table:style-name="ce1" office:value-type="string" calcext:value-type="string">
            <text:p>BUEN <text:s/>TRABAJO</text:p>
          </table:table-cell>
          <table:table-cell table:style-name="ce1" office:value-type="float" office:value="336432" calcext:value-type="float">
            <text:p>3364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86" calcext:value-type="float">
            <text:p>6086</text:p>
          </table:table-cell>
          <table:table-cell table:style-name="ce7" office:value-type="string" calcext:value-type="string">
            <text:p>Usted es un estudiante Universitario, entiendo que tenemos millon actividades, pero hay que tener mas profesionalismo a la hora de realizar un trabajo, es solo una observacion para su porvenir.</text:p>
          </table:table-cell>
          <table:table-cell table:style-name="ce1" office:value-type="float" office:value="6086" calcext:value-type="float">
            <text:p>608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04490" calcext:value-type="float">
            <text:p>204490</text:p>
          </table:table-cell>
          <table:table-cell table:style-name="ce1" office:value-type="string" calcext:value-type="string">
            <text:p>¡Buen trabajo!</text:p>
          </table:table-cell>
          <table:table-cell table:style-name="ce1" office:value-type="float" office:value="204490" calcext:value-type="float">
            <text:p>20449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97527" calcext:value-type="float">
            <text:p>397527</text:p>
          </table:table-cell>
          <table:table-cell table:style-name="ce1" office:value-type="string" calcext:value-type="string">
            <text:p>Excelente aprendizaje, reflejado en el trabajo del curso de Audiovisuales.</text:p>
          </table:table-cell>
          <table:table-cell table:style-name="ce1" office:value-type="float" office:value="397527" calcext:value-type="float">
            <text:p>39752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4578" calcext:value-type="float">
            <text:p>224578</text:p>
          </table:table-cell>
          <table:table-cell table:style-name="ce1" office:value-type="string" calcext:value-type="string">
            <text:p>Buen trabajo</text:p>
          </table:table-cell>
          <table:table-cell table:style-name="ce1" office:value-type="float" office:value="224578" calcext:value-type="float">
            <text:p>22457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1507" calcext:value-type="float">
            <text:p>111507</text:p>
          </table:table-cell>
          <table:table-cell table:style-name="ce1" office:value-type="string" calcext:value-type="string">
            <text:p>Buen trabajo</text:p>
          </table:table-cell>
          <table:table-cell table:style-name="ce1" office:value-type="float" office:value="111507" calcext:value-type="float">
            <text:p>11150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9238" calcext:value-type="float">
            <text:p>589238</text:p>
          </table:table-cell>
          <table:table-cell table:style-name="ce1" office:value-type="string" calcext:value-type="string">
            <text:p>En la provincias de Los Ríos no se realiza ferias de emprendimiento</text:p>
          </table:table-cell>
          <table:table-cell table:style-name="ce1" office:value-type="float" office:value="589238" calcext:value-type="float">
            <text:p>58923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87938" calcext:value-type="float">
            <text:p>287938</text:p>
          </table:table-cell>
          <table:table-cell table:style-name="ce1" office:value-type="string" calcext:value-type="string">
            <text:p>buen trabajo felicidades Vanessa Marriott Calificó</text:p>
          </table:table-cell>
          <table:table-cell table:style-name="ce1" office:value-type="float" office:value="287938" calcext:value-type="float">
            <text:p>287938</text:p>
          </table:table-cell>
          <table:table-cell table:style-name="ce1" office:value-type="string" calcext:value-type="string">
            <text:p>P</text:p>
          </table:table-cell>
          <table:table-cell table:number-columns-repeated="1020"/>
        </table:table-row>
        <table:table-row table:style-name="ro1">
          <table:table-cell table:style-name="ce3" office:value-type="float" office:value="41379" calcext:value-type="float">
            <text:p>41379</text:p>
          </table:table-cell>
          <table:table-cell table:style-name="ce8" office:value-type="string" calcext:value-type="string">
            <text:p>It is oriented to the topic talks about embryonic fertilization, about pregnancies and their fertilization, form and manner of sexual education, it is very referential to the requested topic, perhaps a little more explicit but I think it is a very good work done</text:p>
          </table:table-cell>
          <table:table-cell table:style-name="ce3" office:value-type="float" office:value="41379" calcext:value-type="float">
            <text:p>41379</text:p>
          </table:table-cell>
          <table:table-cell table:style-name="ce3" office:value-type="string" calcext:value-type="string">
            <text:p>NONE</text:p>
          </table:table-cell>
          <table:table-cell table:style-name="ce9"/>
          <table:table-cell table:number-columns-repeated="1019"/>
        </table:table-row>
        <table:table-row table:style-name="ro1">
          <table:table-cell table:style-name="ce1" office:value-type="float" office:value="619777" calcext:value-type="float">
            <text:p>619777</text:p>
          </table:table-cell>
          <table:table-cell table:style-name="ce1" office:value-type="string" calcext:value-type="string">
            <text:p>EXCELENTE</text:p>
          </table:table-cell>
          <table:table-cell table:style-name="ce1" office:value-type="float" office:value="619777" calcext:value-type="float">
            <text:p>61977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88931" calcext:value-type="float">
            <text:p>688931</text:p>
          </table:table-cell>
          <table:table-cell table:style-name="ce1" office:value-type="string" calcext:value-type="string">
            <text:p>No pude visualizar la imagen</text:p>
          </table:table-cell>
          <table:table-cell table:style-name="ce1" office:value-type="float" office:value="688931" calcext:value-type="float">
            <text:p>688931</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32726" calcext:value-type="float">
            <text:p>532726</text:p>
          </table:table-cell>
          <table:table-cell table:style-name="ce1" office:value-type="string" calcext:value-type="string">
            <text:p>Excelente!</text:p>
          </table:table-cell>
          <table:table-cell table:style-name="ce1" office:value-type="float" office:value="532726" calcext:value-type="float">
            <text:p>53272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140" calcext:value-type="float">
            <text:p>2140</text:p>
          </table:table-cell>
          <table:table-cell table:style-name="ce7" office:value-type="string" calcext:value-type="string">
            <text:p>Yo hubira puesto tambien un cuadro de informacion que ayude a la interpretacion de la grafica, cuando un tema no se lo conoce bien es necesario tener un cuadro resumen que proporcione informacion clara. y hag</text:p>
          </table:table-cell>
          <table:table-cell table:style-name="ce1" office:value-type="float" office:value="2140" calcext:value-type="float">
            <text:p>214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63111" calcext:value-type="float">
            <text:p>163111</text:p>
          </table:table-cell>
          <table:table-cell table:style-name="ce1" office:value-type="string" calcext:value-type="string">
            <text:p>El juicio crítico era de hacer con el material que nos facilitaron del curso aparte de lo que usted a investigado.</text:p>
          </table:table-cell>
          <table:table-cell table:style-name="ce1" office:value-type="float" office:value="163111" calcext:value-type="float">
            <text:p>16311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06382" calcext:value-type="float">
            <text:p>106382</text:p>
          </table:table-cell>
          <table:table-cell table:style-name="ce1" office:value-type="string" calcext:value-type="string">
            <text:p>Bastante contundes en el tema</text:p>
          </table:table-cell>
          <table:table-cell table:style-name="ce1" office:value-type="float" office:value="106382" calcext:value-type="float">
            <text:p>106382</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17570" calcext:value-type="float">
            <text:p>17570</text:p>
          </table:table-cell>
          <table:table-cell table:style-name="ce1" office:value-type="string" calcext:value-type="string">
            <text:p>creo que para un próximo trabajo podrías poner más color y detallar un poco más sobre propiedades y usos del producto.</text:p>
          </table:table-cell>
          <table:table-cell table:style-name="ce1" office:value-type="float" office:value="17570" calcext:value-type="float">
            <text:p>17570</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80745" calcext:value-type="float">
            <text:p>680745</text:p>
          </table:table-cell>
          <table:table-cell table:style-name="ce1" office:value-type="string" calcext:value-type="string">
            <text:p>FELICIDADES</text:p>
          </table:table-cell>
          <table:table-cell table:style-name="ce1" office:value-type="float" office:value="680745" calcext:value-type="float">
            <text:p>68074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66623" calcext:value-type="float">
            <text:p>466623</text:p>
          </table:table-cell>
          <table:table-cell table:style-name="ce1" office:value-type="string" calcext:value-type="string">
            <text:p>BUEN TRABAJO</text:p>
          </table:table-cell>
          <table:table-cell table:style-name="ce1" office:value-type="float" office:value="466623" calcext:value-type="float">
            <text:p>46662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75028" calcext:value-type="float">
            <text:p>375028</text:p>
          </table:table-cell>
          <table:table-cell table:style-name="ce1" office:value-type="string" calcext:value-type="string">
            <text:p>pesimo trabajo carese de presentacion y muchas faltas ortografias, lastima que no se pueda poner 0</text:p>
          </table:table-cell>
          <table:table-cell table:style-name="ce1" office:value-type="float" office:value="375028" calcext:value-type="float">
            <text:p>37502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506433" calcext:value-type="float">
            <text:p>506433</text:p>
          </table:table-cell>
          <table:table-cell table:style-name="ce1" office:value-type="string" calcext:value-type="string">
            <text:p>Muy bien</text:p>
          </table:table-cell>
          <table:table-cell table:style-name="ce1" office:value-type="float" office:value="506433" calcext:value-type="float">
            <text:p>50643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2270" calcext:value-type="float">
            <text:p>32270</text:p>
          </table:table-cell>
          <table:table-cell table:style-name="ce1" office:value-type="string" calcext:value-type="string">
            <text:p>Fueron muy bien elaboradas las respuestas</text:p>
          </table:table-cell>
          <table:table-cell table:style-name="ce1" office:value-type="float" office:value="32270" calcext:value-type="float">
            <text:p>32270</text:p>
          </table:table-cell>
          <table:table-cell table:style-name="ce1" office:value-type="string" calcext:value-type="string">
            <text:p>P</text:p>
          </table:table-cell>
          <table:table-cell table:number-columns-repeated="1020"/>
        </table:table-row>
        <table:table-row table:style-name="ro1">
          <table:table-cell table:style-name="ce3" office:value-type="float" office:value="4563" calcext:value-type="float">
            <text:p>4563</text:p>
          </table:table-cell>
          <table:table-cell table:style-name="ce3" office:value-type="string" calcext:value-type="string">
            <text:p>APJL</text:p>
          </table:table-cell>
          <table:table-cell table:style-name="ce3" office:value-type="float" office:value="4563" calcext:value-type="float">
            <text:p>4563</text:p>
          </table:table-cell>
          <table:table-cell table:style-name="ce3" office:value-type="string" calcext:value-type="string">
            <text:p>P</text:p>
          </table:table-cell>
          <table:table-cell table:style-name="ce9"/>
          <table:table-cell table:number-columns-repeated="1019"/>
        </table:table-row>
        <table:table-row table:style-name="ro1">
          <table:table-cell table:style-name="ce1" office:value-type="float" office:value="54485" calcext:value-type="float">
            <text:p>54485</text:p>
          </table:table-cell>
          <table:table-cell table:style-name="ce1" office:value-type="string" calcext:value-type="string">
            <text:p>No contiene lo solicitado con gráficos y formato etablecido, sin embargo esta muy bien.</text:p>
          </table:table-cell>
          <table:table-cell table:style-name="ce1" office:value-type="float" office:value="54485" calcext:value-type="float">
            <text:p>5448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50124" calcext:value-type="float">
            <text:p>450124</text:p>
          </table:table-cell>
          <table:table-cell table:style-name="ce1" office:value-type="string" calcext:value-type="string">
            <text:p>Saludos Cordiales,</text:p>
            <text:p/>
            <text:p>Excelente análisis…</text:p>
            <text:p/>
            <text:p>Éxitos en el curso…</text:p>
          </table:table-cell>
          <table:table-cell table:style-name="ce1" office:value-type="float" office:value="450124" calcext:value-type="float">
            <text:p>45012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75384" calcext:value-type="float">
            <text:p>75384</text:p>
          </table:table-cell>
          <table:table-cell table:style-name="ce1" office:value-type="string" calcext:value-type="string">
            <text:p>Trabajo a medias ya que solo toma en cuenta ciertas posiciones e intereses.</text:p>
          </table:table-cell>
          <table:table-cell table:style-name="ce1" office:value-type="float" office:value="75384" calcext:value-type="float">
            <text:p>7538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23012" calcext:value-type="float">
            <text:p>123012</text:p>
          </table:table-cell>
          <table:table-cell table:style-name="ce1" office:value-type="string" calcext:value-type="string">
            <text:p>Y las posiciones e interes de los vecinos donde quedan compañero lea bien las preguntas</text:p>
          </table:table-cell>
          <table:table-cell table:style-name="ce1" office:value-type="float" office:value="123012" calcext:value-type="float">
            <text:p>123012</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475881" calcext:value-type="float">
            <text:p>475881</text:p>
          </table:table-cell>
          <table:table-cell table:style-name="ce1" office:value-type="string" calcext:value-type="string">
            <text:p>Muy bien organizado compañero exelente trabjo</text:p>
          </table:table-cell>
          <table:table-cell table:style-name="ce1" office:value-type="float" office:value="475881" calcext:value-type="float">
            <text:p>47588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28357" calcext:value-type="float">
            <text:p>428357</text:p>
          </table:table-cell>
          <table:table-cell table:style-name="ce1" office:value-type="string" calcext:value-type="string">
            <text:p>No existe referencia bibliográfica</text:p>
          </table:table-cell>
          <table:table-cell table:style-name="ce1" office:value-type="float" office:value="428357" calcext:value-type="float">
            <text:p>42835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70625" calcext:value-type="float">
            <text:p>270625</text:p>
          </table:table-cell>
          <table:table-cell table:style-name="ce1" office:value-type="string" calcext:value-type="string">
            <text:p>Infografía llamativa, explicita con algunos aspectos técnicos interesantes</text:p>
          </table:table-cell>
          <table:table-cell table:style-name="ce1" office:value-type="float" office:value="270625" calcext:value-type="float">
            <text:p>27062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697" calcext:value-type="float">
            <text:p>45697</text:p>
          </table:table-cell>
          <table:table-cell table:style-name="ce7" office:value-type="string" calcext:value-type="string">
            <text:p>Cada una de las respuestas cuentan con precisión y están enmarcadas con la consigna del reto. No obstante se debe tener presente las reglas ortográficas.</text:p>
          </table:table-cell>
          <table:table-cell table:style-name="ce1" office:value-type="float" office:value="45697" calcext:value-type="float">
            <text:p>45697</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44928" calcext:value-type="float">
            <text:p>644928</text:p>
          </table:table-cell>
          <table:table-cell table:style-name="ce1" office:value-type="string" calcext:value-type="string">
            <text:p>BUEN TRABAJO</text:p>
          </table:table-cell>
          <table:table-cell table:style-name="ce1" office:value-type="float" office:value="644928" calcext:value-type="float">
            <text:p>64492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04351" calcext:value-type="float">
            <text:p>604351</text:p>
          </table:table-cell>
          <table:table-cell table:style-name="ce1" office:value-type="string" calcext:value-type="string">
            <text:p>Tomar en cuenta que todo en la imagen se pueda visualizar correctamente.</text:p>
          </table:table-cell>
          <table:table-cell table:style-name="ce1" office:value-type="float" office:value="604351" calcext:value-type="float">
            <text:p>604351</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9641" calcext:value-type="float">
            <text:p>39641</text:p>
          </table:table-cell>
          <table:table-cell table:style-name="ce1" office:value-type="string" calcext:value-type="string">
            <text:p>excelente trabajo</text:p>
          </table:table-cell>
          <table:table-cell table:style-name="ce1" office:value-type="float" office:value="39641" calcext:value-type="float">
            <text:p>3964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2601" calcext:value-type="float">
            <text:p>22601</text:p>
          </table:table-cell>
          <table:table-cell table:style-name="ce1" office:value-type="string" calcext:value-type="string">
            <text:p>The answers are Great and there's Something About equation</text:p>
          </table:table-cell>
          <table:table-cell table:style-name="ce1" office:value-type="float" office:value="22601" calcext:value-type="float">
            <text:p>2260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53244" calcext:value-type="float">
            <text:p>453244</text:p>
          </table:table-cell>
          <table:table-cell table:style-name="ce1" office:value-type="string" calcext:value-type="string">
            <text:p>Falta bibliografia</text:p>
          </table:table-cell>
          <table:table-cell table:style-name="ce1" office:value-type="float" office:value="453244" calcext:value-type="float">
            <text:p>45324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1446" calcext:value-type="float">
            <text:p>21446</text:p>
          </table:table-cell>
          <table:table-cell table:style-name="ce1" office:value-type="string" calcext:value-type="string">
            <text:p>Excelente</text:p>
          </table:table-cell>
          <table:table-cell table:style-name="ce1" office:value-type="float" office:value="21446" calcext:value-type="float">
            <text:p>2144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46603" calcext:value-type="float">
            <text:p>246603</text:p>
          </table:table-cell>
          <table:table-cell table:style-name="ce1" office:value-type="string" calcext:value-type="string">
            <text:p>Falta argumentación</text:p>
          </table:table-cell>
          <table:table-cell table:style-name="ce1" office:value-type="float" office:value="246603" calcext:value-type="float">
            <text:p>246603</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32474" calcext:value-type="float">
            <text:p>332474</text:p>
          </table:table-cell>
          <table:table-cell table:style-name="ce1" office:value-type="string" calcext:value-type="string">
            <text:p>Sugiero leer más detalladamente las instrucciones, dentro del punto 2 se encontraba la siguiente instrucción: </text:p>
            <text:p>Colocar al menos 5 ejemplos de estos alimentos (imágenes) por cada grupo seleccionado y detalle información de cada alimento. Por ejemplo: alimentos fuente de proteína (queso, fréjol, .........; alimentos fuente de vitaminas: naranja (vitamina C), aceite de hígado de bacalao (vitamina D, vitamina A, omega 3)</text:p>
            <text:p/>
            <text:p>La infografía no presenta detalladamente las características de cada alimento </text:p>
          </table:table-cell>
          <table:table-cell table:style-name="ce1" office:value-type="float" office:value="332474" calcext:value-type="float">
            <text:p>33247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40503" calcext:value-type="float">
            <text:p>640503</text:p>
          </table:table-cell>
          <table:table-cell table:style-name="ce1" office:value-type="string" calcext:value-type="string">
            <text:p>¡Excelente!</text:p>
          </table:table-cell>
          <table:table-cell table:style-name="ce1" office:value-type="float" office:value="640503" calcext:value-type="float">
            <text:p>6405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13405" calcext:value-type="float">
            <text:p>113405</text:p>
          </table:table-cell>
          <table:table-cell table:style-name="ce1" office:value-type="string" calcext:value-type="string">
            <text:p>Saludos. </text:p>
            <text:p>No cumple con la indicación de la tarea de elaborar una encuesta sobre vehículos. </text:p>
          </table:table-cell>
          <table:table-cell table:style-name="ce1" office:value-type="float" office:value="113405" calcext:value-type="float">
            <text:p>113405</text:p>
          </table:table-cell>
          <table:table-cell table:style-name="ce1" office:value-type="string" calcext:value-type="string">
            <text:p>N</text:p>
          </table:table-cell>
          <table:table-cell table:number-columns-repeated="1020"/>
        </table:table-row>
        <table:table-row table:style-name="ro1">
          <table:table-cell table:style-name="ce3" office:value-type="float" office:value="115529" calcext:value-type="float">
            <text:p>115529</text:p>
          </table:table-cell>
          <table:table-cell table:style-name="ce8" office:value-type="string" calcext:value-type="string">
            <text:p>Tal vez la pregunta número 7 puede convertirse en algo molestosa contestar, puesto que ya estableció su preferencia en la pregunta 6, y posterior a eso preguntarle el por qué?</text:p>
          </table:table-cell>
          <table:table-cell table:style-name="ce3" office:value-type="float" office:value="115529" calcext:value-type="float">
            <text:p>115529</text:p>
          </table:table-cell>
          <table:table-cell table:style-name="ce9" table:number-columns-repeated="2"/>
          <table:table-cell table:number-columns-repeated="1019"/>
        </table:table-row>
        <table:table-row table:style-name="ro1">
          <table:table-cell table:style-name="ce1" office:value-type="float" office:value="270138" calcext:value-type="float">
            <text:p>270138</text:p>
          </table:table-cell>
          <table:table-cell table:style-name="ce1" office:value-type="string" calcext:value-type="string">
            <text:p>Bien</text:p>
          </table:table-cell>
          <table:table-cell table:style-name="ce1" office:value-type="float" office:value="270138" calcext:value-type="float">
            <text:p>270138</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8312" calcext:value-type="float">
            <text:p>198312</text:p>
          </table:table-cell>
          <table:table-cell table:style-name="ce1" office:value-type="string" calcext:value-type="string">
            <text:p>Información completa.</text:p>
          </table:table-cell>
          <table:table-cell table:style-name="ce1" office:value-type="float" office:value="198312" calcext:value-type="float">
            <text:p>19831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8976" calcext:value-type="float">
            <text:p>38976</text:p>
          </table:table-cell>
          <table:table-cell table:style-name="ce1" office:value-type="string" calcext:value-type="string">
            <text:p>MUY BUENA INFORMACION</text:p>
          </table:table-cell>
          <table:table-cell table:style-name="ce1" office:value-type="float" office:value="38976" calcext:value-type="float">
            <text:p>3897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60547" calcext:value-type="float">
            <text:p>360547</text:p>
          </table:table-cell>
          <table:table-cell table:style-name="ce1" office:value-type="string" calcext:value-type="string">
            <text:p>Excelente!!</text:p>
          </table:table-cell>
          <table:table-cell table:style-name="ce1" office:value-type="float" office:value="360547" calcext:value-type="float">
            <text:p>36054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3474" calcext:value-type="float">
            <text:p>233474</text:p>
          </table:table-cell>
          <table:table-cell table:style-name="ce1" office:value-type="string" calcext:value-type="string">
            <text:p>en varias fotos estas cortando partes del sujeto, y en especial la cara que es importante cuidar estos aspectos</text:p>
          </table:table-cell>
          <table:table-cell table:style-name="ce1" office:value-type="float" office:value="233474" calcext:value-type="float">
            <text:p>23347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52558" calcext:value-type="float">
            <text:p>252558</text:p>
          </table:table-cell>
          <table:table-cell table:style-name="ce1" office:value-type="string" calcext:value-type="string">
            <text:p>Están los pasos pero falta detallar el proceso de elaboración, ademas no se ve muy ordenada la disposición de los items que provocan confusión al leer.</text:p>
          </table:table-cell>
          <table:table-cell table:style-name="ce1" office:value-type="float" office:value="252558" calcext:value-type="float">
            <text:p>252558</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374129" calcext:value-type="float">
            <text:p>374129</text:p>
          </table:table-cell>
          <table:table-cell table:style-name="ce1" office:value-type="string" calcext:value-type="string">
            <text:p>No se visualiza la primera parte del trabajo y la segunda parte está incompleta.</text:p>
          </table:table-cell>
          <table:table-cell table:style-name="ce1" office:value-type="float" office:value="374129" calcext:value-type="float">
            <text:p>374129</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22552" calcext:value-type="float">
            <text:p>622552</text:p>
          </table:table-cell>
          <table:table-cell table:style-name="ce1" office:value-type="string" calcext:value-type="string">
            <text:p>Excelente.</text:p>
          </table:table-cell>
          <table:table-cell table:style-name="ce1" office:value-type="float" office:value="622552" calcext:value-type="float">
            <text:p>62255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8381" calcext:value-type="float">
            <text:p>198381</text:p>
          </table:table-cell>
          <table:table-cell table:style-name="ce1" office:value-type="string" calcext:value-type="string">
            <text:p>La infografía desarrollada tiene relación imagenes, texto, claros y precisos para la temática trabajada.</text:p>
          </table:table-cell>
          <table:table-cell table:style-name="ce1" office:value-type="float" office:value="198381" calcext:value-type="float">
            <text:p>198381</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232716" calcext:value-type="float">
            <text:p>232716</text:p>
          </table:table-cell>
          <table:table-cell table:style-name="ce1" office:value-type="string" calcext:value-type="string">
            <text:p>Excelente</text:p>
          </table:table-cell>
          <table:table-cell table:style-name="ce1" office:value-type="float" office:value="232716" calcext:value-type="float">
            <text:p>23271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76515" calcext:value-type="float">
            <text:p>676515</text:p>
          </table:table-cell>
          <table:table-cell table:style-name="ce1" office:value-type="string" calcext:value-type="string">
            <text:p>EXCELLENT</text:p>
          </table:table-cell>
          <table:table-cell table:style-name="ce1" office:value-type="float" office:value="676515" calcext:value-type="float">
            <text:p>676515</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0796" calcext:value-type="float">
            <text:p>50796</text:p>
          </table:table-cell>
          <table:table-cell table:style-name="ce1" office:value-type="string" calcext:value-type="string">
            <text:p>Adecuado enfoque de la mediación.</text:p>
          </table:table-cell>
          <table:table-cell table:style-name="ce1" office:value-type="float" office:value="50796" calcext:value-type="float">
            <text:p>5079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93585" calcext:value-type="float">
            <text:p>193585</text:p>
          </table:table-cell>
          <table:table-cell table:style-name="ce1" office:value-type="string" calcext:value-type="string">
            <text:p>ES IMPORTANTE TENER CLARIDAD PARA SOLUCIÓN DE CONFLICTO Y POSTERIOR RESOLUCIÓN.</text:p>
          </table:table-cell>
          <table:table-cell table:style-name="ce1" office:value-type="float" office:value="193585" calcext:value-type="float">
            <text:p>19358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478754" calcext:value-type="float">
            <text:p>478754</text:p>
          </table:table-cell>
          <table:table-cell table:style-name="ce1" office:value-type="string" calcext:value-type="string">
            <text:p>Excelente</text:p>
          </table:table-cell>
          <table:table-cell table:style-name="ce1" office:value-type="float" office:value="478754" calcext:value-type="float">
            <text:p>47875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89634" calcext:value-type="float">
            <text:p>589634</text:p>
          </table:table-cell>
          <table:table-cell table:style-name="ce1" office:value-type="string" calcext:value-type="string">
            <text:p>Utilizo buenas fuentes de información, las cuales hace que acierte en sus respuestas</text:p>
          </table:table-cell>
          <table:table-cell table:style-name="ce1" office:value-type="float" office:value="589634" calcext:value-type="float">
            <text:p>58963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552766" calcext:value-type="float">
            <text:p>552766</text:p>
          </table:table-cell>
          <table:table-cell table:style-name="ce1" office:value-type="string" calcext:value-type="string">
            <text:p>Buen trabajo ♥ muy ingeniosa la forma de resolverlo</text:p>
          </table:table-cell>
          <table:table-cell table:style-name="ce1" office:value-type="float" office:value="552766" calcext:value-type="float">
            <text:p>552766</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55685" calcext:value-type="float">
            <text:p>355685</text:p>
          </table:table-cell>
          <table:table-cell table:style-name="ce1" office:value-type="string" calcext:value-type="string">
            <text:p>no hay archivo adjunto jpg</text:p>
          </table:table-cell>
          <table:table-cell table:style-name="ce1" office:value-type="float" office:value="355685" calcext:value-type="float">
            <text:p>355685</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104697" calcext:value-type="float">
            <text:p>104697</text:p>
          </table:table-cell>
          <table:table-cell table:style-name="ce1" office:value-type="string" calcext:value-type="string">
            <text:p>EXCELENTE</text:p>
          </table:table-cell>
          <table:table-cell table:style-name="ce1" office:value-type="float" office:value="104697" calcext:value-type="float">
            <text:p>104697</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345805" calcext:value-type="float">
            <text:p>345805</text:p>
          </table:table-cell>
          <table:table-cell table:style-name="ce7" office:value-type="string" calcext:value-type="string">
            <text:p>Debía considerar poner la planta de durazno, todos conocemos el fruto sin embargo el hecho de poner la planta da un conocimiento mas amplio de esta especie y donde crecería en condiciones adecuadas para su producción. </text:p>
          </table:table-cell>
          <table:table-cell table:style-name="ce1" office:value-type="float" office:value="345805" calcext:value-type="float">
            <text:p>345805</text:p>
          </table:table-cell>
          <table:table-cell table:style-name="ce1" office:value-type="string" calcext:value-type="string">
            <text:p>NEU</text:p>
          </table:table-cell>
          <table:table-cell table:number-columns-repeated="1020"/>
        </table:table-row>
        <table:table-row table:style-name="ro1">
          <table:table-cell table:style-name="ce1" office:value-type="float" office:value="388270" calcext:value-type="float">
            <text:p>388270</text:p>
          </table:table-cell>
          <table:table-cell table:style-name="ce1" office:value-type="string" calcext:value-type="string">
            <text:p>Buen trabajo</text:p>
          </table:table-cell>
          <table:table-cell table:style-name="ce1" office:value-type="float" office:value="388270" calcext:value-type="float">
            <text:p>388270</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29516" calcext:value-type="float">
            <text:p>129516</text:p>
          </table:table-cell>
          <table:table-cell table:style-name="ce1" office:value-type="string" calcext:value-type="string">
            <text:p>tanto las posiciones e intereses de los casos identifica solo una parte o de un solo actor, no esta realizando el análisis completo.</text:p>
          </table:table-cell>
          <table:table-cell table:style-name="ce1" office:value-type="float" office:value="129516" calcext:value-type="float">
            <text:p>129516</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228584" calcext:value-type="float">
            <text:p>228584</text:p>
          </table:table-cell>
          <table:table-cell table:style-name="ce1" office:value-type="string" calcext:value-type="string">
            <text:p>debería de ver utilizado fotografías tomadas a un usuario, mas se notan que son imágenes descargadas.</text:p>
          </table:table-cell>
          <table:table-cell table:style-name="ce1" office:value-type="float" office:value="228584" calcext:value-type="float">
            <text:p>228584</text:p>
          </table:table-cell>
          <table:table-cell table:style-name="ce1" office:value-type="string" calcext:value-type="string">
            <text:p>N</text:p>
          </table:table-cell>
          <table:table-cell table:number-columns-repeated="1020"/>
        </table:table-row>
        <table:table-row table:style-name="ro1">
          <table:table-cell table:style-name="ce1" office:value-type="float" office:value="684953" calcext:value-type="float">
            <text:p>684953</text:p>
          </table:table-cell>
          <table:table-cell table:style-name="ce1" office:value-type="string" calcext:value-type="string">
            <text:p>excelente</text:p>
          </table:table-cell>
          <table:table-cell table:style-name="ce1" office:value-type="float" office:value="684953" calcext:value-type="float">
            <text:p>68495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44203" calcext:value-type="float">
            <text:p>444203</text:p>
          </table:table-cell>
          <table:table-cell table:style-name="ce1" office:value-type="string" calcext:value-type="string">
            <text:p>Felicidades estimado/a estudiante, excelente trabajo</text:p>
          </table:table-cell>
          <table:table-cell table:style-name="ce1" office:value-type="float" office:value="444203" calcext:value-type="float">
            <text:p>444203</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666824" calcext:value-type="float">
            <text:p>666824</text:p>
          </table:table-cell>
          <table:table-cell table:style-name="ce1" office:value-type="string" calcext:value-type="string">
            <text:p>Me gusto su presentación</text:p>
          </table:table-cell>
          <table:table-cell table:style-name="ce1" office:value-type="float" office:value="666824" calcext:value-type="float">
            <text:p>666824</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167032" calcext:value-type="float">
            <text:p>167032</text:p>
          </table:table-cell>
          <table:table-cell table:style-name="ce1" office:value-type="string" calcext:value-type="string">
            <text:p>Se entiende en la formulacion de la encuesta que se infiere que el encuestado necesita un vehiculo.</text:p>
          </table:table-cell>
          <table:table-cell table:style-name="ce1" office:value-type="float" office:value="167032" calcext:value-type="float">
            <text:p>167032</text:p>
          </table:table-cell>
          <table:table-cell table:style-name="ce1" office:value-type="string" calcext:value-type="string">
            <text:p>P</text:p>
          </table:table-cell>
          <table:table-cell table:number-columns-repeated="1020"/>
        </table:table-row>
        <table:table-row table:style-name="ro1">
          <table:table-cell table:style-name="ce1" office:value-type="float" office:value="486468" calcext:value-type="float">
            <text:p>486468</text:p>
          </table:table-cell>
          <table:table-cell table:style-name="ce7" office:value-type="string" calcext:value-type="string">
            <text:p>La infografía cumple con todo lo requerido en éste caso particular, excepto que no ha realizado la cita bibliográfica debido a que no fue requerida al inicio.</text:p>
          </table:table-cell>
          <table:table-cell table:style-name="ce1" office:value-type="float" office:value="486468" calcext:value-type="float">
            <text:p>486468</text:p>
          </table:table-cell>
          <table:table-cell table:style-name="ce1" office:value-type="string" calcext:value-type="string">
            <text:p>NEU</text:p>
          </table:table-cell>
          <table:table-cell table:number-columns-repeated="1020"/>
        </table:table-row>
        <table:table-row table:style-name="ro2" table:number-rows-repeated="1045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_5f_entrenada" style:display-name="PageStyle_data_entrenad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03" meta:object-count="0"/>
    <meta:generator>LibreOfficeDev/6.0.5.2$Linux_X86_64 LibreOffice_project/</meta:generator>
  </office:meta>
</office:document-meta>
</file>